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2.6193in"/>
    </style:style>
    <style:style style:name="co23" style:family="table-column">
      <style:table-column-properties fo:break-before="auto" style:column-width="7.6547in"/>
    </style:style>
    <style:style style:name="co24" style:family="table-column">
      <style:table-column-properties fo:break-before="auto" style:column-width="0.7102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4102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9.9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/>
      <style:map style:condition="is-true-formula((COUNTIF([.$A$1:.$A$1048576];[.$A1]) &gt; 1))" style:apply-style-name="Bad" style:base-cell-address="item.A1"/>
    </style:style>
    <style:style style:name="ce7" style:family="table-cell" style:parent-style-name="Default">
      <style:map style:condition="is-true-formula((COUNTIF([.$A$1:.$A$1048576];[.$A1]) &gt; 1))" style:apply-style-name="Bad" style:base-cell-address="item.A1"/>
    </style:style>
    <style:style style:name="ce20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map style:condition="is-true-formula((COUNTIF([.$A$1:.$A$1048576];[.$A1]) &gt; 1))" style:apply-style-name="Bad" style:base-cell-address="item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(COUNTIF([.$A$1:.$A$1048576];[.$A1]) &gt; 1))" style:apply-style-name="Bad" style:base-cell-address="item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1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$A$1:.$A$1048576];[.$A1]) &gt; 1))" style:apply-style-name="Bad" style:base-cell-address="item.A1"/>
    </style:style>
    <style:style style:name="ce13" style:family="table-cell" style:parent-style-name="Default">
      <style:table-cell-properties fo:background-color="#000000"/>
      <style:text-properties fo:font-size="11pt" fo:font-weight="normal" style:font-size-asian="11pt" style:font-weight-asian="normal" style:font-size-complex="11pt" style:font-weight-complex="normal"/>
      <style:map style:condition="is-true-formula((COUNTIF([.$A$1:.$A$1048576];[.$A1]) &gt; 1))" style:apply-style-name="Bad" style:base-cell-address="item.A1"/>
    </style:style>
    <style:style style:name="ce30" style:family="table-cell" style:parent-style-name="Default" style:data-style-name="N37"/>
    <style:style style:name="ce29" style:family="table-cell" style:parent-style-name="Default">
      <style:map style:condition="is-true-formula((COUNTIF([.A$1:.A$1048576];[.$A2]) &gt; 1))" style:apply-style-name="Bad" style:base-cell-address="spell.A2"/>
    </style:style>
    <style:style style:name="ce21" style:family="table-cell" style:parent-style-name="Default">
      <style:text-properties fo:font-size="11pt" style:font-size-asian="11pt" style:font-size-complex="11pt"/>
      <style:map style:condition="is-true-formula((COUNTIF([.A$1:.A$1048576];[.$A2]) &gt; 1))" style:apply-style-name="Bad" style:base-cell-address="spell.A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kit</text:p>
          </table:table-cell>
          <table:table-cell table:style-name="ce1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bisred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68" calcext:value-type="float">
            <text:p>5756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bishai: animation TANARRI to IC_CORNUGONSKI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y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2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3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4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5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were6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ighter: race HUMAN to LYCANTHR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Akae: kit to KENSA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ex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eor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 Beverus: dv Alex to noble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ufi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lu-Fiend: race DWARF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fem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mone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girl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irl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monk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k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Anom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ar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rch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fig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ercenary: race OGR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18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60176" calcext:value-type="float">
            <text:p>6017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keleton Warrior: animation SKELETON to IC_SKELETONA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man0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rison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she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zliz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zard Man Shama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begg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ggar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o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ckhand Ogre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dturm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urmish Sorceress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rbl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ack Bea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argr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izzly Bear: gender MALE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eastmaster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hhiv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elm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40000</text:p>
          </table:table-cell>
          <table:table-cell office:value-type="string" calcext:value-type="string">
            <text:p>Guardian Vottnar: kit to HEL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hghoul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s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1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er: dv None to bodfgt01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fgt02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dfg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ward Archer: dv None to bodfgt02; race NO_RACE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t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anov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ounty Hunt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unha0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ounty Hunter: general HUMANOID to MONSTER; race HUMAN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s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s: dv None to br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atti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tti Brie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cler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leric Of Talo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del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ofu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fus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uenhwyvar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guen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enhwyva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ka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chiko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ti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atti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ld Tiger: dv None to cattig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de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ril Lich: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fal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dor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glut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ut: race GOLEM to OG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elva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836" calcext:value-type="float">
            <text:p>2483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razy Celvan: animation FIGHTER_MALE_HALFLING to FIGHTER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lc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a0000</text:p>
          </table:table-cell>
          <table:table-cell office:value-type="string" calcext:value-type="string">
            <text:p>Favored of Cyric: kit to ASSAS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ng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ng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Angelo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vil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good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mmo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def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ker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bid 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coti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tirso: race HALF_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dad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ld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lon Nirkhas: dv None to cld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ne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61" calcext:value-type="float">
            <text:p>3256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scaped Clone: animation CLERIC_FEMALE_ELF to ELLES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amb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ladiato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plion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bitha: gender MALE to FEMALE;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led Enforcer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enf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wled Enforcer: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ow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cleri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wnmaster Kreel: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heck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sheck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eckl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supp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472" calcext:value-type="float">
            <text:p>514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easant: animation PEASANT_MAN to PEASANT_WOMAN;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ujon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jon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yrando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580" calcext:value-type="float">
            <text:p>2458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yrando: animation CLERIC_MALE_HALFLING to CLERIC_MALE_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ho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gor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d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mothh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lianna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or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abo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boleth: general HUMANOID to MONSTER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c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Servan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2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row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Torture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elf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elf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105" calcext:value-type="float">
            <text:p>251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lven Mage: animation MAGE_FEMALE_HUMAN to MAGE_FE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 Leader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hau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haundaur Priest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gno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spi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pirit Troll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umb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mber Hulk: gender SUMMONED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1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cow2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de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thk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k61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r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e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ab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bishai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co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mfi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aleria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b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glasu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ili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SUMMONED_DEMON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rilith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osum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mpi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32558" calcext:value-type="float">
            <text:p>3255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it Fiend: animation TANARRI to RAVER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rick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rrick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evil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Deva: sex MALE to FEMALE;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goo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va: class NO_CLASS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ast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stral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vmon0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onadic Deva: gender NIETHER to FEMALE; sex MALE to FEMALE; class FIGHTER to CLER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l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gtr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rup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Wizard Slayer: kit to WIZARD_SLAYER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khalid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halid: race HUMAN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rk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orkus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female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pjo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jon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nd Flaye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mon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: kit to STAL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pplay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80000</text:p>
          </table:table-cell>
          <table:table-cell office:value-type="string" calcext:value-type="string">
            <text:p>(used as player1 copy in dream cutscene)</text:p>
          </table:table-cell>
          <table:table-cell office:value-type="string" calcext:value-type="string">
            <text:p>: kit to STAL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pstat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trified Woma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bla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zidramanii'yt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agsh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haxll'ssillyia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m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re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NIETHER to 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fod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shsp01</text:p>
          </table:table-cell>
          <table:table-cell office:value-type="float" office:value="133" calcext:value-type="float">
            <text:p>13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of the Grove: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uff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ffian: race HALFORC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sbod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Thief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emag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a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09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b1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arb1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pr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a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chan</text:p>
          </table:table-cell>
          <table:table-cell office:value-type="string" calcext:value-type="string">
            <text:p>null</text:p>
          </table:table-cell>
          <table:table-cell office:value-type="float" office:value="186" calcext:value-type="float">
            <text:p>18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: class ELEMENTAL_EARTH to ELEMENTAL_AI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puz04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arition: gender FEMALE to NIETHER; race HUMAN to SPEC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irsu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scort2a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Kerstia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ort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entha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terc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ercap: gender NIETHER to SUMMON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ded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Eye of the Dead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eg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gle Eye: general HUMANOID to ANIM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gor01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gon Eye: race NO_RACE to BASILIS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ek0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eker: race NO_RACE to GNO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snt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ntinel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evi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Vigilan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psd25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Pseudo Drago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qua25</text:p>
          </table:table-cell>
          <table:table-cell office:value-type="string" calcext:value-type="string">
            <text:p>null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Quasit: class MAGE to I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nge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inhiris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ffcrowd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woman: dv None to ffcrowd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sant: dv None to ffcrow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crowd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fcrowd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moner: dv None to ffcrowd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olar: gender NIETHER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sol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allen Solar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amb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ira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ptain: dv None to fira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lc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ag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nster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mon01</text:p>
          </table:table-cell>
          <table:table-cell office:value-type="float" office:value="134" calcext:value-type="float">
            <text:p>13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anshee: race NO_RACE to WRA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r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Wrai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gobl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UMA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mage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sk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el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Gaelan Bayl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kid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ltha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mc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ie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enie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Thief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h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Thief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hard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cle Gerhardt: dv gerhar to gerhard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hog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Ghou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afir0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; race DWARF to GIA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01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bbersu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lock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th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pta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bea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MALE to NIETHER;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Air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ap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pprentic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'rashu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bat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a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sgaret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ch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romatic 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dem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IC_CORNUGONSKI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ua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uardian Spirit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jelfu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oze Puddle: class MAGE to MUSTARD_JEL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jelgr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nd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mist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ison Mist: gender SUMMONED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tatu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0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tatu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tatue: general UNDEAD to GIANTHUMANOID; race ELEMENTAL to OG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stal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ian of Air: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hazz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tan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he Huntress: kit to FERA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wom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ve Mother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mg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l-Khan Soldier: race HUMAN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skel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ard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uar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pper Coronet Guard: dv COPGUARD to guard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er1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Haer'Dalis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k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Hakeashar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masu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madryad: race 0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pass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ucett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r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ragsi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agon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fea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ea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gre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ed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pri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de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sel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lfis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is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amp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Cleric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ssassi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Mage: gender FE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ku0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laming Skull: race NO_RACE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wr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ri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arch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rch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dem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ngaxx the Demi-Lich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laye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yene: race ELF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fer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feran: race NO_RACE to GN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mag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olaf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laf Rassmusen: race NO_RACE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hy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546" calcext:value-type="float">
            <text:p>3254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hyressa: animation VAMPIRE to VAMPIRE_FEMALE;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lskul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olden Skull: gender MALE to NIETHER; general HUMANOID to UNDEAD; race HUMAN to LI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c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hobarc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bgoblin Archer: dv None to hobarc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eli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bgob01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erg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gobsu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obgoblin Elite: race HUMAN to HOBGOBL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Harpist: gender MALE to FEMALE; sex MALE to FEMALE;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spectr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ectral Harpist: race NO_RACE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fun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ore Colony: gender NIETHER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gob04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aptain: race HOBGOBLIN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1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zard Man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liz02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rkale: race NO_RACE to YUAN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myc02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yconid King: gender MALE to NIETHER; race NO_RACE to KOB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Ice 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lamander: general UNDEA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Elite: class LONG_SWORD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yuan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<text:s/>Prince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;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olfle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sser Clay Gole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Imoen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nnah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Kail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a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Iko: kit to SWASHBUCKL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guarsu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aguar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hei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ameron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eron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ev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rper: gender MALE to FEMALE; sex MALE to FEMALE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a01</text:p>
          </table:table-cell>
          <table:table-cell office:value-type="string" calcext:value-type="string">
            <text:p>null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ay Ooze: class MAGE to GREY_OO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lgre01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en Slime: class MAGE to GREEN_SL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ondalar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or: animation RAVER to TANARR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ndem0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abrezu: animation TANARRI to IC_G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mim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ysmg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indus: gender FEMALE to MALE; sex FEMALE to MALE;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child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NIETHER to MALE; general GIANTHUMANOID to HUMANOID; race OGRE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dor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50000</text:p>
          </table:table-cell>
          <table:table-cell office:value-type="string" calcext:value-type="string">
            <text:p>Keldorn: kit to INQUISI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lz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rgan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10000</text:p>
          </table:table-cell>
          <table:table-cell office:value-type="string" calcext:value-type="string">
            <text:p>Korgan: kit to BERSERK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roen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oenall Guard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ham0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Yuan-Ti mage: class LONG_SWORD to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sold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'Arnise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trol0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UNDEAD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trol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pumb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kpumb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mber Hulk: dv None to kpumb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pyuan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Yuan-Ti: class OGRE to FIGH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u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uin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hadow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slave01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leasure Slave: race HUMAN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arc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uo-Toa Archer: gender FEMALE to MALE; sex FEMALE to MALE; general MONSTER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uocle2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uo-Toa Cap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n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redath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ok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avok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Uncle Leste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fe0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fe Support Creatur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in: race GNOME to HALF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Mazzy: kit to TRUE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dust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ustme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st Mephit: dv None to dustm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earth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k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esser Earth Elemental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2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3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phsp4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ephit Portal: general HUMANOID to MONSTER; class MAGE to NO_CLASS; race HUMAN to NO_R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oni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d0000</text:p>
          </table:table-cell>
          <table:table-cell office:value-type="string" calcext:value-type="string">
            <text:p>Meronia: kit to BL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appr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rz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gkhol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hollynnus Paac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mi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Killer Mimic: general ANIMAL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dul01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Ulitharid: race HUMAN to MIND_F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h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ist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tw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ndering Horr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thur: dv None to mourn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ourner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gie: dv None to mourner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rner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urn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gger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mugge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dy Character: dv None to mugger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at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hicken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ow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w: gender MALE to FEMALE; sex MALE to FEMALE; class MAGE to NO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vm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Warri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shrusu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ishruu: general GIANTHUMANOID to MONSTER; race OGRE to M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b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b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man: dv None to nobl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wyvbab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mphsu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ymph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ea'liyl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dem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urezhi: general GIANT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gol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eactivated Guardian Golem: general MONSTER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ha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alf Ogre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il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illon: gender NIETHER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yugh01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Otyugh: class BASILISK_GREATER to OTYUGH; race BASILISK to OTYUG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c0000</text:p>
          </table:table-cell>
          <table:table-cell office:value-type="string" calcext:value-type="string">
            <text:p>Pace: kit to SWASHBUCK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er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lern Flynn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lkni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noll Elit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kni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by Wyver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fig1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20000</text:p>
          </table:table-cell>
          <table:table-cell office:value-type="string" calcext:value-type="string">
            <text:p>Jalin Tix: kit to WIZARD_SLAY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hf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Alnarow: kit to BOUNTY_HUN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bhunt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ounty Hunter: class LONG_SWORD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apt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son Captain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tin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0 to MALE; class MAGE to GIANT; race HUMAN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fsh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hwif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rsal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ilor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t0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lanetar: gender NIETHER to FEMALE; sex MALE to FEMALE; class TANARI to MAGE; race DARKPLANATAR to PLANAT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evil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len Planetar: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good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lanetar: sex MALE to FEMALE; general MONSTER to GIANTHUMANOID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wish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allen Planetar: gender NIETHER to FEMALE; sex MALE to FEMALE; general GIANTHUMANOID to MONSTER; class NO_CLASS to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shfg0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ttin: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og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Ogre: gender 0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re Salamander: gender NIETHER to MALE; class TROLL to ELEMENTAL_FIRE; race TROLL to ELE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wyvrn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mast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ster of Thralls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bodhi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em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drade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;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Coordinato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ireni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mag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rate Mag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nab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val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len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1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dden02</text:p>
          </table:table-cell>
          <table:table-cell office:value-type="string" calcext:value-type="string">
            <text:p>null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Dense Pudding: class MAGE to MUSTARD_JEL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arde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arde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bbit01</text:p>
          </table:table-cell>
          <table:table-cell office:value-type="float" office:value="151" calcext:value-type="float">
            <text:p>15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bbit: race NO_RACE to RABB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ruh01</text:p>
          </table:table-cell>
          <table:table-cell office:value-type="float" office:value="128" calcext:value-type="float">
            <text:p>12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uhk: race NO_RACE to RAKSHAS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drad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5089" calcext:value-type="float">
            <text:p>2508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radeel: animation MAGE_MALE_HUMAN to MAGE_MALE_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age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r Wizard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thug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elev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ielev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cr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mpathic Manifestation: general HUMANOID to MONS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ftg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vatar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Jailor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gsha2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Patrick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gtro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rogtro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a Troll: dv SeaTroll to rogtro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skel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eleton: dv None to rskel01;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kel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pirit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airyn: general HUMANOID to UNDEAD; race NO_RACE to FAI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m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angu</text:p>
          </table:table-cell>
          <table:table-cell office:value-type="float" office:value="131" calcext:value-type="float">
            <text:p>13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Anguiliian: race NO_RACE to SAHUAG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ziltar's Apparition: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beh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ziltar's Apparition: gender NIETHER to MALE; race NO_RACE to 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chf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huagin Chieftain: general MONSTER to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oty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ttin: gender NIETHER to MALE; general MONSTER to GIANTHUMANOID; race GIANT to 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skel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zomb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ea Zombie: class MAGE to ZOMBIE_NORMAL; race NO_RACE to ZOMB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lexander Ralisar: gender FEMALE to MALE; sex FEMALE to 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ha0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is Nimblefinger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bul04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romnir Soldier: race HALFORC to OR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dw0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warf: race HUMAN to DW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faki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hal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alfling Cultist: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f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dshado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; general HUMANOID to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oose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ani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er: race HUMAN to E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i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endai: gender MALE to FEMALE; sex FE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ar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ark Mast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dro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fod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row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gua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odcutt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ke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elynn's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stalk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vdru0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120000</text:p>
          </table:table-cell>
          <table:table-cell office:value-type="string" calcext:value-type="string">
            <text:p>Alatelo De Bonito: kit to BEAST_FRIE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erm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Quallo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wsha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el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Lord: gender FE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fi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vil Shade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ow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grl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muana: general UNDEAD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nk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hank: race HUMAN to HALF_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nneda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wol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reater Shad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th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retor: gender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ar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 Arche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de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&lt;Invalid Strref -1</text:p>
          </table:table-cell>
          <table:table-cell office:value-type="string" calcext:value-type="string">
            <text:p>: general HUMANOID to UNDEA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kele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e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hp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2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03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kelwasu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keleton Warrior: race HUMAN to SKELET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cat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issy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dw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leeping Dwarf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f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eeping Wom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ifis0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ssion Slime: gender MALE to NIETHER; race HUMAN to SL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vic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urist: gender FEMALE to MALE; sex FEMALE to MALE; race ELF to HU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ar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olar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dgi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pidgi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Spider: dv None to spidgi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irlion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pirit Lion: race NO_RACE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lke</text:p>
          </table:table-cell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nvisible Stalker: class MAGE to NO_CLASS; race HUMAN to SPECT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atue0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ew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reater Fire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lf1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eirra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 Female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f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endel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Elven Warrio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jon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Jon Irenicus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mdjin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NIETHER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na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una Seni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ai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Air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ear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arth Element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afi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Elemental: general GIANT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agical Sword: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s: gender ILLUSIONARY to SUMMONED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ord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ord: gender BOTH to NIETHER; sex MALE to OTHER; general HUMANOID to WEAPON; race GNOLL to SWO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: dv None to swsfoll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sfoll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wsfoll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bold Commando: dv None to swsfoll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ar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ar'ri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no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bal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alor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am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ambion: gender SUMMONED_DEMON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cor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ornugon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pit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it Fiend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sla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lave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tan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labrez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wra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raxi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hraxis Gall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ady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a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dy: dv None to toad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rik Nefal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ban0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Orc Archer: race ELF to OR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erena Elkan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Karun the Black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bpar0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lga Deepdelver: race HUMAN to DWAR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lgerias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ger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lgerias: dv tolger to tolger2;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olmag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: dv None to tolmag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lmag0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Mage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rg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orGal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wnc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own Crier: gender 0 to MALE; general GENERAL_ITEM to 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nim03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Panther: race WOLF to C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cut0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evil0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ord Khellon Menold: race HUMAN to HALF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tow0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easant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urraxol Guard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fued0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Lord Skarmaen Alibakkar: gender NIETHER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de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ser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fr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reshwater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g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Ice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ic04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lizzard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0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ens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iant Troll: gender NIETHER to MALE; general GIANT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lsm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i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irit Troll: gender NIETHER to MALE; general HUMANOID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n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ow Troll: gender NIETHER to MALE; general GIANTHUMANOID to GIANTHUMANOID; class GHOUL_GHAST to TROLL; race GHOU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sp02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pectral 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oluo01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roll: gender NIETHER to MALE; general MONSTER to GIANTHUMANOID; class TROLL to TROLL; race TROLL to TRO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skin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Raissa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tgibb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ibberling: race HUMAN to GIBBERL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eath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mon Knight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uddoor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w: dv uddrow02 to uddoor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row Priestess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oor0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keleton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drow3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iestess of Lolt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nab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abassu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virfneblin Leader: race DWARF to GN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cre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adow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Minotaur: general MONSTER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emi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Gaseous Form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lran0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Ranger: race HUMAN to E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anc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em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m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ma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mat01; gender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old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vamold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mpire: dv None to vamold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mpaer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Aerie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at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ja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Jaheir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pvic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iconia: gender MALE to FEMALE;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mver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Vampire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bodhi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dhi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d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el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madma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Thief: sex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pa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aris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sali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ali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vtanov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nova: gender MALE to FE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unt Claylan: dv None to wcust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utante Alicia: dv None to wcust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rgo: dv None to wcust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cust0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cust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stomer: dv None to wcust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ll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ellyn: general HUMANOID to UNDEAD; race HUMAN to HALF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nkeep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ugney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h0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Djinni: gender SUMMONED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i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olf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re Wolf: dv None to wolfd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zo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Zombie Wolf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g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org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pwench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avern Wench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ith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ashi0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mmering Wraith: gender MALE to NIET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bab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aby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ern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yvgre01</text:p>
          </table:table-cell>
          <table:table-cell office:value-type="string" calcext:value-type="string">
            <text:p>null</text:p>
          </table:table-cell>
          <table:table-cell office:value-type="float" office:value="149" calcext:value-type="float">
            <text:p>14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reater Wyvern: class MAGE to WYVER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vartsu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Xvart Protector: gender MALE to SUMMON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gaspir</text:p>
          </table:table-cell>
          <table:table-cell office:value-type="float" office:value="142" calcext:value-type="float">
            <text:p>14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Yaga-Shura: race DWARF to GI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Fighter: gender MALE to FEMALE;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rmy0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age: gender FEMALE to MALE; sex FEMALE to 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cara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30000</text:p>
          </table:table-cell>
          <table:table-cell office:value-type="string" calcext:value-type="string">
            <text:p>Merlinious: kit to KENSA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70000</text:p>
          </table:table-cell>
          <table:table-cell office:value-type="string" calcext:value-type="string">
            <text:p>Tibbit: kit to FERAL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ua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mage0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Yaga-Shura Mage: sex MALE to FEM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sold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Fire Giant: general HUMANOID to GIANTHUMANO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i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Zombie: race SKELETON to ZOMBI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ombse01</text:p>
          </table:table-cell>
          <table:table-cell office:value-type="float" office:value="148" calcext:value-type="float">
            <text:p>14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ea Zombie: race NO_RACE to ZOMBIE</text:p>
          </table:table-cell>
          <table:table-cell table:number-columns-repeated="1014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_array" table:style-name="ta1">
        <table:table-column table:style-name="co13" table:default-cell-style-name="Default"/>
        <table:table-row table:style-name="ro3">
          <table:table-cell table:formula="of:=CONCATENATE(&quot;  &quot;;[$creature.$A1];&quot;, &quot;;[$creature.$B1];&quot;, &quot;;[$creature.$C1];&quot;, &quot;;[$creature.$D1];&quot;, &quot;;[$creature.$E1];&quot;, &quot;;[$creature.$F1];&quot;, &quot;;[$creature.$G1];&quot;, &quot;;[$creature.$H1];&quot;, &quot;;[$creature.$I1];&quot; =&gt; &quot;;[$creature.$A1];&quot; // &quot;;[$creature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creature.$A2];&quot;, &quot;;[$creature.$B2];&quot;, &quot;;[$creature.$C2];&quot;, &quot;;[$creature.$D2];&quot;, &quot;;[$creature.$E2];&quot;, &quot;;[$creature.$F2];&quot;, &quot;;[$creature.$G2];&quot;, &quot;;[$creature.$H2];&quot;, &quot;;[$creature.$I2];&quot; =&gt; &quot;;[$creature.$A2];&quot; // &quot;;[$creature.$J2])" office:value-type="string" office:string-value="  abisred1, null, null, null, null, 4, 57568, null, null =&gt; abisred1 // Abishai: animation TANARRI to IC_CORNUGONSKI; gender MALE to NIETHER" calcext:value-type="string">
            <text:p><text:s text:c="2"/>abisred1, null, null, null, null, 4, 57568, null, null =&gt; abisred1 // Abishai: animation TANARRI to IC_CORNUGONSKI; gender MALE to NIETHER</text:p>
          </table:table-cell>
        </table:table-row>
        <table:table-row table:style-name="ro3">
          <table:table-cell table:formula="of:=CONCATENATE(&quot;  &quot;;[$creature.$A3];&quot;, &quot;;[$creature.$B3];&quot;, &quot;;[$creature.$C3];&quot;, &quot;;[$creature.$D3];&quot;, &quot;;[$creature.$E3];&quot;, &quot;;[$creature.$F3];&quot;, &quot;;[$creature.$G3];&quot;, &quot;;[$creature.$H3];&quot;, &quot;;[$creature.$I3];&quot; =&gt; &quot;;[$creature.$A3];&quot; // &quot;;[$creature.$J3])" office:value-type="string" office:string-value="  abydem01, null, null, null, null, 4, null, null, null =&gt; abydem01 // Tanar'ri: gender MALE to NIETHER" calcext:value-type="string">
            <text:p><text:s text:c="2"/>abydem01, null, null, null, null, 4, null, null, null =&gt; abydem01 // Tanar'ri: gender MALE to NIETHER</text:p>
          </table:table-cell>
        </table:table-row>
        <table:table-row table:style-name="ro3">
          <table:table-cell table:formula="of:=CONCATENATE(&quot;  &quot;;[$creature.$A4];&quot;, &quot;;[$creature.$B4];&quot;, &quot;;[$creature.$C4];&quot;, &quot;;[$creature.$D4];&quot;, &quot;;[$creature.$E4];&quot;, &quot;;[$creature.$F4];&quot;, &quot;;[$creature.$G4];&quot;, &quot;;[$creature.$H4];&quot;, &quot;;[$creature.$I4];&quot; =&gt; &quot;;[$creature.$A4];&quot; // &quot;;[$creature.$J4])" office:value-type="string" office:string-value="  aewere2, 122, null, null, null, null, null, null, null =&gt; aewere2 // Fighter: race HUMAN to LYCANTHROPE" calcext:value-type="string">
            <text:p><text:s text:c="2"/>aewere2, 122, null, null, null, null, null, null, null =&gt; aewere2 // Fighter: race HUMAN to LYCANTHROPE</text:p>
          </table:table-cell>
        </table:table-row>
        <table:table-row table:style-name="ro3">
          <table:table-cell table:formula="of:=CONCATENATE(&quot;  &quot;;[$creature.$A5];&quot;, &quot;;[$creature.$B5];&quot;, &quot;;[$creature.$C5];&quot;, &quot;;[$creature.$D5];&quot;, &quot;;[$creature.$E5];&quot;, &quot;;[$creature.$F5];&quot;, &quot;;[$creature.$G5];&quot;, &quot;;[$creature.$H5];&quot;, &quot;;[$creature.$I5];&quot; =&gt; &quot;;[$creature.$A5];&quot; // &quot;;[$creature.$J5])" office:value-type="string" office:string-value="  aewere3, 122, null, null, null, null, null, null, null =&gt; aewere3 // Fighter: race HUMAN to LYCANTHROPE" calcext:value-type="string">
            <text:p><text:s text:c="2"/>aewere3, 122, null, null, null, null, null, null, null =&gt; aewere3 // Fighter: race HUMAN to LYCANTHROPE</text:p>
          </table:table-cell>
        </table:table-row>
        <table:table-row table:style-name="ro3">
          <table:table-cell table:formula="of:=CONCATENATE(&quot;  &quot;;[$creature.$A6];&quot;, &quot;;[$creature.$B6];&quot;, &quot;;[$creature.$C6];&quot;, &quot;;[$creature.$D6];&quot;, &quot;;[$creature.$E6];&quot;, &quot;;[$creature.$F6];&quot;, &quot;;[$creature.$G6];&quot;, &quot;;[$creature.$H6];&quot;, &quot;;[$creature.$I6];&quot; =&gt; &quot;;[$creature.$A6];&quot; // &quot;;[$creature.$J6])" office:value-type="string" office:string-value="  aewere4, 122, null, null, null, null, null, null, null =&gt; aewere4 // Fighter: race HUMAN to LYCANTHROPE" calcext:value-type="string">
            <text:p><text:s text:c="2"/>aewere4, 122, null, null, null, null, null, null, null =&gt; aewere4 // Fighter: race HUMAN to LYCANTHROPE</text:p>
          </table:table-cell>
        </table:table-row>
        <table:table-row table:style-name="ro3">
          <table:table-cell table:formula="of:=CONCATENATE(&quot;  &quot;;[$creature.$A7];&quot;, &quot;;[$creature.$B7];&quot;, &quot;;[$creature.$C7];&quot;, &quot;;[$creature.$D7];&quot;, &quot;;[$creature.$E7];&quot;, &quot;;[$creature.$F7];&quot;, &quot;;[$creature.$G7];&quot;, &quot;;[$creature.$H7];&quot;, &quot;;[$creature.$I7];&quot; =&gt; &quot;;[$creature.$A7];&quot; // &quot;;[$creature.$J7])" office:value-type="string" office:string-value="  aewere5, 122, null, null, null, null, null, null, null =&gt; aewere5 // Fighter: race HUMAN to LYCANTHROPE" calcext:value-type="string">
            <text:p><text:s text:c="2"/>aewere5, 122, null, null, null, null, null, null, null =&gt; aewere5 // Fighter: race HUMAN to LYCANTHROPE</text:p>
          </table:table-cell>
        </table:table-row>
        <table:table-row table:style-name="ro3">
          <table:table-cell table:formula="of:=CONCATENATE(&quot;  &quot;;[$creature.$A8];&quot;, &quot;;[$creature.$B8];&quot;, &quot;;[$creature.$C8];&quot;, &quot;;[$creature.$D8];&quot;, &quot;;[$creature.$E8];&quot;, &quot;;[$creature.$F8];&quot;, &quot;;[$creature.$G8];&quot;, &quot;;[$creature.$H8];&quot;, &quot;;[$creature.$I8];&quot; =&gt; &quot;;[$creature.$A8];&quot; // &quot;;[$creature.$J8])" office:value-type="string" office:string-value="  aewere6, 122, null, null, null, null, null, null, null =&gt; aewere6 // Fighter: race HUMAN to LYCANTHROPE" calcext:value-type="string">
            <text:p><text:s text:c="2"/>aewere6, 122, null, null, null, null, null, null, null =&gt; aewere6 // Fighter: race HUMAN to LYCANTHROPE</text:p>
          </table:table-cell>
        </table:table-row>
        <table:table-row table:style-name="ro3">
          <table:table-cell table:formula="of:=CONCATENATE(&quot;  &quot;;[$creature.$A9];&quot;, &quot;;[$creature.$B9];&quot;, &quot;;[$creature.$C9];&quot;, &quot;;[$creature.$D9];&quot;, &quot;;[$creature.$E9];&quot;, &quot;;[$creature.$F9];&quot;, &quot;;[$creature.$G9];&quot;, &quot;;[$creature.$H9];&quot;, &quot;;[$creature.$I9];&quot; =&gt; &quot;;[$creature.$A9];&quot; // &quot;;[$creature.$J9])" office:value-type="string" office:string-value="  akae, null, null, null, null, null, null, null, 0x40030000 =&gt; akae // Akae: kit to KENSAI" calcext:value-type="string">
            <text:p><text:s text:c="2"/>akae, null, null, null, null, null, null, null, 0x40030000 =&gt; akae // Akae: kit to KENSAI</text:p>
          </table:table-cell>
        </table:table-row>
        <table:table-row table:style-name="ro3">
          <table:table-cell table:formula="of:=CONCATENATE(&quot;  &quot;;[$creature.$A10];&quot;, &quot;;[$creature.$B10];&quot;, &quot;;[$creature.$C10];&quot;, &quot;;[$creature.$D10];&quot;, &quot;;[$creature.$E10];&quot;, &quot;;[$creature.$F10];&quot;, &quot;;[$creature.$G10];&quot;, &quot;;[$creature.$H10];&quot;, &quot;;[$creature.$I10];&quot; =&gt; &quot;;[$creature.$A10];&quot; // &quot;;[$creature.$J10])" office:value-type="string" office:string-value="  alex, null, null, null, null, null, null, nobleorder, null =&gt; alex // Sir Beverus: dv Alex to nobleorder" calcext:value-type="string">
            <text:p><text:s text:c="2"/>alex, null, null, null, null, null, null, nobleorder, null =&gt; alex // Sir Beverus: dv Alex to nobleorder</text:p>
          </table:table-cell>
        </table:table-row>
        <table:table-row table:style-name="ro3">
          <table:table-cell table:formula="of:=CONCATENATE(&quot;  &quot;;[$creature.$A11];&quot;, &quot;;[$creature.$B11];&quot;, &quot;;[$creature.$C11];&quot;, &quot;;[$creature.$D11];&quot;, &quot;;[$creature.$E11];&quot;, &quot;;[$creature.$F11];&quot;, &quot;;[$creature.$G11];&quot;, &quot;;[$creature.$H11];&quot;, &quot;;[$creature.$I11];&quot; =&gt; &quot;;[$creature.$A11];&quot; // &quot;;[$creature.$J11])" office:value-type="string" office:string-value="  alufie01, 2, null, null, null, null, null, null, null =&gt; alufie01 // Alu-Fiend: race DWARF to ELF" calcext:value-type="string">
            <text:p><text:s text:c="2"/>alufie01, 2, null, null, null, null, null, null, null =&gt; alufie01 // Alu-Fiend: race DWARF to ELF</text:p>
          </table:table-cell>
        </table:table-row>
        <table:table-row table:style-name="ro3">
          <table:table-cell table:formula="of:=CONCATENATE(&quot;  &quot;;[$creature.$A12];&quot;, &quot;;[$creature.$B12];&quot;, &quot;;[$creature.$C12];&quot;, &quot;;[$creature.$D12];&quot;, &quot;;[$creature.$E12];&quot;, &quot;;[$creature.$F12];&quot;, &quot;;[$creature.$G12];&quot;, &quot;;[$creature.$H12];&quot;, &quot;;[$creature.$I12];&quot; =&gt; &quot;;[$creature.$A12];&quot; // &quot;;[$creature.$J12])" office:value-type="string" office:string-value="  amfem01, null, null, null, 2, null, null, null, null =&gt; amfem01 // Commoner: sex MALE to FEMALE" calcext:value-type="string">
            <text:p><text:s text:c="2"/>amfem01, null, null, null, 2, null, null, null, null =&gt; amfem01 // Commoner: sex MALE to FEMALE</text:p>
          </table:table-cell>
        </table:table-row>
        <table:table-row table:style-name="ro3">
          <table:table-cell table:formula="of:=CONCATENATE(&quot;  &quot;;[$creature.$A13];&quot;, &quot;;[$creature.$B13];&quot;, &quot;;[$creature.$C13];&quot;, &quot;;[$creature.$D13];&quot;, &quot;;[$creature.$E13];&quot;, &quot;;[$creature.$F13];&quot;, &quot;;[$creature.$G13];&quot;, &quot;;[$creature.$H13];&quot;, &quot;;[$creature.$I13];&quot; =&gt; &quot;;[$creature.$A13];&quot; // &quot;;[$creature.$J13])" office:value-type="string" office:string-value="  amfem02, null, null, null, 2, null, null, null, null =&gt; amfem02 // Commoner: sex MALE to FEMALE" calcext:value-type="string">
            <text:p><text:s text:c="2"/>amfem02, null, null, null, 2, null, null, null, null =&gt; amfem02 // Commoner: sex MALE to FEMALE</text:p>
          </table:table-cell>
        </table:table-row>
        <table:table-row table:style-name="ro3">
          <table:table-cell table:formula="of:=CONCATENATE(&quot;  &quot;;[$creature.$A14];&quot;, &quot;;[$creature.$B14];&quot;, &quot;;[$creature.$C14];&quot;, &quot;;[$creature.$D14];&quot;, &quot;;[$creature.$E14];&quot;, &quot;;[$creature.$F14];&quot;, &quot;;[$creature.$G14];&quot;, &quot;;[$creature.$H14];&quot;, &quot;;[$creature.$I14];&quot; =&gt; &quot;;[$creature.$A14];&quot; // &quot;;[$creature.$J14])" office:value-type="string" office:string-value="  amgirl01, null, null, null, 2, null, null, null, null =&gt; amgirl01 // Girl: sex MALE to FEMALE" calcext:value-type="string">
            <text:p><text:s text:c="2"/>amgirl01, null, null, null, 2, null, null, null, null =&gt; amgirl01 // Girl: sex MALE to FEMALE</text:p>
          </table:table-cell>
        </table:table-row>
        <table:table-row table:style-name="ro3">
          <table:table-cell table:formula="of:=CONCATENATE(&quot;  &quot;;[$creature.$A15];&quot;, &quot;;[$creature.$B15];&quot;, &quot;;[$creature.$C15];&quot;, &quot;;[$creature.$D15];&quot;, &quot;;[$creature.$E15];&quot;, &quot;;[$creature.$F15];&quot;, &quot;;[$creature.$G15];&quot;, &quot;;[$creature.$H15];&quot;, &quot;;[$creature.$I15];&quot; =&gt; &quot;;[$creature.$A15];&quot; // &quot;;[$creature.$J15])" office:value-type="string" office:string-value="  ammonk08, null, null, null, 2, 2, null, null, null =&gt; ammonk08 // Monk: gender MALE to FEMALE; sex MALE to FEMALE" calcext:value-type="string">
            <text:p><text:s text:c="2"/>ammonk08, null, null, null, 2, 2, null, null, null =&gt; ammonk08 // Monk: gender MALE to FEMALE; sex MALE to FEMALE</text:p>
          </table:table-cell>
        </table:table-row>
        <table:table-row table:style-name="ro3">
          <table:table-cell table:formula="of:=CONCATENATE(&quot;  &quot;;[$creature.$A16];&quot;, &quot;;[$creature.$B16];&quot;, &quot;;[$creature.$C16];&quot;, &quot;;[$creature.$D16];&quot;, &quot;;[$creature.$E16];&quot;, &quot;;[$creature.$F16];&quot;, &quot;;[$creature.$G16];&quot;, &quot;;[$creature.$H16];&quot;, &quot;;[$creature.$I16];&quot; =&gt; &quot;;[$creature.$A16];&quot; // &quot;;[$creature.$J16])" office:value-type="string" office:string-value="  anomen10, null, null, null, null, null, null, null, 0x40000000 =&gt; anomen10 // Anomen: kit to TRUECLASS" calcext:value-type="string">
            <text:p><text:s text:c="2"/>anomen10, null, null, null, null, null, null, null, 0x40000000 =&gt; anomen10 // Anomen: kit to TRUECLASS</text:p>
          </table:table-cell>
        </table:table-row>
        <table:table-row table:style-name="ro3">
          <table:table-cell table:formula="of:=CONCATENATE(&quot;  &quot;;[$creature.$A17];&quot;, &quot;;[$creature.$B17];&quot;, &quot;;[$creature.$C17];&quot;, &quot;;[$creature.$D17];&quot;, &quot;;[$creature.$E17];&quot;, &quot;;[$creature.$F17];&quot;, &quot;;[$creature.$G17];&quot;, &quot;;[$creature.$H17];&quot;, &quot;;[$creature.$I17];&quot; =&gt; &quot;;[$creature.$A17];&quot; // &quot;;[$creature.$J17])" office:value-type="string" office:string-value="  anomen12, null, null, null, null, null, null, null, 0x40000000 =&gt; anomen12 // Anomen: kit to TRUECLASS" calcext:value-type="string">
            <text:p><text:s text:c="2"/>anomen12, null, null, null, null, null, null, null, 0x40000000 =&gt; anomen12 // Anomen: kit to TRUECLASS</text:p>
          </table:table-cell>
        </table:table-row>
        <table:table-row table:style-name="ro3">
          <table:table-cell table:formula="of:=CONCATENATE(&quot;  &quot;;[$creature.$A18];&quot;, &quot;;[$creature.$B18];&quot;, &quot;;[$creature.$C18];&quot;, &quot;;[$creature.$D18];&quot;, &quot;;[$creature.$E18];&quot;, &quot;;[$creature.$F18];&quot;, &quot;;[$creature.$G18];&quot;, &quot;;[$creature.$H18];&quot;, &quot;;[$creature.$I18];&quot; =&gt; &quot;;[$creature.$A18];&quot; // &quot;;[$creature.$J18])" office:value-type="string" office:string-value="  anomen6, null, null, null, null, null, null, null, 0x40000000 =&gt; anomen6 // Anomen: kit to TRUECLASS" calcext:value-type="string">
            <text:p><text:s text:c="2"/>anomen6, null, null, null, null, null, null, null, 0x40000000 =&gt; anomen6 // Anomen: kit to TRUECLASS</text:p>
          </table:table-cell>
        </table:table-row>
        <table:table-row table:style-name="ro3">
          <table:table-cell table:formula="of:=CONCATENATE(&quot;  &quot;;[$creature.$A19];&quot;, &quot;;[$creature.$B19];&quot;, &quot;;[$creature.$C19];&quot;, &quot;;[$creature.$D19];&quot;, &quot;;[$creature.$E19];&quot;, &quot;;[$creature.$F19];&quot;, &quot;;[$creature.$G19];&quot;, &quot;;[$creature.$H19];&quot;, &quot;;[$creature.$I19];&quot; =&gt; &quot;;[$creature.$A19];&quot; // &quot;;[$creature.$J19])" office:value-type="string" office:string-value="  anomen7, null, null, null, null, null, null, null, 0x40000000 =&gt; anomen7 // Anomen: kit to TRUECLASS" calcext:value-type="string">
            <text:p><text:s text:c="2"/>anomen7, null, null, null, null, null, null, null, 0x40000000 =&gt; anomen7 // Anomen: kit to TRUECLASS</text:p>
          </table:table-cell>
        </table:table-row>
        <table:table-row table:style-name="ro3">
          <table:table-cell table:formula="of:=CONCATENATE(&quot;  &quot;;[$creature.$A20];&quot;, &quot;;[$creature.$B20];&quot;, &quot;;[$creature.$C20];&quot;, &quot;;[$creature.$D20];&quot;, &quot;;[$creature.$E20];&quot;, &quot;;[$creature.$F20];&quot;, &quot;;[$creature.$G20];&quot;, &quot;;[$creature.$H20];&quot;, &quot;;[$creature.$I20];&quot; =&gt; &quot;;[$creature.$A20];&quot; // &quot;;[$creature.$J20])" office:value-type="string" office:string-value="  anomen8, null, null, null, null, null, null, null, 0x40000000 =&gt; anomen8 // Anomen: kit to TRUECLASS" calcext:value-type="string">
            <text:p><text:s text:c="2"/>anomen8, null, null, null, null, null, null, null, 0x40000000 =&gt; anomen8 // Anomen: kit to TRUECLASS</text:p>
          </table:table-cell>
        </table:table-row>
        <table:table-row table:style-name="ro3">
          <table:table-cell table:formula="of:=CONCATENATE(&quot;  &quot;;[$creature.$A21];&quot;, &quot;;[$creature.$B21];&quot;, &quot;;[$creature.$C21];&quot;, &quot;;[$creature.$D21];&quot;, &quot;;[$creature.$E21];&quot;, &quot;;[$creature.$F21];&quot;, &quot;;[$creature.$G21];&quot;, &quot;;[$creature.$H21];&quot;, &quot;;[$creature.$I21];&quot; =&gt; &quot;;[$creature.$A21];&quot; // &quot;;[$creature.$J21])" office:value-type="string" office:string-value="  anomen9, null, null, null, null, null, null, null, 0x40000000 =&gt; anomen9 // Anomen: kit to TRUECLASS" calcext:value-type="string">
            <text:p><text:s text:c="2"/>anomen9, null, null, null, null, null, null, null, 0x40000000 =&gt; anomen9 // Anomen: kit to TRUECLASS</text:p>
          </table:table-cell>
        </table:table-row>
        <table:table-row table:style-name="ro3">
          <table:table-cell table:formula="of:=CONCATENATE(&quot;  &quot;;[$creature.$A22];&quot;, &quot;;[$creature.$B22];&quot;, &quot;;[$creature.$C22];&quot;, &quot;;[$creature.$D22];&quot;, &quot;;[$creature.$E22];&quot;, &quot;;[$creature.$F22];&quot;, &quot;;[$creature.$G22];&quot;, &quot;;[$creature.$H22];&quot;, &quot;;[$creature.$I22];&quot; =&gt; &quot;;[$creature.$A22];&quot; // &quot;;[$creature.$J22])" office:value-type="string" office:string-value="  ar18arch, null, null, null, 2, 2, null, null, null =&gt; ar18arch // Archer: gender MALE to FEMALE; sex MALE to FEMALE" calcext:value-type="string">
            <text:p><text:s text:c="2"/>ar18arch, null, null, null, 2, 2, null, null, null =&gt; ar18arch // Archer: gender MALE to FEMALE; sex MALE to FEMALE</text:p>
          </table:table-cell>
        </table:table-row>
        <table:table-row table:style-name="ro3">
          <table:table-cell table:formula="of:=CONCATENATE(&quot;  &quot;;[$creature.$A23];&quot;, &quot;;[$creature.$B23];&quot;, &quot;;[$creature.$C23];&quot;, &quot;;[$creature.$D23];&quot;, &quot;;[$creature.$E23];&quot;, &quot;;[$creature.$F23];&quot;, &quot;;[$creature.$G23];&quot;, &quot;;[$creature.$H23];&quot;, &quot;;[$creature.$I23];&quot; =&gt; &quot;;[$creature.$A23];&quot; // &quot;;[$creature.$J23])" office:value-type="string" office:string-value="  ar18fig, 143, null, null, null, null, null, null, null =&gt; ar18fig // Mercenary: race OGRE to ORC" calcext:value-type="string">
            <text:p><text:s text:c="2"/>ar18fig, 143, null, null, null, null, null, null, null =&gt; ar18fig // Mercenary: race OGRE to ORC</text:p>
          </table:table-cell>
        </table:table-row>
        <table:table-row table:style-name="ro3">
          <table:table-cell table:formula="of:=CONCATENATE(&quot;  &quot;;[$creature.$A24];&quot;, &quot;;[$creature.$B24];&quot;, &quot;;[$creature.$C24];&quot;, &quot;;[$creature.$D24];&quot;, &quot;;[$creature.$E24];&quot;, &quot;;[$creature.$F24];&quot;, &quot;;[$creature.$G24];&quot;, &quot;;[$creature.$H24];&quot;, &quot;;[$creature.$I24];&quot; =&gt; &quot;;[$creature.$A24];&quot; // &quot;;[$creature.$J24])" office:value-type="string" office:string-value="  ar18skel, null, null, null, null, 4, 60176, null, null =&gt; ar18skel // Skeleton Warrior: animation SKELETON to IC_SKELETONA; gender MALE to NIETHER" calcext:value-type="string">
            <text:p><text:s text:c="2"/>ar18skel, null, null, null, null, 4, 60176, null, null =&gt; ar18skel // Skeleton Warrior: animation SKELETON to IC_SKELETONA; gender MALE to NIETHER</text:p>
          </table:table-cell>
        </table:table-row>
        <table:table-row table:style-name="ro3">
          <table:table-cell table:formula="of:=CONCATENATE(&quot;  &quot;;[$creature.$A25];&quot;, &quot;;[$creature.$B25];&quot;, &quot;;[$creature.$C25];&quot;, &quot;;[$creature.$D25];&quot;, &quot;;[$creature.$E25];&quot;, &quot;;[$creature.$F25];&quot;, &quot;;[$creature.$G25];&quot;, &quot;;[$creature.$H25];&quot;, &quot;;[$creature.$I25];&quot; =&gt; &quot;;[$creature.$A25];&quot; // &quot;;[$creature.$J25])" office:value-type="string" office:string-value="  arnman07, 2, null, null, null, null, null, null, null =&gt; arnman07 // Prisoner: race HUMAN to ELF" calcext:value-type="string">
            <text:p><text:s text:c="2"/>arnman07, 2, null, null, null, null, null, null, null =&gt; arnman07 // Prisoner: race HUMAN to ELF</text:p>
          </table:table-cell>
        </table:table-row>
        <table:table-row table:style-name="ro3">
          <table:table-cell table:formula="of:=CONCATENATE(&quot;  &quot;;[$creature.$A26];&quot;, &quot;;[$creature.$B26];&quot;, &quot;;[$creature.$C26];&quot;, &quot;;[$creature.$D26];&quot;, &quot;;[$creature.$E26];&quot;, &quot;;[$creature.$F26];&quot;, &quot;;[$creature.$G26];&quot;, &quot;;[$creature.$H26];&quot;, &quot;;[$creature.$I26];&quot; =&gt; &quot;;[$creature.$A26];&quot; // &quot;;[$creature.$J26])" office:value-type="string" office:string-value="  banshe01, 134, null, null, null, null, null, null, null =&gt; banshe01 // Banshee: race NO_RACE to WRAITH" calcext:value-type="string">
            <text:p><text:s text:c="2"/>banshe01, 134, null, null, null, null, null, null, null =&gt; banshe01 // Banshee: race NO_RACE to WRAITH</text:p>
          </table:table-cell>
        </table:table-row>
        <table:table-row table:style-name="ro3">
          <table:table-cell table:formula="of:=CONCATENATE(&quot;  &quot;;[$creature.$A27];&quot;, &quot;;[$creature.$B27];&quot;, &quot;;[$creature.$C27];&quot;, &quot;;[$creature.$D27];&quot;, &quot;;[$creature.$E27];&quot;, &quot;;[$creature.$F27];&quot;, &quot;;[$creature.$G27];&quot;, &quot;;[$creature.$H27];&quot;, &quot;;[$creature.$I27];&quot; =&gt; &quot;;[$creature.$A27];&quot; // &quot;;[$creature.$J27])" office:value-type="string" office:string-value="  bazliz01, null, null, null, 1, 1, null, null, null =&gt; bazliz01 // Lizard Man Shaman: gender FEMALE to MALE; sex FEMALE to MALE" calcext:value-type="string">
            <text:p><text:s text:c="2"/>bazliz01, null, null, null, 1, 1, null, null, null =&gt; bazliz01 // Lizard Man Shaman: gender FEMALE to MALE; sex FEMALE to MALE</text:p>
          </table:table-cell>
        </table:table-row>
        <table:table-row table:style-name="ro3">
          <table:table-cell table:formula="of:=CONCATENATE(&quot;  &quot;;[$creature.$A28];&quot;, &quot;;[$creature.$B28];&quot;, &quot;;[$creature.$C28];&quot;, &quot;;[$creature.$D28];&quot;, &quot;;[$creature.$E28];&quot;, &quot;;[$creature.$F28];&quot;, &quot;;[$creature.$G28];&quot;, &quot;;[$creature.$H28];&quot;, &quot;;[$creature.$I28];&quot; =&gt; &quot;;[$creature.$A28];&quot; // &quot;;[$creature.$J28])" office:value-type="string" office:string-value="  bazliz02, null, null, null, 1, 1, null, null, null =&gt; bazliz02 // Lizard Man Shaman: gender FEMALE to MALE; sex FEMALE to MALE" calcext:value-type="string">
            <text:p><text:s text:c="2"/>bazliz02, null, null, null, 1, 1, null, null, null =&gt; bazliz02 // Lizard Man Shaman: gender FEMALE to MALE; sex FEMALE to MALE</text:p>
          </table:table-cell>
        </table:table-row>
        <table:table-row table:style-name="ro3">
          <table:table-cell table:formula="of:=CONCATENATE(&quot;  &quot;;[$creature.$A29];&quot;, &quot;;[$creature.$B29];&quot;, &quot;;[$creature.$C29];&quot;, &quot;;[$creature.$D29];&quot;, &quot;;[$creature.$E29];&quot;, &quot;;[$creature.$F29];&quot;, &quot;;[$creature.$G29];&quot;, &quot;;[$creature.$H29];&quot;, &quot;;[$creature.$I29];&quot; =&gt; &quot;;[$creature.$A29];&quot; // &quot;;[$creature.$J29])" office:value-type="string" office:string-value="  bbegg2, 5, null, null, null, null, null, null, null =&gt; bbegg2 // Beggar: race HUMAN to HALFLING" calcext:value-type="string">
            <text:p><text:s text:c="2"/>bbegg2, 5, null, null, null, null, null, null, null =&gt; bbegg2 // Beggar: race HUMAN to HALFLING</text:p>
          </table:table-cell>
        </table:table-row>
        <table:table-row table:style-name="ro3">
          <table:table-cell table:formula="of:=CONCATENATE(&quot;  &quot;;[$creature.$A30];&quot;, &quot;;[$creature.$B30];&quot;, &quot;;[$creature.$C30];&quot;, &quot;;[$creature.$D30];&quot;, &quot;;[$creature.$E30];&quot;, &quot;;[$creature.$F30];&quot;, &quot;;[$creature.$G30];&quot;, &quot;;[$creature.$H30];&quot;, &quot;;[$creature.$I30];&quot; =&gt; &quot;;[$creature.$A30];&quot; // &quot;;[$creature.$J30])" office:value-type="string" office:string-value="  bdock1, null, null, null, null, 1, null, null, null =&gt; bdock1 // Dockhand Ogre: gender NIETHER to MALE" calcext:value-type="string">
            <text:p><text:s text:c="2"/>bdock1, null, null, null, null, 1, null, null, null =&gt; bdock1 // Dockhand Ogre: gender NIETHER to MALE</text:p>
          </table:table-cell>
        </table:table-row>
        <table:table-row table:style-name="ro3">
          <table:table-cell table:formula="of:=CONCATENATE(&quot;  &quot;;[$creature.$A31];&quot;, &quot;;[$creature.$B31];&quot;, &quot;;[$creature.$C31];&quot;, &quot;;[$creature.$D31];&quot;, &quot;;[$creature.$E31];&quot;, &quot;;[$creature.$F31];&quot;, &quot;;[$creature.$G31];&quot;, &quot;;[$creature.$H31];&quot;, &quot;;[$creature.$I31];&quot; =&gt; &quot;;[$creature.$A31];&quot; // &quot;;[$creature.$J31])" office:value-type="string" office:string-value="  bdturm03, 1, null, null, null, null, null, null, null =&gt; bdturm03 // Turmish Sorceress: race ELF to HUMAN" calcext:value-type="string">
            <text:p><text:s text:c="2"/>bdturm03, 1, null, null, null, null, null, null, null =&gt; bdturm03 // Turmish Sorceress: race ELF to HUMAN</text:p>
          </table:table-cell>
        </table:table-row>
        <table:table-row table:style-name="ro3">
          <table:table-cell table:formula="of:=CONCATENATE(&quot;  &quot;;[$creature.$A32];&quot;, &quot;;[$creature.$B32];&quot;, &quot;;[$creature.$C32];&quot;, &quot;;[$creature.$D32];&quot;, &quot;;[$creature.$E32];&quot;, &quot;;[$creature.$F32];&quot;, &quot;;[$creature.$G32];&quot;, &quot;;[$creature.$H32];&quot;, &quot;;[$creature.$I32];&quot; =&gt; &quot;;[$creature.$A32];&quot; // &quot;;[$creature.$J32])" office:value-type="string" office:string-value="  bearblsu, null, null, null, null, 6, null, null, null =&gt; bearblsu // Black Bear: gender MALE to SUMMONED" calcext:value-type="string">
            <text:p><text:s text:c="2"/>bearblsu, null, null, null, null, 6, null, null, null =&gt; bearblsu // Black Bear: gender MALE to SUMMONED</text:p>
          </table:table-cell>
        </table:table-row>
        <table:table-row table:style-name="ro3">
          <table:table-cell table:formula="of:=CONCATENATE(&quot;  &quot;;[$creature.$A33];&quot;, &quot;;[$creature.$B33];&quot;, &quot;;[$creature.$C33];&quot;, &quot;;[$creature.$D33];&quot;, &quot;;[$creature.$E33];&quot;, &quot;;[$creature.$F33];&quot;, &quot;;[$creature.$G33];&quot;, &quot;;[$creature.$H33];&quot;, &quot;;[$creature.$I33];&quot; =&gt; &quot;;[$creature.$A33];&quot; // &quot;;[$creature.$J33])" office:value-type="string" office:string-value="  beargrsu, null, null, null, null, 6, null, null, null =&gt; beargrsu // Grizzly Bear: gender MALE to SUMMONED" calcext:value-type="string">
            <text:p><text:s text:c="2"/>beargrsu, null, null, null, null, 6, null, null, null =&gt; beargrsu // Grizzly Bear: gender MALE to SUMMONED</text:p>
          </table:table-cell>
        </table:table-row>
        <table:table-row table:style-name="ro3">
          <table:table-cell table:formula="of:=CONCATENATE(&quot;  &quot;;[$creature.$A34];&quot;, &quot;;[$creature.$B34];&quot;, &quot;;[$creature.$C34];&quot;, &quot;;[$creature.$D34];&quot;, &quot;;[$creature.$E34];&quot;, &quot;;[$creature.$F34];&quot;, &quot;;[$creature.$G34];&quot;, &quot;;[$creature.$H34];&quot;, &quot;;[$creature.$I34];&quot; =&gt; &quot;;[$creature.$A34];&quot; // &quot;;[$creature.$J34])" office:value-type="string" office:string-value="  beast, 3, null, null, null, null, null, null, null =&gt; beast // Beastmaster: race HUMAN to HALF_ELF" calcext:value-type="string">
            <text:p><text:s text:c="2"/>beast, 3, null, null, null, null, null, null, null =&gt; beast // Beastmaster: race HUMAN to HALF_ELF</text:p>
          </table:table-cell>
        </table:table-row>
        <table:table-row table:style-name="ro3">
          <table:table-cell table:formula="of:=CONCATENATE(&quot;  &quot;;[$creature.$A35];&quot;, &quot;;[$creature.$B35];&quot;, &quot;;[$creature.$C35];&quot;, &quot;;[$creature.$D35];&quot;, &quot;;[$creature.$E35];&quot;, &quot;;[$creature.$F35];&quot;, &quot;;[$creature.$G35];&quot;, &quot;;[$creature.$H35];&quot;, &quot;;[$creature.$I35];&quot; =&gt; &quot;;[$creature.$A35];&quot; // &quot;;[$creature.$J35])" office:value-type="string" office:string-value="  behhiv01, null, null, null, null, 4, null, null, null =&gt; behhiv01 // Hive Mother: gender FEMALE to NIETHER" calcext:value-type="string">
            <text:p><text:s text:c="2"/>behhiv01, null, null, null, null, 4, null, null, null =&gt; behhiv01 // Hive Mother: gender FEMALE to NIETHER</text:p>
          </table:table-cell>
        </table:table-row>
        <table:table-row table:style-name="ro3">
          <table:table-cell table:formula="of:=CONCATENATE(&quot;  &quot;;[$creature.$A36];&quot;, &quot;;[$creature.$B36];&quot;, &quot;;[$creature.$C36];&quot;, &quot;;[$creature.$D36];&quot;, &quot;;[$creature.$E36];&quot;, &quot;;[$creature.$F36];&quot;, &quot;;[$creature.$G36];&quot;, &quot;;[$creature.$H36];&quot;, &quot;;[$creature.$I36];&quot; =&gt; &quot;;[$creature.$A36];&quot; // &quot;;[$creature.$J36])" office:value-type="string" office:string-value="  bhelm, null, null, null, null, null, null, null, 0x40140000 =&gt; bhelm // Guardian Vottnar: kit to HELM" calcext:value-type="string">
            <text:p><text:s text:c="2"/>bhelm, null, null, null, null, null, null, null, 0x40140000 =&gt; bhelm // Guardian Vottnar: kit to HELM</text:p>
          </table:table-cell>
        </table:table-row>
        <table:table-row table:style-name="ro3">
          <table:table-cell table:formula="of:=CONCATENATE(&quot;  &quot;;[$creature.$A37];&quot;, &quot;;[$creature.$B37];&quot;, &quot;;[$creature.$C37];&quot;, &quot;;[$creature.$D37];&quot;, &quot;;[$creature.$E37];&quot;, &quot;;[$creature.$F37];&quot;, &quot;;[$creature.$G37];&quot;, &quot;;[$creature.$H37];&quot;, &quot;;[$creature.$I37];&quot; =&gt; &quot;;[$creature.$A37];&quot; // &quot;;[$creature.$J37])" office:value-type="string" office:string-value="  bhghoul2, null, null, null, null, 4, null, null, null =&gt; bhghoul2 // Ghast: gender MALE to NIETHER" calcext:value-type="string">
            <text:p><text:s text:c="2"/>bhghoul2, null, null, null, null, 4, null, null, null =&gt; bhghoul2 // Ghast: gender MALE to NIETHER</text:p>
          </table:table-cell>
        </table:table-row>
        <table:table-row table:style-name="ro3">
          <table:table-cell table:formula="of:=CONCATENATE(&quot;  &quot;;[$creature.$A38];&quot;, &quot;;[$creature.$B38];&quot;, &quot;;[$creature.$C38];&quot;, &quot;;[$creature.$D38];&quot;, &quot;;[$creature.$E38];&quot;, &quot;;[$creature.$F38];&quot;, &quot;;[$creature.$G38];&quot;, &quot;;[$creature.$H38];&quot;, &quot;;[$creature.$I38];&quot; =&gt; &quot;;[$creature.$A38];&quot; // &quot;;[$creature.$J38])" office:value-type="string" office:string-value="  bhghoul4, null, null, null, null, 4, null, null, null =&gt; bhghoul4 // Ghast: gender MALE to NIETHER" calcext:value-type="string">
            <text:p><text:s text:c="2"/>bhghoul4, null, null, null, null, 4, null, null, null =&gt; bhghoul4 // Ghast: gender MALE to NIETHER</text:p>
          </table:table-cell>
        </table:table-row>
        <table:table-row table:style-name="ro3">
          <table:table-cell table:formula="of:=CONCATENATE(&quot;  &quot;;[$creature.$A39];&quot;, &quot;;[$creature.$B39];&quot;, &quot;;[$creature.$C39];&quot;, &quot;;[$creature.$D39];&quot;, &quot;;[$creature.$E39];&quot;, &quot;;[$creature.$F39];&quot;, &quot;;[$creature.$G39];&quot;, &quot;;[$creature.$H39];&quot;, &quot;;[$creature.$I39];&quot; =&gt; &quot;;[$creature.$A39];&quot; // &quot;;[$creature.$J39])" office:value-type="string" office:string-value="  bodfgt01, 133, null, null, null, null, null, bodfgt01, null =&gt; bodfgt01 // Grimwarder: dv None to bodfgt01; race NO_RACE to SPECTRE" calcext:value-type="string">
            <text:p><text:s text:c="2"/>bodfgt01, 133, null, null, null, null, null, bodfgt01, null =&gt; bodfgt01 // Grimwarder: dv None to bodfgt01; race NO_RACE to SPECTRE</text:p>
          </table:table-cell>
        </table:table-row>
        <table:table-row table:style-name="ro3">
          <table:table-cell table:formula="of:=CONCATENATE(&quot;  &quot;;[$creature.$A40];&quot;, &quot;;[$creature.$B40];&quot;, &quot;;[$creature.$C40];&quot;, &quot;;[$creature.$D40];&quot;, &quot;;[$creature.$E40];&quot;, &quot;;[$creature.$F40];&quot;, &quot;;[$creature.$G40];&quot;, &quot;;[$creature.$H40];&quot;, &quot;;[$creature.$I40];&quot; =&gt; &quot;;[$creature.$A40];&quot; // &quot;;[$creature.$J40])" office:value-type="string" office:string-value="  bodfgt02, 133, null, null, null, null, null, bodfgt02, null =&gt; bodfgt02 // Grimward Archer: dv None to bodfgt02; race NO_RACE to SPECTRE" calcext:value-type="string">
            <text:p><text:s text:c="2"/>bodfgt02, 133, null, null, null, null, null, bodfgt02, null =&gt; bodfgt02 // Grimward Archer: dv None to bodfgt02; race NO_RACE to SPECTRE</text:p>
          </table:table-cell>
        </table:table-row>
        <table:table-row table:style-name="ro3">
          <table:table-cell table:formula="of:=CONCATENATE(&quot;  &quot;;[$creature.$A41];&quot;, &quot;;[$creature.$B41];&quot;, &quot;;[$creature.$C41];&quot;, &quot;;[$creature.$D41];&quot;, &quot;;[$creature.$E41];&quot;, &quot;;[$creature.$F41];&quot;, &quot;;[$creature.$G41];&quot;, &quot;;[$creature.$H41];&quot;, &quot;;[$creature.$I41];&quot; =&gt; &quot;;[$creature.$A41];&quot; // &quot;;[$creature.$J41])" office:value-type="string" office:string-value="  bodtan, null, null, 4, null, null, null, null, null =&gt; bodtan // Tanova: general HUMANOID to UNDEAD" calcext:value-type="string">
            <text:p><text:s text:c="2"/>bodtan, null, null, 4, null, null, null, null, null =&gt; bodtan // Tanova: general HUMANOID to UNDEAD</text:p>
          </table:table-cell>
        </table:table-row>
        <table:table-row table:style-name="ro3">
          <table:table-cell table:formula="of:=CONCATENATE(&quot;  &quot;;[$creature.$A42];&quot;, &quot;;[$creature.$B42];&quot;, &quot;;[$creature.$C42];&quot;, &quot;;[$creature.$D42];&quot;, &quot;;[$creature.$E42];&quot;, &quot;;[$creature.$F42];&quot;, &quot;;[$creature.$G42];&quot;, &quot;;[$creature.$H42];&quot;, &quot;;[$creature.$I42];&quot; =&gt; &quot;;[$creature.$A42];&quot; // &quot;;[$creature.$J42])" office:value-type="string" office:string-value="  bounha, 2, null, null, null, null, null, null, null =&gt; bounha // Bounty Hunter: race HUMAN to ELF" calcext:value-type="string">
            <text:p><text:s text:c="2"/>bounha, 2, null, null, null, null, null, null, null =&gt; bounha // Bounty Hunter: race HUMAN to ELF</text:p>
          </table:table-cell>
        </table:table-row>
        <table:table-row table:style-name="ro3">
          <table:table-cell table:formula="of:=CONCATENATE(&quot;  &quot;;[$creature.$A43];&quot;, &quot;;[$creature.$B43];&quot;, &quot;;[$creature.$C43];&quot;, &quot;;[$creature.$D43];&quot;, &quot;;[$creature.$E43];&quot;, &quot;;[$creature.$F43];&quot;, &quot;;[$creature.$G43];&quot;, &quot;;[$creature.$H43];&quot;, &quot;;[$creature.$I43];&quot; =&gt; &quot;;[$creature.$A43];&quot; // &quot;;[$creature.$J43])" office:value-type="string" office:string-value="  bounha04, 154, null, 255, null, null, null, null, null =&gt; bounha04 // Bounty Hunter: general HUMANOID to MONSTER; race HUMAN to YUANTI" calcext:value-type="string">
            <text:p><text:s text:c="2"/>bounha04, 154, null, 255, null, null, null, null, null =&gt; bounha04 // Bounty Hunter: general HUMANOID to MONSTER; race HUMAN to YUANTI</text:p>
          </table:table-cell>
        </table:table-row>
        <table:table-row table:style-name="ro3">
          <table:table-cell table:formula="of:=CONCATENATE(&quot;  &quot;;[$creature.$A44];&quot;, &quot;;[$creature.$B44];&quot;, &quot;;[$creature.$C44];&quot;, &quot;;[$creature.$D44];&quot;, &quot;;[$creature.$E44];&quot;, &quot;;[$creature.$F44];&quot;, &quot;;[$creature.$G44];&quot;, &quot;;[$creature.$H44];&quot;, &quot;;[$creature.$I44];&quot; =&gt; &quot;;[$creature.$A44];&quot; // &quot;;[$creature.$J44])" office:value-type="string" office:string-value="  brus, null, null, null, null, null, null, brus, null =&gt; brus // Brus: dv None to brus" calcext:value-type="string">
            <text:p><text:s text:c="2"/>brus, null, null, null, null, null, null, brus, null =&gt; brus // Brus: dv None to brus</text:p>
          </table:table-cell>
        </table:table-row>
        <table:table-row table:style-name="ro3">
          <table:table-cell table:formula="of:=CONCATENATE(&quot;  &quot;;[$creature.$A45];&quot;, &quot;;[$creature.$B45];&quot;, &quot;;[$creature.$C45];&quot;, &quot;;[$creature.$D45];&quot;, &quot;;[$creature.$E45];&quot;, &quot;;[$creature.$F45];&quot;, &quot;;[$creature.$G45];&quot;, &quot;;[$creature.$H45];&quot;, &quot;;[$creature.$I45];&quot; =&gt; &quot;;[$creature.$A45];&quot; // &quot;;[$creature.$J45])" office:value-type="string" office:string-value="  brus2, null, null, null, null, null, null, brus, null =&gt; brus2 // Brus: dv None to brus" calcext:value-type="string">
            <text:p><text:s text:c="2"/>brus2, null, null, null, null, null, null, brus, null =&gt; brus2 // Brus: dv None to brus</text:p>
          </table:table-cell>
        </table:table-row>
        <table:table-row table:style-name="ro3">
          <table:table-cell table:formula="of:=CONCATENATE(&quot;  &quot;;[$creature.$A46];&quot;, &quot;;[$creature.$B46];&quot;, &quot;;[$creature.$C46];&quot;, &quot;;[$creature.$D46];&quot;, &quot;;[$creature.$E46];&quot;, &quot;;[$creature.$F46];&quot;, &quot;;[$creature.$G46];&quot;, &quot;;[$creature.$H46];&quot;, &quot;;[$creature.$I46];&quot; =&gt; &quot;;[$creature.$A46];&quot; // &quot;;[$creature.$J46])" office:value-type="string" office:string-value="  c6catti, null, null, null, 2, 2, null, null, null =&gt; c6catti // Catti Brie: gender MALE to FEMALE; sex FEMALE to FEMALE" calcext:value-type="string">
            <text:p><text:s text:c="2"/>c6catti, null, null, null, 2, 2, null, null, null =&gt; c6catti // Catti Brie: gender MALE to FEMALE; sex FEMALE to FEMALE</text:p>
          </table:table-cell>
        </table:table-row>
        <table:table-row table:style-name="ro3">
          <table:table-cell table:formula="of:=CONCATENATE(&quot;  &quot;;[$creature.$A47];&quot;, &quot;;[$creature.$B47];&quot;, &quot;;[$creature.$C47];&quot;, &quot;;[$creature.$D47];&quot;, &quot;;[$creature.$E47];&quot;, &quot;;[$creature.$F47];&quot;, &quot;;[$creature.$G47];&quot;, &quot;;[$creature.$H47];&quot;, &quot;;[$creature.$I47];&quot; =&gt; &quot;;[$creature.$A47];&quot; // &quot;;[$creature.$J47])" office:value-type="string" office:string-value="  c6catti2, null, null, null, 2, 2, null, null, null =&gt; c6catti2 // Catti Brie: gender MALE to FEMALE; sex FEMALE to FEMALE" calcext:value-type="string">
            <text:p><text:s text:c="2"/>c6catti2, null, null, null, 2, 2, null, null, null =&gt; c6catti2 // Catti Brie: gender MALE to FEMALE; sex FEMALE to FEMALE</text:p>
          </table:table-cell>
        </table:table-row>
        <table:table-row table:style-name="ro3">
          <table:table-cell table:formula="of:=CONCATENATE(&quot;  &quot;;[$creature.$A48];&quot;, &quot;;[$creature.$B48];&quot;, &quot;;[$creature.$C48];&quot;, &quot;;[$creature.$D48];&quot;, &quot;;[$creature.$E48];&quot;, &quot;;[$creature.$F48];&quot;, &quot;;[$creature.$G48];&quot;, &quot;;[$creature.$H48];&quot;, &quot;;[$creature.$I48];&quot; =&gt; &quot;;[$creature.$A48];&quot; // &quot;;[$creature.$J48])" office:value-type="string" office:string-value="  c6cler3, null, null, null, 2, 2, null, null, null =&gt; c6cler3 // Cleric Of Talos: gender MALE to FEMALE; sex MALE to FEMALE" calcext:value-type="string">
            <text:p><text:s text:c="2"/>c6cler3, null, null, null, 2, 2, null, null, null =&gt; c6cler3 // Cleric Of Talos: gender MALE to FEMALE; sex MALE to FEMALE</text:p>
          </table:table-cell>
        </table:table-row>
        <table:table-row table:style-name="ro3">
          <table:table-cell table:formula="of:=CONCATENATE(&quot;  &quot;;[$creature.$A49];&quot;, &quot;;[$creature.$B49];&quot;, &quot;;[$creature.$C49];&quot;, &quot;;[$creature.$D49];&quot;, &quot;;[$creature.$E49];&quot;, &quot;;[$creature.$F49];&quot;, &quot;;[$creature.$G49];&quot;, &quot;;[$creature.$H49];&quot;, &quot;;[$creature.$I49];&quot; =&gt; &quot;;[$creature.$A49];&quot; // &quot;;[$creature.$J49])" office:value-type="string" office:string-value="  c6del, null, null, null, 2, 2, null, null, null =&gt; c6del // Del: gender MALE to FEMALE; sex MALE to FEMALE" calcext:value-type="string">
            <text:p><text:s text:c="2"/>c6del, null, null, null, 2, 2, null, null, null =&gt; c6del // Del: gender MALE to FEMALE; sex MALE to FEMALE</text:p>
          </table:table-cell>
        </table:table-row>
        <table:table-row table:style-name="ro3">
          <table:table-cell table:formula="of:=CONCATENATE(&quot;  &quot;;[$creature.$A50];&quot;, &quot;;[$creature.$B50];&quot;, &quot;;[$creature.$C50];&quot;, &quot;;[$creature.$D50];&quot;, &quot;;[$creature.$E50];&quot;, &quot;;[$creature.$F50];&quot;, &quot;;[$creature.$G50];&quot;, &quot;;[$creature.$H50];&quot;, &quot;;[$creature.$I50];&quot; =&gt; &quot;;[$creature.$A50];&quot; // &quot;;[$creature.$J50])" office:value-type="string" office:string-value="  c6gofus, null, null, null, 1, 1, null, null, null =&gt; c6gofus // Gofus: gender FEMALE to MALE; sex FEMALE to MALE" calcext:value-type="string">
            <text:p><text:s text:c="2"/>c6gofus, null, null, null, 1, 1, null, null, null =&gt; c6gofus // Gofus: gender FEMALE to MALE; sex FEMALE to MALE</text:p>
          </table:table-cell>
        </table:table-row>
        <table:table-row table:style-name="ro3">
          <table:table-cell table:formula="of:=CONCATENATE(&quot;  &quot;;[$creature.$A51];&quot;, &quot;;[$creature.$B51];&quot;, &quot;;[$creature.$C51];&quot;, &quot;;[$creature.$D51];&quot;, &quot;;[$creature.$E51];&quot;, &quot;;[$creature.$F51];&quot;, &quot;;[$creature.$G51];&quot;, &quot;;[$creature.$H51];&quot;, &quot;;[$creature.$I51];&quot; =&gt; &quot;;[$creature.$A51];&quot; // &quot;;[$creature.$J51])" office:value-type="string" office:string-value="  c6guen, null, null, null, 2, null, null, null, null =&gt; c6guen // Guenhwyvar: sex MALE to FEMALE" calcext:value-type="string">
            <text:p><text:s text:c="2"/>c6guen, null, null, null, 2, null, null, null, null =&gt; c6guen // Guenhwyvar: sex MALE to FEMALE</text:p>
          </table:table-cell>
        </table:table-row>
        <table:table-row table:style-name="ro3">
          <table:table-cell table:formula="of:=CONCATENATE(&quot;  &quot;;[$creature.$A52];&quot;, &quot;;[$creature.$B52];&quot;, &quot;;[$creature.$C52];&quot;, &quot;;[$creature.$D52];&quot;, &quot;;[$creature.$E52];&quot;, &quot;;[$creature.$F52];&quot;, &quot;;[$creature.$G52];&quot;, &quot;;[$creature.$H52];&quot;, &quot;;[$creature.$I52];&quot; =&gt; &quot;;[$creature.$A52];&quot; // &quot;;[$creature.$J52])" office:value-type="string" office:string-value="  c6guen2, null, null, null, 2, 2, null, null, null =&gt; c6guen2 // Guenhwyvar: gender MALE to FEMALE; sex MALE to FEMALE" calcext:value-type="string">
            <text:p><text:s text:c="2"/>c6guen2, null, null, null, 2, 2, null, null, null =&gt; c6guen2 // Guenhwyvar: gender MALE to FEMALE; sex MALE to FEMALE</text:p>
          </table:table-cell>
        </table:table-row>
        <table:table-row table:style-name="ro3">
          <table:table-cell table:formula="of:=CONCATENATE(&quot;  &quot;;[$creature.$A53];&quot;, &quot;;[$creature.$B53];&quot;, &quot;;[$creature.$C53];&quot;, &quot;;[$creature.$D53];&quot;, &quot;;[$creature.$E53];&quot;, &quot;;[$creature.$F53];&quot;, &quot;;[$creature.$G53];&quot;, &quot;;[$creature.$H53];&quot;, &quot;;[$creature.$I53];&quot; =&gt; &quot;;[$creature.$A53];&quot; // &quot;;[$creature.$J53])" office:value-type="string" office:string-value="  c6kach, null, null, null, 1, 1, null, null, null =&gt; c6kach // Kachiko: gender FEMALE to MALE; sex FEMALE to MALE" calcext:value-type="string">
            <text:p><text:s text:c="2"/>c6kach, null, null, null, 1, 1, null, null, null =&gt; c6kach // Kachiko: gender FEMALE to MALE; sex FEMALE to MALE</text:p>
          </table:table-cell>
        </table:table-row>
        <table:table-row table:style-name="ro3">
          <table:table-cell table:formula="of:=CONCATENATE(&quot;  &quot;;[$creature.$A54];&quot;, &quot;;[$creature.$B54];&quot;, &quot;;[$creature.$C54];&quot;, &quot;;[$creature.$D54];&quot;, &quot;;[$creature.$E54];&quot;, &quot;;[$creature.$F54];&quot;, &quot;;[$creature.$G54];&quot;, &quot;;[$creature.$H54];&quot;, &quot;;[$creature.$I54];&quot; =&gt; &quot;;[$creature.$A54];&quot; // &quot;;[$creature.$J54])" office:value-type="string" office:string-value="  cattig01, null, null, null, null, null, null, cattig01, null =&gt; cattig01 // Wild Tiger: dv None to cattig01" calcext:value-type="string">
            <text:p><text:s text:c="2"/>cattig01, null, null, null, null, null, null, cattig01, null =&gt; cattig01 // Wild Tiger: dv None to cattig01</text:p>
          </table:table-cell>
        </table:table-row>
        <table:table-row table:style-name="ro3">
          <table:table-cell table:formula="of:=CONCATENATE(&quot;  &quot;;[$creature.$A55];&quot;, &quot;;[$creature.$B55];&quot;, &quot;;[$creature.$C55];&quot;, &quot;;[$creature.$D55];&quot;, &quot;;[$creature.$E55];&quot;, &quot;;[$creature.$F55];&quot;, &quot;;[$creature.$G55];&quot;, &quot;;[$creature.$H55];&quot;, &quot;;[$creature.$I55];&quot; =&gt; &quot;;[$creature.$A55];&quot; // &quot;;[$creature.$J55])" office:value-type="string" office:string-value="  cedelich, 150, null, 4, null, null, null, null, null =&gt; cedelich // Deril Lich: general HUMANOID to UNDEAD; race HUMAN to LICH" calcext:value-type="string">
            <text:p><text:s text:c="2"/>cedelich, 150, null, 4, null, null, null, null, null =&gt; cedelich // Deril Lich: general HUMANOID to UNDEAD; race HUMAN to LICH</text:p>
          </table:table-cell>
        </table:table-row>
        <table:table-row table:style-name="ro3">
          <table:table-cell table:formula="of:=CONCATENATE(&quot;  &quot;;[$creature.$A56];&quot;, &quot;;[$creature.$B56];&quot;, &quot;;[$creature.$C56];&quot;, &quot;;[$creature.$D56];&quot;, &quot;;[$creature.$E56];&quot;, &quot;;[$creature.$F56];&quot;, &quot;;[$creature.$G56];&quot;, &quot;;[$creature.$H56];&quot;, &quot;;[$creature.$I56];&quot; =&gt; &quot;;[$creature.$A56];&quot; // &quot;;[$creature.$J56])" office:value-type="string" office:string-value="  cefald02, null, null, null, 2, 2, null, null, null =&gt; cefald02 // Faldorn: gender MALE to FEMALE; sex MALE to FEMALE" calcext:value-type="string">
            <text:p><text:s text:c="2"/>cefald02, null, null, null, 2, 2, null, null, null =&gt; cefald02 // Faldorn: gender MALE to FEMALE; sex MALE to FEMALE</text:p>
          </table:table-cell>
        </table:table-row>
        <table:table-row table:style-name="ro3">
          <table:table-cell table:formula="of:=CONCATENATE(&quot;  &quot;;[$creature.$A57];&quot;, &quot;;[$creature.$B57];&quot;, &quot;;[$creature.$C57];&quot;, &quot;;[$creature.$D57];&quot;, &quot;;[$creature.$E57];&quot;, &quot;;[$creature.$F57];&quot;, &quot;;[$creature.$G57];&quot;, &quot;;[$creature.$H57];&quot;, &quot;;[$creature.$I57];&quot; =&gt; &quot;;[$creature.$A57];&quot; // &quot;;[$creature.$J57])" office:value-type="string" office:string-value="  ceglut, 113, null, null, null, null, null, null, null =&gt; ceglut // Glut: race GOLEM to OGRE" calcext:value-type="string">
            <text:p><text:s text:c="2"/>ceglut, 113, null, null, null, null, null, null, null =&gt; ceglut // Glut: race GOLEM to OGRE</text:p>
          </table:table-cell>
        </table:table-row>
        <table:table-row table:style-name="ro3">
          <table:table-cell table:formula="of:=CONCATENATE(&quot;  &quot;;[$creature.$A58];&quot;, &quot;;[$creature.$B58];&quot;, &quot;;[$creature.$C58];&quot;, &quot;;[$creature.$D58];&quot;, &quot;;[$creature.$E58];&quot;, &quot;;[$creature.$F58];&quot;, &quot;;[$creature.$G58];&quot;, &quot;;[$creature.$H58];&quot;, &quot;;[$creature.$I58];&quot; =&gt; &quot;;[$creature.$A58];&quot; // &quot;;[$creature.$J58])" office:value-type="string" office:string-value="  celvan, null, null, null, null, null, 24836, null, null =&gt; celvan // Crazy Celvan: animation FIGHTER_MALE_HALFLING to FIGHTER_MALE_GNOME" calcext:value-type="string">
            <text:p><text:s text:c="2"/>celvan, null, null, null, null, null, 24836, null, null =&gt; celvan // Crazy Celvan: animation FIGHTER_MALE_HALFLING to FIGHTER_MALE_GNOME</text:p>
          </table:table-cell>
        </table:table-row>
        <table:table-row table:style-name="ro3">
          <table:table-cell table:formula="of:=CONCATENATE(&quot;  &quot;;[$creature.$A59];&quot;, &quot;;[$creature.$B59];&quot;, &quot;;[$creature.$C59];&quot;, &quot;;[$creature.$D59];&quot;, &quot;;[$creature.$E59];&quot;, &quot;;[$creature.$F59];&quot;, &quot;;[$creature.$G59];&quot;, &quot;;[$creature.$H59];&quot;, &quot;;[$creature.$I59];&quot; =&gt; &quot;;[$creature.$A59];&quot; // &quot;;[$creature.$J59])" office:value-type="string" office:string-value="  chalcy02, null, null, null, null, null, null, null, 0x400a0000 =&gt; chalcy02 // Favored of Cyric: kit to ASSASIN" calcext:value-type="string">
            <text:p><text:s text:c="2"/>chalcy02, null, null, null, null, null, null, null, 0x400a0000 =&gt; chalcy02 // Favored of Cyric: kit to ASSASIN</text:p>
          </table:table-cell>
        </table:table-row>
        <table:table-row table:style-name="ro3">
          <table:table-cell table:formula="of:=CONCATENATE(&quot;  &quot;;[$creature.$A60];&quot;, &quot;;[$creature.$B60];&quot;, &quot;;[$creature.$C60];&quot;, &quot;;[$creature.$D60];&quot;, &quot;;[$creature.$E60];&quot;, &quot;;[$creature.$F60];&quot;, &quot;;[$creature.$G60];&quot;, &quot;;[$creature.$H60];&quot;, &quot;;[$creature.$I60];&quot; =&gt; &quot;;[$creature.$A60];&quot; // &quot;;[$creature.$J60])" office:value-type="string" office:string-value="  chang01, null, null, null, null, null, null, null, 0x40070000 =&gt; chang01 // Angelo: kit to FERALAN" calcext:value-type="string">
            <text:p><text:s text:c="2"/>chang01, null, null, null, null, null, null, null, 0x40070000 =&gt; chang01 // Angelo: kit to FERALAN</text:p>
          </table:table-cell>
        </table:table-row>
        <table:table-row table:style-name="ro3">
          <table:table-cell table:formula="of:=CONCATENATE(&quot;  &quot;;[$creature.$A61];&quot;, &quot;;[$creature.$B61];&quot;, &quot;;[$creature.$C61];&quot;, &quot;;[$creature.$D61];&quot;, &quot;;[$creature.$E61];&quot;, &quot;;[$creature.$F61];&quot;, &quot;;[$creature.$G61];&quot;, &quot;;[$creature.$H61];&quot;, &quot;;[$creature.$I61];&quot; =&gt; &quot;;[$creature.$A61];&quot; // &quot;;[$creature.$J61])" office:value-type="string" office:string-value="  chang02, null, null, null, null, null, null, null, 0x40070000 =&gt; chang02 // Angelo: kit to FERALAN" calcext:value-type="string">
            <text:p><text:s text:c="2"/>chang02, null, null, null, null, null, null, null, 0x40070000 =&gt; chang02 // Angelo: kit to FERALAN</text:p>
          </table:table-cell>
        </table:table-row>
        <table:table-row table:style-name="ro3">
          <table:table-cell table:formula="of:=CONCATENATE(&quot;  &quot;;[$creature.$A62];&quot;, &quot;;[$creature.$B62];&quot;, &quot;;[$creature.$C62];&quot;, &quot;;[$creature.$D62];&quot;, &quot;;[$creature.$E62];&quot;, &quot;;[$creature.$F62];&quot;, &quot;;[$creature.$G62];&quot;, &quot;;[$creature.$H62];&quot;, &quot;;[$creature.$I62];&quot; =&gt; &quot;;[$creature.$A62];&quot; // &quot;;[$creature.$J62])" office:value-type="string" office:string-value="  chevil09, 2, null, null, null, null, null, null, null =&gt; chevil09 // Jon Irenicus: race HUMAN to ELF" calcext:value-type="string">
            <text:p><text:s text:c="2"/>chevil09, 2, null, null, null, null, null, null, null =&gt; chevil09 // Jon Irenicus: race HUMAN to ELF</text:p>
          </table:table-cell>
        </table:table-row>
        <table:table-row table:style-name="ro3">
          <table:table-cell table:formula="of:=CONCATENATE(&quot;  &quot;;[$creature.$A63];&quot;, &quot;;[$creature.$B63];&quot;, &quot;;[$creature.$C63];&quot;, &quot;;[$creature.$D63];&quot;, &quot;;[$creature.$E63];&quot;, &quot;;[$creature.$F63];&quot;, &quot;;[$creature.$G63];&quot;, &quot;;[$creature.$H63];&quot;, &quot;;[$creature.$I63];&quot; =&gt; &quot;;[$creature.$A63];&quot; // &quot;;[$creature.$J63])" office:value-type="string" office:string-value="  chgood01, 5, null, null, null, null, null, null, null =&gt; chgood01 // Commoner: race HUMAN to HALFLING" calcext:value-type="string">
            <text:p><text:s text:c="2"/>chgood01, 5, null, null, null, null, null, null, null =&gt; chgood01 // Commoner: race HUMAN to HALFLING</text:p>
          </table:table-cell>
        </table:table-row>
        <table:table-row table:style-name="ro3">
          <table:table-cell table:formula="of:=CONCATENATE(&quot;  &quot;;[$creature.$A64];&quot;, &quot;;[$creature.$B64];&quot;, &quot;;[$creature.$C64];&quot;, &quot;;[$creature.$D64];&quot;, &quot;;[$creature.$E64];&quot;, &quot;;[$creature.$F64];&quot;, &quot;;[$creature.$G64];&quot;, &quot;;[$creature.$H64];&quot;, &quot;;[$creature.$I64];&quot; =&gt; &quot;;[$creature.$A64];&quot; // &quot;;[$creature.$J64])" office:value-type="string" office:string-value="  chickdef, null, 255, null, 2, 2, null, null, null =&gt; chickdef // Rabid Chicken: gender MALE to FEMALE; sex MALE to FEMALE; class MAGE to NO_CLASS" calcext:value-type="string">
            <text:p><text:s text:c="2"/>chickdef, null, 255, null, 2, 2, null, null, null =&gt; chickdef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5];&quot;, &quot;;[$creature.$B65];&quot;, &quot;;[$creature.$C65];&quot;, &quot;;[$creature.$D65];&quot;, &quot;;[$creature.$E65];&quot;, &quot;;[$creature.$F65];&quot;, &quot;;[$creature.$G65];&quot;, &quot;;[$creature.$H65];&quot;, &quot;;[$creature.$I65];&quot; =&gt; &quot;;[$creature.$A65];&quot; // &quot;;[$creature.$J65])" office:value-type="string" office:string-value="  chicke, null, 255, null, 2, 2, null, null, null =&gt; chicke // Chicken: gender MALE to FEMALE; sex MALE to FEMALE; class MAGE to NO_CLASS" calcext:value-type="string">
            <text:p><text:s text:c="2"/>chicke, null, 255, null, 2, 2, null, null, null =&gt; chicke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66];&quot;, &quot;;[$creature.$B66];&quot;, &quot;;[$creature.$C66];&quot;, &quot;;[$creature.$D66];&quot;, &quot;;[$creature.$E66];&quot;, &quot;;[$creature.$F66];&quot;, &quot;;[$creature.$G66];&quot;, &quot;;[$creature.$H66];&quot;, &quot;;[$creature.$I66];&quot; =&gt; &quot;;[$creature.$A66];&quot; // &quot;;[$creature.$J66])" office:value-type="string" office:string-value="  chicker, null, 255, null, 2, 2, null, null, null =&gt; chicker // Rabid Chicken: gender MALE to FEMALE; sex MALE to FEMALE; class MAGE to NO_CLASS" calcext:value-type="string">
            <text:p><text:s text:c="2"/>chicker, null, 255, null, 2, 2, null, null, null =&gt; chicker // Rabid Chicken: gender MALE to FEMALE; sex MALE to FEMALE; class MAGE to NO_CLASS</text:p>
          </table:table-cell>
        </table:table-row>
        <table:table-row table:style-name="ro3">
          <table:table-cell table:formula="of:=CONCATENATE(&quot;  &quot;;[$creature.$A67];&quot;, &quot;;[$creature.$B67];&quot;, &quot;;[$creature.$C67];&quot;, &quot;;[$creature.$D67];&quot;, &quot;;[$creature.$E67];&quot;, &quot;;[$creature.$F67];&quot;, &quot;;[$creature.$G67];&quot;, &quot;;[$creature.$H67];&quot;, &quot;;[$creature.$I67];&quot; =&gt; &quot;;[$creature.$A67];&quot; // &quot;;[$creature.$J67])" office:value-type="string" office:string-value="  clcoti01, 1, null, null, null, null, null, null, null =&gt; clcoti01 // Cotirso: race HALF_ELF to HUMAN" calcext:value-type="string">
            <text:p><text:s text:c="2"/>clcoti01, 1, null, null, null, null, null, null, null =&gt; clcoti01 // Cotirso: race HALF_ELF to HUMAN</text:p>
          </table:table-cell>
        </table:table-row>
        <table:table-row table:style-name="ro3">
          <table:table-cell table:formula="of:=CONCATENATE(&quot;  &quot;;[$creature.$A68];&quot;, &quot;;[$creature.$B68];&quot;, &quot;;[$creature.$C68];&quot;, &quot;;[$creature.$D68];&quot;, &quot;;[$creature.$E68];&quot;, &quot;;[$creature.$F68];&quot;, &quot;;[$creature.$G68];&quot;, &quot;;[$creature.$H68];&quot;, &quot;;[$creature.$I68];&quot; =&gt; &quot;;[$creature.$A68];&quot; // &quot;;[$creature.$J68])" office:value-type="string" office:string-value="  cldad, null, null, null, null, null, null, cldad, null =&gt; cldad // Talon Nirkhas: dv None to cldad" calcext:value-type="string">
            <text:p><text:s text:c="2"/>cldad, null, null, null, null, null, null, cldad, null =&gt; cldad // Talon Nirkhas: dv None to cldad</text:p>
          </table:table-cell>
        </table:table-row>
        <table:table-row table:style-name="ro3">
          <table:table-cell table:formula="of:=CONCATENATE(&quot;  &quot;;[$creature.$A69];&quot;, &quot;;[$creature.$B69];&quot;, &quot;;[$creature.$C69];&quot;, &quot;;[$creature.$D69];&quot;, &quot;;[$creature.$E69];&quot;, &quot;;[$creature.$F69];&quot;, &quot;;[$creature.$G69];&quot;, &quot;;[$creature.$H69];&quot;, &quot;;[$creature.$I69];&quot; =&gt; &quot;;[$creature.$A69];&quot; // &quot;;[$creature.$J69])" office:value-type="string" office:string-value="  clone1, null, null, null, null, null, 32561, null, null =&gt; clone1 // Escaped Clone: animation CLERIC_FEMALE_ELF to ELLESIME" calcext:value-type="string">
            <text:p><text:s text:c="2"/>clone1, null, null, null, null, null, 32561, null, null =&gt; clone1 // Escaped Clone: animation CLERIC_FEMALE_ELF to ELLESIME</text:p>
          </table:table-cell>
        </table:table-row>
        <table:table-row table:style-name="ro3">
          <table:table-cell table:formula="of:=CONCATENATE(&quot;  &quot;;[$creature.$A70];&quot;, &quot;;[$creature.$B70];&quot;, &quot;;[$creature.$C70];&quot;, &quot;;[$creature.$D70];&quot;, &quot;;[$creature.$E70];&quot;, &quot;;[$creature.$F70];&quot;, &quot;;[$creature.$G70];&quot;, &quot;;[$creature.$H70];&quot;, &quot;;[$creature.$I70];&quot; =&gt; &quot;;[$creature.$A70];&quot; // &quot;;[$creature.$J70])" office:value-type="string" office:string-value="  copamb03, 2, null, null, null, null, null, null, null =&gt; copamb03 // Gladiator: race HUMAN to ELF" calcext:value-type="string">
            <text:p><text:s text:c="2"/>copamb03, 2, null, null, null, null, null, null, null =&gt; copamb03 // Gladiator: race HUMAN to ELF</text:p>
          </table:table-cell>
        </table:table-row>
        <table:table-row table:style-name="ro3">
          <table:table-cell table:formula="of:=CONCATENATE(&quot;  &quot;;[$creature.$A71];&quot;, &quot;;[$creature.$B71];&quot;, &quot;;[$creature.$C71];&quot;, &quot;;[$creature.$D71];&quot;, &quot;;[$creature.$E71];&quot;, &quot;;[$creature.$F71];&quot;, &quot;;[$creature.$G71];&quot;, &quot;;[$creature.$H71];&quot;, &quot;;[$creature.$I71];&quot; =&gt; &quot;;[$creature.$A71];&quot; // &quot;;[$creature.$J71])" office:value-type="string" office:string-value="  coplion, 137, null, null, null, 2, null, null, null =&gt; coplion // Tabitha: gender MALE to FEMALE; race WOLF to CAT" calcext:value-type="string">
            <text:p><text:s text:c="2"/>coplion, 137, null, null, null, 2, null, null, null =&gt; coplion // Tabitha: gender MALE to FEMALE; race WOLF to CAT</text:p>
          </table:table-cell>
        </table:table-row>
        <table:table-row table:style-name="ro3">
          <table:table-cell table:formula="of:=CONCATENATE(&quot;  &quot;;[$creature.$A72];&quot;, &quot;;[$creature.$B72];&quot;, &quot;;[$creature.$C72];&quot;, &quot;;[$creature.$D72];&quot;, &quot;;[$creature.$E72];&quot;, &quot;;[$creature.$F72];&quot;, &quot;;[$creature.$G72];&quot;, &quot;;[$creature.$H72];&quot;, &quot;;[$creature.$I72];&quot; =&gt; &quot;;[$creature.$A72];&quot; // &quot;;[$creature.$J72])" office:value-type="string" office:string-value="  cow, null, 255, null, 2, 2, null, null, null =&gt; cow // Cow: gender MALE to FEMALE; sex MALE to FEMALE; class MAGE to NO_CLASS" calcext:value-type="string">
            <text:p><text:s text:c="2"/>cow, null, 255, null, 2, 2, null, null, null =&gt; 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73];&quot;, &quot;;[$creature.$B73];&quot;, &quot;;[$creature.$C73];&quot;, &quot;;[$creature.$D73];&quot;, &quot;;[$creature.$E73];&quot;, &quot;;[$creature.$F73];&quot;, &quot;;[$creature.$G73];&quot;, &quot;;[$creature.$H73];&quot;, &quot;;[$creature.$I73];&quot; =&gt; &quot;;[$creature.$A73];&quot; // &quot;;[$creature.$J73])" office:value-type="string" office:string-value="  cowenf1, 1, null, null, 1, 1, null, null, null =&gt; cowenf1 // Cowled Enforcer: gender FEMALE to MALE; sex FEMALE to MALE; race ELF to HUMAN" calcext:value-type="string">
            <text:p><text:s text:c="2"/>cowenf1, 1, null, null, 1, 1, null, null, null =&gt; cowenf1 // Cowled Enforcer: gender FEMALE to MALE; sex FEMALE to MALE; race ELF to HUMAN</text:p>
          </table:table-cell>
        </table:table-row>
        <table:table-row table:style-name="ro3">
          <table:table-cell table:formula="of:=CONCATENATE(&quot;  &quot;;[$creature.$A74];&quot;, &quot;;[$creature.$B74];&quot;, &quot;;[$creature.$C74];&quot;, &quot;;[$creature.$D74];&quot;, &quot;;[$creature.$E74];&quot;, &quot;;[$creature.$F74];&quot;, &quot;;[$creature.$G74];&quot;, &quot;;[$creature.$H74];&quot;, &quot;;[$creature.$I74];&quot; =&gt; &quot;;[$creature.$A74];&quot; // &quot;;[$creature.$J74])" office:value-type="string" office:string-value="  cowenf3, 1, null, null, null, null, null, null, null =&gt; cowenf3 // Cowled Enforcer: race ELF to HUMAN" calcext:value-type="string">
            <text:p><text:s text:c="2"/>cowenf3, 1, null, null, null, null, null, null, null =&gt; cowenf3 // Cowled Enforcer: race ELF to HUMAN</text:p>
          </table:table-cell>
        </table:table-row>
        <table:table-row table:style-name="ro3">
          <table:table-cell table:formula="of:=CONCATENATE(&quot;  &quot;;[$creature.$A75];&quot;, &quot;;[$creature.$B75];&quot;, &quot;;[$creature.$C75];&quot;, &quot;;[$creature.$D75];&quot;, &quot;;[$creature.$E75];&quot;, &quot;;[$creature.$F75];&quot;, &quot;;[$creature.$G75];&quot;, &quot;;[$creature.$H75];&quot;, &quot;;[$creature.$I75];&quot; =&gt; &quot;;[$creature.$A75];&quot; // &quot;;[$creature.$J75])" office:value-type="string" office:string-value="  cowenf4, 1, null, null, null, null, null, null, null =&gt; cowenf4 // Cowled Enforcer: race ELF to HUMAN" calcext:value-type="string">
            <text:p><text:s text:c="2"/>cowenf4, 1, null, null, null, null, null, null, null =&gt; cowenf4 // Cowled Enforcer: race ELF to HUMAN</text:p>
          </table:table-cell>
        </table:table-row>
        <table:table-row table:style-name="ro3">
          <table:table-cell table:formula="of:=CONCATENATE(&quot;  &quot;;[$creature.$A76];&quot;, &quot;;[$creature.$B76];&quot;, &quot;;[$creature.$C76];&quot;, &quot;;[$creature.$D76];&quot;, &quot;;[$creature.$E76];&quot;, &quot;;[$creature.$F76];&quot;, &quot;;[$creature.$G76];&quot;, &quot;;[$creature.$H76];&quot;, &quot;;[$creature.$I76];&quot; =&gt; &quot;;[$creature.$A76];&quot; // &quot;;[$creature.$J76])" office:value-type="string" office:string-value="  cowh, null, 255, null, null, null, null, null, null =&gt; cowh // Cow: class MAGE to NO_CLASS" calcext:value-type="string">
            <text:p><text:s text:c="2"/>cowh, null, 255, null, null, null, null, null, null =&gt; cowh // Cow: class MAGE to NO_CLASS</text:p>
          </table:table-cell>
        </table:table-row>
        <table:table-row table:style-name="ro3">
          <table:table-cell table:formula="of:=CONCATENATE(&quot;  &quot;;[$creature.$A77];&quot;, &quot;;[$creature.$B77];&quot;, &quot;;[$creature.$C77];&quot;, &quot;;[$creature.$D77];&quot;, &quot;;[$creature.$E77];&quot;, &quot;;[$creature.$F77];&quot;, &quot;;[$creature.$G77];&quot;, &quot;;[$creature.$H77];&quot;, &quot;;[$creature.$I77];&quot; =&gt; &quot;;[$creature.$A77];&quot; // &quot;;[$creature.$J77])" office:value-type="string" office:string-value="  cscleric, null, null, null, 1, null, null, null, null =&gt; cscleric // Dawnmaster Kreel: sex FEMALE to MALE" calcext:value-type="string">
            <text:p><text:s text:c="2"/>cscleric, null, null, null, 1, null, null, null, null =&gt; cscleric // Dawnmaster Kreel: sex FEMALE to MALE</text:p>
          </table:table-cell>
        </table:table-row>
        <table:table-row table:style-name="ro3">
          <table:table-cell table:formula="of:=CONCATENATE(&quot;  &quot;;[$creature.$A78];&quot;, &quot;;[$creature.$B78];&quot;, &quot;;[$creature.$C78];&quot;, &quot;;[$creature.$D78];&quot;, &quot;;[$creature.$E78];&quot;, &quot;;[$creature.$F78];&quot;, &quot;;[$creature.$G78];&quot;, &quot;;[$creature.$H78];&quot;, &quot;;[$creature.$I78];&quot; =&gt; &quot;;[$creature.$A78];&quot; // &quot;;[$creature.$J78])" office:value-type="string" office:string-value="  csheck1, null, null, null, null, 2, null, null, null =&gt; csheck1 // Heckler: gender MALE to FEMALE" calcext:value-type="string">
            <text:p><text:s text:c="2"/>csheck1, null, null, null, null, 2, null, null, null =&gt; csheck1 // Heckler: gender MALE to FEMALE</text:p>
          </table:table-cell>
        </table:table-row>
        <table:table-row table:style-name="ro3">
          <table:table-cell table:formula="of:=CONCATENATE(&quot;  &quot;;[$creature.$A79];&quot;, &quot;;[$creature.$B79];&quot;, &quot;;[$creature.$C79];&quot;, &quot;;[$creature.$D79];&quot;, &quot;;[$creature.$E79];&quot;, &quot;;[$creature.$F79];&quot;, &quot;;[$creature.$G79];&quot;, &quot;;[$creature.$H79];&quot;, &quot;;[$creature.$I79];&quot; =&gt; &quot;;[$creature.$A79];&quot; // &quot;;[$creature.$J79])" office:value-type="string" office:string-value="  csheck3, null, null, null, 2, 2, null, null, null =&gt; csheck3 // Heckler: gender MALE to FEMALE; sex MALE to FEMALE" calcext:value-type="string">
            <text:p><text:s text:c="2"/>csheck3, null, null, null, 2, 2, null, null, null =&gt; csheck3 // Heckler: gender MALE to FEMALE; sex MALE to FEMALE</text:p>
          </table:table-cell>
        </table:table-row>
        <table:table-row table:style-name="ro3">
          <table:table-cell table:formula="of:=CONCATENATE(&quot;  &quot;;[$creature.$A80];&quot;, &quot;;[$creature.$B80];&quot;, &quot;;[$creature.$C80];&quot;, &quot;;[$creature.$D80];&quot;, &quot;;[$creature.$E80];&quot;, &quot;;[$creature.$F80];&quot;, &quot;;[$creature.$G80];&quot;, &quot;;[$creature.$H80];&quot;, &quot;;[$creature.$I80];&quot; =&gt; &quot;;[$creature.$A80];&quot; // &quot;;[$creature.$J80])" office:value-type="string" office:string-value="  csiren, 2, null, null, null, null, null, null, null =&gt; csiren // Mage: race HUMAN to ELF" calcext:value-type="string">
            <text:p><text:s text:c="2"/>csiren, 2, null, null, null, null, null, null, null =&gt; csiren // Mage: race HUMAN to ELF</text:p>
          </table:table-cell>
        </table:table-row>
        <table:table-row table:style-name="ro3">
          <table:table-cell table:formula="of:=CONCATENATE(&quot;  &quot;;[$creature.$A81];&quot;, &quot;;[$creature.$B81];&quot;, &quot;;[$creature.$C81];&quot;, &quot;;[$creature.$D81];&quot;, &quot;;[$creature.$E81];&quot;, &quot;;[$creature.$F81];&quot;, &quot;;[$creature.$G81];&quot;, &quot;;[$creature.$H81];&quot;, &quot;;[$creature.$I81];&quot; =&gt; &quot;;[$creature.$A81];&quot; // &quot;;[$creature.$J81])" office:value-type="string" office:string-value="  csjon, 2, null, null, null, null, null, null, null =&gt; csjon // Mage: race HUMAN to ELF" calcext:value-type="string">
            <text:p><text:s text:c="2"/>csjon, 2, null, null, null, null, null, null, null =&gt; csjon // Mage: race HUMAN to ELF</text:p>
          </table:table-cell>
        </table:table-row>
        <table:table-row table:style-name="ro3">
          <table:table-cell table:formula="of:=CONCATENATE(&quot;  &quot;;[$creature.$A82];&quot;, &quot;;[$creature.$B82];&quot;, &quot;;[$creature.$C82];&quot;, &quot;;[$creature.$D82];&quot;, &quot;;[$creature.$E82];&quot;, &quot;;[$creature.$F82];&quot;, &quot;;[$creature.$G82];&quot;, &quot;;[$creature.$H82];&quot;, &quot;;[$creature.$I82];&quot; =&gt; &quot;;[$creature.$A82];&quot; // &quot;;[$creature.$J82])" office:value-type="string" office:string-value="  cssupp2, null, null, null, 2, 2, 51472, null, null =&gt; cssupp2 // Peasant: animation PEASANT_MAN to PEASANT_WOMAN; gender MALE to FEMALE; sex MALE to FEMALE" calcext:value-type="string">
            <text:p><text:s text:c="2"/>cssupp2, null, null, null, 2, 2, 51472, null, null =&gt; cssupp2 // Peasant: animation PEASANT_MAN to PEASANT_WOMAN; gender MALE to FEMALE; sex MALE to FEMALE</text:p>
          </table:table-cell>
        </table:table-row>
        <table:table-row table:style-name="ro3">
          <table:table-cell table:formula="of:=CONCATENATE(&quot;  &quot;;[$creature.$A83];&quot;, &quot;;[$creature.$B83];&quot;, &quot;;[$creature.$C83];&quot;, &quot;;[$creature.$D83];&quot;, &quot;;[$creature.$E83];&quot;, &quot;;[$creature.$F83];&quot;, &quot;;[$creature.$G83];&quot;, &quot;;[$creature.$H83];&quot;, &quot;;[$creature.$I83];&quot; =&gt; &quot;;[$creature.$A83];&quot; // &quot;;[$creature.$J83])" office:value-type="string" office:string-value="  cujon, 2, null, null, null, null, null, null, null =&gt; cujon // Jon Irenicus: race HUMAN to ELF" calcext:value-type="string">
            <text:p><text:s text:c="2"/>cujon, 2, null, null, null, null, null, null, null =&gt; cujon // Jon Irenicus: race HUMAN to ELF</text:p>
          </table:table-cell>
        </table:table-row>
        <table:table-row table:style-name="ro3">
          <table:table-cell table:formula="of:=CONCATENATE(&quot;  &quot;;[$creature.$A84];&quot;, &quot;;[$creature.$B84];&quot;, &quot;;[$creature.$C84];&quot;, &quot;;[$creature.$D84];&quot;, &quot;;[$creature.$E84];&quot;, &quot;;[$creature.$F84];&quot;, &quot;;[$creature.$G84];&quot;, &quot;;[$creature.$H84];&quot;, &quot;;[$creature.$I84];&quot; =&gt; &quot;;[$creature.$A84];&quot; // &quot;;[$creature.$J84])" office:value-type="string" office:string-value="  cujon2, 2, null, null, null, null, null, null, null =&gt; cujon2 // Jon Irenicus: race HUMAN to ELF" calcext:value-type="string">
            <text:p><text:s text:c="2"/>cujon2, 2, null, null, null, null, null, null, null =&gt; cujon2 // Jon Irenicus: race HUMAN to ELF</text:p>
          </table:table-cell>
        </table:table-row>
        <table:table-row table:style-name="ro3">
          <table:table-cell table:formula="of:=CONCATENATE(&quot;  &quot;;[$creature.$A85];&quot;, &quot;;[$creature.$B85];&quot;, &quot;;[$creature.$C85];&quot;, &quot;;[$creature.$D85];&quot;, &quot;;[$creature.$E85];&quot;, &quot;;[$creature.$F85];&quot;, &quot;;[$creature.$G85];&quot;, &quot;;[$creature.$H85];&quot;, &quot;;[$creature.$I85];&quot; =&gt; &quot;;[$creature.$A85];&quot; // &quot;;[$creature.$J85])" office:value-type="string" office:string-value="  cujon3, 2, null, null, null, null, null, null, null =&gt; cujon3 // Jon Irenicus: race HUMAN to ELF" calcext:value-type="string">
            <text:p><text:s text:c="2"/>cujon3, 2, null, null, null, null, null, null, null =&gt; cujon3 // Jon Irenicus: race HUMAN to ELF</text:p>
          </table:table-cell>
        </table:table-row>
        <table:table-row table:style-name="ro3">
          <table:table-cell table:formula="of:=CONCATENATE(&quot;  &quot;;[$creature.$A86];&quot;, &quot;;[$creature.$B86];&quot;, &quot;;[$creature.$C86];&quot;, &quot;;[$creature.$D86];&quot;, &quot;;[$creature.$E86];&quot;, &quot;;[$creature.$F86];&quot;, &quot;;[$creature.$G86];&quot;, &quot;;[$creature.$H86];&quot;, &quot;;[$creature.$I86];&quot; =&gt; &quot;;[$creature.$A86];&quot; // &quot;;[$creature.$J86])" office:value-type="string" office:string-value="  cujon4, 2, null, null, null, null, null, null, null =&gt; cujon4 // Jon Irenicus: race HUMAN to ELF" calcext:value-type="string">
            <text:p><text:s text:c="2"/>cujon4, 2, null, null, null, null, null, null, null =&gt; cujon4 // Jon Irenicus: race HUMAN to ELF</text:p>
          </table:table-cell>
        </table:table-row>
        <table:table-row table:style-name="ro3">
          <table:table-cell table:formula="of:=CONCATENATE(&quot;  &quot;;[$creature.$A87];&quot;, &quot;;[$creature.$B87];&quot;, &quot;;[$creature.$C87];&quot;, &quot;;[$creature.$D87];&quot;, &quot;;[$creature.$E87];&quot;, &quot;;[$creature.$F87];&quot;, &quot;;[$creature.$G87];&quot;, &quot;;[$creature.$H87];&quot;, &quot;;[$creature.$I87];&quot; =&gt; &quot;;[$creature.$A87];&quot; // &quot;;[$creature.$J87])" office:value-type="string" office:string-value="  cyrando, null, null, null, null, null, 24580, null, null =&gt; cyrando // Cyrando: animation CLERIC_MALE_HALFLING to CLERIC_MALE_GNOME" calcext:value-type="string">
            <text:p><text:s text:c="2"/>cyrando, null, null, null, null, null, 24580, null, null =&gt; cyrando // Cyrando: animation CLERIC_MALE_HALFLING to CLERIC_MALE_GNOME</text:p>
          </table:table-cell>
        </table:table-row>
        <table:table-row table:style-name="ro3">
          <table:table-cell table:formula="of:=CONCATENATE(&quot;  &quot;;[$creature.$A88];&quot;, &quot;;[$creature.$B88];&quot;, &quot;;[$creature.$C88];&quot;, &quot;;[$creature.$D88];&quot;, &quot;;[$creature.$E88];&quot;, &quot;;[$creature.$F88];&quot;, &quot;;[$creature.$G88];&quot;, &quot;;[$creature.$H88];&quot;, &quot;;[$creature.$I88];&quot; =&gt; &quot;;[$creature.$A88];&quot; // &quot;;[$creature.$J88])" office:value-type="string" office:string-value="  d1ghost, null, null, 4, null, null, null, null, null =&gt; d1ghost // Alianna: general HUMANOID to UNDEAD" calcext:value-type="string">
            <text:p><text:s text:c="2"/>d1ghost, null, null, 4, null, null, null, null, null =&gt; d1ghost // Alianna: general HUMANOID to UNDEAD</text:p>
          </table:table-cell>
        </table:table-row>
        <table:table-row table:style-name="ro3">
          <table:table-cell table:formula="of:=CONCATENATE(&quot;  &quot;;[$creature.$A89];&quot;, &quot;;[$creature.$B89];&quot;, &quot;;[$creature.$C89];&quot;, &quot;;[$creature.$D89];&quot;, &quot;;[$creature.$E89];&quot;, &quot;;[$creature.$F89];&quot;, &quot;;[$creature.$G89];&quot;, &quot;;[$creature.$H89];&quot;, &quot;;[$creature.$I89];&quot; =&gt; &quot;;[$creature.$A89];&quot; // &quot;;[$creature.$J89])" office:value-type="string" office:string-value="  d1gori, null, null, 4, null, null, null, null, null =&gt; d1gori // Gorion: general HUMANOID to UNDEAD" calcext:value-type="string">
            <text:p><text:s text:c="2"/>d1gori, null, null, 4, null, null, null, null, null =&gt; d1gori // Gorion: general HUMANOID to UNDEAD</text:p>
          </table:table-cell>
        </table:table-row>
        <table:table-row table:style-name="ro3">
          <table:table-cell table:formula="of:=CONCATENATE(&quot;  &quot;;[$creature.$A90];&quot;, &quot;;[$creature.$B90];&quot;, &quot;;[$creature.$C90];&quot;, &quot;;[$creature.$D90];&quot;, &quot;;[$creature.$E90];&quot;, &quot;;[$creature.$F90];&quot;, &quot;;[$creature.$G90];&quot;, &quot;;[$creature.$H90];&quot;, &quot;;[$creature.$I90];&quot; =&gt; &quot;;[$creature.$A90];&quot; // &quot;;[$creature.$J90])" office:value-type="string" office:string-value="  d1mothdw, 4, null, 4, null, null, null, null, null =&gt; d1mothdw // Alianna: general HUMANOID to UNDEAD; race HUMAN to DWARF" calcext:value-type="string">
            <text:p><text:s text:c="2"/>d1mothdw, 4, null, 4, null, null, null, null, null =&gt; d1mothdw // Alianna: general HUMANOID to UNDEAD; race HUMAN to DWARF</text:p>
          </table:table-cell>
        </table:table-row>
        <table:table-row table:style-name="ro3">
          <table:table-cell table:formula="of:=CONCATENATE(&quot;  &quot;;[$creature.$A91];&quot;, &quot;;[$creature.$B91];&quot;, &quot;;[$creature.$C91];&quot;, &quot;;[$creature.$D91];&quot;, &quot;;[$creature.$E91];&quot;, &quot;;[$creature.$F91];&quot;, &quot;;[$creature.$G91];&quot;, &quot;;[$creature.$H91];&quot;, &quot;;[$creature.$I91];&quot; =&gt; &quot;;[$creature.$A91];&quot; // &quot;;[$creature.$J91])" office:value-type="string" office:string-value="  d1mothel, 2, null, 4, null, null, null, null, null =&gt; d1mothel // Alianna: general HUMANOID to UNDEAD; race HUMAN to ELF" calcext:value-type="string">
            <text:p><text:s text:c="2"/>d1mothel, 2, null, 4, null, null, null, null, null =&gt; d1mothel // Alianna: general HUMANOID to UNDEAD; race HUMAN to ELF</text:p>
          </table:table-cell>
        </table:table-row>
        <table:table-row table:style-name="ro3">
          <table:table-cell table:formula="of:=CONCATENATE(&quot;  &quot;;[$creature.$A92];&quot;, &quot;;[$creature.$B92];&quot;, &quot;;[$creature.$C92];&quot;, &quot;;[$creature.$D92];&quot;, &quot;;[$creature.$E92];&quot;, &quot;;[$creature.$F92];&quot;, &quot;;[$creature.$G92];&quot;, &quot;;[$creature.$H92];&quot;, &quot;;[$creature.$I92];&quot; =&gt; &quot;;[$creature.$A92];&quot; // &quot;;[$creature.$J92])" office:value-type="string" office:string-value="  d1mothha, 5, null, 4, null, null, null, null, null =&gt; d1mothha // Alianna: general HUMANOID to UNDEAD; race HUMAN to HALFLING" calcext:value-type="string">
            <text:p><text:s text:c="2"/>d1mothha, 5, null, 4, null, null, null, null, null =&gt; d1mothha // Alianna: general HUMANOID to UNDEAD; race HUMAN to HALFLING</text:p>
          </table:table-cell>
        </table:table-row>
        <table:table-row table:style-name="ro3">
          <table:table-cell table:formula="of:=CONCATENATE(&quot;  &quot;;[$creature.$A93];&quot;, &quot;;[$creature.$B93];&quot;, &quot;;[$creature.$C93];&quot;, &quot;;[$creature.$D93];&quot;, &quot;;[$creature.$E93];&quot;, &quot;;[$creature.$F93];&quot;, &quot;;[$creature.$G93];&quot;, &quot;;[$creature.$H93];&quot;, &quot;;[$creature.$I93];&quot; =&gt; &quot;;[$creature.$A93];&quot; // &quot;;[$creature.$J93])" office:value-type="string" office:string-value="  d1mothhu, null, null, 4, null, null, null, null, null =&gt; d1mothhu // Alianna: general HUMANOID to UNDEAD" calcext:value-type="string">
            <text:p><text:s text:c="2"/>d1mothhu, null, null, 4, null, null, null, null, null =&gt; d1mothhu // Alianna: general HUMANOID to UNDEAD</text:p>
          </table:table-cell>
        </table:table-row>
        <table:table-row table:style-name="ro3">
          <table:table-cell table:formula="of:=CONCATENATE(&quot;  &quot;;[$creature.$A94];&quot;, &quot;;[$creature.$B94];&quot;, &quot;;[$creature.$C94];&quot;, &quot;;[$creature.$D94];&quot;, &quot;;[$creature.$E94];&quot;, &quot;;[$creature.$F94];&quot;, &quot;;[$creature.$G94];&quot;, &quot;;[$creature.$H94];&quot;, &quot;;[$creature.$I94];&quot; =&gt; &quot;;[$creature.$A94];&quot; // &quot;;[$creature.$J94])" office:value-type="string" office:string-value="  d1skel, null, null, 4, null, null, null, null, null =&gt; d1skel // Gorion: general HUMANOID to UNDEAD" calcext:value-type="string">
            <text:p><text:s text:c="2"/>d1skel, null, null, 4, null, null, null, null, null =&gt; d1skel // Gorion: general HUMANOID to UNDEAD</text:p>
          </table:table-cell>
        </table:table-row>
        <table:table-row table:style-name="ro3">
          <table:table-cell table:formula="of:=CONCATENATE(&quot;  &quot;;[$creature.$A95];&quot;, &quot;;[$creature.$B95];&quot;, &quot;;[$creature.$C95];&quot;, &quot;;[$creature.$D95];&quot;, &quot;;[$creature.$E95];&quot;, &quot;;[$creature.$F95];&quot;, &quot;;[$creature.$G95];&quot;, &quot;;[$creature.$H95];&quot;, &quot;;[$creature.$I95];&quot; =&gt; &quot;;[$creature.$A95];&quot; // &quot;;[$creature.$J95])" office:value-type="string" office:string-value="  daabol, 255, null, 255, null, null, null, null, null =&gt; daabol // Aboleth: general HUMANOID to MONSTER; race HUMAN to NO_RACE" calcext:value-type="string">
            <text:p><text:s text:c="2"/>daabol, 255, null, 255, null, null, null, null, null =&gt; daabol // Aboleth: general HUMANOID to MONSTER; race HUMAN to NO_RACE</text:p>
          </table:table-cell>
        </table:table-row>
        <table:table-row table:style-name="ro3">
          <table:table-cell table:formula="of:=CONCATENATE(&quot;  &quot;;[$creature.$A96];&quot;, &quot;;[$creature.$B96];&quot;, &quot;;[$creature.$C96];&quot;, &quot;;[$creature.$D96];&quot;, &quot;;[$creature.$E96];&quot;, &quot;;[$creature.$F96];&quot;, &quot;;[$creature.$G96];&quot;, &quot;;[$creature.$H96];&quot;, &quot;;[$creature.$I96];&quot; =&gt; &quot;;[$creature.$A96];&quot; // &quot;;[$creature.$J96])" office:value-type="string" office:string-value="  dacemist, null, null, null, null, 4, null, null, null =&gt; dacemist // Gaseous Form: gender MALE to NIETHER" calcext:value-type="string">
            <text:p><text:s text:c="2"/>dacemist, null, null, null, null, 4, null, null, null =&gt; dacemist // Gaseous Form: gender MALE to NIETHER</text:p>
          </table:table-cell>
        </table:table-row>
        <table:table-row table:style-name="ro3">
          <table:table-cell table:formula="of:=CONCATENATE(&quot;  &quot;;[$creature.$A97];&quot;, &quot;;[$creature.$B97];&quot;, &quot;;[$creature.$C97];&quot;, &quot;;[$creature.$D97];&quot;, &quot;;[$creature.$E97];&quot;, &quot;;[$creature.$F97];&quot;, &quot;;[$creature.$G97];&quot;, &quot;;[$creature.$H97];&quot;, &quot;;[$creature.$I97];&quot; =&gt; &quot;;[$creature.$A97];&quot; // &quot;;[$creature.$J97])" office:value-type="string" office:string-value="  dadrow10, null, null, null, null, 2, null, null, null =&gt; dadrow10 // Drow Torturer: gender MALE to FEMALE" calcext:value-type="string">
            <text:p><text:s text:c="2"/>dadrow10, null, null, null, null, 2, null, null, null =&gt; dadrow10 // Drow Torturer: gender MALE to FEMALE</text:p>
          </table:table-cell>
        </table:table-row>
        <table:table-row table:style-name="ro3">
          <table:table-cell table:formula="of:=CONCATENATE(&quot;  &quot;;[$creature.$A98];&quot;, &quot;;[$creature.$B98];&quot;, &quot;;[$creature.$C98];&quot;, &quot;;[$creature.$D98];&quot;, &quot;;[$creature.$E98];&quot;, &quot;;[$creature.$F98];&quot;, &quot;;[$creature.$G98];&quot;, &quot;;[$creature.$H98];&quot;, &quot;;[$creature.$I98];&quot; =&gt; &quot;;[$creature.$A98];&quot; // &quot;;[$creature.$J98])" office:value-type="string" office:string-value="  dadrow15, null, null, null, null, 1, null, null, null =&gt; dadrow15 // Drow: gender FEMALE to MALE" calcext:value-type="string">
            <text:p><text:s text:c="2"/>dadrow15, null, null, null, null, 1, null, null, null =&gt; dadrow15 // Drow: gender FEMALE to MALE</text:p>
          </table:table-cell>
        </table:table-row>
        <table:table-row table:style-name="ro3">
          <table:table-cell table:formula="of:=CONCATENATE(&quot;  &quot;;[$creature.$A99];&quot;, &quot;;[$creature.$B99];&quot;, &quot;;[$creature.$C99];&quot;, &quot;;[$creature.$D99];&quot;, &quot;;[$creature.$E99];&quot;, &quot;;[$creature.$F99];&quot;, &quot;;[$creature.$G99];&quot;, &quot;;[$creature.$H99];&quot;, &quot;;[$creature.$I99];&quot; =&gt; &quot;;[$creature.$A99];&quot; // &quot;;[$creature.$J99])" office:value-type="string" office:string-value="  dadrow2, null, null, null, null, 1, null, null, null =&gt; dadrow2 // Drow Servant: gender FEMALE to MALE" calcext:value-type="string">
            <text:p><text:s text:c="2"/>dadrow2, null, null, null, null, 1, null, null, null =&gt; dadrow2 // Drow Servant: gender FEMALE to MALE</text:p>
          </table:table-cell>
        </table:table-row>
        <table:table-row table:style-name="ro3">
          <table:table-cell table:formula="of:=CONCATENATE(&quot;  &quot;;[$creature.$A100];&quot;, &quot;;[$creature.$B100];&quot;, &quot;;[$creature.$C100];&quot;, &quot;;[$creature.$D100];&quot;, &quot;;[$creature.$E100];&quot;, &quot;;[$creature.$F100];&quot;, &quot;;[$creature.$G100];&quot;, &quot;;[$creature.$H100];&quot;, &quot;;[$creature.$I100];&quot; =&gt; &quot;;[$creature.$A100];&quot; // &quot;;[$creature.$J100])" office:value-type="string" office:string-value="  dadrow23, null, null, null, null, 2, null, null, null =&gt; dadrow23 // Drow: gender MALE to FEMALE" calcext:value-type="string">
            <text:p><text:s text:c="2"/>dadrow23, null, null, null, null, 2, null, null, null =&gt; dadrow23 // Drow: gender MALE to FEMALE</text:p>
          </table:table-cell>
        </table:table-row>
        <table:table-row table:style-name="ro3">
          <table:table-cell table:formula="of:=CONCATENATE(&quot;  &quot;;[$creature.$A101];&quot;, &quot;;[$creature.$B101];&quot;, &quot;;[$creature.$C101];&quot;, &quot;;[$creature.$D101];&quot;, &quot;;[$creature.$E101];&quot;, &quot;;[$creature.$F101];&quot;, &quot;;[$creature.$G101];&quot;, &quot;;[$creature.$H101];&quot;, &quot;;[$creature.$I101];&quot; =&gt; &quot;;[$creature.$A101];&quot; // &quot;;[$creature.$J101])" office:value-type="string" office:string-value="  dadrow8, null, null, null, null, 1, null, null, null =&gt; dadrow8 // Drow Torturer: gender FEMALE to MALE" calcext:value-type="string">
            <text:p><text:s text:c="2"/>dadrow8, null, null, null, null, 1, null, null, null =&gt; dadrow8 // Drow Torturer: gender FEMALE to MALE</text:p>
          </table:table-cell>
        </table:table-row>
        <table:table-row table:style-name="ro3">
          <table:table-cell table:formula="of:=CONCATENATE(&quot;  &quot;;[$creature.$A102];&quot;, &quot;;[$creature.$B102];&quot;, &quot;;[$creature.$C102];&quot;, &quot;;[$creature.$D102];&quot;, &quot;;[$creature.$E102];&quot;, &quot;;[$creature.$F102];&quot;, &quot;;[$creature.$G102];&quot;, &quot;;[$creature.$H102];&quot;, &quot;;[$creature.$I102];&quot; =&gt; &quot;;[$creature.$A102];&quot; // &quot;;[$creature.$J102])" office:value-type="string" office:string-value="  dadrow9, null, null, null, null, 1, null, null, null =&gt; dadrow9 // Drow Torturer: gender FEMALE to MALE" calcext:value-type="string">
            <text:p><text:s text:c="2"/>dadrow9, null, null, null, null, 1, null, null, null =&gt; dadrow9 // Drow Torturer: gender FEMALE to MALE</text:p>
          </table:table-cell>
        </table:table-row>
        <table:table-row table:style-name="ro3">
          <table:table-cell table:formula="of:=CONCATENATE(&quot;  &quot;;[$creature.$A103];&quot;, &quot;;[$creature.$B103];&quot;, &quot;;[$creature.$C103];&quot;, &quot;;[$creature.$D103];&quot;, &quot;;[$creature.$E103];&quot;, &quot;;[$creature.$F103];&quot;, &quot;;[$creature.$G103];&quot;, &quot;;[$creature.$H103];&quot;, &quot;;[$creature.$I103];&quot; =&gt; &quot;;[$creature.$A103];&quot; // &quot;;[$creature.$J103])" office:value-type="string" office:string-value="  daelf, null, null, null, null, null, 25105, null, null =&gt; daelf // Elven Mage: animation MAGE_FEMALE_HUMAN to MAGE_FEMALE_ELF" calcext:value-type="string">
            <text:p><text:s text:c="2"/>daelf, null, null, null, null, null, 25105, null, null =&gt; daelf // Elven Mage: animation MAGE_FEMALE_HUMAN to MAGE_FEMALE_ELF</text:p>
          </table:table-cell>
        </table:table-row>
        <table:table-row table:style-name="ro3">
          <table:table-cell table:formula="of:=CONCATENATE(&quot;  &quot;;[$creature.$A104];&quot;, &quot;;[$creature.$B104];&quot;, &quot;;[$creature.$C104];&quot;, &quot;;[$creature.$D104];&quot;, &quot;;[$creature.$E104];&quot;, &quot;;[$creature.$F104];&quot;, &quot;;[$creature.$G104];&quot;, &quot;;[$creature.$H104];&quot;, &quot;;[$creature.$I104];&quot; =&gt; &quot;;[$creature.$A104];&quot; // &quot;;[$creature.$J104])" office:value-type="string" office:string-value="  daelf2, null, null, null, null, null, 25105, null, null =&gt; daelf2 // Elven Mage: animation MAGE_FEMALE_HUMAN to MAGE_FEMALE_ELF" calcext:value-type="string">
            <text:p><text:s text:c="2"/>daelf2, null, null, null, null, null, 25105, null, null =&gt; daelf2 // Elven Mage: animation MAGE_FEMALE_HUMAN to MAGE_FEMALE_ELF</text:p>
          </table:table-cell>
        </table:table-row>
        <table:table-row table:style-name="ro3">
          <table:table-cell table:formula="of:=CONCATENATE(&quot;  &quot;;[$creature.$A105];&quot;, &quot;;[$creature.$B105];&quot;, &quot;;[$creature.$C105];&quot;, &quot;;[$creature.$D105];&quot;, &quot;;[$creature.$E105];&quot;, &quot;;[$creature.$F105];&quot;, &quot;;[$creature.$G105];&quot;, &quot;;[$creature.$H105];&quot;, &quot;;[$creature.$I105];&quot; =&gt; &quot;;[$creature.$A105];&quot; // &quot;;[$creature.$J105])" office:value-type="string" office:string-value="  daghaun1, null, null, null, null, 2, null, null, null =&gt; daghaun1 // Ghaundaur Priest Leader: gender MALE to FEMALE" calcext:value-type="string">
            <text:p><text:s text:c="2"/>daghaun1, null, null, null, null, 2, null, null, null =&gt; daghaun1 // Ghaundaur Priest Leader: gender MALE to FEMALE</text:p>
          </table:table-cell>
        </table:table-row>
        <table:table-row table:style-name="ro3">
          <table:table-cell table:formula="of:=CONCATENATE(&quot;  &quot;;[$creature.$A106];&quot;, &quot;;[$creature.$B106];&quot;, &quot;;[$creature.$C106];&quot;, &quot;;[$creature.$D106];&quot;, &quot;;[$creature.$E106];&quot;, &quot;;[$creature.$F106];&quot;, &quot;;[$creature.$G106];&quot;, &quot;;[$creature.$H106];&quot;, &quot;;[$creature.$I106];&quot; =&gt; &quot;;[$creature.$A106];&quot; // &quot;;[$creature.$J106])" office:value-type="string" office:string-value="  daghaun2, null, null, null, null, 2, null, null, null =&gt; daghaun2 // Ghaundaur Priest: gender MALE to FEMALE" calcext:value-type="string">
            <text:p><text:s text:c="2"/>daghaun2, null, null, null, null, 2, null, null, null =&gt; daghaun2 // Ghaundaur Priest: gender MALE to FEMALE</text:p>
          </table:table-cell>
        </table:table-row>
        <table:table-row table:style-name="ro3">
          <table:table-cell table:formula="of:=CONCATENATE(&quot;  &quot;;[$creature.$A107];&quot;, &quot;;[$creature.$B107];&quot;, &quot;;[$creature.$C107];&quot;, &quot;;[$creature.$D107];&quot;, &quot;;[$creature.$E107];&quot;, &quot;;[$creature.$F107];&quot;, &quot;;[$creature.$G107];&quot;, &quot;;[$creature.$H107];&quot;, &quot;;[$creature.$I107];&quot; =&gt; &quot;;[$creature.$A107];&quot; // &quot;;[$creature.$J107])" office:value-type="string" office:string-value="  dagnoll, null, null, null, null, 1, null, null, null =&gt; dagnoll // Gnoll: gender SUMMONED to MALE" calcext:value-type="string">
            <text:p><text:s text:c="2"/>dagnoll, null, null, null, null, 1, null, null, null =&gt; dagnoll // Gnoll: gender SUMMONED to MALE</text:p>
          </table:table-cell>
        </table:table-row>
        <table:table-row table:style-name="ro3">
          <table:table-cell table:formula="of:=CONCATENATE(&quot;  &quot;;[$creature.$A108];&quot;, &quot;;[$creature.$B108];&quot;, &quot;;[$creature.$C108];&quot;, &quot;;[$creature.$D108];&quot;, &quot;;[$creature.$E108];&quot;, &quot;;[$creature.$F108];&quot;, &quot;;[$creature.$G108];&quot;, &quot;;[$creature.$H108];&quot;, &quot;;[$creature.$I108];&quot; =&gt; &quot;;[$creature.$A108];&quot; // &quot;;[$creature.$J108])" office:value-type="string" office:string-value="  daspitro, null, null, 255, null, null, null, null, null =&gt; daspitro // Spirit Troll: general HUMANOID to MONSTER" calcext:value-type="string">
            <text:p><text:s text:c="2"/>daspitro, null, null, 255, null, null, null, null, null =&gt; daspitro // Spirit Troll: general HUMANOID to MONSTER</text:p>
          </table:table-cell>
        </table:table-row>
        <table:table-row table:style-name="ro3">
          <table:table-cell table:formula="of:=CONCATENATE(&quot;  &quot;;[$creature.$A109];&quot;, &quot;;[$creature.$B109];&quot;, &quot;;[$creature.$C109];&quot;, &quot;;[$creature.$D109];&quot;, &quot;;[$creature.$E109];&quot;, &quot;;[$creature.$F109];&quot;, &quot;;[$creature.$G109];&quot;, &quot;;[$creature.$H109];&quot;, &quot;;[$creature.$I109];&quot; =&gt; &quot;;[$creature.$A109];&quot; // &quot;;[$creature.$J109])" office:value-type="string" office:string-value="  daumber, null, null, null, null, 1, null, null, null =&gt; daumber // Umber Hulk: gender SUMMONED to MALE" calcext:value-type="string">
            <text:p><text:s text:c="2"/>daumber, null, null, null, null, 1, null, null, null =&gt; daumber // Umber Hulk: gender SUMMONED to MALE</text:p>
          </table:table-cell>
        </table:table-row>
        <table:table-row table:style-name="ro3">
          <table:table-cell table:formula="of:=CONCATENATE(&quot;  &quot;;[$creature.$A110];&quot;, &quot;;[$creature.$B110];&quot;, &quot;;[$creature.$C110];&quot;, &quot;;[$creature.$D110];&quot;, &quot;;[$creature.$E110];&quot;, &quot;;[$creature.$F110];&quot;, &quot;;[$creature.$G110];&quot;, &quot;;[$creature.$H110];&quot;, &quot;;[$creature.$I110];&quot; =&gt; &quot;;[$creature.$A110];&quot; // &quot;;[$creature.$J110])" office:value-type="string" office:string-value="  deadcow1, null, 255, null, 2, 2, null, null, null =&gt; deadcow1 // Cow: gender MALE to FEMALE; sex MALE to FEMALE; class MAGE to NO_CLASS" calcext:value-type="string">
            <text:p><text:s text:c="2"/>deadcow1, null, 255, null, 2, 2, null, null, null =&gt; deadcow1 // Cow: gender MALE to FEMALE; sex MALE to FEMALE; class MAGE to NO_CLASS</text:p>
          </table:table-cell>
        </table:table-row>
        <table:table-row table:style-name="ro3">
          <table:table-cell table:formula="of:=CONCATENATE(&quot;  &quot;;[$creature.$A111];&quot;, &quot;;[$creature.$B111];&quot;, &quot;;[$creature.$C111];&quot;, &quot;;[$creature.$D111];&quot;, &quot;;[$creature.$E111];&quot;, &quot;;[$creature.$F111];&quot;, &quot;;[$creature.$G111];&quot;, &quot;;[$creature.$H111];&quot;, &quot;;[$creature.$I111];&quot; =&gt; &quot;;[$creature.$A111];&quot; // &quot;;[$creature.$J111])" office:value-type="string" office:string-value="  deadcow2, null, 255, null, 2, 2, null, null, null =&gt; deadcow2 // Cow: gender MALE to FEMALE; sex MALE to FEMALE; class MAGE to NO_CLASS" calcext:value-type="string">
            <text:p><text:s text:c="2"/>deadcow2, null, 255, null, 2, 2, null, null, null =&gt; deadcow2 // Cow: gender MALE to FEMALE; sex MALE to FEMALE; class MAGE to NO_CLASS</text:p>
          </table:table-cell>
        </table:table-row>
        <table:table-row table:style-name="ro3">
          <table:table-cell table:formula="of:=CONCATENATE(&quot;  &quot;;[$creature.$A112];&quot;, &quot;;[$creature.$B112];&quot;, &quot;;[$creature.$C112];&quot;, &quot;;[$creature.$D112];&quot;, &quot;;[$creature.$E112];&quot;, &quot;;[$creature.$F112];&quot;, &quot;;[$creature.$G112];&quot;, &quot;;[$creature.$H112];&quot;, &quot;;[$creature.$I112];&quot; =&gt; &quot;;[$creature.$A112];&quot; // &quot;;[$creature.$J112])" office:value-type="string" office:string-value="  deaddem1, null, null, null, null, 4, null, null, null =&gt; deaddem1 // Cornugon: gender MALE to NIETHER" calcext:value-type="string">
            <text:p><text:s text:c="2"/>deaddem1, null, null, null, null, 4, null, null, null =&gt; deaddem1 // Cornugon: gender MALE to NIETHER</text:p>
          </table:table-cell>
        </table:table-row>
        <table:table-row table:style-name="ro3">
          <table:table-cell table:formula="of:=CONCATENATE(&quot;  &quot;;[$creature.$A113];&quot;, &quot;;[$creature.$B113];&quot;, &quot;;[$creature.$C113];&quot;, &quot;;[$creature.$D113];&quot;, &quot;;[$creature.$E113];&quot;, &quot;;[$creature.$F113];&quot;, &quot;;[$creature.$G113];&quot;, &quot;;[$creature.$H113];&quot;, &quot;;[$creature.$I113];&quot; =&gt; &quot;;[$creature.$A113];&quot; // &quot;;[$creature.$J113])" office:value-type="string" office:string-value="  deathkni, null, null, null, null, 4, null, null, null =&gt; deathkni // Demon Knight: gender MALE to NIETHER" calcext:value-type="string">
            <text:p><text:s text:c="2"/>deathkni, null, null, null, null, 4, null, null, null =&gt; deathkni // Demon Knight: gender MALE to NIETHER</text:p>
          </table:table-cell>
        </table:table-row>
        <table:table-row table:style-name="ro3">
          <table:table-cell table:formula="of:=CONCATENATE(&quot;  &quot;;[$creature.$A114];&quot;, &quot;;[$creature.$B114];&quot;, &quot;;[$creature.$C114];&quot;, &quot;;[$creature.$D114];&quot;, &quot;;[$creature.$E114];&quot;, &quot;;[$creature.$F114];&quot;, &quot;;[$creature.$G114];&quot;, &quot;;[$creature.$H114];&quot;, &quot;;[$creature.$I114];&quot; =&gt; &quot;;[$creature.$A114];&quot; // &quot;;[$creature.$J114])" office:value-type="string" office:string-value="  deck615, null, null, null, null, 4, null, null, null =&gt; deck615 // Demon Knight: gender MALE to NIETHER" calcext:value-type="string">
            <text:p><text:s text:c="2"/>deck615, null, null, null, null, 4, null, null, null =&gt; deck615 // Demon Knight: gender MALE to NIETHER</text:p>
          </table:table-cell>
        </table:table-row>
        <table:table-row table:style-name="ro3">
          <table:table-cell table:formula="of:=CONCATENATE(&quot;  &quot;;[$creature.$A115];&quot;, &quot;;[$creature.$B115];&quot;, &quot;;[$creature.$C115];&quot;, &quot;;[$creature.$D115];&quot;, &quot;;[$creature.$E115];&quot;, &quot;;[$creature.$F115];&quot;, &quot;;[$creature.$G115];&quot;, &quot;;[$creature.$H115];&quot;, &quot;;[$creature.$I115];&quot; =&gt; &quot;;[$creature.$A115];&quot; // &quot;;[$creature.$J115])" office:value-type="string" office:string-value="  deer01, null, null, null, 2, 2, null, null, null =&gt; deer01 // Deer: gender MALE to FEMALE; sex MALE to FEMALE" calcext:value-type="string">
            <text:p><text:s text:c="2"/>deer01, null, null, null, 2, 2, null, null, null =&gt; deer01 // Deer: gender MALE to FEMALE; sex MALE to FEMALE</text:p>
          </table:table-cell>
        </table:table-row>
        <table:table-row table:style-name="ro3">
          <table:table-cell table:formula="of:=CONCATENATE(&quot;  &quot;;[$creature.$A116];&quot;, &quot;;[$creature.$B116];&quot;, &quot;;[$creature.$C116];&quot;, &quot;;[$creature.$D116];&quot;, &quot;;[$creature.$E116];&quot;, &quot;;[$creature.$F116];&quot;, &quot;;[$creature.$G116];&quot;, &quot;;[$creature.$H116];&quot;, &quot;;[$creature.$I116];&quot; =&gt; &quot;;[$creature.$A116];&quot; // &quot;;[$creature.$J116])" office:value-type="string" office:string-value="  delmist, null, null, null, null, 4, null, null, null =&gt; delmist // Gaseous Form: gender MALE to NIETHER" calcext:value-type="string">
            <text:p><text:s text:c="2"/>delmist, null, null, null, null, 4, null, null, null =&gt; delmist // Gaseous Form: gender MALE to NIETHER</text:p>
          </table:table-cell>
        </table:table-row>
        <table:table-row table:style-name="ro3">
          <table:table-cell table:formula="of:=CONCATENATE(&quot;  &quot;;[$creature.$A117];&quot;, &quot;;[$creature.$B117];&quot;, &quot;;[$creature.$C117];&quot;, &quot;;[$creature.$D117];&quot;, &quot;;[$creature.$E117];&quot;, &quot;;[$creature.$F117];&quot;, &quot;;[$creature.$G117];&quot;, &quot;;[$creature.$H117];&quot;, &quot;;[$creature.$I117];&quot; =&gt; &quot;;[$creature.$A117];&quot; // &quot;;[$creature.$J117])" office:value-type="string" office:string-value="  demabi01, null, null, null, null, 4, null, null, null =&gt; demabi01 // Abishai: gender MALE to NIETHER" calcext:value-type="string">
            <text:p><text:s text:c="2"/>demabi01, null, null, null, null, 4, null, null, null =&gt; demabi01 // Abishai: gender MALE to NIETHER</text:p>
          </table:table-cell>
        </table:table-row>
        <table:table-row table:style-name="ro3">
          <table:table-cell table:formula="of:=CONCATENATE(&quot;  &quot;;[$creature.$A118];&quot;, &quot;;[$creature.$B118];&quot;, &quot;;[$creature.$C118];&quot;, &quot;;[$creature.$D118];&quot;, &quot;;[$creature.$E118];&quot;, &quot;;[$creature.$F118];&quot;, &quot;;[$creature.$G118];&quot;, &quot;;[$creature.$H118];&quot;, &quot;;[$creature.$I118];&quot; =&gt; &quot;;[$creature.$A118];&quot; // &quot;;[$creature.$J118])" office:value-type="string" office:string-value="  demcor01, null, null, null, null, 4, null, null, null =&gt; demcor01 // Cornugon: gender MALE to NIETHER" calcext:value-type="string">
            <text:p><text:s text:c="2"/>demcor01, null, null, null, null, 4, null, null, null =&gt; demcor01 // Cornugon: gender MALE to NIETHER</text:p>
          </table:table-cell>
        </table:table-row>
        <table:table-row table:style-name="ro3">
          <table:table-cell table:formula="of:=CONCATENATE(&quot;  &quot;;[$creature.$A119];&quot;, &quot;;[$creature.$B119];&quot;, &quot;;[$creature.$C119];&quot;, &quot;;[$creature.$D119];&quot;, &quot;;[$creature.$E119];&quot;, &quot;;[$creature.$F119];&quot;, &quot;;[$creature.$G119];&quot;, &quot;;[$creature.$H119];&quot;, &quot;;[$creature.$I119];&quot; =&gt; &quot;;[$creature.$A119];&quot; // &quot;;[$creature.$J119])" office:value-type="string" office:string-value="  demfig02, 2, null, null, null, null, null, null, null =&gt; demfig02 // Valeria: race HUMAN to ELF" calcext:value-type="string">
            <text:p><text:s text:c="2"/>demfig02, 2, null, null, null, null, null, null, null =&gt; demfig02 // Valeria: race HUMAN to ELF</text:p>
          </table:table-cell>
        </table:table-row>
        <table:table-row table:style-name="ro3">
          <table:table-cell table:formula="of:=CONCATENATE(&quot;  &quot;;[$creature.$A120];&quot;, &quot;;[$creature.$B120];&quot;, &quot;;[$creature.$C120];&quot;, &quot;;[$creature.$D120];&quot;, &quot;;[$creature.$E120];&quot;, &quot;;[$creature.$F120];&quot;, &quot;;[$creature.$G120];&quot;, &quot;;[$creature.$H120];&quot;, &quot;;[$creature.$I120];&quot; =&gt; &quot;;[$creature.$A120];&quot; // &quot;;[$creature.$J120])" office:value-type="string" office:string-value="  demgla01, null, null, null, null, 4, 57585, null, null =&gt; demgla01 // Glabrezu: animation TANARRI to IC_GLAB; gender MALE to NIETHER" calcext:value-type="string">
            <text:p><text:s text:c="2"/>demgla01, null, null, null, null, 4, 57585, null, null =&gt; demgla01 // Glabrezu: animation TANARRI to IC_GLAB; gender MALE to NIETHER</text:p>
          </table:table-cell>
        </table:table-row>
        <table:table-row table:style-name="ro3">
          <table:table-cell table:formula="of:=CONCATENATE(&quot;  &quot;;[$creature.$A121];&quot;, &quot;;[$creature.$B121];&quot;, &quot;;[$creature.$C121];&quot;, &quot;;[$creature.$D121];&quot;, &quot;;[$creature.$E121];&quot;, &quot;;[$creature.$F121];&quot;, &quot;;[$creature.$G121];&quot;, &quot;;[$creature.$H121];&quot;, &quot;;[$creature.$I121];&quot; =&gt; &quot;;[$creature.$A121];&quot; // &quot;;[$creature.$J121])" office:value-type="string" office:string-value="  demglab, null, null, null, null, null, 57585, null, null =&gt; demglab // Glabrezu: animation TANARRI to IC_GLAB" calcext:value-type="string">
            <text:p><text:s text:c="2"/>demglab, null, null, null, null, null, 57585, null, null =&gt; demglab // Glabrezu: animation TANARRI to IC_GLAB</text:p>
          </table:table-cell>
        </table:table-row>
        <table:table-row table:style-name="ro3">
          <table:table-cell table:formula="of:=CONCATENATE(&quot;  &quot;;[$creature.$A122];&quot;, &quot;;[$creature.$B122];&quot;, &quot;;[$creature.$C122];&quot;, &quot;;[$creature.$D122];&quot;, &quot;;[$creature.$E122];&quot;, &quot;;[$creature.$F122];&quot;, &quot;;[$creature.$G122];&quot;, &quot;;[$creature.$H122];&quot;, &quot;;[$creature.$I122];&quot; =&gt; &quot;;[$creature.$A122];&quot; // &quot;;[$creature.$J122])" office:value-type="string" office:string-value="  demglab2, null, null, null, null, null, 57585, null, null =&gt; demglab2 // Glabrezu: animation TANARRI to IC_GLAB" calcext:value-type="string">
            <text:p><text:s text:c="2"/>demglab2, null, null, null, null, null, 57585, null, null =&gt; demglab2 // Glabrezu: animation TANARRI to IC_GLAB</text:p>
          </table:table-cell>
        </table:table-row>
        <table:table-row table:style-name="ro3">
          <table:table-cell table:formula="of:=CONCATENATE(&quot;  &quot;;[$creature.$A123];&quot;, &quot;;[$creature.$B123];&quot;, &quot;;[$creature.$C123];&quot;, &quot;;[$creature.$D123];&quot;, &quot;;[$creature.$E123];&quot;, &quot;;[$creature.$F123];&quot;, &quot;;[$creature.$G123];&quot;, &quot;;[$creature.$H123];&quot;, &quot;;[$creature.$I123];&quot; =&gt; &quot;;[$creature.$A123];&quot; // &quot;;[$creature.$J123])" office:value-type="string" office:string-value="  demglasu, null, null, null, null, null, 57585, null, null =&gt; demglasu // Glabrezu: animation TANARRI to IC_GLAB" calcext:value-type="string">
            <text:p><text:s text:c="2"/>demglasu, null, null, null, null, null, 57585, null, null =&gt; demglasu // Glabrezu: animation TANARRI to IC_GLAB</text:p>
          </table:table-cell>
        </table:table-row>
        <table:table-row table:style-name="ro3">
          <table:table-cell table:formula="of:=CONCATENATE(&quot;  &quot;;[$creature.$A124];&quot;, &quot;;[$creature.$B124];&quot;, &quot;;[$creature.$C124];&quot;, &quot;;[$creature.$D124];&quot;, &quot;;[$creature.$E124];&quot;, &quot;;[$creature.$F124];&quot;, &quot;;[$creature.$G124];&quot;, &quot;;[$creature.$H124];&quot;, &quot;;[$creature.$I124];&quot; =&gt; &quot;;[$creature.$A124];&quot; // &quot;;[$creature.$J124])" office:value-type="string" office:string-value="  demilich, null, null, null, null, 4, null, null, null =&gt; demilich // Demi-Lich: gender MALE to NIETHER" calcext:value-type="string">
            <text:p><text:s text:c="2"/>demilich, null, null, null, null, 4, null, null, null =&gt; demilich // Demi-Lich: gender MALE to NIETHER</text:p>
          </table:table-cell>
        </table:table-row>
        <table:table-row table:style-name="ro3">
          <table:table-cell table:formula="of:=CONCATENATE(&quot;  &quot;;[$creature.$A125];&quot;, &quot;;[$creature.$B125];&quot;, &quot;;[$creature.$C125];&quot;, &quot;;[$creature.$D125];&quot;, &quot;;[$creature.$E125];&quot;, &quot;;[$creature.$F125];&quot;, &quot;;[$creature.$G125];&quot;, &quot;;[$creature.$H125];&quot;, &quot;;[$creature.$I125];&quot; =&gt; &quot;;[$creature.$A125];&quot; // &quot;;[$creature.$J125])" office:value-type="string" office:string-value="  demnab02, null, null, null, null, 4, null, null, null =&gt; demnab02 // Nabassu: gender SUMMONED_DEMON to NIETHER" calcext:value-type="string">
            <text:p><text:s text:c="2"/>demnab02, null, null, null, null, 4, null, null, null =&gt; demnab02 // Nabassu: gender SUMMONED_DEMON to NIETHER</text:p>
          </table:table-cell>
        </table:table-row>
        <table:table-row table:style-name="ro3">
          <table:table-cell table:formula="of:=CONCATENATE(&quot;  &quot;;[$creature.$A126];&quot;, &quot;;[$creature.$B126];&quot;, &quot;;[$creature.$C126];&quot;, &quot;;[$creature.$D126];&quot;, &quot;;[$creature.$E126];&quot;, &quot;;[$creature.$F126];&quot;, &quot;;[$creature.$G126];&quot;, &quot;;[$creature.$H126];&quot;, &quot;;[$creature.$I126];&quot; =&gt; &quot;;[$creature.$A126];&quot; // &quot;;[$creature.$J126])" office:value-type="string" office:string-value="  demosum1, null, null, null, null, 4, null, null, null =&gt; demosum1 // Marilith: gender FEMALE to NIETHER" calcext:value-type="string">
            <text:p><text:s text:c="2"/>demosum1, null, null, null, null, 4, null, null, null =&gt; demosum1 // Marilith: gender FEMALE to NIETHER</text:p>
          </table:table-cell>
        </table:table-row>
        <table:table-row table:style-name="ro3">
          <table:table-cell table:formula="of:=CONCATENATE(&quot;  &quot;;[$creature.$A127];&quot;, &quot;;[$creature.$B127];&quot;, &quot;;[$creature.$C127];&quot;, &quot;;[$creature.$D127];&quot;, &quot;;[$creature.$E127];&quot;, &quot;;[$creature.$F127];&quot;, &quot;;[$creature.$G127];&quot;, &quot;;[$creature.$H127];&quot;, &quot;;[$creature.$I127];&quot; =&gt; &quot;;[$creature.$A127];&quot; // &quot;;[$creature.$J127])" office:value-type="string" office:string-value="  demosum2, null, null, null, null, 4, null, null, null =&gt; demosum2 // Balor: gender MALE to NIETHER" calcext:value-type="string">
            <text:p><text:s text:c="2"/>demosum2, null, null, null, null, 4, null, null, null =&gt; demosum2 // Balor: gender MALE to NIETHER</text:p>
          </table:table-cell>
        </table:table-row>
        <table:table-row table:style-name="ro3">
          <table:table-cell table:formula="of:=CONCATENATE(&quot;  &quot;;[$creature.$A128];&quot;, &quot;;[$creature.$B128];&quot;, &quot;;[$creature.$C128];&quot;, &quot;;[$creature.$D128];&quot;, &quot;;[$creature.$E128];&quot;, &quot;;[$creature.$F128];&quot;, &quot;;[$creature.$G128];&quot;, &quot;;[$creature.$H128];&quot;, &quot;;[$creature.$I128];&quot; =&gt; &quot;;[$creature.$A128];&quot; // &quot;;[$creature.$J128])" office:value-type="string" office:string-value="  demosum3, null, null, null, null, 4, null, null, null =&gt; demosum3 // Glabrezu: gender MALE to NIETHER" calcext:value-type="string">
            <text:p><text:s text:c="2"/>demosum3, null, null, null, null, 4, null, null, null =&gt; demosum3 // Glabrezu: gender MALE to NIETHER</text:p>
          </table:table-cell>
        </table:table-row>
        <table:table-row table:style-name="ro3">
          <table:table-cell table:formula="of:=CONCATENATE(&quot;  &quot;;[$creature.$A129];&quot;, &quot;;[$creature.$B129];&quot;, &quot;;[$creature.$C129];&quot;, &quot;;[$creature.$D129];&quot;, &quot;;[$creature.$E129];&quot;, &quot;;[$creature.$F129];&quot;, &quot;;[$creature.$G129];&quot;, &quot;;[$creature.$H129];&quot;, &quot;;[$creature.$I129];&quot; =&gt; &quot;;[$creature.$A129];&quot; // &quot;;[$creature.$J129])" office:value-type="string" office:string-value="  dempit01, null, null, null, null, 4, 32558, null, null =&gt; dempit01 // Pit Fiend: animation TANARRI to RAVER; gender MALE to NIETHER" calcext:value-type="string">
            <text:p><text:s text:c="2"/>dempit01, null, null, null, null, 4, 32558, null, null =&gt; dempit01 // Pit Fiend: animation TANARRI to RAVER; gender MALE to NIETHER</text:p>
          </table:table-cell>
        </table:table-row>
        <table:table-row table:style-name="ro3">
          <table:table-cell table:formula="of:=CONCATENATE(&quot;  &quot;;[$creature.$A130];&quot;, &quot;;[$creature.$B130];&quot;, &quot;;[$creature.$C130];&quot;, &quot;;[$creature.$D130];&quot;, &quot;;[$creature.$E130];&quot;, &quot;;[$creature.$F130];&quot;, &quot;;[$creature.$G130];&quot;, &quot;;[$creature.$H130];&quot;, &quot;;[$creature.$I130];&quot; =&gt; &quot;;[$creature.$A130];&quot; // &quot;;[$creature.$J130])" office:value-type="string" office:string-value="  derrick, null, null, null, 1, 1, null, null, null =&gt; derrick // Derrick: gender FEMALE to MALE; sex FEMALE to MALE" calcext:value-type="string">
            <text:p><text:s text:c="2"/>derrick, null, null, null, 1, 1, null, null, null =&gt; derrick // Derrick: gender FEMALE to MALE; sex FEMALE to MALE</text:p>
          </table:table-cell>
        </table:table-row>
        <table:table-row table:style-name="ro3">
          <table:table-cell table:formula="of:=CONCATENATE(&quot;  &quot;;[$creature.$A131];&quot;, &quot;;[$creature.$B131];&quot;, &quot;;[$creature.$C131];&quot;, &quot;;[$creature.$D131];&quot;, &quot;;[$creature.$E131];&quot;, &quot;;[$creature.$F131];&quot;, &quot;;[$creature.$G131];&quot;, &quot;;[$creature.$H131];&quot;, &quot;;[$creature.$I131];&quot; =&gt; &quot;;[$creature.$A131];&quot; // &quot;;[$creature.$J131])" office:value-type="string" office:string-value="  devaevil, null, 3, null, 2, null, null, null, null =&gt; devaevil // Fallen Deva: sex MALE to FEMALE; class NO_CLASS to CLERIC" calcext:value-type="string">
            <text:p><text:s text:c="2"/>devaevil, null, 3, null, 2, null, null, null, null =&gt; devaevil // Fallen Deva: sex MALE to FEMALE; class NO_CLASS to CLERIC</text:p>
          </table:table-cell>
        </table:table-row>
        <table:table-row table:style-name="ro3">
          <table:table-cell table:formula="of:=CONCATENATE(&quot;  &quot;;[$creature.$A132];&quot;, &quot;;[$creature.$B132];&quot;, &quot;;[$creature.$C132];&quot;, &quot;;[$creature.$D132];&quot;, &quot;;[$creature.$E132];&quot;, &quot;;[$creature.$F132];&quot;, &quot;;[$creature.$G132];&quot;, &quot;;[$creature.$H132];&quot;, &quot;;[$creature.$I132];&quot; =&gt; &quot;;[$creature.$A132];&quot; // &quot;;[$creature.$J132])" office:value-type="string" office:string-value="  devagood, null, 3, null, null, null, null, null, null =&gt; devagood // Deva: class NO_CLASS to CLERIC" calcext:value-type="string">
            <text:p><text:s text:c="2"/>devagood, null, 3, null, null, null, null, null, null =&gt; devagood // Deva: class NO_CLASS to CLERIC</text:p>
          </table:table-cell>
        </table:table-row>
        <table:table-row table:style-name="ro3">
          <table:table-cell table:formula="of:=CONCATENATE(&quot;  &quot;;[$creature.$A133];&quot;, &quot;;[$creature.$B133];&quot;, &quot;;[$creature.$C133];&quot;, &quot;;[$creature.$D133];&quot;, &quot;;[$creature.$E133];&quot;, &quot;;[$creature.$F133];&quot;, &quot;;[$creature.$G133];&quot;, &quot;;[$creature.$H133];&quot;, &quot;;[$creature.$I133];&quot; =&gt; &quot;;[$creature.$A133];&quot; // &quot;;[$creature.$J133])" office:value-type="string" office:string-value="  devast01, null, 3, null, 2, 2, null, null, null =&gt; devast01 // Astral Deva: gender NIETHER to FEMALE; sex MALE to FEMALE; class FIGHTER to CLERIC" calcext:value-type="string">
            <text:p><text:s text:c="2"/>devast01, null, 3, null, 2, 2, null, null, null =&gt; devast01 // Astral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4];&quot;, &quot;;[$creature.$B134];&quot;, &quot;;[$creature.$C134];&quot;, &quot;;[$creature.$D134];&quot;, &quot;;[$creature.$E134];&quot;, &quot;;[$creature.$F134];&quot;, &quot;;[$creature.$G134];&quot;, &quot;;[$creature.$H134];&quot;, &quot;;[$creature.$I134];&quot; =&gt; &quot;;[$creature.$A134];&quot; // &quot;;[$creature.$J134])" office:value-type="string" office:string-value="  devmon01, null, 3, null, 2, 2, null, null, null =&gt; devmon01 // Monadic Deva: gender NIETHER to FEMALE; sex MALE to FEMALE; class FIGHTER to CLERIC" calcext:value-type="string">
            <text:p><text:s text:c="2"/>devmon01, null, 3, null, 2, 2, null, null, null =&gt; devmon01 // Monadic Deva: gender NIETHER to FEMALE; sex MALE to FEMALE; class FIGHTER to CLERIC</text:p>
          </table:table-cell>
        </table:table-row>
        <table:table-row table:style-name="ro3">
          <table:table-cell table:formula="of:=CONCATENATE(&quot;  &quot;;[$creature.$A135];&quot;, &quot;;[$creature.$B135];&quot;, &quot;;[$creature.$C135];&quot;, &quot;;[$creature.$D135];&quot;, &quot;;[$creature.$E135];&quot;, &quot;;[$creature.$F135];&quot;, &quot;;[$creature.$G135];&quot;, &quot;;[$creature.$H135];&quot;, &quot;;[$creature.$I135];&quot; =&gt; &quot;;[$creature.$A135];&quot; // &quot;;[$creature.$J135])" office:value-type="string" office:string-value="  dglab01, null, null, null, null, 4, null, null, null =&gt; dglab01 // Glabrezu: gender MALE to NIETHER" calcext:value-type="string">
            <text:p><text:s text:c="2"/>dglab01, null, null, null, null, 4, null, null, null =&gt; dglab01 // Glabrezu: gender MALE to NIETHER</text:p>
          </table:table-cell>
        </table:table-row>
        <table:table-row table:style-name="ro3">
          <table:table-cell table:formula="of:=CONCATENATE(&quot;  &quot;;[$creature.$A136];&quot;, &quot;;[$creature.$B136];&quot;, &quot;;[$creature.$C136];&quot;, &quot;;[$creature.$D136];&quot;, &quot;;[$creature.$E136];&quot;, &quot;;[$creature.$F136];&quot;, &quot;;[$creature.$G136];&quot;, &quot;;[$creature.$H136];&quot;, &quot;;[$creature.$I136];&quot; =&gt; &quot;;[$creature.$A136];&quot; // &quot;;[$creature.$J136])" office:value-type="string" office:string-value="  dgtrol01, null, null, 5, null, 1, null, null, null =&gt; dgtrol01 // Troll: gender NIETHER to MALE; general MONSTER to GIANTHUMANOID" calcext:value-type="string">
            <text:p><text:s text:c="2"/>dgtrol01, null, null, 5, null, 1, null, null, null =&gt; dgtrol01 // Troll: gender NIETHER to MALE; general MONSTER to GIANTHUMANOID</text:p>
          </table:table-cell>
        </table:table-row>
        <table:table-row table:style-name="ro3">
          <table:table-cell table:formula="of:=CONCATENATE(&quot;  &quot;;[$creature.$A137];&quot;, &quot;;[$creature.$B137];&quot;, &quot;;[$creature.$C137];&quot;, &quot;;[$creature.$D137];&quot;, &quot;;[$creature.$E137];&quot;, &quot;;[$creature.$F137];&quot;, &quot;;[$creature.$G137];&quot;, &quot;;[$creature.$H137];&quot;, &quot;;[$creature.$I137];&quot; =&gt; &quot;;[$creature.$A137];&quot; // &quot;;[$creature.$J137])" office:value-type="string" office:string-value="  dgtrol02, null, null, 5, null, 1, null, null, null =&gt; dgtrol02 // Troll: gender NIETHER to MALE; general MONSTER to GIANTHUMANOID" calcext:value-type="string">
            <text:p><text:s text:c="2"/>dgtrol02, null, null, 5, null, 1, null, null, null =&gt; dgtrol02 // Troll: gender NIETHER to MALE; general MONSTER to GIANTHUMANOID</text:p>
          </table:table-cell>
        </table:table-row>
        <table:table-row table:style-name="ro3">
          <table:table-cell table:formula="of:=CONCATENATE(&quot;  &quot;;[$creature.$A138];&quot;, &quot;;[$creature.$B138];&quot;, &quot;;[$creature.$C138];&quot;, &quot;;[$creature.$D138];&quot;, &quot;;[$creature.$E138];&quot;, &quot;;[$creature.$F138];&quot;, &quot;;[$creature.$G138];&quot;, &quot;;[$creature.$H138];&quot;, &quot;;[$creature.$I138];&quot; =&gt; &quot;;[$creature.$A138];&quot; // &quot;;[$creature.$J138])" office:value-type="string" office:string-value="  disrup01, 5, null, null, null, null, null, null, 0x40020000 =&gt; disrup01 // Wizard Slayer: kit to WIZARD_SLAYER; race HUMAN to HALFLING" calcext:value-type="string">
            <text:p><text:s text:c="2"/>disrup01, 5, null, null, null, null, null, null, 0x40020000 =&gt; disrup01 // Wizard Slayer: kit to WIZARD_SLAYER; race HUMAN to HALFLING</text:p>
          </table:table-cell>
        </table:table-row>
        <table:table-row table:style-name="ro3">
          <table:table-cell table:formula="of:=CONCATENATE(&quot;  &quot;;[$creature.$A139];&quot;, &quot;;[$creature.$B139];&quot;, &quot;;[$creature.$C139];&quot;, &quot;;[$creature.$D139];&quot;, &quot;;[$creature.$E139];&quot;, &quot;;[$creature.$F139];&quot;, &quot;;[$creature.$G139];&quot;, &quot;;[$creature.$H139];&quot;, &quot;;[$creature.$I139];&quot; =&gt; &quot;;[$creature.$A139];&quot; // &quot;;[$creature.$J139])" office:value-type="string" office:string-value="  dkhalid, 3, null, null, null, null, null, null, null =&gt; dkhalid // Khalid: race HUMAN to HALF_ELF" calcext:value-type="string">
            <text:p><text:s text:c="2"/>dkhalid, 3, null, null, null, null, null, null, null =&gt; dkhalid // Khalid: race HUMAN to HALF_ELF</text:p>
          </table:table-cell>
        </table:table-row>
        <table:table-row table:style-name="ro3">
          <table:table-cell table:formula="of:=CONCATENATE(&quot;  &quot;;[$creature.$A140];&quot;, &quot;;[$creature.$B140];&quot;, &quot;;[$creature.$C140];&quot;, &quot;;[$creature.$D140];&quot;, &quot;;[$creature.$E140];&quot;, &quot;;[$creature.$F140];&quot;, &quot;;[$creature.$G140];&quot;, &quot;;[$creature.$H140];&quot;, &quot;;[$creature.$I140];&quot; =&gt; &quot;;[$creature.$A140];&quot; // &quot;;[$creature.$J140])" office:value-type="string" office:string-value="  dkhalid2, 3, null, null, null, null, null, null, null =&gt; dkhalid2 // Khalid: race HUMAN to HALF_ELF" calcext:value-type="string">
            <text:p><text:s text:c="2"/>dkhalid2, 3, null, null, null, null, null, null, null =&gt; dkhalid2 // Khalid: race HUMAN to HALF_ELF</text:p>
          </table:table-cell>
        </table:table-row>
        <table:table-row table:style-name="ro3">
          <table:table-cell table:formula="of:=CONCATENATE(&quot;  &quot;;[$creature.$A141];&quot;, &quot;;[$creature.$B141];&quot;, &quot;;[$creature.$C141];&quot;, &quot;;[$creature.$D141];&quot;, &quot;;[$creature.$E141];&quot;, &quot;;[$creature.$F141];&quot;, &quot;;[$creature.$G141];&quot;, &quot;;[$creature.$H141];&quot;, &quot;;[$creature.$I141];&quot; =&gt; &quot;;[$creature.$A141];&quot; // &quot;;[$creature.$J141])" office:value-type="string" office:string-value="  dorkus, null, null, null, null, 1, null, null, null =&gt; dorkus // Dorkus: gender 0 to MALE" calcext:value-type="string">
            <text:p><text:s text:c="2"/>dorkus, null, null, null, null, 1, null, null, null =&gt; dorkus // Dorkus: gender 0 to MALE</text:p>
          </table:table-cell>
        </table:table-row>
        <table:table-row table:style-name="ro3">
          <table:table-cell table:formula="of:=CONCATENATE(&quot;  &quot;;[$creature.$A142];&quot;, &quot;;[$creature.$B142];&quot;, &quot;;[$creature.$C142];&quot;, &quot;;[$creature.$D142];&quot;, &quot;;[$creature.$E142];&quot;, &quot;;[$creature.$F142];&quot;, &quot;;[$creature.$G142];&quot;, &quot;;[$creature.$H142];&quot;, &quot;;[$creature.$I142];&quot; =&gt; &quot;;[$creature.$A142];&quot; // &quot;;[$creature.$J142])" office:value-type="string" office:string-value="  dpdem01, null, null, null, null, 4, null, null, null =&gt; dpdem01 // Demon: gender FEMALE to NIETHER" calcext:value-type="string">
            <text:p><text:s text:c="2"/>dpdem01, null, null, null, null, 4, null, null, null =&gt; dpdem01 // Demon: gender FEMALE to NIETHER</text:p>
          </table:table-cell>
        </table:table-row>
        <table:table-row table:style-name="ro3">
          <table:table-cell table:formula="of:=CONCATENATE(&quot;  &quot;;[$creature.$A143];&quot;, &quot;;[$creature.$B143];&quot;, &quot;;[$creature.$C143];&quot;, &quot;;[$creature.$D143];&quot;, &quot;;[$creature.$E143];&quot;, &quot;;[$creature.$F143];&quot;, &quot;;[$creature.$G143];&quot;, &quot;;[$creature.$H143];&quot;, &quot;;[$creature.$I143];&quot; =&gt; &quot;;[$creature.$A143];&quot; // &quot;;[$creature.$J143])" office:value-type="string" office:string-value="  dpfemale, null, null, null, 2, 2, null, null, null =&gt; dpfemale // Peasant: gender MALE to FEMALE; sex MALE to FEMALE" calcext:value-type="string">
            <text:p><text:s text:c="2"/>dpfemale, null, null, null, 2, 2, null, null, null =&gt; dpfemale // Peasant: gender MALE to FEMALE; sex MALE to FEMALE</text:p>
          </table:table-cell>
        </table:table-row>
        <table:table-row table:style-name="ro3">
          <table:table-cell table:formula="of:=CONCATENATE(&quot;  &quot;;[$creature.$A144];&quot;, &quot;;[$creature.$B144];&quot;, &quot;;[$creature.$C144];&quot;, &quot;;[$creature.$D144];&quot;, &quot;;[$creature.$E144];&quot;, &quot;;[$creature.$F144];&quot;, &quot;;[$creature.$G144];&quot;, &quot;;[$creature.$H144];&quot;, &quot;;[$creature.$I144];&quot; =&gt; &quot;;[$creature.$A144];&quot; // &quot;;[$creature.$J144])" office:value-type="string" office:string-value="  dpjon01, 2, null, null, null, null, null, null, null =&gt; dpjon01 // Jon Irenicus: race HUMAN to ELF" calcext:value-type="string">
            <text:p><text:s text:c="2"/>dpjon01, 2, null, null, null, null, null, null, null =&gt; dpjon01 // Jon Irenicus: race HUMAN to ELF</text:p>
          </table:table-cell>
        </table:table-row>
        <table:table-row table:style-name="ro3">
          <table:table-cell table:formula="of:=CONCATENATE(&quot;  &quot;;[$creature.$A145];&quot;, &quot;;[$creature.$B145];&quot;, &quot;;[$creature.$C145];&quot;, &quot;;[$creature.$D145];&quot;, &quot;;[$creature.$E145];&quot;, &quot;;[$creature.$F145];&quot;, &quot;;[$creature.$G145];&quot;, &quot;;[$creature.$H145];&quot;, &quot;;[$creature.$I145];&quot; =&gt; &quot;;[$creature.$A145];&quot; // &quot;;[$creature.$J145])" office:value-type="string" office:string-value="  dpjon02, 2, null, null, null, null, null, null, null =&gt; dpjon02 // Jon Irenicus: race HUMAN to ELF" calcext:value-type="string">
            <text:p><text:s text:c="2"/>dpjon02, 2, null, null, null, null, null, null, null =&gt; dpjon02 // Jon Irenicus: race HUMAN to ELF</text:p>
          </table:table-cell>
        </table:table-row>
        <table:table-row table:style-name="ro3">
          <table:table-cell table:formula="of:=CONCATENATE(&quot;  &quot;;[$creature.$A146];&quot;, &quot;;[$creature.$B146];&quot;, &quot;;[$creature.$C146];&quot;, &quot;;[$creature.$D146];&quot;, &quot;;[$creature.$E146];&quot;, &quot;;[$creature.$F146];&quot;, &quot;;[$creature.$G146];&quot;, &quot;;[$creature.$H146];&quot;, &quot;;[$creature.$I146];&quot; =&gt; &quot;;[$creature.$A146];&quot; // &quot;;[$creature.$J146])" office:value-type="string" office:string-value="  dpmon01, null, null, null, 1, 1, null, null, null =&gt; dpmon01 // Mind Flayer: gender FEMALE to MALE; sex FEMALE to MALE" calcext:value-type="string">
            <text:p><text:s text:c="2"/>dpmon01, null, null, null, 1, 1, null, null, null =&gt; dpmon01 // Mind Flayer: gender FEMALE to MALE; sex FEMALE to MALE</text:p>
          </table:table-cell>
        </table:table-row>
        <table:table-row table:style-name="ro3">
          <table:table-cell table:formula="of:=CONCATENATE(&quot;  &quot;;[$creature.$A147];&quot;, &quot;;[$creature.$B147];&quot;, &quot;;[$creature.$C147];&quot;, &quot;;[$creature.$D147];&quot;, &quot;;[$creature.$E147];&quot;, &quot;;[$creature.$F147];&quot;, &quot;;[$creature.$G147];&quot;, &quot;;[$creature.$H147];&quot;, &quot;;[$creature.$I147];&quot; =&gt; &quot;;[$creature.$A147];&quot; // &quot;;[$creature.$J147])" office:value-type="string" office:string-value="  dpmon02, null, null, null, null, 4, null, null, null =&gt; dpmon02 // Lich: gender MALE to NIETHER" calcext:value-type="string">
            <text:p><text:s text:c="2"/>dpmon02, null, null, null, null, 4, null, null, null =&gt; dpmon02 // Lich: gender MALE to NIETHER</text:p>
          </table:table-cell>
        </table:table-row>
        <table:table-row table:style-name="ro3">
          <table:table-cell table:formula="of:=CONCATENATE(&quot;  &quot;;[$creature.$A148];&quot;, &quot;;[$creature.$B148];&quot;, &quot;;[$creature.$C148];&quot;, &quot;;[$creature.$D148];&quot;, &quot;;[$creature.$E148];&quot;, &quot;;[$creature.$F148];&quot;, &quot;;[$creature.$G148];&quot;, &quot;;[$creature.$H148];&quot;, &quot;;[$creature.$I148];&quot; =&gt; &quot;;[$creature.$A148];&quot; // &quot;;[$creature.$J148])" office:value-type="string" office:string-value="  dpplay01, null, null, null, null, null, null, null, 0x40080000 =&gt; dpplay01 // (used as player1 copy in dream cutscene): kit to STALKER" calcext:value-type="string">
            <text:p><text:s text:c="2"/>dpplay01, null, null, null, null, null, null, null, 0x40080000 =&gt; dpplay01 // (used as player1 copy in dream cutscene): kit to STALKER</text:p>
          </table:table-cell>
        </table:table-row>
        <table:table-row table:style-name="ro3">
          <table:table-cell table:formula="of:=CONCATENATE(&quot;  &quot;;[$creature.$A149];&quot;, &quot;;[$creature.$B149];&quot;, &quot;;[$creature.$C149];&quot;, &quot;;[$creature.$D149];&quot;, &quot;;[$creature.$E149];&quot;, &quot;;[$creature.$F149];&quot;, &quot;;[$creature.$G149];&quot;, &quot;;[$creature.$H149];&quot;, &quot;;[$creature.$I149];&quot; =&gt; &quot;;[$creature.$A149];&quot; // &quot;;[$creature.$J149])" office:value-type="string" office:string-value="  dpplay02, null, null, null, null, null, null, null, 0x40080000 =&gt; dpplay02 // (used as player1 copy in dream cutscene)" calcext:value-type="string">
            <text:p><text:s text:c="2"/>dpplay02, null, null, null, null, null, null, null, 0x40080000 =&gt; dpplay02 // (used as player1 copy in dream cutscene)</text:p>
          </table:table-cell>
        </table:table-row>
        <table:table-row table:style-name="ro3">
          <table:table-cell table:formula="of:=CONCATENATE(&quot;  &quot;;[$creature.$A150];&quot;, &quot;;[$creature.$B150];&quot;, &quot;;[$creature.$C150];&quot;, &quot;;[$creature.$D150];&quot;, &quot;;[$creature.$E150];&quot;, &quot;;[$creature.$F150];&quot;, &quot;;[$creature.$G150];&quot;, &quot;;[$creature.$H150];&quot;, &quot;;[$creature.$I150];&quot; =&gt; &quot;;[$creature.$A150];&quot; // &quot;;[$creature.$J150])" office:value-type="string" office:string-value="  dpstat05, null, null, null, 2, 2, null, null, null =&gt; dpstat05 // Petrified Woman: gender MALE to FEMALE; sex MALE to FEMALE" calcext:value-type="string">
            <text:p><text:s text:c="2"/>dpstat05, null, null, null, 2, 2, null, null, null =&gt; dpstat05 // Petrified Woman: gender MALE to FEMALE; sex MALE to FEMALE</text:p>
          </table:table-cell>
        </table:table-row>
        <table:table-row table:style-name="ro3">
          <table:table-cell table:formula="of:=CONCATENATE(&quot;  &quot;;[$creature.$A151];&quot;, &quot;;[$creature.$B151];&quot;, &quot;;[$creature.$C151];&quot;, &quot;;[$creature.$D151];&quot;, &quot;;[$creature.$E151];&quot;, &quot;;[$creature.$F151];&quot;, &quot;;[$creature.$G151];&quot;, &quot;;[$creature.$H151];&quot;, &quot;;[$creature.$I151];&quot; =&gt; &quot;;[$creature.$A151];&quot; // &quot;;[$creature.$J151])" office:value-type="string" office:string-value="  dragblac, null, null, 255, null, null, null, null, null =&gt; dragblac // Nizidramanii'yt: general ANIMAL to MONSTER" calcext:value-type="string">
            <text:p><text:s text:c="2"/>dragblac, null, null, 255, null, null, null, null, null =&gt; dragblac // Nizidramanii'yt: general ANIMAL to MONSTER</text:p>
          </table:table-cell>
        </table:table-row>
        <table:table-row table:style-name="ro3">
          <table:table-cell table:formula="of:=CONCATENATE(&quot;  &quot;;[$creature.$A152];&quot;, &quot;;[$creature.$B152];&quot;, &quot;;[$creature.$C152];&quot;, &quot;;[$creature.$D152];&quot;, &quot;;[$creature.$E152];&quot;, &quot;;[$creature.$F152];&quot;, &quot;;[$creature.$G152];&quot;, &quot;;[$creature.$H152];&quot;, &quot;;[$creature.$I152];&quot; =&gt; &quot;;[$creature.$A152];&quot; // &quot;;[$creature.$J152])" office:value-type="string" office:string-value="  dragshad, null, null, 255, null, null, null, null, null =&gt; dragshad // Thaxll'ssillyia: general ANIMAL to MONSTER" calcext:value-type="string">
            <text:p><text:s text:c="2"/>dragshad, null, null, 255, null, null, null, null, null =&gt; dragshad // Thaxll'ssillyia: general ANIMAL to MONSTER</text:p>
          </table:table-cell>
        </table:table-row>
        <table:table-row table:style-name="ro3">
          <table:table-cell table:formula="of:=CONCATENATE(&quot;  &quot;;[$creature.$A153];&quot;, &quot;;[$creature.$B153];&quot;, &quot;;[$creature.$C153];&quot;, &quot;;[$creature.$D153];&quot;, &quot;;[$creature.$E153];&quot;, &quot;;[$creature.$F153];&quot;, &quot;;[$creature.$G153];&quot;, &quot;;[$creature.$H153];&quot;, &quot;;[$creature.$I153];&quot; =&gt; &quot;;[$creature.$A153];&quot; // &quot;;[$creature.$J153])" office:value-type="string" office:string-value="  dream2, 2, null, null, null, null, null, null, null =&gt; dream2 // Jon Irenicus: race HUMAN to ELF" calcext:value-type="string">
            <text:p><text:s text:c="2"/>dream2, 2, null, null, null, null, null, null, null =&gt; dream2 // Jon Irenicus: race HUMAN to ELF</text:p>
          </table:table-cell>
        </table:table-row>
        <table:table-row table:style-name="ro3">
          <table:table-cell table:formula="of:=CONCATENATE(&quot;  &quot;;[$creature.$A154];&quot;, &quot;;[$creature.$B154];&quot;, &quot;;[$creature.$C154];&quot;, &quot;;[$creature.$D154];&quot;, &quot;;[$creature.$E154];&quot;, &quot;;[$creature.$F154];&quot;, &quot;;[$creature.$G154];&quot;, &quot;;[$creature.$H154];&quot;, &quot;;[$creature.$I154];&quot; =&gt; &quot;;[$creature.$A154];&quot; // &quot;;[$creature.$J154])" office:value-type="string" office:string-value="  driren, 2, null, null, null, null, null, null, null =&gt; driren // Jon Irenicus: race HUMAN to ELF" calcext:value-type="string">
            <text:p><text:s text:c="2"/>driren, 2, null, null, null, null, null, null, null =&gt; driren // Jon Irenicus: race HUMAN to ELF</text:p>
          </table:table-cell>
        </table:table-row>
        <table:table-row table:style-name="ro3">
          <table:table-cell table:formula="of:=CONCATENATE(&quot;  &quot;;[$creature.$A155];&quot;, &quot;;[$creature.$B155];&quot;, &quot;;[$creature.$C155];&quot;, &quot;;[$creature.$D155];&quot;, &quot;;[$creature.$E155];&quot;, &quot;;[$creature.$F155];&quot;, &quot;;[$creature.$G155];&quot;, &quot;;[$creature.$H155];&quot;, &quot;;[$creature.$I155];&quot; =&gt; &quot;;[$creature.$A155];&quot; // &quot;;[$creature.$J155])" office:value-type="string" office:string-value="  drjon, 2, null, null, null, null, null, null, null =&gt; drjon // Jon Irenicus: race HUMAN to ELF" calcext:value-type="string">
            <text:p><text:s text:c="2"/>drjon, 2, null, null, null, null, null, null, null =&gt; drjon // Jon Irenicus: race HUMAN to ELF</text:p>
          </table:table-cell>
        </table:table-row>
        <table:table-row table:style-name="ro3">
          <table:table-cell table:formula="of:=CONCATENATE(&quot;  &quot;;[$creature.$A156];&quot;, &quot;;[$creature.$B156];&quot;, &quot;;[$creature.$C156];&quot;, &quot;;[$creature.$D156];&quot;, &quot;;[$creature.$E156];&quot;, &quot;;[$creature.$F156];&quot;, &quot;;[$creature.$G156];&quot;, &quot;;[$creature.$H156];&quot;, &quot;;[$creature.$I156];&quot; =&gt; &quot;;[$creature.$A156];&quot; // &quot;;[$creature.$J156])" office:value-type="string" office:string-value="  drofod02, null, null, null, 2, 1, null, null, null =&gt; drofod02 // Drow: gender NIETHER to MALE; sex MALE to FEMALE" calcext:value-type="string">
            <text:p><text:s text:c="2"/>drofod02, null, null, null, 2, 1, null, null, null =&gt; drofod02 // Drow: gender NIETHER to MALE; sex MALE to FEMALE</text:p>
          </table:table-cell>
        </table:table-row>
        <table:table-row table:style-name="ro3">
          <table:table-cell table:formula="of:=CONCATENATE(&quot;  &quot;;[$creature.$A157];&quot;, &quot;;[$creature.$B157];&quot;, &quot;;[$creature.$C157];&quot;, &quot;;[$creature.$D157];&quot;, &quot;;[$creature.$E157];&quot;, &quot;;[$creature.$F157];&quot;, &quot;;[$creature.$G157];&quot;, &quot;;[$creature.$H157];&quot;, &quot;;[$creature.$I157];&quot; =&gt; &quot;;[$creature.$A157];&quot; // &quot;;[$creature.$J157])" office:value-type="string" office:string-value="  drofod03, null, null, null, 1, 1, null, null, null =&gt; drofod03 // Drow: gender FEMALE to MALE; sex FEMALE to MALE" calcext:value-type="string">
            <text:p><text:s text:c="2"/>drofod03, null, null, null, 1, 1, null, null, null =&gt; drofod03 // Drow: gender FEMALE to MALE; sex FEMALE to MALE</text:p>
          </table:table-cell>
        </table:table-row>
        <table:table-row table:style-name="ro3">
          <table:table-cell table:formula="of:=CONCATENATE(&quot;  &quot;;[$creature.$A158];&quot;, &quot;;[$creature.$B158];&quot;, &quot;;[$creature.$C158];&quot;, &quot;;[$creature.$D158];&quot;, &quot;;[$creature.$E158];&quot;, &quot;;[$creature.$F158];&quot;, &quot;;[$creature.$G158];&quot;, &quot;;[$creature.$H158];&quot;, &quot;;[$creature.$I158];&quot; =&gt; &quot;;[$creature.$A158];&quot; // &quot;;[$creature.$J158])" office:value-type="string" office:string-value="  drofod04, null, null, null, 2, 2, null, null, null =&gt; drofod04 // Drow Priestess: gender MALE to FEMALE; sex MALE to FEMALE" calcext:value-type="string">
            <text:p><text:s text:c="2"/>drofod04, null, null, null, 2, 2, null, null, null =&gt; drofod04 // Drow Priestess: gender MALE to FEMALE; sex MALE to FEMALE</text:p>
          </table:table-cell>
        </table:table-row>
        <table:table-row table:style-name="ro3">
          <table:table-cell table:formula="of:=CONCATENATE(&quot;  &quot;;[$creature.$A159];&quot;, &quot;;[$creature.$B159];&quot;, &quot;;[$creature.$C159];&quot;, &quot;;[$creature.$D159];&quot;, &quot;;[$creature.$E159];&quot;, &quot;;[$creature.$F159];&quot;, &quot;;[$creature.$G159];&quot;, &quot;;[$creature.$H159];&quot;, &quot;;[$creature.$I159];&quot; =&gt; &quot;;[$creature.$A159];&quot; // &quot;;[$creature.$J159])" office:value-type="string" office:string-value="  drow04, null, null, null, 2, 2, null, null, null =&gt; drow04 // Drow Priestess: gender MALE to FEMALE; sex MALE to FEMALE" calcext:value-type="string">
            <text:p><text:s text:c="2"/>drow04, null, null, null, 2, 2, null, null, null =&gt; drow04 // Drow Priestess: gender MALE to FEMALE; sex MALE to FEMALE</text:p>
          </table:table-cell>
        </table:table-row>
        <table:table-row table:style-name="ro3">
          <table:table-cell table:formula="of:=CONCATENATE(&quot;  &quot;;[$creature.$A160];&quot;, &quot;;[$creature.$B160];&quot;, &quot;;[$creature.$C160];&quot;, &quot;;[$creature.$D160];&quot;, &quot;;[$creature.$E160];&quot;, &quot;;[$creature.$F160];&quot;, &quot;;[$creature.$G160];&quot;, &quot;;[$creature.$H160];&quot;, &quot;;[$creature.$I160];&quot; =&gt; &quot;;[$creature.$A160];&quot; // &quot;;[$creature.$J160])" office:value-type="string" office:string-value="  drshsp01, 133, null, null, null, null, null, null, null =&gt; drshsp01 // Spirit of the Grove: race HUMAN to SPECTRE" calcext:value-type="string">
            <text:p><text:s text:c="2"/>drshsp01, 133, null, null, null, null, null, null, null =&gt; drshsp01 // Spirit of the Grove: race HUMAN to SPECTRE</text:p>
          </table:table-cell>
        </table:table-row>
        <table:table-row table:style-name="ro3">
          <table:table-cell table:formula="of:=CONCATENATE(&quot;  &quot;;[$creature.$A161];&quot;, &quot;;[$creature.$B161];&quot;, &quot;;[$creature.$C161];&quot;, &quot;;[$creature.$D161];&quot;, &quot;;[$creature.$E161];&quot;, &quot;;[$creature.$F161];&quot;, &quot;;[$creature.$G161];&quot;, &quot;;[$creature.$H161];&quot;, &quot;;[$creature.$I161];&quot; =&gt; &quot;;[$creature.$A161];&quot; // &quot;;[$creature.$J161])" office:value-type="string" office:string-value="  druear01, null, null, 5, null, null, null, null, null =&gt; druear01 // Earth Elemental: general MONSTER to GIANTHUMANOID" calcext:value-type="string">
            <text:p><text:s text:c="2"/>druear01, null, null, 5, null, null, null, null, null =&gt; druear01 // Earth Elemental: general MONSTER to GIANTHUMANOID</text:p>
          </table:table-cell>
        </table:table-row>
        <table:table-row table:style-name="ro3">
          <table:table-cell table:formula="of:=CONCATENATE(&quot;  &quot;;[$creature.$A162];&quot;, &quot;;[$creature.$B162];&quot;, &quot;;[$creature.$C162];&quot;, &quot;;[$creature.$D162];&quot;, &quot;;[$creature.$E162];&quot;, &quot;;[$creature.$F162];&quot;, &quot;;[$creature.$G162];&quot;, &quot;;[$creature.$H162];&quot;, &quot;;[$creature.$I162];&quot; =&gt; &quot;;[$creature.$A162];&quot; // &quot;;[$creature.$J162])" office:value-type="string" office:string-value="  druff2, 4, null, null, null, null, null, null, null =&gt; druff2 // Ruffian: race HALFORC to DWARF" calcext:value-type="string">
            <text:p><text:s text:c="2"/>druff2, 4, null, null, null, null, null, null, null =&gt; druff2 // Ruffian: race HALFORC to DWARF</text:p>
          </table:table-cell>
        </table:table-row>
        <table:table-row table:style-name="ro3">
          <table:table-cell table:formula="of:=CONCATENATE(&quot;  &quot;;[$creature.$A163];&quot;, &quot;;[$creature.$B163];&quot;, &quot;;[$creature.$C163];&quot;, &quot;;[$creature.$D163];&quot;, &quot;;[$creature.$E163];&quot;, &quot;;[$creature.$F163];&quot;, &quot;;[$creature.$G163];&quot;, &quot;;[$creature.$H163];&quot;, &quot;;[$creature.$I163];&quot; =&gt; &quot;;[$creature.$A163];&quot; // &quot;;[$creature.$J163])" office:value-type="string" office:string-value="  dsbody01, null, null, null, 2, 2, null, null, null =&gt; dsbody01 // Shadow Thief: gender MALE to FEMALE; sex MALE to FEMALE" calcext:value-type="string">
            <text:p><text:s text:c="2"/>dsbody01, null, null, null, 2, 2, null, null, null =&gt; dsbody01 // Shadow Thief: gender MALE to FEMALE; sex MALE to FEMALE</text:p>
          </table:table-cell>
        </table:table-row>
        <table:table-row table:style-name="ro3">
          <table:table-cell table:formula="of:=CONCATENATE(&quot;  &quot;;[$creature.$A164];&quot;, &quot;;[$creature.$B164];&quot;, &quot;;[$creature.$C164];&quot;, &quot;;[$creature.$D164];&quot;, &quot;;[$creature.$E164];&quot;, &quot;;[$creature.$F164];&quot;, &quot;;[$creature.$G164];&quot;, &quot;;[$creature.$H164];&quot;, &quot;;[$creature.$I164];&quot; =&gt; &quot;;[$creature.$A164];&quot; // &quot;;[$creature.$J164])" office:value-type="string" office:string-value="  duemag01, 4, null, null, null, null, null, null, null =&gt; duemag01 // Mage: race HUMAN to DWARF" calcext:value-type="string">
            <text:p><text:s text:c="2"/>duemag01, 4, null, null, null, null, null, null, null =&gt; duemag01 // Mage: race HUMAN to DWARF</text:p>
          </table:table-cell>
        </table:table-row>
        <table:table-row table:style-name="ro3">
          <table:table-cell table:formula="of:=CONCATENATE(&quot;  &quot;;[$creature.$A165];&quot;, &quot;;[$creature.$B165];&quot;, &quot;;[$creature.$C165];&quot;, &quot;;[$creature.$D165];&quot;, &quot;;[$creature.$E165];&quot;, &quot;;[$creature.$F165];&quot;, &quot;;[$creature.$G165];&quot;, &quot;;[$creature.$H165];&quot;, &quot;;[$creature.$I165];&quot; =&gt; &quot;;[$creature.$A165];&quot; // &quot;;[$creature.$J165])" office:value-type="string" office:string-value="  duemag02, 4, null, null, null, null, null, null, null =&gt; duemag02 // Mage: race HUMAN to DWARF" calcext:value-type="string">
            <text:p><text:s text:c="2"/>duemag02, 4, null, null, null, null, null, null, null =&gt; duemag02 // Mage: race HUMAN to DWARF</text:p>
          </table:table-cell>
        </table:table-row>
        <table:table-row table:style-name="ro3">
          <table:table-cell table:formula="of:=CONCATENATE(&quot;  &quot;;[$creature.$A166];&quot;, &quot;;[$creature.$B166];&quot;, &quot;;[$creature.$C166];&quot;, &quot;;[$creature.$D166];&quot;, &quot;;[$creature.$E166];&quot;, &quot;;[$creature.$F166];&quot;, &quot;;[$creature.$G166];&quot;, &quot;;[$creature.$H166];&quot;, &quot;;[$creature.$I166];&quot; =&gt; &quot;;[$creature.$A166];&quot; // &quot;;[$creature.$J166])" office:value-type="string" office:string-value="  elairl01, null, null, 5, null, null, null, null, null =&gt; elairl01 // Lesser Air Elemental: general MONSTER to GIANTHUMANOID" calcext:value-type="string">
            <text:p><text:s text:c="2"/>elairl01, null, null, 5, null, null, null, null, null =&gt; elairl01 // Lesser Air Elemental: general MONSTER to GIANTHUMANOID</text:p>
          </table:table-cell>
        </table:table-row>
        <table:table-row table:style-name="ro3">
          <table:table-cell table:formula="of:=CONCATENATE(&quot;  &quot;;[$creature.$A167];&quot;, &quot;;[$creature.$B167];&quot;, &quot;;[$creature.$C167];&quot;, &quot;;[$creature.$D167];&quot;, &quot;;[$creature.$E167];&quot;, &quot;;[$creature.$F167];&quot;, &quot;;[$creature.$G167];&quot;, &quot;;[$creature.$H167];&quot;, &quot;;[$creature.$I167];&quot; =&gt; &quot;;[$creature.$A167];&quot; // &quot;;[$creature.$J167])" office:value-type="string" office:string-value="  elairsu1, null, null, 5, null, null, null, null, null =&gt; elairsu1 // Air Elemental: general MONSTER to GIANTHUMANOID" calcext:value-type="string">
            <text:p><text:s text:c="2"/>elairsu1, null, null, 5, null, null, null, null, null =&gt; elairsu1 // Air Elemental: general MONSTER to GIANTHUMANOID</text:p>
          </table:table-cell>
        </table:table-row>
        <table:table-row table:style-name="ro3">
          <table:table-cell table:formula="of:=CONCATENATE(&quot;  &quot;;[$creature.$A168];&quot;, &quot;;[$creature.$B168];&quot;, &quot;;[$creature.$C168];&quot;, &quot;;[$creature.$D168];&quot;, &quot;;[$creature.$E168];&quot;, &quot;;[$creature.$F168];&quot;, &quot;;[$creature.$G168];&quot;, &quot;;[$creature.$H168];&quot;, &quot;;[$creature.$I168];&quot; =&gt; &quot;;[$creature.$A168];&quot; // &quot;;[$creature.$J168])" office:value-type="string" office:string-value="  elairsu2, null, null, 5, null, null, null, null, null =&gt; elairsu2 // Air Elemental: general MONSTER to GIANTHUMANOID" calcext:value-type="string">
            <text:p><text:s text:c="2"/>elairsu2, null, null, 5, null, null, null, null, null =&gt; elairsu2 // Air Elemental: general MONSTER to GIANTHUMANOID</text:p>
          </table:table-cell>
        </table:table-row>
        <table:table-row table:style-name="ro3">
          <table:table-cell table:formula="of:=CONCATENATE(&quot;  &quot;;[$creature.$A169];&quot;, &quot;;[$creature.$B169];&quot;, &quot;;[$creature.$C169];&quot;, &quot;;[$creature.$D169];&quot;, &quot;;[$creature.$E169];&quot;, &quot;;[$creature.$F169];&quot;, &quot;;[$creature.$G169];&quot;, &quot;;[$creature.$H169];&quot;, &quot;;[$creature.$I169];&quot; =&gt; &quot;;[$creature.$A169];&quot; // &quot;;[$creature.$J169])" office:value-type="string" office:string-value="  elairsu3, null, null, 5, null, null, null, null, null =&gt; elairsu3 // Air Elemental: general MONSTER to GIANTHUMANOID" calcext:value-type="string">
            <text:p><text:s text:c="2"/>elairsu3, null, null, 5, null, null, null, null, null =&gt; elairsu3 // Air Elemental: general MONSTER to GIANTHUMANOID</text:p>
          </table:table-cell>
        </table:table-row>
        <table:table-row table:style-name="ro3">
          <table:table-cell table:formula="of:=CONCATENATE(&quot;  &quot;;[$creature.$A170];&quot;, &quot;;[$creature.$B170];&quot;, &quot;;[$creature.$C170];&quot;, &quot;;[$creature.$D170];&quot;, &quot;;[$creature.$E170];&quot;, &quot;;[$creature.$F170];&quot;, &quot;;[$creature.$G170];&quot;, &quot;;[$creature.$H170];&quot;, &quot;;[$creature.$I170];&quot; =&gt; &quot;;[$creature.$A170];&quot; // &quot;;[$creature.$J170])" office:value-type="string" office:string-value="  elairsuw, null, null, 5, null, null, null, null, null =&gt; elairsuw // Air Elemental: general MONSTER to GIANTHUMANOID" calcext:value-type="string">
            <text:p><text:s text:c="2"/>elairsuw, null, null, 5, null, null, null, null, null =&gt; elairsuw // Air Elemental: general MONSTER to GIANTHUMANOID</text:p>
          </table:table-cell>
        </table:table-row>
        <table:table-row table:style-name="ro3">
          <table:table-cell table:formula="of:=CONCATENATE(&quot;  &quot;;[$creature.$A171];&quot;, &quot;;[$creature.$B171];&quot;, &quot;;[$creature.$C171];&quot;, &quot;;[$creature.$D171];&quot;, &quot;;[$creature.$E171];&quot;, &quot;;[$creature.$F171];&quot;, &quot;;[$creature.$G171];&quot;, &quot;;[$creature.$H171];&quot;, &quot;;[$creature.$I171];&quot; =&gt; &quot;;[$creature.$A171];&quot; // &quot;;[$creature.$J171])" office:value-type="string" office:string-value="  elearb01, 133, null, null, null, 4, null, null, null =&gt; elearb01 // Apparition: gender MALE to NIETHER; race HUMAN to SPECTRE" calcext:value-type="string">
            <text:p><text:s text:c="2"/>elearb01, 133, null, null, null, 4, null, null, null =&gt; elearb01 // Apparition: gender MALE to NIETHER; race HUMAN to SPECTRE</text:p>
          </table:table-cell>
        </table:table-row>
        <table:table-row table:style-name="ro3">
          <table:table-cell table:formula="of:=CONCATENATE(&quot;  &quot;;[$creature.$A172];&quot;, &quot;;[$creature.$B172];&quot;, &quot;;[$creature.$C172];&quot;, &quot;;[$creature.$D172];&quot;, &quot;;[$creature.$E172];&quot;, &quot;;[$creature.$F172];&quot;, &quot;;[$creature.$G172];&quot;, &quot;;[$creature.$H172];&quot;, &quot;;[$creature.$I172];&quot; =&gt; &quot;;[$creature.$A172];&quot; // &quot;;[$creature.$J172])" office:value-type="string" office:string-value="  elearb02, 133, null, null, null, 4, null, null, null =&gt; elearb02 // Apparition: gender MALE to NIETHER; race HUMAN to SPECTRE" calcext:value-type="string">
            <text:p><text:s text:c="2"/>elearb02, 133, null, null, null, 4, null, null, null =&gt; elearb02 // Apparition: gender MALE to NIETHER; race HUMAN to SPECTRE</text:p>
          </table:table-cell>
        </table:table-row>
        <table:table-row table:style-name="ro3">
          <table:table-cell table:formula="of:=CONCATENATE(&quot;  &quot;;[$creature.$A173];&quot;, &quot;;[$creature.$B173];&quot;, &quot;;[$creature.$C173];&quot;, &quot;;[$creature.$D173];&quot;, &quot;;[$creature.$E173];&quot;, &quot;;[$creature.$F173];&quot;, &quot;;[$creature.$G173];&quot;, &quot;;[$creature.$H173];&quot;, &quot;;[$creature.$I173];&quot; =&gt; &quot;;[$creature.$A173];&quot; // &quot;;[$creature.$J173])" office:value-type="string" office:string-value="  elearb03, 133, null, null, null, 4, null, null, null =&gt; elearb03 // Apparition: gender MALE to NIETHER; race HUMAN to SPECTRE" calcext:value-type="string">
            <text:p><text:s text:c="2"/>elearb03, 133, null, null, null, 4, null, null, null =&gt; elearb03 // Apparition: gender MALE to NIETHER; race HUMAN to SPECTRE</text:p>
          </table:table-cell>
        </table:table-row>
        <table:table-row table:style-name="ro3">
          <table:table-cell table:formula="of:=CONCATENATE(&quot;  &quot;;[$creature.$A174];&quot;, &quot;;[$creature.$B174];&quot;, &quot;;[$creature.$C174];&quot;, &quot;;[$creature.$D174];&quot;, &quot;;[$creature.$E174];&quot;, &quot;;[$creature.$F174];&quot;, &quot;;[$creature.$G174];&quot;, &quot;;[$creature.$H174];&quot;, &quot;;[$creature.$I174];&quot; =&gt; &quot;;[$creature.$A174];&quot; // &quot;;[$creature.$J174])" office:value-type="string" office:string-value="  elearb04, 133, null, null, null, 4, null, null, null =&gt; elearb04 // Apparition: gender MALE to NIETHER; race HUMAN to SPECTRE" calcext:value-type="string">
            <text:p><text:s text:c="2"/>elearb04, 133, null, null, null, 4, null, null, null =&gt; elearb04 // Apparition: gender MALE to NIETHER; race HUMAN to SPECTRE</text:p>
          </table:table-cell>
        </table:table-row>
        <table:table-row table:style-name="ro3">
          <table:table-cell table:formula="of:=CONCATENATE(&quot;  &quot;;[$creature.$A175];&quot;, &quot;;[$creature.$B175];&quot;, &quot;;[$creature.$C175];&quot;, &quot;;[$creature.$D175];&quot;, &quot;;[$creature.$E175];&quot;, &quot;;[$creature.$F175];&quot;, &quot;;[$creature.$G175];&quot;, &quot;;[$creature.$H175];&quot;, &quot;;[$creature.$I175];&quot; =&gt; &quot;;[$creature.$A175];&quot; // &quot;;[$creature.$J175])" office:value-type="string" office:string-value="  elearb05, 133, null, null, null, 4, null, null, null =&gt; elearb05 // Apparition: gender MALE to NIETHER; race HUMAN to SPECTRE" calcext:value-type="string">
            <text:p><text:s text:c="2"/>elearb05, 133, null, null, null, 4, null, null, null =&gt; elearb05 // Apparition: gender MALE to NIETHER; race HUMAN to SPECTRE</text:p>
          </table:table-cell>
        </table:table-row>
        <table:table-row table:style-name="ro3">
          <table:table-cell table:formula="of:=CONCATENATE(&quot;  &quot;;[$creature.$A176];&quot;, &quot;;[$creature.$B176];&quot;, &quot;;[$creature.$C176];&quot;, &quot;;[$creature.$D176];&quot;, &quot;;[$creature.$E176];&quot;, &quot;;[$creature.$F176];&quot;, &quot;;[$creature.$G176];&quot;, &quot;;[$creature.$H176];&quot;, &quot;;[$creature.$I176];&quot; =&gt; &quot;;[$creature.$A176];&quot; // &quot;;[$creature.$J176])" office:value-type="string" office:string-value="  elearb06, 133, null, null, null, 4, null, null, null =&gt; elearb06 // Apparition: gender MALE to NIETHER; race HUMAN to SPECTRE" calcext:value-type="string">
            <text:p><text:s text:c="2"/>elearb06, 133, null, null, null, 4, null, null, null =&gt; elearb06 // Apparition: gender MALE to NIETHER; race HUMAN to SPECTRE</text:p>
          </table:table-cell>
        </table:table-row>
        <table:table-row table:style-name="ro3">
          <table:table-cell table:formula="of:=CONCATENATE(&quot;  &quot;;[$creature.$A177];&quot;, &quot;;[$creature.$B177];&quot;, &quot;;[$creature.$C177];&quot;, &quot;;[$creature.$D177];&quot;, &quot;;[$creature.$E177];&quot;, &quot;;[$creature.$F177];&quot;, &quot;;[$creature.$G177];&quot;, &quot;;[$creature.$H177];&quot;, &quot;;[$creature.$I177];&quot; =&gt; &quot;;[$creature.$A177];&quot; // &quot;;[$creature.$J177])" office:value-type="string" office:string-value="  elearb07, 133, null, null, null, 4, null, null, null =&gt; elearb07 // Apparition: gender MALE to NIETHER; race HUMAN to SPECTRE" calcext:value-type="string">
            <text:p><text:s text:c="2"/>elearb07, 133, null, null, null, 4, null, null, null =&gt; elearb07 // Apparition: gender MALE to NIETHER; race HUMAN to SPECTRE</text:p>
          </table:table-cell>
        </table:table-row>
        <table:table-row table:style-name="ro3">
          <table:table-cell table:formula="of:=CONCATENATE(&quot;  &quot;;[$creature.$A178];&quot;, &quot;;[$creature.$B178];&quot;, &quot;;[$creature.$C178];&quot;, &quot;;[$creature.$D178];&quot;, &quot;;[$creature.$E178];&quot;, &quot;;[$creature.$F178];&quot;, &quot;;[$creature.$G178];&quot;, &quot;;[$creature.$H178];&quot;, &quot;;[$creature.$I178];&quot; =&gt; &quot;;[$creature.$A178];&quot; // &quot;;[$creature.$J178])" office:value-type="string" office:string-value="  elearb08, 133, null, null, null, 4, null, null, null =&gt; elearb08 // Apparition: gender MALE to NIETHER; race HUMAN to SPECTRE" calcext:value-type="string">
            <text:p><text:s text:c="2"/>elearb08, 133, null, null, null, 4, null, null, null =&gt; elearb08 // Apparition: gender MALE to NIETHER; race HUMAN to SPECTRE</text:p>
          </table:table-cell>
        </table:table-row>
        <table:table-row table:style-name="ro3">
          <table:table-cell table:formula="of:=CONCATENATE(&quot;  &quot;;[$creature.$A179];&quot;, &quot;;[$creature.$B179];&quot;, &quot;;[$creature.$C179];&quot;, &quot;;[$creature.$D179];&quot;, &quot;;[$creature.$E179];&quot;, &quot;;[$creature.$F179];&quot;, &quot;;[$creature.$G179];&quot;, &quot;;[$creature.$H179];&quot;, &quot;;[$creature.$I179];&quot; =&gt; &quot;;[$creature.$A179];&quot; // &quot;;[$creature.$J179])" office:value-type="string" office:string-value="  elearb09, 133, null, null, null, 4, null, null, null =&gt; elearb09 // Apparition: gender MALE to NIETHER; race HUMAN to SPECTRE" calcext:value-type="string">
            <text:p><text:s text:c="2"/>elearb09, 133, null, null, null, 4, null, null, null =&gt; elearb09 // Apparition: gender MALE to NIETHER; race HUMAN to SPECTRE</text:p>
          </table:table-cell>
        </table:table-row>
        <table:table-row table:style-name="ro3">
          <table:table-cell table:formula="of:=CONCATENATE(&quot;  &quot;;[$creature.$A180];&quot;, &quot;;[$creature.$B180];&quot;, &quot;;[$creature.$C180];&quot;, &quot;;[$creature.$D180];&quot;, &quot;;[$creature.$E180];&quot;, &quot;;[$creature.$F180];&quot;, &quot;;[$creature.$G180];&quot;, &quot;;[$creature.$H180];&quot;, &quot;;[$creature.$I180];&quot; =&gt; &quot;;[$creature.$A180];&quot; // &quot;;[$creature.$J180])" office:value-type="string" office:string-value="  elearb10, 133, null, null, null, 4, null, null, null =&gt; elearb10 // Apparition: gender MALE to NIETHER; race HUMAN to SPECTRE" calcext:value-type="string">
            <text:p><text:s text:c="2"/>elearb10, 133, null, null, null, 4, null, null, null =&gt; elearb10 // Apparition: gender MALE to NIETHER; race HUMAN to SPECTRE</text:p>
          </table:table-cell>
        </table:table-row>
        <table:table-row table:style-name="ro3">
          <table:table-cell table:formula="of:=CONCATENATE(&quot;  &quot;;[$creature.$A181];&quot;, &quot;;[$creature.$B181];&quot;, &quot;;[$creature.$C181];&quot;, &quot;;[$creature.$D181];&quot;, &quot;;[$creature.$E181];&quot;, &quot;;[$creature.$F181];&quot;, &quot;;[$creature.$G181];&quot;, &quot;;[$creature.$H181];&quot;, &quot;;[$creature.$I181];&quot; =&gt; &quot;;[$creature.$A181];&quot; // &quot;;[$creature.$J181])" office:value-type="string" office:string-value="  elearb11, 133, null, null, null, 4, null, null, null =&gt; elearb11 // Apparition: gender MALE to NIETHER; race HUMAN to SPECTRE" calcext:value-type="string">
            <text:p><text:s text:c="2"/>elearb11, 133, null, null, null, 4, null, null, null =&gt; elearb11 // Apparition: gender MALE to NIETHER; race HUMAN to SPECTRE</text:p>
          </table:table-cell>
        </table:table-row>
        <table:table-row table:style-name="ro3">
          <table:table-cell table:formula="of:=CONCATENATE(&quot;  &quot;;[$creature.$A182];&quot;, &quot;;[$creature.$B182];&quot;, &quot;;[$creature.$C182];&quot;, &quot;;[$creature.$D182];&quot;, &quot;;[$creature.$E182];&quot;, &quot;;[$creature.$F182];&quot;, &quot;;[$creature.$G182];&quot;, &quot;;[$creature.$H182];&quot;, &quot;;[$creature.$I182];&quot; =&gt; &quot;;[$creature.$A182];&quot; // &quot;;[$creature.$J182])" office:value-type="string" office:string-value="  elearpr, null, null, 5, null, null, null, null, null =&gt; elearpr // Earth Elemental: general MONSTER to GIANTHUMANOID" calcext:value-type="string">
            <text:p><text:s text:c="2"/>elearpr, null, null, 5, null, null, null, null, null =&gt; elearpr // Earth Elemental: general MONSTER to GIANTHUMANOID</text:p>
          </table:table-cell>
        </table:table-row>
        <table:table-row table:style-name="ro3">
          <table:table-cell table:formula="of:=CONCATENATE(&quot;  &quot;;[$creature.$A183];&quot;, &quot;;[$creature.$B183];&quot;, &quot;;[$creature.$C183];&quot;, &quot;;[$creature.$D183];&quot;, &quot;;[$creature.$E183];&quot;, &quot;;[$creature.$F183];&quot;, &quot;;[$creature.$G183];&quot;, &quot;;[$creature.$H183];&quot;, &quot;;[$creature.$I183];&quot; =&gt; &quot;;[$creature.$A183];&quot; // &quot;;[$creature.$J183])" office:value-type="string" office:string-value="  elearpr2, null, null, 5, null, null, null, null, null =&gt; elearpr2 // Earth Elemental: general MONSTER to GIANTHUMANOID" calcext:value-type="string">
            <text:p><text:s text:c="2"/>elearpr2, null, null, 5, null, null, null, null, null =&gt; elearpr2 // Earth Elemental: general MONSTER to GIANTHUMANOID</text:p>
          </table:table-cell>
        </table:table-row>
        <table:table-row table:style-name="ro3">
          <table:table-cell table:formula="of:=CONCATENATE(&quot;  &quot;;[$creature.$A184];&quot;, &quot;;[$creature.$B184];&quot;, &quot;;[$creature.$C184];&quot;, &quot;;[$creature.$D184];&quot;, &quot;;[$creature.$E184];&quot;, &quot;;[$creature.$F184];&quot;, &quot;;[$creature.$G184];&quot;, &quot;;[$creature.$H184];&quot;, &quot;;[$creature.$I184];&quot; =&gt; &quot;;[$creature.$A184];&quot; // &quot;;[$creature.$J184])" office:value-type="string" office:string-value="  elearpr3, null, null, 5, null, null, null, null, null =&gt; elearpr3 // Earth Elemental: general MONSTER to GIANTHUMANOID" calcext:value-type="string">
            <text:p><text:s text:c="2"/>elearpr3, null, null, 5, null, null, null, null, null =&gt; elearpr3 // Earth Elemental: general MONSTER to GIANTHUMANOID</text:p>
          </table:table-cell>
        </table:table-row>
        <table:table-row table:style-name="ro3">
          <table:table-cell table:formula="of:=CONCATENATE(&quot;  &quot;;[$creature.$A185];&quot;, &quot;;[$creature.$B185];&quot;, &quot;;[$creature.$C185];&quot;, &quot;;[$creature.$D185];&quot;, &quot;;[$creature.$E185];&quot;, &quot;;[$creature.$F185];&quot;, &quot;;[$creature.$G185];&quot;, &quot;;[$creature.$H185];&quot;, &quot;;[$creature.$I185];&quot; =&gt; &quot;;[$creature.$A185];&quot; // &quot;;[$creature.$J185])" office:value-type="string" office:string-value="  elearsu2, null, null, 5, null, null, null, null, null =&gt; elearsu2 // Earth Elemental: general MONSTER to GIANTHUMANOID" calcext:value-type="string">
            <text:p><text:s text:c="2"/>elearsu2, null, null, 5, null, null, null, null, null =&gt; elearsu2 // Earth Elemental: general MONSTER to GIANTHUMANOID</text:p>
          </table:table-cell>
        </table:table-row>
        <table:table-row table:style-name="ro3">
          <table:table-cell table:formula="of:=CONCATENATE(&quot;  &quot;;[$creature.$A186];&quot;, &quot;;[$creature.$B186];&quot;, &quot;;[$creature.$C186];&quot;, &quot;;[$creature.$D186];&quot;, &quot;;[$creature.$E186];&quot;, &quot;;[$creature.$F186];&quot;, &quot;;[$creature.$G186];&quot;, &quot;;[$creature.$H186];&quot;, &quot;;[$creature.$I186];&quot; =&gt; &quot;;[$creature.$A186];&quot; // &quot;;[$creature.$J186])" office:value-type="string" office:string-value="  elearsu3, null, null, 5, null, null, null, null, null =&gt; elearsu3 // Earth Elemental: general MONSTER to GIANTHUMANOID" calcext:value-type="string">
            <text:p><text:s text:c="2"/>elearsu3, null, null, 5, null, null, null, null, null =&gt; elearsu3 // Earth Elemental: general MONSTER to GIANTHUMANOID</text:p>
          </table:table-cell>
        </table:table-row>
        <table:table-row table:style-name="ro3">
          <table:table-cell table:formula="of:=CONCATENATE(&quot;  &quot;;[$creature.$A187];&quot;, &quot;;[$creature.$B187];&quot;, &quot;;[$creature.$C187];&quot;, &quot;;[$creature.$D187];&quot;, &quot;;[$creature.$E187];&quot;, &quot;;[$creature.$F187];&quot;, &quot;;[$creature.$G187];&quot;, &quot;;[$creature.$H187];&quot;, &quot;;[$creature.$I187];&quot; =&gt; &quot;;[$creature.$A187];&quot; // &quot;;[$creature.$J187])" office:value-type="string" office:string-value="  elearsu4, null, null, 5, null, null, null, null, null =&gt; elearsu4 // Earth Elemental: general MONSTER to GIANTHUMANOID" calcext:value-type="string">
            <text:p><text:s text:c="2"/>elearsu4, null, null, 5, null, null, null, null, null =&gt; elearsu4 // Earth Elemental: general MONSTER to GIANTHUMANOID</text:p>
          </table:table-cell>
        </table:table-row>
        <table:table-row table:style-name="ro3">
          <table:table-cell table:formula="of:=CONCATENATE(&quot;  &quot;;[$creature.$A188];&quot;, &quot;;[$creature.$B188];&quot;, &quot;;[$creature.$C188];&quot;, &quot;;[$creature.$D188];&quot;, &quot;;[$creature.$E188];&quot;, &quot;;[$creature.$F188];&quot;, &quot;;[$creature.$G188];&quot;, &quot;;[$creature.$H188];&quot;, &quot;;[$creature.$I188];&quot; =&gt; &quot;;[$creature.$A188];&quot; // &quot;;[$creature.$J188])" office:value-type="string" office:string-value="  elearsuw, null, null, 5, null, null, null, null, null =&gt; elearsuw // Earth Elemental: general MONSTER to GIANTHUMANOID" calcext:value-type="string">
            <text:p><text:s text:c="2"/>elearsuw, null, null, 5, null, null, null, null, null =&gt; elearsuw // Earth Elemental: general MONSTER to GIANTHUMANOID</text:p>
          </table:table-cell>
        </table:table-row>
        <table:table-row table:style-name="ro3">
          <table:table-cell table:formula="of:=CONCATENATE(&quot;  &quot;;[$creature.$A189];&quot;, &quot;;[$creature.$B189];&quot;, &quot;;[$creature.$C189];&quot;, &quot;;[$creature.$D189];&quot;, &quot;;[$creature.$E189];&quot;, &quot;;[$creature.$F189];&quot;, &quot;;[$creature.$G189];&quot;, &quot;;[$creature.$H189];&quot;, &quot;;[$creature.$I189];&quot; =&gt; &quot;;[$creature.$A189];&quot; // &quot;;[$creature.$J189])" office:value-type="string" office:string-value="  elemchan, null, 186, null, null, null, null, null, null =&gt; elemchan // Chan: class ELEMENTAL_EARTH to ELEMENTAL_AIR" calcext:value-type="string">
            <text:p><text:s text:c="2"/>elemchan, null, 186, null, null, null, null, null, null =&gt; elemchan // Chan: class ELEMENTAL_EARTH to ELEMENTAL_AIR</text:p>
          </table:table-cell>
        </table:table-row>
        <table:table-row table:style-name="ro3">
          <table:table-cell table:formula="of:=CONCATENATE(&quot;  &quot;;[$creature.$A190];&quot;, &quot;;[$creature.$B190];&quot;, &quot;;[$creature.$C190];&quot;, &quot;;[$creature.$D190];&quot;, &quot;;[$creature.$E190];&quot;, &quot;;[$creature.$F190];&quot;, &quot;;[$creature.$G190];&quot;, &quot;;[$creature.$H190];&quot;, &quot;;[$creature.$I190];&quot; =&gt; &quot;;[$creature.$A190];&quot; // &quot;;[$creature.$J190])" office:value-type="string" office:string-value="  elepuz01, 133, null, null, null, 4, null, null, null =&gt; elepuz01 // Apparition: gender MALE to NIETHER; race HUMAN to SPECTRE" calcext:value-type="string">
            <text:p><text:s text:c="2"/>elepuz01, 133, null, null, null, 4, null, null, null =&gt; elepuz01 // Apparition: gender MALE to NIETHER; race HUMAN to SPECTRE</text:p>
          </table:table-cell>
        </table:table-row>
        <table:table-row table:style-name="ro3">
          <table:table-cell table:formula="of:=CONCATENATE(&quot;  &quot;;[$creature.$A191];&quot;, &quot;;[$creature.$B191];&quot;, &quot;;[$creature.$C191];&quot;, &quot;;[$creature.$D191];&quot;, &quot;;[$creature.$E191];&quot;, &quot;;[$creature.$F191];&quot;, &quot;;[$creature.$G191];&quot;, &quot;;[$creature.$H191];&quot;, &quot;;[$creature.$I191];&quot; =&gt; &quot;;[$creature.$A191];&quot; // &quot;;[$creature.$J191])" office:value-type="string" office:string-value="  elepuz02, 133, null, null, null, 4, null, null, null =&gt; elepuz02 // Apparition: gender MALE to NIETHER; race HUMAN to SPECTRE" calcext:value-type="string">
            <text:p><text:s text:c="2"/>elepuz02, 133, null, null, null, 4, null, null, null =&gt; elepuz02 // Apparition: gender MALE to NIETHER; race HUMAN to SPECTRE</text:p>
          </table:table-cell>
        </table:table-row>
        <table:table-row table:style-name="ro3">
          <table:table-cell table:formula="of:=CONCATENATE(&quot;  &quot;;[$creature.$A192];&quot;, &quot;;[$creature.$B192];&quot;, &quot;;[$creature.$C192];&quot;, &quot;;[$creature.$D192];&quot;, &quot;;[$creature.$E192];&quot;, &quot;;[$creature.$F192];&quot;, &quot;;[$creature.$G192];&quot;, &quot;;[$creature.$H192];&quot;, &quot;;[$creature.$I192];&quot; =&gt; &quot;;[$creature.$A192];&quot; // &quot;;[$creature.$J192])" office:value-type="string" office:string-value="  elepuz03, 133, null, null, null, 4, null, null, null =&gt; elepuz03 // Apparition: gender FEMALE to NIETHER; race HUMAN to SPECTRE" calcext:value-type="string">
            <text:p><text:s text:c="2"/>elepuz03, 133, null, null, null, 4, null, null, null =&gt; elepuz03 // Apparition: gender FEMALE to NIETHER; race HUMAN to SPECTRE</text:p>
          </table:table-cell>
        </table:table-row>
        <table:table-row table:style-name="ro3">
          <table:table-cell table:formula="of:=CONCATENATE(&quot;  &quot;;[$creature.$A193];&quot;, &quot;;[$creature.$B193];&quot;, &quot;;[$creature.$C193];&quot;, &quot;;[$creature.$D193];&quot;, &quot;;[$creature.$E193];&quot;, &quot;;[$creature.$F193];&quot;, &quot;;[$creature.$G193];&quot;, &quot;;[$creature.$H193];&quot;, &quot;;[$creature.$I193];&quot; =&gt; &quot;;[$creature.$A193];&quot; // &quot;;[$creature.$J193])" office:value-type="string" office:string-value="  elepuz04, 133, null, null, null, 4, null, null, null =&gt; elepuz04 // Apparition: gender FEMALE to NIETHER; race HUMAN to SPECTRE" calcext:value-type="string">
            <text:p><text:s text:c="2"/>elepuz04, 133, null, null, null, 4, null, null, null =&gt; elepuz04 // Apparition: gender FEMALE to NIETHER; race HUMAN to SPECTRE</text:p>
          </table:table-cell>
        </table:table-row>
        <table:table-row table:style-name="ro3">
          <table:table-cell table:formula="of:=CONCATENATE(&quot;  &quot;;[$creature.$A194];&quot;, &quot;;[$creature.$B194];&quot;, &quot;;[$creature.$C194];&quot;, &quot;;[$creature.$D194];&quot;, &quot;;[$creature.$E194];&quot;, &quot;;[$creature.$F194];&quot;, &quot;;[$creature.$G194];&quot;, &quot;;[$creature.$H194];&quot;, &quot;;[$creature.$I194];&quot; =&gt; &quot;;[$creature.$A194];&quot; // &quot;;[$creature.$J194])" office:value-type="string" office:string-value="  elfirl01, null, null, 5, null, null, null, null, null =&gt; elfirl01 // Lesser Fire Elemental: general MONSTER to GIANTHUMANOID" calcext:value-type="string">
            <text:p><text:s text:c="2"/>elfirl01, null, null, 5, null, null, null, null, null =&gt; elfirl01 // Lesser Fire Elemental: general MONSTER to GIANTHUMANOID</text:p>
          </table:table-cell>
        </table:table-row>
        <table:table-row table:style-name="ro3">
          <table:table-cell table:formula="of:=CONCATENATE(&quot;  &quot;;[$creature.$A195];&quot;, &quot;;[$creature.$B195];&quot;, &quot;;[$creature.$C195];&quot;, &quot;;[$creature.$D195];&quot;, &quot;;[$creature.$E195];&quot;, &quot;;[$creature.$F195];&quot;, &quot;;[$creature.$G195];&quot;, &quot;;[$creature.$H195];&quot;, &quot;;[$creature.$I195];&quot; =&gt; &quot;;[$creature.$A195];&quot; // &quot;;[$creature.$J195])" office:value-type="string" office:string-value="  elfirsuw, null, null, 5, null, null, null, null, null =&gt; elfirsuw // Fire Elemental: general MONSTER to GIANTHUMANOID" calcext:value-type="string">
            <text:p><text:s text:c="2"/>elfirsuw, null, null, 5, null, null, null, null, null =&gt; elfirsuw // Fire Elemental: general MONSTER to GIANTHUMANOID</text:p>
          </table:table-cell>
        </table:table-row>
        <table:table-row table:style-name="ro3">
          <table:table-cell table:formula="of:=CONCATENATE(&quot;  &quot;;[$creature.$A196];&quot;, &quot;;[$creature.$B196];&quot;, &quot;;[$creature.$C196];&quot;, &quot;;[$creature.$D196];&quot;, &quot;;[$creature.$E196];&quot;, &quot;;[$creature.$F196];&quot;, &quot;;[$creature.$G196];&quot;, &quot;;[$creature.$H196];&quot;, &quot;;[$creature.$I196];&quot; =&gt; &quot;;[$creature.$A196];&quot; // &quot;;[$creature.$J196])" office:value-type="string" office:string-value="  enddem01, null, null, null, null, null, 57585, null, null =&gt; enddem01 // Glabrezu: animation TANARRI to IC_GLAB" calcext:value-type="string">
            <text:p><text:s text:c="2"/>enddem01, null, null, null, null, null, 57585, null, null =&gt; enddem01 // Glabrezu: animation TANARRI to IC_GLAB</text:p>
          </table:table-cell>
        </table:table-row>
        <table:table-row table:style-name="ro3">
          <table:table-cell table:formula="of:=CONCATENATE(&quot;  &quot;;[$creature.$A197];&quot;, &quot;;[$creature.$B197];&quot;, &quot;;[$creature.$C197];&quot;, &quot;;[$creature.$D197];&quot;, &quot;;[$creature.$E197];&quot;, &quot;;[$creature.$F197];&quot;, &quot;;[$creature.$G197];&quot;, &quot;;[$creature.$H197];&quot;, &quot;;[$creature.$I197];&quot; =&gt; &quot;;[$creature.$A197];&quot; // &quot;;[$creature.$J197])" office:value-type="string" office:string-value="  enddem02, null, null, null, null, null, 57585, null, null =&gt; enddem02 // Glabrezu: animation TANARRI to IC_GLAB" calcext:value-type="string">
            <text:p><text:s text:c="2"/>enddem02, null, null, null, null, null, 57585, null, null =&gt; enddem02 // Glabrezu: animation TANARRI to IC_GLAB</text:p>
          </table:table-cell>
        </table:table-row>
        <table:table-row table:style-name="ro3">
          <table:table-cell table:formula="of:=CONCATENATE(&quot;  &quot;;[$creature.$A198];&quot;, &quot;;[$creature.$B198];&quot;, &quot;;[$creature.$C198];&quot;, &quot;;[$creature.$D198];&quot;, &quot;;[$creature.$E198];&quot;, &quot;;[$creature.$F198];&quot;, &quot;;[$creature.$G198];&quot;, &quot;;[$creature.$H198];&quot;, &quot;;[$creature.$I198];&quot; =&gt; &quot;;[$creature.$A198];&quot; // &quot;;[$creature.$J198])" office:value-type="string" office:string-value="  escort2, 5, null, null, null, null, null, null, null =&gt; escort2 // Kerstia: race HUMAN to HALFLING" calcext:value-type="string">
            <text:p><text:s text:c="2"/>escort2, 5, null, null, null, null, null, null, null =&gt; escort2 // Kerstia: race HUMAN to HALFLING</text:p>
          </table:table-cell>
        </table:table-row>
        <table:table-row table:style-name="ro3">
          <table:table-cell table:formula="of:=CONCATENATE(&quot;  &quot;;[$creature.$A199];&quot;, &quot;;[$creature.$B199];&quot;, &quot;;[$creature.$C199];&quot;, &quot;;[$creature.$D199];&quot;, &quot;;[$creature.$E199];&quot;, &quot;;[$creature.$F199];&quot;, &quot;;[$creature.$G199];&quot;, &quot;;[$creature.$H199];&quot;, &quot;;[$creature.$I199];&quot; =&gt; &quot;;[$creature.$A199];&quot; // &quot;;[$creature.$J199])" office:value-type="string" office:string-value="  escort2a, 5, null, null, null, null, null, null, null =&gt; escort2a // Kerstia: race HUMAN to HALFLING" calcext:value-type="string">
            <text:p><text:s text:c="2"/>escort2a, 5, null, null, null, null, null, null, null =&gt; escort2a // Kerstia: race HUMAN to HALFLING</text:p>
          </table:table-cell>
        </table:table-row>
        <table:table-row table:style-name="ro3">
          <table:table-cell table:formula="of:=CONCATENATE(&quot;  &quot;;[$creature.$A200];&quot;, &quot;;[$creature.$B200];&quot;, &quot;;[$creature.$C200];&quot;, &quot;;[$creature.$D200];&quot;, &quot;;[$creature.$E200];&quot;, &quot;;[$creature.$F200];&quot;, &quot;;[$creature.$G200];&quot;, &quot;;[$creature.$H200];&quot;, &quot;;[$creature.$I200];&quot; =&gt; &quot;;[$creature.$A200];&quot; // &quot;;[$creature.$J200])" office:value-type="string" office:string-value="  escort3, null, null, null, 1, 1, null, null, null =&gt; escort3 // Jenthan: gender FEMALE to MALE; sex FEMALE to MALE" calcext:value-type="string">
            <text:p><text:s text:c="2"/>escort3, null, null, null, 1, 1, null, null, null =&gt; escort3 // Jenthan: gender FEMALE to MALE; sex FEMALE to MALE</text:p>
          </table:table-cell>
        </table:table-row>
        <table:table-row table:style-name="ro3">
          <table:table-cell table:formula="of:=CONCATENATE(&quot;  &quot;;[$creature.$A201];&quot;, &quot;;[$creature.$B201];&quot;, &quot;;[$creature.$C201];&quot;, &quot;;[$creature.$D201];&quot;, &quot;;[$creature.$E201];&quot;, &quot;;[$creature.$F201];&quot;, &quot;;[$creature.$G201];&quot;, &quot;;[$creature.$H201];&quot;, &quot;;[$creature.$I201];&quot; =&gt; &quot;;[$creature.$A201];&quot; // &quot;;[$creature.$J201])" office:value-type="string" office:string-value="  ettercsu, null, null, null, null, 6, null, null, null =&gt; ettercsu // Ettercap: gender NIETHER to SUMMONED" calcext:value-type="string">
            <text:p><text:s text:c="2"/>ettercsu, null, null, null, null, 6, null, null, null =&gt; ettercsu // Ettercap: gender NIETHER to SUMMONED</text:p>
          </table:table-cell>
        </table:table-row>
        <table:table-row table:style-name="ro3">
          <table:table-cell table:formula="of:=CONCATENATE(&quot;  &quot;;[$creature.$A202];&quot;, &quot;;[$creature.$B202];&quot;, &quot;;[$creature.$C202];&quot;, &quot;;[$creature.$D202];&quot;, &quot;;[$creature.$E202];&quot;, &quot;;[$creature.$F202];&quot;, &quot;;[$creature.$G202];&quot;, &quot;;[$creature.$H202];&quot;, &quot;;[$creature.$I202];&quot; =&gt; &quot;;[$creature.$A202];&quot; // &quot;;[$creature.$J202])" office:value-type="string" office:string-value="  eyeded01, 134, null, null, null, null, null, null, null =&gt; eyeded01 // Eye of the Dead: race NO_RACE to WRAITH" calcext:value-type="string">
            <text:p><text:s text:c="2"/>eyeded01, 134, null, null, null, null, null, null, null =&gt; eyeded01 // Eye of the Dead: race NO_RACE to WRAITH</text:p>
          </table:table-cell>
        </table:table-row>
        <table:table-row table:style-name="ro3">
          <table:table-cell table:formula="of:=CONCATENATE(&quot;  &quot;;[$creature.$A203];&quot;, &quot;;[$creature.$B203];&quot;, &quot;;[$creature.$C203];&quot;, &quot;;[$creature.$D203];&quot;, &quot;;[$creature.$E203];&quot;, &quot;;[$creature.$F203];&quot;, &quot;;[$creature.$G203];&quot;, &quot;;[$creature.$H203];&quot;, &quot;;[$creature.$I203];&quot; =&gt; &quot;;[$creature.$A203];&quot; // &quot;;[$creature.$J203])" office:value-type="string" office:string-value="  eyeegl01, null, null, 2, null, null, null, null, null =&gt; eyeegl01 // Eagle Eye: general HUMANOID to ANIMAL" calcext:value-type="string">
            <text:p><text:s text:c="2"/>eyeegl01, null, null, 2, null, null, null, null, null =&gt; eyeegl01 // Eagle Eye: general HUMANOID to ANIMAL</text:p>
          </table:table-cell>
        </table:table-row>
        <table:table-row table:style-name="ro3">
          <table:table-cell table:formula="of:=CONCATENATE(&quot;  &quot;;[$creature.$A204];&quot;, &quot;;[$creature.$B204];&quot;, &quot;;[$creature.$C204];&quot;, &quot;;[$creature.$D204];&quot;, &quot;;[$creature.$E204];&quot;, &quot;;[$creature.$F204];&quot;, &quot;;[$creature.$G204];&quot;, &quot;;[$creature.$H204];&quot;, &quot;;[$creature.$I204];&quot; =&gt; &quot;;[$creature.$A204];&quot; // &quot;;[$creature.$J204])" office:value-type="string" office:string-value="  eyegor01, 102, null, null, null, null, null, null, null =&gt; eyegor01 // Gorgon Eye: race NO_RACE to BASILISK" calcext:value-type="string">
            <text:p><text:s text:c="2"/>eyegor01, 102, null, null, null, null, null, null, null =&gt; eyegor01 // Gorgon Eye: race NO_RACE to BASILISK</text:p>
          </table:table-cell>
        </table:table-row>
        <table:table-row table:style-name="ro3">
          <table:table-cell table:formula="of:=CONCATENATE(&quot;  &quot;;[$creature.$A205];&quot;, &quot;;[$creature.$B205];&quot;, &quot;;[$creature.$C205];&quot;, &quot;;[$creature.$D205];&quot;, &quot;;[$creature.$E205];&quot;, &quot;;[$creature.$F205];&quot;, &quot;;[$creature.$G205];&quot;, &quot;;[$creature.$H205];&quot;, &quot;;[$creature.$I205];&quot; =&gt; &quot;;[$creature.$A205];&quot; // &quot;;[$creature.$J205])" office:value-type="string" office:string-value="  eyesek01, 6, null, null, null, null, null, null, null =&gt; eyesek01 // Seeker: race NO_RACE to GNOME" calcext:value-type="string">
            <text:p><text:s text:c="2"/>eyesek01, 6, null, null, null, null, null, null, null =&gt; eyesek01 // Seeker: race NO_RACE to GNOME</text:p>
          </table:table-cell>
        </table:table-row>
        <table:table-row table:style-name="ro3">
          <table:table-cell table:formula="of:=CONCATENATE(&quot;  &quot;;[$creature.$A206];&quot;, &quot;;[$creature.$B206];&quot;, &quot;;[$creature.$C206];&quot;, &quot;;[$creature.$D206];&quot;, &quot;;[$creature.$E206];&quot;, &quot;;[$creature.$F206];&quot;, &quot;;[$creature.$G206];&quot;, &quot;;[$creature.$H206];&quot;, &quot;;[$creature.$I206];&quot; =&gt; &quot;;[$creature.$A206];&quot; // &quot;;[$creature.$J206])" office:value-type="string" office:string-value="  eyesnt01, 2, null, null, null, null, null, null, null =&gt; eyesnt01 // Sentinel: race NO_RACE to ELF" calcext:value-type="string">
            <text:p><text:s text:c="2"/>eyesnt01, 2, null, null, null, null, null, null, null =&gt; eyesnt01 // Sentinel: race NO_RACE to ELF</text:p>
          </table:table-cell>
        </table:table-row>
        <table:table-row table:style-name="ro3">
          <table:table-cell table:formula="of:=CONCATENATE(&quot;  &quot;;[$creature.$A207];&quot;, &quot;;[$creature.$B207];&quot;, &quot;;[$creature.$C207];&quot;, &quot;;[$creature.$D207];&quot;, &quot;;[$creature.$E207];&quot;, &quot;;[$creature.$F207];&quot;, &quot;;[$creature.$G207];&quot;, &quot;;[$creature.$H207];&quot;, &quot;;[$creature.$I207];&quot; =&gt; &quot;;[$creature.$A207];&quot; // &quot;;[$creature.$J207])" office:value-type="string" office:string-value="  eyevig01, 1, null, null, null, null, null, null, null =&gt; eyevig01 // Vigilant: race NO_RACE to HUMAN" calcext:value-type="string">
            <text:p><text:s text:c="2"/>eyevig01, 1, null, null, null, null, null, null, null =&gt; eyevig01 // Vigilant: race NO_RACE to HUMAN</text:p>
          </table:table-cell>
        </table:table-row>
        <table:table-row table:style-name="ro3">
          <table:table-cell table:formula="of:=CONCATENATE(&quot;  &quot;;[$creature.$A208];&quot;, &quot;;[$creature.$B208];&quot;, &quot;;[$creature.$C208];&quot;, &quot;;[$creature.$D208];&quot;, &quot;;[$creature.$E208];&quot;, &quot;;[$creature.$F208];&quot;, &quot;;[$creature.$G208];&quot;, &quot;;[$creature.$H208];&quot;, &quot;;[$creature.$I208];&quot; =&gt; &quot;;[$creature.$A208];&quot; // &quot;;[$creature.$J208])" office:value-type="string" office:string-value="  fampsd25, null, 149, null, null, null, null, null, null =&gt; fampsd25 // Pseudo Dragon: class MAGE to WYVERN" calcext:value-type="string">
            <text:p><text:s text:c="2"/>fampsd25, null, 149, null, null, null, null, null, null =&gt; fampsd25 // Pseudo Dragon: class MAGE to WYVERN</text:p>
          </table:table-cell>
        </table:table-row>
        <table:table-row table:style-name="ro3">
          <table:table-cell table:formula="of:=CONCATENATE(&quot;  &quot;;[$creature.$A209];&quot;, &quot;;[$creature.$B209];&quot;, &quot;;[$creature.$C209];&quot;, &quot;;[$creature.$D209];&quot;, &quot;;[$creature.$E209];&quot;, &quot;;[$creature.$F209];&quot;, &quot;;[$creature.$G209];&quot;, &quot;;[$creature.$H209];&quot;, &quot;;[$creature.$I209];&quot; =&gt; &quot;;[$creature.$A209];&quot; // &quot;;[$creature.$J209])" office:value-type="string" office:string-value="  famqua25, null, 179, null, null, null, null, null, null =&gt; famqua25 // Quasit: class MAGE to IMP" calcext:value-type="string">
            <text:p><text:s text:c="2"/>famqua25, null, 179, null, null, null, null, null, null =&gt; famqua25 // Quasit: class MAGE to IMP</text:p>
          </table:table-cell>
        </table:table-row>
        <table:table-row table:style-name="ro3">
          <table:table-cell table:formula="of:=CONCATENATE(&quot;  &quot;;[$creature.$A210];&quot;, &quot;;[$creature.$B210];&quot;, &quot;;[$creature.$C210];&quot;, &quot;;[$creature.$D210];&quot;, &quot;;[$creature.$E210];&quot;, &quot;;[$creature.$F210];&quot;, &quot;;[$creature.$G210];&quot;, &quot;;[$creature.$H210];&quot;, &quot;;[$creature.$I210];&quot; =&gt; &quot;;[$creature.$A210];&quot; // &quot;;[$creature.$J210])" office:value-type="string" office:string-value="  fangel01, null, null, null, 2, 2, null, null, null =&gt; fangel01 // Einhiris: gender NIETHER to FEMALE; sex MALE to FEMALE" calcext:value-type="string">
            <text:p><text:s text:c="2"/>fangel01, null, null, null, 2, 2, null, null, null =&gt; fangel01 // Einhiris: gender NIETHER to FEMALE; sex MALE to FEMALE</text:p>
          </table:table-cell>
        </table:table-row>
        <table:table-row table:style-name="ro3">
          <table:table-cell table:formula="of:=CONCATENATE(&quot;  &quot;;[$creature.$A211];&quot;, &quot;;[$creature.$B211];&quot;, &quot;;[$creature.$C211];&quot;, &quot;;[$creature.$D211];&quot;, &quot;;[$creature.$E211];&quot;, &quot;;[$creature.$F211];&quot;, &quot;;[$creature.$G211];&quot;, &quot;;[$creature.$H211];&quot;, &quot;;[$creature.$I211];&quot; =&gt; &quot;;[$creature.$A211];&quot; // &quot;;[$creature.$J211])" office:value-type="string" office:string-value="  ffcrowd1, null, null, null, null, null, null, ffcrowd1, null =&gt; ffcrowd1 // Nobleman: dv None to ffcrowd1" calcext:value-type="string">
            <text:p><text:s text:c="2"/>ffcrowd1, null, null, null, null, null, null, ffcrowd1, null =&gt; ffcrowd1 // Nobleman: dv None to ffcrowd1</text:p>
          </table:table-cell>
        </table:table-row>
        <table:table-row table:style-name="ro3">
          <table:table-cell table:formula="of:=CONCATENATE(&quot;  &quot;;[$creature.$A212];&quot;, &quot;;[$creature.$B212];&quot;, &quot;;[$creature.$C212];&quot;, &quot;;[$creature.$D212];&quot;, &quot;;[$creature.$E212];&quot;, &quot;;[$creature.$F212];&quot;, &quot;;[$creature.$G212];&quot;, &quot;;[$creature.$H212];&quot;, &quot;;[$creature.$I212];&quot; =&gt; &quot;;[$creature.$A212];&quot; // &quot;;[$creature.$J212])" office:value-type="string" office:string-value="  ffcrowd2, null, null, null, null, null, null, ffcrowd2, null =&gt; ffcrowd2 // Noblewoman: dv None to ffcrowd2" calcext:value-type="string">
            <text:p><text:s text:c="2"/>ffcrowd2, null, null, null, null, null, null, ffcrowd2, null =&gt; ffcrowd2 // Noblewoman: dv None to ffcrowd2</text:p>
          </table:table-cell>
        </table:table-row>
        <table:table-row table:style-name="ro3">
          <table:table-cell table:formula="of:=CONCATENATE(&quot;  &quot;;[$creature.$A213];&quot;, &quot;;[$creature.$B213];&quot;, &quot;;[$creature.$C213];&quot;, &quot;;[$creature.$D213];&quot;, &quot;;[$creature.$E213];&quot;, &quot;;[$creature.$F213];&quot;, &quot;;[$creature.$G213];&quot;, &quot;;[$creature.$H213];&quot;, &quot;;[$creature.$I213];&quot; =&gt; &quot;;[$creature.$A213];&quot; // &quot;;[$creature.$J213])" office:value-type="string" office:string-value="  ffcrowd3, null, null, null, null, null, null, ffcrowd3, null =&gt; ffcrowd3 // Peasant: dv None to ffcrowd3" calcext:value-type="string">
            <text:p><text:s text:c="2"/>ffcrowd3, null, null, null, null, null, null, ffcrowd3, null =&gt; ffcrowd3 // Peasant: dv None to ffcrowd3</text:p>
          </table:table-cell>
        </table:table-row>
        <table:table-row table:style-name="ro3">
          <table:table-cell table:formula="of:=CONCATENATE(&quot;  &quot;;[$creature.$A214];&quot;, &quot;;[$creature.$B214];&quot;, &quot;;[$creature.$C214];&quot;, &quot;;[$creature.$D214];&quot;, &quot;;[$creature.$E214];&quot;, &quot;;[$creature.$F214];&quot;, &quot;;[$creature.$G214];&quot;, &quot;;[$creature.$H214];&quot;, &quot;;[$creature.$I214];&quot; =&gt; &quot;;[$creature.$A214];&quot; // &quot;;[$creature.$J214])" office:value-type="string" office:string-value="  ffcrowd4, null, null, null, null, null, null, ffcrowd4, null =&gt; ffcrowd4 // Commoner: dv None to ffcrowd4" calcext:value-type="string">
            <text:p><text:s text:c="2"/>ffcrowd4, null, null, null, null, null, null, ffcrowd4, null =&gt; ffcrowd4 // Commoner: dv None to ffcrowd4</text:p>
          </table:table-cell>
        </table:table-row>
        <table:table-row table:style-name="ro3">
          <table:table-cell table:formula="of:=CONCATENATE(&quot;  &quot;;[$creature.$A215];&quot;, &quot;;[$creature.$B215];&quot;, &quot;;[$creature.$C215];&quot;, &quot;;[$creature.$D215];&quot;, &quot;;[$creature.$E215];&quot;, &quot;;[$creature.$F215];&quot;, &quot;;[$creature.$G215];&quot;, &quot;;[$creature.$H215];&quot;, &quot;;[$creature.$I215];&quot; =&gt; &quot;;[$creature.$A215];&quot; // &quot;;[$creature.$J215])" office:value-type="string" office:string-value="  ffcrowd5, null, null, null, null, null, null, ffcrowd5, null =&gt; ffcrowd5 // Commoner: dv None to ffcrowd5" calcext:value-type="string">
            <text:p><text:s text:c="2"/>ffcrowd5, null, null, null, null, null, null, ffcrowd5, null =&gt; ffcrowd5 // Commoner: dv None to ffcrowd5</text:p>
          </table:table-cell>
        </table:table-row>
        <table:table-row table:style-name="ro3">
          <table:table-cell table:formula="of:=CONCATENATE(&quot;  &quot;;[$creature.$A216];&quot;, &quot;;[$creature.$B216];&quot;, &quot;;[$creature.$C216];&quot;, &quot;;[$creature.$D216];&quot;, &quot;;[$creature.$E216];&quot;, &quot;;[$creature.$F216];&quot;, &quot;;[$creature.$G216];&quot;, &quot;;[$creature.$H216];&quot;, &quot;;[$creature.$I216];&quot; =&gt; &quot;;[$creature.$A216];&quot; // &quot;;[$creature.$J216])" office:value-type="string" office:string-value="  finsol01, null, null, null, 2, 2, null, null, null =&gt; finsol01 // Solar: gender NIETHER to FEMALE; sex MALE to FEMALE" calcext:value-type="string">
            <text:p><text:s text:c="2"/>finsol01, null, null, null, 2, 2, null, null, null =&gt; finsol01 // Solar: gender NIETHER to FEMALE; sex MALE to FEMALE</text:p>
          </table:table-cell>
        </table:table-row>
        <table:table-row table:style-name="ro3">
          <table:table-cell table:formula="of:=CONCATENATE(&quot;  &quot;;[$creature.$A217];&quot;, &quot;;[$creature.$B217];&quot;, &quot;;[$creature.$C217];&quot;, &quot;;[$creature.$D217];&quot;, &quot;;[$creature.$E217];&quot;, &quot;;[$creature.$F217];&quot;, &quot;;[$creature.$G217];&quot;, &quot;;[$creature.$H217];&quot;, &quot;;[$creature.$I217];&quot; =&gt; &quot;;[$creature.$A217];&quot; // &quot;;[$creature.$J217])" office:value-type="string" office:string-value="  finsol04, null, null, 255, null, null, null, null, null =&gt; finsol04 // Fallen Solar: general GIANTHUMANOID to MONSTER" calcext:value-type="string">
            <text:p><text:s text:c="2"/>finsol04, null, null, 255, null, null, null, null, null =&gt; finsol04 // Fallen Solar: general GIANTHUMANOID to MONSTER</text:p>
          </table:table-cell>
        </table:table-row>
        <table:table-row table:style-name="ro3">
          <table:table-cell table:formula="of:=CONCATENATE(&quot;  &quot;;[$creature.$A218];&quot;, &quot;;[$creature.$B218];&quot;, &quot;;[$creature.$C218];&quot;, &quot;;[$creature.$D218];&quot;, &quot;;[$creature.$E218];&quot;, &quot;;[$creature.$F218];&quot;, &quot;;[$creature.$G218];&quot;, &quot;;[$creature.$H218];&quot;, &quot;;[$creature.$I218];&quot; =&gt; &quot;;[$creature.$A218];&quot; // &quot;;[$creature.$J218])" office:value-type="string" office:string-value="  firamb04, null, null, null, null, null, null, firamb01, null =&gt; firamb04 // Captain: dv None to firamb01" calcext:value-type="string">
            <text:p><text:s text:c="2"/>firamb04, null, null, null, null, null, null, firamb01, null =&gt; firamb04 // Captain: dv None to firamb01</text:p>
          </table:table-cell>
        </table:table-row>
        <table:table-row table:style-name="ro3">
          <table:table-cell table:formula="of:=CONCATENATE(&quot;  &quot;;[$creature.$A219];&quot;, &quot;;[$creature.$B219];&quot;, &quot;;[$creature.$C219];&quot;, &quot;;[$creature.$D219];&quot;, &quot;;[$creature.$E219];&quot;, &quot;;[$creature.$F219];&quot;, &quot;;[$creature.$G219];&quot;, &quot;;[$creature.$H219];&quot;, &quot;;[$creature.$I219];&quot; =&gt; &quot;;[$creature.$A219];&quot; // &quot;;[$creature.$J219])" office:value-type="string" office:string-value="  firlch01, null, null, null, null, 4, null, null, null =&gt; firlch01 // Fire Lich: gender MALE to NIETHER" calcext:value-type="string">
            <text:p><text:s text:c="2"/>firlch01, null, null, null, null, 4, null, null, null =&gt; firlch01 // Fire Lich: gender MALE to NIETHER</text:p>
          </table:table-cell>
        </table:table-row>
        <table:table-row table:style-name="ro3">
          <table:table-cell table:formula="of:=CONCATENATE(&quot;  &quot;;[$creature.$A220];&quot;, &quot;;[$creature.$B220];&quot;, &quot;;[$creature.$C220];&quot;, &quot;;[$creature.$D220];&quot;, &quot;;[$creature.$E220];&quot;, &quot;;[$creature.$F220];&quot;, &quot;;[$creature.$G220];&quot;, &quot;;[$creature.$H220];&quot;, &quot;;[$creature.$I220];&quot; =&gt; &quot;;[$creature.$A220];&quot; // &quot;;[$creature.$J220])" office:value-type="string" office:string-value="  firmag01, 1, null, null, null, null, null, null, null =&gt; firmag01 // Conster: race ELF to HUMAN" calcext:value-type="string">
            <text:p><text:s text:c="2"/>firmag01, 1, null, null, null, null, null, null, null =&gt; firmag01 // Conster: race ELF to HUMAN</text:p>
          </table:table-cell>
        </table:table-row>
        <table:table-row table:style-name="ro3">
          <table:table-cell table:formula="of:=CONCATENATE(&quot;  &quot;;[$creature.$A221];&quot;, &quot;;[$creature.$B221];&quot;, &quot;;[$creature.$C221];&quot;, &quot;;[$creature.$D221];&quot;, &quot;;[$creature.$E221];&quot;, &quot;;[$creature.$F221];&quot;, &quot;;[$creature.$G221];&quot;, &quot;;[$creature.$H221];&quot;, &quot;;[$creature.$I221];&quot; =&gt; &quot;;[$creature.$A221];&quot; // &quot;;[$creature.$J221])" office:value-type="string" office:string-value="  firmon01, 134, null, null, null, null, null, null, null =&gt; firmon01 // Banshee: race NO_RACE to WRAITH" calcext:value-type="string">
            <text:p><text:s text:c="2"/>firmon01, 134, null, null, null, null, null, null, null =&gt; firmon01 // Banshee: race NO_RACE to WRAITH</text:p>
          </table:table-cell>
        </table:table-row>
        <table:table-row table:style-name="ro3">
          <table:table-cell table:formula="of:=CONCATENATE(&quot;  &quot;;[$creature.$A222];&quot;, &quot;;[$creature.$B222];&quot;, &quot;;[$creature.$C222];&quot;, &quot;;[$creature.$D222];&quot;, &quot;;[$creature.$E222];&quot;, &quot;;[$creature.$F222];&quot;, &quot;;[$creature.$G222];&quot;, &quot;;[$creature.$H222];&quot;, &quot;;[$creature.$I222];&quot; =&gt; &quot;;[$creature.$A222];&quot; // &quot;;[$creature.$J222])" office:value-type="string" office:string-value="  firwra01, null, null, null, null, 4, null, null, null =&gt; firwra01 // Greater Wraith: gender MALE to NIETHER" calcext:value-type="string">
            <text:p><text:s text:c="2"/>firwra01, null, null, null, null, 4, null, null, null =&gt; firwra01 // Greater Wraith: gender MALE to NIETHER</text:p>
          </table:table-cell>
        </table:table-row>
        <table:table-row table:style-name="ro3">
          <table:table-cell table:formula="of:=CONCATENATE(&quot;  &quot;;[$creature.$A223];&quot;, &quot;;[$creature.$B223];&quot;, &quot;;[$creature.$C223];&quot;, &quot;;[$creature.$D223];&quot;, &quot;;[$creature.$E223];&quot;, &quot;;[$creature.$F223];&quot;, &quot;;[$creature.$G223];&quot;, &quot;;[$creature.$H223];&quot;, &quot;;[$creature.$I223];&quot; =&gt; &quot;;[$creature.$A223];&quot; // &quot;;[$creature.$J223])" office:value-type="string" office:string-value="  fsgibb, 109, null, null, null, null, null, null, null =&gt; fsgibb // Gibberling: race HUMAN to GIBBERLING" calcext:value-type="string">
            <text:p><text:s text:c="2"/>fsgibb, 109, null, null, null, null, null, null, null =&gt; fsgibb // Gibberling: race HUMAN to GIBBERLING</text:p>
          </table:table-cell>
        </table:table-row>
        <table:table-row table:style-name="ro3">
          <table:table-cell table:formula="of:=CONCATENATE(&quot;  &quot;;[$creature.$A224];&quot;, &quot;;[$creature.$B224];&quot;, &quot;;[$creature.$C224];&quot;, &quot;;[$creature.$D224];&quot;, &quot;;[$creature.$E224];&quot;, &quot;;[$creature.$F224];&quot;, &quot;;[$creature.$G224];&quot;, &quot;;[$creature.$H224];&quot;, &quot;;[$creature.$I224];&quot; =&gt; &quot;;[$creature.$A224];&quot; // &quot;;[$creature.$J224])" office:value-type="string" office:string-value="  fsgobl, 112, null, null, null, null, null, null, null =&gt; fsgobl // Goblin: race HUMAN to KOBOLD" calcext:value-type="string">
            <text:p><text:s text:c="2"/>fsgobl, 112, null, null, null, null, null, null, null =&gt; fsgobl // Goblin: race HUMAN to KOBOLD</text:p>
          </table:table-cell>
        </table:table-row>
        <table:table-row table:style-name="ro3">
          <table:table-cell table:formula="of:=CONCATENATE(&quot;  &quot;;[$creature.$A225];&quot;, &quot;;[$creature.$B225];&quot;, &quot;;[$creature.$C225];&quot;, &quot;;[$creature.$D225];&quot;, &quot;;[$creature.$E225];&quot;, &quot;;[$creature.$F225];&quot;, &quot;;[$creature.$G225];&quot;, &quot;;[$creature.$H225];&quot;, &quot;;[$creature.$I225];&quot; =&gt; &quot;;[$creature.$A225];&quot; // &quot;;[$creature.$J225])" office:value-type="string" office:string-value="  fsmage01, 1, null, null, null, null, null, null, null =&gt; fsmage01 // Mage: race ELF to HUMAN" calcext:value-type="string">
            <text:p><text:s text:c="2"/>fsmage01, 1, null, null, null, null, null, null, null =&gt; fsmage01 // Mage: race ELF to HUMAN</text:p>
          </table:table-cell>
        </table:table-row>
        <table:table-row table:style-name="ro3">
          <table:table-cell table:formula="of:=CONCATENATE(&quot;  &quot;;[$creature.$A226];&quot;, &quot;;[$creature.$B226];&quot;, &quot;;[$creature.$C226];&quot;, &quot;;[$creature.$D226];&quot;, &quot;;[$creature.$E226];&quot;, &quot;;[$creature.$F226];&quot;, &quot;;[$creature.$G226];&quot;, &quot;;[$creature.$H226];&quot;, &quot;;[$creature.$I226];&quot; =&gt; &quot;;[$creature.$A226];&quot; // &quot;;[$creature.$J226])" office:value-type="string" office:string-value="  fsmage02, 1, null, null, null, null, null, null, null =&gt; fsmage02 // Mage: race ELF to HUMAN" calcext:value-type="string">
            <text:p><text:s text:c="2"/>fsmage02, 1, null, null, null, null, null, null, null =&gt; fsmage02 // Mage: race ELF to HUMAN</text:p>
          </table:table-cell>
        </table:table-row>
        <table:table-row table:style-name="ro3">
          <table:table-cell table:formula="of:=CONCATENATE(&quot;  &quot;;[$creature.$A227];&quot;, &quot;;[$creature.$B227];&quot;, &quot;;[$creature.$C227];&quot;, &quot;;[$creature.$D227];&quot;, &quot;;[$creature.$E227];&quot;, &quot;;[$creature.$F227];&quot;, &quot;;[$creature.$G227];&quot;, &quot;;[$creature.$H227];&quot;, &quot;;[$creature.$I227];&quot; =&gt; &quot;;[$creature.$A227];&quot; // &quot;;[$creature.$J227])" office:value-type="string" office:string-value="  fsmage03, 1, null, null, null, null, null, null, null =&gt; fsmage03 // Mage: race ELF to HUMAN" calcext:value-type="string">
            <text:p><text:s text:c="2"/>fsmage03, 1, null, null, null, null, null, null, null =&gt; fsmage03 // Mage: race ELF to HUMAN</text:p>
          </table:table-cell>
        </table:table-row>
        <table:table-row table:style-name="ro3">
          <table:table-cell table:formula="of:=CONCATENATE(&quot;  &quot;;[$creature.$A228];&quot;, &quot;;[$creature.$B228];&quot;, &quot;;[$creature.$C228];&quot;, &quot;;[$creature.$D228];&quot;, &quot;;[$creature.$E228];&quot;, &quot;;[$creature.$F228];&quot;, &quot;;[$creature.$G228];&quot;, &quot;;[$creature.$H228];&quot;, &quot;;[$creature.$I228];&quot; =&gt; &quot;;[$creature.$A228];&quot; // &quot;;[$creature.$J228])" office:value-type="string" office:string-value="  fsskel, null, null, null, null, 4, null, null, null =&gt; fsskel // Skeleton: gender MALE to NIETHER" calcext:value-type="string">
            <text:p><text:s text:c="2"/>fsskel, null, null, null, null, 4, null, null, null =&gt; fsskel // Skeleton: gender MALE to NIETHER</text:p>
          </table:table-cell>
        </table:table-row>
        <table:table-row table:style-name="ro3">
          <table:table-cell table:formula="of:=CONCATENATE(&quot;  &quot;;[$creature.$A229];&quot;, &quot;;[$creature.$B229];&quot;, &quot;;[$creature.$C229];&quot;, &quot;;[$creature.$D229];&quot;, &quot;;[$creature.$E229];&quot;, &quot;;[$creature.$F229];&quot;, &quot;;[$creature.$G229];&quot;, &quot;;[$creature.$H229];&quot;, &quot;;[$creature.$I229];&quot; =&gt; &quot;;[$creature.$A229];&quot; // &quot;;[$creature.$J229])" office:value-type="string" office:string-value="  gaelan, null, null, null, null, null, null, null, 0x400c0000 =&gt; gaelan // Gaelan Bayle: kit to SWASHBUCKLER" calcext:value-type="string">
            <text:p><text:s text:c="2"/>gaelan, null, null, null, null, null, null, null, 0x400c0000 =&gt; gaelan // Gaelan Bayle: kit to SWASHBUCKLER</text:p>
          </table:table-cell>
        </table:table-row>
        <table:table-row table:style-name="ro3">
          <table:table-cell table:formula="of:=CONCATENATE(&quot;  &quot;;[$creature.$A230];&quot;, &quot;;[$creature.$B230];&quot;, &quot;;[$creature.$C230];&quot;, &quot;;[$creature.$D230];&quot;, &quot;;[$creature.$E230];&quot;, &quot;;[$creature.$F230];&quot;, &quot;;[$creature.$G230];&quot;, &quot;;[$creature.$H230];&quot;, &quot;;[$creature.$I230];&quot; =&gt; &quot;;[$creature.$A230];&quot; // &quot;;[$creature.$J230])" office:value-type="string" office:string-value="  garkid01, null, null, null, 2, null, null, null, null =&gt; garkid01 // Iltha: sex MALE to FEMALE" calcext:value-type="string">
            <text:p><text:s text:c="2"/>garkid01, null, null, null, 2, null, null, null, null =&gt; garkid01 // Iltha: sex MALE to FEMALE</text:p>
          </table:table-cell>
        </table:table-row>
        <table:table-row table:style-name="ro3">
          <table:table-cell table:formula="of:=CONCATENATE(&quot;  &quot;;[$creature.$A231];&quot;, &quot;;[$creature.$B231];&quot;, &quot;;[$creature.$C231];&quot;, &quot;;[$creature.$D231];&quot;, &quot;;[$creature.$E231];&quot;, &quot;;[$creature.$F231];&quot;, &quot;;[$creature.$G231];&quot;, &quot;;[$creature.$H231];&quot;, &quot;;[$creature.$I231];&quot; =&gt; &quot;;[$creature.$A231];&quot; // &quot;;[$creature.$J231])" office:value-type="string" office:string-value="  gemch01, null, null, null, 2, 2, null, null, null =&gt; gemch01 // Chicken: gender MALE to FEMALE; sex MALE to FEMALE" calcext:value-type="string">
            <text:p><text:s text:c="2"/>gemch01, null, null, null, 2, 2, null, null, null =&gt; gemch01 // Chicken: gender MALE to FEMALE; sex MALE to FEMALE</text:p>
          </table:table-cell>
        </table:table-row>
        <table:table-row table:style-name="ro3">
          <table:table-cell table:formula="of:=CONCATENATE(&quot;  &quot;;[$creature.$A232];&quot;, &quot;;[$creature.$B232];&quot;, &quot;;[$creature.$C232];&quot;, &quot;;[$creature.$D232];&quot;, &quot;;[$creature.$E232];&quot;, &quot;;[$creature.$F232];&quot;, &quot;;[$creature.$G232];&quot;, &quot;;[$creature.$H232];&quot;, &quot;;[$creature.$I232];&quot; =&gt; &quot;;[$creature.$A232];&quot; // &quot;;[$creature.$J232])" office:value-type="string" office:string-value="  gemch02, null, null, null, 2, 2, null, null, null =&gt; gemch02 // Chicken: gender MALE to FEMALE; sex MALE to FEMALE" calcext:value-type="string">
            <text:p><text:s text:c="2"/>gemch02, null, null, null, 2, 2, null, null, null =&gt; gemch02 // Chicken: gender MALE to FEMALE; sex MALE to FEMALE</text:p>
          </table:table-cell>
        </table:table-row>
        <table:table-row table:style-name="ro3">
          <table:table-cell table:formula="of:=CONCATENATE(&quot;  &quot;;[$creature.$A233];&quot;, &quot;;[$creature.$B233];&quot;, &quot;;[$creature.$C233];&quot;, &quot;;[$creature.$D233];&quot;, &quot;;[$creature.$E233];&quot;, &quot;;[$creature.$F233];&quot;, &quot;;[$creature.$G233];&quot;, &quot;;[$creature.$H233];&quot;, &quot;;[$creature.$I233];&quot; =&gt; &quot;;[$creature.$A233];&quot; // &quot;;[$creature.$J233])" office:value-type="string" office:string-value="  genie02, null, null, 5, null, null, null, null, null =&gt; genie02 // Genie: general MONSTER to GIANTHUMANOID" calcext:value-type="string">
            <text:p><text:s text:c="2"/>genie02, null, null, 5, null, null, null, null, null =&gt; genie02 // Genie: general MONSTER to GIANTHUMANOID</text:p>
          </table:table-cell>
        </table:table-row>
        <table:table-row table:style-name="ro3">
          <table:table-cell table:formula="of:=CONCATENATE(&quot;  &quot;;[$creature.$A234];&quot;, &quot;;[$creature.$B234];&quot;, &quot;;[$creature.$C234];&quot;, &quot;;[$creature.$D234];&quot;, &quot;;[$creature.$E234];&quot;, &quot;;[$creature.$F234];&quot;, &quot;;[$creature.$G234];&quot;, &quot;;[$creature.$H234];&quot;, &quot;;[$creature.$I234];&quot; =&gt; &quot;;[$creature.$A234];&quot; // &quot;;[$creature.$J234])" office:value-type="string" office:string-value="  genth01, null, null, null, null, null, null, null, 0x400b0000 =&gt; genth01 // Thief: kit to BOUNTY_HUNTER" calcext:value-type="string">
            <text:p><text:s text:c="2"/>genth01, null, null, null, null, null, null, null, 0x400b0000 =&gt; genth01 // Thief: kit to BOUNTY_HUNTER</text:p>
          </table:table-cell>
        </table:table-row>
        <table:table-row table:style-name="ro3">
          <table:table-cell table:formula="of:=CONCATENATE(&quot;  &quot;;[$creature.$A235];&quot;, &quot;;[$creature.$B235];&quot;, &quot;;[$creature.$C235];&quot;, &quot;;[$creature.$D235];&quot;, &quot;;[$creature.$E235];&quot;, &quot;;[$creature.$F235];&quot;, &quot;;[$creature.$G235];&quot;, &quot;;[$creature.$H235];&quot;, &quot;;[$creature.$I235];&quot; =&gt; &quot;;[$creature.$A235];&quot; // &quot;;[$creature.$J235])" office:value-type="string" office:string-value="  genth02, null, null, null, null, null, null, null, 0x400c0000 =&gt; genth02 // Thief: kit to SWASHBUCKLER" calcext:value-type="string">
            <text:p><text:s text:c="2"/>genth02, null, null, null, null, null, null, null, 0x400c0000 =&gt; genth02 // Thief: kit to SWASHBUCKLER</text:p>
          </table:table-cell>
        </table:table-row>
        <table:table-row table:style-name="ro3">
          <table:table-cell table:formula="of:=CONCATENATE(&quot;  &quot;;[$creature.$A236];&quot;, &quot;;[$creature.$B236];&quot;, &quot;;[$creature.$C236];&quot;, &quot;;[$creature.$D236];&quot;, &quot;;[$creature.$E236];&quot;, &quot;;[$creature.$F236];&quot;, &quot;;[$creature.$G236];&quot;, &quot;;[$creature.$H236];&quot;, &quot;;[$creature.$I236];&quot; =&gt; &quot;;[$creature.$A236];&quot; // &quot;;[$creature.$J236])" office:value-type="string" office:string-value="  gerhardt, null, null, null, null, null, null, gerhardt, null =&gt; gerhardt // Uncle Gerhardt: dv gerhar to gerhardt" calcext:value-type="string">
            <text:p><text:s text:c="2"/>gerhardt, null, null, null, null, null, null, gerhardt, null =&gt; gerhardt // Uncle Gerhardt: dv gerhar to gerhardt</text:p>
          </table:table-cell>
        </table:table-row>
        <table:table-row table:style-name="ro3">
          <table:table-cell table:formula="of:=CONCATENATE(&quot;  &quot;;[$creature.$A237];&quot;, &quot;;[$creature.$B237];&quot;, &quot;;[$creature.$C237];&quot;, &quot;;[$creature.$D237];&quot;, &quot;;[$creature.$E237];&quot;, &quot;;[$creature.$F237];&quot;, &quot;;[$creature.$G237];&quot;, &quot;;[$creature.$H237];&quot;, &quot;;[$creature.$I237];&quot; =&gt; &quot;;[$creature.$A237];&quot; // &quot;;[$creature.$J237])" office:value-type="string" office:string-value="  ghogr01, null, null, null, null, 4, null, null, null =&gt; ghogr01 // Greater Ghoul: gender MALE to NIETHER" calcext:value-type="string">
            <text:p><text:s text:c="2"/>ghogr01, null, null, null, null, 4, null, null, null =&gt; ghogr01 // Greater Ghoul: gender MALE to NIETHER</text:p>
          </table:table-cell>
        </table:table-row>
        <table:table-row table:style-name="ro3">
          <table:table-cell table:formula="of:=CONCATENATE(&quot;  &quot;;[$creature.$A238];&quot;, &quot;;[$creature.$B238];&quot;, &quot;;[$creature.$C238];&quot;, &quot;;[$creature.$D238];&quot;, &quot;;[$creature.$E238];&quot;, &quot;;[$creature.$F238];&quot;, &quot;;[$creature.$G238];&quot;, &quot;;[$creature.$H238];&quot;, &quot;;[$creature.$I238];&quot; =&gt; &quot;;[$creature.$A238];&quot; // &quot;;[$creature.$J238])" office:value-type="string" office:string-value="  giafir01, 142, null, 5, null, null, null, null, null =&gt; giafir01 // Fire Giant: general HUMANOID to GIANTHUMANOID; race DWARF to GIANT" calcext:value-type="string">
            <text:p><text:s text:c="2"/>giafir01, 142, null, 5, null, null, null, null, null =&gt; giafir01 // Fire Giant: general HUMANOID to GIANTHUMANOID; race DWARF to GIANT</text:p>
          </table:table-cell>
        </table:table-row>
        <table:table-row table:style-name="ro3">
          <table:table-cell table:formula="of:=CONCATENATE(&quot;  &quot;;[$creature.$A239];&quot;, &quot;;[$creature.$B239];&quot;, &quot;;[$creature.$C239];&quot;, &quot;;[$creature.$D239];&quot;, &quot;;[$creature.$E239];&quot;, &quot;;[$creature.$F239];&quot;, &quot;;[$creature.$G239];&quot;, &quot;;[$creature.$H239];&quot;, &quot;;[$creature.$I239];&quot; =&gt; &quot;;[$creature.$A239];&quot; // &quot;;[$creature.$J239])" office:value-type="string" office:string-value="  gibber01, 109, null, null, null, null, null, null, null =&gt; gibber01 // Gibberling: race HUMAN to GIBBERLING" calcext:value-type="string">
            <text:p><text:s text:c="2"/>gibber01, 109, null, null, null, null, null, null, null =&gt; gibber01 // Gibberling: race HUMAN to GIBBERLING</text:p>
          </table:table-cell>
        </table:table-row>
        <table:table-row table:style-name="ro3">
          <table:table-cell table:formula="of:=CONCATENATE(&quot;  &quot;;[$creature.$A240];&quot;, &quot;;[$creature.$B240];&quot;, &quot;;[$creature.$C240];&quot;, &quot;;[$creature.$D240];&quot;, &quot;;[$creature.$E240];&quot;, &quot;;[$creature.$F240];&quot;, &quot;;[$creature.$G240];&quot;, &quot;;[$creature.$H240];&quot;, &quot;;[$creature.$I240];&quot; =&gt; &quot;;[$creature.$A240];&quot; // &quot;;[$creature.$J240])" office:value-type="string" office:string-value="  gibbersu, 109, null, null, null, null, null, null, null =&gt; gibbersu // Gibberling: race HUMAN to GIBBERLING" calcext:value-type="string">
            <text:p><text:s text:c="2"/>gibbersu, 109, null, null, null, null, null, null, null =&gt; gibbersu // Gibberling: race HUMAN to GIBBERLING</text:p>
          </table:table-cell>
        </table:table-row>
        <table:table-row table:style-name="ro3">
          <table:table-cell table:formula="of:=CONCATENATE(&quot;  &quot;;[$creature.$A241];&quot;, &quot;;[$creature.$B241];&quot;, &quot;;[$creature.$C241];&quot;, &quot;;[$creature.$D241];&quot;, &quot;;[$creature.$E241];&quot;, &quot;;[$creature.$F241];&quot;, &quot;;[$creature.$G241];&quot;, &quot;;[$creature.$H241];&quot;, &quot;;[$creature.$I241];&quot; =&gt; &quot;;[$creature.$A241];&quot; // &quot;;[$creature.$J241])" office:value-type="string" office:string-value="  gith05, null, null, null, null, 1, null, null, null =&gt; gith05 // Warlock: gender FEMALE to MALE" calcext:value-type="string">
            <text:p><text:s text:c="2"/>gith05, null, null, null, null, 1, null, null, null =&gt; gith05 // Warlock: gender FEMALE to MALE</text:p>
          </table:table-cell>
        </table:table-row>
        <table:table-row table:style-name="ro3">
          <table:table-cell table:formula="of:=CONCATENATE(&quot;  &quot;;[$creature.$A242];&quot;, &quot;;[$creature.$B242];&quot;, &quot;;[$creature.$C242];&quot;, &quot;;[$creature.$D242];&quot;, &quot;;[$creature.$E242];&quot;, &quot;;[$creature.$F242];&quot;, &quot;;[$creature.$G242];&quot;, &quot;;[$creature.$H242];&quot;, &quot;;[$creature.$I242];&quot; =&gt; &quot;;[$creature.$A242];&quot; // &quot;;[$creature.$J242])" office:value-type="string" office:string-value="  gith06, null, null, null, null, 1, null, null, null =&gt; gith06 // Captain: gender FEMALE to MALE" calcext:value-type="string">
            <text:p><text:s text:c="2"/>gith06, null, null, null, null, 1, null, null, null =&gt; gith06 // Captain: gender FEMALE to MALE</text:p>
          </table:table-cell>
        </table:table-row>
        <table:table-row table:style-name="ro3">
          <table:table-cell table:formula="of:=CONCATENATE(&quot;  &quot;;[$creature.$A243];&quot;, &quot;;[$creature.$B243];&quot;, &quot;;[$creature.$C243];&quot;, &quot;;[$creature.$D243];&quot;, &quot;;[$creature.$E243];&quot;, &quot;;[$creature.$F243];&quot;, &quot;;[$creature.$G243];&quot;, &quot;;[$creature.$H243];&quot;, &quot;;[$creature.$I243];&quot; =&gt; &quot;;[$creature.$A243];&quot; // &quot;;[$creature.$J243])" office:value-type="string" office:string-value="  glbear, null, null, 255, null, 4, null, null, null =&gt; glbear // Troll: gender MALE to NIETHER; general ANIMAL to MONSTER" calcext:value-type="string">
            <text:p><text:s text:c="2"/>glbear, null, null, 255, null, 4, null, null, null =&gt; glbear // Troll: gender MALE to NIETHER; general ANIMAL to MONSTER</text:p>
          </table:table-cell>
        </table:table-row>
        <table:table-row table:style-name="ro3">
          <table:table-cell table:formula="of:=CONCATENATE(&quot;  &quot;;[$creature.$A244];&quot;, &quot;;[$creature.$B244];&quot;, &quot;;[$creature.$C244];&quot;, &quot;;[$creature.$D244];&quot;, &quot;;[$creature.$E244];&quot;, &quot;;[$creature.$F244];&quot;, &quot;;[$creature.$G244];&quot;, &quot;;[$creature.$H244];&quot;, &quot;;[$creature.$I244];&quot; =&gt; &quot;;[$creature.$A244];&quot; // &quot;;[$creature.$J244])" office:value-type="string" office:string-value="  gorair01, null, null, 5, null, null, null, null, null =&gt; gorair01 // Lesser Air Elemental: general MONSTER to GIANTHUMANOID" calcext:value-type="string">
            <text:p><text:s text:c="2"/>gorair01, null, null, 5, null, null, null, null, null =&gt; gorair01 // Lesser Air Elemental: general MONSTER to GIANTHUMANOID</text:p>
          </table:table-cell>
        </table:table-row>
        <table:table-row table:style-name="ro3">
          <table:table-cell table:formula="of:=CONCATENATE(&quot;  &quot;;[$creature.$A245];&quot;, &quot;;[$creature.$B245];&quot;, &quot;;[$creature.$C245];&quot;, &quot;;[$creature.$D245];&quot;, &quot;;[$creature.$E245];&quot;, &quot;;[$creature.$F245];&quot;, &quot;;[$creature.$G245];&quot;, &quot;;[$creature.$H245];&quot;, &quot;;[$creature.$I245];&quot; =&gt; &quot;;[$creature.$A245];&quot; // &quot;;[$creature.$J245])" office:value-type="string" office:string-value="  gorapr, null, null, null, null, 1, null, null, null =&gt; gorapr // Apprentice: gender FEMALE to MALE" calcext:value-type="string">
            <text:p><text:s text:c="2"/>gorapr, null, null, null, null, 1, null, null, null =&gt; gorapr // Apprentice: gender FEMALE to MALE</text:p>
          </table:table-cell>
        </table:table-row>
        <table:table-row table:style-name="ro3">
          <table:table-cell table:formula="of:=CONCATENATE(&quot;  &quot;;[$creature.$A246];&quot;, &quot;;[$creature.$B246];&quot;, &quot;;[$creature.$C246];&quot;, &quot;;[$creature.$D246];&quot;, &quot;;[$creature.$E246];&quot;, &quot;;[$creature.$F246];&quot;, &quot;;[$creature.$G246];&quot;, &quot;;[$creature.$H246];&quot;, &quot;;[$creature.$I246];&quot; =&gt; &quot;;[$creature.$A246];&quot; // &quot;;[$creature.$J246])" office:value-type="string" office:string-value="  gorbat1, null, null, null, null, 4, null, null, null =&gt; gorbat1 // Ka'rashur: gender MALE to NIETHER" calcext:value-type="string">
            <text:p><text:s text:c="2"/>gorbat1, null, null, null, null, 4, null, null, null =&gt; gorbat1 // Ka'rashur: gender MALE to NIETHER</text:p>
          </table:table-cell>
        </table:table-row>
        <table:table-row table:style-name="ro3">
          <table:table-cell table:formula="of:=CONCATENATE(&quot;  &quot;;[$creature.$A247];&quot;, &quot;;[$creature.$B247];&quot;, &quot;;[$creature.$C247];&quot;, &quot;;[$creature.$D247];&quot;, &quot;;[$creature.$E247];&quot;, &quot;;[$creature.$F247];&quot;, &quot;;[$creature.$G247];&quot;, &quot;;[$creature.$H247];&quot;, &quot;;[$creature.$I247];&quot; =&gt; &quot;;[$creature.$A247];&quot; // &quot;;[$creature.$J247])" office:value-type="string" office:string-value="  gorbat3, null, null, null, null, 4, null, null, null =&gt; gorbat3 // Cornugon: gender MALE to NIETHER" calcext:value-type="string">
            <text:p><text:s text:c="2"/>gorbat3, null, null, null, null, 4, null, null, null =&gt; gorbat3 // Cornugon: gender MALE to NIETHER</text:p>
          </table:table-cell>
        </table:table-row>
        <table:table-row table:style-name="ro3">
          <table:table-cell table:formula="of:=CONCATENATE(&quot;  &quot;;[$creature.$A248];&quot;, &quot;;[$creature.$B248];&quot;, &quot;;[$creature.$C248];&quot;, &quot;;[$creature.$D248];&quot;, &quot;;[$creature.$E248];&quot;, &quot;;[$creature.$F248];&quot;, &quot;;[$creature.$G248];&quot;, &quot;;[$creature.$H248];&quot;, &quot;;[$creature.$I248];&quot; =&gt; &quot;;[$creature.$A248];&quot; // &quot;;[$creature.$J248])" office:value-type="string" office:string-value="  gorcamb, null, null, null, null, 4, null, null, null =&gt; gorcamb // Aesgareth: gender MALE to NIETHER" calcext:value-type="string">
            <text:p><text:s text:c="2"/>gorcamb, null, null, null, null, 4, null, null, null =&gt; gorcamb // Aesgareth: gender MALE to NIETHER</text:p>
          </table:table-cell>
        </table:table-row>
        <table:table-row table:style-name="ro3">
          <table:table-cell table:formula="of:=CONCATENATE(&quot;  &quot;;[$creature.$A249];&quot;, &quot;;[$creature.$B249];&quot;, &quot;;[$creature.$C249];&quot;, &quot;;[$creature.$D249];&quot;, &quot;;[$creature.$E249];&quot;, &quot;;[$creature.$F249];&quot;, &quot;;[$creature.$G249];&quot;, &quot;;[$creature.$H249];&quot;, &quot;;[$creature.$I249];&quot; =&gt; &quot;;[$creature.$A249];&quot; // &quot;;[$creature.$J249])" office:value-type="string" office:string-value="  gorchr, null, null, null, null, 4, null, null, null =&gt; gorchr // Chromatic Demon: gender MALE to NIETHER" calcext:value-type="string">
            <text:p><text:s text:c="2"/>gorchr, null, null, null, null, 4, null, null, null =&gt; gorchr // Chromatic Demon: gender MALE to NIETHER</text:p>
          </table:table-cell>
        </table:table-row>
        <table:table-row table:style-name="ro3">
          <table:table-cell table:formula="of:=CONCATENATE(&quot;  &quot;;[$creature.$A250];&quot;, &quot;;[$creature.$B250];&quot;, &quot;;[$creature.$C250];&quot;, &quot;;[$creature.$D250];&quot;, &quot;;[$creature.$E250];&quot;, &quot;;[$creature.$F250];&quot;, &quot;;[$creature.$G250];&quot;, &quot;;[$creature.$H250];&quot;, &quot;;[$creature.$I250];&quot; =&gt; &quot;;[$creature.$A250];&quot; // &quot;;[$creature.$J250])" office:value-type="string" office:string-value="  gordem, null, null, null, null, null, 4352, null, null =&gt; gordem // Balor: animation IC_CORNUGONSKI to TANARRI" calcext:value-type="string">
            <text:p><text:s text:c="2"/>gordem, null, null, null, null, null, 4352, null, null =&gt; gordem // Balor: animation IC_CORNUGONSKI to TANARRI</text:p>
          </table:table-cell>
        </table:table-row>
        <table:table-row table:style-name="ro3">
          <table:table-cell table:formula="of:=CONCATENATE(&quot;  &quot;;[$creature.$A251];&quot;, &quot;;[$creature.$B251];&quot;, &quot;;[$creature.$C251];&quot;, &quot;;[$creature.$D251];&quot;, &quot;;[$creature.$E251];&quot;, &quot;;[$creature.$F251];&quot;, &quot;;[$creature.$G251];&quot;, &quot;;[$creature.$H251];&quot;, &quot;;[$creature.$I251];&quot; =&gt; &quot;;[$creature.$A251];&quot; // &quot;;[$creature.$J251])" office:value-type="string" office:string-value="  gorgua04, null, null, null, null, 1, null, null, null =&gt; gorgua04 // Guardian Spirit: gender FEMALE to MALE" calcext:value-type="string">
            <text:p><text:s text:c="2"/>gorgua04, null, null, null, null, 1, null, null, null =&gt; gorgua04 // Guardian Spirit: gender FEMALE to MALE</text:p>
          </table:table-cell>
        </table:table-row>
        <table:table-row table:style-name="ro3">
          <table:table-cell table:formula="of:=CONCATENATE(&quot;  &quot;;[$creature.$A252];&quot;, &quot;;[$creature.$B252];&quot;, &quot;;[$creature.$C252];&quot;, &quot;;[$creature.$D252];&quot;, &quot;;[$creature.$E252];&quot;, &quot;;[$creature.$F252];&quot;, &quot;;[$creature.$G252];&quot;, &quot;;[$creature.$H252];&quot;, &quot;;[$creature.$I252];&quot; =&gt; &quot;;[$creature.$A252];&quot; // &quot;;[$creature.$J252])" office:value-type="string" office:string-value="  gorgua05, null, null, null, null, 1, null, null, null =&gt; gorgua05 // Guardian Spirit: gender FEMALE to MALE" calcext:value-type="string">
            <text:p><text:s text:c="2"/>gorgua05, null, null, null, null, 1, null, null, null =&gt; gorgua05 // Guardian Spirit: gender FEMALE to MALE</text:p>
          </table:table-cell>
        </table:table-row>
        <table:table-row table:style-name="ro3">
          <table:table-cell table:formula="of:=CONCATENATE(&quot;  &quot;;[$creature.$A253];&quot;, &quot;;[$creature.$B253];&quot;, &quot;;[$creature.$C253];&quot;, &quot;;[$creature.$D253];&quot;, &quot;;[$creature.$E253];&quot;, &quot;;[$creature.$F253];&quot;, &quot;;[$creature.$G253];&quot;, &quot;;[$creature.$H253];&quot;, &quot;;[$creature.$I253];&quot; =&gt; &quot;;[$creature.$A253];&quot; // &quot;;[$creature.$J253])" office:value-type="string" office:string-value="  gorjelf2, null, 151, null, null, null, null, null, null =&gt; gorjelf2 // Ooze Puddle: class MAGE to MUSTARD_JELLY" calcext:value-type="string">
            <text:p><text:s text:c="2"/>gorjelf2, null, 151, null, null, null, null, null, null =&gt; gorjelf2 // Ooze Puddle: class MAGE to MUSTARD_JELLY</text:p>
          </table:table-cell>
        </table:table-row>
        <table:table-row table:style-name="ro3">
          <table:table-cell table:formula="of:=CONCATENATE(&quot;  &quot;;[$creature.$A254];&quot;, &quot;;[$creature.$B254];&quot;, &quot;;[$creature.$C254];&quot;, &quot;;[$creature.$D254];&quot;, &quot;;[$creature.$E254];&quot;, &quot;;[$creature.$F254];&quot;, &quot;;[$creature.$G254];&quot;, &quot;;[$creature.$H254];&quot;, &quot;;[$creature.$I254];&quot; =&gt; &quot;;[$creature.$A254];&quot; // &quot;;[$creature.$J254])" office:value-type="string" office:string-value="  gorjelfu, null, 151, null, null, null, null, null, null =&gt; gorjelfu // Ooze Puddle: class MAGE to MUSTARD_JELLY" calcext:value-type="string">
            <text:p><text:s text:c="2"/>gorjelfu, null, 151, null, null, null, null, null, null =&gt; gorjelfu // Ooze Puddle: class MAGE to MUSTARD_JELLY</text:p>
          </table:table-cell>
        </table:table-row>
        <table:table-row table:style-name="ro3">
          <table:table-cell table:formula="of:=CONCATENATE(&quot;  &quot;;[$creature.$A255];&quot;, &quot;;[$creature.$B255];&quot;, &quot;;[$creature.$C255];&quot;, &quot;;[$creature.$D255];&quot;, &quot;;[$creature.$E255];&quot;, &quot;;[$creature.$F255];&quot;, &quot;;[$creature.$G255];&quot;, &quot;;[$creature.$H255];&quot;, &quot;;[$creature.$I255];&quot; =&gt; &quot;;[$creature.$A255];&quot; // &quot;;[$creature.$J255])" office:value-type="string" office:string-value="  gorjelgr, null, 154, null, null, null, null, null, null =&gt; gorjelgr // Green Slime: class MAGE to GREEN_SLIME" calcext:value-type="string">
            <text:p><text:s text:c="2"/>gorjelgr, null, 154, null, null, null, null, null, null =&gt; gorjelgr // Green Slime: class MAGE to GREEN_SLIME</text:p>
          </table:table-cell>
        </table:table-row>
        <table:table-row table:style-name="ro3">
          <table:table-cell table:formula="of:=CONCATENATE(&quot;  &quot;;[$creature.$A256];&quot;, &quot;;[$creature.$B256];&quot;, &quot;;[$creature.$C256];&quot;, &quot;;[$creature.$D256];&quot;, &quot;;[$creature.$E256];&quot;, &quot;;[$creature.$F256];&quot;, &quot;;[$creature.$G256];&quot;, &quot;;[$creature.$H256];&quot;, &quot;;[$creature.$I256];&quot; =&gt; &quot;;[$creature.$A256];&quot; // &quot;;[$creature.$J256])" office:value-type="string" office:string-value="  gormim01, null, null, 255, null, null, null, null, null =&gt; gormim01 // Killer Mimic: general ANIMAL to MONSTER" calcext:value-type="string">
            <text:p><text:s text:c="2"/>gormim01, null, null, 255, null, null, null, null, null =&gt; gormim01 // Killer Mimic: general ANIMAL to MONSTER</text:p>
          </table:table-cell>
        </table:table-row>
        <table:table-row table:style-name="ro3">
          <table:table-cell table:formula="of:=CONCATENATE(&quot;  &quot;;[$creature.$A257];&quot;, &quot;;[$creature.$B257];&quot;, &quot;;[$creature.$C257];&quot;, &quot;;[$creature.$D257];&quot;, &quot;;[$creature.$E257];&quot;, &quot;;[$creature.$F257];&quot;, &quot;;[$creature.$G257];&quot;, &quot;;[$creature.$H257];&quot;, &quot;;[$creature.$I257];&quot; =&gt; &quot;;[$creature.$A257];&quot; // &quot;;[$creature.$J257])" office:value-type="string" office:string-value="  gormim02, null, null, 255, null, null, null, null, null =&gt; gormim02 // Killer Mimic: general ANIMAL to MONSTER" calcext:value-type="string">
            <text:p><text:s text:c="2"/>gormim02, null, null, 255, null, null, null, null, null =&gt; gormim02 // Killer Mimic: general ANIMAL to MONSTER</text:p>
          </table:table-cell>
        </table:table-row>
        <table:table-row table:style-name="ro3">
          <table:table-cell table:formula="of:=CONCATENATE(&quot;  &quot;;[$creature.$A258];&quot;, &quot;;[$creature.$B258];&quot;, &quot;;[$creature.$C258];&quot;, &quot;;[$creature.$D258];&quot;, &quot;;[$creature.$E258];&quot;, &quot;;[$creature.$F258];&quot;, &quot;;[$creature.$G258];&quot;, &quot;;[$creature.$H258];&quot;, &quot;;[$creature.$I258];&quot; =&gt; &quot;;[$creature.$A258];&quot; // &quot;;[$creature.$J258])" office:value-type="string" office:string-value="  gormim03, null, null, 255, null, null, null, null, null =&gt; gormim03 // Killer Mimic: general ANIMAL to MONSTER" calcext:value-type="string">
            <text:p><text:s text:c="2"/>gormim03, null, null, 255, null, null, null, null, null =&gt; gormim03 // Killer Mimic: general ANIMAL to MONSTER</text:p>
          </table:table-cell>
        </table:table-row>
        <table:table-row table:style-name="ro3">
          <table:table-cell table:formula="of:=CONCATENATE(&quot;  &quot;;[$creature.$A259];&quot;, &quot;;[$creature.$B259];&quot;, &quot;;[$creature.$C259];&quot;, &quot;;[$creature.$D259];&quot;, &quot;;[$creature.$E259];&quot;, &quot;;[$creature.$F259];&quot;, &quot;;[$creature.$G259];&quot;, &quot;;[$creature.$H259];&quot;, &quot;;[$creature.$I259];&quot; =&gt; &quot;;[$creature.$A259];&quot; // &quot;;[$creature.$J259])" office:value-type="string" office:string-value="  gormim04, null, null, 255, null, null, null, null, null =&gt; gormim04 // Killer Mimic: general ANIMAL to MONSTER" calcext:value-type="string">
            <text:p><text:s text:c="2"/>gormim04, null, null, 255, null, null, null, null, null =&gt; gormim04 // Killer Mimic: general ANIMAL to MONSTER</text:p>
          </table:table-cell>
        </table:table-row>
        <table:table-row table:style-name="ro3">
          <table:table-cell table:formula="of:=CONCATENATE(&quot;  &quot;;[$creature.$A260];&quot;, &quot;;[$creature.$B260];&quot;, &quot;;[$creature.$C260];&quot;, &quot;;[$creature.$D260];&quot;, &quot;;[$creature.$E260];&quot;, &quot;;[$creature.$F260];&quot;, &quot;;[$creature.$G260];&quot;, &quot;;[$creature.$H260];&quot;, &quot;;[$creature.$I260];&quot; =&gt; &quot;;[$creature.$A260];&quot; // &quot;;[$creature.$J260])" office:value-type="string" office:string-value="  gormind, 124, null, null, null, null, null, null, null =&gt; gormind // Ulitharid: race HUMAN to MIND_FLAYER" calcext:value-type="string">
            <text:p><text:s text:c="2"/>gormind, 124, null, null, null, null, null, null, null =&gt; gormind // Ulitharid: race HUMAN to MIND_FLAYER</text:p>
          </table:table-cell>
        </table:table-row>
        <table:table-row table:style-name="ro3">
          <table:table-cell table:formula="of:=CONCATENATE(&quot;  &quot;;[$creature.$A261];&quot;, &quot;;[$creature.$B261];&quot;, &quot;;[$creature.$C261];&quot;, &quot;;[$creature.$D261];&quot;, &quot;;[$creature.$E261];&quot;, &quot;;[$creature.$F261];&quot;, &quot;;[$creature.$G261];&quot;, &quot;;[$creature.$H261];&quot;, &quot;;[$creature.$I261];&quot; =&gt; &quot;;[$creature.$A261];&quot; // &quot;;[$creature.$J261])" office:value-type="string" office:string-value="  gormistp, null, null, null, null, 4, null, null, null =&gt; gormistp // Poison Mist: gender SUMMONED to NIETHER" calcext:value-type="string">
            <text:p><text:s text:c="2"/>gormistp, null, null, null, null, 4, null, null, null =&gt; gormistp // Poison Mist: gender SUMMONED to NIETHER</text:p>
          </table:table-cell>
        </table:table-row>
        <table:table-row table:style-name="ro3">
          <table:table-cell table:formula="of:=CONCATENATE(&quot;  &quot;;[$creature.$A262];&quot;, &quot;;[$creature.$B262];&quot;, &quot;;[$creature.$C262];&quot;, &quot;;[$creature.$D262];&quot;, &quot;;[$creature.$E262];&quot;, &quot;;[$creature.$F262];&quot;, &quot;;[$creature.$G262];&quot;, &quot;;[$creature.$H262];&quot;, &quot;;[$creature.$I262];&quot; =&gt; &quot;;[$creature.$A262];&quot; // &quot;;[$creature.$J262])" office:value-type="string" office:string-value="  gorsta02, 2, null, null, null, null, null, null, null =&gt; gorsta02 // Statue: race HUMAN to ELF" calcext:value-type="string">
            <text:p><text:s text:c="2"/>gorsta02, 2, null, null, null, null, null, null, null =&gt; gorsta02 // Statue: race HUMAN to ELF</text:p>
          </table:table-cell>
        </table:table-row>
        <table:table-row table:style-name="ro3">
          <table:table-cell table:formula="of:=CONCATENATE(&quot;  &quot;;[$creature.$A263];&quot;, &quot;;[$creature.$B263];&quot;, &quot;;[$creature.$C263];&quot;, &quot;;[$creature.$D263];&quot;, &quot;;[$creature.$E263];&quot;, &quot;;[$creature.$F263];&quot;, &quot;;[$creature.$G263];&quot;, &quot;;[$creature.$H263];&quot;, &quot;;[$creature.$I263];&quot; =&gt; &quot;;[$creature.$A263];&quot; // &quot;;[$creature.$J263])" office:value-type="string" office:string-value="  gorsta04, 4, null, null, null, null, null, null, null =&gt; gorsta04 // Statue: race HUMAN to DWARF" calcext:value-type="string">
            <text:p><text:s text:c="2"/>gorsta04, 4, null, null, null, null, null, null, null =&gt; gorsta04 // Statue: race HUMAN to DWARF</text:p>
          </table:table-cell>
        </table:table-row>
        <table:table-row table:style-name="ro3">
          <table:table-cell table:formula="of:=CONCATENATE(&quot;  &quot;;[$creature.$A264];&quot;, &quot;;[$creature.$B264];&quot;, &quot;;[$creature.$C264];&quot;, &quot;;[$creature.$D264];&quot;, &quot;;[$creature.$E264];&quot;, &quot;;[$creature.$F264];&quot;, &quot;;[$creature.$G264];&quot;, &quot;;[$creature.$H264];&quot;, &quot;;[$creature.$I264];&quot; =&gt; &quot;;[$creature.$A264];&quot; // &quot;;[$creature.$J264])" office:value-type="string" office:string-value="  gorsta05, null, null, null, 2, 2, null, null, null =&gt; gorsta05 // Statue: gender MALE to FEMALE; sex MALE to FEMALE" calcext:value-type="string">
            <text:p><text:s text:c="2"/>gorsta05, null, null, null, 2, 2, null, null, null =&gt; gorsta05 // Statue: gender MALE to FEMALE; sex MALE to FEMALE</text:p>
          </table:table-cell>
        </table:table-row>
        <table:table-row table:style-name="ro3">
          <table:table-cell table:formula="of:=CONCATENATE(&quot;  &quot;;[$creature.$A265];&quot;, &quot;;[$creature.$B265];&quot;, &quot;;[$creature.$C265];&quot;, &quot;;[$creature.$D265];&quot;, &quot;;[$creature.$E265];&quot;, &quot;;[$creature.$F265];&quot;, &quot;;[$creature.$G265];&quot;, &quot;;[$creature.$H265];&quot;, &quot;;[$creature.$I265];&quot; =&gt; &quot;;[$creature.$A265];&quot; // &quot;;[$creature.$J265])" office:value-type="string" office:string-value="  gorsta09, 2, null, null, null, null, null, null, null =&gt; gorsta09 // Statue: race HUMAN to ELF" calcext:value-type="string">
            <text:p><text:s text:c="2"/>gorsta09, 2, null, null, null, null, null, null, null =&gt; gorsta09 // Statue: race HUMAN to ELF</text:p>
          </table:table-cell>
        </table:table-row>
        <table:table-row table:style-name="ro3">
          <table:table-cell table:formula="of:=CONCATENATE(&quot;  &quot;;[$creature.$A266];&quot;, &quot;;[$creature.$B266];&quot;, &quot;;[$creature.$C266];&quot;, &quot;;[$creature.$D266];&quot;, &quot;;[$creature.$E266];&quot;, &quot;;[$creature.$F266];&quot;, &quot;;[$creature.$G266];&quot;, &quot;;[$creature.$H266];&quot;, &quot;;[$creature.$I266];&quot; =&gt; &quot;;[$creature.$A266];&quot; // &quot;;[$creature.$J266])" office:value-type="string" office:string-value="  gorsta11, 2, null, null, null, null, null, null, null =&gt; gorsta11 // Statue: race HUMAN to ELF" calcext:value-type="string">
            <text:p><text:s text:c="2"/>gorsta11, 2, null, null, null, null, null, null, null =&gt; gorsta11 // Statue: race HUMAN to ELF</text:p>
          </table:table-cell>
        </table:table-row>
        <table:table-row table:style-name="ro3">
          <table:table-cell table:formula="of:=CONCATENATE(&quot;  &quot;;[$creature.$A267];&quot;, &quot;;[$creature.$B267];&quot;, &quot;;[$creature.$C267];&quot;, &quot;;[$creature.$D267];&quot;, &quot;;[$creature.$E267];&quot;, &quot;;[$creature.$F267];&quot;, &quot;;[$creature.$G267];&quot;, &quot;;[$creature.$H267];&quot;, &quot;;[$creature.$I267];&quot; =&gt; &quot;;[$creature.$A267];&quot; // &quot;;[$creature.$J267])" office:value-type="string" office:string-value="  gorsta12, 113, null, 5, null, null, null, null, null =&gt; gorsta12 // Statue: general UNDEAD to GIANTHUMANOID; race ELEMENTAL to OGRE" calcext:value-type="string">
            <text:p><text:s text:c="2"/>gorsta12, 113, null, 5, null, null, null, null, null =&gt; gorsta12 // Statue: general UNDEAD to GIANTHUMANOID; race ELEMENTAL to OGRE</text:p>
          </table:table-cell>
        </table:table-row>
        <table:table-row table:style-name="ro3">
          <table:table-cell table:formula="of:=CONCATENATE(&quot;  &quot;;[$creature.$A268];&quot;, &quot;;[$creature.$B268];&quot;, &quot;;[$creature.$C268];&quot;, &quot;;[$creature.$D268];&quot;, &quot;;[$creature.$E268];&quot;, &quot;;[$creature.$F268];&quot;, &quot;;[$creature.$G268];&quot;, &quot;;[$creature.$H268];&quot;, &quot;;[$creature.$I268];&quot; =&gt; &quot;;[$creature.$A268];&quot; // &quot;;[$creature.$J268])" office:value-type="string" office:string-value="  gorstalk, null, 255, null, null, null, null, null, null =&gt; gorstalk // Guardian of Air: class MAGE to NO_CLASS" calcext:value-type="string">
            <text:p><text:s text:c="2"/>gorstalk, null, 255, null, null, null, null, null, null =&gt; gorstalk // Guardian of Air: class MAGE to NO_CLASS</text:p>
          </table:table-cell>
        </table:table-row>
        <table:table-row table:style-name="ro3">
          <table:table-cell table:formula="of:=CONCATENATE(&quot;  &quot;;[$creature.$A269];&quot;, &quot;;[$creature.$B269];&quot;, &quot;;[$creature.$C269];&quot;, &quot;;[$creature.$D269];&quot;, &quot;;[$creature.$E269];&quot;, &quot;;[$creature.$F269];&quot;, &quot;;[$creature.$G269];&quot;, &quot;;[$creature.$H269];&quot;, &quot;;[$creature.$I269];&quot; =&gt; &quot;;[$creature.$A269];&quot; // &quot;;[$creature.$J269])" office:value-type="string" office:string-value="  gortan1, null, null, null, null, 4, null, null, null =&gt; gortan1 // Tahazzar: gender MALE to NIETHER" calcext:value-type="string">
            <text:p><text:s text:c="2"/>gortan1, null, null, null, null, 4, null, null, null =&gt; gortan1 // Tahazzar: gender MALE to NIETHER</text:p>
          </table:table-cell>
        </table:table-row>
        <table:table-row table:style-name="ro3">
          <table:table-cell table:formula="of:=CONCATENATE(&quot;  &quot;;[$creature.$A270];&quot;, &quot;;[$creature.$B270];&quot;, &quot;;[$creature.$C270];&quot;, &quot;;[$creature.$D270];&quot;, &quot;;[$creature.$E270];&quot;, &quot;;[$creature.$F270];&quot;, &quot;;[$creature.$G270];&quot;, &quot;;[$creature.$H270];&quot;, &quot;;[$creature.$I270];&quot; =&gt; &quot;;[$creature.$A270];&quot; // &quot;;[$creature.$J270])" office:value-type="string" office:string-value="  gortan4, null, null, null, null, 4, null, null, null =&gt; gortan4 // Glabrezu: gender MALE to NIETHER" calcext:value-type="string">
            <text:p><text:s text:c="2"/>gortan4, null, null, null, null, 4, null, null, null =&gt; gortan4 // Glabrezu: gender MALE to NIETHER</text:p>
          </table:table-cell>
        </table:table-row>
        <table:table-row table:style-name="ro3">
          <table:table-cell table:formula="of:=CONCATENATE(&quot;  &quot;;[$creature.$A271];&quot;, &quot;;[$creature.$B271];&quot;, &quot;;[$creature.$C271];&quot;, &quot;;[$creature.$D271];&quot;, &quot;;[$creature.$E271];&quot;, &quot;;[$creature.$F271];&quot;, &quot;;[$creature.$G271];&quot;, &quot;;[$creature.$H271];&quot;, &quot;;[$creature.$I271];&quot; =&gt; &quot;;[$creature.$A271];&quot; // &quot;;[$creature.$J271])" office:value-type="string" office:string-value="  gorwom02, null, null, null, null, null, null, null, 0x40070000 =&gt; gorwom02 // The Huntress: kit to FERALAN" calcext:value-type="string">
            <text:p><text:s text:c="2"/>gorwom02, null, null, null, null, null, null, null, 0x40070000 =&gt; gorwom02 // The Huntress: kit to FERALAN</text:p>
          </table:table-cell>
        </table:table-row>
        <table:table-row table:style-name="ro3">
          <table:table-cell table:formula="of:=CONCATENATE(&quot;  &quot;;[$creature.$A272];&quot;, &quot;;[$creature.$B272];&quot;, &quot;;[$creature.$C272];&quot;, &quot;;[$creature.$D272];&quot;, &quot;;[$creature.$E272];&quot;, &quot;;[$creature.$F272];&quot;, &quot;;[$creature.$G272];&quot;, &quot;;[$creature.$H272];&quot;, &quot;;[$creature.$I272];&quot; =&gt; &quot;;[$creature.$A272];&quot; // &quot;;[$creature.$J272])" office:value-type="string" office:string-value="  gorwom05, null, null, null, null, 4, null, null, null =&gt; gorwom05 // Hive Mother: gender FEMALE to NIETHER" calcext:value-type="string">
            <text:p><text:s text:c="2"/>gorwom05, null, null, null, null, 4, null, null, null =&gt; gorwom05 // Hive Mother: gender FEMALE to NIETHER</text:p>
          </table:table-cell>
        </table:table-row>
        <table:table-row table:style-name="ro3">
          <table:table-cell table:formula="of:=CONCATENATE(&quot;  &quot;;[$creature.$A273];&quot;, &quot;;[$creature.$B273];&quot;, &quot;;[$creature.$C273];&quot;, &quot;;[$creature.$D273];&quot;, &quot;;[$creature.$E273];&quot;, &quot;;[$creature.$F273];&quot;, &quot;;[$creature.$G273];&quot;, &quot;;[$creature.$H273];&quot;, &quot;;[$creature.$I273];&quot; =&gt; &quot;;[$creature.$A273];&quot; // &quot;;[$creature.$J273])" office:value-type="string" office:string-value="  gromg02, 143, null, null, null, null, null, null, null =&gt; gromg02 // Il-Khan Soldier: race HUMAN to ORC" calcext:value-type="string">
            <text:p><text:s text:c="2"/>gromg02, 143, null, null, null, null, null, null, null =&gt; gromg02 // Il-Khan Soldier: race HUMAN to ORC</text:p>
          </table:table-cell>
        </table:table-row>
        <table:table-row table:style-name="ro3">
          <table:table-cell table:formula="of:=CONCATENATE(&quot;  &quot;;[$creature.$A274];&quot;, &quot;;[$creature.$B274];&quot;, &quot;;[$creature.$C274];&quot;, &quot;;[$creature.$D274];&quot;, &quot;;[$creature.$E274];&quot;, &quot;;[$creature.$F274];&quot;, &quot;;[$creature.$G274];&quot;, &quot;;[$creature.$H274];&quot;, &quot;;[$creature.$I274];&quot; =&gt; &quot;;[$creature.$A274];&quot; // &quot;;[$creature.$J274])" office:value-type="string" office:string-value="  grskel1, null, null, null, null, 4, null, null, null =&gt; grskel1 // Skeleton Warrior: gender MALE to NIETHER" calcext:value-type="string">
            <text:p><text:s text:c="2"/>grskel1, null, null, null, null, 4, null, null, null =&gt; grskel1 // Skeleton Warrior: gender MALE to NIETHER</text:p>
          </table:table-cell>
        </table:table-row>
        <table:table-row table:style-name="ro3">
          <table:table-cell table:formula="of:=CONCATENATE(&quot;  &quot;;[$creature.$A275];&quot;, &quot;;[$creature.$B275];&quot;, &quot;;[$creature.$C275];&quot;, &quot;;[$creature.$D275];&quot;, &quot;;[$creature.$E275];&quot;, &quot;;[$creature.$F275];&quot;, &quot;;[$creature.$G275];&quot;, &quot;;[$creature.$H275];&quot;, &quot;;[$creature.$I275];&quot; =&gt; &quot;;[$creature.$A275];&quot; // &quot;;[$creature.$J275])" office:value-type="string" office:string-value="  grskel2, null, null, null, null, 4, null, null, null =&gt; grskel2 // Skeleton Warrior: gender MALE to NIETHER" calcext:value-type="string">
            <text:p><text:s text:c="2"/>grskel2, null, null, null, null, 4, null, null, null =&gt; grskel2 // Skeleton Warrior: gender MALE to NIETHER</text:p>
          </table:table-cell>
        </table:table-row>
        <table:table-row table:style-name="ro3">
          <table:table-cell table:formula="of:=CONCATENATE(&quot;  &quot;;[$creature.$A276];&quot;, &quot;;[$creature.$B276];&quot;, &quot;;[$creature.$C276];&quot;, &quot;;[$creature.$D276];&quot;, &quot;;[$creature.$E276];&quot;, &quot;;[$creature.$F276];&quot;, &quot;;[$creature.$G276];&quot;, &quot;;[$creature.$H276];&quot;, &quot;;[$creature.$I276];&quot; =&gt; &quot;;[$creature.$A276];&quot; // &quot;;[$creature.$J276])" office:value-type="string" office:string-value="  guard3, null, null, null, null, null, null, guard3, null =&gt; guard3 // Copper Coronet Guard: dv COPGUARD to guard3" calcext:value-type="string">
            <text:p><text:s text:c="2"/>guard3, null, null, null, null, null, null, guard3, null =&gt; guard3 // Copper Coronet Guard: dv COPGUARD to guard3</text:p>
          </table:table-cell>
        </table:table-row>
        <table:table-row table:style-name="ro3">
          <table:table-cell table:formula="of:=CONCATENATE(&quot;  &quot;;[$creature.$A277];&quot;, &quot;;[$creature.$B277];&quot;, &quot;;[$creature.$C277];&quot;, &quot;;[$creature.$D277];&quot;, &quot;;[$creature.$E277];&quot;, &quot;;[$creature.$F277];&quot;, &quot;;[$creature.$G277];&quot;, &quot;;[$creature.$H277];&quot;, &quot;;[$creature.$I277];&quot; =&gt; &quot;;[$creature.$A277];&quot; // &quot;;[$creature.$J277])" office:value-type="string" office:string-value="  haer10, null, null, null, null, null, null, null, 0x400d0000 =&gt; haer10 // Haer'Dalis: kit to BLADE" calcext:value-type="string">
            <text:p><text:s text:c="2"/>haer10, null, null, null, null, null, null, null, 0x400d0000 =&gt; haer10 // Haer'Dalis: kit to BLADE</text:p>
          </table:table-cell>
        </table:table-row>
        <table:table-row table:style-name="ro3">
          <table:table-cell table:formula="of:=CONCATENATE(&quot;  &quot;;[$creature.$A278];&quot;, &quot;;[$creature.$B278];&quot;, &quot;;[$creature.$C278];&quot;, &quot;;[$creature.$D278];&quot;, &quot;;[$creature.$E278];&quot;, &quot;;[$creature.$F278];&quot;, &quot;;[$creature.$G278];&quot;, &quot;;[$creature.$H278];&quot;, &quot;;[$creature.$I278];&quot; =&gt; &quot;;[$creature.$A278];&quot; // &quot;;[$creature.$J278])" office:value-type="string" office:string-value="  haer11, null, null, null, null, null, null, null, 0x400d0000 =&gt; haer11 // Haer'Dalis: kit to BLADE" calcext:value-type="string">
            <text:p><text:s text:c="2"/>haer11, null, null, null, null, null, null, null, 0x400d0000 =&gt; haer11 // Haer'Dalis: kit to BLADE</text:p>
          </table:table-cell>
        </table:table-row>
        <table:table-row table:style-name="ro3">
          <table:table-cell table:formula="of:=CONCATENATE(&quot;  &quot;;[$creature.$A279];&quot;, &quot;;[$creature.$B279];&quot;, &quot;;[$creature.$C279];&quot;, &quot;;[$creature.$D279];&quot;, &quot;;[$creature.$E279];&quot;, &quot;;[$creature.$F279];&quot;, &quot;;[$creature.$G279];&quot;, &quot;;[$creature.$H279];&quot;, &quot;;[$creature.$I279];&quot; =&gt; &quot;;[$creature.$A279];&quot; // &quot;;[$creature.$J279])" office:value-type="string" office:string-value="  haer13, null, null, null, null, null, null, null, 0x400d0000 =&gt; haer13 // Haer'Dalis: kit to BLADE" calcext:value-type="string">
            <text:p><text:s text:c="2"/>haer13, null, null, null, null, null, null, null, 0x400d0000 =&gt; haer13 // Haer'Dalis: kit to BLADE</text:p>
          </table:table-cell>
        </table:table-row>
        <table:table-row table:style-name="ro3">
          <table:table-cell table:formula="of:=CONCATENATE(&quot;  &quot;;[$creature.$A280];&quot;, &quot;;[$creature.$B280];&quot;, &quot;;[$creature.$C280];&quot;, &quot;;[$creature.$D280];&quot;, &quot;;[$creature.$E280];&quot;, &quot;;[$creature.$F280];&quot;, &quot;;[$creature.$G280];&quot;, &quot;;[$creature.$H280];&quot;, &quot;;[$creature.$I280];&quot; =&gt; &quot;;[$creature.$A280];&quot; // &quot;;[$creature.$J280])" office:value-type="string" office:string-value="  haer15, null, null, null, null, null, null, null, 0x400d0000 =&gt; haer15 // Haer'Dalis: kit to BLADE" calcext:value-type="string">
            <text:p><text:s text:c="2"/>haer15, null, null, null, null, null, null, null, 0x400d0000 =&gt; haer15 // Haer'Dalis: kit to BLADE</text:p>
          </table:table-cell>
        </table:table-row>
        <table:table-row table:style-name="ro3">
          <table:table-cell table:formula="of:=CONCATENATE(&quot;  &quot;;[$creature.$A281];&quot;, &quot;;[$creature.$B281];&quot;, &quot;;[$creature.$C281];&quot;, &quot;;[$creature.$D281];&quot;, &quot;;[$creature.$E281];&quot;, &quot;;[$creature.$F281];&quot;, &quot;;[$creature.$G281];&quot;, &quot;;[$creature.$H281];&quot;, &quot;;[$creature.$I281];&quot; =&gt; &quot;;[$creature.$A281];&quot; // &quot;;[$creature.$J281])" office:value-type="string" office:string-value="  haer19, null, null, null, null, null, null, null, 0x400d0000 =&gt; haer19 // Haer'Dalis: kit to BLADE" calcext:value-type="string">
            <text:p><text:s text:c="2"/>haer19, null, null, null, null, null, null, null, 0x400d0000 =&gt; haer19 // Haer'Dalis: kit to BLADE</text:p>
          </table:table-cell>
        </table:table-row>
        <table:table-row table:style-name="ro3">
          <table:table-cell table:formula="of:=CONCATENATE(&quot;  &quot;;[$creature.$A282];&quot;, &quot;;[$creature.$B282];&quot;, &quot;;[$creature.$C282];&quot;, &quot;;[$creature.$D282];&quot;, &quot;;[$creature.$E282];&quot;, &quot;;[$creature.$F282];&quot;, &quot;;[$creature.$G282];&quot;, &quot;;[$creature.$H282];&quot;, &quot;;[$creature.$I282];&quot; =&gt; &quot;;[$creature.$A282];&quot; // &quot;;[$creature.$J282])" office:value-type="string" office:string-value="  haksu, 136, null, 255, null, null, null, null, null =&gt; haksu // Hakeashar: general GIANTHUMANOID to MONSTER; race OGRE to MIST" calcext:value-type="string">
            <text:p><text:s text:c="2"/>haksu, 136, null, 255, null, null, null, null, null =&gt; haksu // Hakeashar: general GIANTHUMANOID to MONSTER; race OGRE to MIST</text:p>
          </table:table-cell>
        </table:table-row>
        <table:table-row table:style-name="ro3">
          <table:table-cell table:formula="of:=CONCATENATE(&quot;  &quot;;[$creature.$A283];&quot;, &quot;;[$creature.$B283];&quot;, &quot;;[$creature.$C283];&quot;, &quot;;[$creature.$D283];&quot;, &quot;;[$creature.$E283];&quot;, &quot;;[$creature.$F283];&quot;, &quot;;[$creature.$G283];&quot;, &quot;;[$creature.$H283];&quot;, &quot;;[$creature.$I283];&quot; =&gt; &quot;;[$creature.$A283];&quot; // &quot;;[$creature.$J283])" office:value-type="string" office:string-value="  hamasu, 120, null, null, null, null, null, null, null =&gt; hamasu // Hamadryad: race 0 to FAIRY" calcext:value-type="string">
            <text:p><text:s text:c="2"/>hamasu, 120, null, null, null, null, null, null, null =&gt; hamasu // Hamadryad: race 0 to FAIRY</text:p>
          </table:table-cell>
        </table:table-row>
        <table:table-row table:style-name="ro3">
          <table:table-cell table:formula="of:=CONCATENATE(&quot;  &quot;;[$creature.$A284];&quot;, &quot;;[$creature.$B284];&quot;, &quot;;[$creature.$C284];&quot;, &quot;;[$creature.$D284];&quot;, &quot;;[$creature.$E284];&quot;, &quot;;[$creature.$F284];&quot;, &quot;;[$creature.$G284];&quot;, &quot;;[$creature.$H284];&quot;, &quot;;[$creature.$I284];&quot; =&gt; &quot;;[$creature.$A284];&quot; // &quot;;[$creature.$J284])" office:value-type="string" office:string-value="  harpass1, 2, null, null, null, null, null, null, null =&gt; harpass1 // Lucette: race HUMAN to ELF" calcext:value-type="string">
            <text:p><text:s text:c="2"/>harpass1, 2, null, null, null, null, null, null, null =&gt; harpass1 // Lucette: race HUMAN to ELF</text:p>
          </table:table-cell>
        </table:table-row>
        <table:table-row table:style-name="ro3">
          <table:table-cell table:formula="of:=CONCATENATE(&quot;  &quot;;[$creature.$A285];&quot;, &quot;;[$creature.$B285];&quot;, &quot;;[$creature.$C285];&quot;, &quot;;[$creature.$D285];&quot;, &quot;;[$creature.$E285];&quot;, &quot;;[$creature.$F285];&quot;, &quot;;[$creature.$G285];&quot;, &quot;;[$creature.$H285];&quot;, &quot;;[$creature.$I285];&quot; =&gt; &quot;;[$creature.$A285];&quot; // &quot;;[$creature.$J285])" office:value-type="string" office:string-value="  hdragred, null, null, 255, null, null, null, null, null =&gt; hdragred // Dragon: general ANIMAL to MONSTER" calcext:value-type="string">
            <text:p><text:s text:c="2"/>hdragred, null, null, 255, null, null, null, null, null =&gt; hdragred // Dragon: general ANIMAL to MONSTER</text:p>
          </table:table-cell>
        </table:table-row>
        <table:table-row table:style-name="ro3">
          <table:table-cell table:formula="of:=CONCATENATE(&quot;  &quot;;[$creature.$A286];&quot;, &quot;;[$creature.$B286];&quot;, &quot;;[$creature.$C286];&quot;, &quot;;[$creature.$D286];&quot;, &quot;;[$creature.$E286];&quot;, &quot;;[$creature.$F286];&quot;, &quot;;[$creature.$G286];&quot;, &quot;;[$creature.$H286];&quot;, &quot;;[$creature.$I286];&quot; =&gt; &quot;;[$creature.$A286];&quot; // &quot;;[$creature.$J286])" office:value-type="string" office:string-value="  hdragsil, null, null, 255, null, null, null, null, null =&gt; hdragsil // Dragon: general ANIMAL to MONSTER" calcext:value-type="string">
            <text:p><text:s text:c="2"/>hdragsil, null, null, 255, null, null, null, null, null =&gt; hdragsil // Dragon: general ANIMAL to MONSTER</text:p>
          </table:table-cell>
        </table:table-row>
        <table:table-row table:style-name="ro3">
          <table:table-cell table:formula="of:=CONCATENATE(&quot;  &quot;;[$creature.$A287];&quot;, &quot;;[$creature.$B287];&quot;, &quot;;[$creature.$C287];&quot;, &quot;;[$creature.$D287];&quot;, &quot;;[$creature.$E287];&quot;, &quot;;[$creature.$F287];&quot;, &quot;;[$creature.$G287];&quot;, &quot;;[$creature.$H287];&quot;, &quot;;[$creature.$I287];&quot; =&gt; &quot;;[$creature.$A287];&quot; // &quot;;[$creature.$J287])" office:value-type="string" office:string-value="  hellfear, null, null, null, null, 4, null, null, null =&gt; hellfear // Fear: gender MALE to NIETHER" calcext:value-type="string">
            <text:p><text:s text:c="2"/>hellfear, null, null, null, null, 4, null, null, null =&gt; hellfear // Fear: gender MALE to NIETHER</text:p>
          </table:table-cell>
        </table:table-row>
        <table:table-row table:style-name="ro3">
          <table:table-cell table:formula="of:=CONCATENATE(&quot;  &quot;;[$creature.$A288];&quot;, &quot;;[$creature.$B288];&quot;, &quot;;[$creature.$C288];&quot;, &quot;;[$creature.$D288];&quot;, &quot;;[$creature.$E288];&quot;, &quot;;[$creature.$F288];&quot;, &quot;;[$creature.$G288];&quot;, &quot;;[$creature.$H288];&quot;, &quot;;[$creature.$I288];&quot; =&gt; &quot;;[$creature.$A288];&quot; // &quot;;[$creature.$J288])" office:value-type="string" office:string-value="  hellgree, null, null, null, null, 4, null, null, null =&gt; hellgree // Greed: gender MALE to NIETHER" calcext:value-type="string">
            <text:p><text:s text:c="2"/>hellgree, null, null, null, null, 4, null, null, null =&gt; hellgree // Greed: gender MALE to NIETHER</text:p>
          </table:table-cell>
        </table:table-row>
        <table:table-row table:style-name="ro3">
          <table:table-cell table:formula="of:=CONCATENATE(&quot;  &quot;;[$creature.$A289];&quot;, &quot;;[$creature.$B289];&quot;, &quot;;[$creature.$C289];&quot;, &quot;;[$creature.$D289];&quot;, &quot;;[$creature.$E289];&quot;, &quot;;[$creature.$F289];&quot;, &quot;;[$creature.$G289];&quot;, &quot;;[$creature.$H289];&quot;, &quot;;[$creature.$I289];&quot; =&gt; &quot;;[$creature.$A289];&quot; // &quot;;[$creature.$J289])" office:value-type="string" office:string-value="  helljon, 2, null, null, null, null, null, null, null =&gt; helljon // Jon Irenicus: race HUMAN to ELF" calcext:value-type="string">
            <text:p><text:s text:c="2"/>helljon, 2, null, null, null, null, null, null, null =&gt; helljon // Jon Irenicus: race HUMAN to ELF</text:p>
          </table:table-cell>
        </table:table-row>
        <table:table-row table:style-name="ro3">
          <table:table-cell table:formula="of:=CONCATENATE(&quot;  &quot;;[$creature.$A290];&quot;, &quot;;[$creature.$B290];&quot;, &quot;;[$creature.$C290];&quot;, &quot;;[$creature.$D290];&quot;, &quot;;[$creature.$E290];&quot;, &quot;;[$creature.$F290];&quot;, &quot;;[$creature.$G290];&quot;, &quot;;[$creature.$H290];&quot;, &quot;;[$creature.$I290];&quot; =&gt; &quot;;[$creature.$A290];&quot; // &quot;;[$creature.$J290])" office:value-type="string" office:string-value="  helljon2, 2, null, null, null, null, null, null, null =&gt; helljon2 // Jon Irenicus: race HUMAN to ELF" calcext:value-type="string">
            <text:p><text:s text:c="2"/>helljon2, 2, null, null, null, null, null, null, null =&gt; helljon2 // Jon Irenicus: race HUMAN to ELF</text:p>
          </table:table-cell>
        </table:table-row>
        <table:table-row table:style-name="ro3">
          <table:table-cell table:formula="of:=CONCATENATE(&quot;  &quot;;[$creature.$A291];&quot;, &quot;;[$creature.$B291];&quot;, &quot;;[$creature.$C291];&quot;, &quot;;[$creature.$D291];&quot;, &quot;;[$creature.$E291];&quot;, &quot;;[$creature.$F291];&quot;, &quot;;[$creature.$G291];&quot;, &quot;;[$creature.$H291];&quot;, &quot;;[$creature.$I291];&quot; =&gt; &quot;;[$creature.$A291];&quot; // &quot;;[$creature.$J291])" office:value-type="string" office:string-value="  hellprid, null, null, null, null, 4, null, null, null =&gt; hellprid // Pride: gender MALE to NIETHER" calcext:value-type="string">
            <text:p><text:s text:c="2"/>hellprid, null, null, null, null, 4, null, null, null =&gt; hellprid // Pride: gender MALE to NIETHER</text:p>
          </table:table-cell>
        </table:table-row>
        <table:table-row table:style-name="ro3">
          <table:table-cell table:formula="of:=CONCATENATE(&quot;  &quot;;[$creature.$A292];&quot;, &quot;;[$creature.$B292];&quot;, &quot;;[$creature.$C292];&quot;, &quot;;[$creature.$D292];&quot;, &quot;;[$creature.$E292];&quot;, &quot;;[$creature.$F292];&quot;, &quot;;[$creature.$G292];&quot;, &quot;;[$creature.$H292];&quot;, &quot;;[$creature.$I292];&quot; =&gt; &quot;;[$creature.$A292];&quot; // &quot;;[$creature.$J292])" office:value-type="string" office:string-value="  hellself, null, null, null, null, 4, null, null, null =&gt; hellself // Selfish: gender MALE to NIETHER" calcext:value-type="string">
            <text:p><text:s text:c="2"/>hellself, null, null, null, null, 4, null, null, null =&gt; hellself // Selfish: gender MALE to NIETHER</text:p>
          </table:table-cell>
        </table:table-row>
        <table:table-row table:style-name="ro3">
          <table:table-cell table:formula="of:=CONCATENATE(&quot;  &quot;;[$creature.$A293];&quot;, &quot;;[$creature.$B293];&quot;, &quot;;[$creature.$C293];&quot;, &quot;;[$creature.$D293];&quot;, &quot;;[$creature.$E293];&quot;, &quot;;[$creature.$F293];&quot;, &quot;;[$creature.$G293];&quot;, &quot;;[$creature.$H293];&quot;, &quot;;[$creature.$I293];&quot; =&gt; &quot;;[$creature.$A293];&quot; // &quot;;[$creature.$J293])" office:value-type="string" office:string-value="  hgmis02, null, null, null, null, 4, null, null, null =&gt; hgmis02 // Swamp Horror: gender MALE to NIETHER" calcext:value-type="string">
            <text:p><text:s text:c="2"/>hgmis02, null, null, null, null, 4, null, null, null =&gt; hgmis02 // Swamp Horror: gender MALE to NIETHER</text:p>
          </table:table-cell>
        </table:table-row>
        <table:table-row table:style-name="ro3">
          <table:table-cell table:formula="of:=CONCATENATE(&quot;  &quot;;[$creature.$A294];&quot;, &quot;;[$creature.$B294];&quot;, &quot;;[$creature.$C294];&quot;, &quot;;[$creature.$D294];&quot;, &quot;;[$creature.$E294];&quot;, &quot;;[$creature.$F294];&quot;, &quot;;[$creature.$G294];&quot;, &quot;;[$creature.$H294];&quot;, &quot;;[$creature.$I294];&quot; =&gt; &quot;;[$creature.$A294];&quot; // &quot;;[$creature.$J294])" office:value-type="string" office:string-value="  hgskl01, null, null, null, null, 4, null, null, null =&gt; hgskl01 // Skeleton Cleric: gender MALE to NIETHER" calcext:value-type="string">
            <text:p><text:s text:c="2"/>hgskl01, null, null, null, null, 4, null, null, null =&gt; hgskl01 // Skeleton Cleric: gender MALE to NIETHER</text:p>
          </table:table-cell>
        </table:table-row>
        <table:table-row table:style-name="ro3">
          <table:table-cell table:formula="of:=CONCATENATE(&quot;  &quot;;[$creature.$A295];&quot;, &quot;;[$creature.$B295];&quot;, &quot;;[$creature.$C295];&quot;, &quot;;[$creature.$D295];&quot;, &quot;;[$creature.$E295];&quot;, &quot;;[$creature.$F295];&quot;, &quot;;[$creature.$G295];&quot;, &quot;;[$creature.$H295];&quot;, &quot;;[$creature.$I295];&quot; =&gt; &quot;;[$creature.$A295];&quot; // &quot;;[$creature.$J295])" office:value-type="string" office:string-value="  hgskl02, null, null, null, null, 4, null, null, null =&gt; hgskl02 // Skeleton Assassin: gender MALE to NIETHER" calcext:value-type="string">
            <text:p><text:s text:c="2"/>hgskl02, null, null, null, null, 4, null, null, null =&gt; hgskl02 // Skeleton Assassin: gender MALE to NIETHER</text:p>
          </table:table-cell>
        </table:table-row>
        <table:table-row table:style-name="ro3">
          <table:table-cell table:formula="of:=CONCATENATE(&quot;  &quot;;[$creature.$A296];&quot;, &quot;;[$creature.$B296];&quot;, &quot;;[$creature.$C296];&quot;, &quot;;[$creature.$D296];&quot;, &quot;;[$creature.$E296];&quot;, &quot;;[$creature.$F296];&quot;, &quot;;[$creature.$G296];&quot;, &quot;;[$creature.$H296];&quot;, &quot;;[$creature.$I296];&quot; =&gt; &quot;;[$creature.$A296];&quot; // &quot;;[$creature.$J296])" office:value-type="string" office:string-value="  hgskl03, null, null, null, null, 4, null, null, null =&gt; hgskl03 // Skeleton Mage: gender FEMALE to NIETHER" calcext:value-type="string">
            <text:p><text:s text:c="2"/>hgskl03, null, null, null, null, 4, null, null, null =&gt; hgskl03 // Skeleton Mage: gender FEMALE to NIETHER</text:p>
          </table:table-cell>
        </table:table-row>
        <table:table-row table:style-name="ro3">
          <table:table-cell table:formula="of:=CONCATENATE(&quot;  &quot;;[$creature.$A297];&quot;, &quot;;[$creature.$B297];&quot;, &quot;;[$creature.$C297];&quot;, &quot;;[$creature.$D297];&quot;, &quot;;[$creature.$E297];&quot;, &quot;;[$creature.$F297];&quot;, &quot;;[$creature.$G297];&quot;, &quot;;[$creature.$H297];&quot;, &quot;;[$creature.$I297];&quot; =&gt; &quot;;[$creature.$A297];&quot; // &quot;;[$creature.$J297])" office:value-type="string" office:string-value="  hgsku01, 150, null, null, null, null, null, null, null =&gt; hgsku01 // Flaming Skull: race NO_RACE to LICH" calcext:value-type="string">
            <text:p><text:s text:c="2"/>hgsku01, 150, null, null, null, null, null, null, null =&gt; hgsku01 // Flaming Skull: race NO_RACE to LICH</text:p>
          </table:table-cell>
        </table:table-row>
        <table:table-row table:style-name="ro3">
          <table:table-cell table:formula="of:=CONCATENATE(&quot;  &quot;;[$creature.$A298];&quot;, &quot;;[$creature.$B298];&quot;, &quot;;[$creature.$C298];&quot;, &quot;;[$creature.$D298];&quot;, &quot;;[$creature.$E298];&quot;, &quot;;[$creature.$F298];&quot;, &quot;;[$creature.$G298];&quot;, &quot;;[$creature.$H298];&quot;, &quot;;[$creature.$I298];&quot; =&gt; &quot;;[$creature.$A298];&quot; // &quot;;[$creature.$J298])" office:value-type="string" office:string-value="  hgwra01, null, null, null, null, 4, null, null, null =&gt; hgwra01 // Gorion: gender MALE to NIETHER" calcext:value-type="string">
            <text:p><text:s text:c="2"/>hgwra01, null, null, null, null, 4, null, null, null =&gt; hgwra01 // Gorion: gender MALE to NIETHER</text:p>
          </table:table-cell>
        </table:table-row>
        <table:table-row table:style-name="ro3">
          <table:table-cell table:formula="of:=CONCATENATE(&quot;  &quot;;[$creature.$A299];&quot;, &quot;;[$creature.$B299];&quot;, &quot;;[$creature.$C299];&quot;, &quot;;[$creature.$D299];&quot;, &quot;;[$creature.$E299];&quot;, &quot;;[$creature.$F299];&quot;, &quot;;[$creature.$G299];&quot;, &quot;;[$creature.$H299];&quot;, &quot;;[$creature.$I299];&quot; =&gt; &quot;;[$creature.$A299];&quot; // &quot;;[$creature.$J299])" office:value-type="string" office:string-value="  hlarch, 2, null, null, null, null, null, null, null =&gt; hlarch // Archer: race HUMAN to ELF" calcext:value-type="string">
            <text:p><text:s text:c="2"/>hlarch, 2, null, null, null, null, null, null, null =&gt; hlarch // Archer: race HUMAN to ELF</text:p>
          </table:table-cell>
        </table:table-row>
        <table:table-row table:style-name="ro3">
          <table:table-cell table:formula="of:=CONCATENATE(&quot;  &quot;;[$creature.$A300];&quot;, &quot;;[$creature.$B300];&quot;, &quot;;[$creature.$C300];&quot;, &quot;;[$creature.$D300];&quot;, &quot;;[$creature.$E300];&quot;, &quot;;[$creature.$F300];&quot;, &quot;;[$creature.$G300];&quot;, &quot;;[$creature.$H300];&quot;, &quot;;[$creature.$I300];&quot; =&gt; &quot;;[$creature.$A300];&quot; // &quot;;[$creature.$J300])" office:value-type="string" office:string-value="  hldemi, null, null, null, null, 4, null, null, null =&gt; hldemi // Kangaxx the Demi-Lich: gender MALE to NIETHER" calcext:value-type="string">
            <text:p><text:s text:c="2"/>hldemi, null, null, null, null, 4, null, null, null =&gt; hldemi // Kangaxx the Demi-Lich: gender MALE to NIETHER</text:p>
          </table:table-cell>
        </table:table-row>
        <table:table-row table:style-name="ro3">
          <table:table-cell table:formula="of:=CONCATENATE(&quot;  &quot;;[$creature.$A301];&quot;, &quot;;[$creature.$B301];&quot;, &quot;;[$creature.$C301];&quot;, &quot;;[$creature.$D301];&quot;, &quot;;[$creature.$E301];&quot;, &quot;;[$creature.$F301];&quot;, &quot;;[$creature.$G301];&quot;, &quot;;[$creature.$H301];&quot;, &quot;;[$creature.$I301];&quot; =&gt; &quot;;[$creature.$A301];&quot; // &quot;;[$creature.$J301])" office:value-type="string" office:string-value="  hllayen, 1, null, null, null, null, null, null, null =&gt; hllayen // Layene: race ELF to HUMAN" calcext:value-type="string">
            <text:p><text:s text:c="2"/>hllayen, 1, null, null, null, null, null, null, null =&gt; hllayen // Layene: race ELF to HUMAN</text:p>
          </table:table-cell>
        </table:table-row>
        <table:table-row table:style-name="ro3">
          <table:table-cell table:formula="of:=CONCATENATE(&quot;  &quot;;[$creature.$A302];&quot;, &quot;;[$creature.$B302];&quot;, &quot;;[$creature.$C302];&quot;, &quot;;[$creature.$D302];&quot;, &quot;;[$creature.$E302];&quot;, &quot;;[$creature.$F302];&quot;, &quot;;[$creature.$G302];&quot;, &quot;;[$creature.$H302];&quot;, &quot;;[$creature.$I302];&quot; =&gt; &quot;;[$creature.$A302];&quot; // &quot;;[$creature.$J302])" office:value-type="string" office:string-value="  hlmafer, 110, null, null, null, null, null, null, null =&gt; hlmafer // Maferan: race NO_RACE to GNOLL" calcext:value-type="string">
            <text:p><text:s text:c="2"/>hlmafer, 110, null, null, null, null, null, null, null =&gt; hlmafer // Maferan: race NO_RACE to GNOLL</text:p>
          </table:table-cell>
        </table:table-row>
        <table:table-row table:style-name="ro3">
          <table:table-cell table:formula="of:=CONCATENATE(&quot;  &quot;;[$creature.$A303];&quot;, &quot;;[$creature.$B303];&quot;, &quot;;[$creature.$C303];&quot;, &quot;;[$creature.$D303];&quot;, &quot;;[$creature.$E303];&quot;, &quot;;[$creature.$F303];&quot;, &quot;;[$creature.$G303];&quot;, &quot;;[$creature.$H303];&quot;, &quot;;[$creature.$I303];&quot; =&gt; &quot;;[$creature.$A303];&quot; // &quot;;[$creature.$J303])" office:value-type="string" office:string-value="  hlmage, null, null, null, null, 1, null, null, null =&gt; hlmage // Mage: gender NIETHER to MALE" calcext:value-type="string">
            <text:p><text:s text:c="2"/>hlmage, null, null, null, null, 1, null, null, null =&gt; hlmage // Mage: gender NIETHER to MALE</text:p>
          </table:table-cell>
        </table:table-row>
        <table:table-row table:style-name="ro3">
          <table:table-cell table:formula="of:=CONCATENATE(&quot;  &quot;;[$creature.$A304];&quot;, &quot;;[$creature.$B304];&quot;, &quot;;[$creature.$C304];&quot;, &quot;;[$creature.$D304];&quot;, &quot;;[$creature.$E304];&quot;, &quot;;[$creature.$F304];&quot;, &quot;;[$creature.$G304];&quot;, &quot;;[$creature.$H304];&quot;, &quot;;[$creature.$I304];&quot; =&gt; &quot;;[$creature.$A304];&quot; // &quot;;[$creature.$J304])" office:value-type="string" office:string-value="  hlolaf, 143, null, null, null, null, null, null, null =&gt; hlolaf // Olaf Rassmusen: race NO_RACE to ORC" calcext:value-type="string">
            <text:p><text:s text:c="2"/>hlolaf, 143, null, null, null, null, null, null, null =&gt; hlolaf // Olaf Rassmusen: race NO_RACE to ORC</text:p>
          </table:table-cell>
        </table:table-row>
        <table:table-row table:style-name="ro3">
          <table:table-cell table:formula="of:=CONCATENATE(&quot;  &quot;;[$creature.$A305];&quot;, &quot;;[$creature.$B305];&quot;, &quot;;[$creature.$C305];&quot;, &quot;;[$creature.$D305];&quot;, &quot;;[$creature.$E305];&quot;, &quot;;[$creature.$F305];&quot;, &quot;;[$creature.$G305];&quot;, &quot;;[$creature.$H305];&quot;, &quot;;[$creature.$I305];&quot; =&gt; &quot;;[$creature.$A305];&quot; // &quot;;[$creature.$J305])" office:value-type="string" office:string-value="  hlshyr, null, null, null, 2, 2, 32546, null, null =&gt; hlshyr // Shyressa: animation VAMPIRE to VAMPIRE_FEMALE; gender MALE to FEMALE; sex MALE to FEMALE" calcext:value-type="string">
            <text:p><text:s text:c="2"/>hlshyr, null, null, null, 2, 2, 32546, null, null =&gt; hlshyr // Shyressa: animation VAMPIRE to VAMPIRE_FEMALE; gender MALE to FEMALE; sex MALE to FEMALE</text:p>
          </table:table-cell>
        </table:table-row>
        <table:table-row table:style-name="ro3">
          <table:table-cell table:formula="of:=CONCATENATE(&quot;  &quot;;[$creature.$A306];&quot;, &quot;;[$creature.$B306];&quot;, &quot;;[$creature.$C306];&quot;, &quot;;[$creature.$D306];&quot;, &quot;;[$creature.$E306];&quot;, &quot;;[$creature.$F306];&quot;, &quot;;[$creature.$G306];&quot;, &quot;;[$creature.$H306];&quot;, &quot;;[$creature.$I306];&quot; =&gt; &quot;;[$creature.$A306];&quot; // &quot;;[$creature.$J306])" office:value-type="string" office:string-value="  hlskull, 150, null, 4, null, 4, null, null, null =&gt; hlskull // Golden Skull: gender MALE to NIETHER; general HUMANOID to UNDEAD; race HUMAN to LICH" calcext:value-type="string">
            <text:p><text:s text:c="2"/>hlskull, 150, null, 4, null, 4, null, null, null =&gt; hlskull // Golden Skull: gender MALE to NIETHER; general HUMANOID to UNDEAD; race HUMAN to LICH</text:p>
          </table:table-cell>
        </table:table-row>
        <table:table-row table:style-name="ro3">
          <table:table-cell table:formula="of:=CONCATENATE(&quot;  &quot;;[$creature.$A307];&quot;, &quot;;[$creature.$B307];&quot;, &quot;;[$creature.$C307];&quot;, &quot;;[$creature.$D307];&quot;, &quot;;[$creature.$E307];&quot;, &quot;;[$creature.$F307];&quot;, &quot;;[$creature.$G307];&quot;, &quot;;[$creature.$H307];&quot;, &quot;;[$creature.$I307];&quot; =&gt; &quot;;[$creature.$A307];&quot; // &quot;;[$creature.$J307])" office:value-type="string" office:string-value="  hobarc02, null, null, null, null, null, null, hobarc02, null =&gt; hobarc02 // Hobgoblin Archer: dv None to hobarc02" calcext:value-type="string">
            <text:p><text:s text:c="2"/>hobarc02, null, null, null, null, null, null, hobarc02, null =&gt; hobarc02 // Hobgoblin Archer: dv None to hobarc02</text:p>
          </table:table-cell>
        </table:table-row>
        <table:table-row table:style-name="ro3">
          <table:table-cell table:formula="of:=CONCATENATE(&quot;  &quot;;[$creature.$A308];&quot;, &quot;;[$creature.$B308];&quot;, &quot;;[$creature.$C308];&quot;, &quot;;[$creature.$D308];&quot;, &quot;;[$creature.$E308];&quot;, &quot;;[$creature.$F308];&quot;, &quot;;[$creature.$G308];&quot;, &quot;;[$creature.$H308];&quot;, &quot;;[$creature.$I308];&quot; =&gt; &quot;;[$creature.$A308];&quot; // &quot;;[$creature.$J308])" office:value-type="string" office:string-value="  hobeli01, 111, null, null, null, null, null, null, null =&gt; hobeli01 // Hobgoblin Elite: race HUMAN to HOBGOBLIN" calcext:value-type="string">
            <text:p><text:s text:c="2"/>hobeli01, 111, null, null, null, null, null, null, null =&gt; hobeli01 // Hobgoblin Elite: race HUMAN to HOBGOBLIN</text:p>
          </table:table-cell>
        </table:table-row>
        <table:table-row table:style-name="ro3">
          <table:table-cell table:formula="of:=CONCATENATE(&quot;  &quot;;[$creature.$A309];&quot;, &quot;;[$creature.$B309];&quot;, &quot;;[$creature.$C309];&quot;, &quot;;[$creature.$D309];&quot;, &quot;;[$creature.$E309];&quot;, &quot;;[$creature.$F309];&quot;, &quot;;[$creature.$G309];&quot;, &quot;;[$creature.$H309];&quot;, &quot;;[$creature.$I309];&quot; =&gt; &quot;;[$creature.$A309];&quot; // &quot;;[$creature.$J309])" office:value-type="string" office:string-value="  hobgob01, 111, null, null, null, null, null, null, null =&gt; hobgob01 // Gerg: race HUMAN to HOBGOBLIN" calcext:value-type="string">
            <text:p><text:s text:c="2"/>hobgob01, 111, null, null, null, null, null, null, null =&gt; hobgob01 // Gerg: race HUMAN to HOBGOBLIN</text:p>
          </table:table-cell>
        </table:table-row>
        <table:table-row table:style-name="ro3">
          <table:table-cell table:formula="of:=CONCATENATE(&quot;  &quot;;[$creature.$A310];&quot;, &quot;;[$creature.$B310];&quot;, &quot;;[$creature.$C310];&quot;, &quot;;[$creature.$D310];&quot;, &quot;;[$creature.$E310];&quot;, &quot;;[$creature.$F310];&quot;, &quot;;[$creature.$G310];&quot;, &quot;;[$creature.$H310];&quot;, &quot;;[$creature.$I310];&quot; =&gt; &quot;;[$creature.$A310];&quot; // &quot;;[$creature.$J310])" office:value-type="string" office:string-value="  hobgobsu, 111, null, null, null, null, null, null, null =&gt; hobgobsu // Hobgoblin Elite: race HUMAN to HOBGOBLIN" calcext:value-type="string">
            <text:p><text:s text:c="2"/>hobgobsu, 111, null, null, null, null, null, null, null =&gt; hobgobsu // Hobgoblin Elite: race HUMAN to HOBGOBLIN</text:p>
          </table:table-cell>
        </table:table-row>
        <table:table-row table:style-name="ro3">
          <table:table-cell table:formula="of:=CONCATENATE(&quot;  &quot;;[$creature.$A311];&quot;, &quot;;[$creature.$B311];&quot;, &quot;;[$creature.$C311];&quot;, &quot;;[$creature.$D311];&quot;, &quot;;[$creature.$E311];&quot;, &quot;;[$creature.$F311];&quot;, &quot;;[$creature.$G311];&quot;, &quot;;[$creature.$H311];&quot;, &quot;;[$creature.$I311];&quot; =&gt; &quot;;[$creature.$A311];&quot; // &quot;;[$creature.$J311])" office:value-type="string" office:string-value="  hspectr1, 2, null, null, 2, 2, null, null, null =&gt; hspectr1 // Spectral Harpist: gender MALE to FEMALE; sex MALE to FEMALE; race NO_RACE to ELF" calcext:value-type="string">
            <text:p><text:s text:c="2"/>hspectr1, 2, null, null, 2, 2, null, null, null =&gt; hspectr1 // Spectral Harpist: gender MALE to FEMALE; sex MALE to FEMALE; race NO_RACE to ELF</text:p>
          </table:table-cell>
        </table:table-row>
        <table:table-row table:style-name="ro3">
          <table:table-cell table:formula="of:=CONCATENATE(&quot;  &quot;;[$creature.$A312];&quot;, &quot;;[$creature.$B312];&quot;, &quot;;[$creature.$C312];&quot;, &quot;;[$creature.$D312];&quot;, &quot;;[$creature.$E312];&quot;, &quot;;[$creature.$F312];&quot;, &quot;;[$creature.$G312];&quot;, &quot;;[$creature.$H312];&quot;, &quot;;[$creature.$I312];&quot; =&gt; &quot;;[$creature.$A312];&quot; // &quot;;[$creature.$J312])" office:value-type="string" office:string-value="  hspectr2, 1, null, null, null, null, null, null, null =&gt; hspectr2 // Spectral Harpist: race NO_RACE to HUMAN" calcext:value-type="string">
            <text:p><text:s text:c="2"/>hspectr2, 1, null, null, null, null, null, null, null =&gt; hspectr2 // Spectral Harpist: race NO_RACE to HUMAN</text:p>
          </table:table-cell>
        </table:table-row>
        <table:table-row table:style-name="ro3">
          <table:table-cell table:formula="of:=CONCATENATE(&quot;  &quot;;[$creature.$A313];&quot;, &quot;;[$creature.$B313];&quot;, &quot;;[$creature.$C313];&quot;, &quot;;[$creature.$D313];&quot;, &quot;;[$creature.$E313];&quot;, &quot;;[$creature.$F313];&quot;, &quot;;[$creature.$G313];&quot;, &quot;;[$creature.$H313];&quot;, &quot;;[$creature.$I313];&quot; =&gt; &quot;;[$creature.$A313];&quot; // &quot;;[$creature.$J313])" office:value-type="string" office:string-value="  hspectr3, 2, null, null, null, null, null, null, null =&gt; hspectr3 // Spectral Harpist: race NO_RACE to ELF" calcext:value-type="string">
            <text:p><text:s text:c="2"/>hspectr3, 2, null, null, null, null, null, null, null =&gt; hspectr3 // Spectral Harpist: race NO_RACE to ELF</text:p>
          </table:table-cell>
        </table:table-row>
        <table:table-row table:style-name="ro3">
          <table:table-cell table:formula="of:=CONCATENATE(&quot;  &quot;;[$creature.$A314];&quot;, &quot;;[$creature.$B314];&quot;, &quot;;[$creature.$C314];&quot;, &quot;;[$creature.$D314];&quot;, &quot;;[$creature.$E314];&quot;, &quot;;[$creature.$F314];&quot;, &quot;;[$creature.$G314];&quot;, &quot;;[$creature.$H314];&quot;, &quot;;[$creature.$I314];&quot; =&gt; &quot;;[$creature.$A314];&quot; // &quot;;[$creature.$J314])" office:value-type="string" office:string-value="  icfung02, null, null, null, null, 4, null, null, null =&gt; icfung02 // Spore Colony: gender MALE to NIETHER" calcext:value-type="string">
            <text:p><text:s text:c="2"/>icfung02, null, null, null, null, 4, null, null, null =&gt; icfung02 // Spore Colony: gender MALE to NIETHER</text:p>
          </table:table-cell>
        </table:table-row>
        <table:table-row table:style-name="ro3">
          <table:table-cell table:formula="of:=CONCATENATE(&quot;  &quot;;[$creature.$A315];&quot;, &quot;;[$creature.$B315];&quot;, &quot;;[$creature.$C315];&quot;, &quot;;[$creature.$D315];&quot;, &quot;;[$creature.$E315];&quot;, &quot;;[$creature.$F315];&quot;, &quot;;[$creature.$G315];&quot;, &quot;;[$creature.$H315];&quot;, &quot;;[$creature.$I315];&quot; =&gt; &quot;;[$creature.$A315];&quot; // &quot;;[$creature.$J315])" office:value-type="string" office:string-value="  icfungus, null, null, null, null, 4, null, null, null =&gt; icfungus // Spore Colony: gender NIETHER to NIETHER" calcext:value-type="string">
            <text:p><text:s text:c="2"/>icfungus, null, null, null, null, 4, null, null, null =&gt; icfungus // Spore Colony: gender NIETHER to NIETHER</text:p>
          </table:table-cell>
        </table:table-row>
        <table:table-row table:style-name="ro3">
          <table:table-cell table:formula="of:=CONCATENATE(&quot;  &quot;;[$creature.$A316];&quot;, &quot;;[$creature.$B316];&quot;, &quot;;[$creature.$C316];&quot;, &quot;;[$creature.$D316];&quot;, &quot;;[$creature.$E316];&quot;, &quot;;[$creature.$F316];&quot;, &quot;;[$creature.$G316];&quot;, &quot;;[$creature.$H316];&quot;, &quot;;[$creature.$I316];&quot; =&gt; &quot;;[$creature.$A316];&quot; // &quot;;[$creature.$J316])" office:value-type="string" office:string-value="  icgob03, 112, null, null, null, null, null, null, null =&gt; icgob03 // Goblin: race HOBGOBLIN to KOBOLD" calcext:value-type="string">
            <text:p><text:s text:c="2"/>icgob03, 112, null, null, null, null, null, null, null =&gt; icgob03 // Goblin: race HOBGOBLIN to KOBOLD</text:p>
          </table:table-cell>
        </table:table-row>
        <table:table-row table:style-name="ro3">
          <table:table-cell table:formula="of:=CONCATENATE(&quot;  &quot;;[$creature.$A317];&quot;, &quot;;[$creature.$B317];&quot;, &quot;;[$creature.$C317];&quot;, &quot;;[$creature.$D317];&quot;, &quot;;[$creature.$E317];&quot;, &quot;;[$creature.$F317];&quot;, &quot;;[$creature.$G317];&quot;, &quot;;[$creature.$H317];&quot;, &quot;;[$creature.$I317];&quot; =&gt; &quot;;[$creature.$A317];&quot; // &quot;;[$creature.$J317])" office:value-type="string" office:string-value="  icgob04, 112, null, null, null, null, null, null, null =&gt; icgob04 // Goblin Captain: race HOBGOBLIN to KOBOLD" calcext:value-type="string">
            <text:p><text:s text:c="2"/>icgob04, 112, null, null, null, null, null, null, null =&gt; icgob04 // Goblin Captain: race HOBGOBLIN to KOBOLD</text:p>
          </table:table-cell>
        </table:table-row>
        <table:table-row table:style-name="ro3">
          <table:table-cell table:formula="of:=CONCATENATE(&quot;  &quot;;[$creature.$A318];&quot;, &quot;;[$creature.$B318];&quot;, &quot;;[$creature.$C318];&quot;, &quot;;[$creature.$D318];&quot;, &quot;;[$creature.$E318];&quot;, &quot;;[$creature.$F318];&quot;, &quot;;[$creature.$G318];&quot;, &quot;;[$creature.$H318];&quot;, &quot;;[$creature.$I318];&quot; =&gt; &quot;;[$creature.$A318];&quot; // &quot;;[$creature.$J318])" office:value-type="string" office:string-value="  icliz01, 154, null, null, null, null, null, null, null =&gt; icliz01 // Lizard Man: race NO_RACE to YUANTI" calcext:value-type="string">
            <text:p><text:s text:c="2"/>icliz01, 154, null, null, null, null, null, null, null =&gt; icliz01 // Lizard Man: race NO_RACE to YUANTI</text:p>
          </table:table-cell>
        </table:table-row>
        <table:table-row table:style-name="ro3">
          <table:table-cell table:formula="of:=CONCATENATE(&quot;  &quot;;[$creature.$A319];&quot;, &quot;;[$creature.$B319];&quot;, &quot;;[$creature.$C319];&quot;, &quot;;[$creature.$D319];&quot;, &quot;;[$creature.$E319];&quot;, &quot;;[$creature.$F319];&quot;, &quot;;[$creature.$G319];&quot;, &quot;;[$creature.$H319];&quot;, &quot;;[$creature.$I319];&quot; =&gt; &quot;;[$creature.$A319];&quot; // &quot;;[$creature.$J319])" office:value-type="string" office:string-value="  icliz02, 154, null, null, null, null, null, null, null =&gt; icliz02 // Gorkale: race NO_RACE to YUANTI" calcext:value-type="string">
            <text:p><text:s text:c="2"/>icliz02, 154, null, null, null, null, null, null, null =&gt; icliz02 // Gorkale: race NO_RACE to YUANTI</text:p>
          </table:table-cell>
        </table:table-row>
        <table:table-row table:style-name="ro3">
          <table:table-cell table:formula="of:=CONCATENATE(&quot;  &quot;;[$creature.$A320];&quot;, &quot;;[$creature.$B320];&quot;, &quot;;[$creature.$C320];&quot;, &quot;;[$creature.$D320];&quot;, &quot;;[$creature.$E320];&quot;, &quot;;[$creature.$F320];&quot;, &quot;;[$creature.$G320];&quot;, &quot;;[$creature.$H320];&quot;, &quot;;[$creature.$I320];&quot; =&gt; &quot;;[$creature.$A320];&quot; // &quot;;[$creature.$J320])" office:value-type="string" office:string-value="  icmyc01, 112, null, null, null, 4, null, null, null =&gt; icmyc01 // Myconid: gender MALE to NIETHER; race NO_RACE to KOBOLD" calcext:value-type="string">
            <text:p><text:s text:c="2"/>icmyc01, 112, null, null, null, 4, null, null, null =&gt; icmyc01 // Myconid: gender MALE to NIETHER; race NO_RACE to KOBOLD</text:p>
          </table:table-cell>
        </table:table-row>
        <table:table-row table:style-name="ro3">
          <table:table-cell table:formula="of:=CONCATENATE(&quot;  &quot;;[$creature.$A321];&quot;, &quot;;[$creature.$B321];&quot;, &quot;;[$creature.$C321];&quot;, &quot;;[$creature.$D321];&quot;, &quot;;[$creature.$E321];&quot;, &quot;;[$creature.$F321];&quot;, &quot;;[$creature.$G321];&quot;, &quot;;[$creature.$H321];&quot;, &quot;;[$creature.$I321];&quot; =&gt; &quot;;[$creature.$A321];&quot; // &quot;;[$creature.$J321])" office:value-type="string" office:string-value="  icmyc02, 112, null, null, null, 4, null, null, null =&gt; icmyc02 // Myconid King: gender MALE to NIETHER; race NO_RACE to KOBOLD" calcext:value-type="string">
            <text:p><text:s text:c="2"/>icmyc02, 112, null, null, null, 4, null, null, null =&gt; icmyc02 // Myconid King: gender MALE to NIETHER; race NO_RACE to KOBOLD</text:p>
          </table:table-cell>
        </table:table-row>
        <table:table-row table:style-name="ro3">
          <table:table-cell table:formula="of:=CONCATENATE(&quot;  &quot;;[$creature.$A322];&quot;, &quot;;[$creature.$B322];&quot;, &quot;;[$creature.$C322];&quot;, &quot;;[$creature.$D322];&quot;, &quot;;[$creature.$E322];&quot;, &quot;;[$creature.$F322];&quot;, &quot;;[$creature.$G322];&quot;, &quot;;[$creature.$H322];&quot;, &quot;;[$creature.$I322];&quot; =&gt; &quot;;[$creature.$A322];&quot; // &quot;;[$creature.$J322])" office:value-type="string" office:string-value="  icsalcol, null, null, 255, null, null, null, null, null =&gt; icsalcol // Ice Salamander: general UNDEAD to MONSTER" calcext:value-type="string">
            <text:p><text:s text:c="2"/>icsalcol, null, null, 255, null, null, null, null, null =&gt; icsalcol // Ice Salamander: general UNDEAD to MONSTER</text:p>
          </table:table-cell>
        </table:table-row>
        <table:table-row table:style-name="ro3">
          <table:table-cell table:formula="of:=CONCATENATE(&quot;  &quot;;[$creature.$A323];&quot;, &quot;;[$creature.$B323];&quot;, &quot;;[$creature.$C323];&quot;, &quot;;[$creature.$D323];&quot;, &quot;;[$creature.$E323];&quot;, &quot;;[$creature.$F323];&quot;, &quot;;[$creature.$G323];&quot;, &quot;;[$creature.$H323];&quot;, &quot;;[$creature.$I323];&quot; =&gt; &quot;;[$creature.$A323];&quot; // &quot;;[$creature.$J323])" office:value-type="string" office:string-value="  icsalfir, null, null, 255, null, null, null, null, null =&gt; icsalfir // Salamander: general UNDEAD to MONSTER" calcext:value-type="string">
            <text:p><text:s text:c="2"/>icsalfir, null, null, 255, null, null, null, null, null =&gt; icsalfir // Salamander: general UNDEAD to MONSTER</text:p>
          </table:table-cell>
        </table:table-row>
        <table:table-row table:style-name="ro3">
          <table:table-cell table:formula="of:=CONCATENATE(&quot;  &quot;;[$creature.$A324];&quot;, &quot;;[$creature.$B324];&quot;, &quot;;[$creature.$C324];&quot;, &quot;;[$creature.$D324];&quot;, &quot;;[$creature.$E324];&quot;, &quot;;[$creature.$F324];&quot;, &quot;;[$creature.$G324];&quot;, &quot;;[$creature.$H324];&quot;, &quot;;[$creature.$I324];&quot; =&gt; &quot;;[$creature.$A324];&quot; // &quot;;[$creature.$J324])" office:value-type="string" office:string-value="  icyuan01, null, 2, null, null, null, null, null, null =&gt; icyuan01 // Yuan-Ti: class LONG_SWORD to FIGHTER" calcext:value-type="string">
            <text:p><text:s text:c="2"/>icyuan01, null, 2, null, null, null, null, null, null =&gt; icyuan01 // Yuan-Ti: class LONG_SWORD to FIGHTER</text:p>
          </table:table-cell>
        </table:table-row>
        <table:table-row table:style-name="ro3">
          <table:table-cell table:formula="of:=CONCATENATE(&quot;  &quot;;[$creature.$A325];&quot;, &quot;;[$creature.$B325];&quot;, &quot;;[$creature.$C325];&quot;, &quot;;[$creature.$D325];&quot;, &quot;;[$creature.$E325];&quot;, &quot;;[$creature.$F325];&quot;, &quot;;[$creature.$G325];&quot;, &quot;;[$creature.$H325];&quot;, &quot;;[$creature.$I325];&quot; =&gt; &quot;;[$creature.$A325];&quot; // &quot;;[$creature.$J325])" office:value-type="string" office:string-value="  icyuan02, null, 2, null, null, null, null, null, null =&gt; icyuan02 // Greater Yuan-Ti: class LONG_SWORD to FIGHTER" calcext:value-type="string">
            <text:p><text:s text:c="2"/>icyuan02, null, 2, null, null, null, null, null, null =&gt; icyuan02 // Greater Yuan-Ti: class LONG_SWORD to FIGHTER</text:p>
          </table:table-cell>
        </table:table-row>
        <table:table-row table:style-name="ro3">
          <table:table-cell table:formula="of:=CONCATENATE(&quot;  &quot;;[$creature.$A326];&quot;, &quot;;[$creature.$B326];&quot;, &quot;;[$creature.$C326];&quot;, &quot;;[$creature.$D326];&quot;, &quot;;[$creature.$E326];&quot;, &quot;;[$creature.$F326];&quot;, &quot;;[$creature.$G326];&quot;, &quot;;[$creature.$H326];&quot;, &quot;;[$creature.$I326];&quot; =&gt; &quot;;[$creature.$A326];&quot; // &quot;;[$creature.$J326])" office:value-type="string" office:string-value="  icyuan03, null, 1, null, null, null, null, null, null =&gt; icyuan03 // Yuan-Ti mage: class LONG_SWORD to MAGE" calcext:value-type="string">
            <text:p><text:s text:c="2"/>icyuan03, null, 1, null, null, null, null, null, null =&gt; icyuan03 // Yuan-Ti mage: class LONG_SWORD to MAGE</text:p>
          </table:table-cell>
        </table:table-row>
        <table:table-row table:style-name="ro3">
          <table:table-cell table:formula="of:=CONCATENATE(&quot;  &quot;;[$creature.$A327];&quot;, &quot;;[$creature.$B327];&quot;, &quot;;[$creature.$C327];&quot;, &quot;;[$creature.$D327];&quot;, &quot;;[$creature.$E327];&quot;, &quot;;[$creature.$F327];&quot;, &quot;;[$creature.$G327];&quot;, &quot;;[$creature.$H327];&quot;, &quot;;[$creature.$I327];&quot; =&gt; &quot;;[$creature.$A327];&quot; // &quot;;[$creature.$J327])" office:value-type="string" office:string-value="  icyuan04, null, 2, null, null, null, null, null, null =&gt; icyuan04 // Yuan-Ti Elite: class LONG_SWORD to FIGHTER" calcext:value-type="string">
            <text:p><text:s text:c="2"/>icyuan04, null, 2, null, null, null, null, null, null =&gt; icyuan04 // Yuan-Ti Elite: class LONG_SWORD to FIGHTER</text:p>
          </table:table-cell>
        </table:table-row>
        <table:table-row table:style-name="ro3">
          <table:table-cell table:formula="of:=CONCATENATE(&quot;  &quot;;[$creature.$A328];&quot;, &quot;;[$creature.$B328];&quot;, &quot;;[$creature.$C328];&quot;, &quot;;[$creature.$D328];&quot;, &quot;;[$creature.$E328];&quot;, &quot;;[$creature.$F328];&quot;, &quot;;[$creature.$G328];&quot;, &quot;;[$creature.$H328];&quot;, &quot;;[$creature.$I328];&quot; =&gt; &quot;;[$creature.$A328];&quot; // &quot;;[$creature.$J328])" office:value-type="string" office:string-value="  icyuan05, null, 1, null, null, null, null, null, null =&gt; icyuan05 // Yuan-Ti  Prince: class LONG_SWORD to MAGE" calcext:value-type="string">
            <text:p><text:s text:c="2"/>icyuan05, null, 1, null, null, null, null, null, null =&gt; icyuan05 // Yuan-Ti <text:s/>Prince: class LONG_SWORD to MAGE</text:p>
          </table:table-cell>
        </table:table-row>
        <table:table-row table:style-name="ro3">
          <table:table-cell table:formula="of:=CONCATENATE(&quot;  &quot;;[$creature.$A329];&quot;, &quot;;[$creature.$B329];&quot;, &quot;;[$creature.$C329];&quot;, &quot;;[$creature.$D329];&quot;, &quot;;[$creature.$E329];&quot;, &quot;;[$creature.$F329];&quot;, &quot;;[$creature.$G329];&quot;, &quot;;[$creature.$H329];&quot;, &quot;;[$creature.$I329];&quot; =&gt; &quot;;[$creature.$A329];&quot; // &quot;;[$creature.$J329])" office:value-type="string" office:string-value="  igolfle3, null, null, 5, null, 4, null, null, null =&gt; igolfle3 // Lesser Clay Golem: gender MALE to NIETHER; general HUMANOID to GIANTHUMANOID" calcext:value-type="string">
            <text:p><text:s text:c="2"/>igolfle3, null, null, 5, null, 4, null, null, null =&gt; igolfle3 // Lesser Clay Golem: gender MALE to NIETHER; general HUMANOID to GIANTHUMANOID</text:p>
          </table:table-cell>
        </table:table-row>
        <table:table-row table:style-name="ro3">
          <table:table-cell table:formula="of:=CONCATENATE(&quot;  &quot;;[$creature.$A330];&quot;, &quot;;[$creature.$B330];&quot;, &quot;;[$creature.$C330];&quot;, &quot;;[$creature.$D330];&quot;, &quot;;[$creature.$E330];&quot;, &quot;;[$creature.$F330];&quot;, &quot;;[$creature.$G330];&quot;, &quot;;[$creature.$H330];&quot;, &quot;;[$creature.$I330];&quot; =&gt; &quot;;[$creature.$A330];&quot; // &quot;;[$creature.$J330])" office:value-type="string" office:string-value="  igolfle4, null, null, null, null, 4, null, null, null =&gt; igolfle4 // Lesser Clay Golem: gender MALE to NIETHER" calcext:value-type="string">
            <text:p><text:s text:c="2"/>igolfle4, null, null, null, null, 4, null, null, null =&gt; igolfle4 // Lesser Clay Golem: gender MALE to NIETHER</text:p>
          </table:table-cell>
        </table:table-row>
        <table:table-row table:style-name="ro3">
          <table:table-cell table:formula="of:=CONCATENATE(&quot;  &quot;;[$creature.$A331];&quot;, &quot;;[$creature.$B331];&quot;, &quot;;[$creature.$C331];&quot;, &quot;;[$creature.$D331];&quot;, &quot;;[$creature.$E331];&quot;, &quot;;[$creature.$F331];&quot;, &quot;;[$creature.$G331];&quot;, &quot;;[$creature.$H331];&quot;, &quot;;[$creature.$I331];&quot; =&gt; &quot;;[$creature.$A331];&quot; // &quot;;[$creature.$J331])" office:value-type="string" office:string-value="  imoen, null, null, null, null, null, null, null, 0x40000000 =&gt; imoen // Imoen: kit to TRUECLASS" calcext:value-type="string">
            <text:p><text:s text:c="2"/>imoen, null, null, null, null, null, null, null, 0x40000000 =&gt; imoen // Imoen: kit to TRUECLASS</text:p>
          </table:table-cell>
        </table:table-row>
        <table:table-row table:style-name="ro3">
          <table:table-cell table:formula="of:=CONCATENATE(&quot;  &quot;;[$creature.$A332];&quot;, &quot;;[$creature.$B332];&quot;, &quot;;[$creature.$C332];&quot;, &quot;;[$creature.$D332];&quot;, &quot;;[$creature.$E332];&quot;, &quot;;[$creature.$F332];&quot;, &quot;;[$creature.$G332];&quot;, &quot;;[$creature.$H332];&quot;, &quot;;[$creature.$I332];&quot; =&gt; &quot;;[$creature.$A332];&quot; // &quot;;[$creature.$J332])" office:value-type="string" office:string-value="  imoen10, null, null, null, null, null, null, null, 0x40000000 =&gt; imoen10 // Imoen: kit to TRUECLASS" calcext:value-type="string">
            <text:p><text:s text:c="2"/>imoen10, null, null, null, null, null, null, null, 0x40000000 =&gt; imoen10 // Imoen: kit to TRUECLASS</text:p>
          </table:table-cell>
        </table:table-row>
        <table:table-row table:style-name="ro3">
          <table:table-cell table:formula="of:=CONCATENATE(&quot;  &quot;;[$creature.$A333];&quot;, &quot;;[$creature.$B333];&quot;, &quot;;[$creature.$C333];&quot;, &quot;;[$creature.$D333];&quot;, &quot;;[$creature.$E333];&quot;, &quot;;[$creature.$F333];&quot;, &quot;;[$creature.$G333];&quot;, &quot;;[$creature.$H333];&quot;, &quot;;[$creature.$I333];&quot; =&gt; &quot;;[$creature.$A333];&quot; // &quot;;[$creature.$J333])" office:value-type="string" office:string-value="  imoen15, null, null, null, null, null, null, null, 0x40000000 =&gt; imoen15 // Imoen: kit to TRUECLASS" calcext:value-type="string">
            <text:p><text:s text:c="2"/>imoen15, null, null, null, null, null, null, null, 0x40000000 =&gt; imoen15 // Imoen: kit to TRUECLASS</text:p>
          </table:table-cell>
        </table:table-row>
        <table:table-row table:style-name="ro3">
          <table:table-cell table:formula="of:=CONCATENATE(&quot;  &quot;;[$creature.$A334];&quot;, &quot;;[$creature.$B334];&quot;, &quot;;[$creature.$C334];&quot;, &quot;;[$creature.$D334];&quot;, &quot;;[$creature.$E334];&quot;, &quot;;[$creature.$F334];&quot;, &quot;;[$creature.$G334];&quot;, &quot;;[$creature.$H334];&quot;, &quot;;[$creature.$I334];&quot; =&gt; &quot;;[$creature.$A334];&quot; // &quot;;[$creature.$J334])" office:value-type="string" office:string-value="  imoen211, null, null, null, null, null, null, null, 0x40000000 =&gt; imoen211 // Imoen: kit to TRUECLASS" calcext:value-type="string">
            <text:p><text:s text:c="2"/>imoen211, null, null, null, null, null, null, null, 0x40000000 =&gt; imoen211 // Imoen: kit to TRUECLASS</text:p>
          </table:table-cell>
        </table:table-row>
        <table:table-row table:style-name="ro3">
          <table:table-cell table:formula="of:=CONCATENATE(&quot;  &quot;;[$creature.$A335];&quot;, &quot;;[$creature.$B335];&quot;, &quot;;[$creature.$C335];&quot;, &quot;;[$creature.$D335];&quot;, &quot;;[$creature.$E335];&quot;, &quot;;[$creature.$F335];&quot;, &quot;;[$creature.$G335];&quot;, &quot;;[$creature.$H335];&quot;, &quot;;[$creature.$I335];&quot; =&gt; &quot;;[$creature.$A335];&quot; // &quot;;[$creature.$J335])" office:value-type="string" office:string-value="  imoen213, null, null, null, null, null, null, null, 0x40000000 =&gt; imoen213 // Imoen: kit to TRUECLASS" calcext:value-type="string">
            <text:p><text:s text:c="2"/>imoen213, null, null, null, null, null, null, null, 0x40000000 =&gt; imoen213 // Imoen: kit to TRUECLASS</text:p>
          </table:table-cell>
        </table:table-row>
        <table:table-row table:style-name="ro3">
          <table:table-cell table:formula="of:=CONCATENATE(&quot;  &quot;;[$creature.$A336];&quot;, &quot;;[$creature.$B336];&quot;, &quot;;[$creature.$C336];&quot;, &quot;;[$creature.$D336];&quot;, &quot;;[$creature.$E336];&quot;, &quot;;[$creature.$F336];&quot;, &quot;;[$creature.$G336];&quot;, &quot;;[$creature.$H336];&quot;, &quot;;[$creature.$I336];&quot; =&gt; &quot;;[$creature.$A336];&quot; // &quot;;[$creature.$J336])" office:value-type="string" office:string-value="  imoen6, null, null, null, null, null, null, null, 0x40000000 =&gt; imoen6 // Imoen: kit to TRUECLASS" calcext:value-type="string">
            <text:p><text:s text:c="2"/>imoen6, null, null, null, null, null, null, null, 0x40000000 =&gt; imoen6 // Imoen: kit to TRUECLASS</text:p>
          </table:table-cell>
        </table:table-row>
        <table:table-row table:style-name="ro3">
          <table:table-cell table:formula="of:=CONCATENATE(&quot;  &quot;;[$creature.$A337];&quot;, &quot;;[$creature.$B337];&quot;, &quot;;[$creature.$C337];&quot;, &quot;;[$creature.$D337];&quot;, &quot;;[$creature.$E337];&quot;, &quot;;[$creature.$F337];&quot;, &quot;;[$creature.$G337];&quot;, &quot;;[$creature.$H337];&quot;, &quot;;[$creature.$I337];&quot; =&gt; &quot;;[$creature.$A337];&quot; // &quot;;[$creature.$J337])" office:value-type="string" office:string-value="  jade1, 2, null, null, 2, 2, null, null, null =&gt; jade1 // Lennah: gender MALE to FEMALE; sex MALE to FEMALE; race HUMAN to ELF" calcext:value-type="string">
            <text:p><text:s text:c="2"/>jade1, 2, null, null, 2, 2, null, null, null =&gt; jade1 // Lennah: gender MALE to FEMALE; sex MALE to FEMALE; race HUMAN to ELF</text:p>
          </table:table-cell>
        </table:table-row>
        <table:table-row table:style-name="ro3">
          <table:table-cell table:formula="of:=CONCATENATE(&quot;  &quot;;[$creature.$A338];&quot;, &quot;;[$creature.$B338];&quot;, &quot;;[$creature.$C338];&quot;, &quot;;[$creature.$D338];&quot;, &quot;;[$creature.$E338];&quot;, &quot;;[$creature.$F338];&quot;, &quot;;[$creature.$G338];&quot;, &quot;;[$creature.$H338];&quot;, &quot;;[$creature.$I338];&quot; =&gt; &quot;;[$creature.$A338];&quot; // &quot;;[$creature.$J338])" office:value-type="string" office:string-value="  jaga2, null, null, null, null, null, null, null, 0x40030000 =&gt; jaga2 // Kail: kit to KENSAI" calcext:value-type="string">
            <text:p><text:s text:c="2"/>jaga2, null, null, null, null, null, null, null, 0x40030000 =&gt; jaga2 // Kail: kit to KENSAI</text:p>
          </table:table-cell>
        </table:table-row>
        <table:table-row table:style-name="ro3">
          <table:table-cell table:formula="of:=CONCATENATE(&quot;  &quot;;[$creature.$A339];&quot;, &quot;;[$creature.$B339];&quot;, &quot;;[$creature.$C339];&quot;, &quot;;[$creature.$D339];&quot;, &quot;;[$creature.$E339];&quot;, &quot;;[$creature.$F339];&quot;, &quot;;[$creature.$G339];&quot;, &quot;;[$creature.$H339];&quot;, &quot;;[$creature.$I339];&quot; =&gt; &quot;;[$creature.$A339];&quot; // &quot;;[$creature.$J339])" office:value-type="string" office:string-value="  jaga4, null, null, null, null, null, null, null, 0x400c0000 =&gt; jaga4 // Iko: kit to SWASHBUCKLER" calcext:value-type="string">
            <text:p><text:s text:c="2"/>jaga4, null, null, null, null, null, null, null, 0x400c0000 =&gt; jaga4 // Iko: kit to SWASHBUCKLER</text:p>
          </table:table-cell>
        </table:table-row>
        <table:table-row table:style-name="ro3">
          <table:table-cell table:formula="of:=CONCATENATE(&quot;  &quot;;[$creature.$A340];&quot;, &quot;;[$creature.$B340];&quot;, &quot;;[$creature.$C340];&quot;, &quot;;[$creature.$D340];&quot;, &quot;;[$creature.$E340];&quot;, &quot;;[$creature.$F340];&quot;, &quot;;[$creature.$G340];&quot;, &quot;;[$creature.$H340];&quot;, &quot;;[$creature.$I340];&quot; =&gt; &quot;;[$creature.$A340];&quot; // &quot;;[$creature.$J340])" office:value-type="string" office:string-value="  jaguarsu, 137, null, null, null, null, null, null, null =&gt; jaguarsu // Jaguar: race NO_RACE to CAT" calcext:value-type="string">
            <text:p><text:s text:c="2"/>jaguarsu, 137, null, null, null, null, null, null, null =&gt; jaguarsu // Jaguar: race NO_RACE to CAT</text:p>
          </table:table-cell>
        </table:table-row>
        <table:table-row table:style-name="ro3">
          <table:table-cell table:formula="of:=CONCATENATE(&quot;  &quot;;[$creature.$A341];&quot;, &quot;;[$creature.$B341];&quot;, &quot;;[$creature.$C341];&quot;, &quot;;[$creature.$D341];&quot;, &quot;;[$creature.$E341];&quot;, &quot;;[$creature.$F341];&quot;, &quot;;[$creature.$G341];&quot;, &quot;;[$creature.$H341];&quot;, &quot;;[$creature.$I341];&quot; =&gt; &quot;;[$creature.$A341];&quot; // &quot;;[$creature.$J341])" office:value-type="string" office:string-value="  jahei1, 2, null, null, 2, 2, null, null, null =&gt; jahei1 // Harper: gender MALE to FEMALE; sex MALE to FEMALE; race HUMAN to ELF" calcext:value-type="string">
            <text:p><text:s text:c="2"/>jahei1, 2, null, null, 2, 2, null, null, null =&gt; jahei1 // Harper: gender MALE to FEMALE; sex MALE to FEMALE; race HUMAN to ELF</text:p>
          </table:table-cell>
        </table:table-row>
        <table:table-row table:style-name="ro3">
          <table:table-cell table:formula="of:=CONCATENATE(&quot;  &quot;;[$creature.$A342];&quot;, &quot;;[$creature.$B342];&quot;, &quot;;[$creature.$C342];&quot;, &quot;;[$creature.$D342];&quot;, &quot;;[$creature.$E342];&quot;, &quot;;[$creature.$F342];&quot;, &quot;;[$creature.$G342];&quot;, &quot;;[$creature.$H342];&quot;, &quot;;[$creature.$I342];&quot; =&gt; &quot;;[$creature.$A342];&quot; // &quot;;[$creature.$J342])" office:value-type="string" office:string-value="  jameroni, null, null, null, null, 2, null, null, null =&gt; jameroni // Meronia: gender MALE to FEMALE" calcext:value-type="string">
            <text:p><text:s text:c="2"/>jameroni, null, null, null, null, 2, null, null, null =&gt; jameroni // Meronia: gender MALE to FEMALE</text:p>
          </table:table-cell>
        </table:table-row>
        <table:table-row table:style-name="ro3">
          <table:table-cell table:formula="of:=CONCATENATE(&quot;  &quot;;[$creature.$A343];&quot;, &quot;;[$creature.$B343];&quot;, &quot;;[$creature.$C343];&quot;, &quot;;[$creature.$D343];&quot;, &quot;;[$creature.$E343];&quot;, &quot;;[$creature.$F343];&quot;, &quot;;[$creature.$G343];&quot;, &quot;;[$creature.$H343];&quot;, &quot;;[$creature.$I343];&quot; =&gt; &quot;;[$creature.$A343];&quot; // &quot;;[$creature.$J343])" office:value-type="string" office:string-value="  jarev1, 2, null, null, 2, 2, null, null, null =&gt; jarev1 // Harper: gender MALE to FEMALE; sex MALE to FEMALE; race HUMAN to ELF" calcext:value-type="string">
            <text:p><text:s text:c="2"/>jarev1, 2, null, null, 2, 2, null, null, null =&gt; jarev1 // Harper: gender MALE to FEMALE; sex MALE to FEMALE; race HUMAN to ELF</text:p>
          </table:table-cell>
        </table:table-row>
        <table:table-row table:style-name="ro3">
          <table:table-cell table:formula="of:=CONCATENATE(&quot;  &quot;;[$creature.$A344];&quot;, &quot;;[$creature.$B344];&quot;, &quot;;[$creature.$C344];&quot;, &quot;;[$creature.$D344];&quot;, &quot;;[$creature.$E344];&quot;, &quot;;[$creature.$F344];&quot;, &quot;;[$creature.$G344];&quot;, &quot;;[$creature.$H344];&quot;, &quot;;[$creature.$I344];&quot; =&gt; &quot;;[$creature.$A344];&quot; // &quot;;[$creature.$J344])" office:value-type="string" office:string-value="  jelgra01, null, 153, null, null, null, null, null, null =&gt; jelgra01 // Gray Ooze: class MAGE to GREY_OOZE" calcext:value-type="string">
            <text:p><text:s text:c="2"/>jelgra01, null, 153, null, null, null, null, null, null =&gt; jelgra01 // Gray Ooze: class MAGE to GREY_OOZE</text:p>
          </table:table-cell>
        </table:table-row>
        <table:table-row table:style-name="ro3">
          <table:table-cell table:formula="of:=CONCATENATE(&quot;  &quot;;[$creature.$A345];&quot;, &quot;;[$creature.$B345];&quot;, &quot;;[$creature.$C345];&quot;, &quot;;[$creature.$D345];&quot;, &quot;;[$creature.$E345];&quot;, &quot;;[$creature.$F345];&quot;, &quot;;[$creature.$G345];&quot;, &quot;;[$creature.$H345];&quot;, &quot;;[$creature.$I345];&quot; =&gt; &quot;;[$creature.$A345];&quot; // &quot;;[$creature.$J345])" office:value-type="string" office:string-value="  jelgre01, null, 154, null, null, null, null, null, null =&gt; jelgre01 // Green Slime: class MAGE to GREEN_SLIME" calcext:value-type="string">
            <text:p><text:s text:c="2"/>jelgre01, null, 154, null, null, null, null, null, null =&gt; jelgre01 // Green Slime: class MAGE to GREEN_SLIME</text:p>
          </table:table-cell>
        </table:table-row>
        <table:table-row table:style-name="ro3">
          <table:table-cell table:formula="of:=CONCATENATE(&quot;  &quot;;[$creature.$A346];&quot;, &quot;;[$creature.$B346];&quot;, &quot;;[$creature.$C346];&quot;, &quot;;[$creature.$D346];&quot;, &quot;;[$creature.$E346];&quot;, &quot;;[$creature.$F346];&quot;, &quot;;[$creature.$G346];&quot;, &quot;;[$creature.$H346];&quot;, &quot;;[$creature.$I346];&quot; =&gt; &quot;;[$creature.$A346];&quot; // &quot;;[$creature.$J346])" office:value-type="string" office:string-value="  jon1, 2, null, null, null, null, null, null, null =&gt; jon1 // Jon Irenicus: race HUMAN to ELF" calcext:value-type="string">
            <text:p><text:s text:c="2"/>jon1, 2, null, null, null, null, null, null, null =&gt; jon1 // Jon Irenicus: race HUMAN to ELF</text:p>
          </table:table-cell>
        </table:table-row>
        <table:table-row table:style-name="ro3">
          <table:table-cell table:formula="of:=CONCATENATE(&quot;  &quot;;[$creature.$A347];&quot;, &quot;;[$creature.$B347];&quot;, &quot;;[$creature.$C347];&quot;, &quot;;[$creature.$D347];&quot;, &quot;;[$creature.$E347];&quot;, &quot;;[$creature.$F347];&quot;, &quot;;[$creature.$G347];&quot;, &quot;;[$creature.$H347];&quot;, &quot;;[$creature.$I347];&quot; =&gt; &quot;;[$creature.$A347];&quot; // &quot;;[$creature.$J347])" office:value-type="string" office:string-value="  jondal, null, null, null, null, 1, null, null, null =&gt; jondal // Jondalar: gender 0 to MALE" calcext:value-type="string">
            <text:p><text:s text:c="2"/>jondal, null, null, null, null, 1, null, null, null =&gt; jondal // Jondalar: gender 0 to MALE</text:p>
          </table:table-cell>
        </table:table-row>
        <table:table-row table:style-name="ro3">
          <table:table-cell table:formula="of:=CONCATENATE(&quot;  &quot;;[$creature.$A348];&quot;, &quot;;[$creature.$B348];&quot;, &quot;;[$creature.$C348];&quot;, &quot;;[$creature.$D348];&quot;, &quot;;[$creature.$E348];&quot;, &quot;;[$creature.$F348];&quot;, &quot;;[$creature.$G348];&quot;, &quot;;[$creature.$H348];&quot;, &quot;;[$creature.$I348];&quot; =&gt; &quot;;[$creature.$A348];&quot; // &quot;;[$creature.$J348])" office:value-type="string" office:string-value="  jondem01, null, null, null, null, null, 57585, null, null =&gt; jondem01 // Glabrezu: animation TANARRI to IC_GLAB" calcext:value-type="string">
            <text:p><text:s text:c="2"/>jondem01, null, null, null, null, null, 57585, null, null =&gt; jondem01 // Glabrezu: animation TANARRI to IC_GLAB</text:p>
          </table:table-cell>
        </table:table-row>
        <table:table-row table:style-name="ro3">
          <table:table-cell table:formula="of:=CONCATENATE(&quot;  &quot;;[$creature.$A349];&quot;, &quot;;[$creature.$B349];&quot;, &quot;;[$creature.$C349];&quot;, &quot;;[$creature.$D349];&quot;, &quot;;[$creature.$E349];&quot;, &quot;;[$creature.$F349];&quot;, &quot;;[$creature.$G349];&quot;, &quot;;[$creature.$H349];&quot;, &quot;;[$creature.$I349];&quot; =&gt; &quot;;[$creature.$A349];&quot; // &quot;;[$creature.$J349])" office:value-type="string" office:string-value="  jondem02, null, null, null, null, null, 4352, null, null =&gt; jondem02 // Balor: animation RAVER to TANARRI" calcext:value-type="string">
            <text:p><text:s text:c="2"/>jondem02, null, null, null, null, null, 4352, null, null =&gt; jondem02 // Balor: animation RAVER to TANARRI</text:p>
          </table:table-cell>
        </table:table-row>
        <table:table-row table:style-name="ro3">
          <table:table-cell table:formula="of:=CONCATENATE(&quot;  &quot;;[$creature.$A350];&quot;, &quot;;[$creature.$B350];&quot;, &quot;;[$creature.$C350];&quot;, &quot;;[$creature.$D350];&quot;, &quot;;[$creature.$E350];&quot;, &quot;;[$creature.$F350];&quot;, &quot;;[$creature.$G350];&quot;, &quot;;[$creature.$H350];&quot;, &quot;;[$creature.$I350];&quot; =&gt; &quot;;[$creature.$A350];&quot; // &quot;;[$creature.$J350])" office:value-type="string" office:string-value="  jondem03, null, null, null, null, null, 57585, null, null =&gt; jondem03 // Glabrezu: animation TANARRI to IC_GLAB" calcext:value-type="string">
            <text:p><text:s text:c="2"/>jondem03, null, null, null, null, null, 57585, null, null =&gt; jondem03 // Glabrezu: animation TANARRI to IC_GLAB</text:p>
          </table:table-cell>
        </table:table-row>
        <table:table-row table:style-name="ro3">
          <table:table-cell table:formula="of:=CONCATENATE(&quot;  &quot;;[$creature.$A351];&quot;, &quot;;[$creature.$B351];&quot;, &quot;;[$creature.$C351];&quot;, &quot;;[$creature.$D351];&quot;, &quot;;[$creature.$E351];&quot;, &quot;;[$creature.$F351];&quot;, &quot;;[$creature.$G351];&quot;, &quot;;[$creature.$H351];&quot;, &quot;;[$creature.$I351];&quot; =&gt; &quot;;[$creature.$A351];&quot; // &quot;;[$creature.$J351])" office:value-type="string" office:string-value="  jondem04, null, null, null, null, null, 4352, null, null =&gt; jondem04 // Balor: animation RAVER to TANARRI" calcext:value-type="string">
            <text:p><text:s text:c="2"/>jondem04, null, null, null, null, null, 4352, null, null =&gt; jondem04 // Balor: animation RAVER to TANARRI</text:p>
          </table:table-cell>
        </table:table-row>
        <table:table-row table:style-name="ro3">
          <table:table-cell table:formula="of:=CONCATENATE(&quot;  &quot;;[$creature.$A352];&quot;, &quot;;[$creature.$B352];&quot;, &quot;;[$creature.$C352];&quot;, &quot;;[$creature.$D352];&quot;, &quot;;[$creature.$E352];&quot;, &quot;;[$creature.$F352];&quot;, &quot;;[$creature.$G352];&quot;, &quot;;[$creature.$H352];&quot;, &quot;;[$creature.$I352];&quot; =&gt; &quot;;[$creature.$A352];&quot; // &quot;;[$creature.$J352])" office:value-type="string" office:string-value="  jondem05, null, null, null, null, null, 57585, null, null =&gt; jondem05 // Glabrezu: animation TANARRI to IC_GLAB" calcext:value-type="string">
            <text:p><text:s text:c="2"/>jondem05, null, null, null, null, null, 57585, null, null =&gt; jondem05 // Glabrezu: animation TANARRI to IC_GLAB</text:p>
          </table:table-cell>
        </table:table-row>
        <table:table-row table:style-name="ro3">
          <table:table-cell table:formula="of:=CONCATENATE(&quot;  &quot;;[$creature.$A353];&quot;, &quot;;[$creature.$B353];&quot;, &quot;;[$creature.$C353];&quot;, &quot;;[$creature.$D353];&quot;, &quot;;[$creature.$E353];&quot;, &quot;;[$creature.$F353];&quot;, &quot;;[$creature.$G353];&quot;, &quot;;[$creature.$H353];&quot;, &quot;;[$creature.$I353];&quot; =&gt; &quot;;[$creature.$A353];&quot; // &quot;;[$creature.$J353])" office:value-type="string" office:string-value="  jugmim01, null, null, 255, null, null, null, null, null =&gt; jugmim01 // Killer Mimic: general ANIMAL to MONSTER" calcext:value-type="string">
            <text:p><text:s text:c="2"/>jugmim01, null, null, 255, null, null, null, null, null =&gt; jugmim01 // Killer Mimic: general ANIMAL to MONSTER</text:p>
          </table:table-cell>
        </table:table-row>
        <table:table-row table:style-name="ro3">
          <table:table-cell table:formula="of:=CONCATENATE(&quot;  &quot;;[$creature.$A354];&quot;, &quot;;[$creature.$B354];&quot;, &quot;;[$creature.$C354];&quot;, &quot;;[$creature.$D354];&quot;, &quot;;[$creature.$E354];&quot;, &quot;;[$creature.$F354];&quot;, &quot;;[$creature.$G354];&quot;, &quot;;[$creature.$H354];&quot;, &quot;;[$creature.$I354];&quot; =&gt; &quot;;[$creature.$A354];&quot; // &quot;;[$creature.$J354])" office:value-type="string" office:string-value="  kaysmg01, 3, null, null, 1, 1, null, null, null =&gt; kaysmg01 // Rindus: gender FEMALE to MALE; sex FEMALE to MALE; race HUMAN to HALF_ELF" calcext:value-type="string">
            <text:p><text:s text:c="2"/>kaysmg01, 3, null, null, 1, 1, null, null, null =&gt; kaysmg01 // Rindus: gender FEMALE to MALE; sex FEMALE to MALE; race HUMAN to HALF_ELF</text:p>
          </table:table-cell>
        </table:table-row>
        <table:table-row table:style-name="ro3">
          <table:table-cell table:formula="of:=CONCATENATE(&quot;  &quot;;[$creature.$A355];&quot;, &quot;;[$creature.$B355];&quot;, &quot;;[$creature.$C355];&quot;, &quot;;[$creature.$D355];&quot;, &quot;;[$creature.$E355];&quot;, &quot;;[$creature.$F355];&quot;, &quot;;[$creature.$G355];&quot;, &quot;;[$creature.$H355];&quot;, &quot;;[$creature.$I355];&quot; =&gt; &quot;;[$creature.$A355];&quot; // &quot;;[$creature.$J355])" office:value-type="string" office:string-value="  kchild1, 143, null, 1, null, 1, null, null, null =&gt; kchild1 // Peasant: gender NIETHER to MALE; general GIANTHUMANOID to HUMANOID; race OGRE to ORC" calcext:value-type="string">
            <text:p><text:s text:c="2"/>kchild1, 143, null, 1, null, 1, null, null, null =&gt; kchild1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6];&quot;, &quot;;[$creature.$B356];&quot;, &quot;;[$creature.$C356];&quot;, &quot;;[$creature.$D356];&quot;, &quot;;[$creature.$E356];&quot;, &quot;;[$creature.$F356];&quot;, &quot;;[$creature.$G356];&quot;, &quot;;[$creature.$H356];&quot;, &quot;;[$creature.$I356];&quot; =&gt; &quot;;[$creature.$A356];&quot; // &quot;;[$creature.$J356])" office:value-type="string" office:string-value="  kchild2, 143, null, 1, null, 1, null, null, null =&gt; kchild2 // Peasant: gender NIETHER to MALE; general GIANTHUMANOID to HUMANOID; race OGRE to ORC" calcext:value-type="string">
            <text:p><text:s text:c="2"/>kchild2, 143, null, 1, null, 1, null, null, null =&gt; kchild2 // Peasant: gender NIETHER to MALE; general GIANTHUMANOID to HUMANOID; race OGRE to ORC</text:p>
          </table:table-cell>
        </table:table-row>
        <table:table-row table:style-name="ro3">
          <table:table-cell table:formula="of:=CONCATENATE(&quot;  &quot;;[$creature.$A357];&quot;, &quot;;[$creature.$B357];&quot;, &quot;;[$creature.$C357];&quot;, &quot;;[$creature.$D357];&quot;, &quot;;[$creature.$E357];&quot;, &quot;;[$creature.$F357];&quot;, &quot;;[$creature.$G357];&quot;, &quot;;[$creature.$H357];&quot;, &quot;;[$creature.$I357];&quot; =&gt; &quot;;[$creature.$A357];&quot; // &quot;;[$creature.$J357])" office:value-type="string" office:string-value="  keldor10, null, null, null, null, null, null, null, 0x40050000 =&gt; keldor10 // Keldorn: kit to INQUISITOR" calcext:value-type="string">
            <text:p><text:s text:c="2"/>keldor10, null, null, null, null, null, null, null, 0x40050000 =&gt; keldor10 // Keldorn: kit to INQUISITOR</text:p>
          </table:table-cell>
        </table:table-row>
        <table:table-row table:style-name="ro3">
          <table:table-cell table:formula="of:=CONCATENATE(&quot;  &quot;;[$creature.$A358];&quot;, &quot;;[$creature.$B358];&quot;, &quot;;[$creature.$C358];&quot;, &quot;;[$creature.$D358];&quot;, &quot;;[$creature.$E358];&quot;, &quot;;[$creature.$F358];&quot;, &quot;;[$creature.$G358];&quot;, &quot;;[$creature.$H358];&quot;, &quot;;[$creature.$I358];&quot; =&gt; &quot;;[$creature.$A358];&quot; // &quot;;[$creature.$J358])" office:value-type="string" office:string-value="  keldor12, null, null, null, null, null, null, null, 0x40050000 =&gt; keldor12 // Keldorn: kit to INQUISITOR" calcext:value-type="string">
            <text:p><text:s text:c="2"/>keldor12, null, null, null, null, null, null, null, 0x40050000 =&gt; keldor12 // Keldorn: kit to INQUISITOR</text:p>
          </table:table-cell>
        </table:table-row>
        <table:table-row table:style-name="ro3">
          <table:table-cell table:formula="of:=CONCATENATE(&quot;  &quot;;[$creature.$A359];&quot;, &quot;;[$creature.$B359];&quot;, &quot;;[$creature.$C359];&quot;, &quot;;[$creature.$D359];&quot;, &quot;;[$creature.$E359];&quot;, &quot;;[$creature.$F359];&quot;, &quot;;[$creature.$G359];&quot;, &quot;;[$creature.$H359];&quot;, &quot;;[$creature.$I359];&quot; =&gt; &quot;;[$creature.$A359];&quot; // &quot;;[$creature.$J359])" office:value-type="string" office:string-value="  keldor14, null, null, null, null, null, null, null, 0x40050000 =&gt; keldor14 // Keldorn: kit to INQUISITOR" calcext:value-type="string">
            <text:p><text:s text:c="2"/>keldor14, null, null, null, null, null, null, null, 0x40050000 =&gt; keldor14 // Keldorn: kit to INQUISITOR</text:p>
          </table:table-cell>
        </table:table-row>
        <table:table-row table:style-name="ro3">
          <table:table-cell table:formula="of:=CONCATENATE(&quot;  &quot;;[$creature.$A360];&quot;, &quot;;[$creature.$B360];&quot;, &quot;;[$creature.$C360];&quot;, &quot;;[$creature.$D360];&quot;, &quot;;[$creature.$E360];&quot;, &quot;;[$creature.$F360];&quot;, &quot;;[$creature.$G360];&quot;, &quot;;[$creature.$H360];&quot;, &quot;;[$creature.$I360];&quot; =&gt; &quot;;[$creature.$A360];&quot; // &quot;;[$creature.$J360])" office:value-type="string" office:string-value="  keldor8, null, null, null, null, null, null, null, 0x40050000 =&gt; keldor8 // Keldorn: kit to INQUISITOR" calcext:value-type="string">
            <text:p><text:s text:c="2"/>keldor8, null, null, null, null, null, null, null, 0x40050000 =&gt; keldor8 // Keldorn: kit to INQUISITOR</text:p>
          </table:table-cell>
        </table:table-row>
        <table:table-row table:style-name="ro3">
          <table:table-cell table:formula="of:=CONCATENATE(&quot;  &quot;;[$creature.$A361];&quot;, &quot;;[$creature.$B361];&quot;, &quot;;[$creature.$C361];&quot;, &quot;;[$creature.$D361];&quot;, &quot;;[$creature.$E361];&quot;, &quot;;[$creature.$F361];&quot;, &quot;;[$creature.$G361];&quot;, &quot;;[$creature.$H361];&quot;, &quot;;[$creature.$I361];&quot; =&gt; &quot;;[$creature.$A361];&quot; // &quot;;[$creature.$J361])" office:value-type="string" office:string-value="  keldor9, null, null, null, null, null, null, null, 0x40050000 =&gt; keldor9 // Keldorn: kit to INQUISITOR" calcext:value-type="string">
            <text:p><text:s text:c="2"/>keldor9, null, null, null, null, null, null, null, 0x40050000 =&gt; keldor9 // Keldorn: kit to INQUISITOR</text:p>
          </table:table-cell>
        </table:table-row>
        <table:table-row table:style-name="ro3">
          <table:table-cell table:formula="of:=CONCATENATE(&quot;  &quot;;[$creature.$A362];&quot;, &quot;;[$creature.$B362];&quot;, &quot;;[$creature.$C362];&quot;, &quot;;[$creature.$D362];&quot;, &quot;;[$creature.$E362];&quot;, &quot;;[$creature.$F362];&quot;, &quot;;[$creature.$G362];&quot;, &quot;;[$creature.$H362];&quot;, &quot;;[$creature.$I362];&quot; =&gt; &quot;;[$creature.$A362];&quot; // &quot;;[$creature.$J362])" office:value-type="string" office:string-value="  kelzomb, null, null, null, null, 4, null, null, null =&gt; kelzomb // Zombie: gender MALE to NIETHER" calcext:value-type="string">
            <text:p><text:s text:c="2"/>kelzomb, null, null, null, null, 4, null, null, null =&gt; kelzomb // Zombie: gender MALE to NIETHER</text:p>
          </table:table-cell>
        </table:table-row>
        <table:table-row table:style-name="ro3">
          <table:table-cell table:formula="of:=CONCATENATE(&quot;  &quot;;[$creature.$A363];&quot;, &quot;;[$creature.$B363];&quot;, &quot;;[$creature.$C363];&quot;, &quot;;[$creature.$D363];&quot;, &quot;;[$creature.$E363];&quot;, &quot;;[$creature.$F363];&quot;, &quot;;[$creature.$G363];&quot;, &quot;;[$creature.$H363];&quot;, &quot;;[$creature.$I363];&quot; =&gt; &quot;;[$creature.$A363];&quot; // &quot;;[$creature.$J363])" office:value-type="string" office:string-value="  korgan11, null, null, null, null, null, null, null, 0x40010000 =&gt; korgan11 // Korgan: kit to BERSERKER" calcext:value-type="string">
            <text:p><text:s text:c="2"/>korgan11, null, null, null, null, null, null, null, 0x40010000 =&gt; korgan11 // Korgan: kit to BERSERKER</text:p>
          </table:table-cell>
        </table:table-row>
        <table:table-row table:style-name="ro3">
          <table:table-cell table:formula="of:=CONCATENATE(&quot;  &quot;;[$creature.$A364];&quot;, &quot;;[$creature.$B364];&quot;, &quot;;[$creature.$C364];&quot;, &quot;;[$creature.$D364];&quot;, &quot;;[$creature.$E364];&quot;, &quot;;[$creature.$F364];&quot;, &quot;;[$creature.$G364];&quot;, &quot;;[$creature.$H364];&quot;, &quot;;[$creature.$I364];&quot; =&gt; &quot;;[$creature.$A364];&quot; // &quot;;[$creature.$J364])" office:value-type="string" office:string-value="  korgan12, null, null, null, null, null, null, null, 0x40010000 =&gt; korgan12 // Korgan: kit to BERSERKER" calcext:value-type="string">
            <text:p><text:s text:c="2"/>korgan12, null, null, null, null, null, null, null, 0x40010000 =&gt; korgan12 // Korgan: kit to BERSERKER</text:p>
          </table:table-cell>
        </table:table-row>
        <table:table-row table:style-name="ro3">
          <table:table-cell table:formula="of:=CONCATENATE(&quot;  &quot;;[$creature.$A365];&quot;, &quot;;[$creature.$B365];&quot;, &quot;;[$creature.$C365];&quot;, &quot;;[$creature.$D365];&quot;, &quot;;[$creature.$E365];&quot;, &quot;;[$creature.$F365];&quot;, &quot;;[$creature.$G365];&quot;, &quot;;[$creature.$H365];&quot;, &quot;;[$creature.$I365];&quot; =&gt; &quot;;[$creature.$A365];&quot; // &quot;;[$creature.$J365])" office:value-type="string" office:string-value="  korgan15, null, null, null, null, null, null, null, 0x40010000 =&gt; korgan15 // Korgan: kit to BERSERKER" calcext:value-type="string">
            <text:p><text:s text:c="2"/>korgan15, null, null, null, null, null, null, null, 0x40010000 =&gt; korgan15 // Korgan: kit to BERSERKER</text:p>
          </table:table-cell>
        </table:table-row>
        <table:table-row table:style-name="ro3">
          <table:table-cell table:formula="of:=CONCATENATE(&quot;  &quot;;[$creature.$A366];&quot;, &quot;;[$creature.$B366];&quot;, &quot;;[$creature.$C366];&quot;, &quot;;[$creature.$D366];&quot;, &quot;;[$creature.$E366];&quot;, &quot;;[$creature.$F366];&quot;, &quot;;[$creature.$G366];&quot;, &quot;;[$creature.$H366];&quot;, &quot;;[$creature.$I366];&quot; =&gt; &quot;;[$creature.$A366];&quot; // &quot;;[$creature.$J366])" office:value-type="string" office:string-value="  korgan8, null, null, null, null, null, null, null, 0x40010000 =&gt; korgan8 // Korgan: kit to BERSERKER" calcext:value-type="string">
            <text:p><text:s text:c="2"/>korgan8, null, null, null, null, null, null, null, 0x40010000 =&gt; korgan8 // Korgan: kit to BERSERKER</text:p>
          </table:table-cell>
        </table:table-row>
        <table:table-row table:style-name="ro3">
          <table:table-cell table:formula="of:=CONCATENATE(&quot;  &quot;;[$creature.$A367];&quot;, &quot;;[$creature.$B367];&quot;, &quot;;[$creature.$C367];&quot;, &quot;;[$creature.$D367];&quot;, &quot;;[$creature.$E367];&quot;, &quot;;[$creature.$F367];&quot;, &quot;;[$creature.$G367];&quot;, &quot;;[$creature.$H367];&quot;, &quot;;[$creature.$I367];&quot; =&gt; &quot;;[$creature.$A367];&quot; // &quot;;[$creature.$J367])" office:value-type="string" office:string-value="  korgan9, null, null, null, null, null, null, null, 0x40010000 =&gt; korgan9 // Korgan: kit to BERSERKER" calcext:value-type="string">
            <text:p><text:s text:c="2"/>korgan9, null, null, null, null, null, null, null, 0x40010000 =&gt; korgan9 // Korgan: kit to BERSERKER</text:p>
          </table:table-cell>
        </table:table-row>
        <table:table-row table:style-name="ro3">
          <table:table-cell table:formula="of:=CONCATENATE(&quot;  &quot;;[$creature.$A368];&quot;, &quot;;[$creature.$B368];&quot;, &quot;;[$creature.$C368];&quot;, &quot;;[$creature.$D368];&quot;, &quot;;[$creature.$E368];&quot;, &quot;;[$creature.$F368];&quot;, &quot;;[$creature.$G368];&quot;, &quot;;[$creature.$H368];&quot;, &quot;;[$creature.$I368];&quot; =&gt; &quot;;[$creature.$A368];&quot; // &quot;;[$creature.$J368])" office:value-type="string" office:string-value="  kproen03, null, null, null, null, 1, null, null, null =&gt; kproen03 // Roenall Guard: gender NIETHER to MALE" calcext:value-type="string">
            <text:p><text:s text:c="2"/>kproen03, null, null, null, null, 1, null, null, null =&gt; kproen03 // Roenall Guard: gender NIETHER to MALE</text:p>
          </table:table-cell>
        </table:table-row>
        <table:table-row table:style-name="ro3">
          <table:table-cell table:formula="of:=CONCATENATE(&quot;  &quot;;[$creature.$A369];&quot;, &quot;;[$creature.$B369];&quot;, &quot;;[$creature.$C369];&quot;, &quot;;[$creature.$D369];&quot;, &quot;;[$creature.$E369];&quot;, &quot;;[$creature.$F369];&quot;, &quot;;[$creature.$G369];&quot;, &quot;;[$creature.$H369];&quot;, &quot;;[$creature.$I369];&quot; =&gt; &quot;;[$creature.$A369];&quot; // &quot;;[$creature.$J369])" office:value-type="string" office:string-value="  kpsham01, null, 1, null, null, null, null, null, null =&gt; kpsham01 // Yuan-Ti mage: class LONG_SWORD to MAGE" calcext:value-type="string">
            <text:p><text:s text:c="2"/>kpsham01, null, 1, null, null, null, null, null, null =&gt; kpsham01 // Yuan-Ti mage: class LONG_SWORD to MAGE</text:p>
          </table:table-cell>
        </table:table-row>
        <table:table-row table:style-name="ro3">
          <table:table-cell table:formula="of:=CONCATENATE(&quot;  &quot;;[$creature.$A370];&quot;, &quot;;[$creature.$B370];&quot;, &quot;;[$creature.$C370];&quot;, &quot;;[$creature.$D370];&quot;, &quot;;[$creature.$E370];&quot;, &quot;;[$creature.$F370];&quot;, &quot;;[$creature.$G370];&quot;, &quot;;[$creature.$H370];&quot;, &quot;;[$creature.$I370];&quot; =&gt; &quot;;[$creature.$A370];&quot; // &quot;;[$creature.$J370])" office:value-type="string" office:string-value="  kpsold10, null, null, null, 1, 1, null, null, null =&gt; kpsold10 // de'Arnise Guard: gender FEMALE to MALE; sex FEMALE to MALE" calcext:value-type="string">
            <text:p><text:s text:c="2"/>kpsold10, null, null, null, 1, 1, null, null, null =&gt; kpsold10 // de'Arnise Guard: gender FEMALE to MALE; sex FEMALE to MALE</text:p>
          </table:table-cell>
        </table:table-row>
        <table:table-row table:style-name="ro3">
          <table:table-cell table:formula="of:=CONCATENATE(&quot;  &quot;;[$creature.$A371];&quot;, &quot;;[$creature.$B371];&quot;, &quot;;[$creature.$C371];&quot;, &quot;;[$creature.$D371];&quot;, &quot;;[$creature.$E371];&quot;, &quot;;[$creature.$F371];&quot;, &quot;;[$creature.$G371];&quot;, &quot;;[$creature.$H371];&quot;, &quot;;[$creature.$I371];&quot; =&gt; &quot;;[$creature.$A371];&quot; // &quot;;[$creature.$J371])" office:value-type="string" office:string-value="  kptrol01, 129, null, 5, null, 1, null, null, null =&gt; kptrol01 // Troll: gender NIETHER to MALE; general MONSTER to GIANTHUMANOID; race TROLL to TROLL" calcext:value-type="string">
            <text:p><text:s text:c="2"/>kptrol01, 129, null, 5, null, 1, null, null, null =&gt; kptrol01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2];&quot;, &quot;;[$creature.$B372];&quot;, &quot;;[$creature.$C372];&quot;, &quot;;[$creature.$D372];&quot;, &quot;;[$creature.$E372];&quot;, &quot;;[$creature.$F372];&quot;, &quot;;[$creature.$G372];&quot;, &quot;;[$creature.$H372];&quot;, &quot;;[$creature.$I372];&quot; =&gt; &quot;;[$creature.$A372];&quot; // &quot;;[$creature.$J372])" office:value-type="string" office:string-value="  kptrol02, 129, null, 5, null, 1, null, null, null =&gt; kptrol02 // Troll: gender NIETHER to MALE; general MONSTER to GIANTHUMANOID; race TROLL to TROLL" calcext:value-type="string">
            <text:p><text:s text:c="2"/>kptrol02, 129, null, 5, null, 1, null, null, null =&gt; kptrol02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3];&quot;, &quot;;[$creature.$B373];&quot;, &quot;;[$creature.$C373];&quot;, &quot;;[$creature.$D373];&quot;, &quot;;[$creature.$E373];&quot;, &quot;;[$creature.$F373];&quot;, &quot;;[$creature.$G373];&quot;, &quot;;[$creature.$H373];&quot;, &quot;;[$creature.$I373];&quot; =&gt; &quot;;[$creature.$A373];&quot; // &quot;;[$creature.$J373])" office:value-type="string" office:string-value="  kptrol03, 129, null, 5, null, 1, null, null, null =&gt; kptrol03 // Troll: gender NIETHER to MALE; general MONSTER to GIANTHUMANOID; race TROLL to TROLL" calcext:value-type="string">
            <text:p><text:s text:c="2"/>kptrol03, 129, null, 5, null, 1, null, null, null =&gt; kptrol03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4];&quot;, &quot;;[$creature.$B374];&quot;, &quot;;[$creature.$C374];&quot;, &quot;;[$creature.$D374];&quot;, &quot;;[$creature.$E374];&quot;, &quot;;[$creature.$F374];&quot;, &quot;;[$creature.$G374];&quot;, &quot;;[$creature.$H374];&quot;, &quot;;[$creature.$I374];&quot; =&gt; &quot;;[$creature.$A374];&quot; // &quot;;[$creature.$J374])" office:value-type="string" office:string-value="  kptrol04, 129, null, 5, null, 1, null, null, null =&gt; kptrol04 // Troll: gender NIETHER to MALE; general MONSTER to GIANTHUMANOID; race TROLL to TROLL" calcext:value-type="string">
            <text:p><text:s text:c="2"/>kptrol04, 129, null, 5, null, 1, null, null, null =&gt; kptrol04 //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5];&quot;, &quot;;[$creature.$B375];&quot;, &quot;;[$creature.$C375];&quot;, &quot;;[$creature.$D375];&quot;, &quot;;[$creature.$E375];&quot;, &quot;;[$creature.$F375];&quot;, &quot;;[$creature.$G375];&quot;, &quot;;[$creature.$H375];&quot;, &quot;;[$creature.$I375];&quot; =&gt; &quot;;[$creature.$A375];&quot; // &quot;;[$creature.$J375])" office:value-type="string" office:string-value="  kptrol05, 129, null, 5, null, 1, null, null, null =&gt; kptrol05 // Troll: gender NIETHER to MALE; general UNDEAD to GIANTHUMANOID; race TROLL to TROLL" calcext:value-type="string">
            <text:p><text:s text:c="2"/>kptrol05, 129, null, 5, null, 1, null, null, null =&gt; kptrol05 // Troll: gender NIETHER to MALE; general UNDEAD to GIANTHUMANOID; race TROLL to TROLL</text:p>
          </table:table-cell>
        </table:table-row>
        <table:table-row table:style-name="ro3">
          <table:table-cell table:formula="of:=CONCATENATE(&quot;  &quot;;[$creature.$A376];&quot;, &quot;;[$creature.$B376];&quot;, &quot;;[$creature.$C376];&quot;, &quot;;[$creature.$D376];&quot;, &quot;;[$creature.$E376];&quot;, &quot;;[$creature.$F376];&quot;, &quot;;[$creature.$G376];&quot;, &quot;;[$creature.$H376];&quot;, &quot;;[$creature.$I376];&quot; =&gt; &quot;;[$creature.$A376];&quot; // &quot;;[$creature.$J376])" office:value-type="string" office:string-value="  kptrol06, 129, null, 5, null, 1, null, null, null =&gt; kptrol06 // Ice Troll: gender NIETHER to MALE; general MONSTER to GIANTHUMANOID; race TROLL to TROLL" calcext:value-type="string">
            <text:p><text:s text:c="2"/>kptrol06, 129, null, 5, null, 1, null, null, null =&gt; kptrol06 // Ice Troll: gender NIETHER to MALE; general MONSTER to GIANTHUMANOID; race TROLL to TROLL</text:p>
          </table:table-cell>
        </table:table-row>
        <table:table-row table:style-name="ro3">
          <table:table-cell table:formula="of:=CONCATENATE(&quot;  &quot;;[$creature.$A377];&quot;, &quot;;[$creature.$B377];&quot;, &quot;;[$creature.$C377];&quot;, &quot;;[$creature.$D377];&quot;, &quot;;[$creature.$E377];&quot;, &quot;;[$creature.$F377];&quot;, &quot;;[$creature.$G377];&quot;, &quot;;[$creature.$H377];&quot;, &quot;;[$creature.$I377];&quot; =&gt; &quot;;[$creature.$A377];&quot; // &quot;;[$creature.$J377])" office:value-type="string" office:string-value="  kpumb01, null, null, null, null, null, null, kpumb01, null =&gt; kpumb01 // Umber Hulk: dv None to kpumb01" calcext:value-type="string">
            <text:p><text:s text:c="2"/>kpumb01, null, null, null, null, null, null, kpumb01, null =&gt; kpumb01 // Umber Hulk: dv None to kpumb01</text:p>
          </table:table-cell>
        </table:table-row>
        <table:table-row table:style-name="ro3">
          <table:table-cell table:formula="of:=CONCATENATE(&quot;  &quot;;[$creature.$A378];&quot;, &quot;;[$creature.$B378];&quot;, &quot;;[$creature.$C378];&quot;, &quot;;[$creature.$D378];&quot;, &quot;;[$creature.$E378];&quot;, &quot;;[$creature.$F378];&quot;, &quot;;[$creature.$G378];&quot;, &quot;;[$creature.$H378];&quot;, &quot;;[$creature.$I378];&quot; =&gt; &quot;;[$creature.$A378];&quot; // &quot;;[$creature.$J378])" office:value-type="string" office:string-value="  kpyuan01, null, 2, null, null, null, null, null, null =&gt; kpyuan01 // Greater Yuan-Ti: class OGRE to FIGHTER" calcext:value-type="string">
            <text:p><text:s text:c="2"/>kpyuan01, null, 2, null, null, null, null, null, null =&gt; kpyuan01 // Greater Yuan-Ti: class OGRE to FIGHTER</text:p>
          </table:table-cell>
        </table:table-row>
        <table:table-row table:style-name="ro3">
          <table:table-cell table:formula="of:=CONCATENATE(&quot;  &quot;;[$creature.$A379];&quot;, &quot;;[$creature.$B379];&quot;, &quot;;[$creature.$C379];&quot;, &quot;;[$creature.$D379];&quot;, &quot;;[$creature.$E379];&quot;, &quot;;[$creature.$F379];&quot;, &quot;;[$creature.$G379];&quot;, &quot;;[$creature.$H379];&quot;, &quot;;[$creature.$I379];&quot; =&gt; &quot;;[$creature.$A379];&quot; // &quot;;[$creature.$J379])" office:value-type="string" office:string-value="  kruin, null, null, null, null, 1, null, null, null =&gt; kruin // Kruin: gender FEMALE to MALE" calcext:value-type="string">
            <text:p><text:s text:c="2"/>kruin, null, null, null, null, 1, null, null, null =&gt; kruin // Kruin: gender FEMALE to MALE</text:p>
          </table:table-cell>
        </table:table-row>
        <table:table-row table:style-name="ro3">
          <table:table-cell table:formula="of:=CONCATENATE(&quot;  &quot;;[$creature.$A380];&quot;, &quot;;[$creature.$B380];&quot;, &quot;;[$creature.$C380];&quot;, &quot;;[$creature.$D380];&quot;, &quot;;[$creature.$E380];&quot;, &quot;;[$creature.$F380];&quot;, &quot;;[$creature.$G380];&quot;, &quot;;[$creature.$H380];&quot;, &quot;;[$creature.$I380];&quot; =&gt; &quot;;[$creature.$A380];&quot; // &quot;;[$creature.$J380])" office:value-type="string" office:string-value="  kshadow, null, null, null, null, 4, null, null, null =&gt; kshadow // Shadow: gender MALE to NIETHER" calcext:value-type="string">
            <text:p><text:s text:c="2"/>kshadow, null, null, null, null, 4, null, null, null =&gt; kshadow // Shadow: gender MALE to NIETHER</text:p>
          </table:table-cell>
        </table:table-row>
        <table:table-row table:style-name="ro3">
          <table:table-cell table:formula="of:=CONCATENATE(&quot;  &quot;;[$creature.$A381];&quot;, &quot;;[$creature.$B381];&quot;, &quot;;[$creature.$C381];&quot;, &quot;;[$creature.$D381];&quot;, &quot;;[$creature.$E381];&quot;, &quot;;[$creature.$F381];&quot;, &quot;;[$creature.$G381];&quot;, &quot;;[$creature.$H381];&quot;, &quot;;[$creature.$I381];&quot; =&gt; &quot;;[$creature.$A381];&quot; // &quot;;[$creature.$J381])" office:value-type="string" office:string-value="  kslave01, 120, null, null, null, null, null, null, null =&gt; kslave01 // Pleasure Slave: race HUMAN to FAIRY" calcext:value-type="string">
            <text:p><text:s text:c="2"/>kslave01, 120, null, null, null, null, null, null, null =&gt; kslave01 // Pleasure Slave: race HUMAN to FAIRY</text:p>
          </table:table-cell>
        </table:table-row>
        <table:table-row table:style-name="ro3">
          <table:table-cell table:formula="of:=CONCATENATE(&quot;  &quot;;[$creature.$A382];&quot;, &quot;;[$creature.$B382];&quot;, &quot;;[$creature.$C382];&quot;, &quot;;[$creature.$D382];&quot;, &quot;;[$creature.$E382];&quot;, &quot;;[$creature.$F382];&quot;, &quot;;[$creature.$G382];&quot;, &quot;;[$creature.$H382];&quot;, &quot;;[$creature.$I382];&quot; =&gt; &quot;;[$creature.$A382];&quot; // &quot;;[$creature.$J382])" office:value-type="string" office:string-value="  kuoarc20, null, null, 1, 1, 1, null, null, null =&gt; kuoarc20 // Kuo-Toa Archer: gender FEMALE to MALE; sex FEMALE to MALE; general MONSTER to HUMANOID" calcext:value-type="string">
            <text:p><text:s text:c="2"/>kuoarc20, null, null, 1, 1, 1, null, null, null =&gt; kuoarc20 // Kuo-Toa Archer: gender FEMALE to MALE; sex FEMALE to MALE; general MONSTER to HUMANOID</text:p>
          </table:table-cell>
        </table:table-row>
        <table:table-row table:style-name="ro3">
          <table:table-cell table:formula="of:=CONCATENATE(&quot;  &quot;;[$creature.$A383];&quot;, &quot;;[$creature.$B383];&quot;, &quot;;[$creature.$C383];&quot;, &quot;;[$creature.$D383];&quot;, &quot;;[$creature.$E383];&quot;, &quot;;[$creature.$F383];&quot;, &quot;;[$creature.$G383];&quot;, &quot;;[$creature.$H383];&quot;, &quot;;[$creature.$I383];&quot; =&gt; &quot;;[$creature.$A383];&quot; // &quot;;[$creature.$J383])" office:value-type="string" office:string-value="  kuocle20, null, null, 1, null, null, null, null, null =&gt; kuocle20 // Kuo-Toa Captain: general MONSTER to HUMANOID" calcext:value-type="string">
            <text:p><text:s text:c="2"/>kuocle20, null, null, 1, null, null, null, null, null =&gt; kuocle20 // Kuo-Toa Captain: general MONSTER to HUMANOID</text:p>
          </table:table-cell>
        </table:table-row>
        <table:table-row table:style-name="ro3">
          <table:table-cell table:formula="of:=CONCATENATE(&quot;  &quot;;[$creature.$A384];&quot;, &quot;;[$creature.$B384];&quot;, &quot;;[$creature.$C384];&quot;, &quot;;[$creature.$D384];&quot;, &quot;;[$creature.$E384];&quot;, &quot;;[$creature.$F384];&quot;, &quot;;[$creature.$G384];&quot;, &quot;;[$creature.$H384];&quot;, &quot;;[$creature.$I384];&quot; =&gt; &quot;;[$creature.$A384];&quot; // &quot;;[$creature.$J384])" office:value-type="string" office:string-value="  laune, null, null, 4, null, null, null, null, null =&gt; laune // Meredath: general HUMANOID to UNDEAD" calcext:value-type="string">
            <text:p><text:s text:c="2"/>laune, null, null, 4, null, null, null, null, null =&gt; laune // Meredath: general HUMANOID to UNDEAD</text:p>
          </table:table-cell>
        </table:table-row>
        <table:table-row table:style-name="ro3">
          <table:table-cell table:formula="of:=CONCATENATE(&quot;  &quot;;[$creature.$A385];&quot;, &quot;;[$creature.$B385];&quot;, &quot;;[$creature.$C385];&quot;, &quot;;[$creature.$D385];&quot;, &quot;;[$creature.$E385];&quot;, &quot;;[$creature.$F385];&quot;, &quot;;[$creature.$G385];&quot;, &quot;;[$creature.$H385];&quot;, &quot;;[$creature.$I385];&quot; =&gt; &quot;;[$creature.$A385];&quot; // &quot;;[$creature.$J385])" office:value-type="string" office:string-value="  lavok02, null, null, null, null, 1, null, null, null =&gt; lavok02 // Lavok: gender NIETHER to MALE" calcext:value-type="string">
            <text:p><text:s text:c="2"/>lavok02, null, null, null, null, 1, null, null, null =&gt; lavok02 // Lavok: gender NIETHER to MALE</text:p>
          </table:table-cell>
        </table:table-row>
        <table:table-row table:style-name="ro3">
          <table:table-cell table:formula="of:=CONCATENATE(&quot;  &quot;;[$creature.$A386];&quot;, &quot;;[$creature.$B386];&quot;, &quot;;[$creature.$C386];&quot;, &quot;;[$creature.$D386];&quot;, &quot;;[$creature.$E386];&quot;, &quot;;[$creature.$F386];&quot;, &quot;;[$creature.$G386];&quot;, &quot;;[$creature.$H386];&quot;, &quot;;[$creature.$I386];&quot; =&gt; &quot;;[$creature.$A386];&quot; // &quot;;[$creature.$J386])" office:value-type="string" office:string-value="  lester, null, null, null, null, 4, null, null, null =&gt; lester // Uncle Lester: gender MALE to NIETHER" calcext:value-type="string">
            <text:p><text:s text:c="2"/>lester, null, null, null, null, 4, null, null, null =&gt; lester // Uncle Lester: gender MALE to NIETHER</text:p>
          </table:table-cell>
        </table:table-row>
        <table:table-row table:style-name="ro3">
          <table:table-cell table:formula="of:=CONCATENATE(&quot;  &quot;;[$creature.$A387];&quot;, &quot;;[$creature.$B387];&quot;, &quot;;[$creature.$C387];&quot;, &quot;;[$creature.$D387];&quot;, &quot;;[$creature.$E387];&quot;, &quot;;[$creature.$F387];&quot;, &quot;;[$creature.$G387];&quot;, &quot;;[$creature.$H387];&quot;, &quot;;[$creature.$I387];&quot; =&gt; &quot;;[$creature.$A387];&quot; // &quot;;[$creature.$J387])" office:value-type="string" office:string-value="  life01, 2, null, null, null, null, null, null, null =&gt; life01 // Life Support Creature: race HUMAN to ELF" calcext:value-type="string">
            <text:p><text:s text:c="2"/>life01, 2, null, null, null, null, null, null, null =&gt; life01 // Life Support Creature: race HUMAN to ELF</text:p>
          </table:table-cell>
        </table:table-row>
        <table:table-row table:style-name="ro3">
          <table:table-cell table:formula="of:=CONCATENATE(&quot;  &quot;;[$creature.$A388];&quot;, &quot;;[$creature.$B388];&quot;, &quot;;[$creature.$C388];&quot;, &quot;;[$creature.$D388];&quot;, &quot;;[$creature.$E388];&quot;, &quot;;[$creature.$F388];&quot;, &quot;;[$creature.$G388];&quot;, &quot;;[$creature.$H388];&quot;, &quot;;[$creature.$I388];&quot; =&gt; &quot;;[$creature.$A388];&quot; // &quot;;[$creature.$J388])" office:value-type="string" office:string-value="  life02, 2, null, null, null, null, null, null, null =&gt; life02 // Life Support Creature: race HUMAN to ELF" calcext:value-type="string">
            <text:p><text:s text:c="2"/>life02, 2, null, null, null, null, null, null, null =&gt; life02 // Life Support Creature: race HUMAN to ELF</text:p>
          </table:table-cell>
        </table:table-row>
        <table:table-row table:style-name="ro3">
          <table:table-cell table:formula="of:=CONCATENATE(&quot;  &quot;;[$creature.$A389];&quot;, &quot;;[$creature.$B389];&quot;, &quot;;[$creature.$C389];&quot;, &quot;;[$creature.$D389];&quot;, &quot;;[$creature.$E389];&quot;, &quot;;[$creature.$F389];&quot;, &quot;;[$creature.$G389];&quot;, &quot;;[$creature.$H389];&quot;, &quot;;[$creature.$I389];&quot; =&gt; &quot;;[$creature.$A389];&quot; // &quot;;[$creature.$J389])" office:value-type="string" office:string-value="  life03, 2, null, null, null, null, null, null, null =&gt; life03 // Life Support Creature: race HUMAN to ELF" calcext:value-type="string">
            <text:p><text:s text:c="2"/>life03, 2, null, null, null, null, null, null, null =&gt; life03 // Life Support Creature: race HUMAN to ELF</text:p>
          </table:table-cell>
        </table:table-row>
        <table:table-row table:style-name="ro3">
          <table:table-cell table:formula="of:=CONCATENATE(&quot;  &quot;;[$creature.$A390];&quot;, &quot;;[$creature.$B390];&quot;, &quot;;[$creature.$C390];&quot;, &quot;;[$creature.$D390];&quot;, &quot;;[$creature.$E390];&quot;, &quot;;[$creature.$F390];&quot;, &quot;;[$creature.$G390];&quot;, &quot;;[$creature.$H390];&quot;, &quot;;[$creature.$I390];&quot; =&gt; &quot;;[$creature.$A390];&quot; // &quot;;[$creature.$J390])" office:value-type="string" office:string-value="  life04, 2, null, null, null, null, null, null, null =&gt; life04 // Life Support Creature: race HUMAN to ELF" calcext:value-type="string">
            <text:p><text:s text:c="2"/>life04, 2, null, null, null, null, null, null, null =&gt; life04 // Life Support Creature: race HUMAN to ELF</text:p>
          </table:table-cell>
        </table:table-row>
        <table:table-row table:style-name="ro3">
          <table:table-cell table:formula="of:=CONCATENATE(&quot;  &quot;;[$creature.$A391];&quot;, &quot;;[$creature.$B391];&quot;, &quot;;[$creature.$C391];&quot;, &quot;;[$creature.$D391];&quot;, &quot;;[$creature.$E391];&quot;, &quot;;[$creature.$F391];&quot;, &quot;;[$creature.$G391];&quot;, &quot;;[$creature.$H391];&quot;, &quot;;[$creature.$I391];&quot; =&gt; &quot;;[$creature.$A391];&quot; // &quot;;[$creature.$J391])" office:value-type="string" office:string-value="  lin, 3, null, null, null, null, null, null, null =&gt; lin // Lin: race GNOME to HALF_ELF" calcext:value-type="string">
            <text:p><text:s text:c="2"/>lin, 3, null, null, null, null, null, null, null =&gt; lin // Lin: race GNOME to HALF_ELF</text:p>
          </table:table-cell>
        </table:table-row>
        <table:table-row table:style-name="ro3">
          <table:table-cell table:formula="of:=CONCATENATE(&quot;  &quot;;[$creature.$A392];&quot;, &quot;;[$creature.$B392];&quot;, &quot;;[$creature.$C392];&quot;, &quot;;[$creature.$D392];&quot;, &quot;;[$creature.$E392];&quot;, &quot;;[$creature.$F392];&quot;, &quot;;[$creature.$G392];&quot;, &quot;;[$creature.$H392];&quot;, &quot;;[$creature.$I392];&quot; =&gt; &quot;;[$creature.$A392];&quot; // &quot;;[$creature.$J392])" office:value-type="string" office:string-value="  mazzy11, null, null, null, null, null, null, null, 0x40000000 =&gt; mazzy11 // Mazzy: kit to TRUECLASS" calcext:value-type="string">
            <text:p><text:s text:c="2"/>mazzy11, null, null, null, null, null, null, null, 0x40000000 =&gt; mazzy11 // Mazzy: kit to TRUECLASS</text:p>
          </table:table-cell>
        </table:table-row>
        <table:table-row table:style-name="ro3">
          <table:table-cell table:formula="of:=CONCATENATE(&quot;  &quot;;[$creature.$A393];&quot;, &quot;;[$creature.$B393];&quot;, &quot;;[$creature.$C393];&quot;, &quot;;[$creature.$D393];&quot;, &quot;;[$creature.$E393];&quot;, &quot;;[$creature.$F393];&quot;, &quot;;[$creature.$G393];&quot;, &quot;;[$creature.$H393];&quot;, &quot;;[$creature.$I393];&quot; =&gt; &quot;;[$creature.$A393];&quot; // &quot;;[$creature.$J393])" office:value-type="string" office:string-value="  mazzy12, null, null, null, null, null, null, null, 0x40000000 =&gt; mazzy12 // Mazzy: kit to TRUECLASS" calcext:value-type="string">
            <text:p><text:s text:c="2"/>mazzy12, null, null, null, null, null, null, null, 0x40000000 =&gt; mazzy12 // Mazzy: kit to TRUECLASS</text:p>
          </table:table-cell>
        </table:table-row>
        <table:table-row table:style-name="ro3">
          <table:table-cell table:formula="of:=CONCATENATE(&quot;  &quot;;[$creature.$A394];&quot;, &quot;;[$creature.$B394];&quot;, &quot;;[$creature.$C394];&quot;, &quot;;[$creature.$D394];&quot;, &quot;;[$creature.$E394];&quot;, &quot;;[$creature.$F394];&quot;, &quot;;[$creature.$G394];&quot;, &quot;;[$creature.$H394];&quot;, &quot;;[$creature.$I394];&quot; =&gt; &quot;;[$creature.$A394];&quot; // &quot;;[$creature.$J394])" office:value-type="string" office:string-value="  mazzy15, null, null, null, null, null, null, null, 0x40000000 =&gt; mazzy15 // Mazzy: kit to TRUECLASS" calcext:value-type="string">
            <text:p><text:s text:c="2"/>mazzy15, null, null, null, null, null, null, null, 0x40000000 =&gt; mazzy15 // Mazzy: kit to TRUECLASS</text:p>
          </table:table-cell>
        </table:table-row>
        <table:table-row table:style-name="ro3">
          <table:table-cell table:formula="of:=CONCATENATE(&quot;  &quot;;[$creature.$A395];&quot;, &quot;;[$creature.$B395];&quot;, &quot;;[$creature.$C395];&quot;, &quot;;[$creature.$D395];&quot;, &quot;;[$creature.$E395];&quot;, &quot;;[$creature.$F395];&quot;, &quot;;[$creature.$G395];&quot;, &quot;;[$creature.$H395];&quot;, &quot;;[$creature.$I395];&quot; =&gt; &quot;;[$creature.$A395];&quot; // &quot;;[$creature.$J395])" office:value-type="string" office:string-value="  mazzy8, null, null, null, null, null, null, null, 0x40000000 =&gt; mazzy8 // Mazzy: kit to TRUECLASS" calcext:value-type="string">
            <text:p><text:s text:c="2"/>mazzy8, null, null, null, null, null, null, null, 0x40000000 =&gt; mazzy8 // Mazzy: kit to TRUECLASS</text:p>
          </table:table-cell>
        </table:table-row>
        <table:table-row table:style-name="ro3">
          <table:table-cell table:formula="of:=CONCATENATE(&quot;  &quot;;[$creature.$A396];&quot;, &quot;;[$creature.$B396];&quot;, &quot;;[$creature.$C396];&quot;, &quot;;[$creature.$D396];&quot;, &quot;;[$creature.$E396];&quot;, &quot;;[$creature.$F396];&quot;, &quot;;[$creature.$G396];&quot;, &quot;;[$creature.$H396];&quot;, &quot;;[$creature.$I396];&quot; =&gt; &quot;;[$creature.$A396];&quot; // &quot;;[$creature.$J396])" office:value-type="string" office:string-value="  mazzy9, null, null, null, null, null, null, null, 0x40000000 =&gt; mazzy9 // Mazzy: kit to TRUECLASS" calcext:value-type="string">
            <text:p><text:s text:c="2"/>mazzy9, null, null, null, null, null, null, null, 0x40000000 =&gt; mazzy9 // Mazzy: kit to TRUECLASS</text:p>
          </table:table-cell>
        </table:table-row>
        <table:table-row table:style-name="ro3">
          <table:table-cell table:formula="of:=CONCATENATE(&quot;  &quot;;[$creature.$A397];&quot;, &quot;;[$creature.$B397];&quot;, &quot;;[$creature.$C397];&quot;, &quot;;[$creature.$D397];&quot;, &quot;;[$creature.$E397];&quot;, &quot;;[$creature.$F397];&quot;, &quot;;[$creature.$G397];&quot;, &quot;;[$creature.$H397];&quot;, &quot;;[$creature.$I397];&quot; =&gt; &quot;;[$creature.$A397];&quot; // &quot;;[$creature.$J397])" office:value-type="string" office:string-value="  mddust, null, null, null, null, null, null, dustmep, null =&gt; mddust // Dust Mephit: dv None to dustmep" calcext:value-type="string">
            <text:p><text:s text:c="2"/>mddust, null, null, null, null, null, null, dustmep, null =&gt; mddust // Dust Mephit: dv None to dustmep</text:p>
          </table:table-cell>
        </table:table-row>
        <table:table-row table:style-name="ro3">
          <table:table-cell table:formula="of:=CONCATENATE(&quot;  &quot;;[$creature.$A398];&quot;, &quot;;[$creature.$B398];&quot;, &quot;;[$creature.$C398];&quot;, &quot;;[$creature.$D398];&quot;, &quot;;[$creature.$E398];&quot;, &quot;;[$creature.$F398];&quot;, &quot;;[$creature.$G398];&quot;, &quot;;[$creature.$H398];&quot;, &quot;;[$creature.$I398];&quot; =&gt; &quot;;[$creature.$A398];&quot; // &quot;;[$creature.$J398])" office:value-type="string" office:string-value="  mdearth, null, null, 5, null, null, null, null, null =&gt; mdearth // Earth Elemental: general MONSTER to GIANTHUMANOID" calcext:value-type="string">
            <text:p><text:s text:c="2"/>mdearth, null, null, 5, null, null, null, null, null =&gt; mdearth // Earth Elemental: general MONSTER to GIANTHUMANOID</text:p>
          </table:table-cell>
        </table:table-row>
        <table:table-row table:style-name="ro3">
          <table:table-cell table:formula="of:=CONCATENATE(&quot;  &quot;;[$creature.$A399];&quot;, &quot;;[$creature.$B399];&quot;, &quot;;[$creature.$C399];&quot;, &quot;;[$creature.$D399];&quot;, &quot;;[$creature.$E399];&quot;, &quot;;[$creature.$F399];&quot;, &quot;;[$creature.$G399];&quot;, &quot;;[$creature.$H399];&quot;, &quot;;[$creature.$I399];&quot; =&gt; &quot;;[$creature.$A399];&quot; // &quot;;[$creature.$J399])" office:value-type="string" office:string-value="  mdearth2, null, null, 5, null, null, null, null, null =&gt; mdearth2 // Earth Elemental: general MONSTER to GIANTHUMANOID" calcext:value-type="string">
            <text:p><text:s text:c="2"/>mdearth2, null, null, 5, null, null, null, null, null =&gt; mdearth2 // Earth Elemental: general MONSTER to GIANTHUMANOID</text:p>
          </table:table-cell>
        </table:table-row>
        <table:table-row table:style-name="ro3">
          <table:table-cell table:formula="of:=CONCATENATE(&quot;  &quot;;[$creature.$A400];&quot;, &quot;;[$creature.$B400];&quot;, &quot;;[$creature.$C400];&quot;, &quot;;[$creature.$D400];&quot;, &quot;;[$creature.$E400];&quot;, &quot;;[$creature.$F400];&quot;, &quot;;[$creature.$G400];&quot;, &quot;;[$creature.$H400];&quot;, &quot;;[$creature.$I400];&quot; =&gt; &quot;;[$creature.$A400];&quot; // &quot;;[$creature.$J400])" office:value-type="string" office:string-value="  mekear01, null, null, 5, null, null, null, null, null =&gt; mekear01 // Lesser Earth Elemental: general MONSTER to GIANTHUMANOID" calcext:value-type="string">
            <text:p><text:s text:c="2"/>mekear01, null, null, 5, null, null, null, null, null =&gt; mekear01 // Lesser Earth Elemental: general MONSTER to GIANTHUMANOID</text:p>
          </table:table-cell>
        </table:table-row>
        <table:table-row table:style-name="ro3">
          <table:table-cell table:formula="of:=CONCATENATE(&quot;  &quot;;[$creature.$A401];&quot;, &quot;;[$creature.$B401];&quot;, &quot;;[$creature.$C401];&quot;, &quot;;[$creature.$D401];&quot;, &quot;;[$creature.$E401];&quot;, &quot;;[$creature.$F401];&quot;, &quot;;[$creature.$G401];&quot;, &quot;;[$creature.$H401];&quot;, &quot;;[$creature.$I401];&quot; =&gt; &quot;;[$creature.$A401];&quot; // &quot;;[$creature.$J401])" office:value-type="string" office:string-value="  mephsp1, 255, 255, 255, null, null, null, null, null =&gt; mephsp1 // Mephit Portal: general HUMANOID to MONSTER; class MAGE to NO_CLASS; race HUMAN to NO_RACE" calcext:value-type="string">
            <text:p><text:s text:c="2"/>mephsp1, 255, 255, 255, null, null, null, null, null =&gt; mephsp1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2];&quot;, &quot;;[$creature.$B402];&quot;, &quot;;[$creature.$C402];&quot;, &quot;;[$creature.$D402];&quot;, &quot;;[$creature.$E402];&quot;, &quot;;[$creature.$F402];&quot;, &quot;;[$creature.$G402];&quot;, &quot;;[$creature.$H402];&quot;, &quot;;[$creature.$I402];&quot; =&gt; &quot;;[$creature.$A402];&quot; // &quot;;[$creature.$J402])" office:value-type="string" office:string-value="  mephsp2, 255, 255, 255, null, null, null, null, null =&gt; mephsp2 // Mephit Portal: general HUMANOID to MONSTER; class MAGE to NO_CLASS; race HUMAN to NO_RACE" calcext:value-type="string">
            <text:p><text:s text:c="2"/>mephsp2, 255, 255, 255, null, null, null, null, null =&gt; mephsp2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3];&quot;, &quot;;[$creature.$B403];&quot;, &quot;;[$creature.$C403];&quot;, &quot;;[$creature.$D403];&quot;, &quot;;[$creature.$E403];&quot;, &quot;;[$creature.$F403];&quot;, &quot;;[$creature.$G403];&quot;, &quot;;[$creature.$H403];&quot;, &quot;;[$creature.$I403];&quot; =&gt; &quot;;[$creature.$A403];&quot; // &quot;;[$creature.$J403])" office:value-type="string" office:string-value="  mephsp3, 255, 255, 255, null, null, null, null, null =&gt; mephsp3 // Mephit Portal: general HUMANOID to MONSTER; class MAGE to NO_CLASS; race HUMAN to NO_RACE" calcext:value-type="string">
            <text:p><text:s text:c="2"/>mephsp3, 255, 255, 255, null, null, null, null, null =&gt; mephsp3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4];&quot;, &quot;;[$creature.$B404];&quot;, &quot;;[$creature.$C404];&quot;, &quot;;[$creature.$D404];&quot;, &quot;;[$creature.$E404];&quot;, &quot;;[$creature.$F404];&quot;, &quot;;[$creature.$G404];&quot;, &quot;;[$creature.$H404];&quot;, &quot;;[$creature.$I404];&quot; =&gt; &quot;;[$creature.$A404];&quot; // &quot;;[$creature.$J404])" office:value-type="string" office:string-value="  mephsp4, 255, 255, 255, null, null, null, null, null =&gt; mephsp4 // Mephit Portal: general HUMANOID to MONSTER; class MAGE to NO_CLASS; race HUMAN to NO_RACE" calcext:value-type="string">
            <text:p><text:s text:c="2"/>mephsp4, 255, 255, 255, null, null, null, null, null =&gt; mephsp4 // Mephit Portal: general HUMANOID to MONSTER; class MAGE to NO_CLASS; race HUMAN to NO_RACE</text:p>
          </table:table-cell>
        </table:table-row>
        <table:table-row table:style-name="ro3">
          <table:table-cell table:formula="of:=CONCATENATE(&quot;  &quot;;[$creature.$A405];&quot;, &quot;;[$creature.$B405];&quot;, &quot;;[$creature.$C405];&quot;, &quot;;[$creature.$D405];&quot;, &quot;;[$creature.$E405];&quot;, &quot;;[$creature.$F405];&quot;, &quot;;[$creature.$G405];&quot;, &quot;;[$creature.$H405];&quot;, &quot;;[$creature.$I405];&quot; =&gt; &quot;;[$creature.$A405];&quot; // &quot;;[$creature.$J405])" office:value-type="string" office:string-value="  meronia, null, null, null, null, null, null, null, 0x400d0000 =&gt; meronia // Meronia: kit to BLADE" calcext:value-type="string">
            <text:p><text:s text:c="2"/>meronia, null, null, null, null, null, null, null, 0x400d0000 =&gt; meronia // Meronia: kit to BLADE</text:p>
          </table:table-cell>
        </table:table-row>
        <table:table-row table:style-name="ro3">
          <table:table-cell table:formula="of:=CONCATENATE(&quot;  &quot;;[$creature.$A406];&quot;, &quot;;[$creature.$B406];&quot;, &quot;;[$creature.$C406];&quot;, &quot;;[$creature.$D406];&quot;, &quot;;[$creature.$E406];&quot;, &quot;;[$creature.$F406];&quot;, &quot;;[$creature.$G406];&quot;, &quot;;[$creature.$H406];&quot;, &quot;;[$creature.$I406];&quot; =&gt; &quot;;[$creature.$A406];&quot; // &quot;;[$creature.$J406])" office:value-type="string" office:string-value="  mgappr01, 2, null, null, null, null, null, null, null =&gt; mgappr01 // Larz: race HUMAN to ELF" calcext:value-type="string">
            <text:p><text:s text:c="2"/>mgappr01, 2, null, null, null, null, null, null, null =&gt; mgappr01 // Larz: race HUMAN to ELF</text:p>
          </table:table-cell>
        </table:table-row>
        <table:table-row table:style-name="ro3">
          <table:table-cell table:formula="of:=CONCATENATE(&quot;  &quot;;[$creature.$A407];&quot;, &quot;;[$creature.$B407];&quot;, &quot;;[$creature.$C407];&quot;, &quot;;[$creature.$D407];&quot;, &quot;;[$creature.$E407];&quot;, &quot;;[$creature.$F407];&quot;, &quot;;[$creature.$G407];&quot;, &quot;;[$creature.$H407];&quot;, &quot;;[$creature.$I407];&quot; =&gt; &quot;;[$creature.$A407];&quot; // &quot;;[$creature.$J407])" office:value-type="string" office:string-value="  mgkhol01, null, null, null, 2, 2, null, null, null =&gt; mgkhol01 // Khollynnus Paac: gender MALE to FEMALE; sex MALE to FEMALE" calcext:value-type="string">
            <text:p><text:s text:c="2"/>mgkhol01, null, null, null, 2, 2, null, null, null =&gt; mgkhol01 // Khollynnus Paac: gender MALE to FEMALE; sex MALE to FEMALE</text:p>
          </table:table-cell>
        </table:table-row>
        <table:table-row table:style-name="ro3">
          <table:table-cell table:formula="of:=CONCATENATE(&quot;  &quot;;[$creature.$A408];&quot;, &quot;;[$creature.$B408];&quot;, &quot;;[$creature.$C408];&quot;, &quot;;[$creature.$D408];&quot;, &quot;;[$creature.$E408];&quot;, &quot;;[$creature.$F408];&quot;, &quot;;[$creature.$G408];&quot;, &quot;;[$creature.$H408];&quot;, &quot;;[$creature.$I408];&quot; =&gt; &quot;;[$creature.$A408];&quot; // &quot;;[$creature.$J408])" office:value-type="string" office:string-value="  mimic01, null, null, 255, null, null, null, null, null =&gt; mimic01 // Killer Mimic: general ANIMAL to MONSTER" calcext:value-type="string">
            <text:p><text:s text:c="2"/>mimic01, null, null, 255, null, null, null, null, null =&gt; mimic01 // Killer Mimic: general ANIMAL to MONSTER</text:p>
          </table:table-cell>
        </table:table-row>
        <table:table-row table:style-name="ro3">
          <table:table-cell table:formula="of:=CONCATENATE(&quot;  &quot;;[$creature.$A409];&quot;, &quot;;[$creature.$B409];&quot;, &quot;;[$creature.$C409];&quot;, &quot;;[$creature.$D409];&quot;, &quot;;[$creature.$E409];&quot;, &quot;;[$creature.$F409];&quot;, &quot;;[$creature.$G409];&quot;, &quot;;[$creature.$H409];&quot;, &quot;;[$creature.$I409];&quot; =&gt; &quot;;[$creature.$A409];&quot; // &quot;;[$creature.$J409])" office:value-type="string" office:string-value="  mindul01, 124, null, null, null, null, null, null, null =&gt; mindul01 // Ulitharid: race HUMAN to MIND_FLAYER" calcext:value-type="string">
            <text:p><text:s text:c="2"/>mindul01, 124, null, null, null, null, null, null, null =&gt; mindul01 // Ulitharid: race HUMAN to MIND_FLAYER</text:p>
          </table:table-cell>
        </table:table-row>
        <table:table-row table:style-name="ro3">
          <table:table-cell table:formula="of:=CONCATENATE(&quot;  &quot;;[$creature.$A410];&quot;, &quot;;[$creature.$B410];&quot;, &quot;;[$creature.$C410];&quot;, &quot;;[$creature.$D410];&quot;, &quot;;[$creature.$E410];&quot;, &quot;;[$creature.$F410];&quot;, &quot;;[$creature.$G410];&quot;, &quot;;[$creature.$H410];&quot;, &quot;;[$creature.$I410];&quot; =&gt; &quot;;[$creature.$A410];&quot; // &quot;;[$creature.$J410])" office:value-type="string" office:string-value="  mistho01, null, null, null, null, 4, null, null, null =&gt; mistho01 // Mist Horror: gender MALE to NIETHER" calcext:value-type="string">
            <text:p><text:s text:c="2"/>mistho01, null, null, null, null, 4, null, null, null =&gt; mistho01 // Mist Horror: gender MALE to NIETHER</text:p>
          </table:table-cell>
        </table:table-row>
        <table:table-row table:style-name="ro3">
          <table:table-cell table:formula="of:=CONCATENATE(&quot;  &quot;;[$creature.$A411];&quot;, &quot;;[$creature.$B411];&quot;, &quot;;[$creature.$C411];&quot;, &quot;;[$creature.$D411];&quot;, &quot;;[$creature.$E411];&quot;, &quot;;[$creature.$F411];&quot;, &quot;;[$creature.$G411];&quot;, &quot;;[$creature.$H411];&quot;, &quot;;[$creature.$I411];&quot; =&gt; &quot;;[$creature.$A411];&quot; // &quot;;[$creature.$J411])" office:value-type="string" office:string-value="  mistwa01, null, null, null, null, 4, null, null, null =&gt; mistwa01 // Wandering Horror: gender MALE to NIETHER" calcext:value-type="string">
            <text:p><text:s text:c="2"/>mistwa01, null, null, null, null, 4, null, null, null =&gt; mistwa01 // Wandering Horror: gender MALE to NIETHER</text:p>
          </table:table-cell>
        </table:table-row>
        <table:table-row table:style-name="ro3">
          <table:table-cell table:formula="of:=CONCATENATE(&quot;  &quot;;[$creature.$A412];&quot;, &quot;;[$creature.$B412];&quot;, &quot;;[$creature.$C412];&quot;, &quot;;[$creature.$D412];&quot;, &quot;;[$creature.$E412];&quot;, &quot;;[$creature.$F412];&quot;, &quot;;[$creature.$G412];&quot;, &quot;;[$creature.$H412];&quot;, &quot;;[$creature.$I412];&quot; =&gt; &quot;;[$creature.$A412];&quot; // &quot;;[$creature.$J412])" office:value-type="string" office:string-value="  mourner3, null, null, null, null, null, null, mourner3, null =&gt; mourner3 // Arthur: dv None to mourner3" calcext:value-type="string">
            <text:p><text:s text:c="2"/>mourner3, null, null, null, null, null, null, mourner3, null =&gt; mourner3 // Arthur: dv None to mourner3</text:p>
          </table:table-cell>
        </table:table-row>
        <table:table-row table:style-name="ro3">
          <table:table-cell table:formula="of:=CONCATENATE(&quot;  &quot;;[$creature.$A413];&quot;, &quot;;[$creature.$B413];&quot;, &quot;;[$creature.$C413];&quot;, &quot;;[$creature.$D413];&quot;, &quot;;[$creature.$E413];&quot;, &quot;;[$creature.$F413];&quot;, &quot;;[$creature.$G413];&quot;, &quot;;[$creature.$H413];&quot;, &quot;;[$creature.$I413];&quot; =&gt; &quot;;[$creature.$A413];&quot; // &quot;;[$creature.$J413])" office:value-type="string" office:string-value="  mourner4, null, null, null, null, null, null, mourner4, null =&gt; mourner4 // Maggie: dv None to mourner4" calcext:value-type="string">
            <text:p><text:s text:c="2"/>mourner4, null, null, null, null, null, null, mourner4, null =&gt; mourner4 // Maggie: dv None to mourner4</text:p>
          </table:table-cell>
        </table:table-row>
        <table:table-row table:style-name="ro3">
          <table:table-cell table:formula="of:=CONCATENATE(&quot;  &quot;;[$creature.$A414];&quot;, &quot;;[$creature.$B414];&quot;, &quot;;[$creature.$C414];&quot;, &quot;;[$creature.$D414];&quot;, &quot;;[$creature.$E414];&quot;, &quot;;[$creature.$F414];&quot;, &quot;;[$creature.$G414];&quot;, &quot;;[$creature.$H414];&quot;, &quot;;[$creature.$I414];&quot; =&gt; &quot;;[$creature.$A414];&quot; // &quot;;[$creature.$J414])" office:value-type="string" office:string-value="  mourner6, 5, null, null, null, null, null, null, null =&gt; mourner6 // Mourner: race HUMAN to HALFLING" calcext:value-type="string">
            <text:p><text:s text:c="2"/>mourner6, 5, null, null, null, null, null, null, null =&gt; mourner6 // Mourner: race HUMAN to HALFLING</text:p>
          </table:table-cell>
        </table:table-row>
        <table:table-row table:style-name="ro3">
          <table:table-cell table:formula="of:=CONCATENATE(&quot;  &quot;;[$creature.$A415];&quot;, &quot;;[$creature.$B415];&quot;, &quot;;[$creature.$C415];&quot;, &quot;;[$creature.$D415];&quot;, &quot;;[$creature.$E415];&quot;, &quot;;[$creature.$F415];&quot;, &quot;;[$creature.$G415];&quot;, &quot;;[$creature.$H415];&quot;, &quot;;[$creature.$I415];&quot; =&gt; &quot;;[$creature.$A415];&quot; // &quot;;[$creature.$J415])" office:value-type="string" office:string-value="  mugger3, null, null, null, null, null, null, mugger3, null =&gt; mugger3 // Shady Character: dv None to mugger3" calcext:value-type="string">
            <text:p><text:s text:c="2"/>mugger3, null, null, null, null, null, null, mugger3, null =&gt; mugger3 // Shady Character: dv None to mugger3</text:p>
          </table:table-cell>
        </table:table-row>
        <table:table-row table:style-name="ro3">
          <table:table-cell table:formula="of:=CONCATENATE(&quot;  &quot;;[$creature.$A416];&quot;, &quot;;[$creature.$B416];&quot;, &quot;;[$creature.$C416];&quot;, &quot;;[$creature.$D416];&quot;, &quot;;[$creature.$E416];&quot;, &quot;;[$creature.$F416];&quot;, &quot;;[$creature.$G416];&quot;, &quot;;[$creature.$H416];&quot;, &quot;;[$creature.$I416];&quot; =&gt; &quot;;[$creature.$A416];&quot; // &quot;;[$creature.$J416])" office:value-type="string" office:string-value="  ncat, 137, null, null, null, null, null, null, null =&gt; ncat // Cat: race NO_RACE to CAT" calcext:value-type="string">
            <text:p><text:s text:c="2"/>ncat, 137, null, null, null, null, null, null, null =&gt; ncat // Cat: race NO_RACE to CAT</text:p>
          </table:table-cell>
        </table:table-row>
        <table:table-row table:style-name="ro3">
          <table:table-cell table:formula="of:=CONCATENATE(&quot;  &quot;;[$creature.$A417];&quot;, &quot;;[$creature.$B417];&quot;, &quot;;[$creature.$C417];&quot;, &quot;;[$creature.$D417];&quot;, &quot;;[$creature.$E417];&quot;, &quot;;[$creature.$F417];&quot;, &quot;;[$creature.$G417];&quot;, &quot;;[$creature.$H417];&quot;, &quot;;[$creature.$I417];&quot; =&gt; &quot;;[$creature.$A417];&quot; // &quot;;[$creature.$J417])" office:value-type="string" office:string-value="  nchick, null, 255, null, 2, 2, null, null, null =&gt; nchick // Chicken: gender MALE to FEMALE; sex MALE to FEMALE; class MAGE to NO_CLASS" calcext:value-type="string">
            <text:p><text:s text:c="2"/>nchick, null, 255, null, 2, 2, null, null, null =&gt; nchick // Chicken: gender MALE to FEMALE; sex MALE to FEMALE; class MAGE to NO_CLASS</text:p>
          </table:table-cell>
        </table:table-row>
        <table:table-row table:style-name="ro3">
          <table:table-cell table:formula="of:=CONCATENATE(&quot;  &quot;;[$creature.$A418];&quot;, &quot;;[$creature.$B418];&quot;, &quot;;[$creature.$C418];&quot;, &quot;;[$creature.$D418];&quot;, &quot;;[$creature.$E418];&quot;, &quot;;[$creature.$F418];&quot;, &quot;;[$creature.$G418];&quot;, &quot;;[$creature.$H418];&quot;, &quot;;[$creature.$I418];&quot; =&gt; &quot;;[$creature.$A418];&quot; // &quot;;[$creature.$J418])" office:value-type="string" office:string-value="  ncow, null, 255, null, 2, 2, null, null, null =&gt; ncow // Cow: gender MALE to FEMALE; sex MALE to FEMALE; class MAGE to NO_CLASS" calcext:value-type="string">
            <text:p><text:s text:c="2"/>ncow, null, 255, null, 2, 2, null, null, null =&gt; ncow // Cow: gender MALE to FEMALE; sex MALE to FEMALE; class MAGE to NO_CLASS</text:p>
          </table:table-cell>
        </table:table-row>
        <table:table-row table:style-name="ro3">
          <table:table-cell table:formula="of:=CONCATENATE(&quot;  &quot;;[$creature.$A419];&quot;, &quot;;[$creature.$B419];&quot;, &quot;;[$creature.$C419];&quot;, &quot;;[$creature.$D419];&quot;, &quot;;[$creature.$E419];&quot;, &quot;;[$creature.$F419];&quot;, &quot;;[$creature.$G419];&quot;, &quot;;[$creature.$H419];&quot;, &quot;;[$creature.$I419];&quot; =&gt; &quot;;[$creature.$A419];&quot; // &quot;;[$creature.$J419])" office:value-type="string" office:string-value="  nevm2, null, null, null, null, 4, null, null, null =&gt; nevm2 // Skeleton Warrior: gender MALE to NIETHER" calcext:value-type="string">
            <text:p><text:s text:c="2"/>nevm2, null, null, null, null, 4, null, null, null =&gt; nevm2 // Skeleton Warrior: gender MALE to NIETHER</text:p>
          </table:table-cell>
        </table:table-row>
        <table:table-row table:style-name="ro3">
          <table:table-cell table:formula="of:=CONCATENATE(&quot;  &quot;;[$creature.$A420];&quot;, &quot;;[$creature.$B420];&quot;, &quot;;[$creature.$C420];&quot;, &quot;;[$creature.$D420];&quot;, &quot;;[$creature.$E420];&quot;, &quot;;[$creature.$F420];&quot;, &quot;;[$creature.$G420];&quot;, &quot;;[$creature.$H420];&quot;, &quot;;[$creature.$I420];&quot; =&gt; &quot;;[$creature.$A420];&quot; // &quot;;[$creature.$J420])" office:value-type="string" office:string-value="  nishrusu, 136, null, 255, null, null, null, null, null =&gt; nishrusu // Nishruu: general GIANTHUMANOID to MONSTER; race OGRE to MIST" calcext:value-type="string">
            <text:p><text:s text:c="2"/>nishrusu, 136, null, 255, null, null, null, null, null =&gt; nishrusu // Nishruu: general GIANTHUMANOID to MONSTER; race OGRE to MIST</text:p>
          </table:table-cell>
        </table:table-row>
        <table:table-row table:style-name="ro3">
          <table:table-cell table:formula="of:=CONCATENATE(&quot;  &quot;;[$creature.$A421];&quot;, &quot;;[$creature.$B421];&quot;, &quot;;[$creature.$C421];&quot;, &quot;;[$creature.$D421];&quot;, &quot;;[$creature.$E421];&quot;, &quot;;[$creature.$F421];&quot;, &quot;;[$creature.$G421];&quot;, &quot;;[$creature.$H421];&quot;, &quot;;[$creature.$I421];&quot; =&gt; &quot;;[$creature.$A421];&quot; // &quot;;[$creature.$J421])" office:value-type="string" office:string-value="  nobl4, null, null, null, null, null, null, nobl4, null =&gt; nobl4 // Nobleman: dv None to nobl4" calcext:value-type="string">
            <text:p><text:s text:c="2"/>nobl4, null, null, null, null, null, null, nobl4, null =&gt; nobl4 // Nobleman: dv None to nobl4</text:p>
          </table:table-cell>
        </table:table-row>
        <table:table-row table:style-name="ro3">
          <table:table-cell table:formula="of:=CONCATENATE(&quot;  &quot;;[$creature.$A422];&quot;, &quot;;[$creature.$B422];&quot;, &quot;;[$creature.$C422];&quot;, &quot;;[$creature.$D422];&quot;, &quot;;[$creature.$E422];&quot;, &quot;;[$creature.$F422];&quot;, &quot;;[$creature.$G422];&quot;, &quot;;[$creature.$H422];&quot;, &quot;;[$creature.$I422];&quot; =&gt; &quot;;[$creature.$A422];&quot; // &quot;;[$creature.$J422])" office:value-type="string" office:string-value="  nwyvbab, null, 149, null, null, null, null, null, null =&gt; nwyvbab // Baby Wyvern: class MAGE to WYVERN" calcext:value-type="string">
            <text:p><text:s text:c="2"/>nwyvbab, null, 149, null, null, null, null, null, null =&gt; nwyvbab // Baby Wyvern: class MAGE to WYVERN</text:p>
          </table:table-cell>
        </table:table-row>
        <table:table-row table:style-name="ro3">
          <table:table-cell table:formula="of:=CONCATENATE(&quot;  &quot;;[$creature.$A423];&quot;, &quot;;[$creature.$B423];&quot;, &quot;;[$creature.$C423];&quot;, &quot;;[$creature.$D423];&quot;, &quot;;[$creature.$E423];&quot;, &quot;;[$creature.$F423];&quot;, &quot;;[$creature.$G423];&quot;, &quot;;[$creature.$H423];&quot;, &quot;;[$creature.$I423];&quot; =&gt; &quot;;[$creature.$A423];&quot; // &quot;;[$creature.$J423])" office:value-type="string" office:string-value="  nymphsu, null, null, null, 2, null, null, null, null =&gt; nymphsu // Nymph: sex MALE to FEMALE" calcext:value-type="string">
            <text:p><text:s text:c="2"/>nymphsu, null, null, null, 2, null, null, null, null =&gt; nymphsu // Nymph: sex MALE to FEMALE</text:p>
          </table:table-cell>
        </table:table-row>
        <table:table-row table:style-name="ro3">
          <table:table-cell table:formula="of:=CONCATENATE(&quot;  &quot;;[$creature.$A424];&quot;, &quot;;[$creature.$B424];&quot;, &quot;;[$creature.$C424];&quot;, &quot;;[$creature.$D424];&quot;, &quot;;[$creature.$E424];&quot;, &quot;;[$creature.$F424];&quot;, &quot;;[$creature.$G424];&quot;, &quot;;[$creature.$H424];&quot;, &quot;;[$creature.$I424];&quot; =&gt; &quot;;[$creature.$A424];&quot; // &quot;;[$creature.$J424])" office:value-type="string" office:string-value="  obsdem01, null, null, null, null, 4, null, null, null =&gt; obsdem01 // Lea'liyl: gender MALE to NIETHER" calcext:value-type="string">
            <text:p><text:s text:c="2"/>obsdem01, null, null, null, null, 4, null, null, null =&gt; obsdem01 // Lea'liyl: gender MALE to NIETHER</text:p>
          </table:table-cell>
        </table:table-row>
        <table:table-row table:style-name="ro3">
          <table:table-cell table:formula="of:=CONCATENATE(&quot;  &quot;;[$creature.$A425];&quot;, &quot;;[$creature.$B425];&quot;, &quot;;[$creature.$C425];&quot;, &quot;;[$creature.$D425];&quot;, &quot;;[$creature.$E425];&quot;, &quot;;[$creature.$F425];&quot;, &quot;;[$creature.$G425];&quot;, &quot;;[$creature.$H425];&quot;, &quot;;[$creature.$I425];&quot; =&gt; &quot;;[$creature.$A425];&quot; // &quot;;[$creature.$J425])" office:value-type="string" office:string-value="  obsdem04, null, null, 255, null, null, null, null, null =&gt; obsdem04 // Maurezhi: general GIANTHUMANOID to MONSTER" calcext:value-type="string">
            <text:p><text:s text:c="2"/>obsdem04, null, null, 255, null, null, null, null, null =&gt; obsdem04 // Maurezhi: general GIANTHUMANOID to MONSTER</text:p>
          </table:table-cell>
        </table:table-row>
        <table:table-row table:style-name="ro3">
          <table:table-cell table:formula="of:=CONCATENATE(&quot;  &quot;;[$creature.$A426];&quot;, &quot;;[$creature.$B426];&quot;, &quot;;[$creature.$C426];&quot;, &quot;;[$creature.$D426];&quot;, &quot;;[$creature.$E426];&quot;, &quot;;[$creature.$F426];&quot;, &quot;;[$creature.$G426];&quot;, &quot;;[$creature.$H426];&quot;, &quot;;[$creature.$I426];&quot; =&gt; &quot;;[$creature.$A426];&quot; // &quot;;[$creature.$J426])" office:value-type="string" office:string-value="  obsgol02, null, null, 5, null, null, null, null, null =&gt; obsgol02 // Deactivated Guardian Golem: general MONSTER to GIANTHUMANOID" calcext:value-type="string">
            <text:p><text:s text:c="2"/>obsgol02, null, null, 5, null, null, null, null, null =&gt; obsgol02 // Deactivated Guardian Golem: general MONSTER to GIANTHUMANOID</text:p>
          </table:table-cell>
        </table:table-row>
        <table:table-row table:style-name="ro3">
          <table:table-cell table:formula="of:=CONCATENATE(&quot;  &quot;;[$creature.$A427];&quot;, &quot;;[$creature.$B427];&quot;, &quot;;[$creature.$C427];&quot;, &quot;;[$creature.$D427];&quot;, &quot;;[$creature.$E427];&quot;, &quot;;[$creature.$F427];&quot;, &quot;;[$creature.$G427];&quot;, &quot;;[$creature.$H427];&quot;, &quot;;[$creature.$I427];&quot; =&gt; &quot;;[$creature.$A427];&quot; // &quot;;[$creature.$J427])" office:value-type="string" office:string-value="  ogre01, null, null, null, null, 1, null, null, null =&gt; ogre01 // Ogre: gender NIETHER to MALE" calcext:value-type="string">
            <text:p><text:s text:c="2"/>ogre01, null, null, null, null, 1, null, null, null =&gt; ogre01 // Ogre: gender NIETHER to MALE</text:p>
          </table:table-cell>
        </table:table-row>
        <table:table-row table:style-name="ro3">
          <table:table-cell table:formula="of:=CONCATENATE(&quot;  &quot;;[$creature.$A428];&quot;, &quot;;[$creature.$B428];&quot;, &quot;;[$creature.$C428];&quot;, &quot;;[$creature.$D428];&quot;, &quot;;[$creature.$E428];&quot;, &quot;;[$creature.$F428];&quot;, &quot;;[$creature.$G428];&quot;, &quot;;[$creature.$H428];&quot;, &quot;;[$creature.$I428];&quot; =&gt; &quot;;[$creature.$A428];&quot; // &quot;;[$creature.$J428])" office:value-type="string" office:string-value="  ogrhal01, null, null, null, null, 1, null, null, null =&gt; ogrhal01 // Half Ogre: gender NIETHER to MALE" calcext:value-type="string">
            <text:p><text:s text:c="2"/>ogrhal01, null, null, null, null, 1, null, null, null =&gt; ogrhal01 // Half Ogre: gender NIETHER to MALE</text:p>
          </table:table-cell>
        </table:table-row>
        <table:table-row table:style-name="ro3">
          <table:table-cell table:formula="of:=CONCATENATE(&quot;  &quot;;[$creature.$A429];&quot;, &quot;;[$creature.$B429];&quot;, &quot;;[$creature.$C429];&quot;, &quot;;[$creature.$D429];&quot;, &quot;;[$creature.$E429];&quot;, &quot;;[$creature.$F429];&quot;, &quot;;[$creature.$G429];&quot;, &quot;;[$creature.$H429];&quot;, &quot;;[$creature.$I429];&quot; =&gt; &quot;;[$creature.$A429];&quot; // &quot;;[$creature.$J429])" office:value-type="string" office:string-value="  ogrill01, null, null, null, null, 1, null, null, null =&gt; ogrill01 // Ogrillon: gender NIETHER to MALE" calcext:value-type="string">
            <text:p><text:s text:c="2"/>ogrill01, null, null, null, null, 1, null, null, null =&gt; ogrill01 // Ogrillon: gender NIETHER to MALE</text:p>
          </table:table-cell>
        </table:table-row>
        <table:table-row table:style-name="ro3">
          <table:table-cell table:formula="of:=CONCATENATE(&quot;  &quot;;[$creature.$A430];&quot;, &quot;;[$creature.$B430];&quot;, &quot;;[$creature.$C430];&quot;, &quot;;[$creature.$D430];&quot;, &quot;;[$creature.$E430];&quot;, &quot;;[$creature.$F430];&quot;, &quot;;[$creature.$G430];&quot;, &quot;;[$creature.$H430];&quot;, &quot;;[$creature.$I430];&quot; =&gt; &quot;;[$creature.$A430];&quot; // &quot;;[$creature.$J430])" office:value-type="string" office:string-value="  otyugh01, 127, 165, null, null, null, null, null, null =&gt; otyugh01 // Otyugh: class BASILISK_GREATER to OTYUGH; race BASILISK to OTYUGH" calcext:value-type="string">
            <text:p><text:s text:c="2"/>otyugh01, 127, 165, null, null, null, null, null, null =&gt; otyugh01 // Otyugh: class BASILISK_GREATER to OTYUGH; race BASILISK to OTYUGH</text:p>
          </table:table-cell>
        </table:table-row>
        <table:table-row table:style-name="ro3">
          <table:table-cell table:formula="of:=CONCATENATE(&quot;  &quot;;[$creature.$A431];&quot;, &quot;;[$creature.$B431];&quot;, &quot;;[$creature.$C431];&quot;, &quot;;[$creature.$D431];&quot;, &quot;;[$creature.$E431];&quot;, &quot;;[$creature.$F431];&quot;, &quot;;[$creature.$G431];&quot;, &quot;;[$creature.$H431];&quot;, &quot;;[$creature.$I431];&quot; =&gt; &quot;;[$creature.$A431];&quot; // &quot;;[$creature.$J431])" office:value-type="string" office:string-value="  pace, null, null, null, null, null, null, null, 0x400c0000 =&gt; pace // Pace: kit to SWASHBUCKLER" calcext:value-type="string">
            <text:p><text:s text:c="2"/>pace, null, null, null, null, null, null, null, 0x400c0000 =&gt; pace // Pace: kit to SWASHBUCKLER</text:p>
          </table:table-cell>
        </table:table-row>
        <table:table-row table:style-name="ro3">
          <table:table-cell table:formula="of:=CONCATENATE(&quot;  &quot;;[$creature.$A432];&quot;, &quot;;[$creature.$B432];&quot;, &quot;;[$creature.$C432];&quot;, &quot;;[$creature.$D432];&quot;, &quot;;[$creature.$E432];&quot;, &quot;;[$creature.$F432];&quot;, &quot;;[$creature.$G432];&quot;, &quot;;[$creature.$H432];&quot;, &quot;;[$creature.$I432];&quot; =&gt; &quot;;[$creature.$A432];&quot; // &quot;;[$creature.$J432])" office:value-type="string" office:string-value="  palern, null, null, null, 1, 1, null, null, null =&gt; palern // Palern Flynn: gender FEMALE to MALE; sex FEMALE to MALE" calcext:value-type="string">
            <text:p><text:s text:c="2"/>palern, null, null, null, 1, 1, null, null, null =&gt; palern // Palern Flynn: gender FEMALE to MALE; sex FEMALE to MALE</text:p>
          </table:table-cell>
        </table:table-row>
        <table:table-row table:style-name="ro3">
          <table:table-cell table:formula="of:=CONCATENATE(&quot;  &quot;;[$creature.$A433];&quot;, &quot;;[$creature.$B433];&quot;, &quot;;[$creature.$C433];&quot;, &quot;;[$creature.$D433];&quot;, &quot;;[$creature.$E433];&quot;, &quot;;[$creature.$F433];&quot;, &quot;;[$creature.$G433];&quot;, &quot;;[$creature.$H433];&quot;, &quot;;[$creature.$I433];&quot; =&gt; &quot;;[$creature.$A433];&quot; // &quot;;[$creature.$J433])" office:value-type="string" office:string-value="  palkni02, null, null, null, 1, 1, null, null, null =&gt; palkni02 // Ogre: gender FEMALE to MALE; sex FEMALE to MALE" calcext:value-type="string">
            <text:p><text:s text:c="2"/>palkni02, null, null, null, 1, 1, null, null, null =&gt; palkni02 // Ogre: gender FEMALE to MALE; sex FEMALE to MALE</text:p>
          </table:table-cell>
        </table:table-row>
        <table:table-row table:style-name="ro3">
          <table:table-cell table:formula="of:=CONCATENATE(&quot;  &quot;;[$creature.$A434];&quot;, &quot;;[$creature.$B434];&quot;, &quot;;[$creature.$C434];&quot;, &quot;;[$creature.$D434];&quot;, &quot;;[$creature.$E434];&quot;, &quot;;[$creature.$F434];&quot;, &quot;;[$creature.$G434];&quot;, &quot;;[$creature.$H434];&quot;, &quot;;[$creature.$I434];&quot; =&gt; &quot;;[$creature.$A434];&quot; // &quot;;[$creature.$J434])" office:value-type="string" office:string-value="  palkni03, null, null, null, null, 1, null, null, null =&gt; palkni03 // Gnoll Elite: gender FEMALE to MALE" calcext:value-type="string">
            <text:p><text:s text:c="2"/>palkni03, null, null, null, null, 1, null, null, null =&gt; palkni03 // Gnoll Elite: gender FEMALE to MALE</text:p>
          </table:table-cell>
        </table:table-row>
        <table:table-row table:style-name="ro3">
          <table:table-cell table:formula="of:=CONCATENATE(&quot;  &quot;;[$creature.$A435];&quot;, &quot;;[$creature.$B435];&quot;, &quot;;[$creature.$C435];&quot;, &quot;;[$creature.$D435];&quot;, &quot;;[$creature.$E435];&quot;, &quot;;[$creature.$F435];&quot;, &quot;;[$creature.$G435];&quot;, &quot;;[$creature.$H435];&quot;, &quot;;[$creature.$I435];&quot; =&gt; &quot;;[$creature.$A435];&quot; // &quot;;[$creature.$J435])" office:value-type="string" office:string-value="  palkni04, null, null, null, 1, 1, null, null, null =&gt; palkni04 // Ogre: gender FEMALE to MALE; sex FEMALE to MALE" calcext:value-type="string">
            <text:p><text:s text:c="2"/>palkni04, null, null, null, 1, 1, null, null, null =&gt; palkni04 // Ogre: gender FEMALE to MALE; sex FEMALE to MALE</text:p>
          </table:table-cell>
        </table:table-row>
        <table:table-row table:style-name="ro3">
          <table:table-cell table:formula="of:=CONCATENATE(&quot;  &quot;;[$creature.$A436];&quot;, &quot;;[$creature.$B436];&quot;, &quot;;[$creature.$C436];&quot;, &quot;;[$creature.$D436];&quot;, &quot;;[$creature.$E436];&quot;, &quot;;[$creature.$F436];&quot;, &quot;;[$creature.$G436];&quot;, &quot;;[$creature.$H436];&quot;, &quot;;[$creature.$I436];&quot; =&gt; &quot;;[$creature.$A436];&quot; // &quot;;[$creature.$J436])" office:value-type="string" office:string-value="  palkni05, null, null, null, 1, 1, null, null, null =&gt; palkni05 // Baby Wyvern: gender FEMALE to MALE; sex FEMALE to MALE" calcext:value-type="string">
            <text:p><text:s text:c="2"/>palkni05, null, null, null, 1, 1, null, null, null =&gt; palkni05 // Baby Wyvern: gender FEMALE to MALE; sex FEMALE to MALE</text:p>
          </table:table-cell>
        </table:table-row>
        <table:table-row table:style-name="ro3">
          <table:table-cell table:formula="of:=CONCATENATE(&quot;  &quot;;[$creature.$A437];&quot;, &quot;;[$creature.$B437];&quot;, &quot;;[$creature.$C437];&quot;, &quot;;[$creature.$D437];&quot;, &quot;;[$creature.$E437];&quot;, &quot;;[$creature.$F437];&quot;, &quot;;[$creature.$G437];&quot;, &quot;;[$creature.$H437];&quot;, &quot;;[$creature.$I437];&quot; =&gt; &quot;;[$creature.$A437];&quot; // &quot;;[$creature.$J437])" office:value-type="string" office:string-value="  parfig16, null, null, null, null, null, null, null, 0x40020000 =&gt; parfig16 // Jalin Tix: kit to WIZARD_SLAYER" calcext:value-type="string">
            <text:p><text:s text:c="2"/>parfig16, null, null, null, null, null, null, null, 0x40020000 =&gt; parfig16 // Jalin Tix: kit to WIZARD_SLAYER</text:p>
          </table:table-cell>
        </table:table-row>
        <table:table-row table:style-name="ro3">
          <table:table-cell table:formula="of:=CONCATENATE(&quot;  &quot;;[$creature.$A438];&quot;, &quot;;[$creature.$B438];&quot;, &quot;;[$creature.$C438];&quot;, &quot;;[$creature.$D438];&quot;, &quot;;[$creature.$E438];&quot;, &quot;;[$creature.$F438];&quot;, &quot;;[$creature.$G438];&quot;, &quot;;[$creature.$H438];&quot;, &quot;;[$creature.$I438];&quot; =&gt; &quot;;[$creature.$A438];&quot; // &quot;;[$creature.$J438])" office:value-type="string" office:string-value="  parthf, null, null, null, null, null, null, null, 0x400b0000 =&gt; parthf // Alnarow: kit to BOUNTY_HUNTER" calcext:value-type="string">
            <text:p><text:s text:c="2"/>parthf, null, null, null, null, null, null, null, 0x400b0000 =&gt; parthf // Alnarow: kit to BOUNTY_HUNTER</text:p>
          </table:table-cell>
        </table:table-row>
        <table:table-row table:style-name="ro3">
          <table:table-cell table:formula="of:=CONCATENATE(&quot;  &quot;;[$creature.$A439];&quot;, &quot;;[$creature.$B439];&quot;, &quot;;[$creature.$C439];&quot;, &quot;;[$creature.$D439];&quot;, &quot;;[$creature.$E439];&quot;, &quot;;[$creature.$F439];&quot;, &quot;;[$creature.$G439];&quot;, &quot;;[$creature.$H439];&quot;, &quot;;[$creature.$I439];&quot; =&gt; &quot;;[$creature.$A439];&quot; // &quot;;[$creature.$J439])" office:value-type="string" office:string-value="  pbhunt03, null, 1, null, null, null, null, null, null =&gt; pbhunt03 // Bounty Hunter: class LONG_SWORD to MAGE" calcext:value-type="string">
            <text:p><text:s text:c="2"/>pbhunt03, null, 1, null, null, null, null, null, null =&gt; pbhunt03 // Bounty Hunter: class LONG_SWORD to MAGE</text:p>
          </table:table-cell>
        </table:table-row>
        <table:table-row table:style-name="ro3">
          <table:table-cell table:formula="of:=CONCATENATE(&quot;  &quot;;[$creature.$A440];&quot;, &quot;;[$creature.$B440];&quot;, &quot;;[$creature.$C440];&quot;, &quot;;[$creature.$D440];&quot;, &quot;;[$creature.$E440];&quot;, &quot;;[$creature.$F440];&quot;, &quot;;[$creature.$G440];&quot;, &quot;;[$creature.$H440];&quot;, &quot;;[$creature.$I440];&quot; =&gt; &quot;;[$creature.$A440];&quot; // &quot;;[$creature.$J440])" office:value-type="string" office:string-value="  pbhunt04, null, 1, null, null, null, null, null, null =&gt; pbhunt04 // Bounty Hunter: class LONG_SWORD to MAGE" calcext:value-type="string">
            <text:p><text:s text:c="2"/>pbhunt04, null, 1, null, null, null, null, null, null =&gt; pbhunt04 // Bounty Hunter: class LONG_SWORD to MAGE</text:p>
          </table:table-cell>
        </table:table-row>
        <table:table-row table:style-name="ro3">
          <table:table-cell table:formula="of:=CONCATENATE(&quot;  &quot;;[$creature.$A441];&quot;, &quot;;[$creature.$B441];&quot;, &quot;;[$creature.$C441];&quot;, &quot;;[$creature.$D441];&quot;, &quot;;[$creature.$E441];&quot;, &quot;;[$creature.$F441];&quot;, &quot;;[$creature.$G441];&quot;, &quot;;[$creature.$H441];&quot;, &quot;;[$creature.$I441];&quot; =&gt; &quot;;[$creature.$A441];&quot; // &quot;;[$creature.$J441])" office:value-type="string" office:string-value="  pcapt02, null, null, null, 1, 1, null, null, null =&gt; pcapt02 // Prison Captain: gender FEMALE to MALE; sex FEMALE to MALE" calcext:value-type="string">
            <text:p><text:s text:c="2"/>pcapt02, null, null, null, 1, 1, null, null, null =&gt; pcapt02 // Prison Captain: gender FEMALE to MALE; sex FEMALE to MALE</text:p>
          </table:table-cell>
        </table:table-row>
        <table:table-row table:style-name="ro3">
          <table:table-cell table:formula="of:=CONCATENATE(&quot;  &quot;;[$creature.$A442];&quot;, &quot;;[$creature.$B442];&quot;, &quot;;[$creature.$C442];&quot;, &quot;;[$creature.$D442];&quot;, &quot;;[$creature.$E442];&quot;, &quot;;[$creature.$F442];&quot;, &quot;;[$creature.$G442];&quot;, &quot;;[$creature.$H442];&quot;, &quot;;[$creature.$I442];&quot; =&gt; &quot;;[$creature.$A442];&quot; // &quot;;[$creature.$J442])" office:value-type="string" office:string-value="  pettin, 199, 180, null, null, 1, null, null, null =&gt; pettin // Ettin: gender 0 to MALE; class MAGE to GIANT; race HUMAN to 199" calcext:value-type="string">
            <text:p><text:s text:c="2"/>pettin, 199, 180, null, null, 1, null, null, null =&gt; pettin // Ettin: gender 0 to MALE; class MAGE to GIANT; race HUMAN to 199</text:p>
          </table:table-cell>
        </table:table-row>
        <table:table-row table:style-name="ro3">
          <table:table-cell table:formula="of:=CONCATENATE(&quot;  &quot;;[$creature.$A443];&quot;, &quot;;[$creature.$B443];&quot;, &quot;;[$creature.$C443];&quot;, &quot;;[$creature.$D443];&quot;, &quot;;[$creature.$E443];&quot;, &quot;;[$creature.$F443];&quot;, &quot;;[$creature.$G443];&quot;, &quot;;[$creature.$H443];&quot;, &quot;;[$creature.$I443];&quot; =&gt; &quot;;[$creature.$A443];&quot; // &quot;;[$creature.$J443])" office:value-type="string" office:string-value="  pirfsh02, null, null, null, 2, 2, null, null, null =&gt; pirfsh02 // Fishwife: gender MALE to FEMALE; sex MALE to FEMALE" calcext:value-type="string">
            <text:p><text:s text:c="2"/>pirfsh02, null, null, null, 2, 2, null, null, null =&gt; pirfsh02 // Fishwife: gender MALE to FEMALE; sex MALE to FEMALE</text:p>
          </table:table-cell>
        </table:table-row>
        <table:table-row table:style-name="ro3">
          <table:table-cell table:formula="of:=CONCATENATE(&quot;  &quot;;[$creature.$A444];&quot;, &quot;;[$creature.$B444];&quot;, &quot;;[$creature.$C444];&quot;, &quot;;[$creature.$D444];&quot;, &quot;;[$creature.$E444];&quot;, &quot;;[$creature.$F444];&quot;, &quot;;[$creature.$G444];&quot;, &quot;;[$creature.$H444];&quot;, &quot;;[$creature.$I444];&quot; =&gt; &quot;;[$creature.$A444];&quot; // &quot;;[$creature.$J444])" office:value-type="string" office:string-value="  pirsal02, null, null, null, 2, 2, null, null, null =&gt; pirsal02 // Sailor: gender MALE to FEMALE; sex MALE to FEMALE" calcext:value-type="string">
            <text:p><text:s text:c="2"/>pirsal02, null, null, null, 2, 2, null, null, null =&gt; pirsal02 // Sailor: gender MALE to FEMALE; sex MALE to FEMALE</text:p>
          </table:table-cell>
        </table:table-row>
        <table:table-row table:style-name="ro3">
          <table:table-cell table:formula="of:=CONCATENATE(&quot;  &quot;;[$creature.$A445];&quot;, &quot;;[$creature.$B445];&quot;, &quot;;[$creature.$C445];&quot;, &quot;;[$creature.$D445];&quot;, &quot;;[$creature.$E445];&quot;, &quot;;[$creature.$F445];&quot;, &quot;;[$creature.$G445];&quot;, &quot;;[$creature.$H445];&quot;, &quot;;[$creature.$I445];&quot; =&gt; &quot;;[$creature.$A445];&quot; // &quot;;[$creature.$J445])" office:value-type="string" office:string-value="  planet01, 158, 1, null, 2, 2, null, null, null =&gt; planet01 // Planetar: gender NIETHER to FEMALE; sex MALE to FEMALE; class TANARI to MAGE; race DARKPLANATAR to PLANATAR" calcext:value-type="string">
            <text:p><text:s text:c="2"/>planet01, 158, 1, null, 2, 2, null, null, null =&gt; planet01 // Planetar: gender NIETHER to FEMALE; sex MALE to FEMALE; class TANARI to MAGE; race DARKPLANATAR to PLANATAR</text:p>
          </table:table-cell>
        </table:table-row>
        <table:table-row table:style-name="ro3">
          <table:table-cell table:formula="of:=CONCATENATE(&quot;  &quot;;[$creature.$A446];&quot;, &quot;;[$creature.$B446];&quot;, &quot;;[$creature.$C446];&quot;, &quot;;[$creature.$D446];&quot;, &quot;;[$creature.$E446];&quot;, &quot;;[$creature.$F446];&quot;, &quot;;[$creature.$G446];&quot;, &quot;;[$creature.$H446];&quot;, &quot;;[$creature.$I446];&quot; =&gt; &quot;;[$creature.$A446];&quot; // &quot;;[$creature.$J446])" office:value-type="string" office:string-value="  planevil, null, 1, 255, 2, null, null, null, null =&gt; planevil // Fallen Planetar: sex MALE to FEMALE; general GIANTHUMANOID to MONSTER; class NO_CLASS to MAGE" calcext:value-type="string">
            <text:p><text:s text:c="2"/>planevil, null, 1, 255, 2, null, null, null, null =&gt; planevil // Fallen Planetar: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7];&quot;, &quot;;[$creature.$B447];&quot;, &quot;;[$creature.$C447];&quot;, &quot;;[$creature.$D447];&quot;, &quot;;[$creature.$E447];&quot;, &quot;;[$creature.$F447];&quot;, &quot;;[$creature.$G447];&quot;, &quot;;[$creature.$H447];&quot;, &quot;;[$creature.$I447];&quot; =&gt; &quot;;[$creature.$A447];&quot; // &quot;;[$creature.$J447])" office:value-type="string" office:string-value="  plangood, null, 1, 5, 2, null, null, null, null =&gt; plangood // Planetar: sex MALE to FEMALE; general MONSTER to GIANTHUMANOID; class NO_CLASS to MAGE" calcext:value-type="string">
            <text:p><text:s text:c="2"/>plangood, null, 1, 5, 2, null, null, null, null =&gt; plangood // Planetar: sex MALE to FEMALE; general MONSTER to GIANTHUMANOID; class NO_CLASS to MAGE</text:p>
          </table:table-cell>
        </table:table-row>
        <table:table-row table:style-name="ro3">
          <table:table-cell table:formula="of:=CONCATENATE(&quot;  &quot;;[$creature.$A448];&quot;, &quot;;[$creature.$B448];&quot;, &quot;;[$creature.$C448];&quot;, &quot;;[$creature.$D448];&quot;, &quot;;[$creature.$E448];&quot;, &quot;;[$creature.$F448];&quot;, &quot;;[$creature.$G448];&quot;, &quot;;[$creature.$H448];&quot;, &quot;;[$creature.$I448];&quot; =&gt; &quot;;[$creature.$A448];&quot; // &quot;;[$creature.$J448])" office:value-type="string" office:string-value="  planwish, null, 1, 255, 2, 2, null, null, null =&gt; planwish // Fallen Planetar: gender NIETHER to FEMALE; sex MALE to FEMALE; general GIANTHUMANOID to MONSTER; class NO_CLASS to MAGE" calcext:value-type="string">
            <text:p><text:s text:c="2"/>planwish, null, 1, 255, 2, 2, null, null, null =&gt; planwish // Fallen Planetar: gender NIETHER to FEMALE; sex MALE to FEMALE; general GIANTHUMANOID to MONSTER; class NO_CLASS to MAGE</text:p>
          </table:table-cell>
        </table:table-row>
        <table:table-row table:style-name="ro3">
          <table:table-cell table:formula="of:=CONCATENATE(&quot;  &quot;;[$creature.$A449];&quot;, &quot;;[$creature.$B449];&quot;, &quot;;[$creature.$C449];&quot;, &quot;;[$creature.$D449];&quot;, &quot;;[$creature.$E449];&quot;, &quot;;[$creature.$F449];&quot;, &quot;;[$creature.$G449];&quot;, &quot;;[$creature.$H449];&quot;, &quot;;[$creature.$I449];&quot; =&gt; &quot;;[$creature.$A449];&quot; // &quot;;[$creature.$J449])" office:value-type="string" office:string-value="  plshfg01, 199, null, 5, null, null, null, null, null =&gt; plshfg01 // Ettin: general MONSTER to GIANTHUMANOID; race GIANT to 199" calcext:value-type="string">
            <text:p><text:s text:c="2"/>plshfg01, 199, null, 5, null, null, null, null, null =&gt; plshfg01 // Ettin: general MONSTER to GIANTHUMANOID; race GIANT to 199</text:p>
          </table:table-cell>
        </table:table-row>
        <table:table-row table:style-name="ro3">
          <table:table-cell table:formula="of:=CONCATENATE(&quot;  &quot;;[$creature.$A450];&quot;, &quot;;[$creature.$B450];&quot;, &quot;;[$creature.$C450];&quot;, &quot;;[$creature.$D450];&quot;, &quot;;[$creature.$E450];&quot;, &quot;;[$creature.$F450];&quot;, &quot;;[$creature.$G450];&quot;, &quot;;[$creature.$H450];&quot;, &quot;;[$creature.$I450];&quot; =&gt; &quot;;[$creature.$A450];&quot; // &quot;;[$creature.$J450])" office:value-type="string" office:string-value="  plshfg02, 199, null, 5, null, null, null, null, null =&gt; plshfg02 // Ettin: general MONSTER to GIANTHUMANOID; race GIANT to 199" calcext:value-type="string">
            <text:p><text:s text:c="2"/>plshfg02, 199, null, 5, null, null, null, null, null =&gt; plshfg02 // Ettin: general MONSTER to GIANTHUMANOID; race GIANT to 199</text:p>
          </table:table-cell>
        </table:table-row>
        <table:table-row table:style-name="ro3">
          <table:table-cell table:formula="of:=CONCATENATE(&quot;  &quot;;[$creature.$A451];&quot;, &quot;;[$creature.$B451];&quot;, &quot;;[$creature.$C451];&quot;, &quot;;[$creature.$D451];&quot;, &quot;;[$creature.$E451];&quot;, &quot;;[$creature.$F451];&quot;, &quot;;[$creature.$G451];&quot;, &quot;;[$creature.$H451];&quot;, &quot;;[$creature.$I451];&quot; =&gt; &quot;;[$creature.$A451];&quot; // &quot;;[$creature.$J451])" office:value-type="string" office:string-value="  plyogre, null, null, null, null, 1, null, null, null =&gt; plyogre // Ogre: gender 0 to MALE" calcext:value-type="string">
            <text:p><text:s text:c="2"/>plyogre, null, null, null, null, 1, null, null, null =&gt; plyogre // Ogre: gender 0 to MALE</text:p>
          </table:table-cell>
        </table:table-row>
        <table:table-row table:style-name="ro3">
          <table:table-cell table:formula="of:=CONCATENATE(&quot;  &quot;;[$creature.$A452];&quot;, &quot;;[$creature.$B452];&quot;, &quot;;[$creature.$C452];&quot;, &quot;;[$creature.$D452];&quot;, &quot;;[$creature.$E452];&quot;, &quot;;[$creature.$F452];&quot;, &quot;;[$creature.$G452];&quot;, &quot;;[$creature.$H452];&quot;, &quot;;[$creature.$I452];&quot; =&gt; &quot;;[$creature.$A452];&quot; // &quot;;[$creature.$J452])" office:value-type="string" office:string-value="  plysala, 145, 187, null, null, 1, null, null, null =&gt; plysala // Fire Salamander: gender NIETHER to MALE; class TROLL to ELEMENTAL_FIRE; race TROLL to ELEMENTAL" calcext:value-type="string">
            <text:p><text:s text:c="2"/>plysala, 145, 187, null, null, 1, null, null, null =&gt; plysala // Fire Salamander: gender NIETHER to MALE; class TROLL to ELEMENTAL_FIRE; race TROLL to ELEMENTAL</text:p>
          </table:table-cell>
        </table:table-row>
        <table:table-row table:style-name="ro3">
          <table:table-cell table:formula="of:=CONCATENATE(&quot;  &quot;;[$creature.$A453];&quot;, &quot;;[$creature.$B453];&quot;, &quot;;[$creature.$C453];&quot;, &quot;;[$creature.$D453];&quot;, &quot;;[$creature.$E453];&quot;, &quot;;[$creature.$F453];&quot;, &quot;;[$creature.$G453];&quot;, &quot;;[$creature.$H453];&quot;, &quot;;[$creature.$I453];&quot; =&gt; &quot;;[$creature.$A453];&quot; // &quot;;[$creature.$J453])" office:value-type="string" office:string-value="  plywyvrn, null, 149, null, null, null, null, null, null =&gt; plywyvrn // Baby Wyvern: class MAGE to WYVERN" calcext:value-type="string">
            <text:p><text:s text:c="2"/>plywyvrn, null, 149, null, null, null, null, null, null =&gt; plywyvrn // Baby Wyvern: class MAGE to WYVERN</text:p>
          </table:table-cell>
        </table:table-row>
        <table:table-row table:style-name="ro3">
          <table:table-cell table:formula="of:=CONCATENATE(&quot;  &quot;;[$creature.$A454];&quot;, &quot;;[$creature.$B454];&quot;, &quot;;[$creature.$C454];&quot;, &quot;;[$creature.$D454];&quot;, &quot;;[$creature.$E454];&quot;, &quot;;[$creature.$F454];&quot;, &quot;;[$creature.$G454];&quot;, &quot;;[$creature.$H454];&quot;, &quot;;[$creature.$I454];&quot; =&gt; &quot;;[$creature.$A454];&quot; // &quot;;[$creature.$J454])" office:value-type="string" office:string-value="  pmaster, null, null, null, null, 4, null, null, null =&gt; pmaster // Master of Thralls: gender MALE to NIETHER" calcext:value-type="string">
            <text:p><text:s text:c="2"/>pmaster, null, null, null, null, 4, null, null, null =&gt; pmaster // Master of Thralls: gender MALE to NIETHER</text:p>
          </table:table-cell>
        </table:table-row>
        <table:table-row table:style-name="ro3">
          <table:table-cell table:formula="of:=CONCATENATE(&quot;  &quot;;[$creature.$A455];&quot;, &quot;;[$creature.$B455];&quot;, &quot;;[$creature.$C455];&quot;, &quot;;[$creature.$D455];&quot;, &quot;;[$creature.$E455];&quot;, &quot;;[$creature.$F455];&quot;, &quot;;[$creature.$G455];&quot;, &quot;;[$creature.$H455];&quot;, &quot;;[$creature.$I455];&quot; =&gt; &quot;;[$creature.$A455];&quot; // &quot;;[$creature.$J455])" office:value-type="string" office:string-value="  ppbodhi3, null, null, null, null, 2, null, null, null =&gt; ppbodhi3 // Bodhi: gender MALE to FEMALE" calcext:value-type="string">
            <text:p><text:s text:c="2"/>ppbodhi3, null, null, null, null, 2, null, null, null =&gt; ppbodhi3 // Bodhi: gender MALE to FEMALE</text:p>
          </table:table-cell>
        </table:table-row>
        <table:table-row table:style-name="ro3">
          <table:table-cell table:formula="of:=CONCATENATE(&quot;  &quot;;[$creature.$A456];&quot;, &quot;;[$creature.$B456];&quot;, &quot;;[$creature.$C456];&quot;, &quot;;[$creature.$D456];&quot;, &quot;;[$creature.$E456];&quot;, &quot;;[$creature.$F456];&quot;, &quot;;[$creature.$G456];&quot;, &quot;;[$creature.$H456];&quot;, &quot;;[$creature.$I456];&quot; =&gt; &quot;;[$creature.$A456];&quot; // &quot;;[$creature.$J456])" office:value-type="string" office:string-value="  ppdemon, null, null, null, null, 4, null, null, null =&gt; ppdemon // Demon: gender MALE to NIETHER" calcext:value-type="string">
            <text:p><text:s text:c="2"/>ppdemon, null, null, null, null, 4, null, null, null =&gt; ppdemon // Demon: gender MALE to NIETHER</text:p>
          </table:table-cell>
        </table:table-row>
        <table:table-row table:style-name="ro3">
          <table:table-cell table:formula="of:=CONCATENATE(&quot;  &quot;;[$creature.$A457];&quot;, &quot;;[$creature.$B457];&quot;, &quot;;[$creature.$C457];&quot;, &quot;;[$creature.$D457];&quot;, &quot;;[$creature.$E457];&quot;, &quot;;[$creature.$F457];&quot;, &quot;;[$creature.$G457];&quot;, &quot;;[$creature.$H457];&quot;, &quot;;[$creature.$I457];&quot; =&gt; &quot;;[$creature.$A457];&quot; // &quot;;[$creature.$J457])" office:value-type="string" office:string-value="  ppdra2, 2, null, null, null, null, 25089, null, null =&gt; ppdra2 // Dradeel: animation MAGE_MALE_HUMAN to MAGE_MALE_ELF; race HUMAN to ELF" calcext:value-type="string">
            <text:p><text:s text:c="2"/>ppdra2, 2, null, null, null, null, 25089, null, null =&gt; ppdra2 // Dradeel: animation MAGE_MALE_HUMAN to MAGE_MALE_ELF; race HUMAN to ELF</text:p>
          </table:table-cell>
        </table:table-row>
        <table:table-row table:style-name="ro3">
          <table:table-cell table:formula="of:=CONCATENATE(&quot;  &quot;;[$creature.$A458];&quot;, &quot;;[$creature.$B458];&quot;, &quot;;[$creature.$C458];&quot;, &quot;;[$creature.$D458];&quot;, &quot;;[$creature.$E458];&quot;, &quot;;[$creature.$F458];&quot;, &quot;;[$creature.$G458];&quot;, &quot;;[$creature.$H458];&quot;, &quot;;[$creature.$I458];&quot; =&gt; &quot;;[$creature.$A458];&quot; // &quot;;[$creature.$J458])" office:value-type="string" office:string-value="  ppdradee, 2, null, null, null, null, 25089, null, null =&gt; ppdradee // Dradeel: animation MAGE_MALE_HUMAN to MAGE_MALE_ELF; race HUMAN to ELF" calcext:value-type="string">
            <text:p><text:s text:c="2"/>ppdradee, 2, null, null, null, null, 25089, null, null =&gt; ppdradee // Dradeel: animation MAGE_MALE_HUMAN to MAGE_MALE_ELF; race HUMAN to ELF</text:p>
          </table:table-cell>
        </table:table-row>
        <table:table-row table:style-name="ro3">
          <table:table-cell table:formula="of:=CONCATENATE(&quot;  &quot;;[$creature.$A459];&quot;, &quot;;[$creature.$B459];&quot;, &quot;;[$creature.$C459];&quot;, &quot;;[$creature.$D459];&quot;, &quot;;[$creature.$E459];&quot;, &quot;;[$creature.$F459];&quot;, &quot;;[$creature.$G459];&quot;, &quot;;[$creature.$H459];&quot;, &quot;;[$creature.$I459];&quot; =&gt; &quot;;[$creature.$A459];&quot; // &quot;;[$creature.$J459])" office:value-type="string" office:string-value="  ppireni1, 2, null, null, null, null, null, null, null =&gt; ppireni1 // Coordinator: race HUMAN to ELF" calcext:value-type="string">
            <text:p><text:s text:c="2"/>ppireni1, 2, null, null, null, null, null, null, null =&gt; ppireni1 // Coordinator: race HUMAN to ELF</text:p>
          </table:table-cell>
        </table:table-row>
        <table:table-row table:style-name="ro3">
          <table:table-cell table:formula="of:=CONCATENATE(&quot;  &quot;;[$creature.$A460];&quot;, &quot;;[$creature.$B460];&quot;, &quot;;[$creature.$C460];&quot;, &quot;;[$creature.$D460];&quot;, &quot;;[$creature.$E460];&quot;, &quot;;[$creature.$F460];&quot;, &quot;;[$creature.$G460];&quot;, &quot;;[$creature.$H460];&quot;, &quot;;[$creature.$I460];&quot; =&gt; &quot;;[$creature.$A460];&quot; // &quot;;[$creature.$J460])" office:value-type="string" office:string-value="  ppireni2, 2, null, null, null, null, null, null, null =&gt; ppireni2 // Jon Irenicus: race HUMAN to ELF" calcext:value-type="string">
            <text:p><text:s text:c="2"/>ppireni2, 2, null, null, null, null, null, null, null =&gt; ppireni2 // Jon Irenicus: race HUMAN to ELF</text:p>
          </table:table-cell>
        </table:table-row>
        <table:table-row table:style-name="ro3">
          <table:table-cell table:formula="of:=CONCATENATE(&quot;  &quot;;[$creature.$A461];&quot;, &quot;;[$creature.$B461];&quot;, &quot;;[$creature.$C461];&quot;, &quot;;[$creature.$D461];&quot;, &quot;;[$creature.$E461];&quot;, &quot;;[$creature.$F461];&quot;, &quot;;[$creature.$G461];&quot;, &quot;;[$creature.$H461];&quot;, &quot;;[$creature.$I461];&quot; =&gt; &quot;;[$creature.$A461];&quot; // &quot;;[$creature.$J461])" office:value-type="string" office:string-value="  ppmag01, null, null, null, 2, 2, null, null, null =&gt; ppmag01 // Pirate Mage: gender MALE to FEMALE; sex MALE to FEMALE" calcext:value-type="string">
            <text:p><text:s text:c="2"/>ppmag01, null, null, null, 2, 2, null, null, null =&gt; ppmag01 // Pirate Mage: gender MALE to FEMALE; sex MALE to FEMALE</text:p>
          </table:table-cell>
        </table:table-row>
        <table:table-row table:style-name="ro3">
          <table:table-cell table:formula="of:=CONCATENATE(&quot;  &quot;;[$creature.$A462];&quot;, &quot;;[$creature.$B462];&quot;, &quot;;[$creature.$C462];&quot;, &quot;;[$creature.$D462];&quot;, &quot;;[$creature.$E462];&quot;, &quot;;[$creature.$F462];&quot;, &quot;;[$creature.$G462];&quot;, &quot;;[$creature.$H462];&quot;, &quot;;[$creature.$I462];&quot; =&gt; &quot;;[$creature.$A462];&quot; // &quot;;[$creature.$J462])" office:value-type="string" office:string-value="  ppnab01, null, null, null, null, 4, null, null, null =&gt; ppnab01 // Nabassu: gender MALE to NIETHER" calcext:value-type="string">
            <text:p><text:s text:c="2"/>ppnab01, null, null, null, null, 4, null, null, null =&gt; ppnab01 // Nabassu: gender MALE to NIETHER</text:p>
          </table:table-cell>
        </table:table-row>
        <table:table-row table:style-name="ro3">
          <table:table-cell table:formula="of:=CONCATENATE(&quot;  &quot;;[$creature.$A463];&quot;, &quot;;[$creature.$B463];&quot;, &quot;;[$creature.$C463];&quot;, &quot;;[$creature.$D463];&quot;, &quot;;[$creature.$E463];&quot;, &quot;;[$creature.$F463];&quot;, &quot;;[$creature.$G463];&quot;, &quot;;[$creature.$H463];&quot;, &quot;;[$creature.$I463];&quot; =&gt; &quot;;[$creature.$A463];&quot; // &quot;;[$creature.$J463])" office:value-type="string" office:string-value="  ppnab02, null, null, null, null, 4, null, null, null =&gt; ppnab02 // Nabassu: gender MALE to NIETHER" calcext:value-type="string">
            <text:p><text:s text:c="2"/>ppnab02, null, null, null, null, 4, null, null, null =&gt; ppnab02 // Nabassu: gender MALE to NIETHER</text:p>
          </table:table-cell>
        </table:table-row>
        <table:table-row table:style-name="ro3">
          <table:table-cell table:formula="of:=CONCATENATE(&quot;  &quot;;[$creature.$A464];&quot;, &quot;;[$creature.$B464];&quot;, &quot;;[$creature.$C464];&quot;, &quot;;[$creature.$D464];&quot;, &quot;;[$creature.$E464];&quot;, &quot;;[$creature.$F464];&quot;, &quot;;[$creature.$G464];&quot;, &quot;;[$creature.$H464];&quot;, &quot;;[$creature.$I464];&quot; =&gt; &quot;;[$creature.$A464];&quot; // &quot;;[$creature.$J464])" office:value-type="string" office:string-value="  ppnab03, null, null, null, null, 4, null, null, null =&gt; ppnab03 // Nabassu: gender MALE to NIETHER" calcext:value-type="string">
            <text:p><text:s text:c="2"/>ppnab03, null, null, null, null, 4, null, null, null =&gt; ppnab03 // Nabassu: gender MALE to NIETHER</text:p>
          </table:table-cell>
        </table:table-row>
        <table:table-row table:style-name="ro3">
          <table:table-cell table:formula="of:=CONCATENATE(&quot;  &quot;;[$creature.$A465];&quot;, &quot;;[$creature.$B465];&quot;, &quot;;[$creature.$C465];&quot;, &quot;;[$creature.$D465];&quot;, &quot;;[$creature.$E465];&quot;, &quot;;[$creature.$F465];&quot;, &quot;;[$creature.$G465];&quot;, &quot;;[$creature.$H465];&quot;, &quot;;[$creature.$I465];&quot; =&gt; &quot;;[$creature.$A465];&quot; // &quot;;[$creature.$J465])" office:value-type="string" office:string-value="  ppsuna, 2, null, null, null, null, null, null, null =&gt; ppsuna // Suna Seni: race HUMAN to ELF" calcext:value-type="string">
            <text:p><text:s text:c="2"/>ppsuna, 2, null, null, null, null, null, null, null =&gt; ppsuna // Suna Seni: race HUMAN to ELF</text:p>
          </table:table-cell>
        </table:table-row>
        <table:table-row table:style-name="ro3">
          <table:table-cell table:formula="of:=CONCATENATE(&quot;  &quot;;[$creature.$A466];&quot;, &quot;;[$creature.$B466];&quot;, &quot;;[$creature.$C466];&quot;, &quot;;[$creature.$D466];&quot;, &quot;;[$creature.$E466];&quot;, &quot;;[$creature.$F466];&quot;, &quot;;[$creature.$G466];&quot;, &quot;;[$creature.$H466];&quot;, &quot;;[$creature.$I466];&quot; =&gt; &quot;;[$creature.$A466];&quot; // &quot;;[$creature.$J466])" office:value-type="string" office:string-value="  ppvalen, null, null, null, null, 2, null, null, null =&gt; ppvalen // Valen: gender MALE to FEMALE" calcext:value-type="string">
            <text:p><text:s text:c="2"/>ppvalen, null, null, null, null, 2, null, null, null =&gt; ppvalen // Valen: gender MALE to FEMALE</text:p>
          </table:table-cell>
        </table:table-row>
        <table:table-row table:style-name="ro3">
          <table:table-cell table:formula="of:=CONCATENATE(&quot;  &quot;;[$creature.$A467];&quot;, &quot;;[$creature.$B467];&quot;, &quot;;[$creature.$C467];&quot;, &quot;;[$creature.$D467];&quot;, &quot;;[$creature.$E467];&quot;, &quot;;[$creature.$F467];&quot;, &quot;;[$creature.$G467];&quot;, &quot;;[$creature.$H467];&quot;, &quot;;[$creature.$I467];&quot; =&gt; &quot;;[$creature.$A467];&quot; // &quot;;[$creature.$J467])" office:value-type="string" office:string-value="  pudden01, null, 151, null, null, null, null, null, null =&gt; pudden01 // Dense Pudding: class MAGE to MUSTARD_JELLY" calcext:value-type="string">
            <text:p><text:s text:c="2"/>pudden01, null, 151, null, null, null, null, null, null =&gt; pudden01 // Dense Pudding: class MAGE to MUSTARD_JELLY</text:p>
          </table:table-cell>
        </table:table-row>
        <table:table-row table:style-name="ro3">
          <table:table-cell table:formula="of:=CONCATENATE(&quot;  &quot;;[$creature.$A468];&quot;, &quot;;[$creature.$B468];&quot;, &quot;;[$creature.$C468];&quot;, &quot;;[$creature.$D468];&quot;, &quot;;[$creature.$E468];&quot;, &quot;;[$creature.$F468];&quot;, &quot;;[$creature.$G468];&quot;, &quot;;[$creature.$H468];&quot;, &quot;;[$creature.$I468];&quot; =&gt; &quot;;[$creature.$A468];&quot; // &quot;;[$creature.$J468])" office:value-type="string" office:string-value="  pudden02, null, 151, null, null, null, null, null, null =&gt; pudden02 // Dense Pudding: class MAGE to MUSTARD_JELLY" calcext:value-type="string">
            <text:p><text:s text:c="2"/>pudden02, null, 151, null, null, null, null, null, null =&gt; pudden02 // Dense Pudding: class MAGE to MUSTARD_JELLY</text:p>
          </table:table-cell>
        </table:table-row>
        <table:table-row table:style-name="ro3">
          <table:table-cell table:formula="of:=CONCATENATE(&quot;  &quot;;[$creature.$A469];&quot;, &quot;;[$creature.$B469];&quot;, &quot;;[$creature.$C469];&quot;, &quot;;[$creature.$D469];&quot;, &quot;;[$creature.$E469];&quot;, &quot;;[$creature.$F469];&quot;, &quot;;[$creature.$G469];&quot;, &quot;;[$creature.$H469];&quot;, &quot;;[$creature.$I469];&quot; =&gt; &quot;;[$creature.$A469];&quot; // &quot;;[$creature.$J469])" office:value-type="string" office:string-value="  pwarden, null, null, null, null, 4, null, null, null =&gt; pwarden // Warden: gender MALE to NIETHER" calcext:value-type="string">
            <text:p><text:s text:c="2"/>pwarden, null, null, null, null, 4, null, null, null =&gt; pwarden // Warden: gender MALE to NIETHER</text:p>
          </table:table-cell>
        </table:table-row>
        <table:table-row table:style-name="ro3">
          <table:table-cell table:formula="of:=CONCATENATE(&quot;  &quot;;[$creature.$A470];&quot;, &quot;;[$creature.$B470];&quot;, &quot;;[$creature.$C470];&quot;, &quot;;[$creature.$D470];&quot;, &quot;;[$creature.$E470];&quot;, &quot;;[$creature.$F470];&quot;, &quot;;[$creature.$G470];&quot;, &quot;;[$creature.$H470];&quot;, &quot;;[$creature.$I470];&quot; =&gt; &quot;;[$creature.$A470];&quot; // &quot;;[$creature.$J470])" office:value-type="string" office:string-value="  rabbit, 151, null, null, null, null, null, null, null =&gt; rabbit // Rabbit: race NO_RACE to RABBIT" calcext:value-type="string">
            <text:p><text:s text:c="2"/>rabbit, 151, null, null, null, null, null, null, null =&gt; rabbit // Rabbit: race NO_RACE to RABBIT</text:p>
          </table:table-cell>
        </table:table-row>
        <table:table-row table:style-name="ro3">
          <table:table-cell table:formula="of:=CONCATENATE(&quot;  &quot;;[$creature.$A471];&quot;, &quot;;[$creature.$B471];&quot;, &quot;;[$creature.$C471];&quot;, &quot;;[$creature.$D471];&quot;, &quot;;[$creature.$E471];&quot;, &quot;;[$creature.$F471];&quot;, &quot;;[$creature.$G471];&quot;, &quot;;[$creature.$H471];&quot;, &quot;;[$creature.$I471];&quot; =&gt; &quot;;[$creature.$A471];&quot; // &quot;;[$creature.$J471])" office:value-type="string" office:string-value="  rabbit01, 151, null, null, null, null, null, null, null =&gt; rabbit01 // Rabbit: race NO_RACE to RABBIT" calcext:value-type="string">
            <text:p><text:s text:c="2"/>rabbit01, 151, null, null, null, null, null, null, null =&gt; rabbit01 // Rabbit: race NO_RACE to RABBIT</text:p>
          </table:table-cell>
        </table:table-row>
        <table:table-row table:style-name="ro3">
          <table:table-cell table:formula="of:=CONCATENATE(&quot;  &quot;;[$creature.$A472];&quot;, &quot;;[$creature.$B472];&quot;, &quot;;[$creature.$C472];&quot;, &quot;;[$creature.$D472];&quot;, &quot;;[$creature.$E472];&quot;, &quot;;[$creature.$F472];&quot;, &quot;;[$creature.$G472];&quot;, &quot;;[$creature.$H472];&quot;, &quot;;[$creature.$I472];&quot; =&gt; &quot;;[$creature.$A472];&quot; // &quot;;[$creature.$J472])" office:value-type="string" office:string-value="  rakruh01, 128, null, null, null, null, null, null, null =&gt; rakruh01 // Ruhk: race NO_RACE to RAKSHASA" calcext:value-type="string">
            <text:p><text:s text:c="2"/>rakruh01, 128, null, null, null, null, null, null, null =&gt; rakruh01 // Ruhk: race NO_RACE to RAKSHASA</text:p>
          </table:table-cell>
        </table:table-row>
        <table:table-row table:style-name="ro3">
          <table:table-cell table:formula="of:=CONCATENATE(&quot;  &quot;;[$creature.$A473];&quot;, &quot;;[$creature.$B473];&quot;, &quot;;[$creature.$C473];&quot;, &quot;;[$creature.$D473];&quot;, &quot;;[$creature.$E473];&quot;, &quot;;[$creature.$F473];&quot;, &quot;;[$creature.$G473];&quot;, &quot;;[$creature.$H473];&quot;, &quot;;[$creature.$I473];&quot; =&gt; &quot;;[$creature.$A473];&quot; // &quot;;[$creature.$J473])" office:value-type="string" office:string-value="  redrad01, null, null, null, null, null, 25089, null, null =&gt; redrad01 // Dradeel: animation MAGE_MALE_HUMAN to MAGE_MALE_ELF" calcext:value-type="string">
            <text:p><text:s text:c="2"/>redrad01, null, null, null, null, null, 25089, null, null =&gt; redrad01 // Dradeel: animation MAGE_MALE_HUMAN to MAGE_MALE_ELF</text:p>
          </table:table-cell>
        </table:table-row>
        <table:table-row table:style-name="ro3">
          <table:table-cell table:formula="of:=CONCATENATE(&quot;  &quot;;[$creature.$A474];&quot;, &quot;;[$creature.$B474];&quot;, &quot;;[$creature.$C474];&quot;, &quot;;[$creature.$D474];&quot;, &quot;;[$creature.$E474];&quot;, &quot;;[$creature.$F474];&quot;, &quot;;[$creature.$G474];&quot;, &quot;;[$creature.$H474];&quot;, &quot;;[$creature.$I474];&quot; =&gt; &quot;;[$creature.$A474];&quot; // &quot;;[$creature.$J474])" office:value-type="string" office:string-value="  remage01, null, null, null, null, 2, null, null, null =&gt; remage01 // Slaver Wizard: gender MALE to FEMALE" calcext:value-type="string">
            <text:p><text:s text:c="2"/>remage01, null, null, null, null, 2, null, null, null =&gt; remage01 // Slaver Wizard: gender MALE to FEMALE</text:p>
          </table:table-cell>
        </table:table-row>
        <table:table-row table:style-name="ro3">
          <table:table-cell table:formula="of:=CONCATENATE(&quot;  &quot;;[$creature.$A475];&quot;, &quot;;[$creature.$B475];&quot;, &quot;;[$creature.$C475];&quot;, &quot;;[$creature.$D475];&quot;, &quot;;[$creature.$E475];&quot;, &quot;;[$creature.$F475];&quot;, &quot;;[$creature.$G475];&quot;, &quot;;[$creature.$H475];&quot;, &quot;;[$creature.$I475];&quot; =&gt; &quot;;[$creature.$A475];&quot; // &quot;;[$creature.$J475])" office:value-type="string" office:string-value="  rethug02, null, null, null, null, 1, null, null, null =&gt; rethug02 // Mage: gender FEMALE to MALE" calcext:value-type="string">
            <text:p><text:s text:c="2"/>rethug02, null, null, null, null, 1, null, null, null =&gt; rethug02 // Mage: gender FEMALE to MALE</text:p>
          </table:table-cell>
        </table:table-row>
        <table:table-row table:style-name="ro3">
          <table:table-cell table:formula="of:=CONCATENATE(&quot;  &quot;;[$creature.$A476];&quot;, &quot;;[$creature.$B476];&quot;, &quot;;[$creature.$C476];&quot;, &quot;;[$creature.$D476];&quot;, &quot;;[$creature.$E476];&quot;, &quot;;[$creature.$F476];&quot;, &quot;;[$creature.$G476];&quot;, &quot;;[$creature.$H476];&quot;, &quot;;[$creature.$I476];&quot; =&gt; &quot;;[$creature.$A476];&quot; // &quot;;[$creature.$J476])" office:value-type="string" office:string-value="  rielev, 2, null, null, null, null, null, null, null =&gt; rielev // Rielev: race HUMAN to ELF" calcext:value-type="string">
            <text:p><text:s text:c="2"/>rielev, 2, null, null, null, null, null, null, null =&gt; rielev // Rielev: race HUMAN to ELF</text:p>
          </table:table-cell>
        </table:table-row>
        <table:table-row table:style-name="ro3">
          <table:table-cell table:formula="of:=CONCATENATE(&quot;  &quot;;[$creature.$A477];&quot;, &quot;;[$creature.$B477];&quot;, &quot;;[$creature.$C477];&quot;, &quot;;[$creature.$D477];&quot;, &quot;;[$creature.$E477];&quot;, &quot;;[$creature.$F477];&quot;, &quot;;[$creature.$G477];&quot;, &quot;;[$creature.$H477];&quot;, &quot;;[$creature.$I477];&quot; =&gt; &quot;;[$creature.$A477];&quot; // &quot;;[$creature.$J477])" office:value-type="string" office:string-value="  riftcr04, null, null, 255, null, null, null, null, null =&gt; riftcr04 // Empathic Manifestation: general HUMANOID to MONSTER" calcext:value-type="string">
            <text:p><text:s text:c="2"/>riftcr04, null, null, 255, null, null, null, null, null =&gt; riftcr04 // Empathic Manifestation: general HUMANOID to MONSTER</text:p>
          </table:table-cell>
        </table:table-row>
        <table:table-row table:style-name="ro3">
          <table:table-cell table:formula="of:=CONCATENATE(&quot;  &quot;;[$creature.$A478];&quot;, &quot;;[$creature.$B478];&quot;, &quot;;[$creature.$C478];&quot;, &quot;;[$creature.$D478];&quot;, &quot;;[$creature.$E478];&quot;, &quot;;[$creature.$F478];&quot;, &quot;;[$creature.$G478];&quot;, &quot;;[$creature.$H478];&quot;, &quot;;[$creature.$I478];&quot; =&gt; &quot;;[$creature.$A478];&quot; // &quot;;[$creature.$J478])" office:value-type="string" office:string-value="  riftg03, 1, null, null, null, 1, null, null, null =&gt; riftg03 // Avatar: gender NIETHER to MALE; race NO_RACE to HUMAN" calcext:value-type="string">
            <text:p><text:s text:c="2"/>riftg03, 1, null, null, null, 1, null, null, null =&gt; riftg03 // Avatar: gender NIETHER to MALE; race NO_RACE to HUMAN</text:p>
          </table:table-cell>
        </table:table-row>
        <table:table-row table:style-name="ro3">
          <table:table-cell table:formula="of:=CONCATENATE(&quot;  &quot;;[$creature.$A479];&quot;, &quot;;[$creature.$B479];&quot;, &quot;;[$creature.$C479];&quot;, &quot;;[$creature.$D479];&quot;, &quot;;[$creature.$E479];&quot;, &quot;;[$creature.$F479];&quot;, &quot;;[$creature.$G479];&quot;, &quot;;[$creature.$H479];&quot;, &quot;;[$creature.$I479];&quot; =&gt; &quot;;[$creature.$A479];&quot; // &quot;;[$creature.$J479])" office:value-type="string" office:string-value="  rngsha, null, null, null, null, 4, null, null, null =&gt; rngsha // Shadow: gender MALE to NIETHER" calcext:value-type="string">
            <text:p><text:s text:c="2"/>rngsha, null, null, null, null, 4, null, null, null =&gt; rngsha // Shadow: gender MALE to NIETHER</text:p>
          </table:table-cell>
        </table:table-row>
        <table:table-row table:style-name="ro3">
          <table:table-cell table:formula="of:=CONCATENATE(&quot;  &quot;;[$creature.$A480];&quot;, &quot;;[$creature.$B480];&quot;, &quot;;[$creature.$C480];&quot;, &quot;;[$creature.$D480];&quot;, &quot;;[$creature.$E480];&quot;, &quot;;[$creature.$F480];&quot;, &quot;;[$creature.$G480];&quot;, &quot;;[$creature.$H480];&quot;, &quot;;[$creature.$I480];&quot; =&gt; &quot;;[$creature.$A480];&quot; // &quot;;[$creature.$J480])" office:value-type="string" office:string-value="  rngsha01, null, null, null, null, 4, null, null, null =&gt; rngsha01 // Shadow: gender MALE to NIETHER" calcext:value-type="string">
            <text:p><text:s text:c="2"/>rngsha01, null, null, null, null, 4, null, null, null =&gt; rngsha01 // Shadow: gender MALE to NIETHER</text:p>
          </table:table-cell>
        </table:table-row>
        <table:table-row table:style-name="ro3">
          <table:table-cell table:formula="of:=CONCATENATE(&quot;  &quot;;[$creature.$A481];&quot;, &quot;;[$creature.$B481];&quot;, &quot;;[$creature.$C481];&quot;, &quot;;[$creature.$D481];&quot;, &quot;;[$creature.$E481];&quot;, &quot;;[$creature.$F481];&quot;, &quot;;[$creature.$G481];&quot;, &quot;;[$creature.$H481];&quot;, &quot;;[$creature.$I481];&quot; =&gt; &quot;;[$creature.$A481];&quot; // &quot;;[$creature.$J481])" office:value-type="string" office:string-value="  rngsha02, null, null, null, null, 4, null, null, null =&gt; rngsha02 // Shadow Patrick: gender MALE to NIETHER" calcext:value-type="string">
            <text:p><text:s text:c="2"/>rngsha02, null, null, null, null, 4, null, null, null =&gt; rngsha02 // Shadow Patrick: gender MALE to NIETHER</text:p>
          </table:table-cell>
        </table:table-row>
        <table:table-row table:style-name="ro3">
          <table:table-cell table:formula="of:=CONCATENATE(&quot;  &quot;;[$creature.$A482];&quot;, &quot;;[$creature.$B482];&quot;, &quot;;[$creature.$C482];&quot;, &quot;;[$creature.$D482];&quot;, &quot;;[$creature.$E482];&quot;, &quot;;[$creature.$F482];&quot;, &quot;;[$creature.$G482];&quot;, &quot;;[$creature.$H482];&quot;, &quot;;[$creature.$I482];&quot; =&gt; &quot;;[$creature.$A482];&quot; // &quot;;[$creature.$J482])" office:value-type="string" office:string-value="  rngsha03, null, null, null, null, 4, null, null, null =&gt; rngsha03 // Shadow: gender MALE to NIETHER" calcext:value-type="string">
            <text:p><text:s text:c="2"/>rngsha03, null, null, null, null, 4, null, null, null =&gt; rngsha03 // Shadow: gender MALE to NIETHER</text:p>
          </table:table-cell>
        </table:table-row>
        <table:table-row table:style-name="ro3">
          <table:table-cell table:formula="of:=CONCATENATE(&quot;  &quot;;[$creature.$A483];&quot;, &quot;;[$creature.$B483];&quot;, &quot;;[$creature.$C483];&quot;, &quot;;[$creature.$D483];&quot;, &quot;;[$creature.$E483];&quot;, &quot;;[$creature.$F483];&quot;, &quot;;[$creature.$G483];&quot;, &quot;;[$creature.$H483];&quot;, &quot;;[$creature.$I483];&quot; =&gt; &quot;;[$creature.$A483];&quot; // &quot;;[$creature.$J483])" office:value-type="string" office:string-value="  rngsha04, null, null, null, null, 4, null, null, null =&gt; rngsha04 // Shadow Jailor: gender MALE to NIETHER" calcext:value-type="string">
            <text:p><text:s text:c="2"/>rngsha04, null, null, null, null, 4, null, null, null =&gt; rngsha04 // Shadow Jailor: gender MALE to NIETHER</text:p>
          </table:table-cell>
        </table:table-row>
        <table:table-row table:style-name="ro3">
          <table:table-cell table:formula="of:=CONCATENATE(&quot;  &quot;;[$creature.$A484];&quot;, &quot;;[$creature.$B484];&quot;, &quot;;[$creature.$C484];&quot;, &quot;;[$creature.$D484];&quot;, &quot;;[$creature.$E484];&quot;, &quot;;[$creature.$F484];&quot;, &quot;;[$creature.$G484];&quot;, &quot;;[$creature.$H484];&quot;, &quot;;[$creature.$I484];&quot; =&gt; &quot;;[$creature.$A484];&quot; // &quot;;[$creature.$J484])" office:value-type="string" office:string-value="  rngsha2d, null, null, null, null, 4, null, null, null =&gt; rngsha2d // Shadow Patrick: gender MALE to NIETHER" calcext:value-type="string">
            <text:p><text:s text:c="2"/>rngsha2d, null, null, null, null, 4, null, null, null =&gt; rngsha2d // Shadow Patrick: gender MALE to NIETHER</text:p>
          </table:table-cell>
        </table:table-row>
        <table:table-row table:style-name="ro3">
          <table:table-cell table:formula="of:=CONCATENATE(&quot;  &quot;;[$creature.$A485];&quot;, &quot;;[$creature.$B485];&quot;, &quot;;[$creature.$C485];&quot;, &quot;;[$creature.$D485];&quot;, &quot;;[$creature.$E485];&quot;, &quot;;[$creature.$F485];&quot;, &quot;;[$creature.$G485];&quot;, &quot;;[$creature.$H485];&quot;, &quot;;[$creature.$I485];&quot; =&gt; &quot;;[$creature.$A485];&quot; // &quot;;[$creature.$J485])" office:value-type="string" office:string-value="  rogtro01, null, null, null, null, null, null, rogtro02, null =&gt; rogtro01 // Sea Troll: dv SeaTroll to rogtro02" calcext:value-type="string">
            <text:p><text:s text:c="2"/>rogtro01, null, null, null, null, null, null, rogtro02, null =&gt; rogtro01 // Sea Troll: dv SeaTroll to rogtro02</text:p>
          </table:table-cell>
        </table:table-row>
        <table:table-row table:style-name="ro3">
          <table:table-cell table:formula="of:=CONCATENATE(&quot;  &quot;;[$creature.$A486];&quot;, &quot;;[$creature.$B486];&quot;, &quot;;[$creature.$C486];&quot;, &quot;;[$creature.$D486];&quot;, &quot;;[$creature.$E486];&quot;, &quot;;[$creature.$F486];&quot;, &quot;;[$creature.$G486];&quot;, &quot;;[$creature.$H486];&quot;, &quot;;[$creature.$I486];&quot; =&gt; &quot;;[$creature.$A486];&quot; // &quot;;[$creature.$J486])" office:value-type="string" office:string-value="  rskel01, null, null, null, null, 4, null, rskel01, null =&gt; rskel01 // Skeleton: dv None to rskel01; gender MALE to NIETHER" calcext:value-type="string">
            <text:p><text:s text:c="2"/>rskel01, null, null, null, null, 4, null, rskel01, null =&gt; rskel01 // Skeleton: dv None to rskel01; gender MALE to NIETHER</text:p>
          </table:table-cell>
        </table:table-row>
        <table:table-row table:style-name="ro3">
          <table:table-cell table:formula="of:=CONCATENATE(&quot;  &quot;;[$creature.$A487];&quot;, &quot;;[$creature.$B487];&quot;, &quot;;[$creature.$C487];&quot;, &quot;;[$creature.$D487];&quot;, &quot;;[$creature.$E487];&quot;, &quot;;[$creature.$F487];&quot;, &quot;;[$creature.$G487];&quot;, &quot;;[$creature.$H487];&quot;, &quot;;[$creature.$I487];&quot; =&gt; &quot;;[$creature.$A487];&quot; // &quot;;[$creature.$J487])" office:value-type="string" office:string-value="  rskel03, null, null, null, null, 4, null, null, null =&gt; rskel03 // Skeleton: gender MALE to NIETHER" calcext:value-type="string">
            <text:p><text:s text:c="2"/>rskel03, null, null, null, null, 4, null, null, null =&gt; rskel03 // Skeleton: gender MALE to NIETHER</text:p>
          </table:table-cell>
        </table:table-row>
        <table:table-row table:style-name="ro3">
          <table:table-cell table:formula="of:=CONCATENATE(&quot;  &quot;;[$creature.$A488];&quot;, &quot;;[$creature.$B488];&quot;, &quot;;[$creature.$C488];&quot;, &quot;;[$creature.$D488];&quot;, &quot;;[$creature.$E488];&quot;, &quot;;[$creature.$F488];&quot;, &quot;;[$creature.$G488];&quot;, &quot;;[$creature.$H488];&quot;, &quot;;[$creature.$I488];&quot; =&gt; &quot;;[$creature.$A488];&quot; // &quot;;[$creature.$J488])" office:value-type="string" office:string-value="  rspirit1, 120, null, 4, null, null, null, null, null =&gt; rspirit1 // Mairyn: general HUMANOID to UNDEAD; race NO_RACE to FAIRY" calcext:value-type="string">
            <text:p><text:s text:c="2"/>rspirit1, 120, null, 4, null, null, null, null, null =&gt; rspirit1 // Mairyn: general HUMANOID to UNDEAD; race NO_RACE to FAIRY</text:p>
          </table:table-cell>
        </table:table-row>
        <table:table-row table:style-name="ro3">
          <table:table-cell table:formula="of:=CONCATENATE(&quot;  &quot;;[$creature.$A489];&quot;, &quot;;[$creature.$B489];&quot;, &quot;;[$creature.$C489];&quot;, &quot;;[$creature.$D489];&quot;, &quot;;[$creature.$E489];&quot;, &quot;;[$creature.$F489];&quot;, &quot;;[$creature.$G489];&quot;, &quot;;[$creature.$H489];&quot;, &quot;;[$creature.$I489];&quot; =&gt; &quot;;[$creature.$A489];&quot; // &quot;;[$creature.$J489])" office:value-type="string" office:string-value="  rumar02, null, null, null, null, 4, null, null, null =&gt; rumar02 // Nabassu: gender MALE to NIETHER" calcext:value-type="string">
            <text:p><text:s text:c="2"/>rumar02, null, null, null, null, 4, null, null, null =&gt; rumar02 // Nabassu: gender MALE to NIETHER</text:p>
          </table:table-cell>
        </table:table-row>
        <table:table-row table:style-name="ro3">
          <table:table-cell table:formula="of:=CONCATENATE(&quot;  &quot;;[$creature.$A490];&quot;, &quot;;[$creature.$B490];&quot;, &quot;;[$creature.$C490];&quot;, &quot;;[$creature.$D490];&quot;, &quot;;[$creature.$E490];&quot;, &quot;;[$creature.$F490];&quot;, &quot;;[$creature.$G490];&quot;, &quot;;[$creature.$H490];&quot;, &quot;;[$creature.$I490];&quot; =&gt; &quot;;[$creature.$A490];&quot; // &quot;;[$creature.$J490])" office:value-type="string" office:string-value="  sahangu, 131, null, null, null, null, null, null, null =&gt; sahangu // Anguiliian: race NO_RACE to SAHUAGIN" calcext:value-type="string">
            <text:p><text:s text:c="2"/>sahangu, 131, null, null, null, null, null, null, null =&gt; sahangu // Anguiliian: race NO_RACE to SAHUAGIN</text:p>
          </table:table-cell>
        </table:table-row>
        <table:table-row table:style-name="ro3">
          <table:table-cell table:formula="of:=CONCATENATE(&quot;  &quot;;[$creature.$A491];&quot;, &quot;;[$creature.$B491];&quot;, &quot;;[$creature.$C491];&quot;, &quot;;[$creature.$D491];&quot;, &quot;;[$creature.$E491];&quot;, &quot;;[$creature.$F491];&quot;, &quot;;[$creature.$G491];&quot;, &quot;;[$creature.$H491];&quot;, &quot;;[$creature.$I491];&quot; =&gt; &quot;;[$creature.$A491];&quot; // &quot;;[$creature.$J491])" office:value-type="string" office:string-value="  sahbeh02, null, null, 4, null, null, null, null, null =&gt; sahbeh02 // Sziltar's Apparition: general HUMANOID to UNDEAD" calcext:value-type="string">
            <text:p><text:s text:c="2"/>sahbeh02, null, null, 4, null, null, null, null, null =&gt; sahbeh02 // Sziltar's Apparition: general HUMANOID to UNDEAD</text:p>
          </table:table-cell>
        </table:table-row>
        <table:table-row table:style-name="ro3">
          <table:table-cell table:formula="of:=CONCATENATE(&quot;  &quot;;[$creature.$A492];&quot;, &quot;;[$creature.$B492];&quot;, &quot;;[$creature.$C492];&quot;, &quot;;[$creature.$D492];&quot;, &quot;;[$creature.$E492];&quot;, &quot;;[$creature.$F492];&quot;, &quot;;[$creature.$G492];&quot;, &quot;;[$creature.$H492];&quot;, &quot;;[$creature.$I492];&quot; =&gt; &quot;;[$creature.$A492];&quot; // &quot;;[$creature.$J492])" office:value-type="string" office:string-value="  sahbeh03, 1, null, null, null, 1, null, null, null =&gt; sahbeh03 // Sziltar's Apparition: gender NIETHER to MALE; race NO_RACE to HUMAN" calcext:value-type="string">
            <text:p><text:s text:c="2"/>sahbeh03, 1, null, null, null, 1, null, null, null =&gt; sahbeh03 // Sziltar's Apparition: gender NIETHER to MALE; race NO_RACE to HUMAN</text:p>
          </table:table-cell>
        </table:table-row>
        <table:table-row table:style-name="ro3">
          <table:table-cell table:formula="of:=CONCATENATE(&quot;  &quot;;[$creature.$A493];&quot;, &quot;;[$creature.$B493];&quot;, &quot;;[$creature.$C493];&quot;, &quot;;[$creature.$D493];&quot;, &quot;;[$creature.$E493];&quot;, &quot;;[$creature.$F493];&quot;, &quot;;[$creature.$G493];&quot;, &quot;;[$creature.$H493];&quot;, &quot;;[$creature.$I493];&quot; =&gt; &quot;;[$creature.$A493];&quot; // &quot;;[$creature.$J493])" office:value-type="string" office:string-value="  sahchf01, null, null, 1, null, null, null, null, null =&gt; sahchf01 // Sahuagin Chieftain: general MONSTER to HUMANOID" calcext:value-type="string">
            <text:p><text:s text:c="2"/>sahchf01, null, null, 1, null, null, null, null, null =&gt; sahchf01 // Sahuagin Chieftain: general MONSTER to HUMANOID</text:p>
          </table:table-cell>
        </table:table-row>
        <table:table-row table:style-name="ro3">
          <table:table-cell table:formula="of:=CONCATENATE(&quot;  &quot;;[$creature.$A494];&quot;, &quot;;[$creature.$B494];&quot;, &quot;;[$creature.$C494];&quot;, &quot;;[$creature.$D494];&quot;, &quot;;[$creature.$E494];&quot;, &quot;;[$creature.$F494];&quot;, &quot;;[$creature.$G494];&quot;, &quot;;[$creature.$H494];&quot;, &quot;;[$creature.$I494];&quot; =&gt; &quot;;[$creature.$A494];&quot; // &quot;;[$creature.$J494])" office:value-type="string" office:string-value="  sahoty01, 199, null, 5, null, 1, null, null, null =&gt; sahoty01 // Ettin: gender NIETHER to MALE; general MONSTER to GIANTHUMANOID; race GIANT to 199" calcext:value-type="string">
            <text:p><text:s text:c="2"/>sahoty01, 199, null, 5, null, 1, null, null, null =&gt; sahoty01 // Ettin: gender NIETHER to MALE; general MONSTER to GIANTHUMANOID; race GIANT to 199</text:p>
          </table:table-cell>
        </table:table-row>
        <table:table-row table:style-name="ro3">
          <table:table-cell table:formula="of:=CONCATENATE(&quot;  &quot;;[$creature.$A495];&quot;, &quot;;[$creature.$B495];&quot;, &quot;;[$creature.$C495];&quot;, &quot;;[$creature.$D495];&quot;, &quot;;[$creature.$E495];&quot;, &quot;;[$creature.$F495];&quot;, &quot;;[$creature.$G495];&quot;, &quot;;[$creature.$H495];&quot;, &quot;;[$creature.$I495];&quot; =&gt; &quot;;[$creature.$A495];&quot; // &quot;;[$creature.$J495])" office:value-type="string" office:string-value="  sahskel, 115, null, null, null, null, null, null, null =&gt; sahskel // Skeleton Warrior: race HUMAN to SKELETON" calcext:value-type="string">
            <text:p><text:s text:c="2"/>sahskel, 115, null, null, null, null, null, null, null =&gt; sahskel // Skeleton Warrior: race HUMAN to SKELETON</text:p>
          </table:table-cell>
        </table:table-row>
        <table:table-row table:style-name="ro3">
          <table:table-cell table:formula="of:=CONCATENATE(&quot;  &quot;;[$creature.$A496];&quot;, &quot;;[$creature.$B496];&quot;, &quot;;[$creature.$C496];&quot;, &quot;;[$creature.$D496];&quot;, &quot;;[$creature.$E496];&quot;, &quot;;[$creature.$F496];&quot;, &quot;;[$creature.$G496];&quot;, &quot;;[$creature.$H496];&quot;, &quot;;[$creature.$I496];&quot; =&gt; &quot;;[$creature.$A496];&quot; // &quot;;[$creature.$J496])" office:value-type="string" office:string-value="  sahzomb, 148, 198, null, null, null, null, null, null =&gt; sahzomb // Sea Zombie: class MAGE to ZOMBIE_NORMAL; race NO_RACE to ZOMBIE" calcext:value-type="string">
            <text:p><text:s text:c="2"/>sahzomb, 148, 198, null, null, null, null, null, null =&gt; sahzomb // Sea Zombie: class MAGE to ZOMBIE_NORMAL; race NO_RACE to ZOMBIE</text:p>
          </table:table-cell>
        </table:table-row>
        <table:table-row table:style-name="ro3">
          <table:table-cell table:formula="of:=CONCATENATE(&quot;  &quot;;[$creature.$A497];&quot;, &quot;;[$creature.$B497];&quot;, &quot;;[$creature.$C497];&quot;, &quot;;[$creature.$D497];&quot;, &quot;;[$creature.$E497];&quot;, &quot;;[$creature.$F497];&quot;, &quot;;[$creature.$G497];&quot;, &quot;;[$creature.$H497];&quot;, &quot;;[$creature.$I497];&quot; =&gt; &quot;;[$creature.$A497];&quot; // &quot;;[$creature.$J497])" office:value-type="string" office:string-value="  sarbha01, null, null, null, 1, 1, null, null, null =&gt; sarbha01 // Alexander Ralisar: gender FEMALE to MALE; sex FEMALE to MALE" calcext:value-type="string">
            <text:p><text:s text:c="2"/>sarbha01, null, null, null, 1, 1, null, null, null =&gt; sarbha01 // Alexander Ralisar: gender FEMALE to MALE; sex FEMALE to MALE</text:p>
          </table:table-cell>
        </table:table-row>
        <table:table-row table:style-name="ro3">
          <table:table-cell table:formula="of:=CONCATENATE(&quot;  &quot;;[$creature.$A498];&quot;, &quot;;[$creature.$B498];&quot;, &quot;;[$creature.$C498];&quot;, &quot;;[$creature.$D498];&quot;, &quot;;[$creature.$E498];&quot;, &quot;;[$creature.$F498];&quot;, &quot;;[$creature.$G498];&quot;, &quot;;[$creature.$H498];&quot;, &quot;;[$creature.$I498];&quot; =&gt; &quot;;[$creature.$A498];&quot; // &quot;;[$creature.$J498])" office:value-type="string" office:string-value="  sarbha02, 5, null, null, null, null, null, null, null =&gt; sarbha02 // Oris Nimblefinger: race HUMAN to HALFLING" calcext:value-type="string">
            <text:p><text:s text:c="2"/>sarbha02, 5, null, null, null, null, null, null, null =&gt; sarbha02 // Oris Nimblefinger: race HUMAN to HALFLING</text:p>
          </table:table-cell>
        </table:table-row>
        <table:table-row table:style-name="ro3">
          <table:table-cell table:formula="of:=CONCATENATE(&quot;  &quot;;[$creature.$A499];&quot;, &quot;;[$creature.$B499];&quot;, &quot;;[$creature.$C499];&quot;, &quot;;[$creature.$D499];&quot;, &quot;;[$creature.$E499];&quot;, &quot;;[$creature.$F499];&quot;, &quot;;[$creature.$G499];&quot;, &quot;;[$creature.$H499];&quot;, &quot;;[$creature.$I499];&quot; =&gt; &quot;;[$creature.$A499];&quot; // &quot;;[$creature.$J499])" office:value-type="string" office:string-value="  sarbul04, 143, null, null, null, null, null, null, null =&gt; sarbul04 // Gromnir Soldier: race HALFORC to ORC" calcext:value-type="string">
            <text:p><text:s text:c="2"/>sarbul04, 143, null, null, null, null, null, null, null =&gt; sarbul04 // Gromnir Soldier: race HALFORC to ORC</text:p>
          </table:table-cell>
        </table:table-row>
        <table:table-row table:style-name="ro3">
          <table:table-cell table:formula="of:=CONCATENATE(&quot;  &quot;;[$creature.$A500];&quot;, &quot;;[$creature.$B500];&quot;, &quot;;[$creature.$C500];&quot;, &quot;;[$creature.$D500];&quot;, &quot;;[$creature.$E500];&quot;, &quot;;[$creature.$F500];&quot;, &quot;;[$creature.$G500];&quot;, &quot;;[$creature.$H500];&quot;, &quot;;[$creature.$I500];&quot; =&gt; &quot;;[$creature.$A500];&quot; // &quot;;[$creature.$J500])" office:value-type="string" office:string-value="  sardw01, 4, null, null, null, null, null, null, null =&gt; sardw01 // Dwarf: race HUMAN to DWARF" calcext:value-type="string">
            <text:p><text:s text:c="2"/>sardw01, 4, null, null, null, null, null, null, null =&gt; sardw01 // Dwarf: race HUMAN to DWARF</text:p>
          </table:table-cell>
        </table:table-row>
        <table:table-row table:style-name="ro3">
          <table:table-cell table:formula="of:=CONCATENATE(&quot;  &quot;;[$creature.$A501];&quot;, &quot;;[$creature.$B501];&quot;, &quot;;[$creature.$C501];&quot;, &quot;;[$creature.$D501];&quot;, &quot;;[$creature.$E501];&quot;, &quot;;[$creature.$F501];&quot;, &quot;;[$creature.$G501];&quot;, &quot;;[$creature.$H501];&quot;, &quot;;[$creature.$I501];&quot; =&gt; &quot;;[$creature.$A501];&quot; // &quot;;[$creature.$J501])" office:value-type="string" office:string-value="  sardw02, 4, null, null, null, null, null, null, null =&gt; sardw02 // Dwarf: race HUMAN to DWARF" calcext:value-type="string">
            <text:p><text:s text:c="2"/>sardw02, 4, null, null, null, null, null, null, null =&gt; sardw02 // Dwarf: race HUMAN to DWARF</text:p>
          </table:table-cell>
        </table:table-row>
        <table:table-row table:style-name="ro3">
          <table:table-cell table:formula="of:=CONCATENATE(&quot;  &quot;;[$creature.$A502];&quot;, &quot;;[$creature.$B502];&quot;, &quot;;[$creature.$C502];&quot;, &quot;;[$creature.$D502];&quot;, &quot;;[$creature.$E502];&quot;, &quot;;[$creature.$F502];&quot;, &quot;;[$creature.$G502];&quot;, &quot;;[$creature.$H502];&quot;, &quot;;[$creature.$I502];&quot; =&gt; &quot;;[$creature.$A502];&quot; // &quot;;[$creature.$J502])" office:value-type="string" office:string-value="  sarfaki2, null, null, 5, null, null, null, null, null =&gt; sarfaki2 // Fire Giant: general HUMANOID to GIANTHUMANOID" calcext:value-type="string">
            <text:p><text:s text:c="2"/>sarfaki2, null, null, 5, null, null, null, null, null =&gt; sarfaki2 // Fire Giant: general HUMANOID to GIANTHUMANOID</text:p>
          </table:table-cell>
        </table:table-row>
        <table:table-row table:style-name="ro3">
          <table:table-cell table:formula="of:=CONCATENATE(&quot;  &quot;;[$creature.$A503];&quot;, &quot;;[$creature.$B503];&quot;, &quot;;[$creature.$C503];&quot;, &quot;;[$creature.$D503];&quot;, &quot;;[$creature.$E503];&quot;, &quot;;[$creature.$F503];&quot;, &quot;;[$creature.$G503];&quot;, &quot;;[$creature.$H503];&quot;, &quot;;[$creature.$I503];&quot; =&gt; &quot;;[$creature.$A503];&quot; // &quot;;[$creature.$J503])" office:value-type="string" office:string-value="  sarfakie, null, null, 5, null, null, null, null, null =&gt; sarfakie // Fire Giant: general HUMANOID to GIANTHUMANOID" calcext:value-type="string">
            <text:p><text:s text:c="2"/>sarfakie, null, null, 5, null, null, null, null, null =&gt; sarfakie // Fire Giant: general HUMANOID to GIANTHUMANOID</text:p>
          </table:table-cell>
        </table:table-row>
        <table:table-row table:style-name="ro3">
          <table:table-cell table:formula="of:=CONCATENATE(&quot;  &quot;;[$creature.$A504];&quot;, &quot;;[$creature.$B504];&quot;, &quot;;[$creature.$C504];&quot;, &quot;;[$creature.$D504];&quot;, &quot;;[$creature.$E504];&quot;, &quot;;[$creature.$F504];&quot;, &quot;;[$creature.$G504];&quot;, &quot;;[$creature.$H504];&quot;, &quot;;[$creature.$I504];&quot; =&gt; &quot;;[$creature.$A504];&quot; // &quot;;[$creature.$J504])" office:value-type="string" office:string-value="  sarhal, 5, null, null, null, null, null, null, null =&gt; sarhal // Halfling Cultist: race HUMAN to HALFLING" calcext:value-type="string">
            <text:p><text:s text:c="2"/>sarhal, 5, null, null, null, null, null, null, null =&gt; sarhal // Halfling Cultist: race HUMAN to HALFLING</text:p>
          </table:table-cell>
        </table:table-row>
        <table:table-row table:style-name="ro3">
          <table:table-cell table:formula="of:=CONCATENATE(&quot;  &quot;;[$creature.$A505];&quot;, &quot;;[$creature.$B505];&quot;, &quot;;[$creature.$C505];&quot;, &quot;;[$creature.$D505];&quot;, &quot;;[$creature.$E505];&quot;, &quot;;[$creature.$F505];&quot;, &quot;;[$creature.$G505];&quot;, &quot;;[$creature.$H505];&quot;, &quot;;[$creature.$I505];&quot; =&gt; &quot;;[$creature.$A505];&quot; // &quot;;[$creature.$J505])" office:value-type="string" office:string-value="  sdshadfi, null, null, 4, null, 4, null, null, null =&gt; sdshadfi // Shadow Fiend: gender MALE to NIETHER; general HUMANOID to UNDEAD" calcext:value-type="string">
            <text:p><text:s text:c="2"/>sdshadfi, null, null, 4, null, 4, null, null, null =&gt; sdshadfi // Shadow Fiend: gender MALE to NIETHER; general HUMANOID to UNDEAD</text:p>
          </table:table-cell>
        </table:table-row>
        <table:table-row table:style-name="ro3">
          <table:table-cell table:formula="of:=CONCATENATE(&quot;  &quot;;[$creature.$A506];&quot;, &quot;;[$creature.$B506];&quot;, &quot;;[$creature.$C506];&quot;, &quot;;[$creature.$D506];&quot;, &quot;;[$creature.$E506];&quot;, &quot;;[$creature.$F506];&quot;, &quot;;[$creature.$G506];&quot;, &quot;;[$creature.$H506];&quot;, &quot;;[$creature.$I506];&quot; =&gt; &quot;;[$creature.$A506];&quot; // &quot;;[$creature.$J506])" office:value-type="string" office:string-value="  sdshadow, null, null, 4, null, 4, null, null, null =&gt; sdshadow // Shadow: gender MALE to NIETHER; general HUMANOID to UNDEAD" calcext:value-type="string">
            <text:p><text:s text:c="2"/>sdshadow, null, null, 4, null, 4, null, null, null =&gt; sdshadow // Shadow: gender MALE to NIETHER; general HUMANOID to UNDEAD</text:p>
          </table:table-cell>
        </table:table-row>
        <table:table-row table:style-name="ro3">
          <table:table-cell table:formula="of:=CONCATENATE(&quot;  &quot;;[$creature.$A507];&quot;, &quot;;[$creature.$B507];&quot;, &quot;;[$creature.$C507];&quot;, &quot;;[$creature.$D507];&quot;, &quot;;[$creature.$E507];&quot;, &quot;;[$creature.$F507];&quot;, &quot;;[$creature.$G507];&quot;, &quot;;[$creature.$H507];&quot;, &quot;;[$creature.$I507];&quot; =&gt; &quot;;[$creature.$A507];&quot; // &quot;;[$creature.$J507])" office:value-type="string" office:string-value="  senani01, 2, null, null, null, null, null, null, null =&gt; senani01 // Moose: race HUMAN to ELF" calcext:value-type="string">
            <text:p><text:s text:c="2"/>senani01, 2, null, null, null, null, null, null, null =&gt; senani01 // Moose: race HUMAN to ELF</text:p>
          </table:table-cell>
        </table:table-row>
        <table:table-row table:style-name="ro3">
          <table:table-cell table:formula="of:=CONCATENATE(&quot;  &quot;;[$creature.$A508];&quot;, &quot;;[$creature.$B508];&quot;, &quot;;[$creature.$C508];&quot;, &quot;;[$creature.$D508];&quot;, &quot;;[$creature.$E508];&quot;, &quot;;[$creature.$F508];&quot;, &quot;;[$creature.$G508];&quot;, &quot;;[$creature.$H508];&quot;, &quot;;[$creature.$I508];&quot; =&gt; &quot;;[$creature.$A508];&quot; // &quot;;[$creature.$J508])" office:value-type="string" office:string-value="  senani02, 2, null, null, null, null, null, null, null =&gt; senani02 // Deer: race HUMAN to ELF" calcext:value-type="string">
            <text:p><text:s text:c="2"/>senani02, 2, null, null, null, null, null, null, null =&gt; senani02 // Deer: race HUMAN to ELF</text:p>
          </table:table-cell>
        </table:table-row>
        <table:table-row table:style-name="ro3">
          <table:table-cell table:formula="of:=CONCATENATE(&quot;  &quot;;[$creature.$A509];&quot;, &quot;;[$creature.$B509];&quot;, &quot;;[$creature.$C509];&quot;, &quot;;[$creature.$D509];&quot;, &quot;;[$creature.$E509];&quot;, &quot;;[$creature.$F509];&quot;, &quot;;[$creature.$G509];&quot;, &quot;;[$creature.$H509];&quot;, &quot;;[$creature.$I509];&quot; =&gt; &quot;;[$creature.$A509];&quot; // &quot;;[$creature.$J509])" office:value-type="string" office:string-value="  sendai7, null, null, null, 2, 2, null, null, null =&gt; sendai7 // Sendai: gender MALE to FEMALE; sex FEMALE to FEMALE" calcext:value-type="string">
            <text:p><text:s text:c="2"/>sendai7, null, null, null, 2, 2, null, null, null =&gt; sendai7 // Sendai: gender MALE to FEMALE; sex FEMALE to FEMALE</text:p>
          </table:table-cell>
        </table:table-row>
        <table:table-row table:style-name="ro3">
          <table:table-cell table:formula="of:=CONCATENATE(&quot;  &quot;;[$creature.$A510];&quot;, &quot;;[$creature.$B510];&quot;, &quot;;[$creature.$C510];&quot;, &quot;;[$creature.$D510];&quot;, &quot;;[$creature.$E510];&quot;, &quot;;[$creature.$F510];&quot;, &quot;;[$creature.$G510];&quot;, &quot;;[$creature.$H510];&quot;, &quot;;[$creature.$I510];&quot; =&gt; &quot;;[$creature.$A510];&quot; // &quot;;[$creature.$J510])" office:value-type="string" office:string-value="  sendark, null, null, null, null, 4, null, null, null =&gt; sendark // Dark Master: gender MALE to NIETHER" calcext:value-type="string">
            <text:p><text:s text:c="2"/>sendark, null, null, null, null, 4, null, null, null =&gt; sendark // Dark Master: gender MALE to NIETHER</text:p>
          </table:table-cell>
        </table:table-row>
        <table:table-row table:style-name="ro3">
          <table:table-cell table:formula="of:=CONCATENATE(&quot;  &quot;;[$creature.$A511];&quot;, &quot;;[$creature.$B511];&quot;, &quot;;[$creature.$C511];&quot;, &quot;;[$creature.$D511];&quot;, &quot;;[$creature.$E511];&quot;, &quot;;[$creature.$F511];&quot;, &quot;;[$creature.$G511];&quot;, &quot;;[$creature.$H511];&quot;, &quot;;[$creature.$I511];&quot; =&gt; &quot;;[$creature.$A511];&quot; // &quot;;[$creature.$J511])" office:value-type="string" office:string-value="  sendro01, 2, null, null, null, null, null, null, null =&gt; sendro01 // Drow: race HUMAN to ELF" calcext:value-type="string">
            <text:p><text:s text:c="2"/>sendro01, 2, null, null, null, null, null, null, null =&gt; sendro01 // Drow: race HUMAN to ELF</text:p>
          </table:table-cell>
        </table:table-row>
        <table:table-row table:style-name="ro3">
          <table:table-cell table:formula="of:=CONCATENATE(&quot;  &quot;;[$creature.$A512];&quot;, &quot;;[$creature.$B512];&quot;, &quot;;[$creature.$C512];&quot;, &quot;;[$creature.$D512];&quot;, &quot;;[$creature.$E512];&quot;, &quot;;[$creature.$F512];&quot;, &quot;;[$creature.$G512];&quot;, &quot;;[$creature.$H512];&quot;, &quot;;[$creature.$I512];&quot; =&gt; &quot;;[$creature.$A512];&quot; // &quot;;[$creature.$J512])" office:value-type="string" office:string-value="  sendro02, 2, null, null, null, null, null, null, null =&gt; sendro02 // Drow: race HUMAN to ELF" calcext:value-type="string">
            <text:p><text:s text:c="2"/>sendro02, 2, null, null, null, null, null, null, null =&gt; sendro02 // Drow: race HUMAN to ELF</text:p>
          </table:table-cell>
        </table:table-row>
        <table:table-row table:style-name="ro3">
          <table:table-cell table:formula="of:=CONCATENATE(&quot;  &quot;;[$creature.$A513];&quot;, &quot;;[$creature.$B513];&quot;, &quot;;[$creature.$C513];&quot;, &quot;;[$creature.$D513];&quot;, &quot;;[$creature.$E513];&quot;, &quot;;[$creature.$F513];&quot;, &quot;;[$creature.$G513];&quot;, &quot;;[$creature.$H513];&quot;, &quot;;[$creature.$I513];&quot; =&gt; &quot;;[$creature.$A513];&quot; // &quot;;[$creature.$J513])" office:value-type="string" office:string-value="  senfod01, 2, null, null, null, null, null, null, null =&gt; senfod01 // Drow: race HUMAN to ELF" calcext:value-type="string">
            <text:p><text:s text:c="2"/>senfod01, 2, null, null, null, null, null, null, null =&gt; senfod01 // Drow: race HUMAN to ELF</text:p>
          </table:table-cell>
        </table:table-row>
        <table:table-row table:style-name="ro3">
          <table:table-cell table:formula="of:=CONCATENATE(&quot;  &quot;;[$creature.$A514];&quot;, &quot;;[$creature.$B514];&quot;, &quot;;[$creature.$C514];&quot;, &quot;;[$creature.$D514];&quot;, &quot;;[$creature.$E514];&quot;, &quot;;[$creature.$F514];&quot;, &quot;;[$creature.$G514];&quot;, &quot;;[$creature.$H514];&quot;, &quot;;[$creature.$I514];&quot; =&gt; &quot;;[$creature.$A514];&quot; // &quot;;[$creature.$J514])" office:value-type="string" office:string-value="  senfod02, 2, null, null, null, null, null, null, null =&gt; senfod02 // Drow: race HUMAN to ELF" calcext:value-type="string">
            <text:p><text:s text:c="2"/>senfod02, 2, null, null, null, null, null, null, null =&gt; senfod02 // Drow: race HUMAN to ELF</text:p>
          </table:table-cell>
        </table:table-row>
        <table:table-row table:style-name="ro3">
          <table:table-cell table:formula="of:=CONCATENATE(&quot;  &quot;;[$creature.$A515];&quot;, &quot;;[$creature.$B515];&quot;, &quot;;[$creature.$C515];&quot;, &quot;;[$creature.$D515];&quot;, &quot;;[$creature.$E515];&quot;, &quot;;[$creature.$F515];&quot;, &quot;;[$creature.$G515];&quot;, &quot;;[$creature.$H515];&quot;, &quot;;[$creature.$I515];&quot; =&gt; &quot;;[$creature.$A515];&quot; // &quot;;[$creature.$J515])" office:value-type="string" office:string-value="  sengua01, 2, null, null, null, null, null, null, null =&gt; sengua01 // Woodcutter: race HUMAN to ELF" calcext:value-type="string">
            <text:p><text:s text:c="2"/>sengua01, 2, null, null, null, null, null, null, null =&gt; sengua01 // Woodcutter: race HUMAN to ELF</text:p>
          </table:table-cell>
        </table:table-row>
        <table:table-row table:style-name="ro3">
          <table:table-cell table:formula="of:=CONCATENATE(&quot;  &quot;;[$creature.$A516];&quot;, &quot;;[$creature.$B516];&quot;, &quot;;[$creature.$C516];&quot;, &quot;;[$creature.$D516];&quot;, &quot;;[$creature.$E516];&quot;, &quot;;[$creature.$F516];&quot;, &quot;;[$creature.$G516];&quot;, &quot;;[$creature.$H516];&quot;, &quot;;[$creature.$I516];&quot; =&gt; &quot;;[$creature.$A516];&quot; // &quot;;[$creature.$J516])" office:value-type="string" office:string-value="  senken01, 2, null, null, null, null, null, null, null =&gt; senken01 // Thelynn'ss: race HUMAN to ELF" calcext:value-type="string">
            <text:p><text:s text:c="2"/>senken01, 2, null, null, null, null, null, null, null =&gt; senken01 // Thelynn'ss: race HUMAN to ELF</text:p>
          </table:table-cell>
        </table:table-row>
        <table:table-row table:style-name="ro3">
          <table:table-cell table:formula="of:=CONCATENATE(&quot;  &quot;;[$creature.$A517];&quot;, &quot;;[$creature.$B517];&quot;, &quot;;[$creature.$C517];&quot;, &quot;;[$creature.$D517];&quot;, &quot;;[$creature.$E517];&quot;, &quot;;[$creature.$F517];&quot;, &quot;;[$creature.$G517];&quot;, &quot;;[$creature.$H517];&quot;, &quot;;[$creature.$I517];&quot; =&gt; &quot;;[$creature.$A517];&quot; // &quot;;[$creature.$J517])" office:value-type="string" office:string-value="  senstalk, 133, 255, null, null, null, null, null, null =&gt; senstalk // Invisible Stalker: class MAGE to NO_CLASS; race HUMAN to SPECTRE" calcext:value-type="string">
            <text:p><text:s text:c="2"/>senstalk, 133, 255, null, null, null, null, null, null =&gt; senstalk // Invisible Stalker: class MAGE to NO_CLASS; race HUMAN to SPECTRE</text:p>
          </table:table-cell>
        </table:table-row>
        <table:table-row table:style-name="ro3">
          <table:table-cell table:formula="of:=CONCATENATE(&quot;  &quot;;[$creature.$A518];&quot;, &quot;;[$creature.$B518];&quot;, &quot;;[$creature.$C518];&quot;, &quot;;[$creature.$D518];&quot;, &quot;;[$creature.$E518];&quot;, &quot;;[$creature.$F518];&quot;, &quot;;[$creature.$G518];&quot;, &quot;;[$creature.$H518];&quot;, &quot;;[$creature.$I518];&quot; =&gt; &quot;;[$creature.$A518];&quot; // &quot;;[$creature.$J518])" office:value-type="string" office:string-value="  sevdru01, null, null, null, null, null, null, null, 0x40120000 =&gt; sevdru01 // Alatelo De Bonito: kit to BEAST_FRIEND" calcext:value-type="string">
            <text:p><text:s text:c="2"/>sevdru01, null, null, null, null, null, null, null, 0x40120000 =&gt; sevdru01 // Alatelo De Bonito: kit to BEAST_FRIEND</text:p>
          </table:table-cell>
        </table:table-row>
        <table:table-row table:style-name="ro3">
          <table:table-cell table:formula="of:=CONCATENATE(&quot;  &quot;;[$creature.$A519];&quot;, &quot;;[$creature.$B519];&quot;, &quot;;[$creature.$C519];&quot;, &quot;;[$creature.$D519];&quot;, &quot;;[$creature.$E519];&quot;, &quot;;[$creature.$F519];&quot;, &quot;;[$creature.$G519];&quot;, &quot;;[$creature.$H519];&quot;, &quot;;[$creature.$I519];&quot; =&gt; &quot;;[$creature.$A519];&quot; // &quot;;[$creature.$J519])" office:value-type="string" office:string-value="  sewerm, null, null, null, null, 1, null, null, null =&gt; sewerm // Quallo: gender FEMALE to MALE" calcext:value-type="string">
            <text:p><text:s text:c="2"/>sewerm, null, null, null, null, 1, null, null, null =&gt; sewerm // Quallo: gender FEMALE to MALE</text:p>
          </table:table-cell>
        </table:table-row>
        <table:table-row table:style-name="ro3">
          <table:table-cell table:formula="of:=CONCATENATE(&quot;  &quot;;[$creature.$A520];&quot;, &quot;;[$creature.$B520];&quot;, &quot;;[$creature.$C520];&quot;, &quot;;[$creature.$D520];&quot;, &quot;;[$creature.$E520];&quot;, &quot;;[$creature.$F520];&quot;, &quot;;[$creature.$G520];&quot;, &quot;;[$creature.$H520];&quot;, &quot;;[$creature.$I520];&quot; =&gt; &quot;;[$creature.$A520];&quot; // &quot;;[$creature.$J520])" office:value-type="string" office:string-value="  sewsha01, null, null, null, null, 4, null, null, null =&gt; sewsha01 // Shadow Fiend: gender MALE to NIETHER" calcext:value-type="string">
            <text:p><text:s text:c="2"/>sewsha01, null, null, null, null, 4, null, null, null =&gt; sewsha01 // Shadow Fiend: gender MALE to NIETHER</text:p>
          </table:table-cell>
        </table:table-row>
        <table:table-row table:style-name="ro3">
          <table:table-cell table:formula="of:=CONCATENATE(&quot;  &quot;;[$creature.$A521];&quot;, &quot;;[$creature.$B521];&quot;, &quot;;[$creature.$C521];&quot;, &quot;;[$creature.$D521];&quot;, &quot;;[$creature.$E521];&quot;, &quot;;[$creature.$F521];&quot;, &quot;;[$creature.$G521];&quot;, &quot;;[$creature.$H521];&quot;, &quot;;[$creature.$I521];&quot; =&gt; &quot;;[$creature.$A521];&quot; // &quot;;[$creature.$J521])" office:value-type="string" office:string-value="  sewsha02, null, null, null, null, 4, null, null, null =&gt; sewsha02 // Shadow Fiend: gender MALE to NIETHER" calcext:value-type="string">
            <text:p><text:s text:c="2"/>sewsha02, null, null, null, null, 4, null, null, null =&gt; sewsha02 // Shadow Fiend: gender MALE to NIETHER</text:p>
          </table:table-cell>
        </table:table-row>
        <table:table-row table:style-name="ro3">
          <table:table-cell table:formula="of:=CONCATENATE(&quot;  &quot;;[$creature.$A522];&quot;, &quot;;[$creature.$B522];&quot;, &quot;;[$creature.$C522];&quot;, &quot;;[$creature.$D522];&quot;, &quot;;[$creature.$E522];&quot;, &quot;;[$creature.$F522];&quot;, &quot;;[$creature.$G522];&quot;, &quot;;[$creature.$H522];&quot;, &quot;;[$creature.$I522];&quot; =&gt; &quot;;[$creature.$A522];&quot; // &quot;;[$creature.$J522])" office:value-type="string" office:string-value="  sewsha03, null, null, null, null, 4, null, null, null =&gt; sewsha03 // Shadow: gender MALE to NIETHER" calcext:value-type="string">
            <text:p><text:s text:c="2"/>sewsha03, null, null, null, null, 4, null, null, null =&gt; sewsha03 // Shadow: gender MALE to NIETHER</text:p>
          </table:table-cell>
        </table:table-row>
        <table:table-row table:style-name="ro3">
          <table:table-cell table:formula="of:=CONCATENATE(&quot;  &quot;;[$creature.$A523];&quot;, &quot;;[$creature.$B523];&quot;, &quot;;[$creature.$C523];&quot;, &quot;;[$creature.$D523];&quot;, &quot;;[$creature.$E523];&quot;, &quot;;[$creature.$F523];&quot;, &quot;;[$creature.$G523];&quot;, &quot;;[$creature.$H523];&quot;, &quot;;[$creature.$I523];&quot; =&gt; &quot;;[$creature.$A523];&quot; // &quot;;[$creature.$J523])" office:value-type="string" office:string-value="  shadel, null, null, null, null, 4, null, null, null =&gt; shadel // Shade Lord: gender FEMALE to NIETHER" calcext:value-type="string">
            <text:p><text:s text:c="2"/>shadel, null, null, null, null, 4, null, null, null =&gt; shadel // Shade Lord: gender FEMALE to NIETHER</text:p>
          </table:table-cell>
        </table:table-row>
        <table:table-row table:style-name="ro3">
          <table:table-cell table:formula="of:=CONCATENATE(&quot;  &quot;;[$creature.$A524];&quot;, &quot;;[$creature.$B524];&quot;, &quot;;[$creature.$C524];&quot;, &quot;;[$creature.$D524];&quot;, &quot;;[$creature.$E524];&quot;, &quot;;[$creature.$F524];&quot;, &quot;;[$creature.$G524];&quot;, &quot;;[$creature.$H524];&quot;, &quot;;[$creature.$I524];&quot; =&gt; &quot;;[$creature.$A524];&quot; // &quot;;[$creature.$J524])" office:value-type="string" office:string-value="  shadeld, null, null, null, null, 4, null, null, null =&gt; shadeld // Shade Lord: gender FEMALE to NIETHER" calcext:value-type="string">
            <text:p><text:s text:c="2"/>shadeld, null, null, null, null, 4, null, null, null =&gt; shadeld // Shade Lord: gender FEMALE to NIETHER</text:p>
          </table:table-cell>
        </table:table-row>
        <table:table-row table:style-name="ro3">
          <table:table-cell table:formula="of:=CONCATENATE(&quot;  &quot;;[$creature.$A525];&quot;, &quot;;[$creature.$B525];&quot;, &quot;;[$creature.$C525];&quot;, &quot;;[$creature.$D525];&quot;, &quot;;[$creature.$E525];&quot;, &quot;;[$creature.$F525];&quot;, &quot;;[$creature.$G525];&quot;, &quot;;[$creature.$H525];&quot;, &quot;;[$creature.$I525];&quot; =&gt; &quot;;[$creature.$A525];&quot; // &quot;;[$creature.$J525])" office:value-type="string" office:string-value="  shadfi01, null, null, null, null, 4, null, null, null =&gt; shadfi01 // Shadow Fiend: gender MALE to NIETHER" calcext:value-type="string">
            <text:p><text:s text:c="2"/>shadfi01, null, null, null, null, 4, null, null, null =&gt; shadfi01 // Shadow Fiend: gender MALE to NIETHER</text:p>
          </table:table-cell>
        </table:table-row>
        <table:table-row table:style-name="ro3">
          <table:table-cell table:formula="of:=CONCATENATE(&quot;  &quot;;[$creature.$A526];&quot;, &quot;;[$creature.$B526];&quot;, &quot;;[$creature.$C526];&quot;, &quot;;[$creature.$D526];&quot;, &quot;;[$creature.$E526];&quot;, &quot;;[$creature.$F526];&quot;, &quot;;[$creature.$G526];&quot;, &quot;;[$creature.$H526];&quot;, &quot;;[$creature.$I526];&quot; =&gt; &quot;;[$creature.$A526];&quot; // &quot;;[$creature.$J526])" office:value-type="string" office:string-value="  shadfi02, null, null, null, null, 4, null, null, null =&gt; shadfi02 // Devil Shade: gender MALE to NIETHER" calcext:value-type="string">
            <text:p><text:s text:c="2"/>shadfi02, null, null, null, null, 4, null, null, null =&gt; shadfi02 // Devil Shade: gender MALE to NIETHER</text:p>
          </table:table-cell>
        </table:table-row>
        <table:table-row table:style-name="ro3">
          <table:table-cell table:formula="of:=CONCATENATE(&quot;  &quot;;[$creature.$A527];&quot;, &quot;;[$creature.$B527];&quot;, &quot;;[$creature.$C527];&quot;, &quot;;[$creature.$D527];&quot;, &quot;;[$creature.$E527];&quot;, &quot;;[$creature.$F527];&quot;, &quot;;[$creature.$G527];&quot;, &quot;;[$creature.$H527];&quot;, &quot;;[$creature.$I527];&quot; =&gt; &quot;;[$creature.$A527];&quot; // &quot;;[$creature.$J527])" office:value-type="string" office:string-value="  shadow01, null, null, null, null, 4, null, null, null =&gt; shadow01 // Shadow: gender MALE to NIETHER" calcext:value-type="string">
            <text:p><text:s text:c="2"/>shadow01, null, null, null, null, 4, null, null, null =&gt; shadow01 // Shadow: gender MALE to NIETHER</text:p>
          </table:table-cell>
        </table:table-row>
        <table:table-row table:style-name="ro3">
          <table:table-cell table:formula="of:=CONCATENATE(&quot;  &quot;;[$creature.$A528];&quot;, &quot;;[$creature.$B528];&quot;, &quot;;[$creature.$C528];&quot;, &quot;;[$creature.$D528];&quot;, &quot;;[$creature.$E528];&quot;, &quot;;[$creature.$F528];&quot;, &quot;;[$creature.$G528];&quot;, &quot;;[$creature.$H528];&quot;, &quot;;[$creature.$I528];&quot; =&gt; &quot;;[$creature.$A528];&quot; // &quot;;[$creature.$J528])" office:value-type="string" office:string-value="  shagrl01, null, null, 1, null, null, null, null, null =&gt; shagrl01 // Amuana: general UNDEAD to HUMANOID" calcext:value-type="string">
            <text:p><text:s text:c="2"/>shagrl01, null, null, 1, null, null, null, null, null =&gt; shagrl01 // Amuana: general UNDEAD to HUMANOID</text:p>
          </table:table-cell>
        </table:table-row>
        <table:table-row table:style-name="ro3">
          <table:table-cell table:formula="of:=CONCATENATE(&quot;  &quot;;[$creature.$A529];&quot;, &quot;;[$creature.$B529];&quot;, &quot;;[$creature.$C529];&quot;, &quot;;[$creature.$D529];&quot;, &quot;;[$creature.$E529];&quot;, &quot;;[$creature.$F529];&quot;, &quot;;[$creature.$G529];&quot;, &quot;;[$creature.$H529];&quot;, &quot;;[$creature.$I529];&quot; =&gt; &quot;;[$creature.$A529];&quot; // &quot;;[$creature.$J529])" office:value-type="string" office:string-value="  shank, 3, null, null, null, null, null, null, null =&gt; shank // Shank: race HUMAN to HALF_ELF" calcext:value-type="string">
            <text:p><text:s text:c="2"/>shank, 3, null, null, null, null, null, null, null =&gt; shank // Shank: race HUMAN to HALF_ELF</text:p>
          </table:table-cell>
        </table:table-row>
        <table:table-row table:style-name="ro3">
          <table:table-cell table:formula="of:=CONCATENATE(&quot;  &quot;;[$creature.$A530];&quot;, &quot;;[$creature.$B530];&quot;, &quot;;[$creature.$C530];&quot;, &quot;;[$creature.$D530];&quot;, &quot;;[$creature.$E530];&quot;, &quot;;[$creature.$F530];&quot;, &quot;;[$creature.$G530];&quot;, &quot;;[$creature.$H530];&quot;, &quot;;[$creature.$I530];&quot; =&gt; &quot;;[$creature.$A530];&quot; // &quot;;[$creature.$J530])" office:value-type="string" office:string-value="  shape, null, null, null, null, 4, null, null, null =&gt; shape // Frennedan: gender MALE to NIETHER" calcext:value-type="string">
            <text:p><text:s text:c="2"/>shape, null, null, null, null, 4, null, null, null =&gt; shape // Frennedan: gender MALE to NIETHER</text:p>
          </table:table-cell>
        </table:table-row>
        <table:table-row table:style-name="ro3">
          <table:table-cell table:formula="of:=CONCATENATE(&quot;  &quot;;[$creature.$A531];&quot;, &quot;;[$creature.$B531];&quot;, &quot;;[$creature.$C531];&quot;, &quot;;[$creature.$D531];&quot;, &quot;;[$creature.$E531];&quot;, &quot;;[$creature.$F531];&quot;, &quot;;[$creature.$G531];&quot;, &quot;;[$creature.$H531];&quot;, &quot;;[$creature.$I531];&quot; =&gt; &quot;;[$creature.$A531];&quot; // &quot;;[$creature.$J531])" office:value-type="string" office:string-value="  shawol01, null, null, null, null, 4, null, null, null =&gt; shawol01 // Shade Wolf: gender MALE to NIETHER" calcext:value-type="string">
            <text:p><text:s text:c="2"/>shawol01, null, null, null, null, 4, null, null, null =&gt; shawol01 // Shade Wolf: gender MALE to NIETHER</text:p>
          </table:table-cell>
        </table:table-row>
        <table:table-row table:style-name="ro3">
          <table:table-cell table:formula="of:=CONCATENATE(&quot;  &quot;;[$creature.$A532];&quot;, &quot;;[$creature.$B532];&quot;, &quot;;[$creature.$C532];&quot;, &quot;;[$creature.$D532];&quot;, &quot;;[$creature.$E532];&quot;, &quot;;[$creature.$F532];&quot;, &quot;;[$creature.$G532];&quot;, &quot;;[$creature.$H532];&quot;, &quot;;[$creature.$I532];&quot; =&gt; &quot;;[$creature.$A532];&quot; // &quot;;[$creature.$J532])" office:value-type="string" office:string-value="  shawol02, null, null, null, null, 4, null, null, null =&gt; shawol02 // Greater Shade Wolf: gender MALE to NIETHER" calcext:value-type="string">
            <text:p><text:s text:c="2"/>shawol02, null, null, null, null, 4, null, null, null =&gt; shawol02 // Greater Shade Wolf: gender MALE to NIETHER</text:p>
          </table:table-cell>
        </table:table-row>
        <table:table-row table:style-name="ro3">
          <table:table-cell table:formula="of:=CONCATENATE(&quot;  &quot;;[$creature.$A533];&quot;, &quot;;[$creature.$B533];&quot;, &quot;;[$creature.$C533];&quot;, &quot;;[$creature.$D533];&quot;, &quot;;[$creature.$E533];&quot;, &quot;;[$creature.$F533];&quot;, &quot;;[$creature.$G533];&quot;, &quot;;[$creature.$H533];&quot;, &quot;;[$creature.$I533];&quot; =&gt; &quot;;[$creature.$A533];&quot; // &quot;;[$creature.$J533])" office:value-type="string" office:string-value="  shth03, null, null, null, null, 1, null, null, null =&gt; shth03 // Kretor: gender FEMALE to MALE" calcext:value-type="string">
            <text:p><text:s text:c="2"/>shth03, null, null, null, null, 1, null, null, null =&gt; shth03 // Kretor: gender FEMALE to MALE</text:p>
          </table:table-cell>
        </table:table-row>
        <table:table-row table:style-name="ro3">
          <table:table-cell table:formula="of:=CONCATENATE(&quot;  &quot;;[$creature.$A534];&quot;, &quot;;[$creature.$B534];&quot;, &quot;;[$creature.$C534];&quot;, &quot;;[$creature.$D534];&quot;, &quot;;[$creature.$E534];&quot;, &quot;;[$creature.$F534];&quot;, &quot;;[$creature.$G534];&quot;, &quot;;[$creature.$H534];&quot;, &quot;;[$creature.$I534];&quot; =&gt; &quot;;[$creature.$A534];&quot; // &quot;;[$creature.$J534])" office:value-type="string" office:string-value="  skelar01, null, null, null, null, 4, null, null, null =&gt; skelar01 // Skeleton Archer: gender MALE to NIETHER" calcext:value-type="string">
            <text:p><text:s text:c="2"/>skelar01, null, null, null, null, 4, null, null, null =&gt; skelar01 // Skeleton Archer: gender MALE to NIETHER</text:p>
          </table:table-cell>
        </table:table-row>
        <table:table-row table:style-name="ro3">
          <table:table-cell table:formula="of:=CONCATENATE(&quot;  &quot;;[$creature.$A535];&quot;, &quot;;[$creature.$B535];&quot;, &quot;;[$creature.$C535];&quot;, &quot;;[$creature.$D535];&quot;, &quot;;[$creature.$E535];&quot;, &quot;;[$creature.$F535];&quot;, &quot;;[$creature.$G535];&quot;, &quot;;[$creature.$H535];&quot;, &quot;;[$creature.$I535];&quot; =&gt; &quot;;[$creature.$A535];&quot; // &quot;;[$creature.$J535])" office:value-type="string" office:string-value="  skelar02, null, null, null, null, 4, null, null, null =&gt; skelar02 // Skeleton Archer: gender MALE to NIETHER" calcext:value-type="string">
            <text:p><text:s text:c="2"/>skelar02, null, null, null, null, 4, null, null, null =&gt; skelar02 // Skeleton Archer: gender MALE to NIETHER</text:p>
          </table:table-cell>
        </table:table-row>
        <table:table-row table:style-name="ro3">
          <table:table-cell table:formula="of:=CONCATENATE(&quot;  &quot;;[$creature.$A536];&quot;, &quot;;[$creature.$B536];&quot;, &quot;;[$creature.$C536];&quot;, &quot;;[$creature.$D536];&quot;, &quot;;[$creature.$E536];&quot;, &quot;;[$creature.$F536];&quot;, &quot;;[$creature.$G536];&quot;, &quot;;[$creature.$H536];&quot;, &quot;;[$creature.$I536];&quot; =&gt; &quot;;[$creature.$A536];&quot; // &quot;;[$creature.$J536])" office:value-type="string" office:string-value="  skelded, null, null, 4, null, null, null, null, null =&gt; skelded // &lt;Invalid Strref -1" calcext:value-type="string">
            <text:p><text:s text:c="2"/>skelded, null, null, 4, null, null, null, null, null =&gt; skelded // &lt;Invalid Strref -1</text:p>
          </table:table-cell>
        </table:table-row>
        <table:table-row table:style-name="ro3">
          <table:table-cell table:formula="of:=CONCATENATE(&quot;  &quot;;[$creature.$A537];&quot;, &quot;;[$creature.$B537];&quot;, &quot;;[$creature.$C537];&quot;, &quot;;[$creature.$D537];&quot;, &quot;;[$creature.$E537];&quot;, &quot;;[$creature.$F537];&quot;, &quot;;[$creature.$G537];&quot;, &quot;;[$creature.$H537];&quot;, &quot;;[$creature.$I537];&quot; =&gt; &quot;;[$creature.$A537];&quot; // &quot;;[$creature.$J537])" office:value-type="string" office:string-value="  skele2, null, null, null, null, 4, null, null, null =&gt; skele2 // Skeleton: gender MALE to NIETHER" calcext:value-type="string">
            <text:p><text:s text:c="2"/>skele2, null, null, null, null, 4, null, null, null =&gt; skele2 // Skeleton: gender MALE to NIETHER</text:p>
          </table:table-cell>
        </table:table-row>
        <table:table-row table:style-name="ro3">
          <table:table-cell table:formula="of:=CONCATENATE(&quot;  &quot;;[$creature.$A538];&quot;, &quot;;[$creature.$B538];&quot;, &quot;;[$creature.$C538];&quot;, &quot;;[$creature.$D538];&quot;, &quot;;[$creature.$E538];&quot;, &quot;;[$creature.$F538];&quot;, &quot;;[$creature.$G538];&quot;, &quot;;[$creature.$H538];&quot;, &quot;;[$creature.$I538];&quot; =&gt; &quot;;[$creature.$A538];&quot; // &quot;;[$creature.$J538])" office:value-type="string" office:string-value="  skelet01, null, null, null, null, 4, null, null, null =&gt; skelet01 // Skeleton: gender MALE to NIETHER" calcext:value-type="string">
            <text:p><text:s text:c="2"/>skelet01, null, null, null, null, 4, null, null, null =&gt; skelet01 // Skeleton: gender MALE to NIETHER</text:p>
          </table:table-cell>
        </table:table-row>
        <table:table-row table:style-name="ro3">
          <table:table-cell table:formula="of:=CONCATENATE(&quot;  &quot;;[$creature.$A539];&quot;, &quot;;[$creature.$B539];&quot;, &quot;;[$creature.$C539];&quot;, &quot;;[$creature.$D539];&quot;, &quot;;[$creature.$E539];&quot;, &quot;;[$creature.$F539];&quot;, &quot;;[$creature.$G539];&quot;, &quot;;[$creature.$H539];&quot;, &quot;;[$creature.$I539];&quot; =&gt; &quot;;[$creature.$A539];&quot; // &quot;;[$creature.$J539])" office:value-type="string" office:string-value="  skelhp1, null, null, null, null, 4, null, null, null =&gt; skelhp1 // Skeleton: gender MALE to NIETHER" calcext:value-type="string">
            <text:p><text:s text:c="2"/>skelhp1, null, null, null, null, 4, null, null, null =&gt; skelhp1 // Skeleton: gender MALE to NIETHER</text:p>
          </table:table-cell>
        </table:table-row>
        <table:table-row table:style-name="ro3">
          <table:table-cell table:formula="of:=CONCATENATE(&quot;  &quot;;[$creature.$A540];&quot;, &quot;;[$creature.$B540];&quot;, &quot;;[$creature.$C540];&quot;, &quot;;[$creature.$D540];&quot;, &quot;;[$creature.$E540];&quot;, &quot;;[$creature.$F540];&quot;, &quot;;[$creature.$G540];&quot;, &quot;;[$creature.$H540];&quot;, &quot;;[$creature.$I540];&quot; =&gt; &quot;;[$creature.$A540];&quot; // &quot;;[$creature.$J540])" office:value-type="string" office:string-value="  skelwa02, 115, null, null, null, null, null, null, null =&gt; skelwa02 // Skeleton Warrior: race HUMAN to SKELETON" calcext:value-type="string">
            <text:p><text:s text:c="2"/>skelwa02, 115, null, null, null, null, null, null, null =&gt; skelwa02 // Skeleton Warrior: race HUMAN to SKELETON</text:p>
          </table:table-cell>
        </table:table-row>
        <table:table-row table:style-name="ro3">
          <table:table-cell table:formula="of:=CONCATENATE(&quot;  &quot;;[$creature.$A541];&quot;, &quot;;[$creature.$B541];&quot;, &quot;;[$creature.$C541];&quot;, &quot;;[$creature.$D541];&quot;, &quot;;[$creature.$E541];&quot;, &quot;;[$creature.$F541];&quot;, &quot;;[$creature.$G541];&quot;, &quot;;[$creature.$H541];&quot;, &quot;;[$creature.$I541];&quot; =&gt; &quot;;[$creature.$A541];&quot; // &quot;;[$creature.$J541])" office:value-type="string" office:string-value="  skelwa03, 115, null, null, null, null, null, null, null =&gt; skelwa03 // Skeleton Warrior: race HUMAN to SKELETON" calcext:value-type="string">
            <text:p><text:s text:c="2"/>skelwa03, 115, null, null, null, null, null, null, null =&gt; skelwa03 // Skeleton Warrior: race HUMAN to SKELETON</text:p>
          </table:table-cell>
        </table:table-row>
        <table:table-row table:style-name="ro3">
          <table:table-cell table:formula="of:=CONCATENATE(&quot;  &quot;;[$creature.$A542];&quot;, &quot;;[$creature.$B542];&quot;, &quot;;[$creature.$C542];&quot;, &quot;;[$creature.$D542];&quot;, &quot;;[$creature.$E542];&quot;, &quot;;[$creature.$F542];&quot;, &quot;;[$creature.$G542];&quot;, &quot;;[$creature.$H542];&quot;, &quot;;[$creature.$I542];&quot; =&gt; &quot;;[$creature.$A542];&quot; // &quot;;[$creature.$J542])" office:value-type="string" office:string-value="  skelwasu, 115, null, null, null, null, null, null, null =&gt; skelwasu // Skeleton Warrior: race HUMAN to SKELETON" calcext:value-type="string">
            <text:p><text:s text:c="2"/>skelwasu, 115, null, null, null, null, null, null, null =&gt; skelwasu // Skeleton Warrior: race HUMAN to SKELETON</text:p>
          </table:table-cell>
        </table:table-row>
        <table:table-row table:style-name="ro3">
          <table:table-cell table:formula="of:=CONCATENATE(&quot;  &quot;;[$creature.$A543];&quot;, &quot;;[$creature.$B543];&quot;, &quot;;[$creature.$C543];&quot;, &quot;;[$creature.$D543];&quot;, &quot;;[$creature.$E543];&quot;, &quot;;[$creature.$F543];&quot;, &quot;;[$creature.$G543];&quot;, &quot;;[$creature.$H543];&quot;, &quot;;[$creature.$I543];&quot; =&gt; &quot;;[$creature.$A543];&quot; // &quot;;[$creature.$J543])" office:value-type="string" office:string-value="  slcat, 137, null, null, null, null, null, null, null =&gt; slcat // Missy: race NO_RACE to CAT" calcext:value-type="string">
            <text:p><text:s text:c="2"/>slcat, 137, null, null, null, null, null, null, null =&gt; slcat // Missy: race NO_RACE to CAT</text:p>
          </table:table-cell>
        </table:table-row>
        <table:table-row table:style-name="ro3">
          <table:table-cell table:formula="of:=CONCATENATE(&quot;  &quot;;[$creature.$A544];&quot;, &quot;;[$creature.$B544];&quot;, &quot;;[$creature.$C544];&quot;, &quot;;[$creature.$D544];&quot;, &quot;;[$creature.$E544];&quot;, &quot;;[$creature.$F544];&quot;, &quot;;[$creature.$G544];&quot;, &quot;;[$creature.$H544];&quot;, &quot;;[$creature.$I544];&quot; =&gt; &quot;;[$creature.$A544];&quot; // &quot;;[$creature.$J544])" office:value-type="string" office:string-value="  sleepdw, 4, null, null, null, null, null, null, null =&gt; sleepdw // Sleeping Dwarf: race HUMAN to DWARF" calcext:value-type="string">
            <text:p><text:s text:c="2"/>sleepdw, 4, null, null, null, null, null, null, null =&gt; sleepdw // Sleeping Dwarf: race HUMAN to DWARF</text:p>
          </table:table-cell>
        </table:table-row>
        <table:table-row table:style-name="ro3">
          <table:table-cell table:formula="of:=CONCATENATE(&quot;  &quot;;[$creature.$A545];&quot;, &quot;;[$creature.$B545];&quot;, &quot;;[$creature.$C545];&quot;, &quot;;[$creature.$D545];&quot;, &quot;;[$creature.$E545];&quot;, &quot;;[$creature.$F545];&quot;, &quot;;[$creature.$G545];&quot;, &quot;;[$creature.$H545];&quot;, &quot;;[$creature.$I545];&quot; =&gt; &quot;;[$creature.$A545];&quot; // &quot;;[$creature.$J545])" office:value-type="string" office:string-value="  sleepfh, null, null, null, 2, 2, null, null, null =&gt; sleepfh // Sleeping Woman: gender MALE to FEMALE; sex MALE to FEMALE" calcext:value-type="string">
            <text:p><text:s text:c="2"/>sleepfh, null, null, null, 2, 2, null, null, null =&gt; sleepfh // Sleeping Woman: gender MALE to FEMALE; sex MALE to FEMALE</text:p>
          </table:table-cell>
        </table:table-row>
        <table:table-row table:style-name="ro3">
          <table:table-cell table:formula="of:=CONCATENATE(&quot;  &quot;;[$creature.$A546];&quot;, &quot;;[$creature.$B546];&quot;, &quot;;[$creature.$C546];&quot;, &quot;;[$creature.$D546];&quot;, &quot;;[$creature.$E546];&quot;, &quot;;[$creature.$F546];&quot;, &quot;;[$creature.$G546];&quot;, &quot;;[$creature.$H546];&quot;, &quot;;[$creature.$I546];&quot; =&gt; &quot;;[$creature.$A546];&quot; // &quot;;[$creature.$J546])" office:value-type="string" office:string-value="  slifis01, 119, null, null, null, 4, null, null, null =&gt; slifis01 // Fission Slime: gender MALE to NIETHER; race HUMAN to SLIME" calcext:value-type="string">
            <text:p><text:s text:c="2"/>slifis01, 119, null, null, null, 4, null, null, null =&gt; slifis01 // Fission Slime: gender MALE to NIETHER; race HUMAN to SLIME</text:p>
          </table:table-cell>
        </table:table-row>
        <table:table-row table:style-name="ro3">
          <table:table-cell table:formula="of:=CONCATENATE(&quot;  &quot;;[$creature.$A547];&quot;, &quot;;[$creature.$B547];&quot;, &quot;;[$creature.$C547];&quot;, &quot;;[$creature.$D547];&quot;, &quot;;[$creature.$E547];&quot;, &quot;;[$creature.$F547];&quot;, &quot;;[$creature.$G547];&quot;, &quot;;[$creature.$H547];&quot;, &quot;;[$creature.$I547];&quot; =&gt; &quot;;[$creature.$A547];&quot; // &quot;;[$creature.$J547])" office:value-type="string" office:string-value="  slifis02, 119, null, null, null, 4, null, null, null =&gt; slifis02 // Fission Slime: gender MALE to NIETHER; race HUMAN to SLIME" calcext:value-type="string">
            <text:p><text:s text:c="2"/>slifis02, 119, null, null, null, 4, null, null, null =&gt; slifis02 // Fission Slime: gender MALE to NIETHER; race HUMAN to SLIME</text:p>
          </table:table-cell>
        </table:table-row>
        <table:table-row table:style-name="ro3">
          <table:table-cell table:formula="of:=CONCATENATE(&quot;  &quot;;[$creature.$A548];&quot;, &quot;;[$creature.$B548];&quot;, &quot;;[$creature.$C548];&quot;, &quot;;[$creature.$D548];&quot;, &quot;;[$creature.$E548];&quot;, &quot;;[$creature.$F548];&quot;, &quot;;[$creature.$G548];&quot;, &quot;;[$creature.$H548];&quot;, &quot;;[$creature.$I548];&quot; =&gt; &quot;;[$creature.$A548];&quot; // &quot;;[$creature.$J548])" office:value-type="string" office:string-value="  slvic02, 1, null, null, 1, 1, null, null, null =&gt; slvic02 // Tourist: gender FEMALE to MALE; sex FEMALE to MALE; race ELF to HUMAN" calcext:value-type="string">
            <text:p><text:s text:c="2"/>slvic02, 1, null, null, 1, 1, null, null, null =&gt; slvic02 // Tourist: gender FEMALE to MALE; sex FEMALE to MALE; race ELF to HUMAN</text:p>
          </table:table-cell>
        </table:table-row>
        <table:table-row table:style-name="ro3">
          <table:table-cell table:formula="of:=CONCATENATE(&quot;  &quot;;[$creature.$A549];&quot;, &quot;;[$creature.$B549];&quot;, &quot;;[$creature.$C549];&quot;, &quot;;[$creature.$D549];&quot;, &quot;;[$creature.$E549];&quot;, &quot;;[$creature.$F549];&quot;, &quot;;[$creature.$G549];&quot;, &quot;;[$creature.$H549];&quot;, &quot;;[$creature.$I549];&quot; =&gt; &quot;;[$creature.$A549];&quot; // &quot;;[$creature.$J549])" office:value-type="string" office:string-value="  solar, null, null, null, 2, null, null, null, null =&gt; solar // Solar: sex MALE to FEMALE" calcext:value-type="string">
            <text:p><text:s text:c="2"/>solar, null, null, null, 2, null, null, null, null =&gt; solar // Solar: sex MALE to FEMALE</text:p>
          </table:table-cell>
        </table:table-row>
        <table:table-row table:style-name="ro3">
          <table:table-cell table:formula="of:=CONCATENATE(&quot;  &quot;;[$creature.$A550];&quot;, &quot;;[$creature.$B550];&quot;, &quot;;[$creature.$C550];&quot;, &quot;;[$creature.$D550];&quot;, &quot;;[$creature.$E550];&quot;, &quot;;[$creature.$F550];&quot;, &quot;;[$creature.$G550];&quot;, &quot;;[$creature.$H550];&quot;, &quot;;[$creature.$I550];&quot; =&gt; &quot;;[$creature.$A550];&quot; // &quot;;[$creature.$J550])" office:value-type="string" office:string-value="  solar01, null, null, null, 2, null, null, null, null =&gt; solar01 // Solar: sex MALE to FEMALE" calcext:value-type="string">
            <text:p><text:s text:c="2"/>solar01, null, null, null, 2, null, null, null, null =&gt; solar01 // Solar: sex MALE to FEMALE</text:p>
          </table:table-cell>
        </table:table-row>
        <table:table-row table:style-name="ro3">
          <table:table-cell table:formula="of:=CONCATENATE(&quot;  &quot;;[$creature.$A551];&quot;, &quot;;[$creature.$B551];&quot;, &quot;;[$creature.$C551];&quot;, &quot;;[$creature.$D551];&quot;, &quot;;[$creature.$E551];&quot;, &quot;;[$creature.$F551];&quot;, &quot;;[$creature.$G551];&quot;, &quot;;[$creature.$H551];&quot;, &quot;;[$creature.$I551];&quot; =&gt; &quot;;[$creature.$A551];&quot; // &quot;;[$creature.$J551])" office:value-type="string" office:string-value="  spidgi01, null, null, null, null, null, null, spidgi01, null =&gt; spidgi01 // Giant Spider: dv None to spidgi01" calcext:value-type="string">
            <text:p><text:s text:c="2"/>spidgi01, null, null, null, null, null, null, spidgi01, null =&gt; spidgi01 // Giant Spider: dv None to spidgi01</text:p>
          </table:table-cell>
        </table:table-row>
        <table:table-row table:style-name="ro3">
          <table:table-cell table:formula="of:=CONCATENATE(&quot;  &quot;;[$creature.$A552];&quot;, &quot;;[$creature.$B552];&quot;, &quot;;[$creature.$C552];&quot;, &quot;;[$creature.$D552];&quot;, &quot;;[$creature.$E552];&quot;, &quot;;[$creature.$F552];&quot;, &quot;;[$creature.$G552];&quot;, &quot;;[$creature.$H552];&quot;, &quot;;[$creature.$I552];&quot; =&gt; &quot;;[$creature.$A552];&quot; // &quot;;[$creature.$J552])" office:value-type="string" office:string-value="  spirlion, 137, null, null, null, null, null, null, null =&gt; spirlion // Spirit Lion: race NO_RACE to CAT" calcext:value-type="string">
            <text:p><text:s text:c="2"/>spirlion, 137, null, null, null, null, null, null, null =&gt; spirlion // Spirit Lion: race NO_RACE to CAT</text:p>
          </table:table-cell>
        </table:table-row>
        <table:table-row table:style-name="ro3">
          <table:table-cell table:formula="of:=CONCATENATE(&quot;  &quot;;[$creature.$A553];&quot;, &quot;;[$creature.$B553];&quot;, &quot;;[$creature.$C553];&quot;, &quot;;[$creature.$D553];&quot;, &quot;;[$creature.$E553];&quot;, &quot;;[$creature.$F553];&quot;, &quot;;[$creature.$G553];&quot;, &quot;;[$creature.$H553];&quot;, &quot;;[$creature.$I553];&quot; =&gt; &quot;;[$creature.$A553];&quot; // &quot;;[$creature.$J553])" office:value-type="string" office:string-value="  stalke, 133, 255, null, null, null, null, null, null =&gt; stalke // Invisible Stalker: class MAGE to NO_CLASS; race HUMAN to SPECTRE" calcext:value-type="string">
            <text:p><text:s text:c="2"/>stalke, 133, 255, null, null, null, null, null, null =&gt; stalke // Invisible Stalker: class MAGE to NO_CLASS; race HUMAN to SPECTRE</text:p>
          </table:table-cell>
        </table:table-row>
        <table:table-row table:style-name="ro3">
          <table:table-cell table:formula="of:=CONCATENATE(&quot;  &quot;;[$creature.$A554];&quot;, &quot;;[$creature.$B554];&quot;, &quot;;[$creature.$C554];&quot;, &quot;;[$creature.$D554];&quot;, &quot;;[$creature.$E554];&quot;, &quot;;[$creature.$F554];&quot;, &quot;;[$creature.$G554];&quot;, &quot;;[$creature.$H554];&quot;, &quot;;[$creature.$I554];&quot; =&gt; &quot;;[$creature.$A554];&quot; // &quot;;[$creature.$J554])" office:value-type="string" office:string-value="  statue01, 201, null, 101, 3, null, null, null, null =&gt; statue01 // Magical Sword: sex MALE to OTHER; general HUMANOID to WEAPON; race GNOLL to SWORD" calcext:value-type="string">
            <text:p><text:s text:c="2"/>statue01, 201, null, 101, 3, null, null, null, null =&gt; statue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5];&quot;, &quot;;[$creature.$B555];&quot;, &quot;;[$creature.$C555];&quot;, &quot;;[$creature.$D555];&quot;, &quot;;[$creature.$E555];&quot;, &quot;;[$creature.$F555];&quot;, &quot;;[$creature.$G555];&quot;, &quot;;[$creature.$H555];&quot;, &quot;;[$creature.$I555];&quot; =&gt; &quot;;[$creature.$A555];&quot; // &quot;;[$creature.$J555])" office:value-type="string" office:string-value="  statue02, 201, null, 101, 3, null, null, null, null =&gt; statue02 // Magical Sword: sex MALE to OTHER; general HUMANOID to WEAPON; race GNOLL to SWORD" calcext:value-type="string">
            <text:p><text:s text:c="2"/>statue02, 201, null, 101, 3, null, null, null, null =&gt; statue02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6];&quot;, &quot;;[$creature.$B556];&quot;, &quot;;[$creature.$C556];&quot;, &quot;;[$creature.$D556];&quot;, &quot;;[$creature.$E556];&quot;, &quot;;[$creature.$F556];&quot;, &quot;;[$creature.$G556];&quot;, &quot;;[$creature.$H556];&quot;, &quot;;[$creature.$I556];&quot; =&gt; &quot;;[$creature.$A556];&quot; // &quot;;[$creature.$J556])" office:value-type="string" office:string-value="  statue03, 201, null, 101, 3, null, null, null, null =&gt; statue03 // Magical Sword: sex MALE to OTHER; general HUMANOID to WEAPON; race GNOLL to SWORD" calcext:value-type="string">
            <text:p><text:s text:c="2"/>statue03, 201, null, 101, 3, null, null, null, null =&gt; statue03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7];&quot;, &quot;;[$creature.$B557];&quot;, &quot;;[$creature.$C557];&quot;, &quot;;[$creature.$D557];&quot;, &quot;;[$creature.$E557];&quot;, &quot;;[$creature.$F557];&quot;, &quot;;[$creature.$G557];&quot;, &quot;;[$creature.$H557];&quot;, &quot;;[$creature.$I557];&quot; =&gt; &quot;;[$creature.$A557];&quot; // &quot;;[$creature.$J557])" office:value-type="string" office:string-value="  statue04, 201, null, 101, 3, null, null, null, null =&gt; statue04 // Magical Sword: sex MALE to OTHER; general HUMANOID to WEAPON; race GNOLL to SWORD" calcext:value-type="string">
            <text:p><text:s text:c="2"/>statue04, 201, null, 101, 3, null, null, null, null =&gt; statue04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8];&quot;, &quot;;[$creature.$B558];&quot;, &quot;;[$creature.$C558];&quot;, &quot;;[$creature.$D558];&quot;, &quot;;[$creature.$E558];&quot;, &quot;;[$creature.$F558];&quot;, &quot;;[$creature.$G558];&quot;, &quot;;[$creature.$H558];&quot;, &quot;;[$creature.$I558];&quot; =&gt; &quot;;[$creature.$A558];&quot; // &quot;;[$creature.$J558])" office:value-type="string" office:string-value="  statue05, 201, null, 101, 3, null, null, null, null =&gt; statue05 // Magical Sword: sex MALE to OTHER; general HUMANOID to WEAPON; race GNOLL to SWORD" calcext:value-type="string">
            <text:p><text:s text:c="2"/>statue05, 201, null, 101, 3, null, null, null, null =&gt; statue05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59];&quot;, &quot;;[$creature.$B559];&quot;, &quot;;[$creature.$C559];&quot;, &quot;;[$creature.$D559];&quot;, &quot;;[$creature.$E559];&quot;, &quot;;[$creature.$F559];&quot;, &quot;;[$creature.$G559];&quot;, &quot;;[$creature.$H559];&quot;, &quot;;[$creature.$I559];&quot; =&gt; &quot;;[$creature.$A559];&quot; // &quot;;[$creature.$J559])" office:value-type="string" office:string-value="  statue06, 201, null, 101, 3, null, null, null, null =&gt; statue06 // Magical Sword: sex MALE to OTHER; general HUMANOID to WEAPON; race GNOLL to SWORD" calcext:value-type="string">
            <text:p><text:s text:c="2"/>statue06, 201, null, 101, 3, null, null, null, null =&gt; statue06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60];&quot;, &quot;;[$creature.$B560];&quot;, &quot;;[$creature.$C560];&quot;, &quot;;[$creature.$D560];&quot;, &quot;;[$creature.$E560];&quot;, &quot;;[$creature.$F560];&quot;, &quot;;[$creature.$G560];&quot;, &quot;;[$creature.$H560];&quot;, &quot;;[$creature.$I560];&quot; =&gt; &quot;;[$creature.$A560];&quot; // &quot;;[$creature.$J560])" office:value-type="string" office:string-value="  suelew2, null, null, 5, null, null, null, null, null =&gt; suelew2 // Greater Fire Elemental: general MONSTER to GIANTHUMANOID" calcext:value-type="string">
            <text:p><text:s text:c="2"/>suelew2, null, null, 5, null, null, null, null, null =&gt; suelew2 // Greater Fire Elemental: general MONSTER to GIANTHUMANOID</text:p>
          </table:table-cell>
        </table:table-row>
        <table:table-row table:style-name="ro3">
          <table:table-cell table:formula="of:=CONCATENATE(&quot;  &quot;;[$creature.$A561];&quot;, &quot;;[$creature.$B561];&quot;, &quot;;[$creature.$C561];&quot;, &quot;;[$creature.$D561];&quot;, &quot;;[$creature.$E561];&quot;, &quot;;[$creature.$F561];&quot;, &quot;;[$creature.$G561];&quot;, &quot;;[$creature.$H561];&quot;, &quot;;[$creature.$I561];&quot; =&gt; &quot;;[$creature.$A561];&quot; // &quot;;[$creature.$J561])" office:value-type="string" office:string-value="  suelf10, 2, null, null, null, null, null, null, null =&gt; suelf10 // Reirra: race HUMAN to ELF" calcext:value-type="string">
            <text:p><text:s text:c="2"/>suelf10, 2, null, null, null, null, null, null, null =&gt; suelf10 // Reirra: race HUMAN to ELF</text:p>
          </table:table-cell>
        </table:table-row>
        <table:table-row table:style-name="ro3">
          <table:table-cell table:formula="of:=CONCATENATE(&quot;  &quot;;[$creature.$A562];&quot;, &quot;;[$creature.$B562];&quot;, &quot;;[$creature.$C562];&quot;, &quot;;[$creature.$D562];&quot;, &quot;;[$creature.$E562];&quot;, &quot;;[$creature.$F562];&quot;, &quot;;[$creature.$G562];&quot;, &quot;;[$creature.$H562];&quot;, &quot;;[$creature.$I562];&quot; =&gt; &quot;;[$creature.$A562];&quot; // &quot;;[$creature.$J562])" office:value-type="string" office:string-value="  suendel2, null, null, null, 2, 2, null, null, null =&gt; suendel2 // Elven Warrior: gender MALE to FEMALE; sex MALE to FEMALE" calcext:value-type="string">
            <text:p><text:s text:c="2"/>suendel2, null, null, null, 2, 2, null, null, null =&gt; suendel2 // Elven Warrior: gender MALE to FEMALE; sex MALE to FEMALE</text:p>
          </table:table-cell>
        </table:table-row>
        <table:table-row table:style-name="ro3">
          <table:table-cell table:formula="of:=CONCATENATE(&quot;  &quot;;[$creature.$A563];&quot;, &quot;;[$creature.$B563];&quot;, &quot;;[$creature.$C563];&quot;, &quot;;[$creature.$D563];&quot;, &quot;;[$creature.$E563];&quot;, &quot;;[$creature.$F563];&quot;, &quot;;[$creature.$G563];&quot;, &quot;;[$creature.$H563];&quot;, &quot;;[$creature.$I563];&quot; =&gt; &quot;;[$creature.$A563];&quot; // &quot;;[$creature.$J563])" office:value-type="string" office:string-value="  suendel4, null, null, null, 2, 2, null, null, null =&gt; suendel4 // Elf Female: gender MALE to FEMALE; sex MALE to FEMALE" calcext:value-type="string">
            <text:p><text:s text:c="2"/>suendel4, null, null, null, 2, 2, null, null, null =&gt; suendel4 // Elf Female: gender MALE to FEMALE; sex MALE to FEMALE</text:p>
          </table:table-cell>
        </table:table-row>
        <table:table-row table:style-name="ro3">
          <table:table-cell table:formula="of:=CONCATENATE(&quot;  &quot;;[$creature.$A564];&quot;, &quot;;[$creature.$B564];&quot;, &quot;;[$creature.$C564];&quot;, &quot;;[$creature.$D564];&quot;, &quot;;[$creature.$E564];&quot;, &quot;;[$creature.$F564];&quot;, &quot;;[$creature.$G564];&quot;, &quot;;[$creature.$H564];&quot;, &quot;;[$creature.$I564];&quot; =&gt; &quot;;[$creature.$A564];&quot; // &quot;;[$creature.$J564])" office:value-type="string" office:string-value="  suendel6, null, null, null, 2, 2, null, null, null =&gt; suendel6 // Elf: gender MALE to FEMALE; sex MALE to FEMALE" calcext:value-type="string">
            <text:p><text:s text:c="2"/>suendel6, null, null, null, 2, 2, null, null, null =&gt; suendel6 // Elf: gender MALE to FEMALE; sex MALE to FEMALE</text:p>
          </table:table-cell>
        </table:table-row>
        <table:table-row table:style-name="ro3">
          <table:table-cell table:formula="of:=CONCATENATE(&quot;  &quot;;[$creature.$A565];&quot;, &quot;;[$creature.$B565];&quot;, &quot;;[$creature.$C565];&quot;, &quot;;[$creature.$D565];&quot;, &quot;;[$creature.$E565];&quot;, &quot;;[$creature.$F565];&quot;, &quot;;[$creature.$G565];&quot;, &quot;;[$creature.$H565];&quot;, &quot;;[$creature.$I565];&quot; =&gt; &quot;;[$creature.$A565];&quot; // &quot;;[$creature.$J565])" office:value-type="string" office:string-value="  suendel8, null, null, null, 2, 2, null, null, null =&gt; suendel8 // Elven Warrior: gender MALE to FEMALE; sex MALE to FEMALE" calcext:value-type="string">
            <text:p><text:s text:c="2"/>suendel8, null, null, null, 2, 2, null, null, null =&gt; suendel8 // Elven Warrior: gender MALE to FEMALE; sex MALE to FEMALE</text:p>
          </table:table-cell>
        </table:table-row>
        <table:table-row table:style-name="ro3">
          <table:table-cell table:formula="of:=CONCATENATE(&quot;  &quot;;[$creature.$A566];&quot;, &quot;;[$creature.$B566];&quot;, &quot;;[$creature.$C566];&quot;, &quot;;[$creature.$D566];&quot;, &quot;;[$creature.$E566];&quot;, &quot;;[$creature.$F566];&quot;, &quot;;[$creature.$G566];&quot;, &quot;;[$creature.$H566];&quot;, &quot;;[$creature.$I566];&quot; =&gt; &quot;;[$creature.$A566];&quot; // &quot;;[$creature.$J566])" office:value-type="string" office:string-value="  sujon, 2, null, null, null, null, null, null, null =&gt; sujon // Jon Irenicus: race HUMAN to ELF" calcext:value-type="string">
            <text:p><text:s text:c="2"/>sujon, 2, null, null, null, null, null, null, null =&gt; sujon // Jon Irenicus: race HUMAN to ELF</text:p>
          </table:table-cell>
        </table:table-row>
        <table:table-row table:style-name="ro3">
          <table:table-cell table:formula="of:=CONCATENATE(&quot;  &quot;;[$creature.$A567];&quot;, &quot;;[$creature.$B567];&quot;, &quot;;[$creature.$C567];&quot;, &quot;;[$creature.$D567];&quot;, &quot;;[$creature.$E567];&quot;, &quot;;[$creature.$F567];&quot;, &quot;;[$creature.$G567];&quot;, &quot;;[$creature.$H567];&quot;, &quot;;[$creature.$I567];&quot; =&gt; &quot;;[$creature.$A567];&quot; // &quot;;[$creature.$J567])" office:value-type="string" office:string-value="  sujon2, 2, null, null, null, null, null, null, null =&gt; sujon2 // Jon Irenicus: race HUMAN to ELF" calcext:value-type="string">
            <text:p><text:s text:c="2"/>sujon2, 2, null, null, null, null, null, null, null =&gt; sujon2 // Jon Irenicus: race HUMAN to ELF</text:p>
          </table:table-cell>
        </table:table-row>
        <table:table-row table:style-name="ro3">
          <table:table-cell table:formula="of:=CONCATENATE(&quot;  &quot;;[$creature.$A568];&quot;, &quot;;[$creature.$B568];&quot;, &quot;;[$creature.$C568];&quot;, &quot;;[$creature.$D568];&quot;, &quot;;[$creature.$E568];&quot;, &quot;;[$creature.$F568];&quot;, &quot;;[$creature.$G568];&quot;, &quot;;[$creature.$H568];&quot;, &quot;;[$creature.$I568];&quot; =&gt; &quot;;[$creature.$A568];&quot; // &quot;;[$creature.$J568])" office:value-type="string" office:string-value="  sumdjinn, null, null, null, null, 6, null, null, null =&gt; sumdjinn // Djinni: gender NIETHER to SUMMONED" calcext:value-type="string">
            <text:p><text:s text:c="2"/>sumdjinn, null, null, null, null, 6, null, null, null =&gt; sumdjinn // Djinni: gender NIETHER to SUMMONED</text:p>
          </table:table-cell>
        </table:table-row>
        <table:table-row table:style-name="ro3">
          <table:table-cell table:formula="of:=CONCATENATE(&quot;  &quot;;[$creature.$A569];&quot;, &quot;;[$creature.$B569];&quot;, &quot;;[$creature.$C569];&quot;, &quot;;[$creature.$D569];&quot;, &quot;;[$creature.$E569];&quot;, &quot;;[$creature.$F569];&quot;, &quot;;[$creature.$G569];&quot;, &quot;;[$creature.$H569];&quot;, &quot;;[$creature.$I569];&quot; =&gt; &quot;;[$creature.$A569];&quot; // &quot;;[$creature.$J569])" office:value-type="string" office:string-value="  suna, 2, null, null, null, null, null, null, null =&gt; suna // Suna Seni: race HUMAN to ELF" calcext:value-type="string">
            <text:p><text:s text:c="2"/>suna, 2, null, null, null, null, null, null, null =&gt; suna // Suna Seni: race HUMAN to ELF</text:p>
          </table:table-cell>
        </table:table-row>
        <table:table-row table:style-name="ro3">
          <table:table-cell table:formula="of:=CONCATENATE(&quot;  &quot;;[$creature.$A570];&quot;, &quot;;[$creature.$B570];&quot;, &quot;;[$creature.$C570];&quot;, &quot;;[$creature.$D570];&quot;, &quot;;[$creature.$E570];&quot;, &quot;;[$creature.$F570];&quot;, &quot;;[$creature.$G570];&quot;, &quot;;[$creature.$H570];&quot;, &quot;;[$creature.$I570];&quot; =&gt; &quot;;[$creature.$A570];&quot; // &quot;;[$creature.$J570])" office:value-type="string" office:string-value="  swaair01, null, null, 5, null, null, null, null, null =&gt; swaair01 // Air Elemental: general MONSTER to GIANTHUMANOID" calcext:value-type="string">
            <text:p><text:s text:c="2"/>swaair01, null, null, 5, null, null, null, null, null =&gt; swaair01 // Air Elemental: general MONSTER to GIANTHUMANOID</text:p>
          </table:table-cell>
        </table:table-row>
        <table:table-row table:style-name="ro3">
          <table:table-cell table:formula="of:=CONCATENATE(&quot;  &quot;;[$creature.$A571];&quot;, &quot;;[$creature.$B571];&quot;, &quot;;[$creature.$C571];&quot;, &quot;;[$creature.$D571];&quot;, &quot;;[$creature.$E571];&quot;, &quot;;[$creature.$F571];&quot;, &quot;;[$creature.$G571];&quot;, &quot;;[$creature.$H571];&quot;, &quot;;[$creature.$I571];&quot; =&gt; &quot;;[$creature.$A571];&quot; // &quot;;[$creature.$J571])" office:value-type="string" office:string-value="  swaair02, null, null, 5, null, null, null, null, null =&gt; swaair02 // Air Elemental: general MONSTER to GIANTHUMANOID" calcext:value-type="string">
            <text:p><text:s text:c="2"/>swaair02, null, null, 5, null, null, null, null, null =&gt; swaair02 // Air Elemental: general MONSTER to GIANTHUMANOID</text:p>
          </table:table-cell>
        </table:table-row>
        <table:table-row table:style-name="ro3">
          <table:table-cell table:formula="of:=CONCATENATE(&quot;  &quot;;[$creature.$A572];&quot;, &quot;;[$creature.$B572];&quot;, &quot;;[$creature.$C572];&quot;, &quot;;[$creature.$D572];&quot;, &quot;;[$creature.$E572];&quot;, &quot;;[$creature.$F572];&quot;, &quot;;[$creature.$G572];&quot;, &quot;;[$creature.$H572];&quot;, &quot;;[$creature.$I572];&quot; =&gt; &quot;;[$creature.$A572];&quot; // &quot;;[$creature.$J572])" office:value-type="string" office:string-value="  swaear01, null, null, 5, null, null, null, null, null =&gt; swaear01 // Earth Elemental: general MONSTER to GIANTHUMANOID" calcext:value-type="string">
            <text:p><text:s text:c="2"/>swaear01, null, null, 5, null, null, null, null, null =&gt; swaear01 // Earth Elemental: general MONSTER to GIANTHUMANOID</text:p>
          </table:table-cell>
        </table:table-row>
        <table:table-row table:style-name="ro3">
          <table:table-cell table:formula="of:=CONCATENATE(&quot;  &quot;;[$creature.$A573];&quot;, &quot;;[$creature.$B573];&quot;, &quot;;[$creature.$C573];&quot;, &quot;;[$creature.$D573];&quot;, &quot;;[$creature.$E573];&quot;, &quot;;[$creature.$F573];&quot;, &quot;;[$creature.$G573];&quot;, &quot;;[$creature.$H573];&quot;, &quot;;[$creature.$I573];&quot; =&gt; &quot;;[$creature.$A573];&quot; // &quot;;[$creature.$J573])" office:value-type="string" office:string-value="  swaear02, null, null, 5, null, null, null, null, null =&gt; swaear02 // Earth Elemental: general MONSTER to GIANTHUMANOID" calcext:value-type="string">
            <text:p><text:s text:c="2"/>swaear02, null, null, 5, null, null, null, null, null =&gt; swaear02 // Earth Elemental: general MONSTER to GIANTHUMANOID</text:p>
          </table:table-cell>
        </table:table-row>
        <table:table-row table:style-name="ro3">
          <table:table-cell table:formula="of:=CONCATENATE(&quot;  &quot;;[$creature.$A574];&quot;, &quot;;[$creature.$B574];&quot;, &quot;;[$creature.$C574];&quot;, &quot;;[$creature.$D574];&quot;, &quot;;[$creature.$E574];&quot;, &quot;;[$creature.$F574];&quot;, &quot;;[$creature.$G574];&quot;, &quot;;[$creature.$H574];&quot;, &quot;;[$creature.$I574];&quot; =&gt; &quot;;[$creature.$A574];&quot; // &quot;;[$creature.$J574])" office:value-type="string" office:string-value="  swafir01, null, null, 5, null, null, null, null, null =&gt; swafir01 // Fire Elemental: general GIANTHUMANOID to GIANTHUMANOID" calcext:value-type="string">
            <text:p><text:s text:c="2"/>swafir01, null, null, 5, null, null, null, null, null =&gt; swafir01 // Fire Elemental: general GIANTHUMANOID to GIANTHUMANOID</text:p>
          </table:table-cell>
        </table:table-row>
        <table:table-row table:style-name="ro3">
          <table:table-cell table:formula="of:=CONCATENATE(&quot;  &quot;;[$creature.$A575];&quot;, &quot;;[$creature.$B575];&quot;, &quot;;[$creature.$C575];&quot;, &quot;;[$creature.$D575];&quot;, &quot;;[$creature.$E575];&quot;, &quot;;[$creature.$F575];&quot;, &quot;;[$creature.$G575];&quot;, &quot;;[$creature.$H575];&quot;, &quot;;[$creature.$I575];&quot; =&gt; &quot;;[$creature.$A575];&quot; // &quot;;[$creature.$J575])" office:value-type="string" office:string-value="  sword01, 201, null, 101, 3, null, null, null, null =&gt; sword01 // Magical Sword: sex MALE to OTHER; general HUMANOID to WEAPON; race GNOLL to SWORD" calcext:value-type="string">
            <text:p><text:s text:c="2"/>sword01, 201, null, 101, 3, null, null, null, null =&gt; sword01 // Magical Sword: sex MALE to OTHER; general HUMANOID to WEAPON; race GNOLL to SWORD</text:p>
          </table:table-cell>
        </table:table-row>
        <table:table-row table:style-name="ro3">
          <table:table-cell table:formula="of:=CONCATENATE(&quot;  &quot;;[$creature.$A576];&quot;, &quot;;[$creature.$B576];&quot;, &quot;;[$creature.$C576];&quot;, &quot;;[$creature.$D576];&quot;, &quot;;[$creature.$E576];&quot;, &quot;;[$creature.$F576];&quot;, &quot;;[$creature.$G576];&quot;, &quot;;[$creature.$H576];&quot;, &quot;;[$creature.$I576];&quot; =&gt; &quot;;[$creature.$A576];&quot; // &quot;;[$creature.$J576])" office:value-type="string" office:string-value="  sword02, 201, null, 101, 3, 6, null, null, null =&gt; sword02 // Ras: gender ILLUSIONARY to SUMMONED; sex MALE to OTHER; general HUMANOID to WEAPON; race GNOLL to SWORD" calcext:value-type="string">
            <text:p><text:s text:c="2"/>sword02, 201, null, 101, 3, 6, null, null, null =&gt; sword02 // Ras: gender ILLUSIONARY to SUMMONED; sex MALE to OTHER; general HUMANOID to WEAPON; race GNOLL to SWORD</text:p>
          </table:table-cell>
        </table:table-row>
        <table:table-row table:style-name="ro3">
          <table:table-cell table:formula="of:=CONCATENATE(&quot;  &quot;;[$creature.$A577];&quot;, &quot;;[$creature.$B577];&quot;, &quot;;[$creature.$C577];&quot;, &quot;;[$creature.$D577];&quot;, &quot;;[$creature.$E577];&quot;, &quot;;[$creature.$F577];&quot;, &quot;;[$creature.$G577];&quot;, &quot;;[$creature.$H577];&quot;, &quot;;[$creature.$I577];&quot; =&gt; &quot;;[$creature.$A577];&quot; // &quot;;[$creature.$J577])" office:value-type="string" office:string-value="  sword03, 201, null, 101, 3, 4, null, null, null =&gt; sword03 // Sword: gender BOTH to NIETHER; sex MALE to OTHER; general HUMANOID to WEAPON; race GNOLL to SWORD" calcext:value-type="string">
            <text:p><text:s text:c="2"/>sword03, 201, null, 101, 3, 4, null, null, null =&gt; sword03 // Sword: gender BOTH to NIETHER; sex MALE to OTHER; general HUMANOID to WEAPON; race GNOLL to SWORD</text:p>
          </table:table-cell>
        </table:table-row>
        <table:table-row table:style-name="ro3">
          <table:table-cell table:formula="of:=CONCATENATE(&quot;  &quot;;[$creature.$A578];&quot;, &quot;;[$creature.$B578];&quot;, &quot;;[$creature.$C578];&quot;, &quot;;[$creature.$D578];&quot;, &quot;;[$creature.$E578];&quot;, &quot;;[$creature.$F578];&quot;, &quot;;[$creature.$G578];&quot;, &quot;;[$creature.$H578];&quot;, &quot;;[$creature.$I578];&quot; =&gt; &quot;;[$creature.$A578];&quot; // &quot;;[$creature.$J578])" office:value-type="string" office:string-value="  swsfoll1, null, null, null, null, null, null, swsfoll1, null =&gt; swsfoll1 // Kobold Commando: dv None to swsfoll1" calcext:value-type="string">
            <text:p><text:s text:c="2"/>swsfoll1, null, null, null, null, null, null, swsfoll1, null =&gt; swsfoll1 // Kobold Commando: dv None to swsfoll1</text:p>
          </table:table-cell>
        </table:table-row>
        <table:table-row table:style-name="ro3">
          <table:table-cell table:formula="of:=CONCATENATE(&quot;  &quot;;[$creature.$A579];&quot;, &quot;;[$creature.$B579];&quot;, &quot;;[$creature.$C579];&quot;, &quot;;[$creature.$D579];&quot;, &quot;;[$creature.$E579];&quot;, &quot;;[$creature.$F579];&quot;, &quot;;[$creature.$G579];&quot;, &quot;;[$creature.$H579];&quot;, &quot;;[$creature.$I579];&quot; =&gt; &quot;;[$creature.$A579];&quot; // &quot;;[$creature.$J579])" office:value-type="string" office:string-value="  swsfoll2, null, null, null, null, null, null, swsfoll2, null =&gt; swsfoll2 // Kobold: dv None to swsfoll2" calcext:value-type="string">
            <text:p><text:s text:c="2"/>swsfoll2, null, null, null, null, null, null, swsfoll2, null =&gt; swsfoll2 // Kobold: dv None to swsfoll2</text:p>
          </table:table-cell>
        </table:table-row>
        <table:table-row table:style-name="ro3">
          <table:table-cell table:formula="of:=CONCATENATE(&quot;  &quot;;[$creature.$A580];&quot;, &quot;;[$creature.$B580];&quot;, &quot;;[$creature.$C580];&quot;, &quot;;[$creature.$D580];&quot;, &quot;;[$creature.$E580];&quot;, &quot;;[$creature.$F580];&quot;, &quot;;[$creature.$G580];&quot;, &quot;;[$creature.$H580];&quot;, &quot;;[$creature.$I580];&quot; =&gt; &quot;;[$creature.$A580];&quot; // &quot;;[$creature.$J580])" office:value-type="string" office:string-value="  swsfoll3, null, null, null, null, null, null, swsfoll3, null =&gt; swsfoll3 // Kobold: dv None to swsfoll3" calcext:value-type="string">
            <text:p><text:s text:c="2"/>swsfoll3, null, null, null, null, null, null, swsfoll3, null =&gt; swsfoll3 // Kobold: dv None to swsfoll3</text:p>
          </table:table-cell>
        </table:table-row>
        <table:table-row table:style-name="ro3">
          <table:table-cell table:formula="of:=CONCATENATE(&quot;  &quot;;[$creature.$A581];&quot;, &quot;;[$creature.$B581];&quot;, &quot;;[$creature.$C581];&quot;, &quot;;[$creature.$D581];&quot;, &quot;;[$creature.$E581];&quot;, &quot;;[$creature.$F581];&quot;, &quot;;[$creature.$G581];&quot;, &quot;;[$creature.$H581];&quot;, &quot;;[$creature.$I581];&quot; =&gt; &quot;;[$creature.$A581];&quot; // &quot;;[$creature.$J581])" office:value-type="string" office:string-value="  swsfoll4, null, null, null, null, null, null, swsfoll4, null =&gt; swsfoll4 // Kobold: dv None to swsfoll4" calcext:value-type="string">
            <text:p><text:s text:c="2"/>swsfoll4, null, null, null, null, null, null, swsfoll4, null =&gt; swsfoll4 // Kobold: dv None to swsfoll4</text:p>
          </table:table-cell>
        </table:table-row>
        <table:table-row table:style-name="ro3">
          <table:table-cell table:formula="of:=CONCATENATE(&quot;  &quot;;[$creature.$A582];&quot;, &quot;;[$creature.$B582];&quot;, &quot;;[$creature.$C582];&quot;, &quot;;[$creature.$D582];&quot;, &quot;;[$creature.$E582];&quot;, &quot;;[$creature.$F582];&quot;, &quot;;[$creature.$G582];&quot;, &quot;;[$creature.$H582];&quot;, &quot;;[$creature.$I582];&quot; =&gt; &quot;;[$creature.$A582];&quot; // &quot;;[$creature.$J582])" office:value-type="string" office:string-value="  swsfoll5, null, null, null, null, null, null, swsfoll5, null =&gt; swsfoll5 // Kobold: dv None to swsfoll5" calcext:value-type="string">
            <text:p><text:s text:c="2"/>swsfoll5, null, null, null, null, null, null, swsfoll5, null =&gt; swsfoll5 // Kobold: dv None to swsfoll5</text:p>
          </table:table-cell>
        </table:table-row>
        <table:table-row table:style-name="ro3">
          <table:table-cell table:formula="of:=CONCATENATE(&quot;  &quot;;[$creature.$A583];&quot;, &quot;;[$creature.$B583];&quot;, &quot;;[$creature.$C583];&quot;, &quot;;[$creature.$D583];&quot;, &quot;;[$creature.$E583];&quot;, &quot;;[$creature.$F583];&quot;, &quot;;[$creature.$G583];&quot;, &quot;;[$creature.$H583];&quot;, &quot;;[$creature.$I583];&quot; =&gt; &quot;;[$creature.$A583];&quot; // &quot;;[$creature.$J583])" office:value-type="string" office:string-value="  swsfoll6, null, null, null, null, null, null, swsfoll6, null =&gt; swsfoll6 // Kobold Commando: dv None to swsfoll6" calcext:value-type="string">
            <text:p><text:s text:c="2"/>swsfoll6, null, null, null, null, null, null, swsfoll6, null =&gt; swsfoll6 // Kobold Commando: dv None to swsfoll6</text:p>
          </table:table-cell>
        </table:table-row>
        <table:table-row table:style-name="ro3">
          <table:table-cell table:formula="of:=CONCATENATE(&quot;  &quot;;[$creature.$A584];&quot;, &quot;;[$creature.$B584];&quot;, &quot;;[$creature.$C584];&quot;, &quot;;[$creature.$D584];&quot;, &quot;;[$creature.$E584];&quot;, &quot;;[$creature.$F584];&quot;, &quot;;[$creature.$G584];&quot;, &quot;;[$creature.$H584];&quot;, &quot;;[$creature.$I584];&quot; =&gt; &quot;;[$creature.$A584];&quot; // &quot;;[$creature.$J584])" office:value-type="string" office:string-value="  tanari01, null, null, null, null, 4, null, null, null =&gt; tanari01 // Tanar'ri: gender MALE to NIETHER" calcext:value-type="string">
            <text:p><text:s text:c="2"/>tanari01, null, null, null, null, 4, null, null, null =&gt; tanari01 // Tanar'ri: gender MALE to NIETHER</text:p>
          </table:table-cell>
        </table:table-row>
        <table:table-row table:style-name="ro3">
          <table:table-cell table:formula="of:=CONCATENATE(&quot;  &quot;;[$creature.$A585];&quot;, &quot;;[$creature.$B585];&quot;, &quot;;[$creature.$C585];&quot;, &quot;;[$creature.$D585];&quot;, &quot;;[$creature.$E585];&quot;, &quot;;[$creature.$F585];&quot;, &quot;;[$creature.$G585];&quot;, &quot;;[$creature.$H585];&quot;, &quot;;[$creature.$I585];&quot; =&gt; &quot;;[$creature.$A585];&quot; // &quot;;[$creature.$J585])" office:value-type="string" office:string-value="  tanomist, null, null, null, null, 4, null, null, null =&gt; tanomist // Gaseous Form: gender MALE to NIETHER" calcext:value-type="string">
            <text:p><text:s text:c="2"/>tanomist, null, null, null, null, 4, null, null, null =&gt; tanomist // Gaseous Form: gender MALE to NIETHER</text:p>
          </table:table-cell>
        </table:table-row>
        <table:table-row table:style-name="ro3">
          <table:table-cell table:formula="of:=CONCATENATE(&quot;  &quot;;[$creature.$A586];&quot;, &quot;;[$creature.$B586];&quot;, &quot;;[$creature.$C586];&quot;, &quot;;[$creature.$D586];&quot;, &quot;;[$creature.$E586];&quot;, &quot;;[$creature.$F586];&quot;, &quot;;[$creature.$G586];&quot;, &quot;;[$creature.$H586];&quot;, &quot;;[$creature.$I586];&quot; =&gt; &quot;;[$creature.$A586];&quot; // &quot;;[$creature.$J586])" office:value-type="string" office:string-value="  telbal1, null, null, null, null, 4, null, null, null =&gt; telbal1 // Balor: gender MALE to NIETHER" calcext:value-type="string">
            <text:p><text:s text:c="2"/>telbal1, null, null, null, null, 4, null, null, null =&gt; telbal1 // Balor: gender MALE to NIETHER</text:p>
          </table:table-cell>
        </table:table-row>
        <table:table-row table:style-name="ro3">
          <table:table-cell table:formula="of:=CONCATENATE(&quot;  &quot;;[$creature.$A587];&quot;, &quot;;[$creature.$B587];&quot;, &quot;;[$creature.$C587];&quot;, &quot;;[$creature.$D587];&quot;, &quot;;[$creature.$E587];&quot;, &quot;;[$creature.$F587];&quot;, &quot;;[$creature.$G587];&quot;, &quot;;[$creature.$H587];&quot;, &quot;;[$creature.$I587];&quot; =&gt; &quot;;[$creature.$A587];&quot; // &quot;;[$creature.$J587])" office:value-type="string" office:string-value="  telcam1, null, null, null, null, 4, null, null, null =&gt; telcam1 // Cambion: gender SUMMONED_DEMON to NIETHER" calcext:value-type="string">
            <text:p><text:s text:c="2"/>telcam1, null, null, null, null, 4, null, null, null =&gt; telcam1 // Cambion: gender SUMMONED_DEMON to NIETHER</text:p>
          </table:table-cell>
        </table:table-row>
        <table:table-row table:style-name="ro3">
          <table:table-cell table:formula="of:=CONCATENATE(&quot;  &quot;;[$creature.$A588];&quot;, &quot;;[$creature.$B588];&quot;, &quot;;[$creature.$C588];&quot;, &quot;;[$creature.$D588];&quot;, &quot;;[$creature.$E588];&quot;, &quot;;[$creature.$F588];&quot;, &quot;;[$creature.$G588];&quot;, &quot;;[$creature.$H588];&quot;, &quot;;[$creature.$I588];&quot; =&gt; &quot;;[$creature.$A588];&quot; // &quot;;[$creature.$J588])" office:value-type="string" office:string-value="  telcor1, null, null, null, null, 4, null, null, null =&gt; telcor1 // Cornugon: gender MALE to NIETHER" calcext:value-type="string">
            <text:p><text:s text:c="2"/>telcor1, null, null, null, null, 4, null, null, null =&gt; telcor1 // Cornugon: gender MALE to NIETHER</text:p>
          </table:table-cell>
        </table:table-row>
        <table:table-row table:style-name="ro3">
          <table:table-cell table:formula="of:=CONCATENATE(&quot;  &quot;;[$creature.$A589];&quot;, &quot;;[$creature.$B589];&quot;, &quot;;[$creature.$C589];&quot;, &quot;;[$creature.$D589];&quot;, &quot;;[$creature.$E589];&quot;, &quot;;[$creature.$F589];&quot;, &quot;;[$creature.$G589];&quot;, &quot;;[$creature.$H589];&quot;, &quot;;[$creature.$I589];&quot; =&gt; &quot;;[$creature.$A589];&quot; // &quot;;[$creature.$J589])" office:value-type="string" office:string-value="  telpit1, null, null, null, null, 4, null, null, null =&gt; telpit1 // Pit Fiend: gender MALE to NIETHER" calcext:value-type="string">
            <text:p><text:s text:c="2"/>telpit1, null, null, null, null, 4, null, null, null =&gt; telpit1 // Pit Fiend: gender MALE to NIETHER</text:p>
          </table:table-cell>
        </table:table-row>
        <table:table-row table:style-name="ro3">
          <table:table-cell table:formula="of:=CONCATENATE(&quot;  &quot;;[$creature.$A590];&quot;, &quot;;[$creature.$B590];&quot;, &quot;;[$creature.$C590];&quot;, &quot;;[$creature.$D590];&quot;, &quot;;[$creature.$E590];&quot;, &quot;;[$creature.$F590];&quot;, &quot;;[$creature.$G590];&quot;, &quot;;[$creature.$H590];&quot;, &quot;;[$creature.$I590];&quot; =&gt; &quot;;[$creature.$A590];&quot; // &quot;;[$creature.$J590])" office:value-type="string" office:string-value="  telpit2, null, null, null, null, 4, null, null, null =&gt; telpit2 // Pit Fiend: gender MALE to NIETHER" calcext:value-type="string">
            <text:p><text:s text:c="2"/>telpit2, null, null, null, null, 4, null, null, null =&gt; telpit2 // Pit Fiend: gender MALE to NIETHER</text:p>
          </table:table-cell>
        </table:table-row>
        <table:table-row table:style-name="ro3">
          <table:table-cell table:formula="of:=CONCATENATE(&quot;  &quot;;[$creature.$A591];&quot;, &quot;;[$creature.$B591];&quot;, &quot;;[$creature.$C591];&quot;, &quot;;[$creature.$D591];&quot;, &quot;;[$creature.$E591];&quot;, &quot;;[$creature.$F591];&quot;, &quot;;[$creature.$G591];&quot;, &quot;;[$creature.$H591];&quot;, &quot;;[$creature.$I591];&quot; =&gt; &quot;;[$creature.$A591];&quot; // &quot;;[$creature.$J591])" office:value-type="string" office:string-value="  telslav, null, null, null, null, 4, null, null, null =&gt; telslav // Slave Wraith: gender MALE to NIETHER" calcext:value-type="string">
            <text:p><text:s text:c="2"/>telslav, null, null, null, null, 4, null, null, null =&gt; telslav // Slave Wraith: gender MALE to NIETHER</text:p>
          </table:table-cell>
        </table:table-row>
        <table:table-row table:style-name="ro3">
          <table:table-cell table:formula="of:=CONCATENATE(&quot;  &quot;;[$creature.$A592];&quot;, &quot;;[$creature.$B592];&quot;, &quot;;[$creature.$C592];&quot;, &quot;;[$creature.$D592];&quot;, &quot;;[$creature.$E592];&quot;, &quot;;[$creature.$F592];&quot;, &quot;;[$creature.$G592];&quot;, &quot;;[$creature.$H592];&quot;, &quot;;[$creature.$I592];&quot; =&gt; &quot;;[$creature.$A592];&quot; // &quot;;[$creature.$J592])" office:value-type="string" office:string-value="  teltan1, null, null, null, null, 4, null, null, null =&gt; teltan1 // Glabrezu: gender MALE to NIETHER" calcext:value-type="string">
            <text:p><text:s text:c="2"/>teltan1, null, null, null, null, 4, null, null, null =&gt; teltan1 // Glabrezu: gender MALE to NIETHER</text:p>
          </table:table-cell>
        </table:table-row>
        <table:table-row table:style-name="ro3">
          <table:table-cell table:formula="of:=CONCATENATE(&quot;  &quot;;[$creature.$A593];&quot;, &quot;;[$creature.$B593];&quot;, &quot;;[$creature.$C593];&quot;, &quot;;[$creature.$D593];&quot;, &quot;;[$creature.$E593];&quot;, &quot;;[$creature.$F593];&quot;, &quot;;[$creature.$G593];&quot;, &quot;;[$creature.$H593];&quot;, &quot;;[$creature.$I593];&quot; =&gt; &quot;;[$creature.$A593];&quot; // &quot;;[$creature.$J593])" office:value-type="string" office:string-value="  teltan2, null, null, null, null, 4, null, null, null =&gt; teltan2 // Glabrezu: gender MALE to NIETHER" calcext:value-type="string">
            <text:p><text:s text:c="2"/>teltan2, null, null, null, null, 4, null, null, null =&gt; teltan2 // Glabrezu: gender MALE to NIETHER</text:p>
          </table:table-cell>
        </table:table-row>
        <table:table-row table:style-name="ro3">
          <table:table-cell table:formula="of:=CONCATENATE(&quot;  &quot;;[$creature.$A594];&quot;, &quot;;[$creature.$B594];&quot;, &quot;;[$creature.$C594];&quot;, &quot;;[$creature.$D594];&quot;, &quot;;[$creature.$E594];&quot;, &quot;;[$creature.$F594];&quot;, &quot;;[$creature.$G594];&quot;, &quot;;[$creature.$H594];&quot;, &quot;;[$creature.$I594];&quot; =&gt; &quot;;[$creature.$A594];&quot; // &quot;;[$creature.$J594])" office:value-type="string" office:string-value="  telwrai, null, null, null, null, 4, null, null, null =&gt; telwrai // Demon Wraith: gender MALE to NIETHER" calcext:value-type="string">
            <text:p><text:s text:c="2"/>telwrai, null, null, null, null, 4, null, null, null =&gt; telwrai // Demon Wraith: gender MALE to NIETHER</text:p>
          </table:table-cell>
        </table:table-row>
        <table:table-row table:style-name="ro3">
          <table:table-cell table:formula="of:=CONCATENATE(&quot;  &quot;;[$creature.$A595];&quot;, &quot;;[$creature.$B595];&quot;, &quot;;[$creature.$C595];&quot;, &quot;;[$creature.$D595];&quot;, &quot;;[$creature.$E595];&quot;, &quot;;[$creature.$F595];&quot;, &quot;;[$creature.$G595];&quot;, &quot;;[$creature.$H595];&quot;, &quot;;[$creature.$I595];&quot; =&gt; &quot;;[$creature.$A595];&quot; // &quot;;[$creature.$J595])" office:value-type="string" office:string-value="  thraxi, 2, null, null, null, null, null, null, null =&gt; thraxi // Thraxis Gall: race HUMAN to ELF" calcext:value-type="string">
            <text:p><text:s text:c="2"/>thraxi, 2, null, null, null, null, null, null, null =&gt; thraxi // Thraxis Gall: race HUMAN to ELF</text:p>
          </table:table-cell>
        </table:table-row>
        <table:table-row table:style-name="ro3">
          <table:table-cell table:formula="of:=CONCATENATE(&quot;  &quot;;[$creature.$A596];&quot;, &quot;;[$creature.$B596];&quot;, &quot;;[$creature.$C596];&quot;, &quot;;[$creature.$D596];&quot;, &quot;;[$creature.$E596];&quot;, &quot;;[$creature.$F596];&quot;, &quot;;[$creature.$G596];&quot;, &quot;;[$creature.$H596];&quot;, &quot;;[$creature.$I596];&quot; =&gt; &quot;;[$creature.$A596];&quot; // &quot;;[$creature.$J596])" office:value-type="string" office:string-value="  toady, null, null, null, null, null, null, toady, null =&gt; toady // Toady: dv None to toady" calcext:value-type="string">
            <text:p><text:s text:c="2"/>toady, null, null, null, null, null, null, toady, null =&gt; toady // Toady: dv None to toady</text:p>
          </table:table-cell>
        </table:table-row>
        <table:table-row table:style-name="ro3">
          <table:table-cell table:formula="of:=CONCATENATE(&quot;  &quot;;[$creature.$A597];&quot;, &quot;;[$creature.$B597];&quot;, &quot;;[$creature.$C597];&quot;, &quot;;[$creature.$D597];&quot;, &quot;;[$creature.$E597];&quot;, &quot;;[$creature.$F597];&quot;, &quot;;[$creature.$G597];&quot;, &quot;;[$creature.$H597];&quot;, &quot;;[$creature.$I597];&quot; =&gt; &quot;;[$creature.$A597];&quot; // &quot;;[$creature.$J597])" office:value-type="string" office:string-value="  tobban01, null, null, null, null, 1, null, null, null =&gt; tobban01 // Sharik Nefal: gender NIETHER to MALE" calcext:value-type="string">
            <text:p><text:s text:c="2"/>tobban01, null, null, null, null, 1, null, null, null =&gt; tobban01 // Sharik Nefal: gender NIETHER to MALE</text:p>
          </table:table-cell>
        </table:table-row>
        <table:table-row table:style-name="ro3">
          <table:table-cell table:formula="of:=CONCATENATE(&quot;  &quot;;[$creature.$A598];&quot;, &quot;;[$creature.$B598];&quot;, &quot;;[$creature.$C598];&quot;, &quot;;[$creature.$D598];&quot;, &quot;;[$creature.$E598];&quot;, &quot;;[$creature.$F598];&quot;, &quot;;[$creature.$G598];&quot;, &quot;;[$creature.$H598];&quot;, &quot;;[$creature.$I598];&quot; =&gt; &quot;;[$creature.$A598];&quot; // &quot;;[$creature.$J598])" office:value-type="string" office:string-value="  tobban02, 143, null, null, null, null, null, null, null =&gt; tobban02 // Orc Archer: race ELF to ORC" calcext:value-type="string">
            <text:p><text:s text:c="2"/>tobban02, 143, null, null, null, null, null, null, null =&gt; tobban02 // Orc Archer: race ELF to ORC</text:p>
          </table:table-cell>
        </table:table-row>
        <table:table-row table:style-name="ro3">
          <table:table-cell table:formula="of:=CONCATENATE(&quot;  &quot;;[$creature.$A599];&quot;, &quot;;[$creature.$B599];&quot;, &quot;;[$creature.$C599];&quot;, &quot;;[$creature.$D599];&quot;, &quot;;[$creature.$E599];&quot;, &quot;;[$creature.$F599];&quot;, &quot;;[$creature.$G599];&quot;, &quot;;[$creature.$H599];&quot;, &quot;;[$creature.$I599];&quot; =&gt; &quot;;[$creature.$A599];&quot; // &quot;;[$creature.$J599])" office:value-type="string" office:string-value="  tobpar02, null, null, null, 2, 2, null, null, null =&gt; tobpar02 // Berena Elkan: gender MALE to FEMALE; sex MALE to FEMALE" calcext:value-type="string">
            <text:p><text:s text:c="2"/>tobpar02, null, null, null, 2, 2, null, null, null =&gt; tobpar02 // Berena Elkan: gender MALE to FEMALE; sex MALE to FEMALE</text:p>
          </table:table-cell>
        </table:table-row>
        <table:table-row table:style-name="ro3">
          <table:table-cell table:formula="of:=CONCATENATE(&quot;  &quot;;[$creature.$A600];&quot;, &quot;;[$creature.$B600];&quot;, &quot;;[$creature.$C600];&quot;, &quot;;[$creature.$D600];&quot;, &quot;;[$creature.$E600];&quot;, &quot;;[$creature.$F600];&quot;, &quot;;[$creature.$G600];&quot;, &quot;;[$creature.$H600];&quot;, &quot;;[$creature.$I600];&quot; =&gt; &quot;;[$creature.$A600];&quot; // &quot;;[$creature.$J600])" office:value-type="string" office:string-value="  tobpar04, null, null, null, 1, 1, null, null, null =&gt; tobpar04 // Karun the Black: gender FEMALE to MALE; sex FEMALE to MALE" calcext:value-type="string">
            <text:p><text:s text:c="2"/>tobpar04, null, null, null, 1, 1, null, null, null =&gt; tobpar04 // Karun the Black: gender FEMALE to MALE; sex FEMALE to MALE</text:p>
          </table:table-cell>
        </table:table-row>
        <table:table-row table:style-name="ro3">
          <table:table-cell table:formula="of:=CONCATENATE(&quot;  &quot;;[$creature.$A601];&quot;, &quot;;[$creature.$B601];&quot;, &quot;;[$creature.$C601];&quot;, &quot;;[$creature.$D601];&quot;, &quot;;[$creature.$E601];&quot;, &quot;;[$creature.$F601];&quot;, &quot;;[$creature.$G601];&quot;, &quot;;[$creature.$H601];&quot;, &quot;;[$creature.$I601];&quot; =&gt; &quot;;[$creature.$A601];&quot; // &quot;;[$creature.$J601])" office:value-type="string" office:string-value="  tobpar05, 4, null, null, null, null, null, null, null =&gt; tobpar05 // Delga Deepdelver: race HUMAN to DWARF" calcext:value-type="string">
            <text:p><text:s text:c="2"/>tobpar05, 4, null, null, null, null, null, null, null =&gt; tobpar05 // Delga Deepdelver: race HUMAN to DWARF</text:p>
          </table:table-cell>
        </table:table-row>
        <table:table-row table:style-name="ro3">
          <table:table-cell table:formula="of:=CONCATENATE(&quot;  &quot;;[$creature.$A602];&quot;, &quot;;[$creature.$B602];&quot;, &quot;;[$creature.$C602];&quot;, &quot;;[$creature.$D602];&quot;, &quot;;[$creature.$E602];&quot;, &quot;;[$creature.$F602];&quot;, &quot;;[$creature.$G602];&quot;, &quot;;[$creature.$H602];&quot;, &quot;;[$creature.$I602];&quot; =&gt; &quot;;[$creature.$A602];&quot; // &quot;;[$creature.$J602])" office:value-type="string" office:string-value="  tolger, null, null, null, null, 1, null, null, null =&gt; tolger // Tolgerias: gender NIETHER to MALE" calcext:value-type="string">
            <text:p><text:s text:c="2"/>tolger, null, null, null, null, 1, null, null, null =&gt; tolger // Tolgerias: gender NIETHER to MALE</text:p>
          </table:table-cell>
        </table:table-row>
        <table:table-row table:style-name="ro3">
          <table:table-cell table:formula="of:=CONCATENATE(&quot;  &quot;;[$creature.$A603];&quot;, &quot;;[$creature.$B603];&quot;, &quot;;[$creature.$C603];&quot;, &quot;;[$creature.$D603];&quot;, &quot;;[$creature.$E603];&quot;, &quot;;[$creature.$F603];&quot;, &quot;;[$creature.$G603];&quot;, &quot;;[$creature.$H603];&quot;, &quot;;[$creature.$I603];&quot; =&gt; &quot;;[$creature.$A603];&quot; // &quot;;[$creature.$J603])" office:value-type="string" office:string-value="  tolger2, null, null, null, null, 1, null, tolger2, null =&gt; tolger2 // Tolgerias: dv tolger to tolger2; gender NIETHER to MALE" calcext:value-type="string">
            <text:p><text:s text:c="2"/>tolger2, null, null, null, null, 1, null, tolger2, null =&gt; tolger2 // Tolgerias: dv tolger to tolger2; gender NIETHER to MALE</text:p>
          </table:table-cell>
        </table:table-row>
        <table:table-row table:style-name="ro3">
          <table:table-cell table:formula="of:=CONCATENATE(&quot;  &quot;;[$creature.$A604];&quot;, &quot;;[$creature.$B604];&quot;, &quot;;[$creature.$C604];&quot;, &quot;;[$creature.$D604];&quot;, &quot;;[$creature.$E604];&quot;, &quot;;[$creature.$F604];&quot;, &quot;;[$creature.$G604];&quot;, &quot;;[$creature.$H604];&quot;, &quot;;[$creature.$I604];&quot; =&gt; &quot;;[$creature.$A604];&quot; // &quot;;[$creature.$J604])" office:value-type="string" office:string-value="  tolmag01, null, null, null, null, null, null, tolmag01, null =&gt; tolmag01 // Mage: dv None to tolmag01" calcext:value-type="string">
            <text:p><text:s text:c="2"/>tolmag01, null, null, null, null, null, null, tolmag01, null =&gt; tolmag01 // Mage: dv None to tolmag01</text:p>
          </table:table-cell>
        </table:table-row>
        <table:table-row table:style-name="ro3">
          <table:table-cell table:formula="of:=CONCATENATE(&quot;  &quot;;[$creature.$A605];&quot;, &quot;;[$creature.$B605];&quot;, &quot;;[$creature.$C605];&quot;, &quot;;[$creature.$D605];&quot;, &quot;;[$creature.$E605];&quot;, &quot;;[$creature.$F605];&quot;, &quot;;[$creature.$G605];&quot;, &quot;;[$creature.$H605];&quot;, &quot;;[$creature.$I605];&quot; =&gt; &quot;;[$creature.$A605];&quot; // &quot;;[$creature.$J605])" office:value-type="string" office:string-value="  tolmag02, 2, null, null, null, null, null, null, null =&gt; tolmag02 // Mage: race HUMAN to ELF" calcext:value-type="string">
            <text:p><text:s text:c="2"/>tolmag02, 2, null, null, null, null, null, null, null =&gt; tolmag02 // Mage: race HUMAN to ELF</text:p>
          </table:table-cell>
        </table:table-row>
        <table:table-row table:style-name="ro3">
          <table:table-cell table:formula="of:=CONCATENATE(&quot;  &quot;;[$creature.$A606];&quot;, &quot;;[$creature.$B606];&quot;, &quot;;[$creature.$C606];&quot;, &quot;;[$creature.$D606];&quot;, &quot;;[$creature.$E606];&quot;, &quot;;[$creature.$F606];&quot;, &quot;;[$creature.$G606];&quot;, &quot;;[$creature.$H606];&quot;, &quot;;[$creature.$I606];&quot; =&gt; &quot;;[$creature.$A606];&quot; // &quot;;[$creature.$J606])" office:value-type="string" office:string-value="  torgal, null, null, 5, null, null, null, null, null =&gt; torgal // TorGal: general MONSTER to GIANTHUMANOID" calcext:value-type="string">
            <text:p><text:s text:c="2"/>torgal, null, null, 5, null, null, null, null, null =&gt; torgal // TorGal: general MONSTER to GIANTHUMANOID</text:p>
          </table:table-cell>
        </table:table-row>
        <table:table-row table:style-name="ro3">
          <table:table-cell table:formula="of:=CONCATENATE(&quot;  &quot;;[$creature.$A607];&quot;, &quot;;[$creature.$B607];&quot;, &quot;;[$creature.$C607];&quot;, &quot;;[$creature.$D607];&quot;, &quot;;[$creature.$E607];&quot;, &quot;;[$creature.$F607];&quot;, &quot;;[$creature.$G607];&quot;, &quot;;[$creature.$H607];&quot;, &quot;;[$creature.$I607];&quot; =&gt; &quot;;[$creature.$A607];&quot; // &quot;;[$creature.$J607])" office:value-type="string" office:string-value="  townc01, null, null, 1, null, 1, null, null, null =&gt; townc01 // Town Crier: gender 0 to MALE; general GENERAL_ITEM to HUMANOID" calcext:value-type="string">
            <text:p><text:s text:c="2"/>townc01, null, null, 1, null, 1, null, null, null =&gt; townc01 // Town Crier: gender 0 to MALE; general GENERAL_ITEM to HUMANOID</text:p>
          </table:table-cell>
        </table:table-row>
        <table:table-row table:style-name="ro3">
          <table:table-cell table:formula="of:=CONCATENATE(&quot;  &quot;;[$creature.$A608];&quot;, &quot;;[$creature.$B608];&quot;, &quot;;[$creature.$C608];&quot;, &quot;;[$creature.$D608];&quot;, &quot;;[$creature.$E608];&quot;, &quot;;[$creature.$F608];&quot;, &quot;;[$creature.$G608];&quot;, &quot;;[$creature.$H608];&quot;, &quot;;[$creature.$I608];&quot; =&gt; &quot;;[$creature.$A608];&quot; // &quot;;[$creature.$J608])" office:value-type="string" office:string-value="  tranim03, 137, null, null, null, null, null, null, null =&gt; tranim03 // Panther: race WOLF to CAT" calcext:value-type="string">
            <text:p><text:s text:c="2"/>tranim03, 137, null, null, null, null, null, null, null =&gt; tranim03 // Panther: race WOLF to CAT</text:p>
          </table:table-cell>
        </table:table-row>
        <table:table-row table:style-name="ro3">
          <table:table-cell table:formula="of:=CONCATENATE(&quot;  &quot;;[$creature.$A609];&quot;, &quot;;[$creature.$B609];&quot;, &quot;;[$creature.$C609];&quot;, &quot;;[$creature.$D609];&quot;, &quot;;[$creature.$E609];&quot;, &quot;;[$creature.$F609];&quot;, &quot;;[$creature.$G609];&quot;, &quot;;[$creature.$H609];&quot;, &quot;;[$creature.$I609];&quot; =&gt; &quot;;[$creature.$A609];&quot; // &quot;;[$creature.$J609])" office:value-type="string" office:string-value="  trcut06, null, null, null, null, 1, null, null, null =&gt; trcut06 // Lord Skarmaen Alibakkar: gender NIETHER to MALE" calcext:value-type="string">
            <text:p><text:s text:c="2"/>trcut06, null, null, null, null, 1, null, null, null =&gt; trcut06 // Lord Skarmaen Alibakkar: gender NIETHER to MALE</text:p>
          </table:table-cell>
        </table:table-row>
        <table:table-row table:style-name="ro3">
          <table:table-cell table:formula="of:=CONCATENATE(&quot;  &quot;;[$creature.$A610];&quot;, &quot;;[$creature.$B610];&quot;, &quot;;[$creature.$C610];&quot;, &quot;;[$creature.$D610];&quot;, &quot;;[$creature.$E610];&quot;, &quot;;[$creature.$F610];&quot;, &quot;;[$creature.$G610];&quot;, &quot;;[$creature.$H610];&quot;, &quot;;[$creature.$I610];&quot; =&gt; &quot;;[$creature.$A610];&quot; // &quot;;[$creature.$J610])" office:value-type="string" office:string-value="  trevil01, 5, null, null, null, null, null, null, null =&gt; trevil01 // Lord Khellon Menold: race HUMAN to HALFLING" calcext:value-type="string">
            <text:p><text:s text:c="2"/>trevil01, 5, null, null, null, null, null, null, null =&gt; trevil01 // Lord Khellon Menold: race HUMAN to HALFLING</text:p>
          </table:table-cell>
        </table:table-row>
        <table:table-row table:style-name="ro3">
          <table:table-cell table:formula="of:=CONCATENATE(&quot;  &quot;;[$creature.$A611];&quot;, &quot;;[$creature.$B611];&quot;, &quot;;[$creature.$C611];&quot;, &quot;;[$creature.$D611];&quot;, &quot;;[$creature.$E611];&quot;, &quot;;[$creature.$F611];&quot;, &quot;;[$creature.$G611];&quot;, &quot;;[$creature.$H611];&quot;, &quot;;[$creature.$I611];&quot; =&gt; &quot;;[$creature.$A611];&quot; // &quot;;[$creature.$J611])" office:value-type="string" office:string-value="  trftow04, null, null, null, 2, 2, null, null, null =&gt; trftow04 // Peasant: gender MALE to FEMALE; sex MALE to FEMALE" calcext:value-type="string">
            <text:p><text:s text:c="2"/>trftow04, null, null, null, 2, 2, null, null, null =&gt; trftow04 // Peasant: gender MALE to FEMALE; sex MALE to FEMALE</text:p>
          </table:table-cell>
        </table:table-row>
        <table:table-row table:style-name="ro3">
          <table:table-cell table:formula="of:=CONCATENATE(&quot;  &quot;;[$creature.$A612];&quot;, &quot;;[$creature.$B612];&quot;, &quot;;[$creature.$C612];&quot;, &quot;;[$creature.$D612];&quot;, &quot;;[$creature.$E612];&quot;, &quot;;[$creature.$F612];&quot;, &quot;;[$creature.$G612];&quot;, &quot;;[$creature.$H612];&quot;, &quot;;[$creature.$I612];&quot; =&gt; &quot;;[$creature.$A612];&quot; // &quot;;[$creature.$J612])" office:value-type="string" office:string-value="  trfued02, null, null, null, 1, 1, null, null, null =&gt; trfued02 // Lurraxol Guard: gender FEMALE to MALE; sex FEMALE to MALE" calcext:value-type="string">
            <text:p><text:s text:c="2"/>trfued02, null, null, null, 1, 1, null, null, null =&gt; trfued02 // Lurraxol Guard: gender FEMALE to MALE; sex FEMALE to MALE</text:p>
          </table:table-cell>
        </table:table-row>
        <table:table-row table:style-name="ro3">
          <table:table-cell table:formula="of:=CONCATENATE(&quot;  &quot;;[$creature.$A613];&quot;, &quot;;[$creature.$B613];&quot;, &quot;;[$creature.$C613];&quot;, &quot;;[$creature.$D613];&quot;, &quot;;[$creature.$E613];&quot;, &quot;;[$creature.$F613];&quot;, &quot;;[$creature.$G613];&quot;, &quot;;[$creature.$H613];&quot;, &quot;;[$creature.$I613];&quot; =&gt; &quot;;[$creature.$A613];&quot; // &quot;;[$creature.$J613])" office:value-type="string" office:string-value="  trfued05, null, null, null, null, 1, null, null, null =&gt; trfued05 // Lord Skarmaen Alibakkar: gender NIETHER to MALE" calcext:value-type="string">
            <text:p><text:s text:c="2"/>trfued05, null, null, null, null, 1, null, null, null =&gt; trfued05 // Lord Skarmaen Alibakkar: gender NIETHER to MALE</text:p>
          </table:table-cell>
        </table:table-row>
        <table:table-row table:style-name="ro3">
          <table:table-cell table:formula="of:=CONCATENATE(&quot;  &quot;;[$creature.$A614];&quot;, &quot;;[$creature.$B614];&quot;, &quot;;[$creature.$C614];&quot;, &quot;;[$creature.$D614];&quot;, &quot;;[$creature.$E614];&quot;, &quot;;[$creature.$F614];&quot;, &quot;;[$creature.$G614];&quot;, &quot;;[$creature.$H614];&quot;, &quot;;[$creature.$I614];&quot; =&gt; &quot;;[$creature.$A614];&quot; // &quot;;[$creature.$J614])" office:value-type="string" office:string-value="  trolde01, 129, 167, 5, null, 1, null, null, null =&gt; trolde01 // Desert Troll: gender NIETHER to MALE; general GIANTHUMANOID to GIANTHUMANOID; class TROLL to TROLL; race TROLL to TROLL" calcext:value-type="string">
            <text:p><text:s text:c="2"/>trolde01, 129, 167, 5, null, 1, null, null, null =&gt; trolde01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5];&quot;, &quot;;[$creature.$B615];&quot;, &quot;;[$creature.$C615];&quot;, &quot;;[$creature.$D615];&quot;, &quot;;[$creature.$E615];&quot;, &quot;;[$creature.$F615];&quot;, &quot;;[$creature.$G615];&quot;, &quot;;[$creature.$H615];&quot;, &quot;;[$creature.$I615];&quot; =&gt; &quot;;[$creature.$A615];&quot; // &quot;;[$creature.$J615])" office:value-type="string" office:string-value="  trolde02, 129, 167, 5, null, 1, null, null, null =&gt; trolde02 // Desert Troll: gender NIETHER to MALE; general GIANTHUMANOID to GIANTHUMANOID; class TROLL to TROLL; race TROLL to TROLL" calcext:value-type="string">
            <text:p><text:s text:c="2"/>trolde02, 129, 167, 5, null, 1, null, null, null =&gt; trolde02 // Desert Troll: gender NIETHER to MALE; general GIANTHUMANOID to GIANTHUMANOID; class TROLL to TROLL; race TROLL to TROLL</text:p>
          </table:table-cell>
        </table:table-row>
        <table:table-row table:style-name="ro3">
          <table:table-cell table:formula="of:=CONCATENATE(&quot;  &quot;;[$creature.$A616];&quot;, &quot;;[$creature.$B616];&quot;, &quot;;[$creature.$C616];&quot;, &quot;;[$creature.$D616];&quot;, &quot;;[$creature.$E616];&quot;, &quot;;[$creature.$F616];&quot;, &quot;;[$creature.$G616];&quot;, &quot;;[$creature.$H616];&quot;, &quot;;[$creature.$I616];&quot; =&gt; &quot;;[$creature.$A616];&quot; // &quot;;[$creature.$J616])" office:value-type="string" office:string-value="  trolfr01, 129, 167, 5, null, 1, null, null, null =&gt; trolfr01 // Freshwater Troll: gender NIETHER to MALE; general MONSTER to GIANTHUMANOID; class TROLL to TROLL; race TROLL to TROLL" calcext:value-type="string">
            <text:p><text:s text:c="2"/>trolfr01, 129, 167, 5, null, 1, null, null, null =&gt; trolfr01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7];&quot;, &quot;;[$creature.$B617];&quot;, &quot;;[$creature.$C617];&quot;, &quot;;[$creature.$D617];&quot;, &quot;;[$creature.$E617];&quot;, &quot;;[$creature.$F617];&quot;, &quot;;[$creature.$G617];&quot;, &quot;;[$creature.$H617];&quot;, &quot;;[$creature.$I617];&quot; =&gt; &quot;;[$creature.$A617];&quot; // &quot;;[$creature.$J617])" office:value-type="string" office:string-value="  trolfr02, 129, 167, 5, null, 1, null, null, null =&gt; trolfr02 // Freshwater Troll: gender NIETHER to MALE; general MONSTER to GIANTHUMANOID; class TROLL to TROLL; race TROLL to TROLL" calcext:value-type="string">
            <text:p><text:s text:c="2"/>trolfr02, 129, 167, 5, null, 1, null, null, null =&gt; trolfr02 // Freshwater Troll: gender NIETHER to MALE; general MONSTER to GIANTHUMANOID; class TROLL to TROLL; race TROLL to TROLL</text:p>
          </table:table-cell>
        </table:table-row>
        <table:table-row table:style-name="ro3">
          <table:table-cell table:formula="of:=CONCATENATE(&quot;  &quot;;[$creature.$A618];&quot;, &quot;;[$creature.$B618];&quot;, &quot;;[$creature.$C618];&quot;, &quot;;[$creature.$D618];&quot;, &quot;;[$creature.$E618];&quot;, &quot;;[$creature.$F618];&quot;, &quot;;[$creature.$G618];&quot;, &quot;;[$creature.$H618];&quot;, &quot;;[$creature.$I618];&quot; =&gt; &quot;;[$creature.$A618];&quot; // &quot;;[$creature.$J618])" office:value-type="string" office:string-value="  trolgi01, 129, 167, 5, null, 1, null, null, null =&gt; trolgi01 // Giant Troll: gender NIETHER to MALE; general GIANTHUMANOID to GIANTHUMANOID; class TROLL to TROLL; race TROLL to TROLL" calcext:value-type="string">
            <text:p><text:s text:c="2"/>trolgi01, 129, 167, 5, null, 1, null, null, null =&gt; trolgi01 // Giant Troll: gender NIETHER to MALE; general GIANTHUMANOID to GIANTHUMANOID; class TROLL to TROLL; race TROLL to TROLL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8" table:default-cell-style-name="ce11"/>
        <table:table-column table:style-name="co19" table:default-cell-style-name="ce11"/>
        <table:table-column table:style-name="co5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22" table:default-cell-style-name="ce20"/>
        <table:table-column table:style-name="co12" table:number-columns-repeated="1011" table:default-cell-style-name="ce20"/>
        <table:table-row table:style-name="ro1">
          <table:table-cell table:style-name="ce6" office:value-type="string" calcext:value-type="string">
            <text:p>file</text:p>
          </table:table-cell>
          <table:table-cell table:style-name="ce9" office:value-type="string" calcext:value-type="string">
            <text:p>timing</text:p>
          </table:table-cell>
          <table:table-cell table:style-name="ce9" office:value-type="string" calcext:value-type="string">
            <text:p>magical</text:p>
          </table:table-cell>
          <table:table-cell table:style-name="ce9" office:value-type="string" calcext:value-type="string">
            <text:p>power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weight</text:p>
          </table:table-cell>
          <table:table-cell table:style-name="ce9" office:value-type="string" calcext:value-type="string">
            <text:p>thac0</text:p>
          </table:table-cell>
          <table:table-cell table:style-name="ce9" office:value-type="string" calcext:value-type="string">
            <text:p>lor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rof</text:p>
          </table:table-cell>
          <table:table-cell table:style-name="ce9" office:value-type="string" calcext:value-type="string">
            <text:p>enchantment</text:p>
          </table:table-cell>
          <table:table-cell table:style-name="ce9" office:value-type="string" calcext:value-type="string">
            <text:p>dispellable</text:p>
          </table:table-cell>
          <table:table-cell table:style-name="ce6" office:value-type="string" calcext:value-type="string">
            <text:p>notes</text:p>
          </table:table-cell>
          <table:table-cell table:style-name="ce18" table:number-columns-repeated="1010"/>
          <table:table-cell table:style-name="ce13"/>
        </table:table-row>
        <table:table-row table:style-name="ro2">
          <table:table-cell table:style-name="ce7" office:value-type="string" calcext:value-type="string">
            <text:p>aegi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egis Fa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egis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egis Fa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eriebab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erie's Bab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Slay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cid 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Bit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Detonation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7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Dispell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of Fir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0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I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 of Pierc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oisoned Arr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ow1a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urstaf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Ram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ala's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x1h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ngard's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ag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Cas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azpat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ar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lai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0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e Root of the Problem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d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e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14f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lail of Ag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rdulia's Fal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+3, Blackbloo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one Club +2, +3 vs. Undea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 +2, Gnash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Mace of Disruption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of Detonation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2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lub of Detonation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3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lun3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ce Star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dh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Light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Biting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of Polymorph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6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7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Flasher Master Bruiser Ma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8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lessed 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lt09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olt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nedag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Mordenkainen's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nef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Manual of Quickness of Action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7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ome of Leadership and Influen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08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ome of Understand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3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History of Tethy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he Vapiricus Omnibus: Unabridg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ea Vampir Becomo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k9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Conjur Ota Servant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t1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Gargoyle Boo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otdriz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oots of Spe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7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of Marksmanship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Eagle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0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pp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rtseeke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trong Arm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3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Mana Bow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uigan 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ansheron's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of Gese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rkfire Bow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rkfire Bow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2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Taralash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3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7" office:value-type="string" calcext:value-type="string">
            <text:p>Taralash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omposite Long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Eagle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owno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ac1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Bracers of Defense AC 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dflute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gic Flu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uenaxe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unstone Bulle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ull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ullet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ttac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ttib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ansheron's 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lcy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Backstabbing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lslay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n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ail of the Dea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an2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Chain Mail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hwrait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ck1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Traveller's R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ck18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Knave's R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low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gger +2, Longtoo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oultaker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Boomerang Dagg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Fire Tooth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Poisoned 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adow Thief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19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gger of &lt;CHARNAME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ggshi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ar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art of Stun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art of Wound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sp's Nes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rtme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one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x1h01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mogo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msuc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ragring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of Sleep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of Stun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bolt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ow Bolt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chan0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Drow Elven Chain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chan0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ow Adamantine Chain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halb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Drow Halbe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plat0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Drow Full Plate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shld0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ow Shiel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wxbow0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row Crossbow of Spee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lemchan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lemyanc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mac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mor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taff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 Staff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1h0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1h0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sw2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ca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cat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dus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du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ai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a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fer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imp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imp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ps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psd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qua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quas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rab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mrab25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Famili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lam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lamethrow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rag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rag Gren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rosty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Dr. Freeze Death Ra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sspi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hos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host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fir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iants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lobblu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lue Gl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lobred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ed Glob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camb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ch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fir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jelf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jelg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misti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rwom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ragon's Ban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brd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1,+4 vs. Giantki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mm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rom Faey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elmskw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Helme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ber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nya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nymp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gwra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lolth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Handmaiden's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old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slaywp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spect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pectral Harpist hand weap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arow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ax1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Battle Ax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blun0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bow0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Long 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cetr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hamm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War Ham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mpinvis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 of Invisibility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nnoc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nvuln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irongo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onhp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illsw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lt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Kuo-Toa Bolt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bo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ring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osp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aser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Las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eat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or of the Secon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eat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issile Attraction +2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c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ght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on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ge05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 of Free Ac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ge06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dog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elfme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elf's Minute Mete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a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ook of Infinite Spell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e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lack Spider Figurin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f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Jade H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j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ronze Horn of Valhall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3k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Iron Horn of Valhalla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Portal Ke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q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The Ogre's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4u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Embarl's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5c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ift Devi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5t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haman's 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73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he Horn of Kazgaro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7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gger of Venom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84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Boo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9q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an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Galvena's Medall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cb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Talisman of Rillifan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cd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h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ice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va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va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stwa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ound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ebdag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Neb's Nasty Cutt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bow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Bow of Arvoree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taf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High Fores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3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Hallowed Redeem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ntrop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psw0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haos Bl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obj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3-12m4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late Mail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09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Mithral Field Plate Armo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19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ull Plate + 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2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Full Plate Mail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at98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Plate Mail Arm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bass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fi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msta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Morning 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sal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spid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lywyvrn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2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Explosion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27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Firebrea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n4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Potion of Invulnerabilit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uls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uls02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Magic Missile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asclaw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Arrow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Quiver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Case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Quiver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Case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5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g of Plenty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quiver06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Bag of Plenty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avag0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ku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avag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Boneblade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av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Unholy Reav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gisamu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uby Pendan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vent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20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ing of Energ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4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Oaken 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ngwolf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2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Lordly Migh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Resurrec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ds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Rod of Revers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hbolt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aralytic Bol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3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Aci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Col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Electricity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Fir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Pois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0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Undea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1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Protection from Petrifica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9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a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b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c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d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f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Dradeel's Recipe Pag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a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Crom Faeyr Scrol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hp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ick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Illithid Corresponden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rlmz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A note from Mazzy Fenta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Pulse Ammuni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3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Frag Grenad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cret04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7" office:value-type="string" calcext:value-type="string">
            <text:p>Scorcher Ammuniti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ltes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ndai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Drow Flail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alt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ille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illelag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1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Buckler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2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ortress Shiel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hld27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aving Grace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kelclu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Clu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kelwas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ayerw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ays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ling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rinne Sling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lng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Erinne Sling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nak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orb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earing Orb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ct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0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ar +3, Backbit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0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pea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ar of Withering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xil's Nail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xil's Spike +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permel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pe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staf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Strik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6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taff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7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Staff Spea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8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Martial Staff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0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Comma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Cu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1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Magi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Pow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under and Lightn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the Woodlands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Air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Earth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7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Fire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1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Quarter Staff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2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Rynn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f2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erpent Shaf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lker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ardart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art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onrin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tonsk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urehp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Ring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3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Bastard Sword +1,+3 vs. Shapeshifters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5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3, Frostbra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16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5, Defend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3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2, Rashad's Talo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Flame Tongu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Ilbratha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28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utthroat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3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Daysta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3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Dragonslay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47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7" office:value-type="string" calcext:value-type="string">
            <text:p>Wakizashi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2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cimitar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word of Flame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The Equaliz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4c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7" office:value-type="string" calcext:value-type="string">
            <text:p>Pommel Jewel of the Equaliz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hrowing Dag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8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Mask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59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Short Sword of Mask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60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Angurvadal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69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pectral Brand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7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ong Swo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9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Sword of Chao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1hseek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Seeking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1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ursed Berserking Sword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0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2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Flame Of The North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ilarco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w2h15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ilver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lslav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elslav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rolltor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tsword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Two Handed Swo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amp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2halb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Harmonium Halber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2shiel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7" office:value-type="string" calcext:value-type="string">
            <text:p>Shield of Balduran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flail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Defender of Easthaven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mace</text:p>
          </table:table-cell>
          <table:table-cell table:number-columns-repeated="9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Jerrod's Mac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nd11</text:p>
          </table:table-cell>
          <table:table-cell table:number-columns-repeated="6" table:style-name="ce10" office:value-type="string" calcext:value-type="string">
            <text:p>null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the Heaven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nd1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Wand of Wond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sling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ling of Everard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staff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Staff of Arunde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igh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spi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7" office:value-type="string" calcext:value-type="string">
            <text:p>Attack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wi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olfwi2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raith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&lt;Invalid Strref -1&gt;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of Accuracy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6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Light Crossbow of Speed 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0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Giant Hair Crossbow +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3</text:p>
          </table:table-cell>
          <table:table-cell table:number-columns-repeated="3" table:style-name="ce10" office:value-type="string" calcext:value-type="string">
            <text:p>nu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null</text:p>
          </table:table-cell>
          <table:table-cell table:style-name="ce7" office:value-type="string" calcext:value-type="string">
            <text:p>Crossbow of Affliction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5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Firetooth +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10" office:value-type="string" calcext:value-type="string">
            <text:p>null</text:p>
          </table:table-cell>
          <table:table-cell table:style-name="ce7" office:value-type="string" calcext:value-type="string">
            <text:p>Firetooth +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xbow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null</text:p>
          </table:table-cell>
          <table:table-cell table:style-name="ce7" office:value-type="string" calcext:value-type="string">
            <text:p>Heavy Crossbow +3</text:p>
          </table:table-cell>
          <table:table-cell table:number-columns-repeated="1011"/>
        </table:table-row>
        <table:table-row table:style-name="ro2" table:number-rows-repeated="10481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MJ1048576">
            <calcext:condition calcext:apply-style-name="Bad" calcext:value="formula-is((COUNTIF([.$A$1:.$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23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, &quot;;[$item.$H1];&quot;, &quot;;[$item.$I1];&quot;, &quot;;[$item.$J1];&quot;, &quot;;[$item.$K1];&quot;, &quot;;[$item.$L1];&quot; =&gt; &quot;;[$item.$A1];&quot; // &quot;;[$item.$M1])" office:value-type="string" office:string-value="  file, timing, magical, power, speed, weight, thac0, lore, type, prof, enchantment, dispellable =&gt; file // notes" calcext:value-type="string">
            <text:p><text:s text:c="2"/>file, timing, magical, power, speed, weight, thac0, lore, type, prof, enchantment, dispellable =&gt; file // notes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, &quot;;[$item.$H2];&quot;, &quot;;[$item.$I2];&quot;, &quot;;[$item.$J2];&quot;, &quot;;[$item.$K2];&quot;, &quot;;[$item.$L2];&quot; =&gt; &quot;;[$item.$A2];&quot; // &quot;;[$item.$M2])" office:value-type="string" office:string-value="  aegis, 1, null, null, 1, null, null, null, null, 97, 3, null =&gt; aegis // Aegis Fang" calcext:value-type="string">
            <text:p><text:s text:c="2"/>aegis, 1, null, null, 1, null, null, null, null, 97, 3, null =&gt; aegis // Aegis Fang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, &quot;;[$item.$H3];&quot;, &quot;;[$item.$I3];&quot;, &quot;;[$item.$J3];&quot;, &quot;;[$item.$K3];&quot;, &quot;;[$item.$L3];&quot; =&gt; &quot;;[$item.$A3];&quot; // &quot;;[$item.$M3])" office:value-type="string" office:string-value="  aegis2, 1, null, null, 1, null, null, null, null, 97, 3, null =&gt; aegis2 // Aegis Fang" calcext:value-type="string">
            <text:p><text:s text:c="2"/>aegis2, 1, null, null, 1, null, null, null, null, 97, 3, null =&gt; aegis2 // Aegis Fang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, &quot;;[$item.$H4];&quot;, &quot;;[$item.$I4];&quot;, &quot;;[$item.$J4];&quot;, &quot;;[$item.$K4];&quot;, &quot;;[$item.$L4];&quot; =&gt; &quot;;[$item.$A4];&quot; // &quot;;[$item.$M4])" office:value-type="string" office:string-value="  aeriebab, null, 1, null, null, null, null, null, null, null, null, null =&gt; aeriebab // Aerie's Baby" calcext:value-type="string">
            <text:p><text:s text:c="2"/>aeriebab, null, 1, null, null, null, null, null, null, null, null, null =&gt; aeriebab // Aerie's Baby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, &quot;;[$item.$H5];&quot;, &quot;;[$item.$I5];&quot;, &quot;;[$item.$J5];&quot;, &quot;;[$item.$K5];&quot;, &quot;;[$item.$L5];&quot; =&gt; &quot;;[$item.$A5];&quot; // &quot;;[$item.$M5])" office:value-type="string" office:string-value="  arow01, null, null, null, null, null, null, null, null, 2, null, null =&gt; arow01 // Arrows" calcext:value-type="string">
            <text:p><text:s text:c="2"/>arow01, null, null, null, null, null, null, null, null, 2, null, null =&gt; arow01 // Arrows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, &quot;;[$item.$H6];&quot;, &quot;;[$item.$I6];&quot;, &quot;;[$item.$J6];&quot;, &quot;;[$item.$K6];&quot;, &quot;;[$item.$L6];&quot; =&gt; &quot;;[$item.$A6];&quot; // &quot;;[$item.$M6])" office:value-type="string" office:string-value="  arow02, null, null, null, null, null, null, null, null, 2, null, null =&gt; arow02 // Arrows +1" calcext:value-type="string">
            <text:p><text:s text:c="2"/>arow02, null, null, null, null, null, null, null, null, 2, null, null =&gt; arow02 // Arrows +1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, &quot;;[$item.$H7];&quot;, &quot;;[$item.$I7];&quot;, &quot;;[$item.$J7];&quot;, &quot;;[$item.$K7];&quot;, &quot;;[$item.$L7];&quot; =&gt; &quot;;[$item.$A7];&quot; // &quot;;[$item.$M7])" office:value-type="string" office:string-value="  arow03, null, null, null, null, null, null, null, null, 2, null, null =&gt; arow03 // Arrow of Slaying" calcext:value-type="string">
            <text:p><text:s text:c="2"/>arow03, null, null, null, null, null, null, null, null, 2, null, null =&gt; arow03 // Arrow of Slay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, &quot;;[$item.$H8];&quot;, &quot;;[$item.$I8];&quot;, &quot;;[$item.$J8];&quot;, &quot;;[$item.$K8];&quot;, &quot;;[$item.$L8];&quot; =&gt; &quot;;[$item.$A8];&quot; // &quot;;[$item.$M8])" office:value-type="string" office:string-value="  arow04, null, null, null, null, null, null, null, null, 2, 1, null =&gt; arow04 // Acid Arrows" calcext:value-type="string">
            <text:p><text:s text:c="2"/>arow04, null, null, null, null, null, null, null, null, 2, 1, null =&gt; arow04 // Acid Arrows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, &quot;;[$item.$H9];&quot;, &quot;;[$item.$I9];&quot;, &quot;;[$item.$J9];&quot;, &quot;;[$item.$K9];&quot;, &quot;;[$item.$L9];&quot; =&gt; &quot;;[$item.$A9];&quot; // &quot;;[$item.$M9])" office:value-type="string" office:string-value="  arow05, null, null, null, null, null, null, null, null, 2, null, null =&gt; arow05 // Arrow of Biting" calcext:value-type="string">
            <text:p><text:s text:c="2"/>arow05, null, null, null, null, null, null, null, null, 2, null, null =&gt; arow05 // Arrow of Biting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, &quot;;[$item.$H10];&quot;, &quot;;[$item.$I10];&quot;, &quot;;[$item.$J10];&quot;, &quot;;[$item.$K10];&quot;, &quot;;[$item.$L10];&quot; =&gt; &quot;;[$item.$A10];&quot; // &quot;;[$item.$M10])" office:value-type="string" office:string-value="  arow06, null, null, 0, null, null, null, null, null, 2, null, null =&gt; arow06 // Arrows of Detonation " calcext:value-type="string">
            <text:p><text:s text:c="2"/>arow06, null, null, 0, null, null, null, null, null, 2, null, null =&gt; arow06 // Arrows of Detonation 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, &quot;;[$item.$H11];&quot;, &quot;;[$item.$I11];&quot;, &quot;;[$item.$J11];&quot;, &quot;;[$item.$K11];&quot;, &quot;;[$item.$L11];&quot; =&gt; &quot;;[$item.$A11];&quot; // &quot;;[$item.$M11])" office:value-type="string" office:string-value="  arow07, null, null, null, null, null, null, null, null, 2, null, null =&gt; arow07 // Arrows of Dispelling" calcext:value-type="string">
            <text:p><text:s text:c="2"/>arow07, null, null, null, null, null, null, null, null, 2, null, null =&gt; arow07 // Arrows of Dispelling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, &quot;;[$item.$H12];&quot;, &quot;;[$item.$I12];&quot;, &quot;;[$item.$J12];&quot;, &quot;;[$item.$K12];&quot;, &quot;;[$item.$L12];&quot; =&gt; &quot;;[$item.$A12];&quot; // &quot;;[$item.$M12])" office:value-type="string" office:string-value="  arow08, null, null, 0, null, null, 0, null, null, 2, null, null =&gt; arow08 // Arrow of Fire" calcext:value-type="string">
            <text:p><text:s text:c="2"/>arow08, null, null, 0, null, null, 0, null, null, 2, null, null =&gt; arow08 // Arrow of Fire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, &quot;;[$item.$H13];&quot;, &quot;;[$item.$I13];&quot;, &quot;;[$item.$J13];&quot;, &quot;;[$item.$K13];&quot;, &quot;;[$item.$L13];&quot; =&gt; &quot;;[$item.$A13];&quot; // &quot;;[$item.$M13])" office:value-type="string" office:string-value="  arow09, null, null, 0, null, null, null, null, null, 2, null, null =&gt; arow09 // Arrows of Ice" calcext:value-type="string">
            <text:p><text:s text:c="2"/>arow09, null, null, 0, null, null, null, null, null, 2, null, null =&gt; arow09 // Arrows of Ice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, &quot;;[$item.$H14];&quot;, &quot;;[$item.$I14];&quot;, &quot;;[$item.$J14];&quot;, &quot;;[$item.$K14];&quot;, &quot;;[$item.$L14];&quot; =&gt; &quot;;[$item.$A14];&quot; // &quot;;[$item.$M14])" office:value-type="string" office:string-value="  arow10, null, null, null, null, null, null, null, null, 2, null, null =&gt; arow10 // Arrows of Piercing" calcext:value-type="string">
            <text:p><text:s text:c="2"/>arow10, null, null, null, null, null, null, null, null, 2, null, null =&gt; arow10 // Arrows of Piercing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, &quot;;[$item.$H15];&quot;, &quot;;[$item.$I15];&quot;, &quot;;[$item.$J15];&quot;, &quot;;[$item.$K15];&quot;, &quot;;[$item.$L15];&quot; =&gt; &quot;;[$item.$A15];&quot; // &quot;;[$item.$M15])" office:value-type="string" office:string-value="  arow11, null, null, null, null, null, null, null, null, 2, null, null =&gt; arow11 // Arrow +2" calcext:value-type="string">
            <text:p><text:s text:c="2"/>arow11, null, null, null, null, null, null, null, null, 2, null, null =&gt; arow11 // Arrow +2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, &quot;;[$item.$H16];&quot;, &quot;;[$item.$I16];&quot;, &quot;;[$item.$J16];&quot;, &quot;;[$item.$K16];&quot;, &quot;;[$item.$L16];&quot; =&gt; &quot;;[$item.$A16];&quot; // &quot;;[$item.$M16])" office:value-type="string" office:string-value="  arow14, null, null, null, null, null, null, null, null, 2, null, null =&gt; arow14 // Poisoned Arrow" calcext:value-type="string">
            <text:p><text:s text:c="2"/>arow14, null, null, null, null, null, null, null, null, 2, null, null =&gt; arow14 // Poisoned Arrow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, &quot;;[$item.$H17];&quot;, &quot;;[$item.$I17];&quot;, &quot;;[$item.$J17];&quot;, &quot;;[$item.$K17];&quot;, &quot;;[$item.$L17];&quot; =&gt; &quot;;[$item.$A17];&quot; // &quot;;[$item.$M17])" office:value-type="string" office:string-value="  arow15, null, null, null, null, null, null, null, null, 2, null, null =&gt; arow15 // Arrow +3" calcext:value-type="string">
            <text:p><text:s text:c="2"/>arow15, null, null, null, null, null, null, null, null, 2, null, null =&gt; arow15 // Arrow +3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, &quot;;[$item.$H18];&quot;, &quot;;[$item.$I18];&quot;, &quot;;[$item.$J18];&quot;, &quot;;[$item.$K18];&quot;, &quot;;[$item.$L18];&quot; =&gt; &quot;;[$item.$A18];&quot; // &quot;;[$item.$M18])" office:value-type="string" office:string-value="  arow1a, null, null, null, null, null, null, null, null, 2, null, null =&gt; arow1a // Arrow +2" calcext:value-type="string">
            <text:p><text:s text:c="2"/>arow1a, null, null, null, null, null, null, null, null, 2, null, null =&gt; arow1a // Arrow +2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, &quot;;[$item.$H19];&quot;, &quot;;[$item.$I19];&quot;, &quot;;[$item.$J19];&quot;, &quot;;[$item.$K19];&quot;, &quot;;[$item.$L19];&quot; =&gt; &quot;;[$item.$A19];&quot; // &quot;;[$item.$M19])" office:value-type="string" office:string-value="  aurstaf, null, null, 0, null, null, null, null, null, null, null, null =&gt; aurstaf // Staff of the Ram +4" calcext:value-type="string">
            <text:p><text:s text:c="2"/>aurstaf, null, null, 0, null, null, null, null, null, null, null, null =&gt; aurstaf // Staff of the Ram +4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, &quot;;[$item.$H20];&quot;, &quot;;[$item.$I20];&quot;, &quot;;[$item.$J20];&quot;, &quot;;[$item.$K20];&quot;, &quot;;[$item.$L20];&quot; =&gt; &quot;;[$item.$A20];&quot; // &quot;;[$item.$M20])" office:value-type="string" office:string-value="  ax1h04, 1, null, null, null, null, null, null, null, null, null, null =&gt; ax1h04 // Throwing Axe" calcext:value-type="string">
            <text:p><text:s text:c="2"/>ax1h04, 1, null, null, null, null, null, null, null, null, null, null =&gt; ax1h04 // Throwing Axe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, &quot;;[$item.$H21];&quot;, &quot;;[$item.$I21];&quot;, &quot;;[$item.$J21];&quot;, &quot;;[$item.$K21];&quot;, &quot;;[$item.$L21];&quot; =&gt; &quot;;[$item.$A21];&quot; // &quot;;[$item.$M21])" office:value-type="string" office:string-value="  ax1h05, 1, null, null, null, null, null, null, null, null, null, null =&gt; ax1h05 // Throwing Axe +2" calcext:value-type="string">
            <text:p><text:s text:c="2"/>ax1h05, 1, null, null, null, null, null, null, null, null, null, null =&gt; ax1h05 // Throwing Axe +2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, &quot;;[$item.$H22];&quot;, &quot;;[$item.$I22];&quot;, &quot;;[$item.$J22];&quot;, &quot;;[$item.$K22];&quot;, &quot;;[$item.$L22];&quot; =&gt; &quot;;[$item.$A22];&quot; // &quot;;[$item.$M22])" office:value-type="string" office:string-value="  ax1h06, 1, null, null, null, null, null, null, null, null, null, null =&gt; ax1h06 // Throwing Axe +2" calcext:value-type="string">
            <text:p><text:s text:c="2"/>ax1h06, 1, null, null, null, null, null, null, null, null, null, null =&gt; ax1h06 // Throwing Axe +2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, &quot;;[$item.$H23];&quot;, &quot;;[$item.$I23];&quot;, &quot;;[$item.$J23];&quot;, &quot;;[$item.$K23];&quot;, &quot;;[$item.$L23];&quot; =&gt; &quot;;[$item.$A23];&quot; // &quot;;[$item.$M23])" office:value-type="string" office:string-value="  ax1h07, null, null, 0, 7, null, null, 65, null, null, null, null =&gt; ax1h07 // Bala's Axe" calcext:value-type="string">
            <text:p><text:s text:c="2"/>ax1h07, null, null, 0, 7, null, null, 65, null, null, null, null =&gt; ax1h07 // Bala's Axe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, &quot;;[$item.$H24];&quot;, &quot;;[$item.$I24];&quot;, &quot;;[$item.$J24];&quot;, &quot;;[$item.$K24];&quot;, &quot;;[$item.$L24];&quot; =&gt; &quot;;[$item.$A24];&quot; // &quot;;[$item.$M24])" office:value-type="string" office:string-value="  ax1h08, 1, null, null, null, null, null, null, null, null, null, null =&gt; ax1h08 // Hangard's Axe +2" calcext:value-type="string">
            <text:p><text:s text:c="2"/>ax1h08, 1, null, null, null, null, null, null, null, null, null, null =&gt; ax1h08 // Hangard's Axe +2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, &quot;;[$item.$H25];&quot;, &quot;;[$item.$I25];&quot;, &quot;;[$item.$J25];&quot;, &quot;;[$item.$K25];&quot;, &quot;;[$item.$L25];&quot; =&gt; &quot;;[$item.$A25];&quot; // &quot;;[$item.$M25])" office:value-type="string" office:string-value="  bag06, null, null, null, null, 2, null, null, null, null, null, null =&gt; bag06 // Potion Case" calcext:value-type="string">
            <text:p><text:s text:c="2"/>bag06, null, null, null, null, 2, null, null, null, null, null, null =&gt; bag06 // Potion Cas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, &quot;;[$item.$H26];&quot;, &quot;;[$item.$I26];&quot;, &quot;;[$item.$J26];&quot;, &quot;;[$item.$K26];&quot;, &quot;;[$item.$L26];&quot; =&gt; &quot;;[$item.$A26];&quot; // &quot;;[$item.$M26])" office:value-type="string" office:string-value="  bazpatrg, 1, null, null, null, null, null, null, null, null, null, null =&gt; bazpatrg // Ring" calcext:value-type="string">
            <text:p><text:s text:c="2"/>bazpatrg, 1, null, null, null, null, null, null, null, null, null, null =&gt; bazpatrg // Ring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, &quot;;[$item.$H27];&quot;, &quot;;[$item.$I27];&quot;, &quot;;[$item.$J27];&quot;, &quot;;[$item.$K27];&quot;, &quot;;[$item.$L27];&quot; =&gt; &quot;;[$item.$A27];&quot; // &quot;;[$item.$M27])" office:value-type="string" office:string-value="  bearspir, null, 1, null, null, null, null, null, null, null, 3, null =&gt; bearspir // Attack" calcext:value-type="string">
            <text:p><text:s text:c="2"/>bearspir, null, 1, null, null, null, null, null, null, null, 3, null =&gt; bearspir // Attack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, &quot;;[$item.$H28];&quot;, &quot;;[$item.$I28];&quot;, &quot;;[$item.$J28];&quot;, &quot;;[$item.$K28];&quot;, &quot;;[$item.$L28];&quot; =&gt; &quot;;[$item.$A28];&quot; // &quot;;[$item.$M28])" office:value-type="string" office:string-value="  blun01, 1, null, null, null, null, null, null, null, null, null, null =&gt; blun01 // Club" calcext:value-type="string">
            <text:p><text:s text:c="2"/>blun01, 1, null, null, null, null, null, null, null, null, null, null =&gt; blun01 // Club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, &quot;;[$item.$H29];&quot;, &quot;;[$item.$I29];&quot;, &quot;;[$item.$J29];&quot;, &quot;;[$item.$K29];&quot;, &quot;;[$item.$L29];&quot; =&gt; &quot;;[$item.$A29];&quot; // &quot;;[$item.$M29])" office:value-type="string" office:string-value="  blun03, null, null, null, null, 13, null, null, null, null, null, null =&gt; blun03 // Flail +1" calcext:value-type="string">
            <text:p><text:s text:c="2"/>blun03, null, null, null, null, 13, null, null, null, null, null, null =&gt; blun03 // Flail +1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, &quot;;[$item.$H30];&quot;, &quot;;[$item.$I30];&quot;, &quot;;[$item.$J30];&quot;, &quot;;[$item.$K30];&quot;, &quot;;[$item.$L30];&quot; =&gt; &quot;;[$item.$A30];&quot; // &quot;;[$item.$M30])" office:value-type="string" office:string-value="  blun04, 1, null, null, null, 10, null, null, null, null, null, null =&gt; blun04 // Mace" calcext:value-type="string">
            <text:p><text:s text:c="2"/>blun04, 1, null, null, null, 10, null, null, null, null, null, null =&gt; blun04 // Mace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, &quot;;[$item.$H31];&quot;, &quot;;[$item.$I31];&quot;, &quot;;[$item.$J31];&quot;, &quot;;[$item.$K31];&quot;, &quot;;[$item.$L31];&quot; =&gt; &quot;;[$item.$A31];&quot; // &quot;;[$item.$M31])" office:value-type="string" office:string-value="  blun06, 1, null, null, null, null, null, null, null, null, null, null =&gt; blun06 // Morning Star" calcext:value-type="string">
            <text:p><text:s text:c="2"/>blun06, 1, null, null, null, null, null, null, null, null, null, null =&gt; blun06 // Morning Star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, &quot;;[$item.$H32];&quot;, &quot;;[$item.$I32];&quot;, &quot;;[$item.$J32];&quot;, &quot;;[$item.$K32];&quot;, &quot;;[$item.$L32];&quot; =&gt; &quot;;[$item.$A32];&quot; // &quot;;[$item.$M32])" office:value-type="string" office:string-value="  blun10, 1, null, null, null, null, null, null, null, null, null, null =&gt; blun10 // The Root of the Problem" calcext:value-type="string">
            <text:p><text:s text:c="2"/>blun10, 1, null, null, null, null, null, null, null, null, null, null =&gt; blun10 // The Root of the Problem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, &quot;;[$item.$H33];&quot;, &quot;;[$item.$I33];&quot;, &quot;;[$item.$J33];&quot;, &quot;;[$item.$K33];&quot;, &quot;;[$item.$L33];&quot; =&gt; &quot;;[$item.$A33];&quot; // &quot;;[$item.$M33])" office:value-type="string" office:string-value="  blun14d, null, null, null, 5, null, null, null, null, null, null, null =&gt; blun14d // Flail of Ages" calcext:value-type="string">
            <text:p><text:s text:c="2"/>blun14d, null, null, null, 5, null, null, null, null, null, null, null =&gt; blun14d // Flail of Ages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, &quot;;[$item.$H34];&quot;, &quot;;[$item.$I34];&quot;, &quot;;[$item.$J34];&quot;, &quot;;[$item.$K34];&quot;, &quot;;[$item.$L34];&quot; =&gt; &quot;;[$item.$A34];&quot; // &quot;;[$item.$M34])" office:value-type="string" office:string-value="  blun14e, null, null, null, 5, null, null, null, null, null, null, null =&gt; blun14e // Flail of Ages" calcext:value-type="string">
            <text:p><text:s text:c="2"/>blun14e, null, null, null, 5, null, null, null, null, null, null, null =&gt; blun14e // Flail of Ages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, &quot;;[$item.$H35];&quot;, &quot;;[$item.$I35];&quot;, &quot;;[$item.$J35];&quot;, &quot;;[$item.$K35];&quot;, &quot;;[$item.$L35];&quot; =&gt; &quot;;[$item.$A35];&quot; // &quot;;[$item.$M35])" office:value-type="string" office:string-value="  blun14f, null, null, null, 5, null, null, null, null, null, null, null =&gt; blun14f // Flail of Ages" calcext:value-type="string">
            <text:p><text:s text:c="2"/>blun14f, null, null, null, 5, null, null, null, null, null, null, null =&gt; blun14f // Flail of Ages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, &quot;;[$item.$H36];&quot;, &quot;;[$item.$I36];&quot;, &quot;;[$item.$J36];&quot;, &quot;;[$item.$K36];&quot;, &quot;;[$item.$L36];&quot; =&gt; &quot;;[$item.$A36];&quot; // &quot;;[$item.$M36])" office:value-type="string" office:string-value="  blun20, null, null, 0, null, null, null, null, null, null, null, null =&gt; blun20 // Ardulia's Fall +1" calcext:value-type="string">
            <text:p><text:s text:c="2"/>blun20, null, null, 0, null, null, null, null, null, null, null, null =&gt; blun20 // Ardulia's Fall +1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, &quot;;[$item.$H37];&quot;, &quot;;[$item.$I37];&quot;, &quot;;[$item.$J37];&quot;, &quot;;[$item.$K37];&quot;, &quot;;[$item.$L37];&quot; =&gt; &quot;;[$item.$A37];&quot; // &quot;;[$item.$M37])" office:value-type="string" office:string-value="  blun22, null, null, null, 1, null, null, null, null, null, null, null =&gt; blun22 // Club +3, Blackblood" calcext:value-type="string">
            <text:p><text:s text:c="2"/>blun22, null, null, null, 1, null, null, null, null, null, null, null =&gt; blun22 // Club +3, Blackblood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, &quot;;[$item.$H38];&quot;, &quot;;[$item.$I38];&quot;, &quot;;[$item.$J38];&quot;, &quot;;[$item.$K38];&quot;, &quot;;[$item.$L38];&quot; =&gt; &quot;;[$item.$A38];&quot; // &quot;;[$item.$M38])" office:value-type="string" office:string-value="  blun23, 1, null, null, null, null, null, null, null, null, null, null =&gt; blun23 // Bone Club +2, +3 vs. Undead" calcext:value-type="string">
            <text:p><text:s text:c="2"/>blun23, 1, null, null, null, null, null, null, null, null, null, null =&gt; blun23 // Bone Club +2, +3 vs. Undead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, &quot;;[$item.$H39];&quot;, &quot;;[$item.$I39];&quot;, &quot;;[$item.$J39];&quot;, &quot;;[$item.$K39];&quot;, &quot;;[$item.$L39];&quot; =&gt; &quot;;[$item.$A39];&quot; // &quot;;[$item.$M39])" office:value-type="string" office:string-value="  blun24, 1, null, null, null, null, null, null, null, null, null, null =&gt; blun24 // Club +2, Gnasher" calcext:value-type="string">
            <text:p><text:s text:c="2"/>blun24, 1, null, null, null, null, null, null, null, null, null, null =&gt; blun24 // Club +2, Gnasher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, &quot;;[$item.$H40];&quot;, &quot;;[$item.$I40];&quot;, &quot;;[$item.$J40];&quot;, &quot;;[$item.$K40];&quot;, &quot;;[$item.$L40];&quot; =&gt; &quot;;[$item.$A40];&quot; // &quot;;[$item.$M40])" office:value-type="string" office:string-value="  blun25, null, null, null, 5, null, null, null, null, null, null, null =&gt; blun25 // Mace of Disruption +2" calcext:value-type="string">
            <text:p><text:s text:c="2"/>blun25, null, null, null, 5, null, null, null, null, null, null, null =&gt; blun25 // Mace of Disruption +2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, &quot;;[$item.$H41];&quot;, &quot;;[$item.$I41];&quot;, &quot;;[$item.$J41];&quot;, &quot;;[$item.$K41];&quot;, &quot;;[$item.$L41];&quot; =&gt; &quot;;[$item.$A41];&quot; // &quot;;[$item.$M41])" office:value-type="string" office:string-value="  blun26, null, null, null, 1, null, null, null, null, null, null, null =&gt; blun26 // Club of Detonation +3" calcext:value-type="string">
            <text:p><text:s text:c="2"/>blun26, null, null, null, 1, null, null, null, null, null, null, null =&gt; blun26 // Club of Detonation +3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, &quot;;[$item.$H42];&quot;, &quot;;[$item.$I42];&quot;, &quot;;[$item.$J42];&quot;, &quot;;[$item.$K42];&quot;, &quot;;[$item.$L42];&quot; =&gt; &quot;;[$item.$A42];&quot; // &quot;;[$item.$M42])" office:value-type="string" office:string-value="  blun27, null, null, null, 0, null, null, null, null, null, null, null =&gt; blun27 // Club of Detonation +5" calcext:value-type="string">
            <text:p><text:s text:c="2"/>blun27, null, null, null, 0, null, null, null, null, null, null, null =&gt; blun27 // Club of Detonation +5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, &quot;;[$item.$H43];&quot;, &quot;;[$item.$I43];&quot;, &quot;;[$item.$J43];&quot;, &quot;;[$item.$K43];&quot;, &quot;;[$item.$L43];&quot; =&gt; &quot;;[$item.$A43];&quot; // &quot;;[$item.$M43])" office:value-type="string" office:string-value="  blun31, 1, null, null, null, null, null, null, null, null, null, null =&gt; blun31 // Club +3" calcext:value-type="string">
            <text:p><text:s text:c="2"/>blun31, 1, null, null, null, null, null, null, null, null, null, null =&gt; blun31 // Club +3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, &quot;;[$item.$H44];&quot;, &quot;;[$item.$I44];&quot;, &quot;;[$item.$J44];&quot;, &quot;;[$item.$K44];&quot;, &quot;;[$item.$L44];&quot; =&gt; &quot;;[$item.$A44];&quot; // &quot;;[$item.$M44])" office:value-type="string" office:string-value="  blun35, null, null, null, 3, null, null, null, null, null, null, null =&gt; blun35 // Ice Star +4" calcext:value-type="string">
            <text:p><text:s text:c="2"/>blun35, null, null, null, 3, null, null, null, null, null, null, null =&gt; blun35 // Ice Star +4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, &quot;;[$item.$H45];&quot;, &quot;;[$item.$I45];&quot;, &quot;;[$item.$J45];&quot;, &quot;;[$item.$K45];&quot;, &quot;;[$item.$L45];&quot; =&gt; &quot;;[$item.$A45];&quot; // &quot;;[$item.$M45])" office:value-type="string" office:string-value="  bodhi, 1, null, null, null, null, null, null, null, null, null, null =&gt; bodhi // &lt;Invalid Strref -1&gt;" calcext:value-type="string">
            <text:p><text:s text:c="2"/>bodhi, 1, null, null, null, null, null, null, null, null, null, null =&gt; bodhi // &lt;Invalid Strref -1&gt;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, &quot;;[$item.$H46];&quot;, &quot;;[$item.$I46];&quot;, &quot;;[$item.$J46];&quot;, &quot;;[$item.$K46];&quot;, &quot;;[$item.$L46];&quot; =&gt; &quot;;[$item.$A46];&quot; // &quot;;[$item.$M46])" office:value-type="string" office:string-value="  bolt01, null, null, null, null, null, null, null, null, 2, null, null =&gt; bolt01 // Bolt" calcext:value-type="string">
            <text:p><text:s text:c="2"/>bolt01, null, null, null, null, null, null, null, null, 2, null, null =&gt; bolt01 // Bolt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, &quot;;[$item.$H47];&quot;, &quot;;[$item.$I47];&quot;, &quot;;[$item.$J47];&quot;, &quot;;[$item.$K47];&quot;, &quot;;[$item.$L47];&quot; =&gt; &quot;;[$item.$A47];&quot; // &quot;;[$item.$M47])" office:value-type="string" office:string-value="  bolt02, null, null, null, null, null, null, null, null, 2, null, null =&gt; bolt02 // Bolt +1" calcext:value-type="string">
            <text:p><text:s text:c="2"/>bolt02, null, null, null, null, null, null, null, null, 2, null, null =&gt; bolt02 // Bolt +1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, &quot;;[$item.$H48];&quot;, &quot;;[$item.$I48];&quot;, &quot;;[$item.$J48];&quot;, &quot;;[$item.$K48];&quot;, &quot;;[$item.$L48];&quot; =&gt; &quot;;[$item.$A48];&quot; // &quot;;[$item.$M48])" office:value-type="string" office:string-value="  bolt03, null, null, 0, null, null, null, null, null, 2, null, null =&gt; bolt03 // Bolt of Lightning" calcext:value-type="string">
            <text:p><text:s text:c="2"/>bolt03, null, null, 0, null, null, null, null, null, 2, null, null =&gt; bolt03 // Bolt of Lightning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, &quot;;[$item.$H49];&quot;, &quot;;[$item.$I49];&quot;, &quot;;[$item.$J49];&quot;, &quot;;[$item.$K49];&quot;, &quot;;[$item.$L49];&quot; =&gt; &quot;;[$item.$A49];&quot; // &quot;;[$item.$M49])" office:value-type="string" office:string-value="  bolt04, null, null, null, null, null, null, null, null, 2, null, null =&gt; bolt04 // Bolt of Biting " calcext:value-type="string">
            <text:p><text:s text:c="2"/>bolt04, null, null, null, null, null, null, null, null, 2, null, null =&gt; bolt04 // Bolt of Biting 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, &quot;;[$item.$H50];&quot;, &quot;;[$item.$I50];&quot;, &quot;;[$item.$J50];&quot;, &quot;;[$item.$K50];&quot;, &quot;;[$item.$L50];&quot; =&gt; &quot;;[$item.$A50];&quot; // &quot;;[$item.$M50])" office:value-type="string" office:string-value="  bolt05, null, null, 0, null, null, null, null, null, 2, null, null =&gt; bolt05 // Bolt of Polymorphing" calcext:value-type="string">
            <text:p><text:s text:c="2"/>bolt05, null, null, 0, null, null, null, null, null, 2, null, null =&gt; bolt05 // Bolt of Polymorphing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, &quot;;[$item.$H51];&quot;, &quot;;[$item.$I51];&quot;, &quot;;[$item.$J51];&quot;, &quot;;[$item.$K51];&quot;, &quot;;[$item.$L51];&quot; =&gt; &quot;;[$item.$A51];&quot; // &quot;;[$item.$M51])" office:value-type="string" office:string-value="  bolt06, null, null, null, null, null, null, null, null, 2, null, null =&gt; bolt06 // Bolt +2" calcext:value-type="string">
            <text:p><text:s text:c="2"/>bolt06, null, null, null, null, null, null, null, null, 2, null, null =&gt; bolt06 // Bolt +2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, &quot;;[$item.$H52];&quot;, &quot;;[$item.$I52];&quot;, &quot;;[$item.$J52];&quot;, &quot;;[$item.$K52];&quot;, &quot;;[$item.$L52];&quot; =&gt; &quot;;[$item.$A52];&quot; // &quot;;[$item.$M52])" office:value-type="string" office:string-value="  bolt07, null, null, null, null, 0, null, null, null, 2, 1, null =&gt; bolt07 // Flasher Master Bruiser Mate" calcext:value-type="string">
            <text:p><text:s text:c="2"/>bolt07, null, null, null, null, 0, null, null, null, 2, 1, null =&gt; bolt07 // Flasher Master Bruiser Mate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, &quot;;[$item.$H53];&quot;, &quot;;[$item.$I53];&quot;, &quot;;[$item.$J53];&quot;, &quot;;[$item.$K53];&quot;, &quot;;[$item.$L53];&quot; =&gt; &quot;;[$item.$A53];&quot; // &quot;;[$item.$M53])" office:value-type="string" office:string-value="  bolt08, null, null, null, null, null, null, null, null, 2, null, null =&gt; bolt08 // Blessed Bolt" calcext:value-type="string">
            <text:p><text:s text:c="2"/>bolt08, null, null, null, null, null, null, null, null, 2, null, null =&gt; bolt08 // Blessed Bolt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, &quot;;[$item.$H54];&quot;, &quot;;[$item.$I54];&quot;, &quot;;[$item.$J54];&quot;, &quot;;[$item.$K54];&quot;, &quot;;[$item.$L54];&quot; =&gt; &quot;;[$item.$A54];&quot; // &quot;;[$item.$M54])" office:value-type="string" office:string-value="  bolt09, null, null, null, null, null, null, null, null, 2, null, null =&gt; bolt09 // Bolt +3" calcext:value-type="string">
            <text:p><text:s text:c="2"/>bolt09, null, null, null, null, null, null, null, null, 2, null, null =&gt; bolt09 // Bolt +3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, &quot;;[$item.$H55];&quot;, &quot;;[$item.$I55];&quot;, &quot;;[$item.$J55];&quot;, &quot;;[$item.$K55];&quot;, &quot;;[$item.$L55];&quot; =&gt; &quot;;[$item.$A55];&quot; // &quot;;[$item.$M55])" office:value-type="string" office:string-value="  bonedag, null, null, 0, null, null, null, null, null, null, null, null =&gt; bonedag // Mordenkainen's Sword" calcext:value-type="string">
            <text:p><text:s text:c="2"/>bonedag, null, null, 0, null, null, null, null, null, null, null, null =&gt; bonedag // Mordenkainen's Sword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, &quot;;[$item.$H56];&quot;, &quot;;[$item.$I56];&quot;, &quot;;[$item.$J56];&quot;, &quot;;[$item.$K56];&quot;, &quot;;[$item.$L56];&quot; =&gt; &quot;;[$item.$A56];&quot; // &quot;;[$item.$M56])" office:value-type="string" office:string-value="  bonefd, null, 1, null, null, null, null, null, null, null, null, null =&gt; bonefd // Skull" calcext:value-type="string">
            <text:p><text:s text:c="2"/>bonefd, null, 1, null, null, null, null, null, null, null, null, null =&gt; bonefd // Skull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, &quot;;[$item.$H57];&quot;, &quot;;[$item.$I57];&quot;, &quot;;[$item.$J57];&quot;, &quot;;[$item.$K57];&quot;, &quot;;[$item.$L57];&quot; =&gt; &quot;;[$item.$A57];&quot; // &quot;;[$item.$M57])" office:value-type="string" office:string-value="  book05, null, null, null, null, null, null, null, 0, null, null, null =&gt; book05 // Manual of Quickness of Action " calcext:value-type="string">
            <text:p><text:s text:c="2"/>book05, null, null, null, null, null, null, null, 0, null, null, null =&gt; book05 // Manual of Quickness of Action 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, &quot;;[$item.$H58];&quot;, &quot;;[$item.$I58];&quot;, &quot;;[$item.$J58];&quot;, &quot;;[$item.$K58];&quot;, &quot;;[$item.$L58];&quot; =&gt; &quot;;[$item.$A58];&quot; // &quot;;[$item.$M58])" office:value-type="string" office:string-value="  book07, null, null, null, null, null, null, null, 0, null, null, null =&gt; book07 // Tome of Leadership and Influence" calcext:value-type="string">
            <text:p><text:s text:c="2"/>book07, null, null, null, null, null, null, null, 0, null, null, null =&gt; book07 // Tome of Leadership and Influence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, &quot;;[$item.$H59];&quot;, &quot;;[$item.$I59];&quot;, &quot;;[$item.$J59];&quot;, &quot;;[$item.$K59];&quot;, &quot;;[$item.$L59];&quot; =&gt; &quot;;[$item.$A59];&quot; // &quot;;[$item.$M59])" office:value-type="string" office:string-value="  book08, null, null, null, null, null, null, null, 0, null, null, null =&gt; book08 // Tome of Understanding" calcext:value-type="string">
            <text:p><text:s text:c="2"/>book08, null, null, null, null, null, null, null, 0, null, null, null =&gt; book08 // Tome of Understanding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, &quot;;[$item.$H60];&quot;, &quot;;[$item.$I60];&quot;, &quot;;[$item.$J60];&quot;, &quot;;[$item.$K60];&quot;, &quot;;[$item.$L60];&quot; =&gt; &quot;;[$item.$A60];&quot; // &quot;;[$item.$M60])" office:value-type="string" office:string-value="  book32, null, null, null, null, null, null, null, 37, null, null, null =&gt; book32 // History of Tethyr" calcext:value-type="string">
            <text:p><text:s text:c="2"/>book32, null, null, null, null, null, null, null, 37, null, null, null =&gt; book32 // History of Tethyr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, &quot;;[$item.$H61];&quot;, &quot;;[$item.$I61];&quot;, &quot;;[$item.$J61];&quot;, &quot;;[$item.$K61];&quot;, &quot;;[$item.$L61];&quot; =&gt; &quot;;[$item.$A61];&quot; // &quot;;[$item.$M61])" office:value-type="string" office:string-value="  book94, null, null, null, null, null, null, null, 37, null, null, null =&gt; book94 // The Vapiricus Omnibus: Unabridged" calcext:value-type="string">
            <text:p><text:s text:c="2"/>book94, null, null, null, null, null, null, null, 37, null, null, null =&gt; book94 // The Vapiricus Omnibus: Unabridged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, &quot;;[$item.$H62];&quot;, &quot;;[$item.$I62];&quot;, &quot;;[$item.$J62];&quot;, &quot;;[$item.$K62];&quot;, &quot;;[$item.$L62];&quot; =&gt; &quot;;[$item.$A62];&quot; // &quot;;[$item.$M62])" office:value-type="string" office:string-value="  book95, null, null, null, null, null, null, null, 37, null, null, null =&gt; book95 // Dea Vampir Becomos" calcext:value-type="string">
            <text:p><text:s text:c="2"/>book95, null, null, null, null, null, null, null, 37, null, null, null =&gt; book95 // Dea Vampir Becomos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, &quot;;[$item.$H63];&quot;, &quot;;[$item.$I63];&quot;, &quot;;[$item.$J63];&quot;, &quot;;[$item.$K63];&quot;, &quot;;[$item.$L63];&quot; =&gt; &quot;;[$item.$A63];&quot; // &quot;;[$item.$M63])" office:value-type="string" office:string-value="  book96, null, null, null, null, null, null, null, 37, null, null, null =&gt; book96 // Conjur Ota Servanta" calcext:value-type="string">
            <text:p><text:s text:c="2"/>book96, null, null, null, null, null, null, null, 37, null, null, null =&gt; book96 // Conjur Ota Servanta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, &quot;;[$item.$H64];&quot;, &quot;;[$item.$I64];&quot;, &quot;;[$item.$J64];&quot;, &quot;;[$item.$K64];&quot;, &quot;;[$item.$L64];&quot; =&gt; &quot;;[$item.$A64];&quot; // &quot;;[$item.$M64])" office:value-type="string" office:string-value="  boot12, null, null, null, null, null, null, 55, null, null, null, null =&gt; boot12 // Gargoyle Boots" calcext:value-type="string">
            <text:p><text:s text:c="2"/>boot12, null, null, null, null, null, null, 55, null, null, null, null =&gt; boot12 // Gargoyle Boots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, &quot;;[$item.$H65];&quot;, &quot;;[$item.$I65];&quot;, &quot;;[$item.$J65];&quot;, &quot;;[$item.$K65];&quot;, &quot;;[$item.$L65];&quot; =&gt; &quot;;[$item.$A65];&quot; // &quot;;[$item.$M65])" office:value-type="string" office:string-value="  bootdriz, null, 1, null, null, null, null, null, null, null, null, null =&gt; bootdriz // Boots of Speed" calcext:value-type="string">
            <text:p><text:s text:c="2"/>bootdriz, null, 1, null, null, null, null, null, null, null, null, null =&gt; bootdriz // Boots of Speed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, &quot;;[$item.$H66];&quot;, &quot;;[$item.$I66];&quot;, &quot;;[$item.$J66];&quot;, &quot;;[$item.$K66];&quot;, &quot;;[$item.$L66];&quot; =&gt; &quot;;[$item.$A66];&quot; // &quot;;[$item.$M66])" office:value-type="string" office:string-value="  bow02, 1, null, null, null, null, null, null, null, null, null, null =&gt; bow02 // Composite Long Bow +1" calcext:value-type="string">
            <text:p><text:s text:c="2"/>bow02, 1, null, null, null, null, null, null, null, null, null, null =&gt; bow02 // Composite Long Bow +1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, &quot;;[$item.$H67];&quot;, &quot;;[$item.$I67];&quot;, &quot;;[$item.$J67];&quot;, &quot;;[$item.$K67];&quot;, &quot;;[$item.$L67];&quot; =&gt; &quot;;[$item.$A67];&quot; // &quot;;[$item.$M67])" office:value-type="string" office:string-value="  bow05, 1, null, null, null, null, null, null, null, null, null, null =&gt; bow05 // Short Bow" calcext:value-type="string">
            <text:p><text:s text:c="2"/>bow05, 1, null, null, null, null, null, null, null, null, null, null =&gt; bow05 // Short Bow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, &quot;;[$item.$H68];&quot;, &quot;;[$item.$I68];&quot;, &quot;;[$item.$J68];&quot;, &quot;;[$item.$K68];&quot;, &quot;;[$item.$L68];&quot; =&gt; &quot;;[$item.$A68];&quot; // &quot;;[$item.$M68])" office:value-type="string" office:string-value="  bow06, null, null, null, null, 2, null, null, null, null, null, null =&gt; bow06 // Short Bow +1" calcext:value-type="string">
            <text:p><text:s text:c="2"/>bow06, null, null, null, null, 2, null, null, null, null, null, null =&gt; bow06 // Short Bow +1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, &quot;;[$item.$H69];&quot;, &quot;;[$item.$I69];&quot;, &quot;;[$item.$J69];&quot;, &quot;;[$item.$K69];&quot;, &quot;;[$item.$L69];&quot; =&gt; &quot;;[$item.$A69];&quot; // &quot;;[$item.$M69])" office:value-type="string" office:string-value="  bow07, null, null, null, null, null, null, null, null, 104, null, null =&gt; bow07 // Long Bow of Marksmanship" calcext:value-type="string">
            <text:p><text:s text:c="2"/>bow07, null, null, null, null, null, null, null, null, 104, null, null =&gt; bow07 // Long Bow of Marksmanship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, &quot;;[$item.$H70];&quot;, &quot;;[$item.$I70];&quot;, &quot;;[$item.$J70];&quot;, &quot;;[$item.$K70];&quot;, &quot;;[$item.$L70];&quot; =&gt; &quot;;[$item.$A70];&quot; // &quot;;[$item.$M70])" office:value-type="string" office:string-value="  bow08, 1, null, null, null, null, null, null, null, null, null, null =&gt; bow08 // Eagle Bow" calcext:value-type="string">
            <text:p><text:s text:c="2"/>bow08, 1, null, null, null, null, null, null, null, null, null, null =&gt; bow08 // Eagle Bow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, &quot;;[$item.$H71];&quot;, &quot;;[$item.$I71];&quot;, &quot;;[$item.$J71];&quot;, &quot;;[$item.$K71];&quot;, &quot;;[$item.$L71];&quot; =&gt; &quot;;[$item.$A71];&quot; // &quot;;[$item.$M71])" office:value-type="string" office:string-value="  bow09, 1, null, null, null, null, null, null, null, null, null, null =&gt; bow09 // Ripper +2" calcext:value-type="string">
            <text:p><text:s text:c="2"/>bow09, 1, null, null, null, null, null, null, null, null, null, null =&gt; bow09 // Ripper +2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, &quot;;[$item.$H72];&quot;, &quot;;[$item.$I72];&quot;, &quot;;[$item.$J72];&quot;, &quot;;[$item.$K72];&quot;, &quot;;[$item.$L72];&quot; =&gt; &quot;;[$item.$A72];&quot; // &quot;;[$item.$M72])" office:value-type="string" office:string-value="  bow10, 1, null, null, null, null, null, null, null, null, null, null =&gt; bow10 // Heartseeker +3" calcext:value-type="string">
            <text:p><text:s text:c="2"/>bow10, 1, null, null, null, null, null, null, null, null, null, null =&gt; bow10 // Heartseeker +3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, &quot;;[$item.$H73];&quot;, &quot;;[$item.$I73];&quot;, &quot;;[$item.$J73];&quot;, &quot;;[$item.$K73];&quot;, &quot;;[$item.$L73];&quot; =&gt; &quot;;[$item.$A73];&quot; // &quot;;[$item.$M73])" office:value-type="string" office:string-value="  bow11, 1, null, null, null, null, null, null, null, null, null, null =&gt; bow11 // Strong Arm +2" calcext:value-type="string">
            <text:p><text:s text:c="2"/>bow11, 1, null, null, null, null, null, null, null, null, null, null =&gt; bow11 // Strong Arm +2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, &quot;;[$item.$H74];&quot;, &quot;;[$item.$I74];&quot;, &quot;;[$item.$J74];&quot;, &quot;;[$item.$K74];&quot;, &quot;;[$item.$L74];&quot; =&gt; &quot;;[$item.$A74];&quot; // &quot;;[$item.$M74])" office:value-type="string" office:string-value="  bow13, null, null, null, null, null, 5, null, null, null, null, null =&gt; bow13 // Mana Bow +4" calcext:value-type="string">
            <text:p><text:s text:c="2"/>bow13, null, null, null, null, null, 5, null, null, null, null, null =&gt; bow13 // Mana Bow +4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, &quot;;[$item.$H75];&quot;, &quot;;[$item.$I75];&quot;, &quot;;[$item.$J75];&quot;, &quot;;[$item.$K75];&quot;, &quot;;[$item.$L75];&quot; =&gt; &quot;;[$item.$A75];&quot; // &quot;;[$item.$M75])" office:value-type="string" office:string-value="  bow14, 1, null, null, null, null, null, null, null, null, null, null =&gt; bow14 // Tuigan Bow +1" calcext:value-type="string">
            <text:p><text:s text:c="2"/>bow14, 1, null, null, null, null, null, null, null, null, null, null =&gt; bow14 // Tuigan Bow +1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, &quot;;[$item.$H76];&quot;, &quot;;[$item.$I76];&quot;, &quot;;[$item.$J76];&quot;, &quot;;[$item.$K76];&quot;, &quot;;[$item.$L76];&quot; =&gt; &quot;;[$item.$A76];&quot; // &quot;;[$item.$M76])" office:value-type="string" office:string-value="  bow15, 1, null, null, null, null, null, null, null, null, null, null =&gt; bow15 // Tansheron's Bow +3" calcext:value-type="string">
            <text:p><text:s text:c="2"/>bow15, 1, null, null, null, null, null, null, null, null, null, null =&gt; bow15 // Tansheron's Bow +3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, &quot;;[$item.$H77];&quot;, &quot;;[$item.$I77];&quot;, &quot;;[$item.$J77];&quot;, &quot;;[$item.$K77];&quot;, &quot;;[$item.$L77];&quot; =&gt; &quot;;[$item.$A77];&quot; // &quot;;[$item.$M77])" office:value-type="string" office:string-value="  bow16, 1, null, null, null, null, null, null, null, null, null, null =&gt; bow16 // Composite Long Bow +2" calcext:value-type="string">
            <text:p><text:s text:c="2"/>bow16, 1, null, null, null, null, null, null, null, null, null, null =&gt; bow16 // Composite Long Bow +2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, &quot;;[$item.$H78];&quot;, &quot;;[$item.$I78];&quot;, &quot;;[$item.$J78];&quot;, &quot;;[$item.$K78];&quot;, &quot;;[$item.$L78];&quot; =&gt; &quot;;[$item.$A78];&quot; // &quot;;[$item.$M78])" office:value-type="string" office:string-value="  bow17, null, null, null, 5, null, null, null, null, null, null, null =&gt; bow17 // Long Bow +2" calcext:value-type="string">
            <text:p><text:s text:c="2"/>bow17, null, null, null, 5, null, null, null, null, null, null, null =&gt; bow17 // Long Bow +2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, &quot;;[$item.$H79];&quot;, &quot;;[$item.$I79];&quot;, &quot;;[$item.$J79];&quot;, &quot;;[$item.$K79];&quot;, &quot;;[$item.$L79];&quot; =&gt; &quot;;[$item.$A79];&quot; // &quot;;[$item.$M79])" office:value-type="string" office:string-value="  bow18, 1, null, null, null, null, null, null, null, null, null, null =&gt; bow18 // Short Bow +2" calcext:value-type="string">
            <text:p><text:s text:c="2"/>bow18, 1, null, null, null, null, null, null, null, null, null, null =&gt; bow18 // Short Bow +2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, &quot;;[$item.$H80];&quot;, &quot;;[$item.$I80];&quot;, &quot;;[$item.$J80];&quot;, &quot;;[$item.$K80];&quot;, &quot;;[$item.$L80];&quot; =&gt; &quot;;[$item.$A80];&quot; // &quot;;[$item.$M80])" office:value-type="string" office:string-value="  bow19, 1, null, null, null, null, null, null, null, null, null, null =&gt; bow19 // Short Bow of Gesen" calcext:value-type="string">
            <text:p><text:s text:c="2"/>bow19, 1, null, null, null, null, null, null, null, null, null, null =&gt; bow19 // Short Bow of Gesen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, &quot;;[$item.$H81];&quot;, &quot;;[$item.$I81];&quot;, &quot;;[$item.$J81];&quot;, &quot;;[$item.$K81];&quot;, &quot;;[$item.$L81];&quot; =&gt; &quot;;[$item.$A81];&quot; // &quot;;[$item.$M81])" office:value-type="string" office:string-value="  bow20, 1, null, null, null, null, null, null, null, null, null, null =&gt; bow20 // Darkfire Bow +4" calcext:value-type="string">
            <text:p><text:s text:c="2"/>bow20, 1, null, null, null, null, null, null, null, null, null, null =&gt; bow20 // Darkfire Bow +4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, &quot;;[$item.$H82];&quot;, &quot;;[$item.$I82];&quot;, &quot;;[$item.$J82];&quot;, &quot;;[$item.$K82];&quot;, &quot;;[$item.$L82];&quot; =&gt; &quot;;[$item.$A82];&quot; // &quot;;[$item.$M82])" office:value-type="string" office:string-value="  bow21, 1, null, null, null, null, null, null, null, null, null, null =&gt; bow21 // Darkfire Bow +5" calcext:value-type="string">
            <text:p><text:s text:c="2"/>bow21, 1, null, null, null, null, null, null, null, null, null, null =&gt; bow21 // Darkfire Bow +5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, &quot;;[$item.$H83];&quot;, &quot;;[$item.$I83];&quot;, &quot;;[$item.$J83];&quot;, &quot;;[$item.$K83];&quot;, &quot;;[$item.$L83];&quot; =&gt; &quot;;[$item.$A83];&quot; // &quot;;[$item.$M83])" office:value-type="string" office:string-value="  bow22, null, null, null, null, null, 5, null, null, null, null, null =&gt; bow22 // Taralash +4" calcext:value-type="string">
            <text:p><text:s text:c="2"/>bow22, null, null, null, null, null, 5, null, null, null, null, null =&gt; bow22 // Taralash +4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, &quot;;[$item.$H84];&quot;, &quot;;[$item.$I84];&quot;, &quot;;[$item.$J84];&quot;, &quot;;[$item.$K84];&quot;, &quot;;[$item.$L84];&quot; =&gt; &quot;;[$item.$A84];&quot; // &quot;;[$item.$M84])" office:value-type="string" office:string-value="  bow23, null, null, null, null, null, 6, null, null, null, null, null =&gt; bow23 // Taralash +5" calcext:value-type="string">
            <text:p><text:s text:c="2"/>bow23, null, null, null, null, null, 6, null, null, null, null, null =&gt; bow23 // Taralash +5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, &quot;;[$item.$H85];&quot;, &quot;;[$item.$I85];&quot;, &quot;;[$item.$J85];&quot;, &quot;;[$item.$K85];&quot;, &quot;;[$item.$L85];&quot; =&gt; &quot;;[$item.$A85];&quot; // &quot;;[$item.$M85])" office:value-type="string" office:string-value="  bow24, 1, null, null, null, null, null, null, null, null, null, null =&gt; bow24 // Composite Long Bow +3" calcext:value-type="string">
            <text:p><text:s text:c="2"/>bow24, 1, null, null, null, null, null, null, null, null, null, null =&gt; bow24 // Composite Long Bow +3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, &quot;;[$item.$H86];&quot;, &quot;;[$item.$I86];&quot;, &quot;;[$item.$J86];&quot;, &quot;;[$item.$K86];&quot;, &quot;;[$item.$L86];&quot; =&gt; &quot;;[$item.$A86];&quot; // &quot;;[$item.$M86])" office:value-type="string" office:string-value="  bow25, null, null, null, 4, null, null, null, null, null, null, null =&gt; bow25 // Long Bow +3" calcext:value-type="string">
            <text:p><text:s text:c="2"/>bow25, null, null, null, 4, null, null, null, null, null, null, null =&gt; bow25 // Long Bow +3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, &quot;;[$item.$H87];&quot;, &quot;;[$item.$I87];&quot;, &quot;;[$item.$J87];&quot;, &quot;;[$item.$K87];&quot;, &quot;;[$item.$L87];&quot; =&gt; &quot;;[$item.$A87];&quot; // &quot;;[$item.$M87])" office:value-type="string" office:string-value="  bow26, 1, null, null, null, null, null, null, null, null, null, null =&gt; bow26 // Short Bow +3" calcext:value-type="string">
            <text:p><text:s text:c="2"/>bow26, 1, null, null, null, null, null, null, null, null, null, null =&gt; bow26 // Short Bow +3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, &quot;;[$item.$H88];&quot;, &quot;;[$item.$I88];&quot;, &quot;;[$item.$J88];&quot;, &quot;;[$item.$K88];&quot;, &quot;;[$item.$L88];&quot; =&gt; &quot;;[$item.$A88];&quot; // &quot;;[$item.$M88])" office:value-type="string" office:string-value="  bow99, 1, null, null, null, null, null, null, null, null, null, null =&gt; bow99 // Eagle Bow" calcext:value-type="string">
            <text:p><text:s text:c="2"/>bow99, 1, null, null, null, null, null, null, null, null, null, null =&gt; bow99 // Eagle Bow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, &quot;;[$item.$H89];&quot;, &quot;;[$item.$I89];&quot;, &quot;;[$item.$J89];&quot;, &quot;;[$item.$K89];&quot;, &quot;;[$item.$L89];&quot; =&gt; &quot;;[$item.$A89];&quot; // &quot;;[$item.$M89])" office:value-type="string" office:string-value="  bownon, 1, null, null, null, null, null, null, null, null, null, null =&gt; bownon // Long Bow" calcext:value-type="string">
            <text:p><text:s text:c="2"/>bownon, 1, null, null, null, null, null, null, null, null, null, null =&gt; bownon // Long Bow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, &quot;;[$item.$H90];&quot;, &quot;;[$item.$I90];&quot;, &quot;;[$item.$J90];&quot;, &quot;;[$item.$K90];&quot;, &quot;;[$item.$L90];&quot; =&gt; &quot;;[$item.$A90];&quot; // &quot;;[$item.$M90])" office:value-type="string" office:string-value="  brac15, null, null, null, null, 2, null, null, null, null, null, null =&gt; brac15 // Bracers of Defense AC 3" calcext:value-type="string">
            <text:p><text:s text:c="2"/>brac15, null, null, null, null, 2, null, null, null, null, null, null =&gt; brac15 // Bracers of Defense AC 3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, &quot;;[$item.$H91];&quot;, &quot;;[$item.$I91];&quot;, &quot;;[$item.$J91];&quot;, &quot;;[$item.$K91];&quot;, &quot;;[$item.$L91];&quot; =&gt; &quot;;[$item.$A91];&quot; // &quot;;[$item.$M91])" office:value-type="string" office:string-value="  brdflute, null, null, null, null, 0, null, null, null, null, null, null =&gt; brdflute // Magic Flute" calcext:value-type="string">
            <text:p><text:s text:c="2"/>brdflute, null, null, null, null, 0, null, null, null, null, null, null =&gt; brdflute // Magic Flute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, &quot;;[$item.$H92];&quot;, &quot;;[$item.$I92];&quot;, &quot;;[$item.$J92];&quot;, &quot;;[$item.$K92];&quot;, &quot;;[$item.$L92];&quot; =&gt; &quot;;[$item.$A92];&quot; // &quot;;[$item.$M92])" office:value-type="string" office:string-value="  bruenaxe, null, null, null, null, null, null, null, null, 92, null, null =&gt; bruenaxe // Battle Axe +3" calcext:value-type="string">
            <text:p><text:s text:c="2"/>bruenaxe, null, null, null, null, null, null, null, null, 92, null, null =&gt; bruenaxe // Battle Axe +3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, &quot;;[$item.$H93];&quot;, &quot;;[$item.$I93];&quot;, &quot;;[$item.$J93];&quot;, &quot;;[$item.$K93];&quot;, &quot;;[$item.$L93];&quot; =&gt; &quot;;[$item.$A93];&quot; // &quot;;[$item.$M93])" office:value-type="string" office:string-value="  bull01, null, null, null, null, null, null, null, null, 2, null, null =&gt; bull01 // Bullet" calcext:value-type="string">
            <text:p><text:s text:c="2"/>bull01, null, null, null, null, null, null, null, null, 2, null, null =&gt; bull01 // Bullet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, &quot;;[$item.$H94];&quot;, &quot;;[$item.$I94];&quot;, &quot;;[$item.$J94];&quot;, &quot;;[$item.$K94];&quot;, &quot;;[$item.$L94];&quot; =&gt; &quot;;[$item.$A94];&quot; // &quot;;[$item.$M94])" office:value-type="string" office:string-value="  bull02, null, null, null, null, null, null, null, null, 2, null, null =&gt; bull02 // Bullet +1" calcext:value-type="string">
            <text:p><text:s text:c="2"/>bull02, null, null, null, null, null, null, null, null, 2, null, null =&gt; bull02 // Bullet +1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, &quot;;[$item.$H95];&quot;, &quot;;[$item.$I95];&quot;, &quot;;[$item.$J95];&quot;, &quot;;[$item.$K95];&quot;, &quot;;[$item.$L95];&quot; =&gt; &quot;;[$item.$A95];&quot; // &quot;;[$item.$M95])" office:value-type="string" office:string-value="  bull03, null, null, null, null, null, null, null, null, 2, null, null =&gt; bull03 // Bullet +2" calcext:value-type="string">
            <text:p><text:s text:c="2"/>bull03, null, null, null, null, null, null, null, null, 2, null, null =&gt; bull03 // Bullet +2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, &quot;;[$item.$H96];&quot;, &quot;;[$item.$I96];&quot;, &quot;;[$item.$J96];&quot;, &quot;;[$item.$K96];&quot;, &quot;;[$item.$L96];&quot; =&gt; &quot;;[$item.$A96];&quot; // &quot;;[$item.$M96])" office:value-type="string" office:string-value="  bull04, null, null, null, null, null, null, null, null, 2, null, null =&gt; bull04 // Sunstone Bullet +1" calcext:value-type="string">
            <text:p><text:s text:c="2"/>bull04, null, null, null, null, null, null, null, null, 2, null, null =&gt; bull04 // Sunstone Bullet +1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, &quot;;[$item.$H97];&quot;, &quot;;[$item.$I97];&quot;, &quot;;[$item.$J97];&quot;, &quot;;[$item.$K97];&quot;, &quot;;[$item.$L97];&quot; =&gt; &quot;;[$item.$A97];&quot; // &quot;;[$item.$M97])" office:value-type="string" office:string-value="  bull05, null, null, null, null, null, null, null, null, 2, null, null =&gt; bull05 // Bullet +3" calcext:value-type="string">
            <text:p><text:s text:c="2"/>bull05, null, null, null, null, null, null, null, null, 2, null, null =&gt; bull05 // Bullet +3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, &quot;;[$item.$H98];&quot;, &quot;;[$item.$I98];&quot;, &quot;;[$item.$J98];&quot;, &quot;;[$item.$K98];&quot;, &quot;;[$item.$L98];&quot; =&gt; &quot;;[$item.$A98];&quot; // &quot;;[$item.$M98])" office:value-type="string" office:string-value="  bull06, null, null, null, null, null, null, 35, null, null, null, null =&gt; bull06 // Bullet +4" calcext:value-type="string">
            <text:p><text:s text:c="2"/>bull06, null, null, null, null, null, null, 35, null, null, null, null =&gt; bull06 // Bullet +4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, &quot;;[$item.$H99];&quot;, &quot;;[$item.$I99];&quot;, &quot;;[$item.$J99];&quot;, &quot;;[$item.$K99];&quot;, &quot;;[$item.$L99];&quot; =&gt; &quot;;[$item.$A99];&quot; // &quot;;[$item.$M99])" office:value-type="string" office:string-value="  cattac1, 1, null, null, null, null, null, null, null, null, null, null =&gt; cattac1 // Two Handed Sword" calcext:value-type="string">
            <text:p><text:s text:c="2"/>cattac1, 1, null, null, null, null, null, null, null, null, null, null =&gt; cattac1 // Two Handed Sword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, &quot;;[$item.$H100];&quot;, &quot;;[$item.$I100];&quot;, &quot;;[$item.$J100];&quot;, &quot;;[$item.$K100];&quot;, &quot;;[$item.$L100];&quot; =&gt; &quot;;[$item.$A100];&quot; // &quot;;[$item.$M100])" office:value-type="string" office:string-value="  cattibow, 1, null, null, null, null, null, null, null, null, null, null =&gt; cattibow // Tansheron's Bow +3" calcext:value-type="string">
            <text:p><text:s text:c="2"/>cattibow, 1, null, null, null, null, null, null, null, null, null, null =&gt; cattibow // Tansheron's Bow +3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, &quot;;[$item.$H101];&quot;, &quot;;[$item.$I101];&quot;, &quot;;[$item.$J101];&quot;, &quot;;[$item.$K101];&quot;, &quot;;[$item.$L101];&quot; =&gt; &quot;;[$item.$A101];&quot; // &quot;;[$item.$M101])" office:value-type="string" office:string-value="  chalcy2, null, null, 0, null, null, null, null, null, null, null, null =&gt; chalcy2 // Short Sword of Backstabbing " calcext:value-type="string">
            <text:p><text:s text:c="2"/>chalcy2, null, null, 0, null, null, null, null, null, null, null, null =&gt; chalcy2 // Short Sword of Backstabbing 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, &quot;;[$item.$H102];&quot;, &quot;;[$item.$I102];&quot;, &quot;;[$item.$J102];&quot;, &quot;;[$item.$K102];&quot;, &quot;;[$item.$L102];&quot; =&gt; &quot;;[$item.$A102];&quot; // &quot;;[$item.$M102])" office:value-type="string" office:string-value="  chalslay, 1, null, null, null, null, null, null, null, null, null, null =&gt; chalslay // Ring" calcext:value-type="string">
            <text:p><text:s text:c="2"/>chalslay, 1, null, null, null, null, null, null, null, null, null, null =&gt; chalslay // Ring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, &quot;;[$item.$H103];&quot;, &quot;;[$item.$I103];&quot;, &quot;;[$item.$J103];&quot;, &quot;;[$item.$K103];&quot;, &quot;;[$item.$L103];&quot; =&gt; &quot;;[$item.$A103];&quot; // &quot;;[$item.$M103])" office:value-type="string" office:string-value="  chan03, null, null, null, null, null, null, 65, null, null, null, null =&gt; chan03 // Mail of the Dead +2" calcext:value-type="string">
            <text:p><text:s text:c="2"/>chan03, null, null, null, null, null, null, 65, null, null, null, null =&gt; chan03 // Mail of the Dead +2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, &quot;;[$item.$H104];&quot;, &quot;;[$item.$I104];&quot;, &quot;;[$item.$J104];&quot;, &quot;;[$item.$K104];&quot;, &quot;;[$item.$L104];&quot; =&gt; &quot;;[$item.$A104];&quot; // &quot;;[$item.$M104])" office:value-type="string" office:string-value="  chan21, null, null, null, null, null, null, 75, null, null, null, null =&gt; chan21 // Chain Mail +3" calcext:value-type="string">
            <text:p><text:s text:c="2"/>chan21, null, null, null, null, null, null, 75, null, null, null, null =&gt; chan21 // Chain Mail +3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, &quot;;[$item.$H105];&quot;, &quot;;[$item.$I105];&quot;, &quot;;[$item.$J105];&quot;, &quot;;[$item.$K105];&quot;, &quot;;[$item.$L105];&quot; =&gt; &quot;;[$item.$A105];&quot; // &quot;;[$item.$M105])" office:value-type="string" office:string-value="  chwraith, 1, null, null, null, null, null, null, null, null, null, null =&gt; chwraith // &lt;Invalid Strref -1&gt;" calcext:value-type="string">
            <text:p><text:s text:c="2"/>chwraith, 1, null, null, null, null, null, null, null, null, null, null =&gt; chwraith // &lt;Invalid Strref -1&gt;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, &quot;;[$item.$H106];&quot;, &quot;;[$item.$I106];&quot;, &quot;;[$item.$J106];&quot;, &quot;;[$item.$K106];&quot;, &quot;;[$item.$L106];&quot; =&gt; &quot;;[$item.$A106];&quot; // &quot;;[$item.$M106])" office:value-type="string" office:string-value="  clck13, null, null, null, null, 4, null, null, null, null, null, null =&gt; clck13 // Traveller's Robe" calcext:value-type="string">
            <text:p><text:s text:c="2"/>clck13, null, null, null, null, 4, null, null, null, null, null, null =&gt; clck13 // Traveller's Robe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, &quot;;[$item.$H107];&quot;, &quot;;[$item.$I107];&quot;, &quot;;[$item.$J107];&quot;, &quot;;[$item.$K107];&quot;, &quot;;[$item.$L107];&quot; =&gt; &quot;;[$item.$A107];&quot; // &quot;;[$item.$M107])" office:value-type="string" office:string-value="  clck18, null, 1, null, null, null, null, null, null, null, null, null =&gt; clck18 // Knave's Robe" calcext:value-type="string">
            <text:p><text:s text:c="2"/>clck18, null, 1, null, null, null, null, null, null, null, null, null =&gt; clck18 // Knave's Robe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, &quot;;[$item.$H108];&quot;, &quot;;[$item.$I108];&quot;, &quot;;[$item.$J108];&quot;, &quot;;[$item.$K108];&quot;, &quot;;[$item.$L108];&quot; =&gt; &quot;;[$item.$A108];&quot; // &quot;;[$item.$M108])" office:value-type="string" office:string-value="  clown, 1, null, null, null, null, null, null, null, null, null, null =&gt; clown // &lt;Invalid Strref -1&gt;" calcext:value-type="string">
            <text:p><text:s text:c="2"/>clown, 1, null, null, null, null, null, null, null, null, null, null =&gt; clown // &lt;Invalid Strref -1&gt;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, &quot;;[$item.$H109];&quot;, &quot;;[$item.$I109];&quot;, &quot;;[$item.$J109];&quot;, &quot;;[$item.$K109];&quot;, &quot;;[$item.$L109];&quot; =&gt; &quot;;[$item.$A109];&quot; // &quot;;[$item.$M109])" office:value-type="string" office:string-value="  dagg04, 1, null, null, null, null, null, null, null, null, null, null =&gt; dagg04 // Dagger +2, Longtooth" calcext:value-type="string">
            <text:p><text:s text:c="2"/>dagg04, 1, null, null, null, null, null, null, null, null, null, null =&gt; dagg04 // Dagger +2, Longtooth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, &quot;;[$item.$H110];&quot;, &quot;;[$item.$I110];&quot;, &quot;;[$item.$J110];&quot;, &quot;;[$item.$K110];&quot;, &quot;;[$item.$L110];&quot; =&gt; &quot;;[$item.$A110];&quot; // &quot;;[$item.$M110])" office:value-type="string" office:string-value="  dagg05, 1, null, null, null, 0, null, null, null, null, null, null =&gt; dagg05 // Throwing Dagger" calcext:value-type="string">
            <text:p><text:s text:c="2"/>dagg05, 1, null, null, null, 0, null, null, null, null, null, null =&gt; dagg05 // Throwing Dagger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, &quot;;[$item.$H111];&quot;, &quot;;[$item.$I111];&quot;, &quot;;[$item.$J111];&quot;, &quot;;[$item.$K111];&quot;, &quot;;[$item.$L111];&quot; =&gt; &quot;;[$item.$A111];&quot; // &quot;;[$item.$M111])" office:value-type="string" office:string-value="  dagg10, null, null, null, null, null, null, null, 16, null, null, null =&gt; dagg10 // Soultaker Dagger" calcext:value-type="string">
            <text:p><text:s text:c="2"/>dagg10, null, null, null, null, null, null, null, 16, null, null, null =&gt; dagg10 // Soultaker Dagger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, &quot;;[$item.$H112];&quot;, &quot;;[$item.$I112];&quot;, &quot;;[$item.$J112];&quot;, &quot;;[$item.$K112];&quot;, &quot;;[$item.$L112];&quot; =&gt; &quot;;[$item.$A112];&quot; // &quot;;[$item.$M112])" office:value-type="string" office:string-value="  dagg11, null, null, null, 0, null, null, null, null, null, null, null =&gt; dagg11 // Boomerang Dagger +2" calcext:value-type="string">
            <text:p><text:s text:c="2"/>dagg11, null, null, null, 0, null, null, null, null, null, null, null =&gt; dagg11 // Boomerang Dagger +2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, &quot;;[$item.$H113];&quot;, &quot;;[$item.$I113];&quot;, &quot;;[$item.$J113];&quot;, &quot;;[$item.$K113];&quot;, &quot;;[$item.$L113];&quot; =&gt; &quot;;[$item.$A113];&quot; // &quot;;[$item.$M113])" office:value-type="string" office:string-value="  dagg12, null, null, null, 0, null, null, null, null, null, null, null =&gt; dagg12 // Fire Tooth +3" calcext:value-type="string">
            <text:p><text:s text:c="2"/>dagg12, null, null, null, 0, null, null, null, null, null, null, null =&gt; dagg12 // Fire Tooth +3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, &quot;;[$item.$H114];&quot;, &quot;;[$item.$I114];&quot;, &quot;;[$item.$J114];&quot;, &quot;;[$item.$K114];&quot;, &quot;;[$item.$L114];&quot; =&gt; &quot;;[$item.$A114];&quot; // &quot;;[$item.$M114])" office:value-type="string" office:string-value="  dagg16, 1, null, null, null, null, null, null, null, null, null, null =&gt; dagg16 // Poisoned Throwing Dagger" calcext:value-type="string">
            <text:p><text:s text:c="2"/>dagg16, 1, null, null, null, null, null, null, null, null, null, null =&gt; dagg16 // Poisoned Throwing Dagger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, &quot;;[$item.$H115];&quot;, &quot;;[$item.$I115];&quot;, &quot;;[$item.$J115];&quot;, &quot;;[$item.$K115];&quot;, &quot;;[$item.$L115];&quot; =&gt; &quot;;[$item.$A115];&quot; // &quot;;[$item.$M115])" office:value-type="string" office:string-value="  dagg18, 1, null, null, null, null, null, null, null, null, null, null =&gt; dagg18 // Shadow Thief Dagger" calcext:value-type="string">
            <text:p><text:s text:c="2"/>dagg18, 1, null, null, null, null, null, null, null, null, null, null =&gt; dagg18 // Shadow Thief Dagger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, &quot;;[$item.$H116];&quot;, &quot;;[$item.$I116];&quot;, &quot;;[$item.$J116];&quot;, &quot;;[$item.$K116];&quot;, &quot;;[$item.$L116];&quot; =&gt; &quot;;[$item.$A116];&quot; // &quot;;[$item.$M116])" office:value-type="string" office:string-value="  dagg19, null, 1, null, null, null, null, null, null, null, 1, null =&gt; dagg19 // Dagger of &lt;CHARNAME&gt;" calcext:value-type="string">
            <text:p><text:s text:c="2"/>dagg19, null, 1, null, null, null, null, null, null, null, 1, null =&gt; dagg19 // Dagger of &lt;CHARNAME&gt;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, &quot;;[$item.$H117];&quot;, &quot;;[$item.$I117];&quot;, &quot;;[$item.$J117];&quot;, &quot;;[$item.$K117];&quot;, &quot;;[$item.$L117];&quot; =&gt; &quot;;[$item.$A117];&quot; // &quot;;[$item.$M117])" office:value-type="string" office:string-value="  daggshit, 1, null, null, null, null, null, null, null, null, null, null =&gt; daggshit // Dagger" calcext:value-type="string">
            <text:p><text:s text:c="2"/>daggshit, 1, null, null, null, null, null, null, null, null, null, null =&gt; daggshit // Dagger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, &quot;;[$item.$H118];&quot;, &quot;;[$item.$I118];&quot;, &quot;;[$item.$J118];&quot;, &quot;;[$item.$K118];&quot;, &quot;;[$item.$L118];&quot; =&gt; &quot;;[$item.$A118];&quot; // &quot;;[$item.$M118])" office:value-type="string" office:string-value="  dart01, null, null, null, 2, null, null, null, null, null, null, null =&gt; dart01 // Dart" calcext:value-type="string">
            <text:p><text:s text:c="2"/>dart01, null, null, null, 2, null, null, null, null, null, null, null =&gt; dart01 // Dart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, &quot;;[$item.$H119];&quot;, &quot;;[$item.$I119];&quot;, &quot;;[$item.$J119];&quot;, &quot;;[$item.$K119];&quot;, &quot;;[$item.$L119];&quot; =&gt; &quot;;[$item.$A119];&quot; // &quot;;[$item.$M119])" office:value-type="string" office:string-value="  dart03, null, null, 0, null, null, null, null, null, null, null, null =&gt; dart03 // Dart of Stunning" calcext:value-type="string">
            <text:p><text:s text:c="2"/>dart03, null, null, 0, null, null, null, null, null, null, null, null =&gt; dart03 // Dart of Stunning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, &quot;;[$item.$H120];&quot;, &quot;;[$item.$I120];&quot;, &quot;;[$item.$J120];&quot;, &quot;;[$item.$K120];&quot;, &quot;;[$item.$L120];&quot; =&gt; &quot;;[$item.$A120];&quot; // &quot;;[$item.$M120])" office:value-type="string" office:string-value="  dart04, null, null, 0, null, null, null, null, null, null, null, null =&gt; dart04 // Dart of Wounding" calcext:value-type="string">
            <text:p><text:s text:c="2"/>dart04, null, null, 0, null, null, null, null, null, null, null, null =&gt; dart04 // Dart of Wounding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, &quot;;[$item.$H121];&quot;, &quot;;[$item.$I121];&quot;, &quot;;[$item.$J121];&quot;, &quot;;[$item.$K121];&quot;, &quot;;[$item.$L121];&quot; =&gt; &quot;;[$item.$A121];&quot; // &quot;;[$item.$M121])" office:value-type="string" office:string-value="  dart05, null, null, 0, null, null, null, null, null, null, 1, null =&gt; dart05 // Asp's Nest" calcext:value-type="string">
            <text:p><text:s text:c="2"/>dart05, null, null, 0, null, null, null, null, null, null, 1, null =&gt; dart05 // Asp's Nest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, &quot;;[$item.$H122];&quot;, &quot;;[$item.$I122];&quot;, &quot;;[$item.$J122];&quot;, &quot;;[$item.$K122];&quot;, &quot;;[$item.$L122];&quot; =&gt; &quot;;[$item.$A122];&quot; // &quot;;[$item.$M122])" office:value-type="string" office:string-value="  dartmel, null, null, 0, null, null, null, null, null, null, null, null =&gt; dartmel // Bone Dagger" calcext:value-type="string">
            <text:p><text:s text:c="2"/>dartmel, null, null, 0, null, null, null, null, null, null, null, null =&gt; dartmel // Bone Dagger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, &quot;;[$item.$H123];&quot;, &quot;;[$item.$I123];&quot;, &quot;;[$item.$J123];&quot;, &quot;;[$item.$K123];&quot;, &quot;;[$item.$L123];&quot; =&gt; &quot;;[$item.$A123];&quot; // &quot;;[$item.$M123])" office:value-type="string" office:string-value="  dax1h01, null, 1, null, null, null, null, null, null, null, null, null =&gt; dax1h01 // Battle Axe" calcext:value-type="string">
            <text:p><text:s text:c="2"/>dax1h01, null, 1, null, null, null, null, null, null, null, null, null =&gt; dax1h01 // Battle Axe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, &quot;;[$item.$H124];&quot;, &quot;;[$item.$I124];&quot;, &quot;;[$item.$J124];&quot;, &quot;;[$item.$K124];&quot;, &quot;;[$item.$L124];&quot; =&gt; &quot;;[$item.$A124];&quot; // &quot;;[$item.$M124])" office:value-type="string" office:string-value="  demogorg, 1, null, null, null, null, null, null, null, null, null, null =&gt; demogorg // &lt;Invalid Strref -1&gt;" calcext:value-type="string">
            <text:p><text:s text:c="2"/>demogorg, 1, null, null, null, null, null, null, null, null, null, null =&gt; demogorg // &lt;Invalid Strref -1&gt;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, &quot;;[$item.$H125];&quot;, &quot;;[$item.$I125];&quot;, &quot;;[$item.$J125];&quot;, &quot;;[$item.$K125];&quot;, &quot;;[$item.$L125];&quot; =&gt; &quot;;[$item.$A125];&quot; // &quot;;[$item.$M125])" office:value-type="string" office:string-value="  demsuc01, 1, null, null, null, null, null, null, null, null, null, null =&gt; demsuc01 // &lt;Invalid Strref -1&gt;" calcext:value-type="string">
            <text:p><text:s text:c="2"/>demsuc01, 1, null, null, null, null, null, null, null, null, null, null =&gt; demsuc01 // &lt;Invalid Strref -1&gt;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, &quot;;[$item.$H126];&quot;, &quot;;[$item.$I126];&quot;, &quot;;[$item.$J126];&quot;, &quot;;[$item.$K126];&quot;, &quot;;[$item.$L126];&quot; =&gt; &quot;;[$item.$A126];&quot; // &quot;;[$item.$M126])" office:value-type="string" office:string-value="  dragring, null, null, null, null, null, null, null, null, null, null, 1 =&gt; dragring // Ring" calcext:value-type="string">
            <text:p><text:s text:c="2"/>dragring, null, null, null, null, null, null, null, null, null, null, 1 =&gt; dragring // Ring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, &quot;;[$item.$H127];&quot;, &quot;;[$item.$I127];&quot;, &quot;;[$item.$J127];&quot;, &quot;;[$item.$K127];&quot;, &quot;;[$item.$L127];&quot; =&gt; &quot;;[$item.$A127];&quot; // &quot;;[$item.$M127])" office:value-type="string" office:string-value="  dwbolt01, null, null, null, null, null, null, null, null, 2, null, null =&gt; dwbolt01 // Drow Bolt of Sleep" calcext:value-type="string">
            <text:p><text:s text:c="2"/>dwbolt01, null, null, null, null, null, null, null, null, 2, null, null =&gt; dwbolt01 // Drow Bolt of Sleep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, &quot;;[$item.$H128];&quot;, &quot;;[$item.$I128];&quot;, &quot;;[$item.$J128];&quot;, &quot;;[$item.$K128];&quot;, &quot;;[$item.$L128];&quot; =&gt; &quot;;[$item.$A128];&quot; // &quot;;[$item.$M128])" office:value-type="string" office:string-value="  dwbolt02, null, null, null, null, null, null, null, null, 2, null, null =&gt; dwbolt02 // Drow Bolt of Stunning" calcext:value-type="string">
            <text:p><text:s text:c="2"/>dwbolt02, null, null, null, null, null, null, null, null, 2, null, null =&gt; dwbolt02 // Drow Bolt of Stunning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, &quot;;[$item.$H129];&quot;, &quot;;[$item.$I129];&quot;, &quot;;[$item.$J129];&quot;, &quot;;[$item.$K129];&quot;, &quot;;[$item.$L129];&quot; =&gt; &quot;;[$item.$A129];&quot; // &quot;;[$item.$M129])" office:value-type="string" office:string-value="  dwbolt03, null, null, null, null, null, null, null, null, 2, null, null =&gt; dwbolt03 // Drow Bolt +1" calcext:value-type="string">
            <text:p><text:s text:c="2"/>dwbolt03, null, null, null, null, null, null, null, null, 2, null, null =&gt; dwbolt03 // Drow Bolt +1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, &quot;;[$item.$H130];&quot;, &quot;;[$item.$I130];&quot;, &quot;;[$item.$J130];&quot;, &quot;;[$item.$K130];&quot;, &quot;;[$item.$L130];&quot; =&gt; &quot;;[$item.$A130];&quot; // &quot;;[$item.$M130])" office:value-type="string" office:string-value="  dwchan01, null, null, null, null, null, null, 75, null, null, null, null =&gt; dwchan01 // Drow Elven Chain +3" calcext:value-type="string">
            <text:p><text:s text:c="2"/>dwchan01, null, null, null, null, null, null, 75, null, null, null, null =&gt; dwchan01 // Drow Elven Chain +3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, &quot;;[$item.$H131];&quot;, &quot;;[$item.$I131];&quot;, &quot;;[$item.$J131];&quot;, &quot;;[$item.$K131];&quot;, &quot;;[$item.$L131];&quot; =&gt; &quot;;[$item.$A131];&quot; // &quot;;[$item.$M131])" office:value-type="string" office:string-value="  dwchan02, null, null, null, null, 12, null, null, null, null, null, null =&gt; dwchan02 // Drow Adamantine Chain +5" calcext:value-type="string">
            <text:p><text:s text:c="2"/>dwchan02, null, null, null, null, 12, null, null, null, null, null, null =&gt; dwchan02 // Drow Adamantine Chain +5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, &quot;;[$item.$H132];&quot;, &quot;;[$item.$I132];&quot;, &quot;;[$item.$J132];&quot;, &quot;;[$item.$K132];&quot;, &quot;;[$item.$L132];&quot; =&gt; &quot;;[$item.$A132];&quot; // &quot;;[$item.$M132])" office:value-type="string" office:string-value="  dwhalb01, 1, null, null, null, null, null, null, null, null, null, null =&gt; dwhalb01 // Drow Halberd +3" calcext:value-type="string">
            <text:p><text:s text:c="2"/>dwhalb01, 1, null, null, null, null, null, null, null, null, null, null =&gt; dwhalb01 // Drow Halberd +3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, &quot;;[$item.$H133];&quot;, &quot;;[$item.$I133];&quot;, &quot;;[$item.$J133];&quot;, &quot;;[$item.$K133];&quot;, &quot;;[$item.$L133];&quot; =&gt; &quot;;[$item.$A133];&quot; // &quot;;[$item.$M133])" office:value-type="string" office:string-value="  dwplat01, null, null, null, null, null, null, 75, null, null, null, null =&gt; dwplat01 // Drow Full Plate +5" calcext:value-type="string">
            <text:p><text:s text:c="2"/>dwplat01, null, null, null, null, null, null, 75, null, null, null, null =&gt; dwplat01 // Drow Full Plate +5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, &quot;;[$item.$H134];&quot;, &quot;;[$item.$I134];&quot;, &quot;;[$item.$J134];&quot;, &quot;;[$item.$K134];&quot;, &quot;;[$item.$L134];&quot; =&gt; &quot;;[$item.$A134];&quot; // &quot;;[$item.$M134])" office:value-type="string" office:string-value="  dwshld01, null, null, null, null, 7, null, null, null, null, null, null =&gt; dwshld01 // Drow Shield +3" calcext:value-type="string">
            <text:p><text:s text:c="2"/>dwshld01, null, null, null, null, 7, null, null, null, null, null, null =&gt; dwshld01 // Drow Shield +3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, &quot;;[$item.$H135];&quot;, &quot;;[$item.$I135];&quot;, &quot;;[$item.$J135];&quot;, &quot;;[$item.$K135];&quot;, &quot;;[$item.$L135];&quot; =&gt; &quot;;[$item.$A135];&quot; // &quot;;[$item.$M135])" office:value-type="string" office:string-value="  dwxbow01, null, null, null, 2, null, null, null, null, null, null, null =&gt; dwxbow01 // Drow Crossbow of Speed" calcext:value-type="string">
            <text:p><text:s text:c="2"/>dwxbow01, null, null, null, 2, null, null, null, null, null, null, null =&gt; dwxbow01 // Drow Crossbow of Speed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, &quot;;[$item.$H136];&quot;, &quot;;[$item.$I136];&quot;, &quot;;[$item.$J136];&quot;, &quot;;[$item.$K136];&quot;, &quot;;[$item.$L136];&quot; =&gt; &quot;;[$item.$A136];&quot; // &quot;;[$item.$M136])" office:value-type="string" office:string-value="  elemchan, null, null, null, null, null, null, null, null, null, null, 1 =&gt; elemchan // Skull" calcext:value-type="string">
            <text:p><text:s text:c="2"/>elemchan, null, null, null, null, null, null, null, null, null, null, 1 =&gt; elemchan // Skull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, &quot;;[$item.$H137];&quot;, &quot;;[$item.$I137];&quot;, &quot;;[$item.$J137];&quot;, &quot;;[$item.$K137];&quot;, &quot;;[$item.$L137];&quot; =&gt; &quot;;[$item.$A137];&quot; // &quot;;[$item.$M137])" office:value-type="string" office:string-value="  elemyanc, null, null, null, null, null, null, null, null, null, null, 1 =&gt; elemyanc // Skull" calcext:value-type="string">
            <text:p><text:s text:c="2"/>elemyanc, null, null, null, null, null, null, null, null, null, null, 1 =&gt; elemyanc // Skull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, &quot;;[$item.$H138];&quot;, &quot;;[$item.$I138];&quot;, &quot;;[$item.$J138];&quot;, &quot;;[$item.$K138];&quot;, &quot;;[$item.$L138];&quot; =&gt; &quot;;[$item.$A138];&quot; // &quot;;[$item.$M138])" office:value-type="string" office:string-value="  enmace, 1, null, null, null, 0, null, null, null, null, null, null =&gt; enmace // Mace" calcext:value-type="string">
            <text:p><text:s text:c="2"/>enmace, 1, null, null, null, 0, null, null, null, null, null, null =&gt; enmace // Mace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, &quot;;[$item.$H139];&quot;, &quot;;[$item.$I139];&quot;, &quot;;[$item.$J139];&quot;, &quot;;[$item.$K139];&quot;, &quot;;[$item.$L139];&quot; =&gt; &quot;;[$item.$A139];&quot; // &quot;;[$item.$M139])" office:value-type="string" office:string-value="  enmorn, 1, null, null, null, 0, null, null, null, null, null, null =&gt; enmorn // Morning Star" calcext:value-type="string">
            <text:p><text:s text:c="2"/>enmorn, 1, null, null, null, 0, null, null, null, null, null, null =&gt; enmorn // Morning Star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, &quot;;[$item.$H140];&quot;, &quot;;[$item.$I140];&quot;, &quot;;[$item.$J140];&quot;, &quot;;[$item.$K140];&quot;, &quot;;[$item.$L140];&quot; =&gt; &quot;;[$item.$A140];&quot; // &quot;;[$item.$M140])" office:value-type="string" office:string-value="  enstaff, null, null, null, null, 0, null, null, null, null, null, null =&gt; enstaff // Quarter Staff +3" calcext:value-type="string">
            <text:p><text:s text:c="2"/>enstaff, null, null, null, null, 0, null, null, null, null, null, null =&gt; enstaff // Quarter Staff +3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, &quot;;[$item.$H141];&quot;, &quot;;[$item.$I141];&quot;, &quot;;[$item.$J141];&quot;, &quot;;[$item.$K141];&quot;, &quot;;[$item.$L141];&quot; =&gt; &quot;;[$item.$A141];&quot; // &quot;;[$item.$M141])" office:value-type="string" office:string-value="  ensw1h01, null, null, null, null, 0, null, null, null, null, null, null =&gt; ensw1h01 // Long Sword " calcext:value-type="string">
            <text:p><text:s text:c="2"/>ensw1h01, null, null, null, null, 0, null, null, null, null, null, null =&gt; ensw1h01 // Long Sword 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, &quot;;[$item.$H142];&quot;, &quot;;[$item.$I142];&quot;, &quot;;[$item.$J142];&quot;, &quot;;[$item.$K142];&quot;, &quot;;[$item.$L142];&quot; =&gt; &quot;;[$item.$A142];&quot; // &quot;;[$item.$M142])" office:value-type="string" office:string-value="  ensw1h02, null, null, null, null, 0, null, null, null, null, null, null =&gt; ensw1h02 // Short Sword " calcext:value-type="string">
            <text:p><text:s text:c="2"/>ensw1h02, null, null, null, null, 0, null, null, null, null, null, null =&gt; ensw1h02 // Short Sword 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, &quot;;[$item.$H143];&quot;, &quot;;[$item.$I143];&quot;, &quot;;[$item.$J143];&quot;, &quot;;[$item.$K143];&quot;, &quot;;[$item.$L143];&quot; =&gt; &quot;;[$item.$A143];&quot; // &quot;;[$item.$M143])" office:value-type="string" office:string-value="  ensw2h, 1, null, null, null, 0, null, null, null, null, null, null =&gt; ensw2h // Battle Axe" calcext:value-type="string">
            <text:p><text:s text:c="2"/>ensw2h, 1, null, null, null, 0, null, null, null, null, null, null =&gt; ensw2h // Battle Axe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, &quot;;[$item.$H144];&quot;, &quot;;[$item.$I144];&quot;, &quot;;[$item.$J144];&quot;, &quot;;[$item.$K144];&quot;, &quot;;[$item.$L144];&quot; =&gt; &quot;;[$item.$A144];&quot; // &quot;;[$item.$M144])" office:value-type="string" office:string-value="  famcat, null, 1, null, null, null, null, null, null, null, null, null =&gt; famcat // Familiar" calcext:value-type="string">
            <text:p><text:s text:c="2"/>famcat, null, 1, null, null, null, null, null, null, null, null, null =&gt; famcat // Familiar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, &quot;;[$item.$H145];&quot;, &quot;;[$item.$I145];&quot;, &quot;;[$item.$J145];&quot;, &quot;;[$item.$K145];&quot;, &quot;;[$item.$L145];&quot; =&gt; &quot;;[$item.$A145];&quot; // &quot;;[$item.$M145])" office:value-type="string" office:string-value="  famcat25, null, 1, null, null, null, null, null, null, null, null, null =&gt; famcat25 // Familiar" calcext:value-type="string">
            <text:p><text:s text:c="2"/>famcat25, null, 1, null, null, null, null, null, null, null, null, null =&gt; famcat25 // Familiar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, &quot;;[$item.$H146];&quot;, &quot;;[$item.$I146];&quot;, &quot;;[$item.$J146];&quot;, &quot;;[$item.$K146];&quot;, &quot;;[$item.$L146];&quot; =&gt; &quot;;[$item.$A146];&quot; // &quot;;[$item.$M146])" office:value-type="string" office:string-value="  famdus25, null, 1, null, null, null, null, null, null, null, null, null =&gt; famdus25 // Familiar" calcext:value-type="string">
            <text:p><text:s text:c="2"/>famdus25, null, 1, null, null, null, null, null, null, null, null, null =&gt; famdus25 // Familiar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, &quot;;[$item.$H147];&quot;, &quot;;[$item.$I147];&quot;, &quot;;[$item.$J147];&quot;, &quot;;[$item.$K147];&quot;, &quot;;[$item.$L147];&quot; =&gt; &quot;;[$item.$A147];&quot; // &quot;;[$item.$M147])" office:value-type="string" office:string-value="  famdust, null, 1, null, null, null, null, null, null, null, null, null =&gt; famdust // Familiar" calcext:value-type="string">
            <text:p><text:s text:c="2"/>famdust, null, 1, null, null, null, null, null, null, null, null, null =&gt; famdust // Familiar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, &quot;;[$item.$H148];&quot;, &quot;;[$item.$I148];&quot;, &quot;;[$item.$J148];&quot;, &quot;;[$item.$K148];&quot;, &quot;;[$item.$L148];&quot; =&gt; &quot;;[$item.$A148];&quot; // &quot;;[$item.$M148])" office:value-type="string" office:string-value="  famfai25, null, 1, null, null, null, null, null, null, null, null, null =&gt; famfai25 // Familiar" calcext:value-type="string">
            <text:p><text:s text:c="2"/>famfai25, null, 1, null, null, null, null, null, null, null, null, null =&gt; famfai25 // Familiar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, &quot;;[$item.$H149];&quot;, &quot;;[$item.$I149];&quot;, &quot;;[$item.$J149];&quot;, &quot;;[$item.$K149];&quot;, &quot;;[$item.$L149];&quot; =&gt; &quot;;[$item.$A149];&quot; // &quot;;[$item.$M149])" office:value-type="string" office:string-value="  famfair, null, 1, null, null, null, null, null, null, null, null, null =&gt; famfair // Familiar" calcext:value-type="string">
            <text:p><text:s text:c="2"/>famfair, null, 1, null, null, null, null, null, null, null, null, null =&gt; famfair // Familiar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, &quot;;[$item.$H150];&quot;, &quot;;[$item.$I150];&quot;, &quot;;[$item.$J150];&quot;, &quot;;[$item.$K150];&quot;, &quot;;[$item.$L150];&quot; =&gt; &quot;;[$item.$A150];&quot; // &quot;;[$item.$M150])" office:value-type="string" office:string-value="  famfer, null, 1, null, null, null, null, null, null, null, null, null =&gt; famfer // Familiar" calcext:value-type="string">
            <text:p><text:s text:c="2"/>famfer, null, 1, null, null, null, null, null, null, null, null, null =&gt; famfer // Familiar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, &quot;;[$item.$H151];&quot;, &quot;;[$item.$I151];&quot;, &quot;;[$item.$J151];&quot;, &quot;;[$item.$K151];&quot;, &quot;;[$item.$L151];&quot; =&gt; &quot;;[$item.$A151];&quot; // &quot;;[$item.$M151])" office:value-type="string" office:string-value="  famfer25, null, 1, null, null, null, null, null, null, null, null, null =&gt; famfer25 // Familiar" calcext:value-type="string">
            <text:p><text:s text:c="2"/>famfer25, null, 1, null, null, null, null, null, null, null, null, null =&gt; famfer25 // Familiar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, &quot;;[$item.$H152];&quot;, &quot;;[$item.$I152];&quot;, &quot;;[$item.$J152];&quot;, &quot;;[$item.$K152];&quot;, &quot;;[$item.$L152];&quot; =&gt; &quot;;[$item.$A152];&quot; // &quot;;[$item.$M152])" office:value-type="string" office:string-value="  famimp, null, 1, null, null, null, null, null, null, null, null, null =&gt; famimp // Familiar" calcext:value-type="string">
            <text:p><text:s text:c="2"/>famimp, null, 1, null, null, null, null, null, null, null, null, null =&gt; famimp // Familiar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, &quot;;[$item.$H153];&quot;, &quot;;[$item.$I153];&quot;, &quot;;[$item.$J153];&quot;, &quot;;[$item.$K153];&quot;, &quot;;[$item.$L153];&quot; =&gt; &quot;;[$item.$A153];&quot; // &quot;;[$item.$M153])" office:value-type="string" office:string-value="  famimp25, null, 1, null, null, null, null, null, null, null, null, null =&gt; famimp25 // Familiar" calcext:value-type="string">
            <text:p><text:s text:c="2"/>famimp25, null, 1, null, null, null, null, null, null, null, null, null =&gt; famimp25 // Familiar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, &quot;;[$item.$H154];&quot;, &quot;;[$item.$I154];&quot;, &quot;;[$item.$J154];&quot;, &quot;;[$item.$K154];&quot;, &quot;;[$item.$L154];&quot; =&gt; &quot;;[$item.$A154];&quot; // &quot;;[$item.$M154])" office:value-type="string" office:string-value="  fampsd, null, 1, null, null, null, null, null, null, null, null, null =&gt; fampsd // Familiar" calcext:value-type="string">
            <text:p><text:s text:c="2"/>fampsd, null, 1, null, null, null, null, null, null, null, null, null =&gt; fampsd // Familiar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, &quot;;[$item.$H155];&quot;, &quot;;[$item.$I155];&quot;, &quot;;[$item.$J155];&quot;, &quot;;[$item.$K155];&quot;, &quot;;[$item.$L155];&quot; =&gt; &quot;;[$item.$A155];&quot; // &quot;;[$item.$M155])" office:value-type="string" office:string-value="  fampsd25, null, 1, null, null, null, null, null, null, null, null, null =&gt; fampsd25 // Familiar" calcext:value-type="string">
            <text:p><text:s text:c="2"/>fampsd25, null, 1, null, null, null, null, null, null, null, null, null =&gt; fampsd25 // Familiar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, &quot;;[$item.$H156];&quot;, &quot;;[$item.$I156];&quot;, &quot;;[$item.$J156];&quot;, &quot;;[$item.$K156];&quot;, &quot;;[$item.$L156];&quot; =&gt; &quot;;[$item.$A156];&quot; // &quot;;[$item.$M156])" office:value-type="string" office:string-value="  famqua25, null, 1, null, null, null, null, null, null, null, null, null =&gt; famqua25 // Familiar" calcext:value-type="string">
            <text:p><text:s text:c="2"/>famqua25, null, 1, null, null, null, null, null, null, null, null, null =&gt; famqua25 // Familiar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, &quot;;[$item.$H157];&quot;, &quot;;[$item.$I157];&quot;, &quot;;[$item.$J157];&quot;, &quot;;[$item.$K157];&quot;, &quot;;[$item.$L157];&quot; =&gt; &quot;;[$item.$A157];&quot; // &quot;;[$item.$M157])" office:value-type="string" office:string-value="  famquas, null, 1, null, null, null, null, null, null, null, null, null =&gt; famquas // Familiar" calcext:value-type="string">
            <text:p><text:s text:c="2"/>famquas, null, 1, null, null, null, null, null, null, null, null, null =&gt; famquas // Familiar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, &quot;;[$item.$H158];&quot;, &quot;;[$item.$I158];&quot;, &quot;;[$item.$J158];&quot;, &quot;;[$item.$K158];&quot;, &quot;;[$item.$L158];&quot; =&gt; &quot;;[$item.$A158];&quot; // &quot;;[$item.$M158])" office:value-type="string" office:string-value="  famrab, null, 1, null, null, null, null, null, null, null, null, null =&gt; famrab // Familiar" calcext:value-type="string">
            <text:p><text:s text:c="2"/>famrab, null, 1, null, null, null, null, null, null, null, null, null =&gt; famrab // Familiar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, &quot;;[$item.$H159];&quot;, &quot;;[$item.$I159];&quot;, &quot;;[$item.$J159];&quot;, &quot;;[$item.$K159];&quot;, &quot;;[$item.$L159];&quot; =&gt; &quot;;[$item.$A159];&quot; // &quot;;[$item.$M159])" office:value-type="string" office:string-value="  famrab25, null, 1, null, null, null, null, null, null, null, null, null =&gt; famrab25 // Familiar" calcext:value-type="string">
            <text:p><text:s text:c="2"/>famrab25, null, 1, null, null, null, null, null, null, null, null, null =&gt; famrab25 // Familiar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, &quot;;[$item.$H160];&quot;, &quot;;[$item.$I160];&quot;, &quot;;[$item.$J160];&quot;, &quot;;[$item.$K160];&quot;, &quot;;[$item.$L160];&quot; =&gt; &quot;;[$item.$A160];&quot; // &quot;;[$item.$M160])" office:value-type="string" office:string-value="  flam01, null, null, null, null, null, null, null, null, 2, null, null =&gt; flam01 // Flamethrower" calcext:value-type="string">
            <text:p><text:s text:c="2"/>flam01, null, null, null, null, null, null, null, null, 2, null, null =&gt; flam01 // Flamethrower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, &quot;;[$item.$H161];&quot;, &quot;;[$item.$I161];&quot;, &quot;;[$item.$J161];&quot;, &quot;;[$item.$K161];&quot;, &quot;;[$item.$L161];&quot; =&gt; &quot;;[$item.$A161];&quot; // &quot;;[$item.$M161])" office:value-type="string" office:string-value="  frag01, null, null, null, null, null, null, null, null, 2, null, null =&gt; frag01 // Frag Grenade" calcext:value-type="string">
            <text:p><text:s text:c="2"/>frag01, null, null, null, null, null, null, null, null, 2, null, null =&gt; frag01 // Frag Grenade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, &quot;;[$item.$H162];&quot;, &quot;;[$item.$I162];&quot;, &quot;;[$item.$J162];&quot;, &quot;;[$item.$K162];&quot;, &quot;;[$item.$L162];&quot; =&gt; &quot;;[$item.$A162];&quot; // &quot;;[$item.$M162])" office:value-type="string" office:string-value="  frosty, 1, null, null, null, null, null, null, null, 2, null, null =&gt; frosty // Dr. Freeze Death Ray" calcext:value-type="string">
            <text:p><text:s text:c="2"/>frosty, 1, null, null, null, null, null, null, null, 2, null, null =&gt; frosty // Dr. Freeze Death Ray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, &quot;;[$item.$H163];&quot;, &quot;;[$item.$I163];&quot;, &quot;;[$item.$J163];&quot;, &quot;;[$item.$K163];&quot;, &quot;;[$item.$L163];&quot; =&gt; &quot;;[$item.$A163];&quot; // &quot;;[$item.$M163])" office:value-type="string" office:string-value="  fsspir, 1, null, null, null, null, null, null, null, null, null, null =&gt; fsspir // Ring" calcext:value-type="string">
            <text:p><text:s text:c="2"/>fsspir, 1, null, null, null, null, null, null, null, null, null, null =&gt; fsspir // Ring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, &quot;;[$item.$H164];&quot;, &quot;;[$item.$I164];&quot;, &quot;;[$item.$J164];&quot;, &quot;;[$item.$K164];&quot;, &quot;;[$item.$L164];&quot; =&gt; &quot;;[$item.$A164];&quot; // &quot;;[$item.$M164])" office:value-type="string" office:string-value="  ghost, 1, null, null, null, null, null, null, null, null, null, null =&gt; ghost // &lt;Invalid Strref -1&gt;" calcext:value-type="string">
            <text:p><text:s text:c="2"/>ghost, 1, null, null, null, null, null, null, null, null, null, null =&gt; ghost // &lt;Invalid Strref -1&gt;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, &quot;;[$item.$H165];&quot;, &quot;;[$item.$I165];&quot;, &quot;;[$item.$J165];&quot;, &quot;;[$item.$K165];&quot;, &quot;;[$item.$L165];&quot; =&gt; &quot;;[$item.$A165];&quot; // &quot;;[$item.$M165])" office:value-type="string" office:string-value="  ghost2, 1, null, null, null, null, null, null, null, null, null, null =&gt; ghost2 // &lt;Invalid Strref -1&gt;" calcext:value-type="string">
            <text:p><text:s text:c="2"/>ghost2, 1, null, null, null, null, null, null, null, null, null, null =&gt; ghost2 // &lt;Invalid Strref -1&gt;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, &quot;;[$item.$H166];&quot;, &quot;;[$item.$I166];&quot;, &quot;;[$item.$J166];&quot;, &quot;;[$item.$K166];&quot;, &quot;;[$item.$L166];&quot; =&gt; &quot;;[$item.$A166];&quot; // &quot;;[$item.$M166])" office:value-type="string" office:string-value="  giafir, 1, null, null, null, null, null, null, null, null, null, null =&gt; giafir // War Hammer +2" calcext:value-type="string">
            <text:p><text:s text:c="2"/>giafir, 1, null, null, null, null, null, null, null, null, null, null =&gt; giafir // War Hammer +2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, &quot;;[$item.$H167];&quot;, &quot;;[$item.$I167];&quot;, &quot;;[$item.$J167];&quot;, &quot;;[$item.$K167];&quot;, &quot;;[$item.$L167];&quot; =&gt; &quot;;[$item.$A167];&quot; // &quot;;[$item.$M167])" office:value-type="string" office:string-value="  giafir2, 1, null, null, null, null, null, null, null, null, null, null =&gt; giafir2 // Battle Axe +2" calcext:value-type="string">
            <text:p><text:s text:c="2"/>giafir2, 1, null, null, null, null, null, null, null, null, null, null =&gt; giafir2 // Battle Axe +2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, &quot;;[$item.$H168];&quot;, &quot;;[$item.$I168];&quot;, &quot;;[$item.$J168];&quot;, &quot;;[$item.$K168];&quot;, &quot;;[$item.$L168];&quot; =&gt; &quot;;[$item.$A168];&quot; // &quot;;[$item.$M168])" office:value-type="string" office:string-value="  giafir3, 1, null, null, null, null, null, null, null, null, null, null =&gt; giafir3 // &lt;Invalid Strref -1&gt;" calcext:value-type="string">
            <text:p><text:s text:c="2"/>giafir3, 1, null, null, null, null, null, null, null, null, null, null =&gt; giafir3 // &lt;Invalid Strref -1&gt;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, &quot;;[$item.$H169];&quot;, &quot;;[$item.$I169];&quot;, &quot;;[$item.$J169];&quot;, &quot;;[$item.$K169];&quot;, &quot;;[$item.$L169];&quot; =&gt; &quot;;[$item.$A169];&quot; // &quot;;[$item.$M169])" office:value-type="string" office:string-value="  giants01, 1, null, null, null, null, null, null, null, null, null, null =&gt; giants01 // Two Handed Sword" calcext:value-type="string">
            <text:p><text:s text:c="2"/>giants01, 1, null, null, null, null, null, null, null, null, null, null =&gt; giants01 // Two Handed Sword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, &quot;;[$item.$H170];&quot;, &quot;;[$item.$I170];&quot;, &quot;;[$item.$J170];&quot;, &quot;;[$item.$K170];&quot;, &quot;;[$item.$L170];&quot; =&gt; &quot;;[$item.$A170];&quot; // &quot;;[$item.$M170])" office:value-type="string" office:string-value="  globblu1, null, null, 0, null, null, null, null, null, null, null, null =&gt; globblu1 // Blue Globe" calcext:value-type="string">
            <text:p><text:s text:c="2"/>globblu1, null, null, 0, null, null, null, null, null, null, null, null =&gt; globblu1 // Blue Globe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, &quot;;[$item.$H171];&quot;, &quot;;[$item.$I171];&quot;, &quot;;[$item.$J171];&quot;, &quot;;[$item.$K171];&quot;, &quot;;[$item.$L171];&quot; =&gt; &quot;;[$item.$A171];&quot; // &quot;;[$item.$M171])" office:value-type="string" office:string-value="  globred1, null, null, 0, null, null, null, null, null, null, null, null =&gt; globred1 // Red Globe" calcext:value-type="string">
            <text:p><text:s text:c="2"/>globred1, null, null, 0, null, null, null, null, null, null, null, null =&gt; globred1 // Red Globe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, &quot;;[$item.$H172];&quot;, &quot;;[$item.$I172];&quot;, &quot;;[$item.$J172];&quot;, &quot;;[$item.$K172];&quot;, &quot;;[$item.$L172];&quot; =&gt; &quot;;[$item.$A172];&quot; // &quot;;[$item.$M172])" office:value-type="string" office:string-value="  gorcamb, null, null, 0, null, null, null, null, null, null, null, null =&gt; gorcamb // Two Handed Sword +2" calcext:value-type="string">
            <text:p><text:s text:c="2"/>gorcamb, null, null, 0, null, null, null, null, null, null, null, null =&gt; gorcamb // Two Handed Sword +2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, &quot;;[$item.$H173];&quot;, &quot;;[$item.$I173];&quot;, &quot;;[$item.$J173];&quot;, &quot;;[$item.$K173];&quot;, &quot;;[$item.$L173];&quot; =&gt; &quot;;[$item.$A173];&quot; // &quot;;[$item.$M173])" office:value-type="string" office:string-value="  gorchr, 1, null, null, null, null, null, null, null, null, null, null =&gt; gorchr // Ring" calcext:value-type="string">
            <text:p><text:s text:c="2"/>gorchr, 1, null, null, null, null, null, null, null, null, null, null =&gt; gorchr // Ring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, &quot;;[$item.$H174];&quot;, &quot;;[$item.$I174];&quot;, &quot;;[$item.$J174];&quot;, &quot;;[$item.$K174];&quot;, &quot;;[$item.$L174];&quot; =&gt; &quot;;[$item.$A174];&quot; // &quot;;[$item.$M174])" office:value-type="string" office:string-value="  gorfirg, 1, null, null, null, null, null, null, null, null, null, null =&gt; gorfirg // Ring" calcext:value-type="string">
            <text:p><text:s text:c="2"/>gorfirg, 1, null, null, null, null, null, null, null, null, null, null =&gt; gorfirg // Ring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, &quot;;[$item.$H175];&quot;, &quot;;[$item.$I175];&quot;, &quot;;[$item.$J175];&quot;, &quot;;[$item.$K175];&quot;, &quot;;[$item.$L175];&quot; =&gt; &quot;;[$item.$A175];&quot; // &quot;;[$item.$M175])" office:value-type="string" office:string-value="  gorjelfu, 1, null, null, null, null, null, null, null, null, null, null =&gt; gorjelfu // Ring" calcext:value-type="string">
            <text:p><text:s text:c="2"/>gorjelfu, 1, null, null, null, null, null, null, null, null, null, null =&gt; gorjelfu // Ring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, &quot;;[$item.$H176];&quot;, &quot;;[$item.$I176];&quot;, &quot;;[$item.$J176];&quot;, &quot;;[$item.$K176];&quot;, &quot;;[$item.$L176];&quot; =&gt; &quot;;[$item.$A176];&quot; // &quot;;[$item.$M176])" office:value-type="string" office:string-value="  gorjelgr, 1, null, null, null, null, null, null, null, null, null, null =&gt; gorjelgr // Ring" calcext:value-type="string">
            <text:p><text:s text:c="2"/>gorjelgr, 1, null, null, null, null, null, null, null, null, null, null =&gt; gorjelgr // Ring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, &quot;;[$item.$H177];&quot;, &quot;;[$item.$I177];&quot;, &quot;;[$item.$J177];&quot;, &quot;;[$item.$K177];&quot;, &quot;;[$item.$L177];&quot; =&gt; &quot;;[$item.$A177];&quot; // &quot;;[$item.$M177])" office:value-type="string" office:string-value="  gormisti, 1, null, null, null, null, null, null, null, null, null, null =&gt; gormisti // Ring" calcext:value-type="string">
            <text:p><text:s text:c="2"/>gormisti, 1, null, null, null, null, null, null, null, null, null, null =&gt; gormisti // Ring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, &quot;;[$item.$H178];&quot;, &quot;;[$item.$I178];&quot;, &quot;;[$item.$J178];&quot;, &quot;;[$item.$K178];&quot;, &quot;;[$item.$L178];&quot; =&gt; &quot;;[$item.$A178];&quot; // &quot;;[$item.$M178])" office:value-type="string" office:string-value="  gorwom1, 1, null, null, null, null, null, null, null, null, null, null =&gt; gorwom1 // &lt;Invalid Strref -1&gt;" calcext:value-type="string">
            <text:p><text:s text:c="2"/>gorwom1, 1, null, null, null, null, null, null, null, null, null, null =&gt; gorwom1 // &lt;Invalid Strref -1&gt;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, &quot;;[$item.$H179];&quot;, &quot;;[$item.$I179];&quot;, &quot;;[$item.$J179];&quot;, &quot;;[$item.$K179];&quot;, &quot;;[$item.$L179];&quot; =&gt; &quot;;[$item.$A179];&quot; // &quot;;[$item.$M179])" office:value-type="string" office:string-value="  halb01, 1, null, null, null, null, null, null, null, null, null, null =&gt; halb01 // Halberd" calcext:value-type="string">
            <text:p><text:s text:c="2"/>halb01, 1, null, null, null, null, null, null, null, null, null, null =&gt; halb01 // Halberd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, &quot;;[$item.$H180];&quot;, &quot;;[$item.$I180];&quot;, &quot;;[$item.$J180];&quot;, &quot;;[$item.$K180];&quot;, &quot;;[$item.$L180];&quot; =&gt; &quot;;[$item.$A180];&quot; // &quot;;[$item.$M180])" office:value-type="string" office:string-value="  halb03, null, null, null, null, null, null, 60, null, null, null, null =&gt; halb03 // Halberd +2" calcext:value-type="string">
            <text:p><text:s text:c="2"/>halb03, null, null, null, null, null, null, 60, null, null, null, null =&gt; halb03 // Halberd +2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, &quot;;[$item.$H181];&quot;, &quot;;[$item.$I181];&quot;, &quot;;[$item.$J181];&quot;, &quot;;[$item.$K181];&quot;, &quot;;[$item.$L181];&quot; =&gt; &quot;;[$item.$A181];&quot; // &quot;;[$item.$M181])" office:value-type="string" office:string-value="  halb04, null, null, null, 6, null, null, null, null, null, null, null =&gt; halb04 // Dragon's Bane +3" calcext:value-type="string">
            <text:p><text:s text:c="2"/>halb04, null, null, null, 6, null, null, null, null, null, null, null =&gt; halb04 // Dragon's Bane +3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, &quot;;[$item.$H182];&quot;, &quot;;[$item.$I182];&quot;, &quot;;[$item.$J182];&quot;, &quot;;[$item.$K182];&quot;, &quot;;[$item.$L182];&quot; =&gt; &quot;;[$item.$A182];&quot; // &quot;;[$item.$M182])" office:value-type="string" office:string-value="  halbrd01, 1, null, null, null, null, null, null, null, null, null, null =&gt; halbrd01 // Halberd" calcext:value-type="string">
            <text:p><text:s text:c="2"/>halbrd01, 1, null, null, null, null, null, null, null, null, null, null =&gt; halbrd01 // Halberd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, &quot;;[$item.$H183];&quot;, &quot;;[$item.$I183];&quot;, &quot;;[$item.$J183];&quot;, &quot;;[$item.$K183];&quot;, &quot;;[$item.$L183];&quot; =&gt; &quot;;[$item.$A183];&quot; // &quot;;[$item.$M183])" office:value-type="string" office:string-value="  hamm01, 1, null, null, null, null, null, null, null, null, null, null =&gt; hamm01 // War Hammer" calcext:value-type="string">
            <text:p><text:s text:c="2"/>hamm01, 1, null, null, null, null, null, null, null, null, null, null =&gt; hamm01 // War Hammer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, &quot;;[$item.$H184];&quot;, &quot;;[$item.$I184];&quot;, &quot;;[$item.$J184];&quot;, &quot;;[$item.$K184];&quot;, &quot;;[$item.$L184];&quot; =&gt; &quot;;[$item.$A184];&quot; // &quot;;[$item.$M184])" office:value-type="string" office:string-value="  hamm03, null, null, 0, null, null, null, null, null, null, null, null =&gt; hamm03 // War Hammer +2" calcext:value-type="string">
            <text:p><text:s text:c="2"/>hamm03, null, null, 0, null, null, null, null, null, null, null, null =&gt; hamm03 // War Hammer +2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, &quot;;[$item.$H185];&quot;, &quot;;[$item.$I185];&quot;, &quot;;[$item.$J185];&quot;, &quot;;[$item.$K185];&quot;, &quot;;[$item.$L185];&quot; =&gt; &quot;;[$item.$A185];&quot; // &quot;;[$item.$M185])" office:value-type="string" office:string-value="  hamm04, null, null, null, 3, null, null, null, null, null, null, null =&gt; hamm04 // War Hammer +1,+4 vs. Giantkin" calcext:value-type="string">
            <text:p><text:s text:c="2"/>hamm04, null, null, null, 3, null, null, null, null, null, null, null =&gt; hamm04 // War Hammer +1,+4 vs. Giantkin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, &quot;;[$item.$H186];&quot;, &quot;;[$item.$I186];&quot;, &quot;;[$item.$J186];&quot;, &quot;;[$item.$K186];&quot;, &quot;;[$item.$L186];&quot; =&gt; &quot;;[$item.$A186];&quot; // &quot;;[$item.$M186])" office:value-type="string" office:string-value="  hamm05, null, null, 0, null, null, null, null, null, null, null, null =&gt; hamm05 // War Hammer +2" calcext:value-type="string">
            <text:p><text:s text:c="2"/>hamm05, null, null, 0, null, null, null, null, null, null, null, null =&gt; hamm05 // War Hammer +2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, &quot;;[$item.$H187];&quot;, &quot;;[$item.$I187];&quot;, &quot;;[$item.$J187];&quot;, &quot;;[$item.$K187];&quot;, &quot;;[$item.$L187];&quot; =&gt; &quot;;[$item.$A187];&quot; // &quot;;[$item.$M187])" office:value-type="string" office:string-value="  hamm09, null, null, null, 0, null, null, null, null, null, null, null =&gt; hamm09 // Crom Faeyr" calcext:value-type="string">
            <text:p><text:s text:c="2"/>hamm09, null, null, null, 0, null, null, null, null, null, null, null =&gt; hamm09 // Crom Faey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, &quot;;[$item.$H188];&quot;, &quot;;[$item.$I188];&quot;, &quot;;[$item.$J188];&quot;, &quot;;[$item.$K188];&quot;, &quot;;[$item.$L188];&quot; =&gt; &quot;;[$item.$A188];&quot; // &quot;;[$item.$M188])" office:value-type="string" office:string-value="  helmskwa, null, 1, null, null, null, null, null, null, null, null, null =&gt; helmskwa // Helmet" calcext:value-type="string">
            <text:p><text:s text:c="2"/>helmskwa, null, 1, null, null, null, null, null, null, null, null, null =&gt; helmskwa // Helmet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, &quot;;[$item.$H189];&quot;, &quot;;[$item.$I189];&quot;, &quot;;[$item.$J189];&quot;, &quot;;[$item.$K189];&quot;, &quot;;[$item.$L189];&quot; =&gt; &quot;;[$item.$A189];&quot; // &quot;;[$item.$M189])" office:value-type="string" office:string-value="  hgber01, 1, null, null, null, null, null, null, null, null, null, null =&gt; hgber01 // Two Handed Sword +1" calcext:value-type="string">
            <text:p><text:s text:c="2"/>hgber01, 1, null, null, null, null, null, null, null, null, null, null =&gt; hgber01 // Two Handed Sword +1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, &quot;;[$item.$H190];&quot;, &quot;;[$item.$I190];&quot;, &quot;;[$item.$J190];&quot;, &quot;;[$item.$K190];&quot;, &quot;;[$item.$L190];&quot; =&gt; &quot;;[$item.$A190];&quot; // &quot;;[$item.$M190])" office:value-type="string" office:string-value="  hgnya01, null, null, 0, null, null, null, null, null, null, null, null =&gt; hgnya01 // Quarterstaff" calcext:value-type="string">
            <text:p><text:s text:c="2"/>hgnya01, null, null, 0, null, null, null, null, null, null, null, null =&gt; hgnya01 // Quarterstaff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, &quot;;[$item.$H191];&quot;, &quot;;[$item.$I191];&quot;, &quot;;[$item.$J191];&quot;, &quot;;[$item.$K191];&quot;, &quot;;[$item.$L191];&quot; =&gt; &quot;;[$item.$A191];&quot; // &quot;;[$item.$M191])" office:value-type="string" office:string-value="  hgnymph, 1, null, null, null, null, null, null, null, null, null, null =&gt; hgnymph // &lt;Invalid Strref -1&gt;" calcext:value-type="string">
            <text:p><text:s text:c="2"/>hgnymph, 1, null, null, null, null, null, null, null, null, null, null =&gt; hgnymph // &lt;Invalid Strref -1&gt;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, &quot;;[$item.$H192];&quot;, &quot;;[$item.$I192];&quot;, &quot;;[$item.$J192];&quot;, &quot;;[$item.$K192];&quot;, &quot;;[$item.$L192];&quot; =&gt; &quot;;[$item.$A192];&quot; // &quot;;[$item.$M192])" office:value-type="string" office:string-value="  hgwra01, 1, null, null, null, null, null, null, null, null, null, null =&gt; hgwra01 // Quarterstaff" calcext:value-type="string">
            <text:p><text:s text:c="2"/>hgwra01, 1, null, null, null, null, null, null, null, null, null, null =&gt; hgwra01 // Quarterstaff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, &quot;;[$item.$H193];&quot;, &quot;;[$item.$I193];&quot;, &quot;;[$item.$J193];&quot;, &quot;;[$item.$K193];&quot;, &quot;;[$item.$L193];&quot; =&gt; &quot;;[$item.$A193];&quot; // &quot;;[$item.$M193])" office:value-type="string" office:string-value="  hlolth, null, null, null, null, 7, null, null, null, null, null, null =&gt; hlolth // Handmaiden's Mace" calcext:value-type="string">
            <text:p><text:s text:c="2"/>hlolth, null, null, null, null, 7, null, null, null, null, null, null =&gt; hlolth // Handmaiden's Mace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, &quot;;[$item.$H194];&quot;, &quot;;[$item.$I194];&quot;, &quot;;[$item.$J194];&quot;, &quot;;[$item.$K194];&quot;, &quot;;[$item.$L194];&quot; =&gt; &quot;;[$item.$A194];&quot; // &quot;;[$item.$M194])" office:value-type="string" office:string-value="  holdring, 1, null, null, null, null, null, null, null, null, null, null =&gt; holdring // Ring" calcext:value-type="string">
            <text:p><text:s text:c="2"/>holdring, 1, null, null, null, null, null, null, null, null, null, null =&gt; holdring // Ring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, &quot;;[$item.$H195];&quot;, &quot;;[$item.$I195];&quot;, &quot;;[$item.$J195];&quot;, &quot;;[$item.$K195];&quot;, &quot;;[$item.$L195];&quot; =&gt; &quot;;[$item.$A195];&quot; // &quot;;[$item.$M195])" office:value-type="string" office:string-value="  hslaywpn, 1, null, null, null, null, null, null, null, null, null, null =&gt; hslaywpn // &lt;Invalid Strref -1&gt;" calcext:value-type="string">
            <text:p><text:s text:c="2"/>hslaywpn, 1, null, null, null, null, null, null, null, null, null, null =&gt; hslaywpn // &lt;Invalid Strref -1&gt;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, &quot;;[$item.$H196];&quot;, &quot;;[$item.$I196];&quot;, &quot;;[$item.$J196];&quot;, &quot;;[$item.$K196];&quot;, &quot;;[$item.$L196];&quot; =&gt; &quot;;[$item.$A196];&quot; // &quot;;[$item.$M196])" office:value-type="string" office:string-value="  hspectre, 1, null, null, null, null, null, null, null, null, null, null =&gt; hspectre // Spectral Harpist hand weapon" calcext:value-type="string">
            <text:p><text:s text:c="2"/>hspectre, 1, null, null, null, null, null, null, null, null, null, null =&gt; hspectre // Spectral Harpist hand weapon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, &quot;;[$item.$H197];&quot;, &quot;;[$item.$I197];&quot;, &quot;;[$item.$J197];&quot;, &quot;;[$item.$K197];&quot;, &quot;;[$item.$L197];&quot; =&gt; &quot;;[$item.$A197];&quot; // &quot;;[$item.$M197])" office:value-type="string" office:string-value="  iarow01, null, null, null, null, null, null, null, null, 2, null, null =&gt; iarow01 // Arrows" calcext:value-type="string">
            <text:p><text:s text:c="2"/>iarow01, null, null, null, null, null, null, null, null, 2, null, null =&gt; iarow01 // Arrows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, &quot;;[$item.$H198];&quot;, &quot;;[$item.$I198];&quot;, &quot;;[$item.$J198];&quot;, &quot;;[$item.$K198];&quot;, &quot;;[$item.$L198];&quot; =&gt; &quot;;[$item.$A198];&quot; // &quot;;[$item.$M198])" office:value-type="string" office:string-value="  iax1h01, 1, null, null, null, null, null, null, null, null, null, null =&gt; iax1h01 // Battle Axe" calcext:value-type="string">
            <text:p><text:s text:c="2"/>iax1h01, 1, null, null, null, null, null, null, null, null, null, null =&gt; iax1h01 // Battle Axe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, &quot;;[$item.$H199];&quot;, &quot;;[$item.$I199];&quot;, &quot;;[$item.$J199];&quot;, &quot;;[$item.$K199];&quot;, &quot;;[$item.$L199];&quot; =&gt; &quot;;[$item.$A199];&quot; // &quot;;[$item.$M199])" office:value-type="string" office:string-value="  iblun04, 1, null, null, null, 10, null, null, null, null, null, null =&gt; iblun04 // Mace" calcext:value-type="string">
            <text:p><text:s text:c="2"/>iblun04, 1, null, null, null, 10, null, null, null, null, null, null =&gt; iblun04 // Mace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, &quot;;[$item.$H200];&quot;, &quot;;[$item.$I200];&quot;, &quot;;[$item.$J200];&quot;, &quot;;[$item.$K200];&quot;, &quot;;[$item.$L200];&quot; =&gt; &quot;;[$item.$A200];&quot; // &quot;;[$item.$M200])" office:value-type="string" office:string-value="  ibow03, 1, null, null, null, null, null, null, null, null, null, null =&gt; ibow03 // Long Bow" calcext:value-type="string">
            <text:p><text:s text:c="2"/>ibow03, 1, null, null, null, null, null, null, null, null, null, null =&gt; ibow03 // Long Bow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, &quot;;[$item.$H201];&quot;, &quot;;[$item.$I201];&quot;, &quot;;[$item.$J201];&quot;, &quot;;[$item.$K201];&quot;, &quot;;[$item.$L201];&quot; =&gt; &quot;;[$item.$A201];&quot; // &quot;;[$item.$M201])" office:value-type="string" office:string-value="  icetrl, null, null, 0, null, null, null, null, null, null, null, null =&gt; icetrl // Attack" calcext:value-type="string">
            <text:p><text:s text:c="2"/>icetrl, null, null, 0, null, null, null, null, null, null, null, null =&gt; icetrl // Attack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, &quot;;[$item.$H202];&quot;, &quot;;[$item.$I202];&quot;, &quot;;[$item.$J202];&quot;, &quot;;[$item.$K202];&quot;, &quot;;[$item.$L202];&quot; =&gt; &quot;;[$item.$A202];&quot; // &quot;;[$item.$M202])" office:value-type="string" office:string-value="  ihamm01, 1, null, null, null, null, null, null, null, null, null, null =&gt; ihamm01 // War Hammer" calcext:value-type="string">
            <text:p><text:s text:c="2"/>ihamm01, 1, null, null, null, null, null, null, null, null, null, null =&gt; ihamm01 // War Hammer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, &quot;;[$item.$H203];&quot;, &quot;;[$item.$I203];&quot;, &quot;;[$item.$J203];&quot;, &quot;;[$item.$K203];&quot;, &quot;;[$item.$L203];&quot; =&gt; &quot;;[$item.$A203];&quot; // &quot;;[$item.$M203])" office:value-type="string" office:string-value="  impinvis, null, null, null, null, null, null, null, null, null, null, 1 =&gt; impinvis // Ring of Invisibility " calcext:value-type="string">
            <text:p><text:s text:c="2"/>impinvis, null, null, null, null, null, null, null, null, null, null, 1 =&gt; impinvis // Ring of Invisibility 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, &quot;;[$item.$H204];&quot;, &quot;;[$item.$I204];&quot;, &quot;;[$item.$J204];&quot;, &quot;;[$item.$K204];&quot;, &quot;;[$item.$L204];&quot; =&gt; &quot;;[$item.$A204];&quot; // &quot;;[$item.$M204])" office:value-type="string" office:string-value="  innoc2, 1, null, null, null, null, null, null, null, null, null, null =&gt; innoc2 // &lt;Invalid Strref -1&gt;" calcext:value-type="string">
            <text:p><text:s text:c="2"/>innoc2, 1, null, null, null, null, null, null, null, null, null, null =&gt; innoc2 // &lt;Invalid Strref -1&gt;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, &quot;;[$item.$H205];&quot;, &quot;;[$item.$I205];&quot;, &quot;;[$item.$J205];&quot;, &quot;;[$item.$K205];&quot;, &quot;;[$item.$L205];&quot; =&gt; &quot;;[$item.$A205];&quot; // &quot;;[$item.$M205])" office:value-type="string" office:string-value="  invulner, 1, null, null, null, null, null, null, null, null, null, null =&gt; invulner // Ring" calcext:value-type="string">
            <text:p><text:s text:c="2"/>invulner, 1, null, null, null, null, null, null, null, null, null, null =&gt; invulner // Ring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, &quot;;[$item.$H206];&quot;, &quot;;[$item.$I206];&quot;, &quot;;[$item.$J206];&quot;, &quot;;[$item.$K206];&quot;, &quot;;[$item.$L206];&quot; =&gt; &quot;;[$item.$A206];&quot; // &quot;;[$item.$M206])" office:value-type="string" office:string-value="  irongol, 1, null, null, null, null, null, null, null, null, null, null =&gt; irongol // &lt;Invalid Strref -1&gt;" calcext:value-type="string">
            <text:p><text:s text:c="2"/>irongol, 1, null, null, null, null, null, null, null, null, null, null =&gt; irongol // &lt;Invalid Strref -1&gt;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, &quot;;[$item.$H207];&quot;, &quot;;[$item.$I207];&quot;, &quot;;[$item.$J207];&quot;, &quot;;[$item.$K207];&quot;, &quot;;[$item.$L207];&quot; =&gt; &quot;;[$item.$A207];&quot; // &quot;;[$item.$M207])" office:value-type="string" office:string-value="  jonhp1, null, null, null, null, null, null, null, null, null, null, 1 =&gt; jonhp1 // &lt;Invalid Strref -1&gt;" calcext:value-type="string">
            <text:p><text:s text:c="2"/>jonhp1, null, null, null, null, null, null, null, null, null, null, 1 =&gt; jonhp1 // &lt;Invalid Strref -1&gt;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, &quot;;[$item.$H208];&quot;, &quot;;[$item.$I208];&quot;, &quot;;[$item.$J208];&quot;, &quot;;[$item.$K208];&quot;, &quot;;[$item.$L208];&quot; =&gt; &quot;;[$item.$A208];&quot; // &quot;;[$item.$M208])" office:value-type="string" office:string-value="  killsw01, null, null, 0, null, null, null, null, null, null, null, null =&gt; killsw01 // Long Sword +2" calcext:value-type="string">
            <text:p><text:s text:c="2"/>killsw01, null, null, 0, null, null, null, null, null, null, null, null =&gt; killsw01 // Long Sword +2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, &quot;;[$item.$H209];&quot;, &quot;;[$item.$I209];&quot;, &quot;;[$item.$J209];&quot;, &quot;;[$item.$K209];&quot;, &quot;;[$item.$L209];&quot; =&gt; &quot;;[$item.$A209];&quot; // &quot;;[$item.$M209])" office:value-type="string" office:string-value="  kuobolt, null, null, null, null, 0, null, null, null, 2, null, null =&gt; kuobolt // Kuo-Toa Bolts" calcext:value-type="string">
            <text:p><text:s text:c="2"/>kuobolt, null, null, null, null, 0, null, null, null, 2, null, null =&gt; kuobolt // Kuo-Toa Bolts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, &quot;;[$item.$H210];&quot;, &quot;;[$item.$I210];&quot;, &quot;;[$item.$J210];&quot;, &quot;;[$item.$K210];&quot;, &quot;;[$item.$L210];&quot; =&gt; &quot;;[$item.$A210];&quot; // &quot;;[$item.$M210])" office:value-type="string" office:string-value="  kuobolt2, null, null, null, null, null, null, null, null, 2, 2, null =&gt; kuobolt2 // Kuo-Toa Bolts" calcext:value-type="string">
            <text:p><text:s text:c="2"/>kuobolt2, null, null, null, null, null, null, null, null, 2, 2, null =&gt; kuobolt2 // Kuo-Toa Bolts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, &quot;;[$item.$H211];&quot;, &quot;;[$item.$I211];&quot;, &quot;;[$item.$J211];&quot;, &quot;;[$item.$K211];&quot;, &quot;;[$item.$L211];&quot; =&gt; &quot;;[$item.$A211];&quot; // &quot;;[$item.$M211])" office:value-type="string" office:string-value="  kuobolt3, null, null, 0, null, null, null, null, null, 2, null, null =&gt; kuobolt3 // Kuo-Toa Bolts" calcext:value-type="string">
            <text:p><text:s text:c="2"/>kuobolt3, null, null, 0, null, null, null, null, null, 2, null, null =&gt; kuobolt3 // Kuo-Toa Bolts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, &quot;;[$item.$H212];&quot;, &quot;;[$item.$I212];&quot;, &quot;;[$item.$J212];&quot;, &quot;;[$item.$K212];&quot;, &quot;;[$item.$L212];&quot; =&gt; &quot;;[$item.$A212];&quot; // &quot;;[$item.$M212])" office:value-type="string" office:string-value="  kuobow, 1, 1, null, null, null, null, null, null, null, null, null =&gt; kuobow // Heavy Crossbow" calcext:value-type="string">
            <text:p><text:s text:c="2"/>kuobow, 1, 1, null, null, null, null, null, null, null, null, null =&gt; kuobow // Heavy Crossbow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, &quot;;[$item.$H213];&quot;, &quot;;[$item.$I213];&quot;, &quot;;[$item.$J213];&quot;, &quot;;[$item.$K213];&quot;, &quot;;[$item.$L213];&quot; =&gt; &quot;;[$item.$A213];&quot; // &quot;;[$item.$M213])" office:value-type="string" office:string-value="  kuoring, null, null, null, null, null, null, null, null, null, null, 1 =&gt; kuoring // &lt;Invalid Strref -1&gt;" calcext:value-type="string">
            <text:p><text:s text:c="2"/>kuoring, null, null, null, null, null, null, null, null, null, null, 1 =&gt; kuoring // &lt;Invalid Strref -1&gt;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, &quot;;[$item.$H214];&quot;, &quot;;[$item.$I214];&quot;, &quot;;[$item.$J214];&quot;, &quot;;[$item.$K214];&quot;, &quot;;[$item.$L214];&quot; =&gt; &quot;;[$item.$A214];&quot; // &quot;;[$item.$M214])" office:value-type="string" office:string-value="  kuosper, null, 1, null, null, null, null, null, null, null, null, null =&gt; kuosper // Spear" calcext:value-type="string">
            <text:p><text:s text:c="2"/>kuosper, null, 1, null, null, null, null, null, null, null, null, null =&gt; kuosper // Spear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, &quot;;[$item.$H215];&quot;, &quot;;[$item.$I215];&quot;, &quot;;[$item.$J215];&quot;, &quot;;[$item.$K215];&quot;, &quot;;[$item.$L215];&quot; =&gt; &quot;;[$item.$A215];&quot; // &quot;;[$item.$M215])" office:value-type="string" office:string-value="  laser, null, null, null, null, null, null, null, null, 2, null, null =&gt; laser // Laser" calcext:value-type="string">
            <text:p><text:s text:c="2"/>laser, null, null, null, null, null, null, null, null, 2, null, null =&gt; laser // Laser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, &quot;;[$item.$H216];&quot;, &quot;;[$item.$I216];&quot;, &quot;;[$item.$J216];&quot;, &quot;;[$item.$K216];&quot;, &quot;;[$item.$L216];&quot; =&gt; &quot;;[$item.$A216];&quot; // &quot;;[$item.$M216])" office:value-type="string" office:string-value="  leat03, null, null, null, null, null, null, 60, null, null, null, null =&gt; leat03 // Protector of the Second +2" calcext:value-type="string">
            <text:p><text:s text:c="2"/>leat03, null, null, null, null, null, null, 60, null, null, null, null =&gt; leat03 // Protector of the Second +2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, &quot;;[$item.$H217];&quot;, &quot;;[$item.$I217];&quot;, &quot;;[$item.$J217];&quot;, &quot;;[$item.$K217];&quot;, &quot;;[$item.$L217];&quot; =&gt; &quot;;[$item.$A217];&quot; // &quot;;[$item.$M217])" office:value-type="string" office:string-value="  leat06, null, null, null, null, null, null, 100, null, null, null, null =&gt; leat06 // Missile Attraction +2 " calcext:value-type="string">
            <text:p><text:s text:c="2"/>leat06, null, null, null, null, null, null, 100, null, null, null, null =&gt; leat06 // Missile Attraction +2 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, &quot;;[$item.$H218];&quot;, &quot;;[$item.$I218];&quot;, &quot;;[$item.$J218];&quot;, &quot;;[$item.$K218];&quot;, &quot;;[$item.$L218];&quot; =&gt; &quot;;[$item.$A218];&quot; // &quot;;[$item.$M218])" office:value-type="string" office:string-value="  lich, 1, null, null, null, null, null, null, null, null, null, 1 =&gt; lich // Ring" calcext:value-type="string">
            <text:p><text:s text:c="2"/>lich, 1, null, null, null, null, null, null, null, null, null, 1 =&gt; lich // Ring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, &quot;;[$item.$H219];&quot;, &quot;;[$item.$I219];&quot;, &quot;;[$item.$J219];&quot;, &quot;;[$item.$K219];&quot;, &quot;;[$item.$L219];&quot; =&gt; &quot;;[$item.$A219];&quot; // &quot;;[$item.$M219])" office:value-type="string" office:string-value="  light, null, null, null, null, null, null, null, null, 2, null, null =&gt; light // Wand of Magic Missiles" calcext:value-type="string">
            <text:p><text:s text:c="2"/>light, null, null, null, null, null, null, null, null, 2, null, null =&gt; light // Wand of Magic Missiles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, &quot;;[$item.$H220];&quot;, &quot;;[$item.$I220];&quot;, &quot;;[$item.$J220];&quot;, &quot;;[$item.$K220];&quot;, &quot;;[$item.$L220];&quot; =&gt; &quot;;[$item.$A220];&quot; // &quot;;[$item.$M220])" office:value-type="string" office:string-value="  lionspir, null, 1, null, null, null, null, null, null, null, 3, null =&gt; lionspir // Attack" calcext:value-type="string">
            <text:p><text:s text:c="2"/>lionspir, null, 1, null, null, null, null, null, null, null, 3, null =&gt; lionspir // Attack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, &quot;;[$item.$H221];&quot;, &quot;;[$item.$I221];&quot;, &quot;;[$item.$J221];&quot;, &quot;;[$item.$K221];&quot;, &quot;;[$item.$L221];&quot; =&gt; &quot;;[$item.$A221];&quot; // &quot;;[$item.$M221])" office:value-type="string" office:string-value="  mage05, null, null, null, null, null, null, null, null, null, null, 1 =&gt; mage05 // Ring of Free Action" calcext:value-type="string">
            <text:p><text:s text:c="2"/>mage05, null, null, null, null, null, null, null, null, null, null, 1 =&gt; mage05 // Ring of Free Action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, &quot;;[$item.$H222];&quot;, &quot;;[$item.$I222];&quot;, &quot;;[$item.$J222];&quot;, &quot;;[$item.$K222];&quot;, &quot;;[$item.$L222];&quot; =&gt; &quot;;[$item.$A222];&quot; // &quot;;[$item.$M222])" office:value-type="string" office:string-value="  mage06, null, null, null, null, null, null, null, null, null, null, 1 =&gt; mage06 // Ring" calcext:value-type="string">
            <text:p><text:s text:c="2"/>mage06, null, null, null, null, null, null, null, null, null, null, 1 =&gt; mage06 // Ring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, &quot;;[$item.$H223];&quot;, &quot;;[$item.$I223];&quot;, &quot;;[$item.$J223];&quot;, &quot;;[$item.$K223];&quot;, &quot;;[$item.$L223];&quot; =&gt; &quot;;[$item.$A223];&quot; // &quot;;[$item.$M223])" office:value-type="string" office:string-value="  mdog1, 1, null, null, null, null, null, null, null, null, null, null =&gt; mdog1 // &lt;Invalid Strref -1&gt;" calcext:value-type="string">
            <text:p><text:s text:c="2"/>mdog1, 1, null, null, null, null, null, null, null, null, null, null =&gt; mdog1 // &lt;Invalid Strref -1&gt;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, &quot;;[$item.$H224];&quot;, &quot;;[$item.$I224];&quot;, &quot;;[$item.$J224];&quot;, &quot;;[$item.$K224];&quot;, &quot;;[$item.$L224];&quot; =&gt; &quot;;[$item.$A224];&quot; // &quot;;[$item.$M224])" office:value-type="string" office:string-value="  melfmet, null, null, null, null, 0, null, null, null, null, null, null =&gt; melfmet // Melf's Minute Meteor" calcext:value-type="string">
            <text:p><text:s text:c="2"/>melfmet, null, null, null, null, 0, null, null, null, null, null, null =&gt; melfmet // Melf's Minute Meteor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, &quot;;[$item.$H225];&quot;, &quot;;[$item.$I225];&quot;, &quot;;[$item.$J225];&quot;, &quot;;[$item.$K225];&quot;, &quot;;[$item.$L225];&quot; =&gt; &quot;;[$item.$A225];&quot; // &quot;;[$item.$M225])" office:value-type="string" office:string-value="  misc3a, null, null, null, null, null, null, 80, null, null, null, null =&gt; misc3a // Book of Infinite Spells" calcext:value-type="string">
            <text:p><text:s text:c="2"/>misc3a, null, null, null, null, null, null, 80, null, null, null, null =&gt; misc3a // Book of Infinite Spells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, &quot;;[$item.$H226];&quot;, &quot;;[$item.$I226];&quot;, &quot;;[$item.$J226];&quot;, &quot;;[$item.$K226];&quot;, &quot;;[$item.$L226];&quot; =&gt; &quot;;[$item.$A226];&quot; // &quot;;[$item.$M226])" office:value-type="string" office:string-value="  misc3e, null, null, null, null, null, null, 75, null, null, null, null =&gt; misc3e // Black Spider Figurine" calcext:value-type="string">
            <text:p><text:s text:c="2"/>misc3e, null, null, null, null, null, null, 75, null, null, null, null =&gt; misc3e // Black Spider Figurine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, &quot;;[$item.$H227];&quot;, &quot;;[$item.$I227];&quot;, &quot;;[$item.$J227];&quot;, &quot;;[$item.$K227];&quot;, &quot;;[$item.$L227];&quot; =&gt; &quot;;[$item.$A227];&quot; // &quot;;[$item.$M227])" office:value-type="string" office:string-value="  misc3f, null, null, null, null, null, null, 75, null, null, null, null =&gt; misc3f // Jade Hound" calcext:value-type="string">
            <text:p><text:s text:c="2"/>misc3f, null, null, null, null, null, null, 75, null, null, null, null =&gt; misc3f // Jade Hound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, &quot;;[$item.$H228];&quot;, &quot;;[$item.$I228];&quot;, &quot;;[$item.$J228];&quot;, &quot;;[$item.$K228];&quot;, &quot;;[$item.$L228];&quot; =&gt; &quot;;[$item.$A228];&quot; // &quot;;[$item.$M228])" office:value-type="string" office:string-value="  misc3j, null, null, null, null, null, null, 0, null, null, null, null =&gt; misc3j // Bronze Horn of Valhalla" calcext:value-type="string">
            <text:p><text:s text:c="2"/>misc3j, null, null, null, null, null, null, 0, null, null, null, null =&gt; misc3j // Bronze Horn of Valhalla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, &quot;;[$item.$H229];&quot;, &quot;;[$item.$I229];&quot;, &quot;;[$item.$J229];&quot;, &quot;;[$item.$K229];&quot;, &quot;;[$item.$L229];&quot; =&gt; &quot;;[$item.$A229];&quot; // &quot;;[$item.$M229])" office:value-type="string" office:string-value="  misc3k, null, null, null, null, null, null, 0, null, null, null, null =&gt; misc3k // Iron Horn of Valhalla" calcext:value-type="string">
            <text:p><text:s text:c="2"/>misc3k, null, null, null, null, null, null, 0, null, null, null, null =&gt; misc3k // Iron Horn of Valhalla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, &quot;;[$item.$H230];&quot;, &quot;;[$item.$I230];&quot;, &quot;;[$item.$J230];&quot;, &quot;;[$item.$K230];&quot;, &quot;;[$item.$L230];&quot; =&gt; &quot;;[$item.$A230];&quot; // &quot;;[$item.$M230])" office:value-type="string" office:string-value="  misc4g, null, 1, null, null, null, null, null, null, null, null, null =&gt; misc4g // Portal Key" calcext:value-type="string">
            <text:p><text:s text:c="2"/>misc4g, null, 1, null, null, null, null, null, null, null, null, null =&gt; misc4g // Portal Key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, &quot;;[$item.$H231];&quot;, &quot;;[$item.$I231];&quot;, &quot;;[$item.$J231];&quot;, &quot;;[$item.$K231];&quot;, &quot;;[$item.$L231];&quot; =&gt; &quot;;[$item.$A231];&quot; // &quot;;[$item.$M231])" office:value-type="string" office:string-value="  misc4q, null, null, null, null, null, null, null, null, 89, null, null =&gt; misc4q // The Ogre's Sword" calcext:value-type="string">
            <text:p><text:s text:c="2"/>misc4q, null, null, null, null, null, null, null, null, 89, null, null =&gt; misc4q // The Ogre's Sword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, &quot;;[$item.$H232];&quot;, &quot;;[$item.$I232];&quot;, &quot;;[$item.$J232];&quot;, &quot;;[$item.$K232];&quot;, &quot;;[$item.$L232];&quot; =&gt; &quot;;[$item.$A232];&quot; // &quot;;[$item.$M232])" office:value-type="string" office:string-value="  misc4u, null, null, null, 2, null, null, null, null, 96, null, null =&gt; misc4u // Embarl's Dagger" calcext:value-type="string">
            <text:p><text:s text:c="2"/>misc4u, null, null, null, 2, null, null, null, null, 96, null, null =&gt; misc4u // Embarl's Dagger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, &quot;;[$item.$H233];&quot;, &quot;;[$item.$I233];&quot;, &quot;;[$item.$J233];&quot;, &quot;;[$item.$K233];&quot;, &quot;;[$item.$L233];&quot; =&gt; &quot;;[$item.$A233];&quot; // &quot;;[$item.$M233])" office:value-type="string" office:string-value="  misc5c, null, null, 0, null, null, null, null, null, null, null, null =&gt; misc5c // Rift Device" calcext:value-type="string">
            <text:p><text:s text:c="2"/>misc5c, null, null, 0, null, null, null, null, null, null, null, null =&gt; misc5c // Rift Device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, &quot;;[$item.$H234];&quot;, &quot;;[$item.$I234];&quot;, &quot;;[$item.$J234];&quot;, &quot;;[$item.$K234];&quot;, &quot;;[$item.$L234];&quot; =&gt; &quot;;[$item.$A234];&quot; // &quot;;[$item.$M234])" office:value-type="string" office:string-value="  misc5t, null, null, null, 4, null, null, null, null, 102, null, null =&gt; misc5t // Shaman's Staff" calcext:value-type="string">
            <text:p><text:s text:c="2"/>misc5t, null, null, null, 4, null, null, null, null, 102, null, null =&gt; misc5t // Shaman's Staff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, &quot;;[$item.$H235];&quot;, &quot;;[$item.$I235];&quot;, &quot;;[$item.$J235];&quot;, &quot;;[$item.$K235];&quot;, &quot;;[$item.$L235];&quot; =&gt; &quot;;[$item.$A235];&quot; // &quot;;[$item.$M235])" office:value-type="string" office:string-value="  misc73, null, 1, null, null, null, null, null, 0, null, null, null =&gt; misc73 // The Horn of Kazgaroth" calcext:value-type="string">
            <text:p><text:s text:c="2"/>misc73, null, 1, null, null, null, null, null, 0, null, null, null =&gt; misc73 // The Horn of Kazgaroth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, &quot;;[$item.$H236];&quot;, &quot;;[$item.$I236];&quot;, &quot;;[$item.$J236];&quot;, &quot;;[$item.$K236];&quot;, &quot;;[$item.$L236];&quot; =&gt; &quot;;[$item.$A236];&quot; // &quot;;[$item.$M236])" office:value-type="string" office:string-value="  misc75, null, null, null, null, null, null, null, null, 96, 2, null =&gt; misc75 // Dagger of Venom" calcext:value-type="string">
            <text:p><text:s text:c="2"/>misc75, null, null, null, null, null, null, null, null, 96, 2, null =&gt; misc75 // Dagger of Venom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, &quot;;[$item.$H237];&quot;, &quot;;[$item.$I237];&quot;, &quot;;[$item.$J237];&quot;, &quot;;[$item.$K237];&quot;, &quot;;[$item.$L237];&quot; =&gt; &quot;;[$item.$A237];&quot; // &quot;;[$item.$M237])" office:value-type="string" office:string-value="  misc84, null, 1, null, null, null, null, null, null, null, null, null =&gt; misc84 // Boo" calcext:value-type="string">
            <text:p><text:s text:c="2"/>misc84, null, 1, null, null, null, null, null, null, null, null, null =&gt; misc84 // Boo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, &quot;;[$item.$H238];&quot;, &quot;;[$item.$I238];&quot;, &quot;;[$item.$J238];&quot;, &quot;;[$item.$K238];&quot;, &quot;;[$item.$L238];&quot; =&gt; &quot;;[$item.$A238];&quot; // &quot;;[$item.$M238])" office:value-type="string" office:string-value="  misc9q, null, null, null, 5, null, null, null, null, null, null, null =&gt; misc9q // Scimitar" calcext:value-type="string">
            <text:p><text:s text:c="2"/>misc9q, null, null, null, 5, null, null, null, null, null, null, null =&gt; misc9q // Scimitar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, &quot;;[$item.$H239];&quot;, &quot;;[$item.$I239];&quot;, &quot;;[$item.$J239];&quot;, &quot;;[$item.$K239];&quot;, &quot;;[$item.$L239];&quot; =&gt; &quot;;[$item.$A239];&quot; // &quot;;[$item.$M239])" office:value-type="string" office:string-value="  miscan, null, null, null, null, null, null, null, 1, null, null, null =&gt; miscan // Galvena's Medallion" calcext:value-type="string">
            <text:p><text:s text:c="2"/>miscan, null, null, null, null, null, null, null, 1, null, null, null =&gt; miscan // Galvena's Medallion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, &quot;;[$item.$H240];&quot;, &quot;;[$item.$I240];&quot;, &quot;;[$item.$J240];&quot;, &quot;;[$item.$K240];&quot;, &quot;;[$item.$L240];&quot; =&gt; &quot;;[$item.$A240];&quot; // &quot;;[$item.$M240])" office:value-type="string" office:string-value="  miscb1, null, null, null, null, null, null, null, 1, null, null, null =&gt; miscb1 // Talisman of Rillifane" calcext:value-type="string">
            <text:p><text:s text:c="2"/>miscb1, null, null, null, null, null, null, null, 1, null, null, null =&gt; miscb1 // Talisman of Rillifan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, &quot;;[$item.$H241];&quot;, &quot;;[$item.$I241];&quot;, &quot;;[$item.$J241];&quot;, &quot;;[$item.$K241];&quot;, &quot;;[$item.$L241];&quot; =&gt; &quot;;[$item.$A241];&quot; // &quot;;[$item.$M241])" office:value-type="string" office:string-value="  mistcd, null, null, 0, null, null, null, null, null, null, null, null =&gt; mistcd // &lt;Invalid Strref -1&gt;" calcext:value-type="string">
            <text:p><text:s text:c="2"/>mistcd, null, null, 0, null, null, null, null, null, null, null, null =&gt; mistcd // &lt;Invalid Strref -1&gt;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, &quot;;[$item.$H242];&quot;, &quot;;[$item.$I242];&quot;, &quot;;[$item.$J242];&quot;, &quot;;[$item.$K242];&quot;, &quot;;[$item.$L242];&quot; =&gt; &quot;;[$item.$A242];&quot; // &quot;;[$item.$M242])" office:value-type="string" office:string-value="  mistho, null, null, 0, null, null, null, null, null, null, null, null =&gt; mistho // Skull" calcext:value-type="string">
            <text:p><text:s text:c="2"/>mistho, null, null, 0, null, null, null, null, null, null, null, null =&gt; mistho // Skull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, &quot;;[$item.$H243];&quot;, &quot;;[$item.$I243];&quot;, &quot;;[$item.$J243];&quot;, &quot;;[$item.$K243];&quot;, &quot;;[$item.$L243];&quot; =&gt; &quot;;[$item.$A243];&quot; // &quot;;[$item.$M243])" office:value-type="string" office:string-value="  mistice, null, null, 0, null, null, null, null, null, null, null, null =&gt; mistice // Skull" calcext:value-type="string">
            <text:p><text:s text:c="2"/>mistice, null, null, 0, null, null, null, null, null, null, null, null =&gt; mistice // Skull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, &quot;;[$item.$H244];&quot;, &quot;;[$item.$I244];&quot;, &quot;;[$item.$J244];&quot;, &quot;;[$item.$K244];&quot;, &quot;;[$item.$L244];&quot; =&gt; &quot;;[$item.$A244];&quot; // &quot;;[$item.$M244])" office:value-type="string" office:string-value="  mistva, null, null, 0, null, null, null, null, null, null, null, null =&gt; mistva // Skull" calcext:value-type="string">
            <text:p><text:s text:c="2"/>mistva, null, null, 0, null, null, null, null, null, null, null, null =&gt; mistva // Skull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, &quot;;[$item.$H245];&quot;, &quot;;[$item.$I245];&quot;, &quot;;[$item.$J245];&quot;, &quot;;[$item.$K245];&quot;, &quot;;[$item.$L245];&quot; =&gt; &quot;;[$item.$A245];&quot; // &quot;;[$item.$M245])" office:value-type="string" office:string-value="  mistva2, null, null, 0, null, null, null, null, null, null, null, null =&gt; mistva2 // Skull" calcext:value-type="string">
            <text:p><text:s text:c="2"/>mistva2, null, null, 0, null, null, null, null, null, null, null, null =&gt; mistva2 // Skull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, &quot;;[$item.$H246];&quot;, &quot;;[$item.$I246];&quot;, &quot;;[$item.$J246];&quot;, &quot;;[$item.$K246];&quot;, &quot;;[$item.$L246];&quot; =&gt; &quot;;[$item.$A246];&quot; // &quot;;[$item.$M246])" office:value-type="string" office:string-value="  mistwa, null, null, 0, null, null, null, null, null, null, null, null =&gt; mistwa // Skull" calcext:value-type="string">
            <text:p><text:s text:c="2"/>mistwa, null, null, 0, null, null, null, null, null, null, null, null =&gt; mistwa // Skull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, &quot;;[$item.$H247];&quot;, &quot;;[$item.$I247];&quot;, &quot;;[$item.$J247];&quot;, &quot;;[$item.$K247];&quot;, &quot;;[$item.$L247];&quot; =&gt; &quot;;[$item.$A247];&quot; // &quot;;[$item.$M247])" office:value-type="string" office:string-value="  mound, null, null, 0, null, null, null, null, null, null, null, null =&gt; mound // &lt;Invalid Strref -1&gt;" calcext:value-type="string">
            <text:p><text:s text:c="2"/>mound, null, null, 0, null, null, null, null, null, null, null, null =&gt; mound // &lt;Invalid Strref -1&gt;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, &quot;;[$item.$H248];&quot;, &quot;;[$item.$I248];&quot;, &quot;;[$item.$J248];&quot;, &quot;;[$item.$K248];&quot;, &quot;;[$item.$L248];&quot; =&gt; &quot;;[$item.$A248];&quot; // &quot;;[$item.$M248])" office:value-type="string" office:string-value="  nebdag, null, null, 0, null, null, null, null, null, null, null, null =&gt; nebdag // Neb's Nasty Cutter" calcext:value-type="string">
            <text:p><text:s text:c="2"/>nebdag, null, null, 0, null, null, null, null, null, null, null, null =&gt; nebdag // Neb's Nasty Cutter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, &quot;;[$item.$H249];&quot;, &quot;;[$item.$I249];&quot;, &quot;;[$item.$J249];&quot;, &quot;;[$item.$K249];&quot;, &quot;;[$item.$L249];&quot; =&gt; &quot;;[$item.$A249];&quot; // &quot;;[$item.$M249])" office:value-type="string" office:string-value="  npbow, 1, null, null, 4, null, null, null, null, null, null, null =&gt; npbow // Bow of Arvoreen" calcext:value-type="string">
            <text:p><text:s text:c="2"/>npbow, 1, null, null, 4, null, null, null, null, null, null, null =&gt; npbow // Bow of Arvoreen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, &quot;;[$item.$H250];&quot;, &quot;;[$item.$I250];&quot;, &quot;;[$item.$J250];&quot;, &quot;;[$item.$K250];&quot;, &quot;;[$item.$L250];&quot; =&gt; &quot;;[$item.$A250];&quot; // &quot;;[$item.$M250])" office:value-type="string" office:string-value="  npstaf, null, null, null, null, 3, null, null, null, null, null, null =&gt; npstaf // Staff of the High Forest" calcext:value-type="string">
            <text:p><text:s text:c="2"/>npstaf, null, null, null, null, 3, null, null, null, null, null, null =&gt; npstaf // Staff of the High Forest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, &quot;;[$item.$H251];&quot;, &quot;;[$item.$I251];&quot;, &quot;;[$item.$J251];&quot;, &quot;;[$item.$K251];&quot;, &quot;;[$item.$L251];&quot; =&gt; &quot;;[$item.$A251];&quot; // &quot;;[$item.$M251])" office:value-type="string" office:string-value="  npsw03, null, null, null, null, null, null, null, null, null, null, 1 =&gt; npsw03 // Hallowed Redeemer" calcext:value-type="string">
            <text:p><text:s text:c="2"/>npsw03, null, null, null, null, null, null, null, null, null, null, 1 =&gt; npsw03 // Hallowed Redeemer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, &quot;;[$item.$H252];&quot;, &quot;;[$item.$I252];&quot;, &quot;;[$item.$J252];&quot;, &quot;;[$item.$K252];&quot;, &quot;;[$item.$L252];&quot; =&gt; &quot;;[$item.$A252];&quot; // &quot;;[$item.$M252])" office:value-type="string" office:string-value="  npsw05, null, null, null, 1, null, null, null, null, null, null, null =&gt; npsw05 // Entropy" calcext:value-type="string">
            <text:p><text:s text:c="2"/>npsw05, null, null, null, 1, null, null, null, null, null, null, null =&gt; npsw05 // Entropy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, &quot;;[$item.$H253];&quot;, &quot;;[$item.$I253];&quot;, &quot;;[$item.$J253];&quot;, &quot;;[$item.$K253];&quot;, &quot;;[$item.$L253];&quot; =&gt; &quot;;[$item.$A253];&quot; // &quot;;[$item.$M253])" office:value-type="string" office:string-value="  npsw06, null, null, null, 1, null, null, null, null, null, null, null =&gt; npsw06 // Chaos Blade" calcext:value-type="string">
            <text:p><text:s text:c="2"/>npsw06, null, null, null, 1, null, null, null, null, null, null, null =&gt; npsw06 // Chaos Blade</text:p>
          </table:table-cell>
        </table:table-row>
        <table:table-row table:style-name="ro3">
          <table:table-cell table:formula="of:=CONCATENATE(;&quot;  &quot;;[$item.$A254];&quot;, &quot;;[$item.$B254];&quot;, &quot;;[$item.$C254];&quot;, &quot;;[$item.$D254];&quot;, &quot;;[$item.$E254];&quot;, &quot;;[$item.$F254];&quot;, &quot;;[$item.$G254];&quot;, &quot;;[$item.$H254];&quot;, &quot;;[$item.$I254];&quot;, &quot;;[$item.$J254];&quot;, &quot;;[$item.$K254];&quot;, &quot;;[$item.$L254];&quot; =&gt; &quot;;[$item.$A254];&quot; // &quot;;[$item.$M254])" office:value-type="string" office:string-value="  objring, 1, null, null, null, null, null, null, null, null, null, null =&gt; objring // Ring" calcext:value-type="string">
            <text:p><text:s text:c="2"/>objring, 1, null, null, null, null, null, null, null, null, null, null =&gt; objring // Ring</text:p>
          </table:table-cell>
        </table:table-row>
        <table:table-row table:style-name="ro3">
          <table:table-cell table:formula="of:=CONCATENATE(;&quot;  &quot;;[$item.$A255];&quot;, &quot;;[$item.$B255];&quot;, &quot;;[$item.$C255];&quot;, &quot;;[$item.$D255];&quot;, &quot;;[$item.$E255];&quot;, &quot;;[$item.$F255];&quot;, &quot;;[$item.$G255];&quot;, &quot;;[$item.$H255];&quot;, &quot;;[$item.$I255];&quot;, &quot;;[$item.$J255];&quot;, &quot;;[$item.$K255];&quot;, &quot;;[$item.$L255];&quot; =&gt; &quot;;[$item.$A255];&quot; // &quot;;[$item.$M255])" office:value-type="string" office:string-value="  p3-12m4, null, null, null, null, null, null, null, null, null, 4, null =&gt; p3-12m4 // &lt;Invalid Strref -1&gt;" calcext:value-type="string">
            <text:p><text:s text:c="2"/>p3-12m4, null, null, null, null, null, null, null, null, null, 4, null =&gt; p3-12m4 // &lt;Invalid Strref -1&gt;</text:p>
          </table:table-cell>
        </table:table-row>
        <table:table-row table:style-name="ro3">
          <table:table-cell table:formula="of:=CONCATENATE(;&quot;  &quot;;[$item.$A256];&quot;, &quot;;[$item.$B256];&quot;, &quot;;[$item.$C256];&quot;, &quot;;[$item.$D256];&quot;, &quot;;[$item.$E256];&quot;, &quot;;[$item.$F256];&quot;, &quot;;[$item.$G256];&quot;, &quot;;[$item.$H256];&quot;, &quot;;[$item.$I256];&quot;, &quot;;[$item.$J256];&quot;, &quot;;[$item.$K256];&quot;, &quot;;[$item.$L256];&quot; =&gt; &quot;;[$item.$A256];&quot; // &quot;;[$item.$M256])" office:value-type="string" office:string-value="  plat02, null, null, null, null, null, null, 40, null, null, null, null =&gt; plat02 // Plate Mail +1" calcext:value-type="string">
            <text:p><text:s text:c="2"/>plat02, null, null, null, null, null, null, 40, null, null, null, null =&gt; plat02 // Plate Mail +1</text:p>
          </table:table-cell>
        </table:table-row>
        <table:table-row table:style-name="ro3">
          <table:table-cell table:formula="of:=CONCATENATE(;&quot;  &quot;;[$item.$A257];&quot;, &quot;;[$item.$B257];&quot;, &quot;;[$item.$C257];&quot;, &quot;;[$item.$D257];&quot;, &quot;;[$item.$E257];&quot;, &quot;;[$item.$F257];&quot;, &quot;;[$item.$G257];&quot;, &quot;;[$item.$H257];&quot;, &quot;;[$item.$I257];&quot;, &quot;;[$item.$J257];&quot;, &quot;;[$item.$K257];&quot;, &quot;;[$item.$L257];&quot; =&gt; &quot;;[$item.$A257];&quot; // &quot;;[$item.$M257])" office:value-type="string" office:string-value="  plat09, null, null, null, null, null, null, 50, null, null, null, null =&gt; plat09 // Mithral Field Plate Armor +2" calcext:value-type="string">
            <text:p><text:s text:c="2"/>plat09, null, null, null, null, null, null, 50, null, null, null, null =&gt; plat09 // Mithral Field Plate Armor +2</text:p>
          </table:table-cell>
        </table:table-row>
        <table:table-row table:style-name="ro3">
          <table:table-cell table:formula="of:=CONCATENATE(;&quot;  &quot;;[$item.$A258];&quot;, &quot;;[$item.$B258];&quot;, &quot;;[$item.$C258];&quot;, &quot;;[$item.$D258];&quot;, &quot;;[$item.$E258];&quot;, &quot;;[$item.$F258];&quot;, &quot;;[$item.$G258];&quot;, &quot;;[$item.$H258];&quot;, &quot;;[$item.$I258];&quot;, &quot;;[$item.$J258];&quot;, &quot;;[$item.$K258];&quot;, &quot;;[$item.$L258];&quot; =&gt; &quot;;[$item.$A258];&quot; // &quot;;[$item.$M258])" office:value-type="string" office:string-value="  plat19, null, null, null, null, 40, null, null, null, null, null, null =&gt; plat19 // Full Plate + 2" calcext:value-type="string">
            <text:p><text:s text:c="2"/>plat19, null, null, null, null, 40, null, null, null, null, null, null =&gt; plat19 // Full Plate + 2</text:p>
          </table:table-cell>
        </table:table-row>
        <table:table-row table:style-name="ro3">
          <table:table-cell table:formula="of:=CONCATENATE(;&quot;  &quot;;[$item.$A259];&quot;, &quot;;[$item.$B259];&quot;, &quot;;[$item.$C259];&quot;, &quot;;[$item.$D259];&quot;, &quot;;[$item.$E259];&quot;, &quot;;[$item.$F259];&quot;, &quot;;[$item.$G259];&quot;, &quot;;[$item.$H259];&quot;, &quot;;[$item.$I259];&quot;, &quot;;[$item.$J259];&quot;, &quot;;[$item.$K259];&quot;, &quot;;[$item.$L259];&quot; =&gt; &quot;;[$item.$A259];&quot; // &quot;;[$item.$M259])" office:value-type="string" office:string-value="  plat23, null, null, null, null, null, null, 75, null, null, null, null =&gt; plat23 // Full Plate Mail +2" calcext:value-type="string">
            <text:p><text:s text:c="2"/>plat23, null, null, null, null, null, null, 75, null, null, null, null =&gt; plat23 // Full Plate Mail +2</text:p>
          </table:table-cell>
        </table:table-row>
        <table:table-row table:style-name="ro3">
          <table:table-cell table:formula="of:=CONCATENATE(;&quot;  &quot;;[$item.$A260];&quot;, &quot;;[$item.$B260];&quot;, &quot;;[$item.$C260];&quot;, &quot;;[$item.$D260];&quot;, &quot;;[$item.$E260];&quot;, &quot;;[$item.$F260];&quot;, &quot;;[$item.$G260];&quot;, &quot;;[$item.$H260];&quot;, &quot;;[$item.$I260];&quot;, &quot;;[$item.$J260];&quot;, &quot;;[$item.$K260];&quot;, &quot;;[$item.$L260];&quot; =&gt; &quot;;[$item.$A260];&quot; // &quot;;[$item.$M260])" office:value-type="string" office:string-value="  plat98, null, 1, null, null, null, null, null, null, null, null, null =&gt; plat98 // Plate Mail Armor" calcext:value-type="string">
            <text:p><text:s text:c="2"/>plat98, null, 1, null, null, null, null, null, null, null, null, null =&gt; plat98 // Plate Mail Armor</text:p>
          </table:table-cell>
        </table:table-row>
        <table:table-row table:style-name="ro3">
          <table:table-cell table:formula="of:=CONCATENATE(;&quot;  &quot;;[$item.$A261];&quot;, &quot;;[$item.$B261];&quot;, &quot;;[$item.$C261];&quot;, &quot;;[$item.$D261];&quot;, &quot;;[$item.$E261];&quot;, &quot;;[$item.$F261];&quot;, &quot;;[$item.$G261];&quot;, &quot;;[$item.$H261];&quot;, &quot;;[$item.$I261];&quot;, &quot;;[$item.$J261];&quot;, &quot;;[$item.$K261];&quot;, &quot;;[$item.$L261];&quot; =&gt; &quot;;[$item.$A261];&quot; // &quot;;[$item.$M261])" office:value-type="string" office:string-value="  plybass, null, 1, null, null, null, null, null, null, null, null, null =&gt; plybass // Attack" calcext:value-type="string">
            <text:p><text:s text:c="2"/>plybass, null, 1, null, null, null, null, null, null, null, null, null =&gt; plybass // Attack</text:p>
          </table:table-cell>
        </table:table-row>
        <table:table-row table:style-name="ro3">
          <table:table-cell table:formula="of:=CONCATENATE(;&quot;  &quot;;[$item.$A262];&quot;, &quot;;[$item.$B262];&quot;, &quot;;[$item.$C262];&quot;, &quot;;[$item.$D262];&quot;, &quot;;[$item.$E262];&quot;, &quot;;[$item.$F262];&quot;, &quot;;[$item.$G262];&quot;, &quot;;[$item.$H262];&quot;, &quot;;[$item.$I262];&quot;, &quot;;[$item.$J262];&quot;, &quot;;[$item.$K262];&quot;, &quot;;[$item.$L262];&quot; =&gt; &quot;;[$item.$A262];&quot; // &quot;;[$item.$M262])" office:value-type="string" office:string-value="  plyfist, null, 1, null, null, null, null, null, null, null, null, null =&gt; plyfist // Attack" calcext:value-type="string">
            <text:p><text:s text:c="2"/>plyfist, null, 1, null, null, null, null, null, null, null, null, null =&gt; plyfist // Attack</text:p>
          </table:table-cell>
        </table:table-row>
        <table:table-row table:style-name="ro3">
          <table:table-cell table:formula="of:=CONCATENATE(;&quot;  &quot;;[$item.$A263];&quot;, &quot;;[$item.$B263];&quot;, &quot;;[$item.$C263];&quot;, &quot;;[$item.$D263];&quot;, &quot;;[$item.$E263];&quot;, &quot;;[$item.$F263];&quot;, &quot;;[$item.$G263];&quot;, &quot;;[$item.$H263];&quot;, &quot;;[$item.$I263];&quot;, &quot;;[$item.$J263];&quot;, &quot;;[$item.$K263];&quot;, &quot;;[$item.$L263];&quot; =&gt; &quot;;[$item.$A263];&quot; // &quot;;[$item.$M263])" office:value-type="string" office:string-value="  plymstar, 1, 1, null, null, null, null, null, null, null, null, null =&gt; plymstar // Morning Star" calcext:value-type="string">
            <text:p><text:s text:c="2"/>plymstar, 1, 1, null, null, null, null, null, null, null, null, null =&gt; plymstar // Morning Star</text:p>
          </table:table-cell>
        </table:table-row>
        <table:table-row table:style-name="ro3">
          <table:table-cell table:formula="of:=CONCATENATE(;&quot;  &quot;;[$item.$A264];&quot;, &quot;;[$item.$B264];&quot;, &quot;;[$item.$C264];&quot;, &quot;;[$item.$D264];&quot;, &quot;;[$item.$E264];&quot;, &quot;;[$item.$F264];&quot;, &quot;;[$item.$G264];&quot;, &quot;;[$item.$H264];&quot;, &quot;;[$item.$I264];&quot;, &quot;;[$item.$J264];&quot;, &quot;;[$item.$K264];&quot;, &quot;;[$item.$L264];&quot; =&gt; &quot;;[$item.$A264];&quot; // &quot;;[$item.$M264])" office:value-type="string" office:string-value="  plysala, null, 1, null, null, 0, null, null, null, null, null, null =&gt; plysala // Spear" calcext:value-type="string">
            <text:p><text:s text:c="2"/>plysala, null, 1, null, null, 0, null, null, null, null, null, null =&gt; plysala // Spear</text:p>
          </table:table-cell>
        </table:table-row>
        <table:table-row table:style-name="ro3">
          <table:table-cell table:formula="of:=CONCATENATE(;&quot;  &quot;;[$item.$A265];&quot;, &quot;;[$item.$B265];&quot;, &quot;;[$item.$C265];&quot;, &quot;;[$item.$D265];&quot;, &quot;;[$item.$E265];&quot;, &quot;;[$item.$F265];&quot;, &quot;;[$item.$G265];&quot;, &quot;;[$item.$H265];&quot;, &quot;;[$item.$I265];&quot;, &quot;;[$item.$J265];&quot;, &quot;;[$item.$K265];&quot;, &quot;;[$item.$L265];&quot; =&gt; &quot;;[$item.$A265];&quot; // &quot;;[$item.$M265])" office:value-type="string" office:string-value="  plyspid, null, 1, null, null, null, null, null, null, null, null, null =&gt; plyspid // Attack" calcext:value-type="string">
            <text:p><text:s text:c="2"/>plyspid, null, 1, null, null, null, null, null, null, null, null, null =&gt; plyspid // Attack</text:p>
          </table:table-cell>
        </table:table-row>
        <table:table-row table:style-name="ro3">
          <table:table-cell table:formula="of:=CONCATENATE(;&quot;  &quot;;[$item.$A266];&quot;, &quot;;[$item.$B266];&quot;, &quot;;[$item.$C266];&quot;, &quot;;[$item.$D266];&quot;, &quot;;[$item.$E266];&quot;, &quot;;[$item.$F266];&quot;, &quot;;[$item.$G266];&quot;, &quot;;[$item.$H266];&quot;, &quot;;[$item.$I266];&quot;, &quot;;[$item.$J266];&quot;, &quot;;[$item.$K266];&quot;, &quot;;[$item.$L266];&quot; =&gt; &quot;;[$item.$A266];&quot; // &quot;;[$item.$M266])" office:value-type="string" office:string-value="  plywyvrn, null, 1, null, null, null, null, null, null, null, null, null =&gt; plywyvrn // Attack" calcext:value-type="string">
            <text:p><text:s text:c="2"/>plywyvrn, null, 1, null, null, null, null, null, null, null, null, null =&gt; plywyvrn // Attack</text:p>
          </table:table-cell>
        </table:table-row>
        <table:table-row table:style-name="ro3">
          <table:table-cell table:formula="of:=CONCATENATE(;&quot;  &quot;;[$item.$A267];&quot;, &quot;;[$item.$B267];&quot;, &quot;;[$item.$C267];&quot;, &quot;;[$item.$D267];&quot;, &quot;;[$item.$E267];&quot;, &quot;;[$item.$F267];&quot;, &quot;;[$item.$G267];&quot;, &quot;;[$item.$H267];&quot;, &quot;;[$item.$I267];&quot;, &quot;;[$item.$J267];&quot;, &quot;;[$item.$K267];&quot;, &quot;;[$item.$L267];&quot; =&gt; &quot;;[$item.$A267];&quot; // &quot;;[$item.$M267])" office:value-type="string" office:string-value="  potn26, null, null, 0, null, null, null, null, null, null, null, null =&gt; potn26 // Potion of Explosions" calcext:value-type="string">
            <text:p><text:s text:c="2"/>potn26, null, null, 0, null, null, null, null, null, null, null, null =&gt; potn26 // Potion of Explosions</text:p>
          </table:table-cell>
        </table:table-row>
        <table:table-row table:style-name="ro3">
          <table:table-cell table:formula="of:=CONCATENATE(;&quot;  &quot;;[$item.$A268];&quot;, &quot;;[$item.$B268];&quot;, &quot;;[$item.$C268];&quot;, &quot;;[$item.$D268];&quot;, &quot;;[$item.$E268];&quot;, &quot;;[$item.$F268];&quot;, &quot;;[$item.$G268];&quot;, &quot;;[$item.$H268];&quot;, &quot;;[$item.$I268];&quot;, &quot;;[$item.$J268];&quot;, &quot;;[$item.$K268];&quot;, &quot;;[$item.$L268];&quot; =&gt; &quot;;[$item.$A268];&quot; // &quot;;[$item.$M268])" office:value-type="string" office:string-value="  potn27, null, null, 0, null, null, null, null, null, null, null, null =&gt; potn27 // Potion of Firebreath" calcext:value-type="string">
            <text:p><text:s text:c="2"/>potn27, null, null, 0, null, null, null, null, null, null, null, null =&gt; potn27 // Potion of Firebreath</text:p>
          </table:table-cell>
        </table:table-row>
        <table:table-row table:style-name="ro3">
          <table:table-cell table:formula="of:=CONCATENATE(;&quot;  &quot;;[$item.$A269];&quot;, &quot;;[$item.$B269];&quot;, &quot;;[$item.$C269];&quot;, &quot;;[$item.$D269];&quot;, &quot;;[$item.$E269];&quot;, &quot;;[$item.$F269];&quot;, &quot;;[$item.$G269];&quot;, &quot;;[$item.$H269];&quot;, &quot;;[$item.$I269];&quot;, &quot;;[$item.$J269];&quot;, &quot;;[$item.$K269];&quot;, &quot;;[$item.$L269];&quot; =&gt; &quot;;[$item.$A269];&quot; // &quot;;[$item.$M269])" office:value-type="string" office:string-value="  potn40, null, null, null, null, null, null, 0, null, null, null, null =&gt; potn40 // Potion of Invulnerability" calcext:value-type="string">
            <text:p><text:s text:c="2"/>potn40, null, null, null, null, null, null, 0, null, null, null, null =&gt; potn40 // Potion of Invulnerability</text:p>
          </table:table-cell>
        </table:table-row>
        <table:table-row table:style-name="ro3">
          <table:table-cell table:formula="of:=CONCATENATE(;&quot;  &quot;;[$item.$A270];&quot;, &quot;;[$item.$B270];&quot;, &quot;;[$item.$C270];&quot;, &quot;;[$item.$D270];&quot;, &quot;;[$item.$E270];&quot;, &quot;;[$item.$F270];&quot;, &quot;;[$item.$G270];&quot;, &quot;;[$item.$H270];&quot;, &quot;;[$item.$I270];&quot;, &quot;;[$item.$J270];&quot;, &quot;;[$item.$K270];&quot;, &quot;;[$item.$L270];&quot; =&gt; &quot;;[$item.$A270];&quot; // &quot;;[$item.$M270])" office:value-type="string" office:string-value="  puls01, null, null, null, null, null, null, null, null, 2, null, null =&gt; puls01 // Wand of Magic Missiles" calcext:value-type="string">
            <text:p><text:s text:c="2"/>puls01, null, null, null, null, null, null, null, null, 2, null, null =&gt; puls01 // Wand of Magic Missiles</text:p>
          </table:table-cell>
        </table:table-row>
        <table:table-row table:style-name="ro3">
          <table:table-cell table:formula="of:=CONCATENATE(;&quot;  &quot;;[$item.$A271];&quot;, &quot;;[$item.$B271];&quot;, &quot;;[$item.$C271];&quot;, &quot;;[$item.$D271];&quot;, &quot;;[$item.$E271];&quot;, &quot;;[$item.$F271];&quot;, &quot;;[$item.$G271];&quot;, &quot;;[$item.$H271];&quot;, &quot;;[$item.$I271];&quot;, &quot;;[$item.$J271];&quot;, &quot;;[$item.$K271];&quot;, &quot;;[$item.$L271];&quot; =&gt; &quot;;[$item.$A271];&quot; // &quot;;[$item.$M271])" office:value-type="string" office:string-value="  puls02, null, null, null, null, null, null, null, null, 2, null, null =&gt; puls02 // Wand of Magic Missiles" calcext:value-type="string">
            <text:p><text:s text:c="2"/>puls02, null, null, null, null, null, null, null, null, 2, null, null =&gt; puls02 // Wand of Magic Missiles</text:p>
          </table:table-cell>
        </table:table-row>
        <table:table-row table:style-name="ro3">
          <table:table-cell table:formula="of:=CONCATENATE(;&quot;  &quot;;[$item.$A272];&quot;, &quot;;[$item.$B272];&quot;, &quot;;[$item.$C272];&quot;, &quot;;[$item.$D272];&quot;, &quot;;[$item.$E272];&quot;, &quot;;[$item.$F272];&quot;, &quot;;[$item.$G272];&quot;, &quot;;[$item.$H272];&quot;, &quot;;[$item.$I272];&quot;, &quot;;[$item.$J272];&quot;, &quot;;[$item.$K272];&quot;, &quot;;[$item.$L272];&quot; =&gt; &quot;;[$item.$A272];&quot; // &quot;;[$item.$M272])" office:value-type="string" office:string-value="  quasclaw, null, null, 0, null, null, null, null, null, null, null, null =&gt; quasclaw // Attack" calcext:value-type="string">
            <text:p><text:s text:c="2"/>quasclaw, null, null, 0, null, null, null, null, null, null, null, null =&gt; quasclaw // Attack</text:p>
          </table:table-cell>
        </table:table-row>
        <table:table-row table:style-name="ro3">
          <table:table-cell table:formula="of:=CONCATENATE(;&quot;  &quot;;[$item.$A273];&quot;, &quot;;[$item.$B273];&quot;, &quot;;[$item.$C273];&quot;, &quot;;[$item.$D273];&quot;, &quot;;[$item.$E273];&quot;, &quot;;[$item.$F273];&quot;, &quot;;[$item.$G273];&quot;, &quot;;[$item.$H273];&quot;, &quot;;[$item.$I273];&quot;, &quot;;[$item.$J273];&quot;, &quot;;[$item.$K273];&quot;, &quot;;[$item.$L273];&quot; =&gt; &quot;;[$item.$A273];&quot; // &quot;;[$item.$M273])" office:value-type="string" office:string-value="  quiv01, null, null, null, null, null, null, null, null, 2, null, null =&gt; quiv01 // Arrows" calcext:value-type="string">
            <text:p><text:s text:c="2"/>quiv01, null, null, null, null, null, null, null, null, 2, null, null =&gt; quiv01 // Arrows</text:p>
          </table:table-cell>
        </table:table-row>
        <table:table-row table:style-name="ro3">
          <table:table-cell table:formula="of:=CONCATENATE(;&quot;  &quot;;[$item.$A274];&quot;, &quot;;[$item.$B274];&quot;, &quot;;[$item.$C274];&quot;, &quot;;[$item.$D274];&quot;, &quot;;[$item.$E274];&quot;, &quot;;[$item.$F274];&quot;, &quot;;[$item.$G274];&quot;, &quot;;[$item.$H274];&quot;, &quot;;[$item.$I274];&quot;, &quot;;[$item.$J274];&quot;, &quot;;[$item.$K274];&quot;, &quot;;[$item.$L274];&quot; =&gt; &quot;;[$item.$A274];&quot; // &quot;;[$item.$M274])" office:value-type="string" office:string-value="  quiver01, null, null, null, null, null, null, null, null, 2, null, null =&gt; quiver01 // Quiver of Plenty +1" calcext:value-type="string">
            <text:p><text:s text:c="2"/>quiver01, null, null, null, null, null, null, null, null, 2, null, null =&gt; quiver01 // Quiver of Plenty +1</text:p>
          </table:table-cell>
        </table:table-row>
        <table:table-row table:style-name="ro3">
          <table:table-cell table:formula="of:=CONCATENATE(;&quot;  &quot;;[$item.$A275];&quot;, &quot;;[$item.$B275];&quot;, &quot;;[$item.$C275];&quot;, &quot;;[$item.$D275];&quot;, &quot;;[$item.$E275];&quot;, &quot;;[$item.$F275];&quot;, &quot;;[$item.$G275];&quot;, &quot;;[$item.$H275];&quot;, &quot;;[$item.$I275];&quot;, &quot;;[$item.$J275];&quot;, &quot;;[$item.$K275];&quot;, &quot;;[$item.$L275];&quot; =&gt; &quot;;[$item.$A275];&quot; // &quot;;[$item.$M275])" office:value-type="string" office:string-value="  quiver02, null, null, null, null, null, null, 20, null, null, null, null =&gt; quiver02 // Case of Plenty +1" calcext:value-type="string">
            <text:p><text:s text:c="2"/>quiver02, null, null, null, null, null, null, 20, null, null, null, null =&gt; quiver02 // Case of Plenty +1</text:p>
          </table:table-cell>
        </table:table-row>
        <table:table-row table:style-name="ro3">
          <table:table-cell table:formula="of:=CONCATENATE(;&quot;  &quot;;[$item.$A276];&quot;, &quot;;[$item.$B276];&quot;, &quot;;[$item.$C276];&quot;, &quot;;[$item.$D276];&quot;, &quot;;[$item.$E276];&quot;, &quot;;[$item.$F276];&quot;, &quot;;[$item.$G276];&quot;, &quot;;[$item.$H276];&quot;, &quot;;[$item.$I276];&quot;, &quot;;[$item.$J276];&quot;, &quot;;[$item.$K276];&quot;, &quot;;[$item.$L276];&quot; =&gt; &quot;;[$item.$A276];&quot; // &quot;;[$item.$M276])" office:value-type="string" office:string-value="  quiver03, null, null, null, null, null, null, null, null, 2, null, null =&gt; quiver03 // Quiver of Plenty +2" calcext:value-type="string">
            <text:p><text:s text:c="2"/>quiver03, null, null, null, null, null, null, null, null, 2, null, null =&gt; quiver03 // Quiver of Plenty +2</text:p>
          </table:table-cell>
        </table:table-row>
        <table:table-row table:style-name="ro3">
          <table:table-cell table:formula="of:=CONCATENATE(;&quot;  &quot;;[$item.$A277];&quot;, &quot;;[$item.$B277];&quot;, &quot;;[$item.$C277];&quot;, &quot;;[$item.$D277];&quot;, &quot;;[$item.$E277];&quot;, &quot;;[$item.$F277];&quot;, &quot;;[$item.$G277];&quot;, &quot;;[$item.$H277];&quot;, &quot;;[$item.$I277];&quot;, &quot;;[$item.$J277];&quot;, &quot;;[$item.$K277];&quot;, &quot;;[$item.$L277];&quot; =&gt; &quot;;[$item.$A277];&quot; // &quot;;[$item.$M277])" office:value-type="string" office:string-value="  quiver04, null, null, null, null, null, null, null, null, 2, null, null =&gt; quiver04 // Case of Plenty +2" calcext:value-type="string">
            <text:p><text:s text:c="2"/>quiver04, null, null, null, null, null, null, null, null, 2, null, null =&gt; quiver04 // Case of Plenty +2</text:p>
          </table:table-cell>
        </table:table-row>
        <table:table-row table:style-name="ro3">
          <table:table-cell table:formula="of:=CONCATENATE(;&quot;  &quot;;[$item.$A278];&quot;, &quot;;[$item.$B278];&quot;, &quot;;[$item.$C278];&quot;, &quot;;[$item.$D278];&quot;, &quot;;[$item.$E278];&quot;, &quot;;[$item.$F278];&quot;, &quot;;[$item.$G278];&quot;, &quot;;[$item.$H278];&quot;, &quot;;[$item.$I278];&quot;, &quot;;[$item.$J278];&quot;, &quot;;[$item.$K278];&quot;, &quot;;[$item.$L278];&quot; =&gt; &quot;;[$item.$A278];&quot; // &quot;;[$item.$M278])" office:value-type="string" office:string-value="  quiver05, null, null, null, null, null, null, null, null, 2, null, null =&gt; quiver05 // Bag of Plenty +1" calcext:value-type="string">
            <text:p><text:s text:c="2"/>quiver05, null, null, null, null, null, null, null, null, 2, null, null =&gt; quiver05 // Bag of Plenty +1</text:p>
          </table:table-cell>
        </table:table-row>
        <table:table-row table:style-name="ro3">
          <table:table-cell table:formula="of:=CONCATENATE(;&quot;  &quot;;[$item.$A279];&quot;, &quot;;[$item.$B279];&quot;, &quot;;[$item.$C279];&quot;, &quot;;[$item.$D279];&quot;, &quot;;[$item.$E279];&quot;, &quot;;[$item.$F279];&quot;, &quot;;[$item.$G279];&quot;, &quot;;[$item.$H279];&quot;, &quot;;[$item.$I279];&quot;, &quot;;[$item.$J279];&quot;, &quot;;[$item.$K279];&quot;, &quot;;[$item.$L279];&quot; =&gt; &quot;;[$item.$A279];&quot; // &quot;;[$item.$M279])" office:value-type="string" office:string-value="  quiver06, null, null, null, null, null, null, null, null, 2, null, null =&gt; quiver06 // Bag of Plenty +2" calcext:value-type="string">
            <text:p><text:s text:c="2"/>quiver06, null, null, null, null, null, null, null, null, 2, null, null =&gt; quiver06 // Bag of Plenty +2</text:p>
          </table:table-cell>
        </table:table-row>
        <table:table-row table:style-name="ro3">
          <table:table-cell table:formula="of:=CONCATENATE(;&quot;  &quot;;[$item.$A280];&quot;, &quot;;[$item.$B280];&quot;, &quot;;[$item.$C280];&quot;, &quot;;[$item.$D280];&quot;, &quot;;[$item.$E280];&quot;, &quot;;[$item.$F280];&quot;, &quot;;[$item.$G280];&quot;, &quot;;[$item.$H280];&quot;, &quot;;[$item.$I280];&quot;, &quot;;[$item.$J280];&quot;, &quot;;[$item.$K280];&quot;, &quot;;[$item.$L280];&quot; =&gt; &quot;;[$item.$A280];&quot; // &quot;;[$item.$M280])" office:value-type="string" office:string-value="  ravag01, null, null, 0, null, null, null, null, null, null, null, null =&gt; ravag01 // Skull" calcext:value-type="string">
            <text:p><text:s text:c="2"/>ravag01, null, null, 0, null, null, null, null, null, null, null, null =&gt; ravag01 // Skull</text:p>
          </table:table-cell>
        </table:table-row>
        <table:table-row table:style-name="ro3">
          <table:table-cell table:formula="of:=CONCATENATE(;&quot;  &quot;;[$item.$A281];&quot;, &quot;;[$item.$B281];&quot;, &quot;;[$item.$C281];&quot;, &quot;;[$item.$D281];&quot;, &quot;;[$item.$E281];&quot;, &quot;;[$item.$F281];&quot;, &quot;;[$item.$G281];&quot;, &quot;;[$item.$H281];&quot;, &quot;;[$item.$I281];&quot;, &quot;;[$item.$J281];&quot;, &quot;;[$item.$K281];&quot;, &quot;;[$item.$L281];&quot; =&gt; &quot;;[$item.$A281];&quot; // &quot;;[$item.$M281])" office:value-type="string" office:string-value="  ravag02, null, null, 0, null, null, null, null, null, null, null, null =&gt; ravag02 // Boneblade +4" calcext:value-type="string">
            <text:p><text:s text:c="2"/>ravag02, null, null, 0, null, null, null, null, null, null, null, null =&gt; ravag02 // Boneblade +4</text:p>
          </table:table-cell>
        </table:table-row>
        <table:table-row table:style-name="ro3">
          <table:table-cell table:formula="of:=CONCATENATE(;&quot;  &quot;;[$item.$A282];&quot;, &quot;;[$item.$B282];&quot;, &quot;;[$item.$C282];&quot;, &quot;;[$item.$D282];&quot;, &quot;;[$item.$E282];&quot;, &quot;;[$item.$F282];&quot;, &quot;;[$item.$G282];&quot;, &quot;;[$item.$H282];&quot;, &quot;;[$item.$I282];&quot;, &quot;;[$item.$J282];&quot;, &quot;;[$item.$K282];&quot;, &quot;;[$item.$L282];&quot; =&gt; &quot;;[$item.$A282];&quot; // &quot;;[$item.$M282])" office:value-type="string" office:string-value="  reaver, 1, null, null, null, null, null, null, null, null, null, null =&gt; reaver // Unholy Reaver" calcext:value-type="string">
            <text:p><text:s text:c="2"/>reaver, 1, null, null, null, null, null, null, null, null, null, null =&gt; reaver // Unholy Reaver</text:p>
          </table:table-cell>
        </table:table-row>
        <table:table-row table:style-name="ro3">
          <table:table-cell table:formula="of:=CONCATENATE(;&quot;  &quot;;[$item.$A283];&quot;, &quot;;[$item.$B283];&quot;, &quot;;[$item.$C283];&quot;, &quot;;[$item.$D283];&quot;, &quot;;[$item.$E283];&quot;, &quot;;[$item.$F283];&quot;, &quot;;[$item.$G283];&quot;, &quot;;[$item.$H283];&quot;, &quot;;[$item.$I283];&quot;, &quot;;[$item.$J283];&quot;, &quot;;[$item.$K283];&quot;, &quot;;[$item.$L283];&quot; =&gt; &quot;;[$item.$A283];&quot; // &quot;;[$item.$M283])" office:value-type="string" office:string-value="  regisamu, null, 1, null, null, null, null, 65, null, null, null, null =&gt; regisamu // Ruby Pendant" calcext:value-type="string">
            <text:p><text:s text:c="2"/>regisamu, null, 1, null, null, null, null, 65, null, null, null, null =&gt; regisamu // Ruby Pendant</text:p>
          </table:table-cell>
        </table:table-row>
        <table:table-row table:style-name="ro3">
          <table:table-cell table:formula="of:=CONCATENATE(;&quot;  &quot;;[$item.$A284];&quot;, &quot;;[$item.$B284];&quot;, &quot;;[$item.$C284];&quot;, &quot;;[$item.$D284];&quot;, &quot;;[$item.$E284];&quot;, &quot;;[$item.$F284];&quot;, &quot;;[$item.$G284];&quot;, &quot;;[$item.$H284];&quot;, &quot;;[$item.$I284];&quot;, &quot;;[$item.$J284];&quot;, &quot;;[$item.$K284];&quot;, &quot;;[$item.$L284];&quot; =&gt; &quot;;[$item.$A284];&quot; // &quot;;[$item.$M284])" office:value-type="string" office:string-value="  revent1, null, null, 0, null, null, null, null, null, null, null, null =&gt; revent1 // &lt;Invalid Strref -1&gt;" calcext:value-type="string">
            <text:p><text:s text:c="2"/>revent1, null, null, 0, null, null, null, null, null, null, null, null =&gt; revent1 // &lt;Invalid Strref -1&gt;</text:p>
          </table:table-cell>
        </table:table-row>
        <table:table-row table:style-name="ro3">
          <table:table-cell table:formula="of:=CONCATENATE(;&quot;  &quot;;[$item.$A285];&quot;, &quot;;[$item.$B285];&quot;, &quot;;[$item.$C285];&quot;, &quot;;[$item.$D285];&quot;, &quot;;[$item.$E285];&quot;, &quot;;[$item.$F285];&quot;, &quot;;[$item.$G285];&quot;, &quot;;[$item.$H285];&quot;, &quot;;[$item.$I285];&quot;, &quot;;[$item.$J285];&quot;, &quot;;[$item.$K285];&quot;, &quot;;[$item.$L285];&quot; =&gt; &quot;;[$item.$A285];&quot; // &quot;;[$item.$M285])" office:value-type="string" office:string-value="  ring20, null, null, 0, null, null, null, null, null, null, null, null =&gt; ring20 // Ring of Energy" calcext:value-type="string">
            <text:p><text:s text:c="2"/>ring20, null, null, 0, null, null, null, null, null, null, null, null =&gt; ring20 // Ring of Energy</text:p>
          </table:table-cell>
        </table:table-row>
        <table:table-row table:style-name="ro3">
          <table:table-cell table:formula="of:=CONCATENATE(;&quot;  &quot;;[$item.$A286];&quot;, &quot;;[$item.$B286];&quot;, &quot;;[$item.$C286];&quot;, &quot;;[$item.$D286];&quot;, &quot;;[$item.$E286];&quot;, &quot;;[$item.$F286];&quot;, &quot;;[$item.$G286];&quot;, &quot;;[$item.$H286];&quot;, &quot;;[$item.$I286];&quot;, &quot;;[$item.$J286];&quot;, &quot;;[$item.$K286];&quot;, &quot;;[$item.$L286];&quot; =&gt; &quot;;[$item.$A286];&quot; // &quot;;[$item.$M286])" office:value-type="string" office:string-value="  ring43, null, null, null, null, null, null, 0, null, null, null, null =&gt; ring43 // Oaken Ring" calcext:value-type="string">
            <text:p><text:s text:c="2"/>ring43, null, null, null, null, null, null, 0, null, null, null, null =&gt; ring43 // Oaken Ring</text:p>
          </table:table-cell>
        </table:table-row>
        <table:table-row table:style-name="ro3">
          <table:table-cell table:formula="of:=CONCATENATE(;&quot;  &quot;;[$item.$A287];&quot;, &quot;;[$item.$B287];&quot;, &quot;;[$item.$C287];&quot;, &quot;;[$item.$D287];&quot;, &quot;;[$item.$E287];&quot;, &quot;;[$item.$F287];&quot;, &quot;;[$item.$G287];&quot;, &quot;;[$item.$H287];&quot;, &quot;;[$item.$I287];&quot;, &quot;;[$item.$J287];&quot;, &quot;;[$item.$K287];&quot;, &quot;;[$item.$L287];&quot; =&gt; &quot;;[$item.$A287];&quot; // &quot;;[$item.$M287])" office:value-type="string" office:string-value="  ring94, 1, null, null, null, null, null, null, null, null, null, null =&gt; ring94 // Ring" calcext:value-type="string">
            <text:p><text:s text:c="2"/>ring94, 1, null, null, null, null, null, null, null, null, null, null =&gt; ring94 // Ring</text:p>
          </table:table-cell>
        </table:table-row>
        <table:table-row table:style-name="ro3">
          <table:table-cell table:formula="of:=CONCATENATE(;&quot;  &quot;;[$item.$A288];&quot;, &quot;;[$item.$B288];&quot;, &quot;;[$item.$C288];&quot;, &quot;;[$item.$D288];&quot;, &quot;;[$item.$E288];&quot;, &quot;;[$item.$F288];&quot;, &quot;;[$item.$G288];&quot;, &quot;;[$item.$H288];&quot;, &quot;;[$item.$I288];&quot;, &quot;;[$item.$J288];&quot;, &quot;;[$item.$K288];&quot;, &quot;;[$item.$L288];&quot; =&gt; &quot;;[$item.$A288];&quot; // &quot;;[$item.$M288])" office:value-type="string" office:string-value="  ring95, 1, null, null, null, null, null, null, null, null, null, null =&gt; ring95 // Ring" calcext:value-type="string">
            <text:p><text:s text:c="2"/>ring95, 1, null, null, null, null, null, null, null, null, null, null =&gt; ring95 // Ring</text:p>
          </table:table-cell>
        </table:table-row>
        <table:table-row table:style-name="ro3">
          <table:table-cell table:formula="of:=CONCATENATE(;&quot;  &quot;;[$item.$A289];&quot;, &quot;;[$item.$B289];&quot;, &quot;;[$item.$C289];&quot;, &quot;;[$item.$D289];&quot;, &quot;;[$item.$E289];&quot;, &quot;;[$item.$F289];&quot;, &quot;;[$item.$G289];&quot;, &quot;;[$item.$H289];&quot;, &quot;;[$item.$I289];&quot;, &quot;;[$item.$J289];&quot;, &quot;;[$item.$K289];&quot;, &quot;;[$item.$L289];&quot; =&gt; &quot;;[$item.$A289];&quot; // &quot;;[$item.$M289])" office:value-type="string" office:string-value="  ring99, 1, null, null, null, null, null, null, null, null, null, null =&gt; ring99 // Ring" calcext:value-type="string">
            <text:p><text:s text:c="2"/>ring99, 1, null, null, null, null, null, null, null, null, null, null =&gt; ring99 // Ring</text:p>
          </table:table-cell>
        </table:table-row>
        <table:table-row table:style-name="ro3">
          <table:table-cell table:formula="of:=CONCATENATE(;&quot;  &quot;;[$item.$A290];&quot;, &quot;;[$item.$B290];&quot;, &quot;;[$item.$C290];&quot;, &quot;;[$item.$D290];&quot;, &quot;;[$item.$E290];&quot;, &quot;;[$item.$F290];&quot;, &quot;;[$item.$G290];&quot;, &quot;;[$item.$H290];&quot;, &quot;;[$item.$I290];&quot;, &quot;;[$item.$J290];&quot;, &quot;;[$item.$K290];&quot;, &quot;;[$item.$L290];&quot; =&gt; &quot;;[$item.$A290];&quot; // &quot;;[$item.$M290])" office:value-type="string" office:string-value="  ringwolf, 1, null, null, null, null, null, null, null, null, null, null =&gt; ringwolf // &lt;Invalid Strref -1&gt;" calcext:value-type="string">
            <text:p><text:s text:c="2"/>ringwolf, 1, null, null, null, null, null, null, null, null, null, null =&gt; ringwolf // &lt;Invalid Strref -1&gt;</text:p>
          </table:table-cell>
        </table:table-row>
        <table:table-row table:style-name="ro3">
          <table:table-cell table:formula="of:=CONCATENATE(;&quot;  &quot;;[$item.$A291];&quot;, &quot;;[$item.$B291];&quot;, &quot;;[$item.$C291];&quot;, &quot;;[$item.$D291];&quot;, &quot;;[$item.$E291];&quot;, &quot;;[$item.$F291];&quot;, &quot;;[$item.$G291];&quot;, &quot;;[$item.$H291];&quot;, &quot;;[$item.$I291];&quot;, &quot;;[$item.$J291];&quot;, &quot;;[$item.$K291];&quot;, &quot;;[$item.$L291];&quot; =&gt; &quot;;[$item.$A291];&quot; // &quot;;[$item.$M291])" office:value-type="string" office:string-value="  rods02, null, null, null, null, null, null, 70, null, null, null, null =&gt; rods02 // Rod of Lordly Might" calcext:value-type="string">
            <text:p><text:s text:c="2"/>rods02, null, null, null, null, null, null, 70, null, null, null, null =&gt; rods02 // Rod of Lordly Might</text:p>
          </table:table-cell>
        </table:table-row>
        <table:table-row table:style-name="ro3">
          <table:table-cell table:formula="of:=CONCATENATE(;&quot;  &quot;;[$item.$A292];&quot;, &quot;;[$item.$B292];&quot;, &quot;;[$item.$C292];&quot;, &quot;;[$item.$D292];&quot;, &quot;;[$item.$E292];&quot;, &quot;;[$item.$F292];&quot;, &quot;;[$item.$G292];&quot;, &quot;;[$item.$H292];&quot;, &quot;;[$item.$I292];&quot;, &quot;;[$item.$J292];&quot;, &quot;;[$item.$K292];&quot;, &quot;;[$item.$L292];&quot; =&gt; &quot;;[$item.$A292];&quot; // &quot;;[$item.$M292])" office:value-type="string" office:string-value="  rods03, null, null, 0, null, null, null, null, null, null, null, null =&gt; rods03 // Rod of Resurrection" calcext:value-type="string">
            <text:p><text:s text:c="2"/>rods03, null, null, 0, null, null, null, null, null, null, null, null =&gt; rods03 // Rod of Resurrection</text:p>
          </table:table-cell>
        </table:table-row>
        <table:table-row table:style-name="ro3">
          <table:table-cell table:formula="of:=CONCATENATE(;&quot;  &quot;;[$item.$A293];&quot;, &quot;;[$item.$B293];&quot;, &quot;;[$item.$C293];&quot;, &quot;;[$item.$D293];&quot;, &quot;;[$item.$E293];&quot;, &quot;;[$item.$F293];&quot;, &quot;;[$item.$G293];&quot;, &quot;;[$item.$H293];&quot;, &quot;;[$item.$I293];&quot;, &quot;;[$item.$J293];&quot;, &quot;;[$item.$K293];&quot;, &quot;;[$item.$L293];&quot; =&gt; &quot;;[$item.$A293];&quot; // &quot;;[$item.$M293])" office:value-type="string" office:string-value="  rods06, null, null, null, null, null, null, 85, null, null, null, null =&gt; rods06 // Rod of Reversal" calcext:value-type="string">
            <text:p><text:s text:c="2"/>rods06, null, null, null, null, null, null, 85, null, null, null, null =&gt; rods06 // Rod of Reversal</text:p>
          </table:table-cell>
        </table:table-row>
        <table:table-row table:style-name="ro3">
          <table:table-cell table:formula="of:=CONCATENATE(;&quot;  &quot;;[$item.$A294];&quot;, &quot;;[$item.$B294];&quot;, &quot;;[$item.$C294];&quot;, &quot;;[$item.$D294];&quot;, &quot;;[$item.$E294];&quot;, &quot;;[$item.$F294];&quot;, &quot;;[$item.$G294];&quot;, &quot;;[$item.$H294];&quot;, &quot;;[$item.$I294];&quot;, &quot;;[$item.$J294];&quot;, &quot;;[$item.$K294];&quot;, &quot;;[$item.$L294];&quot; =&gt; &quot;;[$item.$A294];&quot; // &quot;;[$item.$M294])" office:value-type="string" office:string-value="  sahbolt, null, null, null, null, 0, null, null, null, 2, null, null =&gt; sahbolt // Paralytic Bolt" calcext:value-type="string">
            <text:p><text:s text:c="2"/>sahbolt, null, null, null, null, 0, null, null, null, 2, null, null =&gt; sahbolt // Paralytic Bolt</text:p>
          </table:table-cell>
        </table:table-row>
        <table:table-row table:style-name="ro3">
          <table:table-cell table:formula="of:=CONCATENATE(;&quot;  &quot;;[$item.$A295];&quot;, &quot;;[$item.$B295];&quot;, &quot;;[$item.$C295];&quot;, &quot;;[$item.$D295];&quot;, &quot;;[$item.$E295];&quot;, &quot;;[$item.$F295];&quot;, &quot;;[$item.$G295];&quot;, &quot;;[$item.$H295];&quot;, &quot;;[$item.$I295];&quot;, &quot;;[$item.$J295];&quot;, &quot;;[$item.$K295];&quot;, &quot;;[$item.$L295];&quot; =&gt; &quot;;[$item.$A295];&quot; // &quot;;[$item.$M295])" office:value-type="string" office:string-value="  scrl03, null, null, 0, null, null, null, null, null, null, null, null =&gt; scrl03 // Protection from Acid" calcext:value-type="string">
            <text:p><text:s text:c="2"/>scrl03, null, null, 0, null, null, null, null, null, null, null, null =&gt; scrl03 // Protection from Acid</text:p>
          </table:table-cell>
        </table:table-row>
        <table:table-row table:style-name="ro3">
          <table:table-cell table:formula="of:=CONCATENATE(;&quot;  &quot;;[$item.$A296];&quot;, &quot;;[$item.$B296];&quot;, &quot;;[$item.$C296];&quot;, &quot;;[$item.$D296];&quot;, &quot;;[$item.$E296];&quot;, &quot;;[$item.$F296];&quot;, &quot;;[$item.$G296];&quot;, &quot;;[$item.$H296];&quot;, &quot;;[$item.$I296];&quot;, &quot;;[$item.$J296];&quot;, &quot;;[$item.$K296];&quot;, &quot;;[$item.$L296];&quot; =&gt; &quot;;[$item.$A296];&quot; // &quot;;[$item.$M296])" office:value-type="string" office:string-value="  scrl04, null, null, 0, null, null, null, null, null, null, null, null =&gt; scrl04 // Protection from Cold" calcext:value-type="string">
            <text:p><text:s text:c="2"/>scrl04, null, null, 0, null, null, null, null, null, null, null, null =&gt; scrl04 // Protection from Cold</text:p>
          </table:table-cell>
        </table:table-row>
        <table:table-row table:style-name="ro3">
          <table:table-cell table:formula="of:=CONCATENATE(;&quot;  &quot;;[$item.$A297];&quot;, &quot;;[$item.$B297];&quot;, &quot;;[$item.$C297];&quot;, &quot;;[$item.$D297];&quot;, &quot;;[$item.$E297];&quot;, &quot;;[$item.$F297];&quot;, &quot;;[$item.$G297];&quot;, &quot;;[$item.$H297];&quot;, &quot;;[$item.$I297];&quot;, &quot;;[$item.$J297];&quot;, &quot;;[$item.$K297];&quot;, &quot;;[$item.$L297];&quot; =&gt; &quot;;[$item.$A297];&quot; // &quot;;[$item.$M297])" office:value-type="string" office:string-value="  scrl05, null, null, 0, null, null, null, null, null, null, null, null =&gt; scrl05 // Protection from Electricity" calcext:value-type="string">
            <text:p><text:s text:c="2"/>scrl05, null, null, 0, null, null, null, null, null, null, null, null =&gt; scrl05 // Protection from Electricity</text:p>
          </table:table-cell>
        </table:table-row>
        <table:table-row table:style-name="ro3">
          <table:table-cell table:formula="of:=CONCATENATE(;&quot;  &quot;;[$item.$A298];&quot;, &quot;;[$item.$B298];&quot;, &quot;;[$item.$C298];&quot;, &quot;;[$item.$D298];&quot;, &quot;;[$item.$E298];&quot;, &quot;;[$item.$F298];&quot;, &quot;;[$item.$G298];&quot;, &quot;;[$item.$H298];&quot;, &quot;;[$item.$I298];&quot;, &quot;;[$item.$J298];&quot;, &quot;;[$item.$K298];&quot;, &quot;;[$item.$L298];&quot; =&gt; &quot;;[$item.$A298];&quot; // &quot;;[$item.$M298])" office:value-type="string" office:string-value="  scrl06, null, null, 0, null, null, null, null, null, null, null, null =&gt; scrl06 // Protection from Fire" calcext:value-type="string">
            <text:p><text:s text:c="2"/>scrl06, null, null, 0, null, null, null, null, null, null, null, null =&gt; scrl06 // Protection from Fire</text:p>
          </table:table-cell>
        </table:table-row>
        <table:table-row table:style-name="ro3">
          <table:table-cell table:formula="of:=CONCATENATE(;&quot;  &quot;;[$item.$A299];&quot;, &quot;;[$item.$B299];&quot;, &quot;;[$item.$C299];&quot;, &quot;;[$item.$D299];&quot;, &quot;;[$item.$E299];&quot;, &quot;;[$item.$F299];&quot;, &quot;;[$item.$G299];&quot;, &quot;;[$item.$H299];&quot;, &quot;;[$item.$I299];&quot;, &quot;;[$item.$J299];&quot;, &quot;;[$item.$K299];&quot;, &quot;;[$item.$L299];&quot; =&gt; &quot;;[$item.$A299];&quot; // &quot;;[$item.$M299])" office:value-type="string" office:string-value="  scrl08, null, null, 0, null, null, null, null, null, null, null, null =&gt; scrl08 // Protection from Poison" calcext:value-type="string">
            <text:p><text:s text:c="2"/>scrl08, null, null, 0, null, null, null, null, null, null, null, null =&gt; scrl08 // Protection from Poison</text:p>
          </table:table-cell>
        </table:table-row>
        <table:table-row table:style-name="ro3">
          <table:table-cell table:formula="of:=CONCATENATE(;&quot;  &quot;;[$item.$A300];&quot;, &quot;;[$item.$B300];&quot;, &quot;;[$item.$C300];&quot;, &quot;;[$item.$D300];&quot;, &quot;;[$item.$E300];&quot;, &quot;;[$item.$F300];&quot;, &quot;;[$item.$G300];&quot;, &quot;;[$item.$H300];&quot;, &quot;;[$item.$I300];&quot;, &quot;;[$item.$J300];&quot;, &quot;;[$item.$K300];&quot;, &quot;;[$item.$L300];&quot; =&gt; &quot;;[$item.$A300];&quot; // &quot;;[$item.$M300])" office:value-type="string" office:string-value="  scrl09, null, null, 0, null, null, null, null, null, null, null, null =&gt; scrl09 // Protection from Undead" calcext:value-type="string">
            <text:p><text:s text:c="2"/>scrl09, null, null, 0, null, null, null, null, null, null, null, null =&gt; scrl09 // Protection from Undead</text:p>
          </table:table-cell>
        </table:table-row>
        <table:table-row table:style-name="ro3">
          <table:table-cell table:formula="of:=CONCATENATE(;&quot;  &quot;;[$item.$A301];&quot;, &quot;;[$item.$B301];&quot;, &quot;;[$item.$C301];&quot;, &quot;;[$item.$D301];&quot;, &quot;;[$item.$E301];&quot;, &quot;;[$item.$F301];&quot;, &quot;;[$item.$G301];&quot;, &quot;;[$item.$H301];&quot;, &quot;;[$item.$I301];&quot;, &quot;;[$item.$J301];&quot;, &quot;;[$item.$K301];&quot;, &quot;;[$item.$L301];&quot; =&gt; &quot;;[$item.$A301];&quot; // &quot;;[$item.$M301])" office:value-type="string" office:string-value="  scrl15, null, null, 0, null, null, null, null, null, null, null, null =&gt; scrl15 // Protection from Petrification" calcext:value-type="string">
            <text:p><text:s text:c="2"/>scrl15, null, null, 0, null, null, null, null, null, null, null, null =&gt; scrl15 // Protection from Petrification</text:p>
          </table:table-cell>
        </table:table-row>
        <table:table-row table:style-name="ro3">
          <table:table-cell table:formula="of:=CONCATENATE(;&quot;  &quot;;[$item.$A302];&quot;, &quot;;[$item.$B302];&quot;, &quot;;[$item.$C302];&quot;, &quot;;[$item.$D302];&quot;, &quot;;[$item.$E302];&quot;, &quot;;[$item.$F302];&quot;, &quot;;[$item.$G302];&quot;, &quot;;[$item.$H302];&quot;, &quot;;[$item.$I302];&quot;, &quot;;[$item.$J302];&quot;, &quot;;[$item.$K302];&quot;, &quot;;[$item.$L302];&quot; =&gt; &quot;;[$item.$A302];&quot; // &quot;;[$item.$M302])" office:value-type="string" office:string-value="  scrla9, null, null, null, null, null, null, null, 37, null, null, null =&gt; scrla9 // Scroll" calcext:value-type="string">
            <text:p><text:s text:c="2"/>scrla9, null, null, null, null, null, null, null, 37, null, null, null =&gt; scrla9 // Scroll</text:p>
          </table:table-cell>
        </table:table-row>
        <table:table-row table:style-name="ro3">
          <table:table-cell table:formula="of:=CONCATENATE(;&quot;  &quot;;[$item.$A303];&quot;, &quot;;[$item.$B303];&quot;, &quot;;[$item.$C303];&quot;, &quot;;[$item.$D303];&quot;, &quot;;[$item.$E303];&quot;, &quot;;[$item.$F303];&quot;, &quot;;[$item.$G303];&quot;, &quot;;[$item.$H303];&quot;, &quot;;[$item.$I303];&quot;, &quot;;[$item.$J303];&quot;, &quot;;[$item.$K303];&quot;, &quot;;[$item.$L303];&quot; =&gt; &quot;;[$item.$A303];&quot; // &quot;;[$item.$M303])" office:value-type="string" office:string-value="  scrlaa, null, null, null, null, null, null, null, 37, null, null, null =&gt; scrlaa // Scroll" calcext:value-type="string">
            <text:p><text:s text:c="2"/>scrlaa, null, null, null, null, null, null, null, 37, null, null, null =&gt; scrlaa // Scroll</text:p>
          </table:table-cell>
        </table:table-row>
        <table:table-row table:style-name="ro3">
          <table:table-cell table:formula="of:=CONCATENATE(;&quot;  &quot;;[$item.$A304];&quot;, &quot;;[$item.$B304];&quot;, &quot;;[$item.$C304];&quot;, &quot;;[$item.$D304];&quot;, &quot;;[$item.$E304];&quot;, &quot;;[$item.$F304];&quot;, &quot;;[$item.$G304];&quot;, &quot;;[$item.$H304];&quot;, &quot;;[$item.$I304];&quot;, &quot;;[$item.$J304];&quot;, &quot;;[$item.$K304];&quot;, &quot;;[$item.$L304];&quot; =&gt; &quot;;[$item.$A304];&quot; // &quot;;[$item.$M304])" office:value-type="string" office:string-value="  scrlab, null, null, null, null, null, null, null, 37, null, null, null =&gt; scrlab // Dradeel's Recipe Page" calcext:value-type="string">
            <text:p><text:s text:c="2"/>scrlab, null, null, null, null, null, null, null, 37, null, null, null =&gt; scrlab // Dradeel's Recipe Page</text:p>
          </table:table-cell>
        </table:table-row>
        <table:table-row table:style-name="ro3">
          <table:table-cell table:formula="of:=CONCATENATE(;&quot;  &quot;;[$item.$A305];&quot;, &quot;;[$item.$B305];&quot;, &quot;;[$item.$C305];&quot;, &quot;;[$item.$D305];&quot;, &quot;;[$item.$E305];&quot;, &quot;;[$item.$F305];&quot;, &quot;;[$item.$G305];&quot;, &quot;;[$item.$H305];&quot;, &quot;;[$item.$I305];&quot;, &quot;;[$item.$J305];&quot;, &quot;;[$item.$K305];&quot;, &quot;;[$item.$L305];&quot; =&gt; &quot;;[$item.$A305];&quot; // &quot;;[$item.$M305])" office:value-type="string" office:string-value="  scrlac, null, null, null, null, null, null, null, 37, null, null, null =&gt; scrlac // Dradeel's Recipe Page" calcext:value-type="string">
            <text:p><text:s text:c="2"/>scrlac, null, null, null, null, null, null, null, 37, null, null, null =&gt; scrlac // Dradeel's Recipe Page</text:p>
          </table:table-cell>
        </table:table-row>
        <table:table-row table:style-name="ro3">
          <table:table-cell table:formula="of:=CONCATENATE(;&quot;  &quot;;[$item.$A306];&quot;, &quot;;[$item.$B306];&quot;, &quot;;[$item.$C306];&quot;, &quot;;[$item.$D306];&quot;, &quot;;[$item.$E306];&quot;, &quot;;[$item.$F306];&quot;, &quot;;[$item.$G306];&quot;, &quot;;[$item.$H306];&quot;, &quot;;[$item.$I306];&quot;, &quot;;[$item.$J306];&quot;, &quot;;[$item.$K306];&quot;, &quot;;[$item.$L306];&quot; =&gt; &quot;;[$item.$A306];&quot; // &quot;;[$item.$M306])" office:value-type="string" office:string-value="  scrlad, null, null, null, null, null, null, null, 37, null, null, null =&gt; scrlad // Dradeel's Recipe Page" calcext:value-type="string">
            <text:p><text:s text:c="2"/>scrlad, null, null, null, null, null, null, null, 37, null, null, null =&gt; scrlad // Dradeel's Recipe Page</text:p>
          </table:table-cell>
        </table:table-row>
        <table:table-row table:style-name="ro3">
          <table:table-cell table:formula="of:=CONCATENATE(;&quot;  &quot;;[$item.$A307];&quot;, &quot;;[$item.$B307];&quot;, &quot;;[$item.$C307];&quot;, &quot;;[$item.$D307];&quot;, &quot;;[$item.$E307];&quot;, &quot;;[$item.$F307];&quot;, &quot;;[$item.$G307];&quot;, &quot;;[$item.$H307];&quot;, &quot;;[$item.$I307];&quot;, &quot;;[$item.$J307];&quot;, &quot;;[$item.$K307];&quot;, &quot;;[$item.$L307];&quot; =&gt; &quot;;[$item.$A307];&quot; // &quot;;[$item.$M307])" office:value-type="string" office:string-value="  scrlaf, null, null, null, null, null, null, null, 37, null, null, null =&gt; scrlaf // Dradeel's Recipe Page" calcext:value-type="string">
            <text:p><text:s text:c="2"/>scrlaf, null, null, null, null, null, null, null, 37, null, null, null =&gt; scrlaf // Dradeel's Recipe Page</text:p>
          </table:table-cell>
        </table:table-row>
        <table:table-row table:style-name="ro3">
          <table:table-cell table:formula="of:=CONCATENATE(;&quot;  &quot;;[$item.$A308];&quot;, &quot;;[$item.$B308];&quot;, &quot;;[$item.$C308];&quot;, &quot;;[$item.$D308];&quot;, &quot;;[$item.$E308];&quot;, &quot;;[$item.$F308];&quot;, &quot;;[$item.$G308];&quot;, &quot;;[$item.$H308];&quot;, &quot;;[$item.$I308];&quot;, &quot;;[$item.$J308];&quot;, &quot;;[$item.$K308];&quot;, &quot;;[$item.$L308];&quot; =&gt; &quot;;[$item.$A308];&quot; // &quot;;[$item.$M308])" office:value-type="string" office:string-value="  scrlag, null, 1, null, null, null, null, null, 37, null, null, null =&gt; scrlag // Crom Faeyr Scroll" calcext:value-type="string">
            <text:p><text:s text:c="2"/>scrlag, null, 1, null, null, null, null, null, 37, null, null, null =&gt; scrlag // Crom Faeyr Scroll</text:p>
          </table:table-cell>
        </table:table-row>
        <table:table-row table:style-name="ro3">
          <table:table-cell table:formula="of:=CONCATENATE(;&quot;  &quot;;[$item.$A309];&quot;, &quot;;[$item.$B309];&quot;, &quot;;[$item.$C309];&quot;, &quot;;[$item.$D309];&quot;, &quot;;[$item.$E309];&quot;, &quot;;[$item.$F309];&quot;, &quot;;[$item.$G309];&quot;, &quot;;[$item.$H309];&quot;, &quot;;[$item.$I309];&quot;, &quot;;[$item.$J309];&quot;, &quot;;[$item.$K309];&quot;, &quot;;[$item.$L309];&quot; =&gt; &quot;;[$item.$A309];&quot; // &quot;;[$item.$M309])" office:value-type="string" office:string-value="  scrlhp, null, null, null, null, null, null, null, 37, null, null, null =&gt; scrlhp // Note" calcext:value-type="string">
            <text:p><text:s text:c="2"/>scrlhp, null, null, null, null, null, null, null, 37, null, null, null =&gt; scrlhp // Note</text:p>
          </table:table-cell>
        </table:table-row>
        <table:table-row table:style-name="ro3">
          <table:table-cell table:formula="of:=CONCATENATE(;&quot;  &quot;;[$item.$A310];&quot;, &quot;;[$item.$B310];&quot;, &quot;;[$item.$C310];&quot;, &quot;;[$item.$D310];&quot;, &quot;;[$item.$E310];&quot;, &quot;;[$item.$F310];&quot;, &quot;;[$item.$G310];&quot;, &quot;;[$item.$H310];&quot;, &quot;;[$item.$I310];&quot;, &quot;;[$item.$J310];&quot;, &quot;;[$item.$K310];&quot;, &quot;;[$item.$L310];&quot; =&gt; &quot;;[$item.$A310];&quot; // &quot;;[$item.$M310])" office:value-type="string" office:string-value="  scrlick, null, null, null, null, null, null, null, 37, null, null, null =&gt; scrlick // Illithid Correspondence" calcext:value-type="string">
            <text:p><text:s text:c="2"/>scrlick, null, null, null, null, null, null, null, 37, null, null, null =&gt; scrlick // Illithid Correspondence</text:p>
          </table:table-cell>
        </table:table-row>
        <table:table-row table:style-name="ro3">
          <table:table-cell table:formula="of:=CONCATENATE(;&quot;  &quot;;[$item.$A311];&quot;, &quot;;[$item.$B311];&quot;, &quot;;[$item.$C311];&quot;, &quot;;[$item.$D311];&quot;, &quot;;[$item.$E311];&quot;, &quot;;[$item.$F311];&quot;, &quot;;[$item.$G311];&quot;, &quot;;[$item.$H311];&quot;, &quot;;[$item.$I311];&quot;, &quot;;[$item.$J311];&quot;, &quot;;[$item.$K311];&quot;, &quot;;[$item.$L311];&quot; =&gt; &quot;;[$item.$A311];&quot; // &quot;;[$item.$M311])" office:value-type="string" office:string-value="  scrlmz, null, null, null, null, null, null, null, 37, null, null, null =&gt; scrlmz // A note from Mazzy Fentan" calcext:value-type="string">
            <text:p><text:s text:c="2"/>scrlmz, null, null, null, null, null, null, null, 37, null, null, null =&gt; scrlmz // A note from Mazzy Fentan</text:p>
          </table:table-cell>
        </table:table-row>
        <table:table-row table:style-name="ro3">
          <table:table-cell table:formula="of:=CONCATENATE(;&quot;  &quot;;[$item.$A312];&quot;, &quot;;[$item.$B312];&quot;, &quot;;[$item.$C312];&quot;, &quot;;[$item.$D312];&quot;, &quot;;[$item.$E312];&quot;, &quot;;[$item.$F312];&quot;, &quot;;[$item.$G312];&quot;, &quot;;[$item.$H312];&quot;, &quot;;[$item.$I312];&quot;, &quot;;[$item.$J312];&quot;, &quot;;[$item.$K312];&quot;, &quot;;[$item.$L312];&quot; =&gt; &quot;;[$item.$A312];&quot; // &quot;;[$item.$M312])" office:value-type="string" office:string-value="  secret02, null, null, 0, null, null, null, null, null, 2, null, null =&gt; secret02 // Pulse Ammunition" calcext:value-type="string">
            <text:p><text:s text:c="2"/>secret02, null, null, 0, null, null, null, null, null, 2, null, null =&gt; secret02 // Pulse Ammunition</text:p>
          </table:table-cell>
        </table:table-row>
        <table:table-row table:style-name="ro3">
          <table:table-cell table:formula="of:=CONCATENATE(;&quot;  &quot;;[$item.$A313];&quot;, &quot;;[$item.$B313];&quot;, &quot;;[$item.$C313];&quot;, &quot;;[$item.$D313];&quot;, &quot;;[$item.$E313];&quot;, &quot;;[$item.$F313];&quot;, &quot;;[$item.$G313];&quot;, &quot;;[$item.$H313];&quot;, &quot;;[$item.$I313];&quot;, &quot;;[$item.$J313];&quot;, &quot;;[$item.$K313];&quot;, &quot;;[$item.$L313];&quot; =&gt; &quot;;[$item.$A313];&quot; // &quot;;[$item.$M313])" office:value-type="string" office:string-value="  secret03, null, null, null, null, null, null, null, null, 2, null, null =&gt; secret03 // Frag Grenade" calcext:value-type="string">
            <text:p><text:s text:c="2"/>secret03, null, null, null, null, null, null, null, null, 2, null, null =&gt; secret03 // Frag Grenade</text:p>
          </table:table-cell>
        </table:table-row>
        <table:table-row table:style-name="ro3">
          <table:table-cell table:formula="of:=CONCATENATE(;&quot;  &quot;;[$item.$A314];&quot;, &quot;;[$item.$B314];&quot;, &quot;;[$item.$C314];&quot;, &quot;;[$item.$D314];&quot;, &quot;;[$item.$E314];&quot;, &quot;;[$item.$F314];&quot;, &quot;;[$item.$G314];&quot;, &quot;;[$item.$H314];&quot;, &quot;;[$item.$I314];&quot;, &quot;;[$item.$J314];&quot;, &quot;;[$item.$K314];&quot;, &quot;;[$item.$L314];&quot; =&gt; &quot;;[$item.$A314];&quot; // &quot;;[$item.$M314])" office:value-type="string" office:string-value="  secret04, null, null, null, null, null, null, null, null, 2, null, null =&gt; secret04 // Scorcher Ammunition" calcext:value-type="string">
            <text:p><text:s text:c="2"/>secret04, null, null, null, null, null, null, null, null, 2, null, null =&gt; secret04 // Scorcher Ammunition</text:p>
          </table:table-cell>
        </table:table-row>
        <table:table-row table:style-name="ro3">
          <table:table-cell table:formula="of:=CONCATENATE(;&quot;  &quot;;[$item.$A315];&quot;, &quot;;[$item.$B315];&quot;, &quot;;[$item.$C315];&quot;, &quot;;[$item.$D315];&quot;, &quot;;[$item.$E315];&quot;, &quot;;[$item.$F315];&quot;, &quot;;[$item.$G315];&quot;, &quot;;[$item.$H315];&quot;, &quot;;[$item.$I315];&quot;, &quot;;[$item.$J315];&quot;, &quot;;[$item.$K315];&quot;, &quot;;[$item.$L315];&quot; =&gt; &quot;;[$item.$A315];&quot; // &quot;;[$item.$M315])" office:value-type="string" office:string-value="  seltest, 1, null, null, null, null, null, null, null, null, null, null =&gt; seltest // &lt;Invalid Strref -1&gt;" calcext:value-type="string">
            <text:p><text:s text:c="2"/>seltest, 1, null, null, null, null, null, null, null, null, null, null =&gt; seltest // &lt;Invalid Strref -1&gt;</text:p>
          </table:table-cell>
        </table:table-row>
        <table:table-row table:style-name="ro3">
          <table:table-cell table:formula="of:=CONCATENATE(;&quot;  &quot;;[$item.$A316];&quot;, &quot;;[$item.$B316];&quot;, &quot;;[$item.$C316];&quot;, &quot;;[$item.$D316];&quot;, &quot;;[$item.$E316];&quot;, &quot;;[$item.$F316];&quot;, &quot;;[$item.$G316];&quot;, &quot;;[$item.$H316];&quot;, &quot;;[$item.$I316];&quot;, &quot;;[$item.$J316];&quot;, &quot;;[$item.$K316];&quot;, &quot;;[$item.$L316];&quot; =&gt; &quot;;[$item.$A316];&quot; // &quot;;[$item.$M316])" office:value-type="string" office:string-value="  sendai, null, null, 0, null, null, null, null, null, null, null, null =&gt; sendai // Drow Flail +3" calcext:value-type="string">
            <text:p><text:s text:c="2"/>sendai, null, null, 0, null, null, null, null, null, null, null, null =&gt; sendai // Drow Flail +3</text:p>
          </table:table-cell>
        </table:table-row>
        <table:table-row table:style-name="ro3">
          <table:table-cell table:formula="of:=CONCATENATE(;&quot;  &quot;;[$item.$A317];&quot;, &quot;;[$item.$B317];&quot;, &quot;;[$item.$C317];&quot;, &quot;;[$item.$D317];&quot;, &quot;;[$item.$E317];&quot;, &quot;;[$item.$F317];&quot;, &quot;;[$item.$G317];&quot;, &quot;;[$item.$H317];&quot;, &quot;;[$item.$I317];&quot;, &quot;;[$item.$J317];&quot;, &quot;;[$item.$K317];&quot;, &quot;;[$item.$L317];&quot; =&gt; &quot;;[$item.$A317];&quot; // &quot;;[$item.$M317])" office:value-type="string" office:string-value="  shalt01, 1, null, null, null, null, null, null, null, null, null, null =&gt; shalt01 // Ring" calcext:value-type="string">
            <text:p><text:s text:c="2"/>shalt01, 1, null, null, null, null, null, null, null, null, null, null =&gt; shalt01 // Ring</text:p>
          </table:table-cell>
        </table:table-row>
        <table:table-row table:style-name="ro3">
          <table:table-cell table:formula="of:=CONCATENATE(;&quot;  &quot;;[$item.$A318];&quot;, &quot;;[$item.$B318];&quot;, &quot;;[$item.$C318];&quot;, &quot;;[$item.$D318];&quot;, &quot;;[$item.$E318];&quot;, &quot;;[$item.$F318];&quot;, &quot;;[$item.$G318];&quot;, &quot;;[$item.$H318];&quot;, &quot;;[$item.$I318];&quot;, &quot;;[$item.$J318];&quot;, &quot;;[$item.$K318];&quot;, &quot;;[$item.$L318];&quot; =&gt; &quot;;[$item.$A318];&quot; // &quot;;[$item.$M318])" office:value-type="string" office:string-value="  shille, null, null, 0, null, 0, null, null, null, null, null, null =&gt; shille // Shillelagh" calcext:value-type="string">
            <text:p><text:s text:c="2"/>shille, null, null, 0, null, 0, null, null, null, null, null, null =&gt; shille // Shillelagh</text:p>
          </table:table-cell>
        </table:table-row>
        <table:table-row table:style-name="ro3">
          <table:table-cell table:formula="of:=CONCATENATE(;&quot;  &quot;;[$item.$A319];&quot;, &quot;;[$item.$B319];&quot;, &quot;;[$item.$C319];&quot;, &quot;;[$item.$D319];&quot;, &quot;;[$item.$E319];&quot;, &quot;;[$item.$F319];&quot;, &quot;;[$item.$G319];&quot;, &quot;;[$item.$H319];&quot;, &quot;;[$item.$I319];&quot;, &quot;;[$item.$J319];&quot;, &quot;;[$item.$K319];&quot;, &quot;;[$item.$L319];&quot; =&gt; &quot;;[$item.$A319];&quot; // &quot;;[$item.$M319])" office:value-type="string" office:string-value="  shld17, null, null, null, null, null, null, 10, null, null, null, null =&gt; shld17 // Buckler +1" calcext:value-type="string">
            <text:p><text:s text:c="2"/>shld17, null, null, null, null, null, null, 10, null, null, null, null =&gt; shld17 // Buckler +1</text:p>
          </table:table-cell>
        </table:table-row>
        <table:table-row table:style-name="ro3">
          <table:table-cell table:formula="of:=CONCATENATE(;&quot;  &quot;;[$item.$A320];&quot;, &quot;;[$item.$B320];&quot;, &quot;;[$item.$C320];&quot;, &quot;;[$item.$D320];&quot;, &quot;;[$item.$E320];&quot;, &quot;;[$item.$F320];&quot;, &quot;;[$item.$G320];&quot;, &quot;;[$item.$H320];&quot;, &quot;;[$item.$I320];&quot;, &quot;;[$item.$J320];&quot;, &quot;;[$item.$K320];&quot;, &quot;;[$item.$L320];&quot; =&gt; &quot;;[$item.$A320];&quot; // &quot;;[$item.$M320])" office:value-type="string" office:string-value="  shld23, null, null, null, null, 10, null, null, null, null, null, null =&gt; shld23 // Fortress Shield +3" calcext:value-type="string">
            <text:p><text:s text:c="2"/>shld23, null, null, null, null, 10, null, null, null, null, null, null =&gt; shld23 // Fortress Shield +3</text:p>
          </table:table-cell>
        </table:table-row>
        <table:table-row table:style-name="ro3">
          <table:table-cell table:formula="of:=CONCATENATE(;&quot;  &quot;;[$item.$A321];&quot;, &quot;;[$item.$B321];&quot;, &quot;;[$item.$C321];&quot;, &quot;;[$item.$D321];&quot;, &quot;;[$item.$E321];&quot;, &quot;;[$item.$F321];&quot;, &quot;;[$item.$G321];&quot;, &quot;;[$item.$H321];&quot;, &quot;;[$item.$I321];&quot;, &quot;;[$item.$J321];&quot;, &quot;;[$item.$K321];&quot;, &quot;;[$item.$L321];&quot; =&gt; &quot;;[$item.$A321];&quot; // &quot;;[$item.$M321])" office:value-type="string" office:string-value="  shld27, null, null, null, null, 4, null, null, null, null, null, null =&gt; shld27 // Saving Grace +3" calcext:value-type="string">
            <text:p><text:s text:c="2"/>shld27, null, null, null, null, 4, null, null, null, null, null, null =&gt; shld27 // Saving Grace +3</text:p>
          </table:table-cell>
        </table:table-row>
        <table:table-row table:style-name="ro3">
          <table:table-cell table:formula="of:=CONCATENATE(;&quot;  &quot;;[$item.$A322];&quot;, &quot;;[$item.$B322];&quot;, &quot;;[$item.$C322];&quot;, &quot;;[$item.$D322];&quot;, &quot;;[$item.$E322];&quot;, &quot;;[$item.$F322];&quot;, &quot;;[$item.$G322];&quot;, &quot;;[$item.$H322];&quot;, &quot;;[$item.$I322];&quot;, &quot;;[$item.$J322];&quot;, &quot;;[$item.$K322];&quot;, &quot;;[$item.$L322];&quot; =&gt; &quot;;[$item.$A322];&quot; // &quot;;[$item.$M322])" office:value-type="string" office:string-value="  skelclub, 1, null, null, null, null, null, null, null, null, null, null =&gt; skelclub // Club" calcext:value-type="string">
            <text:p><text:s text:c="2"/>skelclub, 1, null, null, null, null, null, null, null, null, null, null =&gt; skelclub // Club</text:p>
          </table:table-cell>
        </table:table-row>
        <table:table-row table:style-name="ro3">
          <table:table-cell table:formula="of:=CONCATENATE(;&quot;  &quot;;[$item.$A323];&quot;, &quot;;[$item.$B323];&quot;, &quot;;[$item.$C323];&quot;, &quot;;[$item.$D323];&quot;, &quot;;[$item.$E323];&quot;, &quot;;[$item.$F323];&quot;, &quot;;[$item.$G323];&quot;, &quot;;[$item.$H323];&quot;, &quot;;[$item.$I323];&quot;, &quot;;[$item.$J323];&quot;, &quot;;[$item.$K323];&quot;, &quot;;[$item.$L323];&quot; =&gt; &quot;;[$item.$A323];&quot; // &quot;;[$item.$M323])" office:value-type="string" office:string-value="  skelwasu, 1, null, null, null, null, null, null, null, null, null, null =&gt; skelwasu // Two Handed Sword +1" calcext:value-type="string">
            <text:p><text:s text:c="2"/>skelwasu, 1, null, null, null, null, null, null, null, null, null, null =&gt; skelwasu // Two Handed Sword +1</text:p>
          </table:table-cell>
        </table:table-row>
        <table:table-row table:style-name="ro3">
          <table:table-cell table:formula="of:=CONCATENATE(;&quot;  &quot;;[$item.$A324];&quot;, &quot;;[$item.$B324];&quot;, &quot;;[$item.$C324];&quot;, &quot;;[$item.$D324];&quot;, &quot;;[$item.$E324];&quot;, &quot;;[$item.$F324];&quot;, &quot;;[$item.$G324];&quot;, &quot;;[$item.$H324];&quot;, &quot;;[$item.$I324];&quot;, &quot;;[$item.$J324];&quot;, &quot;;[$item.$K324];&quot;, &quot;;[$item.$L324];&quot; =&gt; &quot;;[$item.$A324];&quot; // &quot;;[$item.$M324])" office:value-type="string" office:string-value="  slayerwp, 1, null, null, null, null, null, null, null, null, null, 1 =&gt; slayerwp // &lt;Invalid Strref -1&gt;" calcext:value-type="string">
            <text:p><text:s text:c="2"/>slayerwp, 1, null, null, null, null, null, null, null, null, null, 1 =&gt; slayerwp // &lt;Invalid Strref -1&gt;</text:p>
          </table:table-cell>
        </table:table-row>
        <table:table-row table:style-name="ro3">
          <table:table-cell table:formula="of:=CONCATENATE(;&quot;  &quot;;[$item.$A325];&quot;, &quot;;[$item.$B325];&quot;, &quot;;[$item.$C325];&quot;, &quot;;[$item.$D325];&quot;, &quot;;[$item.$E325];&quot;, &quot;;[$item.$F325];&quot;, &quot;;[$item.$G325];&quot;, &quot;;[$item.$H325];&quot;, &quot;;[$item.$I325];&quot;, &quot;;[$item.$J325];&quot;, &quot;;[$item.$K325];&quot;, &quot;;[$item.$L325];&quot; =&gt; &quot;;[$item.$A325];&quot; // &quot;;[$item.$M325])" office:value-type="string" office:string-value="  slaysh01, 1, null, null, null, null, null, null, null, null, null, null =&gt; slaysh01 // &lt;Invalid Strref -1&gt;" calcext:value-type="string">
            <text:p><text:s text:c="2"/>slaysh01, 1, null, null, null, null, null, null, null, null, null, null =&gt; slaysh01 // &lt;Invalid Strref -1&gt;</text:p>
          </table:table-cell>
        </table:table-row>
        <table:table-row table:style-name="ro3">
          <table:table-cell table:formula="of:=CONCATENATE(;&quot;  &quot;;[$item.$A326];&quot;, &quot;;[$item.$B326];&quot;, &quot;;[$item.$C326];&quot;, &quot;;[$item.$D326];&quot;, &quot;;[$item.$E326];&quot;, &quot;;[$item.$F326];&quot;, &quot;;[$item.$G326];&quot;, &quot;;[$item.$H326];&quot;, &quot;;[$item.$I326];&quot;, &quot;;[$item.$J326];&quot;, &quot;;[$item.$K326];&quot;, &quot;;[$item.$L326];&quot; =&gt; &quot;;[$item.$A326];&quot; // &quot;;[$item.$M326])" office:value-type="string" office:string-value="  slng03, null, null, null, null, null, null, 45, null, null, null, null =&gt; slng03 // Sling +3" calcext:value-type="string">
            <text:p><text:s text:c="2"/>slng03, null, null, null, null, null, null, 45, null, null, null, null =&gt; slng03 // Sling +3</text:p>
          </table:table-cell>
        </table:table-row>
        <table:table-row table:style-name="ro3">
          <table:table-cell table:formula="of:=CONCATENATE(;&quot;  &quot;;[$item.$A327];&quot;, &quot;;[$item.$B327];&quot;, &quot;;[$item.$C327];&quot;, &quot;;[$item.$D327];&quot;, &quot;;[$item.$E327];&quot;, &quot;;[$item.$F327];&quot;, &quot;;[$item.$G327];&quot;, &quot;;[$item.$H327];&quot;, &quot;;[$item.$I327];&quot;, &quot;;[$item.$J327];&quot;, &quot;;[$item.$K327];&quot;, &quot;;[$item.$L327];&quot; =&gt; &quot;;[$item.$A327];&quot; // &quot;;[$item.$M327])" office:value-type="string" office:string-value="  slng08, null, null, null, 2, null, null, null, null, null, null, null =&gt; slng08 // Erinne Sling +4" calcext:value-type="string">
            <text:p><text:s text:c="2"/>slng08, null, null, null, 2, null, null, null, null, null, null, null =&gt; slng08 // Erinne Sling +4</text:p>
          </table:table-cell>
        </table:table-row>
        <table:table-row table:style-name="ro3">
          <table:table-cell table:formula="of:=CONCATENATE(;&quot;  &quot;;[$item.$A328];&quot;, &quot;;[$item.$B328];&quot;, &quot;;[$item.$C328];&quot;, &quot;;[$item.$D328];&quot;, &quot;;[$item.$E328];&quot;, &quot;;[$item.$F328];&quot;, &quot;;[$item.$G328];&quot;, &quot;;[$item.$H328];&quot;, &quot;;[$item.$I328];&quot;, &quot;;[$item.$J328];&quot;, &quot;;[$item.$K328];&quot;, &quot;;[$item.$L328];&quot; =&gt; &quot;;[$item.$A328];&quot; // &quot;;[$item.$M328])" office:value-type="string" office:string-value="  slng09, null, null, null, 1, null, null, null, null, null, null, null =&gt; slng09 // Erinne Sling +5" calcext:value-type="string">
            <text:p><text:s text:c="2"/>slng09, null, null, null, 1, null, null, null, null, null, null, null =&gt; slng09 // Erinne Sling +5</text:p>
          </table:table-cell>
        </table:table-row>
        <table:table-row table:style-name="ro3">
          <table:table-cell table:formula="of:=CONCATENATE(;&quot;  &quot;;[$item.$A329];&quot;, &quot;;[$item.$B329];&quot;, &quot;;[$item.$C329];&quot;, &quot;;[$item.$D329];&quot;, &quot;;[$item.$E329];&quot;, &quot;;[$item.$F329];&quot;, &quot;;[$item.$G329];&quot;, &quot;;[$item.$H329];&quot;, &quot;;[$item.$I329];&quot;, &quot;;[$item.$J329];&quot;, &quot;;[$item.$K329];&quot;, &quot;;[$item.$L329];&quot; =&gt; &quot;;[$item.$A329];&quot; // &quot;;[$item.$M329])" office:value-type="string" office:string-value="  snakspir, null, 1, null, null, null, null, null, null, null, 3, null =&gt; snakspir // Attack" calcext:value-type="string">
            <text:p><text:s text:c="2"/>snakspir, null, 1, null, null, null, null, null, null, null, 3, null =&gt; snakspir // Attack</text:p>
          </table:table-cell>
        </table:table-row>
        <table:table-row table:style-name="ro3">
          <table:table-cell table:formula="of:=CONCATENATE(;&quot;  &quot;;[$item.$A330];&quot;, &quot;;[$item.$B330];&quot;, &quot;;[$item.$C330];&quot;, &quot;;[$item.$D330];&quot;, &quot;;[$item.$E330];&quot;, &quot;;[$item.$F330];&quot;, &quot;;[$item.$G330];&quot;, &quot;;[$item.$H330];&quot;, &quot;;[$item.$I330];&quot;, &quot;;[$item.$J330];&quot;, &quot;;[$item.$K330];&quot;, &quot;;[$item.$L330];&quot; =&gt; &quot;;[$item.$A330];&quot; // &quot;;[$item.$M330])" office:value-type="string" office:string-value="  sorb, null, null, null, null, 0, null, null, null, null, null, null =&gt; sorb // Searing Orb" calcext:value-type="string">
            <text:p><text:s text:c="2"/>sorb, null, null, null, null, 0, null, null, null, null, null, null =&gt; sorb // Searing Orb</text:p>
          </table:table-cell>
        </table:table-row>
        <table:table-row table:style-name="ro3">
          <table:table-cell table:formula="of:=CONCATENATE(;&quot;  &quot;;[$item.$A331];&quot;, &quot;;[$item.$B331];&quot;, &quot;;[$item.$C331];&quot;, &quot;;[$item.$D331];&quot;, &quot;;[$item.$E331];&quot;, &quot;;[$item.$F331];&quot;, &quot;;[$item.$G331];&quot;, &quot;;[$item.$H331];&quot;, &quot;;[$item.$I331];&quot;, &quot;;[$item.$J331];&quot;, &quot;;[$item.$K331];&quot;, &quot;;[$item.$L331];&quot; =&gt; &quot;;[$item.$A331];&quot; // &quot;;[$item.$M331])" office:value-type="string" office:string-value="  spectr, 1, null, null, null, null, null, null, null, null, null, null =&gt; spectr // &lt;Invalid Strref -1&gt;" calcext:value-type="string">
            <text:p><text:s text:c="2"/>spectr, 1, null, null, null, null, null, null, null, null, null, null =&gt; spectr // &lt;Invalid Strref -1&gt;</text:p>
          </table:table-cell>
        </table:table-row>
        <table:table-row table:style-name="ro3">
          <table:table-cell table:formula="of:=CONCATENATE(;&quot;  &quot;;[$item.$A332];&quot;, &quot;;[$item.$B332];&quot;, &quot;;[$item.$C332];&quot;, &quot;;[$item.$D332];&quot;, &quot;;[$item.$E332];&quot;, &quot;;[$item.$F332];&quot;, &quot;;[$item.$G332];&quot;, &quot;;[$item.$H332];&quot;, &quot;;[$item.$I332];&quot;, &quot;;[$item.$J332];&quot;, &quot;;[$item.$K332];&quot;, &quot;;[$item.$L332];&quot; =&gt; &quot;;[$item.$A332];&quot; // &quot;;[$item.$M332])" office:value-type="string" office:string-value="  sper03, null, null, null, 6, null, null, null, null, null, null, null =&gt; sper03 // Spear +3, Backbiter" calcext:value-type="string">
            <text:p><text:s text:c="2"/>sper03, null, null, null, 6, null, null, null, null, null, null, null =&gt; sper03 // Spear +3, Backbiter</text:p>
          </table:table-cell>
        </table:table-row>
        <table:table-row table:style-name="ro3">
          <table:table-cell table:formula="of:=CONCATENATE(;&quot;  &quot;;[$item.$A333];&quot;, &quot;;[$item.$B333];&quot;, &quot;;[$item.$C333];&quot;, &quot;;[$item.$D333];&quot;, &quot;;[$item.$E333];&quot;, &quot;;[$item.$F333];&quot;, &quot;;[$item.$G333];&quot;, &quot;;[$item.$H333];&quot;, &quot;;[$item.$I333];&quot;, &quot;;[$item.$J333];&quot;, &quot;;[$item.$K333];&quot;, &quot;;[$item.$L333];&quot; =&gt; &quot;;[$item.$A333];&quot; // &quot;;[$item.$M333])" office:value-type="string" office:string-value="  sper06, null, null, null, null, 3, null, null, null, null, null, null =&gt; sper06 // Spear +3" calcext:value-type="string">
            <text:p><text:s text:c="2"/>sper06, null, null, null, null, 3, null, null, null, null, null, null =&gt; sper06 // Spear +3</text:p>
          </table:table-cell>
        </table:table-row>
        <table:table-row table:style-name="ro3">
          <table:table-cell table:formula="of:=CONCATENATE(;&quot;  &quot;;[$item.$A334];&quot;, &quot;;[$item.$B334];&quot;, &quot;;[$item.$C334];&quot;, &quot;;[$item.$D334];&quot;, &quot;;[$item.$E334];&quot;, &quot;;[$item.$F334];&quot;, &quot;;[$item.$G334];&quot;, &quot;;[$item.$H334];&quot;, &quot;;[$item.$I334];&quot;, &quot;;[$item.$J334];&quot;, &quot;;[$item.$K334];&quot;, &quot;;[$item.$L334];&quot; =&gt; &quot;;[$item.$A334];&quot; // &quot;;[$item.$M334])" office:value-type="string" office:string-value="  sper10, null, null, null, 2, null, null, null, null, null, null, null =&gt; sper10 // Spear of Withering +4" calcext:value-type="string">
            <text:p><text:s text:c="2"/>sper10, null, null, null, 2, null, null, null, null, null, null, null =&gt; sper10 // Spear of Withering +4</text:p>
          </table:table-cell>
        </table:table-row>
        <table:table-row table:style-name="ro3">
          <table:table-cell table:formula="of:=CONCATENATE(;&quot;  &quot;;[$item.$A335];&quot;, &quot;;[$item.$B335];&quot;, &quot;;[$item.$C335];&quot;, &quot;;[$item.$D335];&quot;, &quot;;[$item.$E335];&quot;, &quot;;[$item.$F335];&quot;, &quot;;[$item.$G335];&quot;, &quot;;[$item.$H335];&quot;, &quot;;[$item.$I335];&quot;, &quot;;[$item.$J335];&quot;, &quot;;[$item.$K335];&quot;, &quot;;[$item.$L335];&quot; =&gt; &quot;;[$item.$A335];&quot; // &quot;;[$item.$M335])" office:value-type="string" office:string-value="  sper11, null, null, null, 2, null, null, null, null, null, null, null =&gt; sper11 // Ixil's Nail +4" calcext:value-type="string">
            <text:p><text:s text:c="2"/>sper11, null, null, null, 2, null, null, null, null, null, null, null =&gt; sper11 // Ixil's Nail +4</text:p>
          </table:table-cell>
        </table:table-row>
        <table:table-row table:style-name="ro3">
          <table:table-cell table:formula="of:=CONCATENATE(;&quot;  &quot;;[$item.$A336];&quot;, &quot;;[$item.$B336];&quot;, &quot;;[$item.$C336];&quot;, &quot;;[$item.$D336];&quot;, &quot;;[$item.$E336];&quot;, &quot;;[$item.$F336];&quot;, &quot;;[$item.$G336];&quot;, &quot;;[$item.$H336];&quot;, &quot;;[$item.$I336];&quot;, &quot;;[$item.$J336];&quot;, &quot;;[$item.$K336];&quot;, &quot;;[$item.$L336];&quot; =&gt; &quot;;[$item.$A336];&quot; // &quot;;[$item.$M336])" office:value-type="string" office:string-value="  sper12, null, null, null, 1, null, null, null, null, null, null, null =&gt; sper12 // Ixil's Spike +6" calcext:value-type="string">
            <text:p><text:s text:c="2"/>sper12, null, null, null, 1, null, null, null, null, null, null, null =&gt; sper12 // Ixil's Spike +6</text:p>
          </table:table-cell>
        </table:table-row>
        <table:table-row table:style-name="ro3">
          <table:table-cell table:formula="of:=CONCATENATE(;&quot;  &quot;;[$item.$A337];&quot;, &quot;;[$item.$B337];&quot;, &quot;;[$item.$C337];&quot;, &quot;;[$item.$D337];&quot;, &quot;;[$item.$E337];&quot;, &quot;;[$item.$F337];&quot;, &quot;;[$item.$G337];&quot;, &quot;;[$item.$H337];&quot;, &quot;;[$item.$I337];&quot;, &quot;;[$item.$J337];&quot;, &quot;;[$item.$K337];&quot;, &quot;;[$item.$L337];&quot; =&gt; &quot;;[$item.$A337];&quot; // &quot;;[$item.$M337])" office:value-type="string" office:string-value="  spermel, null, null, 0, null, null, null, null, null, null, null, null =&gt; spermel // Spear" calcext:value-type="string">
            <text:p><text:s text:c="2"/>spermel, null, null, 0, null, null, null, null, null, null, null, null =&gt; spermel // Spear</text:p>
          </table:table-cell>
        </table:table-row>
        <table:table-row table:style-name="ro3">
          <table:table-cell table:formula="of:=CONCATENATE(;&quot;  &quot;;[$item.$A338];&quot;, &quot;;[$item.$B338];&quot;, &quot;;[$item.$C338];&quot;, &quot;;[$item.$D338];&quot;, &quot;;[$item.$E338];&quot;, &quot;;[$item.$F338];&quot;, &quot;;[$item.$G338];&quot;, &quot;;[$item.$H338];&quot;, &quot;;[$item.$I338];&quot;, &quot;;[$item.$J338];&quot;, &quot;;[$item.$K338];&quot;, &quot;;[$item.$L338];&quot; =&gt; &quot;;[$item.$A338];&quot; // &quot;;[$item.$M338])" office:value-type="string" office:string-value="  staf04, null, null, null, 4, 4, null, null, null, null, null, null =&gt; staf04 // Quarterstaff" calcext:value-type="string">
            <text:p><text:s text:c="2"/>staf04, null, null, null, 4, 4, null, null, null, null, null, null =&gt; staf04 // Quarterstaff</text:p>
          </table:table-cell>
        </table:table-row>
        <table:table-row table:style-name="ro3">
          <table:table-cell table:formula="of:=CONCATENATE(;&quot;  &quot;;[$item.$A339];&quot;, &quot;;[$item.$B339];&quot;, &quot;;[$item.$C339];&quot;, &quot;;[$item.$D339];&quot;, &quot;;[$item.$E339];&quot;, &quot;;[$item.$F339];&quot;, &quot;;[$item.$G339];&quot;, &quot;;[$item.$H339];&quot;, &quot;;[$item.$I339];&quot;, &quot;;[$item.$J339];&quot;, &quot;;[$item.$K339];&quot;, &quot;;[$item.$L339];&quot; =&gt; &quot;;[$item.$A339];&quot; // &quot;;[$item.$M339])" office:value-type="string" office:string-value="  staf05, null, null, null, 1, null, null, null, null, null, null, null =&gt; staf05 // Staff of Striking" calcext:value-type="string">
            <text:p><text:s text:c="2"/>staf05, null, null, null, 1, null, null, null, null, null, null, null =&gt; staf05 // Staff of Striking</text:p>
          </table:table-cell>
        </table:table-row>
        <table:table-row table:style-name="ro3">
          <table:table-cell table:formula="of:=CONCATENATE(;&quot;  &quot;;[$item.$A340];&quot;, &quot;;[$item.$B340];&quot;, &quot;;[$item.$C340];&quot;, &quot;;[$item.$D340];&quot;, &quot;;[$item.$E340];&quot;, &quot;;[$item.$F340];&quot;, &quot;;[$item.$G340];&quot;, &quot;;[$item.$H340];&quot;, &quot;;[$item.$I340];&quot;, &quot;;[$item.$J340];&quot;, &quot;;[$item.$K340];&quot;, &quot;;[$item.$L340];&quot; =&gt; &quot;;[$item.$A340];&quot; // &quot;;[$item.$M340])" office:value-type="string" office:string-value="  staf06, null, null, null, null, null, null, 25, null, null, null, null =&gt; staf06 // Staff Mace" calcext:value-type="string">
            <text:p><text:s text:c="2"/>staf06, null, null, null, null, null, null, 25, null, null, null, null =&gt; staf06 // Staff Mace</text:p>
          </table:table-cell>
        </table:table-row>
        <table:table-row table:style-name="ro3">
          <table:table-cell table:formula="of:=CONCATENATE(;&quot;  &quot;;[$item.$A341];&quot;, &quot;;[$item.$B341];&quot;, &quot;;[$item.$C341];&quot;, &quot;;[$item.$D341];&quot;, &quot;;[$item.$E341];&quot;, &quot;;[$item.$F341];&quot;, &quot;;[$item.$G341];&quot;, &quot;;[$item.$H341];&quot;, &quot;;[$item.$I341];&quot;, &quot;;[$item.$J341];&quot;, &quot;;[$item.$K341];&quot;, &quot;;[$item.$L341];&quot; =&gt; &quot;;[$item.$A341];&quot; // &quot;;[$item.$M341])" office:value-type="string" office:string-value="  staf07, null, null, null, null, null, null, 65, null, null, null, null =&gt; staf07 // Staff Spear +2" calcext:value-type="string">
            <text:p><text:s text:c="2"/>staf07, null, null, null, null, null, null, 65, null, null, null, null =&gt; staf07 // Staff Spear +2</text:p>
          </table:table-cell>
        </table:table-row>
        <table:table-row table:style-name="ro3">
          <table:table-cell table:formula="of:=CONCATENATE(;&quot;  &quot;;[$item.$A342];&quot;, &quot;;[$item.$B342];&quot;, &quot;;[$item.$C342];&quot;, &quot;;[$item.$D342];&quot;, &quot;;[$item.$E342];&quot;, &quot;;[$item.$F342];&quot;, &quot;;[$item.$G342];&quot;, &quot;;[$item.$H342];&quot;, &quot;;[$item.$I342];&quot;, &quot;;[$item.$J342];&quot;, &quot;;[$item.$K342];&quot;, &quot;;[$item.$L342];&quot; =&gt; &quot;;[$item.$A342];&quot; // &quot;;[$item.$M342])" office:value-type="string" office:string-value="  staf08, null, null, null, null, 4, null, null, null, null, null, null =&gt; staf08 // Martial Staff +3" calcext:value-type="string">
            <text:p><text:s text:c="2"/>staf08, null, null, null, null, 4, null, null, null, null, null, null =&gt; staf08 // Martial Staff +3</text:p>
          </table:table-cell>
        </table:table-row>
        <table:table-row table:style-name="ro3">
          <table:table-cell table:formula="of:=CONCATENATE(;&quot;  &quot;;[$item.$A343];&quot;, &quot;;[$item.$B343];&quot;, &quot;;[$item.$C343];&quot;, &quot;;[$item.$D343];&quot;, &quot;;[$item.$E343];&quot;, &quot;;[$item.$F343];&quot;, &quot;;[$item.$G343];&quot;, &quot;;[$item.$H343];&quot;, &quot;;[$item.$I343];&quot;, &quot;;[$item.$J343];&quot;, &quot;;[$item.$K343];&quot;, &quot;;[$item.$L343];&quot; =&gt; &quot;;[$item.$A343];&quot; // &quot;;[$item.$M343])" office:value-type="string" office:string-value="  staf09, null, null, null, 2, null, null, null, null, null, null, null =&gt; staf09 // Staff of Command" calcext:value-type="string">
            <text:p><text:s text:c="2"/>staf09, null, null, null, 2, null, null, null, null, null, null, null =&gt; staf09 // Staff of Command</text:p>
          </table:table-cell>
        </table:table-row>
        <table:table-row table:style-name="ro3">
          <table:table-cell table:formula="of:=CONCATENATE(;&quot;  &quot;;[$item.$A344];&quot;, &quot;;[$item.$B344];&quot;, &quot;;[$item.$C344];&quot;, &quot;;[$item.$D344];&quot;, &quot;;[$item.$E344];&quot;, &quot;;[$item.$F344];&quot;, &quot;;[$item.$G344];&quot;, &quot;;[$item.$H344];&quot;, &quot;;[$item.$I344];&quot;, &quot;;[$item.$J344];&quot;, &quot;;[$item.$K344];&quot;, &quot;;[$item.$L344];&quot; =&gt; &quot;;[$item.$A344];&quot; // &quot;;[$item.$M344])" office:value-type="string" office:string-value="  staf10, null, null, null, 3, 4, null, null, null, null, 1, null =&gt; staf10 // Staff of Curing" calcext:value-type="string">
            <text:p><text:s text:c="2"/>staf10, null, null, null, 3, 4, null, null, null, null, 1, null =&gt; staf10 // Staff of Curing</text:p>
          </table:table-cell>
        </table:table-row>
        <table:table-row table:style-name="ro3">
          <table:table-cell table:formula="of:=CONCATENATE(;&quot;  &quot;;[$item.$A345];&quot;, &quot;;[$item.$B345];&quot;, &quot;;[$item.$C345];&quot;, &quot;;[$item.$D345];&quot;, &quot;;[$item.$E345];&quot;, &quot;;[$item.$F345];&quot;, &quot;;[$item.$G345];&quot;, &quot;;[$item.$H345];&quot;, &quot;;[$item.$I345];&quot;, &quot;;[$item.$J345];&quot;, &quot;;[$item.$K345];&quot;, &quot;;[$item.$L345];&quot; =&gt; &quot;;[$item.$A345];&quot; // &quot;;[$item.$M345])" office:value-type="string" office:string-value="  staf11, null, null, null, 1, 4, null, null, null, null, null, null =&gt; staf11 // Staff of the Magi" calcext:value-type="string">
            <text:p><text:s text:c="2"/>staf11, null, null, null, 1, 4, null, null, null, null, null, null =&gt; staf11 // Staff of the Magi</text:p>
          </table:table-cell>
        </table:table-row>
        <table:table-row table:style-name="ro3">
          <table:table-cell table:formula="of:=CONCATENATE(;&quot;  &quot;;[$item.$A346];&quot;, &quot;;[$item.$B346];&quot;, &quot;;[$item.$C346];&quot;, &quot;;[$item.$D346];&quot;, &quot;;[$item.$E346];&quot;, &quot;;[$item.$F346];&quot;, &quot;;[$item.$G346];&quot;, &quot;;[$item.$H346];&quot;, &quot;;[$item.$I346];&quot;, &quot;;[$item.$J346];&quot;, &quot;;[$item.$K346];&quot;, &quot;;[$item.$L346];&quot; =&gt; &quot;;[$item.$A346];&quot; // &quot;;[$item.$M346])" office:value-type="string" office:string-value="  staf12, null, null, null, 2, null, null, null, null, null, null, null =&gt; staf12 // Staff of Power" calcext:value-type="string">
            <text:p><text:s text:c="2"/>staf12, null, null, null, 2, null, null, null, null, null, null, null =&gt; staf12 // Staff of Power</text:p>
          </table:table-cell>
        </table:table-row>
        <table:table-row table:style-name="ro3">
          <table:table-cell table:formula="of:=CONCATENATE(;&quot;  &quot;;[$item.$A347];&quot;, &quot;;[$item.$B347];&quot;, &quot;;[$item.$C347];&quot;, &quot;;[$item.$D347];&quot;, &quot;;[$item.$E347];&quot;, &quot;;[$item.$F347];&quot;, &quot;;[$item.$G347];&quot;, &quot;;[$item.$H347];&quot;, &quot;;[$item.$I347];&quot;, &quot;;[$item.$J347];&quot;, &quot;;[$item.$K347];&quot;, &quot;;[$item.$L347];&quot; =&gt; &quot;;[$item.$A347];&quot; // &quot;;[$item.$M347])" office:value-type="string" office:string-value="  staf13, null, null, null, 2, 4, null, null, null, null, null, null =&gt; staf13 // Staff of Thunder and Lightning" calcext:value-type="string">
            <text:p><text:s text:c="2"/>staf13, null, null, null, 2, 4, null, null, null, null, null, null =&gt; staf13 // Staff of Thunder and Lightning</text:p>
          </table:table-cell>
        </table:table-row>
        <table:table-row table:style-name="ro3">
          <table:table-cell table:formula="of:=CONCATENATE(;&quot;  &quot;;[$item.$A348];&quot;, &quot;;[$item.$B348];&quot;, &quot;;[$item.$C348];&quot;, &quot;;[$item.$D348];&quot;, &quot;;[$item.$E348];&quot;, &quot;;[$item.$F348];&quot;, &quot;;[$item.$G348];&quot;, &quot;;[$item.$H348];&quot;, &quot;;[$item.$I348];&quot;, &quot;;[$item.$J348];&quot;, &quot;;[$item.$K348];&quot;, &quot;;[$item.$L348];&quot; =&gt; &quot;;[$item.$A348];&quot; // &quot;;[$item.$M348])" office:value-type="string" office:string-value="  staf14, null, null, 0, null, null, null, null, null, null, null, null =&gt; staf14 // Staff of the Woodlands +4" calcext:value-type="string">
            <text:p><text:s text:c="2"/>staf14, null, null, 0, null, null, null, null, null, null, null, null =&gt; staf14 // Staff of the Woodlands +4</text:p>
          </table:table-cell>
        </table:table-row>
        <table:table-row table:style-name="ro3">
          <table:table-cell table:formula="of:=CONCATENATE(;&quot;  &quot;;[$item.$A349];&quot;, &quot;;[$item.$B349];&quot;, &quot;;[$item.$C349];&quot;, &quot;;[$item.$D349];&quot;, &quot;;[$item.$E349];&quot;, &quot;;[$item.$F349];&quot;, &quot;;[$item.$G349];&quot;, &quot;;[$item.$H349];&quot;, &quot;;[$item.$I349];&quot;, &quot;;[$item.$J349];&quot;, &quot;;[$item.$K349];&quot;, &quot;;[$item.$L349];&quot; =&gt; &quot;;[$item.$A349];&quot; // &quot;;[$item.$M349])" office:value-type="string" office:string-value="  staf15, null, null, null, 2, null, null, null, null, null, null, null =&gt; staf15 // Staff of Air +2" calcext:value-type="string">
            <text:p><text:s text:c="2"/>staf15, null, null, null, 2, null, null, null, null, null, null, null =&gt; staf15 // Staff of Air +2</text:p>
          </table:table-cell>
        </table:table-row>
        <table:table-row table:style-name="ro3">
          <table:table-cell table:formula="of:=CONCATENATE(;&quot;  &quot;;[$item.$A350];&quot;, &quot;;[$item.$B350];&quot;, &quot;;[$item.$C350];&quot;, &quot;;[$item.$D350];&quot;, &quot;;[$item.$E350];&quot;, &quot;;[$item.$F350];&quot;, &quot;;[$item.$G350];&quot;, &quot;;[$item.$H350];&quot;, &quot;;[$item.$I350];&quot;, &quot;;[$item.$J350];&quot;, &quot;;[$item.$K350];&quot;, &quot;;[$item.$L350];&quot; =&gt; &quot;;[$item.$A350];&quot; // &quot;;[$item.$M350])" office:value-type="string" office:string-value="  staf16, null, null, null, 2, null, null, null, null, null, null, null =&gt; staf16 // Staff of Earth +2" calcext:value-type="string">
            <text:p><text:s text:c="2"/>staf16, null, null, null, 2, null, null, null, null, null, null, null =&gt; staf16 // Staff of Earth +2</text:p>
          </table:table-cell>
        </table:table-row>
        <table:table-row table:style-name="ro3">
          <table:table-cell table:formula="of:=CONCATENATE(;&quot;  &quot;;[$item.$A351];&quot;, &quot;;[$item.$B351];&quot;, &quot;;[$item.$C351];&quot;, &quot;;[$item.$D351];&quot;, &quot;;[$item.$E351];&quot;, &quot;;[$item.$F351];&quot;, &quot;;[$item.$G351];&quot;, &quot;;[$item.$H351];&quot;, &quot;;[$item.$I351];&quot;, &quot;;[$item.$J351];&quot;, &quot;;[$item.$K351];&quot;, &quot;;[$item.$L351];&quot; =&gt; &quot;;[$item.$A351];&quot; // &quot;;[$item.$M351])" office:value-type="string" office:string-value="  staf17, null, null, null, 2, null, null, null, null, null, null, null =&gt; staf17 // Staff of Fire +2" calcext:value-type="string">
            <text:p><text:s text:c="2"/>staf17, null, null, null, 2, null, null, null, null, null, null, null =&gt; staf17 // Staff of Fire +2</text:p>
          </table:table-cell>
        </table:table-row>
        <table:table-row table:style-name="ro3">
          <table:table-cell table:formula="of:=CONCATENATE(;&quot;  &quot;;[$item.$A352];&quot;, &quot;;[$item.$B352];&quot;, &quot;;[$item.$C352];&quot;, &quot;;[$item.$D352];&quot;, &quot;;[$item.$E352];&quot;, &quot;;[$item.$F352];&quot;, &quot;;[$item.$G352];&quot;, &quot;;[$item.$H352];&quot;, &quot;;[$item.$I352];&quot;, &quot;;[$item.$J352];&quot;, &quot;;[$item.$K352];&quot;, &quot;;[$item.$L352];&quot; =&gt; &quot;;[$item.$A352];&quot; // &quot;;[$item.$M352])" office:value-type="string" office:string-value="  staf18, null, null, null, 2, null, null, null, null, null, null, null =&gt; staf18 // Quarter Staff +2" calcext:value-type="string">
            <text:p><text:s text:c="2"/>staf18, null, null, null, 2, null, null, null, null, null, null, null =&gt; staf18 // Quarter Staff +2</text:p>
          </table:table-cell>
        </table:table-row>
        <table:table-row table:style-name="ro3">
          <table:table-cell table:formula="of:=CONCATENATE(;&quot;  &quot;;[$item.$A353];&quot;, &quot;;[$item.$B353];&quot;, &quot;;[$item.$C353];&quot;, &quot;;[$item.$D353];&quot;, &quot;;[$item.$E353];&quot;, &quot;;[$item.$F353];&quot;, &quot;;[$item.$G353];&quot;, &quot;;[$item.$H353];&quot;, &quot;;[$item.$I353];&quot;, &quot;;[$item.$J353];&quot;, &quot;;[$item.$K353];&quot;, &quot;;[$item.$L353];&quot; =&gt; &quot;;[$item.$A353];&quot; // &quot;;[$item.$M353])" office:value-type="string" office:string-value="  staf20, null, null, null, null, 3, null, null, null, null, null, null =&gt; staf20 // Staff of Rynn +4" calcext:value-type="string">
            <text:p><text:s text:c="2"/>staf20, null, null, null, null, 3, null, null, null, null, null, null =&gt; staf20 // Staff of Rynn +4</text:p>
          </table:table-cell>
        </table:table-row>
        <table:table-row table:style-name="ro3">
          <table:table-cell table:formula="of:=CONCATENATE(;&quot;  &quot;;[$item.$A354];&quot;, &quot;;[$item.$B354];&quot;, &quot;;[$item.$C354];&quot;, &quot;;[$item.$D354];&quot;, &quot;;[$item.$E354];&quot;, &quot;;[$item.$F354];&quot;, &quot;;[$item.$G354];&quot;, &quot;;[$item.$H354];&quot;, &quot;;[$item.$I354];&quot;, &quot;;[$item.$J354];&quot;, &quot;;[$item.$K354];&quot;, &quot;;[$item.$L354];&quot; =&gt; &quot;;[$item.$A354];&quot; // &quot;;[$item.$M354])" office:value-type="string" office:string-value="  staf23, null, null, null, 2, null, null, null, null, null, null, null =&gt; staf23 // Serpent Shaft" calcext:value-type="string">
            <text:p><text:s text:c="2"/>staf23, null, null, null, 2, null, null, null, null, null, null, null =&gt; staf23 // Serpent Shaft</text:p>
          </table:table-cell>
        </table:table-row>
        <table:table-row table:style-name="ro3">
          <table:table-cell table:formula="of:=CONCATENATE(;&quot;  &quot;;[$item.$A355];&quot;, &quot;;[$item.$B355];&quot;, &quot;;[$item.$C355];&quot;, &quot;;[$item.$D355];&quot;, &quot;;[$item.$E355];&quot;, &quot;;[$item.$F355];&quot;, &quot;;[$item.$G355];&quot;, &quot;;[$item.$H355];&quot;, &quot;;[$item.$I355];&quot;, &quot;;[$item.$J355];&quot;, &quot;;[$item.$K355];&quot;, &quot;;[$item.$L355];&quot; =&gt; &quot;;[$item.$A355];&quot; // &quot;;[$item.$M355])" office:value-type="string" office:string-value="  stalker, 1, null, null, null, null, null, null, null, null, null, null =&gt; stalker // Ring" calcext:value-type="string">
            <text:p><text:s text:c="2"/>stalker, 1, null, null, null, null, null, null, null, null, null, null =&gt; stalker // Ring</text:p>
          </table:table-cell>
        </table:table-row>
        <table:table-row table:style-name="ro3">
          <table:table-cell table:formula="of:=CONCATENATE(;&quot;  &quot;;[$item.$A356];&quot;, &quot;;[$item.$B356];&quot;, &quot;;[$item.$C356];&quot;, &quot;;[$item.$D356];&quot;, &quot;;[$item.$E356];&quot;, &quot;;[$item.$F356];&quot;, &quot;;[$item.$G356];&quot;, &quot;;[$item.$H356];&quot;, &quot;;[$item.$I356];&quot;, &quot;;[$item.$J356];&quot;, &quot;;[$item.$K356];&quot;, &quot;;[$item.$L356];&quot; =&gt; &quot;;[$item.$A356];&quot; // &quot;;[$item.$M356])" office:value-type="string" office:string-value="  stardart, null, null, null, 0, null, null, null, null, null, null, null =&gt; stardart // Dart +5" calcext:value-type="string">
            <text:p><text:s text:c="2"/>stardart, null, null, null, 0, null, null, null, null, null, null, null =&gt; stardart // Dart +5</text:p>
          </table:table-cell>
        </table:table-row>
        <table:table-row table:style-name="ro3">
          <table:table-cell table:formula="of:=CONCATENATE(;&quot;  &quot;;[$item.$A357];&quot;, &quot;;[$item.$B357];&quot;, &quot;;[$item.$C357];&quot;, &quot;;[$item.$D357];&quot;, &quot;;[$item.$E357];&quot;, &quot;;[$item.$F357];&quot;, &quot;;[$item.$G357];&quot;, &quot;;[$item.$H357];&quot;, &quot;;[$item.$I357];&quot;, &quot;;[$item.$J357];&quot;, &quot;;[$item.$K357];&quot;, &quot;;[$item.$L357];&quot; =&gt; &quot;;[$item.$A357];&quot; // &quot;;[$item.$M357])" office:value-type="string" office:string-value="  stonring, 1, null, null, null, null, null, null, null, null, null, null =&gt; stonring // Ring" calcext:value-type="string">
            <text:p><text:s text:c="2"/>stonring, 1, null, null, null, null, null, null, null, null, null, null =&gt; stonring // Ring</text:p>
          </table:table-cell>
        </table:table-row>
        <table:table-row table:style-name="ro3">
          <table:table-cell table:formula="of:=CONCATENATE(;&quot;  &quot;;[$item.$A358];&quot;, &quot;;[$item.$B358];&quot;, &quot;;[$item.$C358];&quot;, &quot;;[$item.$D358];&quot;, &quot;;[$item.$E358];&quot;, &quot;;[$item.$F358];&quot;, &quot;;[$item.$G358];&quot;, &quot;;[$item.$H358];&quot;, &quot;;[$item.$I358];&quot;, &quot;;[$item.$J358];&quot;, &quot;;[$item.$K358];&quot;, &quot;;[$item.$L358];&quot; =&gt; &quot;;[$item.$A358];&quot; // &quot;;[$item.$M358])" office:value-type="string" office:string-value="  stonskin, 1, null, null, null, null, null, null, null, null, null, null =&gt; stonskin // &lt;Invalid Strref -1&gt;" calcext:value-type="string">
            <text:p><text:s text:c="2"/>stonskin, 1, null, null, null, null, null, null, null, null, null, null =&gt; stonskin // &lt;Invalid Strref -1&gt;</text:p>
          </table:table-cell>
        </table:table-row>
        <table:table-row table:style-name="ro3">
          <table:table-cell table:formula="of:=CONCATENATE(;&quot;  &quot;;[$item.$A359];&quot;, &quot;;[$item.$B359];&quot;, &quot;;[$item.$C359];&quot;, &quot;;[$item.$D359];&quot;, &quot;;[$item.$E359];&quot;, &quot;;[$item.$F359];&quot;, &quot;;[$item.$G359];&quot;, &quot;;[$item.$H359];&quot;, &quot;;[$item.$I359];&quot;, &quot;;[$item.$J359];&quot;, &quot;;[$item.$K359];&quot;, &quot;;[$item.$L359];&quot; =&gt; &quot;;[$item.$A359];&quot; // &quot;;[$item.$M359])" office:value-type="string" office:string-value="  surehp1, 1, null, null, null, null, null, null, null, null, null, null =&gt; surehp1 // Ring" calcext:value-type="string">
            <text:p><text:s text:c="2"/>surehp1, 1, null, null, null, null, null, null, null, null, null, null =&gt; surehp1 // Ring</text:p>
          </table:table-cell>
        </table:table-row>
        <table:table-row table:style-name="ro3">
          <table:table-cell table:formula="of:=CONCATENATE(;&quot;  &quot;;[$item.$A360];&quot;, &quot;;[$item.$B360];&quot;, &quot;;[$item.$C360];&quot;, &quot;;[$item.$D360];&quot;, &quot;;[$item.$E360];&quot;, &quot;;[$item.$F360];&quot;, &quot;;[$item.$G360];&quot;, &quot;;[$item.$H360];&quot;, &quot;;[$item.$I360];&quot;, &quot;;[$item.$J360];&quot;, &quot;;[$item.$K360];&quot;, &quot;;[$item.$L360];&quot; =&gt; &quot;;[$item.$A360];&quot; // &quot;;[$item.$M360])" office:value-type="string" office:string-value="  sw1h03, null, null, null, null, null, null, null, null, null, 3, null =&gt; sw1h03 // Bastard Sword +1,+3 vs. Shapeshifters " calcext:value-type="string">
            <text:p><text:s text:c="2"/>sw1h03, null, null, null, null, null, null, null, null, null, 3, null =&gt; sw1h03 // Bastard Sword +1,+3 vs. Shapeshifters </text:p>
          </table:table-cell>
        </table:table-row>
        <table:table-row table:style-name="ro3">
          <table:table-cell table:formula="of:=CONCATENATE(;&quot;  &quot;;[$item.$A361];&quot;, &quot;;[$item.$B361];&quot;, &quot;;[$item.$C361];&quot;, &quot;;[$item.$D361];&quot;, &quot;;[$item.$E361];&quot;, &quot;;[$item.$F361];&quot;, &quot;;[$item.$G361];&quot;, &quot;;[$item.$H361];&quot;, &quot;;[$item.$I361];&quot;, &quot;;[$item.$J361];&quot;, &quot;;[$item.$K361];&quot;, &quot;;[$item.$L361];&quot; =&gt; &quot;;[$item.$A361];&quot; // &quot;;[$item.$M361])" office:value-type="string" office:string-value="  sw1h06, null, null, 0, null, null, null, null, null, null, null, null =&gt; sw1h06 // Long Sword +2" calcext:value-type="string">
            <text:p><text:s text:c="2"/>sw1h06, null, null, 0, null, null, null, null, null, null, null, null =&gt; sw1h06 // Long Sword +2</text:p>
          </table:table-cell>
        </table:table-row>
        <table:table-row table:style-name="ro3">
          <table:table-cell table:formula="of:=CONCATENATE(;&quot;  &quot;;[$item.$A362];&quot;, &quot;;[$item.$B362];&quot;, &quot;;[$item.$C362];&quot;, &quot;;[$item.$D362];&quot;, &quot;;[$item.$E362];&quot;, &quot;;[$item.$F362];&quot;, &quot;;[$item.$G362];&quot;, &quot;;[$item.$H362];&quot;, &quot;;[$item.$I362];&quot;, &quot;;[$item.$J362];&quot;, &quot;;[$item.$K362];&quot;, &quot;;[$item.$L362];&quot; =&gt; &quot;;[$item.$A362];&quot; // &quot;;[$item.$M362])" office:value-type="string" office:string-value="  sw1h08, 1, null, null, null, null, null, null, null, null, null, null =&gt; sw1h08 // Short Sword +1" calcext:value-type="string">
            <text:p><text:s text:c="2"/>sw1h08, 1, null, null, null, null, null, null, null, null, null, null =&gt; sw1h08 // Short Sword +1</text:p>
          </table:table-cell>
        </table:table-row>
        <table:table-row table:style-name="ro3">
          <table:table-cell table:formula="of:=CONCATENATE(;&quot;  &quot;;[$item.$A363];&quot;, &quot;;[$item.$B363];&quot;, &quot;;[$item.$C363];&quot;, &quot;;[$item.$D363];&quot;, &quot;;[$item.$E363];&quot;, &quot;;[$item.$F363];&quot;, &quot;;[$item.$G363];&quot;, &quot;;[$item.$H363];&quot;, &quot;;[$item.$I363];&quot;, &quot;;[$item.$J363];&quot;, &quot;;[$item.$K363];&quot;, &quot;;[$item.$L363];&quot; =&gt; &quot;;[$item.$A363];&quot; // &quot;;[$item.$M363])" office:value-type="string" office:string-value="  sw1h14, 1, null, null, null, null, null, null, null, null, null, null =&gt; sw1h14 // Short Sword +1" calcext:value-type="string">
            <text:p><text:s text:c="2"/>sw1h14, 1, null, null, null, null, null, null, null, null, null, null =&gt; sw1h14 // Short Sword +1</text:p>
          </table:table-cell>
        </table:table-row>
        <table:table-row table:style-name="ro3">
          <table:table-cell table:formula="of:=CONCATENATE(;&quot;  &quot;;[$item.$A364];&quot;, &quot;;[$item.$B364];&quot;, &quot;;[$item.$C364];&quot;, &quot;;[$item.$D364];&quot;, &quot;;[$item.$E364];&quot;, &quot;;[$item.$F364];&quot;, &quot;;[$item.$G364];&quot;, &quot;;[$item.$H364];&quot;, &quot;;[$item.$I364];&quot;, &quot;;[$item.$J364];&quot;, &quot;;[$item.$K364];&quot;, &quot;;[$item.$L364];&quot; =&gt; &quot;;[$item.$A364];&quot; // &quot;;[$item.$M364])" office:value-type="string" office:string-value="  sw1h15, null, null, null, null, 4, null, null, null, null, null, null =&gt; sw1h15 // Scimitar +3, Frostbrand" calcext:value-type="string">
            <text:p><text:s text:c="2"/>sw1h15, null, null, null, null, 4, null, null, null, null, null, null =&gt; sw1h15 // Scimitar +3, Frostbrand</text:p>
          </table:table-cell>
        </table:table-row>
        <table:table-row table:style-name="ro3">
          <table:table-cell table:formula="of:=CONCATENATE(;&quot;  &quot;;[$item.$A365];&quot;, &quot;;[$item.$B365];&quot;, &quot;;[$item.$C365];&quot;, &quot;;[$item.$D365];&quot;, &quot;;[$item.$E365];&quot;, &quot;;[$item.$F365];&quot;, &quot;;[$item.$G365];&quot;, &quot;;[$item.$H365];&quot;, &quot;;[$item.$I365];&quot;, &quot;;[$item.$J365];&quot;, &quot;;[$item.$K365];&quot;, &quot;;[$item.$L365];&quot; =&gt; &quot;;[$item.$A365];&quot; // &quot;;[$item.$M365])" office:value-type="string" office:string-value="  sw1h16, null, null, null, null, 4, null, null, null, null, null, null =&gt; sw1h16 // Scimitar +5, Defender" calcext:value-type="string">
            <text:p><text:s text:c="2"/>sw1h16, null, null, null, null, 4, null, null, null, null, null, null =&gt; sw1h16 // Scimitar +5, Defender</text:p>
          </table:table-cell>
        </table:table-row>
        <table:table-row table:style-name="ro3">
          <table:table-cell table:formula="of:=CONCATENATE(;&quot;  &quot;;[$item.$A366];&quot;, &quot;;[$item.$B366];&quot;, &quot;;[$item.$C366];&quot;, &quot;;[$item.$D366];&quot;, &quot;;[$item.$E366];&quot;, &quot;;[$item.$F366];&quot;, &quot;;[$item.$G366];&quot;, &quot;;[$item.$H366];&quot;, &quot;;[$item.$I366];&quot;, &quot;;[$item.$J366];&quot;, &quot;;[$item.$K366];&quot;, &quot;;[$item.$L366];&quot; =&gt; &quot;;[$item.$A366];&quot; // &quot;;[$item.$M366])" office:value-type="string" office:string-value="  sw1h23, null, null, null, null, 4, null, null, null, null, null, null =&gt; sw1h23 // Scimitar +2, Rashad's Talon" calcext:value-type="string">
            <text:p><text:s text:c="2"/>sw1h23, null, null, null, null, 4, null, null, null, null, null, null =&gt; sw1h23 // Scimitar +2, Rashad's Talon</text:p>
          </table:table-cell>
        </table:table-row>
        <table:table-row table:style-name="ro3">
          <table:table-cell table:formula="of:=CONCATENATE(;&quot;  &quot;;[$item.$A367];&quot;, &quot;;[$item.$B367];&quot;, &quot;;[$item.$C367];&quot;, &quot;;[$item.$D367];&quot;, &quot;;[$item.$E367];&quot;, &quot;;[$item.$F367];&quot;, &quot;;[$item.$G367];&quot;, &quot;;[$item.$H367];&quot;, &quot;;[$item.$I367];&quot;, &quot;;[$item.$J367];&quot;, &quot;;[$item.$K367];&quot;, &quot;;[$item.$L367];&quot; =&gt; &quot;;[$item.$A367];&quot; // &quot;;[$item.$M367])" office:value-type="string" office:string-value="  sw1h24, null, null, null, 4, null, null, 70, null, null, null, null =&gt; sw1h24 // Flame Tongue" calcext:value-type="string">
            <text:p><text:s text:c="2"/>sw1h24, null, null, null, 4, null, null, 70, null, null, null, null =&gt; sw1h24 // Flame Tongue</text:p>
          </table:table-cell>
        </table:table-row>
        <table:table-row table:style-name="ro3">
          <table:table-cell table:formula="of:=CONCATENATE(;&quot;  &quot;;[$item.$A368];&quot;, &quot;;[$item.$B368];&quot;, &quot;;[$item.$C368];&quot;, &quot;;[$item.$D368];&quot;, &quot;;[$item.$E368];&quot;, &quot;;[$item.$F368];&quot;, &quot;;[$item.$G368];&quot;, &quot;;[$item.$H368];&quot;, &quot;;[$item.$I368];&quot;, &quot;;[$item.$J368];&quot;, &quot;;[$item.$K368];&quot;, &quot;;[$item.$L368];&quot; =&gt; &quot;;[$item.$A368];&quot; // &quot;;[$item.$M368])" office:value-type="string" office:string-value="  sw1h26, null, null, null, 2, null, null, null, null, null, null, null =&gt; sw1h26 // Ilbratha +1" calcext:value-type="string">
            <text:p><text:s text:c="2"/>sw1h26, null, null, null, 2, null, null, null, null, null, null, null =&gt; sw1h26 // Ilbratha +1</text:p>
          </table:table-cell>
        </table:table-row>
        <table:table-row table:style-name="ro3">
          <table:table-cell table:formula="of:=CONCATENATE(;&quot;  &quot;;[$item.$A369];&quot;, &quot;;[$item.$B369];&quot;, &quot;;[$item.$C369];&quot;, &quot;;[$item.$D369];&quot;, &quot;;[$item.$E369];&quot;, &quot;;[$item.$F369];&quot;, &quot;;[$item.$G369];&quot;, &quot;;[$item.$H369];&quot;, &quot;;[$item.$I369];&quot;, &quot;;[$item.$J369];&quot;, &quot;;[$item.$K369];&quot;, &quot;;[$item.$L369];&quot; =&gt; &quot;;[$item.$A369];&quot; // &quot;;[$item.$M369])" office:value-type="string" office:string-value="  sw1h28, null, null, null, 0, null, null, null, null, null, null, null =&gt; sw1h28 // Cutthroat +4" calcext:value-type="string">
            <text:p><text:s text:c="2"/>sw1h28, null, null, null, 0, null, null, null, null, null, null, null =&gt; sw1h28 // Cutthroat +4</text:p>
          </table:table-cell>
        </table:table-row>
        <table:table-row table:style-name="ro3">
          <table:table-cell table:formula="of:=CONCATENATE(;&quot;  &quot;;[$item.$A370];&quot;, &quot;;[$item.$B370];&quot;, &quot;;[$item.$C370];&quot;, &quot;;[$item.$D370];&quot;, &quot;;[$item.$E370];&quot;, &quot;;[$item.$F370];&quot;, &quot;;[$item.$G370];&quot;, &quot;;[$item.$H370];&quot;, &quot;;[$item.$I370];&quot;, &quot;;[$item.$J370];&quot;, &quot;;[$item.$K370];&quot;, &quot;;[$item.$L370];&quot; =&gt; &quot;;[$item.$A370];&quot; // &quot;;[$item.$M370])" office:value-type="string" office:string-value="  sw1h31, null, null, null, null, null, null, null, null, null, 4, null =&gt; sw1h31 // Daystar" calcext:value-type="string">
            <text:p><text:s text:c="2"/>sw1h31, null, null, null, null, null, null, null, null, null, 4, null =&gt; sw1h31 // Daystar</text:p>
          </table:table-cell>
        </table:table-row>
        <table:table-row table:style-name="ro3">
          <table:table-cell table:formula="of:=CONCATENATE(;&quot;  &quot;;[$item.$A371];&quot;, &quot;;[$item.$B371];&quot;, &quot;;[$item.$C371];&quot;, &quot;;[$item.$D371];&quot;, &quot;;[$item.$E371];&quot;, &quot;;[$item.$F371];&quot;, &quot;;[$item.$G371];&quot;, &quot;;[$item.$H371];&quot;, &quot;;[$item.$I371];&quot;, &quot;;[$item.$J371];&quot;, &quot;;[$item.$K371];&quot;, &quot;;[$item.$L371];&quot; =&gt; &quot;;[$item.$A371];&quot; // &quot;;[$item.$M371])" office:value-type="string" office:string-value="  sw1h32, null, null, null, null, 3, null, null, null, null, null, null =&gt; sw1h32 // Dragonslayer" calcext:value-type="string">
            <text:p><text:s text:c="2"/>sw1h32, null, null, null, null, 3, null, null, null, null, null, null =&gt; sw1h32 // Dragonslayer</text:p>
          </table:table-cell>
        </table:table-row>
        <table:table-row table:style-name="ro3">
          <table:table-cell table:formula="of:=CONCATENATE(;&quot;  &quot;;[$item.$A372];&quot;, &quot;;[$item.$B372];&quot;, &quot;;[$item.$C372];&quot;, &quot;;[$item.$D372];&quot;, &quot;;[$item.$E372];&quot;, &quot;;[$item.$F372];&quot;, &quot;;[$item.$G372];&quot;, &quot;;[$item.$H372];&quot;, &quot;;[$item.$I372];&quot;, &quot;;[$item.$J372];&quot;, &quot;;[$item.$K372];&quot;, &quot;;[$item.$L372];&quot; =&gt; &quot;;[$item.$A372];&quot; // &quot;;[$item.$M372])" office:value-type="string" office:string-value="  sw1h47, null, 1, null, null, null, null, null, null, null, null, null =&gt; sw1h47 // Wakizashi +1" calcext:value-type="string">
            <text:p><text:s text:c="2"/>sw1h47, null, 1, null, null, null, null, null, null, null, null, null =&gt; sw1h47 // Wakizashi +1</text:p>
          </table:table-cell>
        </table:table-row>
        <table:table-row table:style-name="ro3">
          <table:table-cell table:formula="of:=CONCATENATE(;&quot;  &quot;;[$item.$A373];&quot;, &quot;;[$item.$B373];&quot;, &quot;;[$item.$C373];&quot;, &quot;;[$item.$D373];&quot;, &quot;;[$item.$E373];&quot;, &quot;;[$item.$F373];&quot;, &quot;;[$item.$G373];&quot;, &quot;;[$item.$H373];&quot;, &quot;;[$item.$I373];&quot;, &quot;;[$item.$J373];&quot;, &quot;;[$item.$K373];&quot;, &quot;;[$item.$L373];&quot; =&gt; &quot;;[$item.$A373];&quot; // &quot;;[$item.$M373])" office:value-type="string" office:string-value="  sw1h52, null, null, null, 2, null, null, null, null, null, null, null =&gt; sw1h52 // Scimitar +3" calcext:value-type="string">
            <text:p><text:s text:c="2"/>sw1h52, null, null, null, 2, null, null, null, null, null, null, null =&gt; sw1h52 // Scimitar +3</text:p>
          </table:table-cell>
        </table:table-row>
        <table:table-row table:style-name="ro3">
          <table:table-cell table:formula="of:=CONCATENATE(;&quot;  &quot;;[$item.$A374];&quot;, &quot;;[$item.$B374];&quot;, &quot;;[$item.$C374];&quot;, &quot;;[$item.$D374];&quot;, &quot;;[$item.$E374];&quot;, &quot;;[$item.$F374];&quot;, &quot;;[$item.$G374];&quot;, &quot;;[$item.$H374];&quot;, &quot;;[$item.$I374];&quot;, &quot;;[$item.$J374];&quot;, &quot;;[$item.$K374];&quot;, &quot;;[$item.$L374];&quot; =&gt; &quot;;[$item.$A374];&quot; // &quot;;[$item.$M374])" office:value-type="string" office:string-value="  sw1h53, null, null, null, 4, null, null, null, null, null, null, null =&gt; sw1h53 // Sword of Flame +1" calcext:value-type="string">
            <text:p><text:s text:c="2"/>sw1h53, null, null, null, 4, null, null, null, null, null, null, null =&gt; sw1h53 // Sword of Flame +1</text:p>
          </table:table-cell>
        </table:table-row>
        <table:table-row table:style-name="ro3">
          <table:table-cell table:formula="of:=CONCATENATE(;&quot;  &quot;;[$item.$A375];&quot;, &quot;;[$item.$B375];&quot;, &quot;;[$item.$C375];&quot;, &quot;;[$item.$D375];&quot;, &quot;;[$item.$E375];&quot;, &quot;;[$item.$F375];&quot;, &quot;;[$item.$G375];&quot;, &quot;;[$item.$H375];&quot;, &quot;;[$item.$I375];&quot;, &quot;;[$item.$J375];&quot;, &quot;;[$item.$K375];&quot;, &quot;;[$item.$L375];&quot; =&gt; &quot;;[$item.$A375];&quot; // &quot;;[$item.$M375])" office:value-type="string" office:string-value="  sw1h54, null, null, null, 2, null, null, null, null, null, null, null =&gt; sw1h54 // The Equalizer" calcext:value-type="string">
            <text:p><text:s text:c="2"/>sw1h54, null, null, null, 2, null, null, null, null, null, null, null =&gt; sw1h54 // The Equalizer</text:p>
          </table:table-cell>
        </table:table-row>
        <table:table-row table:style-name="ro3">
          <table:table-cell table:formula="of:=CONCATENATE(;&quot;  &quot;;[$item.$A376];&quot;, &quot;;[$item.$B376];&quot;, &quot;;[$item.$C376];&quot;, &quot;;[$item.$D376];&quot;, &quot;;[$item.$E376];&quot;, &quot;;[$item.$F376];&quot;, &quot;;[$item.$G376];&quot;, &quot;;[$item.$H376];&quot;, &quot;;[$item.$I376];&quot;, &quot;;[$item.$J376];&quot;, &quot;;[$item.$K376];&quot;, &quot;;[$item.$L376];&quot; =&gt; &quot;;[$item.$A376];&quot; // &quot;;[$item.$M376])" office:value-type="string" office:string-value="  sw1h54c, null, null, null, null, null, null, null, 34, null, null, null =&gt; sw1h54c // Pommel Jewel of the Equalizer" calcext:value-type="string">
            <text:p><text:s text:c="2"/>sw1h54c, null, null, null, null, null, null, null, 34, null, null, null =&gt; sw1h54c // Pommel Jewel of the Equalizer</text:p>
          </table:table-cell>
        </table:table-row>
        <table:table-row table:style-name="ro3">
          <table:table-cell table:formula="of:=CONCATENATE(;&quot;  &quot;;[$item.$A377];&quot;, &quot;;[$item.$B377];&quot;, &quot;;[$item.$C377];&quot;, &quot;;[$item.$D377];&quot;, &quot;;[$item.$E377];&quot;, &quot;;[$item.$F377];&quot;, &quot;;[$item.$G377];&quot;, &quot;;[$item.$H377];&quot;, &quot;;[$item.$I377];&quot;, &quot;;[$item.$J377];&quot;, &quot;;[$item.$K377];&quot;, &quot;;[$item.$L377];&quot; =&gt; &quot;;[$item.$A377];&quot; // &quot;;[$item.$M377])" office:value-type="string" office:string-value="  sw1h57, 1, null, null, null, null, null, null, null, null, null, null =&gt; sw1h57 // Throwing Dagger" calcext:value-type="string">
            <text:p><text:s text:c="2"/>sw1h57, 1, null, null, null, null, null, null, null, null, null, null =&gt; sw1h57 // Throwing Dagger</text:p>
          </table:table-cell>
        </table:table-row>
        <table:table-row table:style-name="ro3">
          <table:table-cell table:formula="of:=CONCATENATE(;&quot;  &quot;;[$item.$A378];&quot;, &quot;;[$item.$B378];&quot;, &quot;;[$item.$C378];&quot;, &quot;;[$item.$D378];&quot;, &quot;;[$item.$E378];&quot;, &quot;;[$item.$F378];&quot;, &quot;;[$item.$G378];&quot;, &quot;;[$item.$H378];&quot;, &quot;;[$item.$I378];&quot;, &quot;;[$item.$J378];&quot;, &quot;;[$item.$K378];&quot;, &quot;;[$item.$L378];&quot; =&gt; &quot;;[$item.$A378];&quot; // &quot;;[$item.$M378])" office:value-type="string" office:string-value="  sw1h58, null, null, 0, null, null, null, null, null, null, null, null =&gt; sw1h58 // Short Sword of Mask +4" calcext:value-type="string">
            <text:p><text:s text:c="2"/>sw1h58, null, null, 0, null, null, null, null, null, null, null, null =&gt; sw1h58 // Short Sword of Mask +4</text:p>
          </table:table-cell>
        </table:table-row>
        <table:table-row table:style-name="ro3">
          <table:table-cell table:formula="of:=CONCATENATE(;&quot;  &quot;;[$item.$A379];&quot;, &quot;;[$item.$B379];&quot;, &quot;;[$item.$C379];&quot;, &quot;;[$item.$D379];&quot;, &quot;;[$item.$E379];&quot;, &quot;;[$item.$F379];&quot;, &quot;;[$item.$G379];&quot;, &quot;;[$item.$H379];&quot;, &quot;;[$item.$I379];&quot;, &quot;;[$item.$J379];&quot;, &quot;;[$item.$K379];&quot;, &quot;;[$item.$L379];&quot; =&gt; &quot;;[$item.$A379];&quot; // &quot;;[$item.$M379])" office:value-type="string" office:string-value="  sw1h59, null, null, 0, null, null, null, null, null, null, null, null =&gt; sw1h59 // Short Sword of Mask +5" calcext:value-type="string">
            <text:p><text:s text:c="2"/>sw1h59, null, null, 0, null, null, null, null, null, null, null, null =&gt; sw1h59 // Short Sword of Mask +5</text:p>
          </table:table-cell>
        </table:table-row>
        <table:table-row table:style-name="ro3">
          <table:table-cell table:formula="of:=CONCATENATE(;&quot;  &quot;;[$item.$A380];&quot;, &quot;;[$item.$B380];&quot;, &quot;;[$item.$C380];&quot;, &quot;;[$item.$D380];&quot;, &quot;;[$item.$E380];&quot;, &quot;;[$item.$F380];&quot;, &quot;;[$item.$G380];&quot;, &quot;;[$item.$H380];&quot;, &quot;;[$item.$I380];&quot;, &quot;;[$item.$J380];&quot;, &quot;;[$item.$K380];&quot;, &quot;;[$item.$L380];&quot; =&gt; &quot;;[$item.$A380];&quot; // &quot;;[$item.$M380])" office:value-type="string" office:string-value="  sw1h60, null, null, null, 1, null, null, null, null, null, null, null =&gt; sw1h60 // Angurvadal +4" calcext:value-type="string">
            <text:p><text:s text:c="2"/>sw1h60, null, null, null, 1, null, null, null, null, null, null, null =&gt; sw1h60 // Angurvadal +4</text:p>
          </table:table-cell>
        </table:table-row>
        <table:table-row table:style-name="ro3">
          <table:table-cell table:formula="of:=CONCATENATE(;&quot;  &quot;;[$item.$A381];&quot;, &quot;;[$item.$B381];&quot;, &quot;;[$item.$C381];&quot;, &quot;;[$item.$D381];&quot;, &quot;;[$item.$E381];&quot;, &quot;;[$item.$F381];&quot;, &quot;;[$item.$G381];&quot;, &quot;;[$item.$H381];&quot;, &quot;;[$item.$I381];&quot;, &quot;;[$item.$J381];&quot;, &quot;;[$item.$K381];&quot;, &quot;;[$item.$L381];&quot; =&gt; &quot;;[$item.$A381];&quot; // &quot;;[$item.$M381])" office:value-type="string" office:string-value="  sw1h69, null, null, null, 0, null, null, null, null, null, null, null =&gt; sw1h69 // Spectral Brand +5" calcext:value-type="string">
            <text:p><text:s text:c="2"/>sw1h69, null, null, null, 0, null, null, null, null, null, null, null =&gt; sw1h69 // Spectral Brand +5</text:p>
          </table:table-cell>
        </table:table-row>
        <table:table-row table:style-name="ro3">
          <table:table-cell table:formula="of:=CONCATENATE(;&quot;  &quot;;[$item.$A382];&quot;, &quot;;[$item.$B382];&quot;, &quot;;[$item.$C382];&quot;, &quot;;[$item.$D382];&quot;, &quot;;[$item.$E382];&quot;, &quot;;[$item.$F382];&quot;, &quot;;[$item.$G382];&quot;, &quot;;[$item.$H382];&quot;, &quot;;[$item.$I382];&quot;, &quot;;[$item.$J382];&quot;, &quot;;[$item.$K382];&quot;, &quot;;[$item.$L382];&quot; =&gt; &quot;;[$item.$A382];&quot; // &quot;;[$item.$M382])" office:value-type="string" office:string-value="  sw1h73, null, null, null, 2, null, null, null, null, null, null, null =&gt; sw1h73 // Long Sword +3" calcext:value-type="string">
            <text:p><text:s text:c="2"/>sw1h73, null, null, null, 2, null, null, null, null, null, null, null =&gt; sw1h73 // Long Sword +3</text:p>
          </table:table-cell>
        </table:table-row>
        <table:table-row table:style-name="ro3">
          <table:table-cell table:formula="of:=CONCATENATE(;&quot;  &quot;;[$item.$A383];&quot;, &quot;;[$item.$B383];&quot;, &quot;;[$item.$C383];&quot;, &quot;;[$item.$D383];&quot;, &quot;;[$item.$E383];&quot;, &quot;;[$item.$F383];&quot;, &quot;;[$item.$G383];&quot;, &quot;;[$item.$H383];&quot;, &quot;;[$item.$I383];&quot;, &quot;;[$item.$J383];&quot;, &quot;;[$item.$K383];&quot;, &quot;;[$item.$L383];&quot; =&gt; &quot;;[$item.$A383];&quot; // &quot;;[$item.$M383])" office:value-type="string" office:string-value="  sw1h99, 1, null, null, null, null, null, null, null, null, null, null =&gt; sw1h99 // Sword of Chaos" calcext:value-type="string">
            <text:p><text:s text:c="2"/>sw1h99, 1, null, null, null, null, null, null, null, null, null, null =&gt; sw1h99 // Sword of Chaos</text:p>
          </table:table-cell>
        </table:table-row>
        <table:table-row table:style-name="ro3">
          <table:table-cell table:formula="of:=CONCATENATE(;&quot;  &quot;;[$item.$A384];&quot;, &quot;;[$item.$B384];&quot;, &quot;;[$item.$C384];&quot;, &quot;;[$item.$D384];&quot;, &quot;;[$item.$E384];&quot;, &quot;;[$item.$F384];&quot;, &quot;;[$item.$G384];&quot;, &quot;;[$item.$H384];&quot;, &quot;;[$item.$I384];&quot;, &quot;;[$item.$J384];&quot;, &quot;;[$item.$K384];&quot;, &quot;;[$item.$L384];&quot; =&gt; &quot;;[$item.$A384];&quot; // &quot;;[$item.$M384])" office:value-type="string" office:string-value="  sw1hseek, null, null, null, null, null, null, null, null, null, null, 1 =&gt; sw1hseek // Seeking Sword" calcext:value-type="string">
            <text:p><text:s text:c="2"/>sw1hseek, null, null, null, null, null, null, null, null, null, null, 1 =&gt; sw1hseek // Seeking Sword</text:p>
          </table:table-cell>
        </table:table-row>
        <table:table-row table:style-name="ro3">
          <table:table-cell table:formula="of:=CONCATENATE(;&quot;  &quot;;[$item.$A385];&quot;, &quot;;[$item.$B385];&quot;, &quot;;[$item.$C385];&quot;, &quot;;[$item.$D385];&quot;, &quot;;[$item.$E385];&quot;, &quot;;[$item.$F385];&quot;, &quot;;[$item.$G385];&quot;, &quot;;[$item.$H385];&quot;, &quot;;[$item.$I385];&quot;, &quot;;[$item.$J385];&quot;, &quot;;[$item.$K385];&quot;, &quot;;[$item.$L385];&quot; =&gt; &quot;;[$item.$A385];&quot; // &quot;;[$item.$M385])" office:value-type="string" office:string-value="  sw2h01, 1, null, null, null, null, null, null, null, null, null, null =&gt; sw2h01 // Two Handed Sword" calcext:value-type="string">
            <text:p><text:s text:c="2"/>sw2h01, 1, null, null, null, null, null, null, null, null, null, null =&gt; sw2h01 // Two Handed Sword</text:p>
          </table:table-cell>
        </table:table-row>
        <table:table-row table:style-name="ro3">
          <table:table-cell table:formula="of:=CONCATENATE(;&quot;  &quot;;[$item.$A386];&quot;, &quot;;[$item.$B386];&quot;, &quot;;[$item.$C386];&quot;, &quot;;[$item.$D386];&quot;, &quot;;[$item.$E386];&quot;, &quot;;[$item.$F386];&quot;, &quot;;[$item.$G386];&quot;, &quot;;[$item.$H386];&quot;, &quot;;[$item.$I386];&quot;, &quot;;[$item.$J386];&quot;, &quot;;[$item.$K386];&quot;, &quot;;[$item.$L386];&quot; =&gt; &quot;;[$item.$A386];&quot; // &quot;;[$item.$M386])" office:value-type="string" office:string-value="  sw2h01b, 1, null, null, null, null, null, null, null, null, null, null =&gt; sw2h01b // Two Handed Sword" calcext:value-type="string">
            <text:p><text:s text:c="2"/>sw2h01b, 1, null, null, null, null, null, null, null, null, null, null =&gt; sw2h01b // Two Handed Sword</text:p>
          </table:table-cell>
        </table:table-row>
        <table:table-row table:style-name="ro3">
          <table:table-cell table:formula="of:=CONCATENATE(;&quot;  &quot;;[$item.$A387];&quot;, &quot;;[$item.$B387];&quot;, &quot;;[$item.$C387];&quot;, &quot;;[$item.$D387];&quot;, &quot;;[$item.$E387];&quot;, &quot;;[$item.$F387];&quot;, &quot;;[$item.$G387];&quot;, &quot;;[$item.$H387];&quot;, &quot;;[$item.$I387];&quot;, &quot;;[$item.$J387];&quot;, &quot;;[$item.$K387];&quot;, &quot;;[$item.$L387];&quot; =&gt; &quot;;[$item.$A387];&quot; // &quot;;[$item.$M387])" office:value-type="string" office:string-value="  sw2h02, 1, null, null, null, null, null, null, null, null, null, null =&gt; sw2h02 // Two Handed Sword +1" calcext:value-type="string">
            <text:p><text:s text:c="2"/>sw2h02, 1, null, null, null, null, null, null, null, null, null, null =&gt; sw2h02 // Two Handed Sword +1</text:p>
          </table:table-cell>
        </table:table-row>
        <table:table-row table:style-name="ro3">
          <table:table-cell table:formula="of:=CONCATENATE(;&quot;  &quot;;[$item.$A388];&quot;, &quot;;[$item.$B388];&quot;, &quot;;[$item.$C388];&quot;, &quot;;[$item.$D388];&quot;, &quot;;[$item.$E388];&quot;, &quot;;[$item.$F388];&quot;, &quot;;[$item.$G388];&quot;, &quot;;[$item.$H388];&quot;, &quot;;[$item.$I388];&quot;, &quot;;[$item.$J388];&quot;, &quot;;[$item.$K388];&quot;, &quot;;[$item.$L388];&quot; =&gt; &quot;;[$item.$A388];&quot; // &quot;;[$item.$M388])" office:value-type="string" office:string-value="  sw2h03, null, null, null, 10, null, null, null, null, null, null, null =&gt; sw2h03 // Cursed Berserking Sword +3" calcext:value-type="string">
            <text:p><text:s text:c="2"/>sw2h03, null, null, null, 10, null, null, null, null, null, null, null =&gt; sw2h03 // Cursed Berserking Sword +3</text:p>
          </table:table-cell>
        </table:table-row>
        <table:table-row table:style-name="ro3">
          <table:table-cell table:formula="of:=CONCATENATE(;&quot;  &quot;;[$item.$A389];&quot;, &quot;;[$item.$B389];&quot;, &quot;;[$item.$C389];&quot;, &quot;;[$item.$D389];&quot;, &quot;;[$item.$E389];&quot;, &quot;;[$item.$F389];&quot;, &quot;;[$item.$G389];&quot;, &quot;;[$item.$H389];&quot;, &quot;;[$item.$I389];&quot;, &quot;;[$item.$J389];&quot;, &quot;;[$item.$K389];&quot;, &quot;;[$item.$L389];&quot; =&gt; &quot;;[$item.$A389];&quot; // &quot;;[$item.$M389])" office:value-type="string" office:string-value="  sw2h05, 1, null, null, null, null, null, null, null, null, null, null =&gt; sw2h05 // Two Handed Sword" calcext:value-type="string">
            <text:p><text:s text:c="2"/>sw2h05, 1, null, null, null, null, null, null, null, null, null, null =&gt; sw2h05 // Two Handed Sword</text:p>
          </table:table-cell>
        </table:table-row>
        <table:table-row table:style-name="ro3">
          <table:table-cell table:formula="of:=CONCATENATE(;&quot;  &quot;;[$item.$A390];&quot;, &quot;;[$item.$B390];&quot;, &quot;;[$item.$C390];&quot;, &quot;;[$item.$D390];&quot;, &quot;;[$item.$E390];&quot;, &quot;;[$item.$F390];&quot;, &quot;;[$item.$G390];&quot;, &quot;;[$item.$H390];&quot;, &quot;;[$item.$I390];&quot;, &quot;;[$item.$J390];&quot;, &quot;;[$item.$K390];&quot;, &quot;;[$item.$L390];&quot; =&gt; &quot;;[$item.$A390];&quot; // &quot;;[$item.$M390])" office:value-type="string" office:string-value="  sw2h12, null, null, null, null, 10, null, null, null, null, null, null =&gt; sw2h12 // Flame Of The North" calcext:value-type="string">
            <text:p><text:s text:c="2"/>sw2h12, null, null, null, null, 10, null, null, null, null, null, null =&gt; sw2h12 // Flame Of The North</text:p>
          </table:table-cell>
        </table:table-row>
        <table:table-row table:style-name="ro3">
          <table:table-cell table:formula="of:=CONCATENATE(;&quot;  &quot;;[$item.$A391];&quot;, &quot;;[$item.$B391];&quot;, &quot;;[$item.$C391];&quot;, &quot;;[$item.$D391];&quot;, &quot;;[$item.$E391];&quot;, &quot;;[$item.$F391];&quot;, &quot;;[$item.$G391];&quot;, &quot;;[$item.$H391];&quot;, &quot;;[$item.$I391];&quot;, &quot;;[$item.$J391];&quot;, &quot;;[$item.$K391];&quot;, &quot;;[$item.$L391];&quot; =&gt; &quot;;[$item.$A391];&quot; // &quot;;[$item.$M391])" office:value-type="string" office:string-value="  sw2h14, 1, null, null, 7, null, null, null, null, null, null, null =&gt; sw2h14 // Lilarcor" calcext:value-type="string">
            <text:p><text:s text:c="2"/>sw2h14, 1, null, null, 7, null, null, null, null, null, null, null =&gt; sw2h14 // Lilarcor</text:p>
          </table:table-cell>
        </table:table-row>
        <table:table-row table:style-name="ro3">
          <table:table-cell table:formula="of:=CONCATENATE(;&quot;  &quot;;[$item.$A392];&quot;, &quot;;[$item.$B392];&quot;, &quot;;[$item.$C392];&quot;, &quot;;[$item.$D392];&quot;, &quot;;[$item.$E392];&quot;, &quot;;[$item.$F392];&quot;, &quot;;[$item.$G392];&quot;, &quot;;[$item.$H392];&quot;, &quot;;[$item.$I392];&quot;, &quot;;[$item.$J392];&quot;, &quot;;[$item.$K392];&quot;, &quot;;[$item.$L392];&quot; =&gt; &quot;;[$item.$A392];&quot; // &quot;;[$item.$M392])" office:value-type="string" office:string-value="  sw2h15, null, null, null, 7, 15, null, null, null, null, null, null =&gt; sw2h15 // Silver Sword" calcext:value-type="string">
            <text:p><text:s text:c="2"/>sw2h15, null, null, null, 7, 15, null, null, null, null, null, null =&gt; sw2h15 // Silver Sword</text:p>
          </table:table-cell>
        </table:table-row>
        <table:table-row table:style-name="ro3">
          <table:table-cell table:formula="of:=CONCATENATE(;&quot;  &quot;;[$item.$A393];&quot;, &quot;;[$item.$B393];&quot;, &quot;;[$item.$C393];&quot;, &quot;;[$item.$D393];&quot;, &quot;;[$item.$E393];&quot;, &quot;;[$item.$F393];&quot;, &quot;;[$item.$G393];&quot;, &quot;;[$item.$H393];&quot;, &quot;;[$item.$I393];&quot;, &quot;;[$item.$J393];&quot;, &quot;;[$item.$K393];&quot;, &quot;;[$item.$L393];&quot; =&gt; &quot;;[$item.$A393];&quot; // &quot;;[$item.$M393])" office:value-type="string" office:string-value="  telslav, 1, null, 1, null, null, null, null, null, null, null, null =&gt; telslav // &lt;Invalid Strref -1&gt;" calcext:value-type="string">
            <text:p><text:s text:c="2"/>telslav, 1, null, 1, null, null, null, null, null, null, null, null =&gt; telslav // &lt;Invalid Strref -1&gt;</text:p>
          </table:table-cell>
        </table:table-row>
        <table:table-row table:style-name="ro3">
          <table:table-cell table:formula="of:=CONCATENATE(;&quot;  &quot;;[$item.$A394];&quot;, &quot;;[$item.$B394];&quot;, &quot;;[$item.$C394];&quot;, &quot;;[$item.$D394];&quot;, &quot;;[$item.$E394];&quot;, &quot;;[$item.$F394];&quot;, &quot;;[$item.$G394];&quot;, &quot;;[$item.$H394];&quot;, &quot;;[$item.$I394];&quot;, &quot;;[$item.$J394];&quot;, &quot;;[$item.$K394];&quot;, &quot;;[$item.$L394];&quot; =&gt; &quot;;[$item.$A394];&quot; // &quot;;[$item.$M394])" office:value-type="string" office:string-value="  telslav2, 1, null, null, null, null, null, null, null, null, null, null =&gt; telslav2 // &lt;Invalid Strref -1&gt;" calcext:value-type="string">
            <text:p><text:s text:c="2"/>telslav2, 1, null, null, null, null, null, null, null, null, null, null =&gt; telslav2 // &lt;Invalid Strref -1&gt;</text:p>
          </table:table-cell>
        </table:table-row>
        <table:table-row table:style-name="ro3">
          <table:table-cell table:formula="of:=CONCATENATE(;&quot;  &quot;;[$item.$A395];&quot;, &quot;;[$item.$B395];&quot;, &quot;;[$item.$C395];&quot;, &quot;;[$item.$D395];&quot;, &quot;;[$item.$E395];&quot;, &quot;;[$item.$F395];&quot;, &quot;;[$item.$G395];&quot;, &quot;;[$item.$H395];&quot;, &quot;;[$item.$I395];&quot;, &quot;;[$item.$J395];&quot;, &quot;;[$item.$K395];&quot;, &quot;;[$item.$L395];&quot; =&gt; &quot;;[$item.$A395];&quot; // &quot;;[$item.$M395])" office:value-type="string" office:string-value="  trolltor, null, null, 0, null, null, null, null, null, null, null, null =&gt; trolltor // Attack" calcext:value-type="string">
            <text:p><text:s text:c="2"/>trolltor, null, null, 0, null, null, null, null, null, null, null, null =&gt; trolltor // Attack</text:p>
          </table:table-cell>
        </table:table-row>
        <table:table-row table:style-name="ro3">
          <table:table-cell table:formula="of:=CONCATENATE(;&quot;  &quot;;[$item.$A396];&quot;, &quot;;[$item.$B396];&quot;, &quot;;[$item.$C396];&quot;, &quot;;[$item.$D396];&quot;, &quot;;[$item.$E396];&quot;, &quot;;[$item.$F396];&quot;, &quot;;[$item.$G396];&quot;, &quot;;[$item.$H396];&quot;, &quot;;[$item.$I396];&quot;, &quot;;[$item.$J396];&quot;, &quot;;[$item.$K396];&quot;, &quot;;[$item.$L396];&quot; =&gt; &quot;;[$item.$A396];&quot; // &quot;;[$item.$M396])" office:value-type="string" office:string-value="  ttsword2, 1, null, null, null, null, null, null, null, null, null, null =&gt; ttsword2 // Two Handed Sword" calcext:value-type="string">
            <text:p><text:s text:c="2"/>ttsword2, 1, null, null, null, null, null, null, null, null, null, null =&gt; ttsword2 // Two Handed Sword</text:p>
          </table:table-cell>
        </table:table-row>
        <table:table-row table:style-name="ro3">
          <table:table-cell table:formula="of:=CONCATENATE(;&quot;  &quot;;[$item.$A397];&quot;, &quot;;[$item.$B397];&quot;, &quot;;[$item.$C397];&quot;, &quot;;[$item.$D397];&quot;, &quot;;[$item.$E397];&quot;, &quot;;[$item.$F397];&quot;, &quot;;[$item.$G397];&quot;, &quot;;[$item.$H397];&quot;, &quot;;[$item.$I397];&quot;, &quot;;[$item.$J397];&quot;, &quot;;[$item.$K397];&quot;, &quot;;[$item.$L397];&quot; =&gt; &quot;;[$item.$A397];&quot; // &quot;;[$item.$M397])" office:value-type="string" office:string-value="  vamp, 1, null, null, null, null, null, null, null, null, null, null =&gt; vamp // &lt;Invalid Strref -1&gt;" calcext:value-type="string">
            <text:p><text:s text:c="2"/>vamp, 1, null, null, null, null, null, null, null, null, null, null =&gt; vamp // &lt;Invalid Strref -1&gt;</text:p>
          </table:table-cell>
        </table:table-row>
        <table:table-row table:style-name="ro3">
          <table:table-cell table:formula="of:=CONCATENATE(;&quot;  &quot;;[$item.$A398];&quot;, &quot;;[$item.$B398];&quot;, &quot;;[$item.$C398];&quot;, &quot;;[$item.$D398];&quot;, &quot;;[$item.$E398];&quot;, &quot;;[$item.$F398];&quot;, &quot;;[$item.$G398];&quot;, &quot;;[$item.$H398];&quot;, &quot;;[$item.$I398];&quot;, &quot;;[$item.$J398];&quot;, &quot;;[$item.$K398];&quot;, &quot;;[$item.$L398];&quot; =&gt; &quot;;[$item.$A398];&quot; // &quot;;[$item.$M398])" office:value-type="string" office:string-value="  vamp1, 1, null, null, null, null, null, null, null, null, null, null =&gt; vamp1 // &lt;Invalid Strref -1&gt;" calcext:value-type="string">
            <text:p><text:s text:c="2"/>vamp1, 1, null, null, null, null, null, null, null, null, null, null =&gt; vamp1 // &lt;Invalid Strref -1&gt;</text:p>
          </table:table-cell>
        </table:table-row>
        <table:table-row table:style-name="ro3">
          <table:table-cell table:formula="of:=CONCATENATE(;&quot;  &quot;;[$item.$A399];&quot;, &quot;;[$item.$B399];&quot;, &quot;;[$item.$C399];&quot;, &quot;;[$item.$D399];&quot;, &quot;;[$item.$E399];&quot;, &quot;;[$item.$F399];&quot;, &quot;;[$item.$G399];&quot;, &quot;;[$item.$H399];&quot;, &quot;;[$item.$I399];&quot;, &quot;;[$item.$J399];&quot;, &quot;;[$item.$K399];&quot;, &quot;;[$item.$L399];&quot; =&gt; &quot;;[$item.$A399];&quot; // &quot;;[$item.$M399])" office:value-type="string" office:string-value="  vamp2, 1, null, null, null, null, null, null, null, null, null, null =&gt; vamp2 // &lt;Invalid Strref -1&gt;" calcext:value-type="string">
            <text:p><text:s text:c="2"/>vamp2, 1, null, null, null, null, null, null, null, null, null, null =&gt; vamp2 // &lt;Invalid Strref -1&gt;</text:p>
          </table:table-cell>
        </table:table-row>
        <table:table-row table:style-name="ro3">
          <table:table-cell table:formula="of:=CONCATENATE(;&quot;  &quot;;[$item.$A400];&quot;, &quot;;[$item.$B400];&quot;, &quot;;[$item.$C400];&quot;, &quot;;[$item.$D400];&quot;, &quot;;[$item.$E400];&quot;, &quot;;[$item.$F400];&quot;, &quot;;[$item.$G400];&quot;, &quot;;[$item.$H400];&quot;, &quot;;[$item.$I400];&quot;, &quot;;[$item.$J400];&quot;, &quot;;[$item.$K400];&quot;, &quot;;[$item.$L400];&quot; =&gt; &quot;;[$item.$A400];&quot; // &quot;;[$item.$M400])" office:value-type="string" office:string-value="  vamp3, 1, null, null, null, null, null, null, null, null, null, null =&gt; vamp3 // &lt;Invalid Strref -1&gt;" calcext:value-type="string">
            <text:p><text:s text:c="2"/>vamp3, 1, null, null, null, null, null, null, null, null, null, null =&gt; vamp3 // &lt;Invalid Strref -1&gt;</text:p>
          </table:table-cell>
        </table:table-row>
        <table:table-row table:style-name="ro3">
          <table:table-cell table:formula="of:=CONCATENATE(;&quot;  &quot;;[$item.$A401];&quot;, &quot;;[$item.$B401];&quot;, &quot;;[$item.$C401];&quot;, &quot;;[$item.$D401];&quot;, &quot;;[$item.$E401];&quot;, &quot;;[$item.$F401];&quot;, &quot;;[$item.$G401];&quot;, &quot;;[$item.$H401];&quot;, &quot;;[$item.$I401];&quot;, &quot;;[$item.$J401];&quot;, &quot;;[$item.$K401];&quot;, &quot;;[$item.$L401];&quot; =&gt; &quot;;[$item.$A401];&quot; // &quot;;[$item.$M401])" office:value-type="string" office:string-value="  wa2halb, null, null, null, 6, null, null, null, null, null, null, null =&gt; wa2halb // Harmonium Halberd" calcext:value-type="string">
            <text:p><text:s text:c="2"/>wa2halb, null, null, null, 6, null, null, null, null, null, null, null =&gt; wa2halb // Harmonium Halberd</text:p>
          </table:table-cell>
        </table:table-row>
        <table:table-row table:style-name="ro3">
          <table:table-cell table:formula="of:=CONCATENATE(;&quot;  &quot;;[$item.$A402];&quot;, &quot;;[$item.$B402];&quot;, &quot;;[$item.$C402];&quot;, &quot;;[$item.$D402];&quot;, &quot;;[$item.$E402];&quot;, &quot;;[$item.$F402];&quot;, &quot;;[$item.$G402];&quot;, &quot;;[$item.$H402];&quot;, &quot;;[$item.$I402];&quot;, &quot;;[$item.$J402];&quot;, &quot;;[$item.$K402];&quot;, &quot;;[$item.$L402];&quot; =&gt; &quot;;[$item.$A402];&quot; // &quot;;[$item.$M402])" office:value-type="string" office:string-value="  wa2shiel, null, null, null, null, 4, null, null, null, null, null, null =&gt; wa2shiel // Shield of Balduran" calcext:value-type="string">
            <text:p><text:s text:c="2"/>wa2shiel, null, null, null, null, 4, null, null, null, null, null, null =&gt; wa2shiel // Shield of Balduran</text:p>
          </table:table-cell>
        </table:table-row>
        <table:table-row table:style-name="ro3">
          <table:table-cell table:formula="of:=CONCATENATE(;&quot;  &quot;;[$item.$A403];&quot;, &quot;;[$item.$B403];&quot;, &quot;;[$item.$C403];&quot;, &quot;;[$item.$D403];&quot;, &quot;;[$item.$E403];&quot;, &quot;;[$item.$F403];&quot;, &quot;;[$item.$G403];&quot;, &quot;;[$item.$H403];&quot;, &quot;;[$item.$I403];&quot;, &quot;;[$item.$J403];&quot;, &quot;;[$item.$K403];&quot;, &quot;;[$item.$L403];&quot; =&gt; &quot;;[$item.$A403];&quot; // &quot;;[$item.$M403])" office:value-type="string" office:string-value="  waflail, null, null, null, 4, null, null, null, null, null, null, null =&gt; waflail // Defender of Easthaven +2" calcext:value-type="string">
            <text:p><text:s text:c="2"/>waflail, null, null, null, 4, null, null, null, null, null, null, null =&gt; waflail // Defender of Easthaven +2</text:p>
          </table:table-cell>
        </table:table-row>
        <table:table-row table:style-name="ro3">
          <table:table-cell table:formula="of:=CONCATENATE(;&quot;  &quot;;[$item.$A404];&quot;, &quot;;[$item.$B404];&quot;, &quot;;[$item.$C404];&quot;, &quot;;[$item.$D404];&quot;, &quot;;[$item.$E404];&quot;, &quot;;[$item.$F404];&quot;, &quot;;[$item.$G404];&quot;, &quot;;[$item.$H404];&quot;, &quot;;[$item.$I404];&quot;, &quot;;[$item.$J404];&quot;, &quot;;[$item.$K404];&quot;, &quot;;[$item.$L404];&quot; =&gt; &quot;;[$item.$A404];&quot; // &quot;;[$item.$M404])" office:value-type="string" office:string-value="  wamace, null, null, null, null, null, null, null, null, null, 5, null =&gt; wamace // Jerrod's Mace" calcext:value-type="string">
            <text:p><text:s text:c="2"/>wamace, null, null, null, null, null, null, null, null, null, 5, null =&gt; wamace // Jerrod's Mace</text:p>
          </table:table-cell>
        </table:table-row>
        <table:table-row table:style-name="ro3">
          <table:table-cell table:formula="of:=CONCATENATE(;&quot;  &quot;;[$item.$A405];&quot;, &quot;;[$item.$B405];&quot;, &quot;;[$item.$C405];&quot;, &quot;;[$item.$D405];&quot;, &quot;;[$item.$E405];&quot;, &quot;;[$item.$F405];&quot;, &quot;;[$item.$G405];&quot;, &quot;;[$item.$H405];&quot;, &quot;;[$item.$I405];&quot;, &quot;;[$item.$J405];&quot;, &quot;;[$item.$K405];&quot;, &quot;;[$item.$L405];&quot; =&gt; &quot;;[$item.$A405];&quot; // &quot;;[$item.$M405])" office:value-type="string" office:string-value="  wand11, null, null, null, null, null, null, 50, null, null, null, null =&gt; wand11 // Wand of the Heavens" calcext:value-type="string">
            <text:p><text:s text:c="2"/>wand11, null, null, null, null, null, null, 50, null, null, null, null =&gt; wand11 // Wand of the Heavens</text:p>
          </table:table-cell>
        </table:table-row>
        <table:table-row table:style-name="ro3">
          <table:table-cell table:formula="of:=CONCATENATE(;&quot;  &quot;;[$item.$A406];&quot;, &quot;;[$item.$B406];&quot;, &quot;;[$item.$C406];&quot;, &quot;;[$item.$D406];&quot;, &quot;;[$item.$E406];&quot;, &quot;;[$item.$F406];&quot;, &quot;;[$item.$G406];&quot;, &quot;;[$item.$H406];&quot;, &quot;;[$item.$I406];&quot;, &quot;;[$item.$J406];&quot;, &quot;;[$item.$K406];&quot;, &quot;;[$item.$L406];&quot; =&gt; &quot;;[$item.$A406];&quot; // &quot;;[$item.$M406])" office:value-type="string" office:string-value="  wand12, null, null, 0, null, null, null, null, null, null, null, null =&gt; wand12 // Wand of Wonder" calcext:value-type="string">
            <text:p><text:s text:c="2"/>wand12, null, null, 0, null, null, null, null, null, null, null, null =&gt; wand12 // Wand of Wonder</text:p>
          </table:table-cell>
        </table:table-row>
        <table:table-row table:style-name="ro3">
          <table:table-cell table:formula="of:=CONCATENATE(;&quot;  &quot;;[$item.$A407];&quot;, &quot;;[$item.$B407];&quot;, &quot;;[$item.$C407];&quot;, &quot;;[$item.$D407];&quot;, &quot;;[$item.$E407];&quot;, &quot;;[$item.$F407];&quot;, &quot;;[$item.$G407];&quot;, &quot;;[$item.$H407];&quot;, &quot;;[$item.$I407];&quot;, &quot;;[$item.$J407];&quot;, &quot;;[$item.$K407];&quot;, &quot;;[$item.$L407];&quot; =&gt; &quot;;[$item.$A407];&quot; // &quot;;[$item.$M407])" office:value-type="string" office:string-value="  wasling, null, null, null, 1, null, null, null, null, null, null, null =&gt; wasling // Sling of Everard +5" calcext:value-type="string">
            <text:p><text:s text:c="2"/>wasling, null, null, null, 1, null, null, null, null, null, null, null =&gt; wasling // Sling of Everard +5</text:p>
          </table:table-cell>
        </table:table-row>
        <table:table-row table:style-name="ro3">
          <table:table-cell table:formula="of:=CONCATENATE(;&quot;  &quot;;[$item.$A408];&quot;, &quot;;[$item.$B408];&quot;, &quot;;[$item.$C408];&quot;, &quot;;[$item.$D408];&quot;, &quot;;[$item.$E408];&quot;, &quot;;[$item.$F408];&quot;, &quot;;[$item.$G408];&quot;, &quot;;[$item.$H408];&quot;, &quot;;[$item.$I408];&quot;, &quot;;[$item.$J408];&quot;, &quot;;[$item.$K408];&quot;, &quot;;[$item.$L408];&quot; =&gt; &quot;;[$item.$A408];&quot; // &quot;;[$item.$M408])" office:value-type="string" office:string-value="  wastaff, null, null, null, 1, null, null, null, null, null, null, null =&gt; wastaff // Staff of Arundel" calcext:value-type="string">
            <text:p><text:s text:c="2"/>wastaff, null, null, null, 1, null, null, null, null, null, null, null =&gt; wastaff // Staff of Arundel</text:p>
          </table:table-cell>
        </table:table-row>
        <table:table-row table:style-name="ro3">
          <table:table-cell table:formula="of:=CONCATENATE(;&quot;  &quot;;[$item.$A409];&quot;, &quot;;[$item.$B409];&quot;, &quot;;[$item.$C409];&quot;, &quot;;[$item.$D409];&quot;, &quot;;[$item.$E409];&quot;, &quot;;[$item.$F409];&quot;, &quot;;[$item.$G409];&quot;, &quot;;[$item.$H409];&quot;, &quot;;[$item.$I409];&quot;, &quot;;[$item.$J409];&quot;, &quot;;[$item.$K409];&quot;, &quot;;[$item.$L409];&quot; =&gt; &quot;;[$item.$A409];&quot; // &quot;;[$item.$M409])" office:value-type="string" office:string-value="  wight, 1, null, null, null, null, null, null, null, null, null, null =&gt; wight // &lt;Invalid Strref -1&gt;" calcext:value-type="string">
            <text:p><text:s text:c="2"/>wight, 1, null, null, null, null, null, null, null, null, null, null =&gt; wight // &lt;Invalid Strref -1&gt;</text:p>
          </table:table-cell>
        </table:table-row>
        <table:table-row table:style-name="ro3">
          <table:table-cell table:formula="of:=CONCATENATE(;&quot;  &quot;;[$item.$A410];&quot;, &quot;;[$item.$B410];&quot;, &quot;;[$item.$C410];&quot;, &quot;;[$item.$D410];&quot;, &quot;;[$item.$E410];&quot;, &quot;;[$item.$F410];&quot;, &quot;;[$item.$G410];&quot;, &quot;;[$item.$H410];&quot;, &quot;;[$item.$I410];&quot;, &quot;;[$item.$J410];&quot;, &quot;;[$item.$K410];&quot;, &quot;;[$item.$L410];&quot; =&gt; &quot;;[$item.$A410];&quot; // &quot;;[$item.$M410])" office:value-type="string" office:string-value="  wolfspir, null, 1, null, null, null, null, null, null, null, 3, null =&gt; wolfspir // Attack" calcext:value-type="string">
            <text:p><text:s text:c="2"/>wolfspir, null, 1, null, null, null, null, null, null, null, 3, null =&gt; wolfspir // Attack</text:p>
          </table:table-cell>
        </table:table-row>
        <table:table-row table:style-name="ro3">
          <table:table-cell table:formula="of:=CONCATENATE(;&quot;  &quot;;[$item.$A411];&quot;, &quot;;[$item.$B411];&quot;, &quot;;[$item.$C411];&quot;, &quot;;[$item.$D411];&quot;, &quot;;[$item.$E411];&quot;, &quot;;[$item.$F411];&quot;, &quot;;[$item.$G411];&quot;, &quot;;[$item.$H411];&quot;, &quot;;[$item.$I411];&quot;, &quot;;[$item.$J411];&quot;, &quot;;[$item.$K411];&quot;, &quot;;[$item.$L411];&quot; =&gt; &quot;;[$item.$A411];&quot; // &quot;;[$item.$M411])" office:value-type="string" office:string-value="  wolfwi1, null, null, 0, null, null, null, null, null, null, null, null =&gt; wolfwi1 // &lt;Invalid Strref -1&gt;" calcext:value-type="string">
            <text:p><text:s text:c="2"/>wolfwi1, null, null, 0, null, null, null, null, null, null, null, null =&gt; wolfwi1 // &lt;Invalid Strref -1&gt;</text:p>
          </table:table-cell>
        </table:table-row>
        <table:table-row table:style-name="ro3">
          <table:table-cell table:formula="of:=CONCATENATE(;&quot;  &quot;;[$item.$A412];&quot;, &quot;;[$item.$B412];&quot;, &quot;;[$item.$C412];&quot;, &quot;;[$item.$D412];&quot;, &quot;;[$item.$E412];&quot;, &quot;;[$item.$F412];&quot;, &quot;;[$item.$G412];&quot;, &quot;;[$item.$H412];&quot;, &quot;;[$item.$I412];&quot;, &quot;;[$item.$J412];&quot;, &quot;;[$item.$K412];&quot;, &quot;;[$item.$L412];&quot; =&gt; &quot;;[$item.$A412];&quot; // &quot;;[$item.$M412])" office:value-type="string" office:string-value="  wolfwi2, null, null, 0, null, null, null, null, null, null, null, null =&gt; wolfwi2 // &lt;Invalid Strref -1&gt;" calcext:value-type="string">
            <text:p><text:s text:c="2"/>wolfwi2, null, null, 0, null, null, null, null, null, null, null, null =&gt; wolfwi2 // &lt;Invalid Strref -1&gt;</text:p>
          </table:table-cell>
        </table:table-row>
        <table:table-row table:style-name="ro3">
          <table:table-cell table:formula="of:=CONCATENATE(;&quot;  &quot;;[$item.$A413];&quot;, &quot;;[$item.$B413];&quot;, &quot;;[$item.$C413];&quot;, &quot;;[$item.$D413];&quot;, &quot;;[$item.$E413];&quot;, &quot;;[$item.$F413];&quot;, &quot;;[$item.$G413];&quot;, &quot;;[$item.$H413];&quot;, &quot;;[$item.$I413];&quot;, &quot;;[$item.$J413];&quot;, &quot;;[$item.$K413];&quot;, &quot;;[$item.$L413];&quot; =&gt; &quot;;[$item.$A413];&quot; // &quot;;[$item.$M413])" office:value-type="string" office:string-value="  wraith1, 1, null, null, null, null, null, null, null, null, null, null =&gt; wraith1 // &lt;Invalid Strref -1&gt;" calcext:value-type="string">
            <text:p><text:s text:c="2"/>wraith1, 1, null, null, null, null, null, null, null, null, null, null =&gt; wraith1 // &lt;Invalid Strref -1&gt;</text:p>
          </table:table-cell>
        </table:table-row>
        <table:table-row table:style-name="ro3">
          <table:table-cell table:formula="of:=CONCATENATE(;&quot;  &quot;;[$item.$A414];&quot;, &quot;;[$item.$B414];&quot;, &quot;;[$item.$C414];&quot;, &quot;;[$item.$D414];&quot;, &quot;;[$item.$E414];&quot;, &quot;;[$item.$F414];&quot;, &quot;;[$item.$G414];&quot;, &quot;;[$item.$H414];&quot;, &quot;;[$item.$I414];&quot;, &quot;;[$item.$J414];&quot;, &quot;;[$item.$K414];&quot;, &quot;;[$item.$L414];&quot; =&gt; &quot;;[$item.$A414];&quot; // &quot;;[$item.$M414])" office:value-type="string" office:string-value="  xbow01, 1, null, null, null, null, null, null, null, null, null, null =&gt; xbow01 // Heavy Crossbow" calcext:value-type="string">
            <text:p><text:s text:c="2"/>xbow01, 1, null, null, null, null, null, null, null, null, null, null =&gt; xbow01 // Heavy Crossbow</text:p>
          </table:table-cell>
        </table:table-row>
        <table:table-row table:style-name="ro3">
          <table:table-cell table:formula="of:=CONCATENATE(;&quot;  &quot;;[$item.$A415];&quot;, &quot;;[$item.$B415];&quot;, &quot;;[$item.$C415];&quot;, &quot;;[$item.$D415];&quot;, &quot;;[$item.$E415];&quot;, &quot;;[$item.$F415];&quot;, &quot;;[$item.$G415];&quot;, &quot;;[$item.$H415];&quot;, &quot;;[$item.$I415];&quot;, &quot;;[$item.$J415];&quot;, &quot;;[$item.$K415];&quot;, &quot;;[$item.$L415];&quot; =&gt; &quot;;[$item.$A415];&quot; // &quot;;[$item.$M415])" office:value-type="string" office:string-value="  xbow02, 1, null, null, null, null, null, null, null, null, null, null =&gt; xbow02 // Heavy Crossbow +1" calcext:value-type="string">
            <text:p><text:s text:c="2"/>xbow02, 1, null, null, null, null, null, null, null, null, null, null =&gt; xbow02 // Heavy Crossbow +1</text:p>
          </table:table-cell>
        </table:table-row>
        <table:table-row table:style-name="ro3">
          <table:table-cell table:formula="of:=CONCATENATE(;&quot;  &quot;;[$item.$A416];&quot;, &quot;;[$item.$B416];&quot;, &quot;;[$item.$C416];&quot;, &quot;;[$item.$D416];&quot;, &quot;;[$item.$E416];&quot;, &quot;;[$item.$F416];&quot;, &quot;;[$item.$G416];&quot;, &quot;;[$item.$H416];&quot;, &quot;;[$item.$I416];&quot;, &quot;;[$item.$J416];&quot;, &quot;;[$item.$K416];&quot;, &quot;;[$item.$L416];&quot; =&gt; &quot;;[$item.$A416];&quot; // &quot;;[$item.$M416])" office:value-type="string" office:string-value="  xbow03, 1, null, null, 5, null, null, null, null, null, null, null =&gt; xbow03 // Heavy Crossbow of Accuracy " calcext:value-type="string">
            <text:p><text:s text:c="2"/>xbow03, 1, null, null, 5, null, null, null, null, null, null, null =&gt; xbow03 // Heavy Crossbow of Accuracy </text:p>
          </table:table-cell>
        </table:table-row>
        <table:table-row table:style-name="ro3">
          <table:table-cell table:formula="of:=CONCATENATE(;&quot;  &quot;;[$item.$A417];&quot;, &quot;;[$item.$B417];&quot;, &quot;;[$item.$C417];&quot;, &quot;;[$item.$D417];&quot;, &quot;;[$item.$E417];&quot;, &quot;;[$item.$F417];&quot;, &quot;;[$item.$G417];&quot;, &quot;;[$item.$H417];&quot;, &quot;;[$item.$I417];&quot;, &quot;;[$item.$J417];&quot;, &quot;;[$item.$K417];&quot;, &quot;;[$item.$L417];&quot; =&gt; &quot;;[$item.$A417];&quot; // &quot;;[$item.$M417])" office:value-type="string" office:string-value="  xbow06, null, null, null, 4, null, null, null, null, null, null, null =&gt; xbow06 // Light Crossbow of Speed " calcext:value-type="string">
            <text:p><text:s text:c="2"/>xbow06, null, null, null, 4, null, null, null, null, null, null, null =&gt; xbow06 // Light Crossbow of Speed </text:p>
          </table:table-cell>
        </table:table-row>
        <table:table-row table:style-name="ro3">
          <table:table-cell table:formula="of:=CONCATENATE(;&quot;  &quot;;[$item.$A418];&quot;, &quot;;[$item.$B418];&quot;, &quot;;[$item.$C418];&quot;, &quot;;[$item.$D418];&quot;, &quot;;[$item.$E418];&quot;, &quot;;[$item.$F418];&quot;, &quot;;[$item.$G418];&quot;, &quot;;[$item.$H418];&quot;, &quot;;[$item.$I418];&quot;, &quot;;[$item.$J418];&quot;, &quot;;[$item.$K418];&quot;, &quot;;[$item.$L418];&quot; =&gt; &quot;;[$item.$A418];&quot; // &quot;;[$item.$M418])" office:value-type="string" office:string-value="  xbow07, 1, null, null, null, null, null, null, null, null, null, null =&gt; xbow07 // Heavy Crossbow +2" calcext:value-type="string">
            <text:p><text:s text:c="2"/>xbow07, 1, null, null, null, null, null, null, null, null, null, null =&gt; xbow07 // Heavy Crossbow +2</text:p>
          </table:table-cell>
        </table:table-row>
        <table:table-row table:style-name="ro3">
          <table:table-cell table:formula="of:=CONCATENATE(;&quot;  &quot;;[$item.$A419];&quot;, &quot;;[$item.$B419];&quot;, &quot;;[$item.$C419];&quot;, &quot;;[$item.$D419];&quot;, &quot;;[$item.$E419];&quot;, &quot;;[$item.$F419];&quot;, &quot;;[$item.$G419];&quot;, &quot;;[$item.$H419];&quot;, &quot;;[$item.$I419];&quot;, &quot;;[$item.$J419];&quot;, &quot;;[$item.$K419];&quot;, &quot;;[$item.$L419];&quot; =&gt; &quot;;[$item.$A419];&quot; // &quot;;[$item.$M419])" office:value-type="string" office:string-value="  xbow08, 1, null, null, null, null, null, null, null, null, null, null =&gt; xbow08 // Giant Hair Crossbow +3" calcext:value-type="string">
            <text:p><text:s text:c="2"/>xbow08, 1, null, null, null, null, null, null, null, null, null, null =&gt; xbow08 // Giant Hair Crossbow +3</text:p>
          </table:table-cell>
        </table:table-row>
        <table:table-row table:style-name="ro3">
          <table:table-cell table:formula="of:=CONCATENATE(;&quot;  &quot;;[$item.$A420];&quot;, &quot;;[$item.$B420];&quot;, &quot;;[$item.$C420];&quot;, &quot;;[$item.$D420];&quot;, &quot;;[$item.$E420];&quot;, &quot;;[$item.$F420];&quot;, &quot;;[$item.$G420];&quot;, &quot;;[$item.$H420];&quot;, &quot;;[$item.$I420];&quot;, &quot;;[$item.$J420];&quot;, &quot;;[$item.$K420];&quot;, &quot;;[$item.$L420];&quot; =&gt; &quot;;[$item.$A420];&quot; // &quot;;[$item.$M420])" office:value-type="string" office:string-value="  xbow13, null, null, null, 1, null, null, null, null, null, null, null =&gt; xbow13 // Crossbow of Affliction +4" calcext:value-type="string">
            <text:p><text:s text:c="2"/>xbow13, null, null, null, 1, null, null, null, null, null, null, null =&gt; xbow13 // Crossbow of Affliction +4</text:p>
          </table:table-cell>
        </table:table-row>
        <table:table-row table:style-name="ro3">
          <table:table-cell table:formula="of:=CONCATENATE(;&quot;  &quot;;[$item.$A421];&quot;, &quot;;[$item.$B421];&quot;, &quot;;[$item.$C421];&quot;, &quot;;[$item.$D421];&quot;, &quot;;[$item.$E421];&quot;, &quot;;[$item.$F421];&quot;, &quot;;[$item.$G421];&quot;, &quot;;[$item.$H421];&quot;, &quot;;[$item.$I421];&quot;, &quot;;[$item.$J421];&quot;, &quot;;[$item.$K421];&quot;, &quot;;[$item.$L421];&quot; =&gt; &quot;;[$item.$A421];&quot; // &quot;;[$item.$M421])" office:value-type="string" office:string-value="  xbow15, null, null, 0, null, null, null, null, null, null, null, null =&gt; xbow15 // Firetooth +4" calcext:value-type="string">
            <text:p><text:s text:c="2"/>xbow15, null, null, 0, null, null, null, null, null, null, null, null =&gt; xbow15 // Firetooth +4</text:p>
          </table:table-cell>
        </table:table-row>
        <table:table-row table:style-name="ro3">
          <table:table-cell table:formula="of:=CONCATENATE(;&quot;  &quot;;[$item.$A422];&quot;, &quot;;[$item.$B422];&quot;, &quot;;[$item.$C422];&quot;, &quot;;[$item.$D422];&quot;, &quot;;[$item.$E422];&quot;, &quot;;[$item.$F422];&quot;, &quot;;[$item.$G422];&quot;, &quot;;[$item.$H422];&quot;, &quot;;[$item.$I422];&quot;, &quot;;[$item.$J422];&quot;, &quot;;[$item.$K422];&quot;, &quot;;[$item.$L422];&quot; =&gt; &quot;;[$item.$A422];&quot; // &quot;;[$item.$M422])" office:value-type="string" office:string-value="  xbow16, null, null, 0, null, null, null, null, null, null, null, null =&gt; xbow16 // Firetooth +5" calcext:value-type="string">
            <text:p><text:s text:c="2"/>xbow16, null, null, 0, null, null, null, null, null, null, null, null =&gt; xbow16 // Firetooth +5</text:p>
          </table:table-cell>
        </table:table-row>
        <table:table-row table:style-name="ro3">
          <table:table-cell table:formula="of:=CONCATENATE(;&quot;  &quot;;[$item.$A423];&quot;, &quot;;[$item.$B423];&quot;, &quot;;[$item.$C423];&quot;, &quot;;[$item.$D423];&quot;, &quot;;[$item.$E423];&quot;, &quot;;[$item.$F423];&quot;, &quot;;[$item.$G423];&quot;, &quot;;[$item.$H423];&quot;, &quot;;[$item.$I423];&quot;, &quot;;[$item.$J423];&quot;, &quot;;[$item.$K423];&quot;, &quot;;[$item.$L423];&quot; =&gt; &quot;;[$item.$A423];&quot; // &quot;;[$item.$M423])" office:value-type="string" office:string-value="  xbow17, 1, null, null, null, null, null, null, null, null, null, null =&gt; xbow17 // Heavy Crossbow +3" calcext:value-type="string">
            <text:p><text:s text:c="2"/>xbow17, 1, null, null, null, null, null, null, null, null, null, null =&gt; xbow17 // Heavy Crossbow +3</text:p>
          </table:table-cell>
        </table:table-row>
        <table:table-row table:style-name="ro3" table:number-rows-repeated="176">
          <table:table-cell/>
        </table:table-row>
        <table:table-row table:style-name="ro3">
          <table:table-cell table:style-name="ce30"/>
        </table:table-row>
      </table:table>
      <table:table table:name="spell" table:style-name="ta1">
        <office:forms form:automatic-focus="false" form:apply-design-mode="false"/>
        <table:table-column table:style-name="co24" table:default-cell-style-name="ce21"/>
        <table:table-column table:style-name="co17" table:default-cell-style-name="ce34"/>
        <table:table-column table:style-name="co25" table:default-cell-style-name="ce34"/>
        <table:table-column table:style-name="co19" table:default-cell-style-name="ce34"/>
        <table:table-column table:style-name="co26" table:default-cell-style-name="ce34"/>
        <table:table-column table:style-name="co1" table:default-cell-style-name="ce34"/>
        <table:table-column table:style-name="co15" table:default-cell-style-name="ce34"/>
        <table:table-column table:style-name="co19" table:default-cell-style-name="ce34"/>
        <table:table-column table:style-name="co7" table:default-cell-style-name="ce34"/>
        <table:table-column table:style-name="co27" table:default-cell-style-name="ce34"/>
        <table:table-column table:style-name="co14" table:default-cell-style-name="ce34"/>
        <table:table-column table:style-name="co28" table:default-cell-style-name="ce46"/>
        <table:table-column table:style-name="co12" table:number-columns-repeated="1012" table:default-cell-style-name="ce46"/>
        <table:table-row table:style-name="ro2">
          <table:table-cell table:style-name="ce1" office:value-type="string" calcext:value-type="string">
            <text:p>fil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resist_dispel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wild_magic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secondary</text:p>
          </table:table-cell>
          <table:table-cell table:style-name="ce1" office:value-type="string" calcext:value-type="string">
            <text:p>notes</text:p>
          </table:table-cell>
          <table:table-cell table:style-name="ce45" table:number-columns-repeated="1012"/>
        </table:table-row>
        <table:table-row table:style-name="ro2">
          <table:table-cell table:style-name="ce29" office:value-type="string" calcext:value-type="string">
            <text:p>dgfaith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Armor of Faith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dgright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Righteous Magic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keldorn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string" calcext:value-type="string">
            <text:p>Fire Shield (Blu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melis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Taint of the Slay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enspisu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Spi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14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Kai (KENSAI_KI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15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Barbarian Rage (BARBARIAN_R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21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Lay On Hands (PALADIN_LAY_ON_HA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23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True Sight (INQUIS_TRUE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32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nrage (BERSERKER_R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321d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Enrage (BERSERKER_R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41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Snare (SET_SNAR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414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Special Snare (SET_SPECIAL_SNAR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42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oison Weapon (ASSASSIN_POIS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1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Brown B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1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Wo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1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Black B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Spirit Animal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3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Spi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3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Baby Wyvern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3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Fire Salaman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4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Werewo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64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Shapeshifts Greater Werewo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2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torm Shiel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2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Lightning Bolt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3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eking Swor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3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True Sight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4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Boon of Lathande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74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Hold Undea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81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Lay On Hands (MONK_LAY_ON_HA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0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Hardiness (WARRIOR_HARDINES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Spike Trap (ROGUE_SET_SPIK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Exploding Trap (ROGUE_SET_EXPLODING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et Time Trap (ROGUE_SET_TIME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Evasion (ROGUE_EVAS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ter Evasion (ROGUE_GREATER_EVAS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1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Avoid Death (ROGUE_AVOID_D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cl9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eva (PALADIN_SUMMON_DEV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dr10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hromatic Orb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10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Larloch's Minor Drain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1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Berserk (MINSC_BERSERK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Knight (DECK_KN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Flames (DECK_FLAME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kull (DECK_SKU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58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BUFFET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83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Web Tangle (FIGURINE_SPIDER_WEB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85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MAGIC_MISSILE_SURE_HI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style-name="Default" office:value-type="string" calcext:value-type="string">
            <text:p>Stoneskin (DRAGON_STONE_SKI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5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Wing Buffet (DRAGON_WING_BUFFE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6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Moon Dog Sight (MOON_DOG_HOW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7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Mirror Image (HASTE_SELF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698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oved Invisibility (NON_DETECTION_SELF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46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RESTORE_FULL_HEALTH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5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LOSE_XP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6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LOSE_DEX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7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LOSE_HP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8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DISPELL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69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HOL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EXPLODE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HELL_DAMAGE_HALF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772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Default" office:value-type="string" calcext:value-type="string">
            <text:p>HELL_F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823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Slayer Change (SLAYER_CHANGE_TWO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825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Drow Transformation (DROW_CHAN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89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Default" office:value-type="string" calcext:value-type="string">
            <text:p>Moon Dog Howl (MOON_DOG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Default" office:value-type="string" calcext:value-type="string">
            <text:p>Limited Wish (GENIE_LIMITED_WISH_HEAL_A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37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olor Spray (MEPHIT_COLOR_SPRA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4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Blur (MEPHIT_BLU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5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Flesh to Stone (CUTSCENE_FLESH_TO_STON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51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Power Word, Kill (CUTSCENE_POWERWORD_KI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Serious Wounds (ULITHARID_CURE_SERIOUS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in962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BEHOLDER_MAGIC_MISSI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0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etect Evil (CLERIC_DETECT_EVI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Entangle (CLERIC_ENTANG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1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Armor of Faith (CLERIC_ARMOR_OF_FAI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1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oom (CLERIC_DOO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2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hant (CLERIC_CHA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Resist Fire/Cold (CLERIC_RESIST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21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raw Upon Holy Might (CLERIC_DRAW_UPON_HOLY_M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te Dead (CLERIC_ANIMATE_DEA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Call Lightning (CLERIC_CALL_LIGHTNING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5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Hold Animal (CLERIC_HOLD_ANIM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Fire (CLERIC_PROTECTION_FROM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0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Invisibility Purge (CLERIC_INVISIBILITY_PUR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1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iscast Magic (CLERIC_MISCAST_MAGIC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Rigid Thinking (CLERIC_RIGID_THINKING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3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Medium Wounds (CLERIC_CURE_MEDIUM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Serious Wounds (CLERIC_CURE_SERIOUS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 (CLERIC_ANIMAL_SUMMONING_1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Free Action (CLERIC_FREE_AC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0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Defensive Harmony (CLERIC_DEFENSIVE_HARMON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ll Woodland Beings (CLERIC_CALL_WOODLAND_BEING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Holy Power (CLERIC_HOLY_POW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3</text:p>
          </table:table-cell>
          <table:table-cell table:number-columns-repeated="8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Negative Plane Protection (CLERIC_NEGATIVE_PLANE_PROTEC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Farsight (CLERIC_FAR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417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Lesser Restoration (CLERIC_LESSER_RESTORA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 (CLERIC_ANIMAL_SUMMONING_2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0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Cure Critical Wounds (CLERIC_CURE_CRITICAL_WOU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ter Command (CLERIC_GREATER_COMMA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Righteous Magic (CLERIC_RIGHTEOUS_MAGIC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Repulse Undead (CLERIC_REPULSE_UNDEA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517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Insect Plague (CLERIC_INSECT_PLAGU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erial Servant (CLERIC_AERIAL_SERVA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I (CLERIC_ANIMAL_SUMMONING_3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Animals (CLERIC_CONJURE_ANIMAL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Fire Elemental (CLERIC_CONJURE_FIRE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6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Harm (CLERIC_H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Earth Elemental (CLERIC_CONJURE_EARTH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Gate (CLERIC_GA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Regeneration (CLERIC_REGENERA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Resurrection (CLERIC_RESURREC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Creeping Doom (CLERIC_CREEPING_DOO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arthquake (CLERIC_EARTHQUAK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lemental Summoning (CLERIC_ELEMENTAL_SW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ter Elemental Summoning (CLERIC_GREATER_ELEMENTAL_SW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eva (CLERIC_SUMMON_DEV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Fallen Deva (CLERIC_SUMMON_FALLEN_DEVA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3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Fire Elemental Transformation (CLERIC_ELEMENTAL_TRANSFORMATION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pr73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Default" office:value-type="string" calcext:value-type="string">
            <text:p>Earth Elemental Transformation (CLERIC_ELEMENTAL_TRANSFORMATION_EAR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ra3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ra3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l Summoning III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0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TRAP_MAGIC_MISSI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Grease (WIZARD_GREAS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rmor (WIZARD_ARM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Burning Hands (WIZARD_BURNING_HA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5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olor Spray (WIZARD_COLOR_SPRA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Blindness (WIZARD_BLINDNES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07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Friends (WIZARD_FRIEND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Infravision (WIZARD_INFRAVIS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2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Magic Missile (WIZARD_MAGIC_MISSI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Evil (WIZARD_PROTECTION_FROM_EVI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4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hield (WIZARD_SHIEL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6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Sleep (WIZARD_SLEE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8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hromatic Orb (WIZARD_CHROMATIC_ORB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19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Larloch's Minor Drain (WIZARD_LARLOCH_MINOR_DRAI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2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Find Familiar (WIZARD_FIND_FAMIL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24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Nahal's Reckless Dweomer (WIZARD_ALARM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125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Spook (WIZARD_SPOOK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01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Blur (WIZARD_BLU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Know Alignment (WIZARD_KNOW_ALIGNME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09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Luck (WIZARD_LUCK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Resist Fear (WIZARD_RESIST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elf's Acid Arrow (WIZARD_MELF_ACID_ARROW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trength (WIZARD_STRENG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gannazar's Scorcher (WIZARD_AGANNAZAR_SCORCH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2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Chaos Shield*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Deafness (WIZARD_DEAFNES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2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Glitterdust (WIZARD_GLITTERDUS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onster Summoning I (WIZARD_MONSTER_SUMMONING_1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1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Skull Trap (WIZARD_SKULL_TRAP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19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Fire (WIZARD_PROTECTION_FROM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320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Cold (WIZARD_PROTECTION_FROM_COL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Dimension Door (WIZARD_DIMENSION_DO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Monster Summoning II (WIZARD_MONSTER_SUMMONING_2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toneskin (WIZARD_STONE_SKI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09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Contagion (WIZARD_CONTAG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Remove Curse (WIZARD_REMOVE_CURS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pirit Armor (WIZARD_SPIRIT_ARM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Enchanted Weapon (WIZARD_ENCHANTED_WEAP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2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inor Sequencer (WIZARD_MINOR_SEQUENC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pider Spawn (WIZARD_SPIDER_SPAW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24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Farsight (WIZARD_FAR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5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Long Swor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6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hort Swor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xe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48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ace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Animate Dead (WIZARD_ANIMATE_DEA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3</text:p>
          </table:table-cell>
          <table:table-cell table:number-columns-repeated="6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Cone of Cold (WIZARD_CONE_OF_COL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onster Summoning III (WIZARD_MONSTER_SUMMONING_3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05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hadow Door (WIZARD_SHADOW_DOO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Normal Weapons (WIZARD_PROTECTION_FROM_NORMAL_WEAPON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5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Oracle (WIZARD_ORACL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Lesser Fire Elemental (WIZARD_CONJURE_LESSER_FIRE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Acid (WIZARD_PROTECTION_FROM_ACI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Lesser Air Elemental (WIZARD_CONJURE_LESSER_AIR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Lesser Earth Elemental (WIZARD_CONJURE_LESSER_EARTH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Minor Spell Turning (WIZARD_MINOR_SPELL_TURNING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5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nfire (WIZARD_SUN_FIR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Invisible Stalker (WIZARD_INVISIBLE_STALK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Tenser's Transformation (WIZARD_TENSERS_TRANSFORMAT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Pierce Magic (WIZARD_PIERCE_MAGIC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0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True Sight (WIZARD_TRUE_SIGH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oved Haste (WIZARD_IMPROVED_HAS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Contingency (WIZARD_CONTINGENC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Wyvern Call (WIZARD_WYVERN_CAL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Fire Elemental (WIZARD_CONJURE_FIRE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Air Elemental (WIZARD_CONJURE_AIR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onjure Earth Elemental (WIZARD_CONJURE_EARTH_ELEMENTAL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rrion Summons (WIZARD_CARRIO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6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Nishruu (WIZARD_SUMMON_NISHRUU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0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The Elements (WIZARD_PROTECTION_FROM_THE_ELEMENT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03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236" calcext:value-type="float">
            <text:p>236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Project Image (WIZARD_PROJECT_IMA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cofiend (WIZARD_CACOFIE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pell Sequencer (WIZARD_SPELL_SEQUENC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phere of Chaos (WIZARD_SPHERE_OF_CHAO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Mordenkainen's Sword (WIZARD_MORDENKAINENS_SWOR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Efreeti (WIZARD_SUMMON_EFREE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jinni (WIZARD_SUMMON_DJINNI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Hakeashar (WIZARD_SUMMON_HAKEASH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ull</text:p>
          </table:table-cell>
          <table:table-cell table:style-name="Default" office:value-type="string" calcext:value-type="string">
            <text:p>Mass Invisibility (WIZARD_MASS_INVISIBILIT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72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oved Chaos Shield*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2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pell Deflection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Protection From Energy (WIZARD_PROTECTION_FROM_ENERG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Fiend (WIZARD_SUMMON_FIE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0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pell Trigger (WIZARD_SPELL_TRIGGE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1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Fear (WIZARD_SYMBOL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6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Stun (WIZARD_SYMBOL_STU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Death (WIZARD_SYMBOL_D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18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Bigby's Clenched Fist (WIZARD_BIGBYS_CLENCHED_FIS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97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Death (WIZARD_NPC_SYMBOL_D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98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Stun (WIZARD_NPC_SYMBOL_STUN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899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Fear (WIZARD_NPC_SYMBOL_FEAR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Default" office:value-type="string" calcext:value-type="string">
            <text:p>Gate (WIZARD_GAT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Imprisonment (WIZARD_IMPRISONMENT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18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Bigby's Crushing Hand (WIZARD_BIGBYS_CRUSHING_HAN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0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Energy Blades (WIZARD_ENERGY_BLADES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1</text:p>
          </table:table-cell>
          <table:table-cell table:number-columns-repeated="8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Improved Alacrity (WIZARD_IMPROVED_ALUCRITY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Dragon's Breath (WIZARD_DRAGONS_BREATH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Summon Planetar (WIZARD_SUMMON_PLANATAR_GOOD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Summon Dark Planetar (BERESH_CHAN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92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string" calcext:value-type="string">
            <text:p>n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Default" office:value-type="string" calcext:value-type="string">
            <text:p>Comet (KAISHAS_CHANGE)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sh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Default" office:value-type="string" calcext:value-type="string">
            <text:p>Hardiness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ish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Dark Planet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m101</text:p>
          </table:table-cell>
          <table:table-cell table:number-columns-repeated="7" table:style-name="ce3" office:value-type="string" calcext:value-type="string">
            <text:p>null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Repulse Undea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m123</text:p>
          </table:table-cell>
          <table:table-cell table:number-columns-repeated="5" table:style-name="ce3" office:value-type="string" calcext:value-type="string">
            <text:p>nul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Default" office:value-type="string" calcext:value-type="string">
            <text:p>Symbol, Fear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pwm1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Cacofiend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sumslay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null</text:p>
          </table:table-cell>
          <table:table-cell table:style-name="Default" office:value-type="string" calcext:value-type="string">
            <text:p>Summon Slayer Shadow</text:p>
          </table:table-cell>
          <table:table-cell table:number-columns-repeated="1012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2:spell.A1048576">
            <calcext:condition calcext:apply-style-name="Bad" calcext:value="formula-is((COUNTIF([.A$1:.A$1048576];[.$A2]) &gt; 1))" calcext:base-cell-address="spell.A2"/>
          </calcext:conditional-format>
        </calcext:conditional-formats>
      </table:table>
      <table:table table:name="spl_array" table:style-name="ta1">
        <table:table-column table:style-name="co29" table:default-cell-style-name="Default"/>
        <table:table-row table:style-name="ro3">
          <table:table-cell table:formula="of:=CONCATENATE(&quot;  &quot;;[$spell.$A1];&quot;, &quot;;[$spell.$B1];&quot;, &quot;;[$spell.$C1];&quot;, &quot;;[$spell.$D1];&quot;, &quot;;[$spell.$E1];&quot;, &quot;;[$spell.$F1];&quot;, &quot;;[$spell.$G1];&quot;, &quot;;[$spell.$H1];&quot;, &quot;;[$spell.$I1];&quot;, &quot;;[$spell.$J1];&quot;, &quot;;[$spell.$K1];&quot; =&gt; &quot;;[$spell.$A1];&quot; // &quot;;[$spell.$L1])" office:value-type="string" office:string-value="  file, power, resist_dispel, stack, level, wild_magic, speed, range, animation, school, secondary =&gt; file // notes" calcext:value-type="string">
            <text:p><text:s text:c="2"/>file, power, resist_dispel, stack, level, wild_magic, speed, range, animation, school, secondary =&gt; file // notes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, &quot;;[$spell.$E2];&quot;, &quot;;[$spell.$F2];&quot;, &quot;;[$spell.$G2];&quot;, &quot;;[$spell.$H2];&quot;, &quot;;[$spell.$I2];&quot;, &quot;;[$spell.$J2];&quot;, &quot;;[$spell.$K2];&quot; =&gt; &quot;;[$spell.$A2];&quot; // &quot;;[$spell.$L2])" office:value-type="string" office:string-value="  dgfaith, null, null, 142, null, null, null, null, null, null, null =&gt; dgfaith // Armor of Faith" calcext:value-type="string">
            <text:p><text:s text:c="2"/>dgfaith, null, null, 142, null, null, null, null, null, null, null =&gt; dgfaith // Armor of Faith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, &quot;;[$spell.$E3];&quot;, &quot;;[$spell.$F3];&quot;, &quot;;[$spell.$G3];&quot;, &quot;;[$spell.$H3];&quot;, &quot;;[$spell.$I3];&quot;, &quot;;[$spell.$J3];&quot;, &quot;;[$spell.$K3];&quot; =&gt; &quot;;[$spell.$A3];&quot; // &quot;;[$spell.$L3])" office:value-type="string" office:string-value="  dgright, null, null, 142, null, null, null, null, null, null, null =&gt; dgright // Righteous Magic" calcext:value-type="string">
            <text:p><text:s text:c="2"/>dgright, null, null, 142, null, null, null, null, null, null, null =&gt; dgright // Righteous Magic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, &quot;;[$spell.$E4];&quot;, &quot;;[$spell.$F4];&quot;, &quot;;[$spell.$G4];&quot;, &quot;;[$spell.$H4];&quot;, &quot;;[$spell.$I4];&quot;, &quot;;[$spell.$J4];&quot;, &quot;;[$spell.$K4];&quot; =&gt; &quot;;[$spell.$A4];&quot; // &quot;;[$spell.$L4])" office:value-type="string" office:string-value="  keldorn, null, null, null, null, null, null, null, 0, null, 2 =&gt; keldorn // Fire Shield (Blue)" calcext:value-type="string">
            <text:p><text:s text:c="2"/>keldorn, null, null, null, null, null, null, null, 0, null, 2 =&gt; keldorn // Fire Shield (Blue)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, &quot;;[$spell.$E5];&quot;, &quot;;[$spell.$F5];&quot;, &quot;;[$spell.$G5];&quot;, &quot;;[$spell.$H5];&quot;, &quot;;[$spell.$I5];&quot;, &quot;;[$spell.$J5];&quot;, &quot;;[$spell.$K5];&quot; =&gt; &quot;;[$spell.$A5];&quot; // &quot;;[$spell.$L5])" office:value-type="string" office:string-value="  melis03, 0, null, null, null, null, null, null, null, null, null =&gt; melis03 // Taint of the Slayer" calcext:value-type="string">
            <text:p><text:s text:c="2"/>melis03, 0, null, null, null, null, null, null, null, null, null =&gt; melis03 // Taint of the Slayer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, &quot;;[$spell.$E6];&quot;, &quot;;[$spell.$F6];&quot;, &quot;;[$spell.$G6];&quot;, &quot;;[$spell.$H6];&quot;, &quot;;[$spell.$I6];&quot;, &quot;;[$spell.$J6];&quot;, &quot;;[$spell.$K6];&quot; =&gt; &quot;;[$spell.$A6];&quot; // &quot;;[$spell.$L6])" office:value-type="string" office:string-value="  senspisu, 0, null, null, null, null, null, null, null, null, null =&gt; senspisu // Summon Spider" calcext:value-type="string">
            <text:p><text:s text:c="2"/>senspisu, 0, null, null, null, null, null, null, null, null, null =&gt; senspisu // Summon Spider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, &quot;;[$spell.$E7];&quot;, &quot;;[$spell.$F7];&quot;, &quot;;[$spell.$G7];&quot;, &quot;;[$spell.$H7];&quot;, &quot;;[$spell.$I7];&quot;, &quot;;[$spell.$J7];&quot;, &quot;;[$spell.$K7];&quot; =&gt; &quot;;[$spell.$A7];&quot; // &quot;;[$spell.$L7])" office:value-type="string" office:string-value="  spcl144, null, null, null, null, null, 0, null, null, null, null =&gt; spcl144 // Kai (KENSAI_KIA)" calcext:value-type="string">
            <text:p><text:s text:c="2"/>spcl144, null, null, null, null, null, 0, null, null, null, null =&gt; spcl144 // Kai (KENSAI_KIA)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, &quot;;[$spell.$E8];&quot;, &quot;;[$spell.$F8];&quot;, &quot;;[$spell.$G8];&quot;, &quot;;[$spell.$H8];&quot;, &quot;;[$spell.$I8];&quot;, &quot;;[$spell.$J8];&quot;, &quot;;[$spell.$K8];&quot; =&gt; &quot;;[$spell.$A8];&quot; // &quot;;[$spell.$L8])" office:value-type="string" office:string-value="  spcl152, null, null, null, null, 1, 0, null, null, null, null =&gt; spcl152 // Barbarian Rage (BARBARIAN_RAGE)" calcext:value-type="string">
            <text:p><text:s text:c="2"/>spcl152, null, null, null, null, 1, 0, null, null, null, null =&gt; spcl152 // Barbarian Rage (BARBARIAN_RAGE)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, &quot;;[$spell.$E9];&quot;, &quot;;[$spell.$F9];&quot;, &quot;;[$spell.$G9];&quot;, &quot;;[$spell.$H9];&quot;, &quot;;[$spell.$I9];&quot;, &quot;;[$spell.$J9];&quot;, &quot;;[$spell.$K9];&quot; =&gt; &quot;;[$spell.$A9];&quot; // &quot;;[$spell.$L9])" office:value-type="string" office:string-value="  spcl211, null, null, null, null, 1, null, null, null, null, null =&gt; spcl211 // Lay On Hands (PALADIN_LAY_ON_HANDS)" calcext:value-type="string">
            <text:p><text:s text:c="2"/>spcl211, null, null, null, null, 1, null, null, null, null, null =&gt; spcl211 // Lay On Hands (PALADIN_LAY_ON_HANDS)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, &quot;;[$spell.$E10];&quot;, &quot;;[$spell.$F10];&quot;, &quot;;[$spell.$G10];&quot;, &quot;;[$spell.$H10];&quot;, &quot;;[$spell.$I10];&quot;, &quot;;[$spell.$J10];&quot;, &quot;;[$spell.$K10];&quot; =&gt; &quot;;[$spell.$A10];&quot; // &quot;;[$spell.$L10])" office:value-type="string" office:string-value="  spcl232, null, null, null, 1, null, null, null, null, null, null =&gt; spcl232 // True Sight (INQUIS_TRUE_SIGHT)" calcext:value-type="string">
            <text:p><text:s text:c="2"/>spcl232, null, null, null, 1, null, null, null, null, null, null =&gt; spcl232 // True Sight (INQUIS_TRUE_SIGHT)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, &quot;;[$spell.$E11];&quot;, &quot;;[$spell.$F11];&quot;, &quot;;[$spell.$G11];&quot;, &quot;;[$spell.$H11];&quot;, &quot;;[$spell.$I11];&quot;, &quot;;[$spell.$J11];&quot;, &quot;;[$spell.$K11];&quot; =&gt; &quot;;[$spell.$A11];&quot; // &quot;;[$spell.$L11])" office:value-type="string" office:string-value="  spcl321, null, null, null, null, null, 0, null, null, null, null =&gt; spcl321 // Enrage (BERSERKER_RAGE)" calcext:value-type="string">
            <text:p><text:s text:c="2"/>spcl321, null, null, null, null, null, 0, null, null, null, null =&gt; spcl321 // Enrage (BERSERKER_RAGE)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, &quot;;[$spell.$E12];&quot;, &quot;;[$spell.$F12];&quot;, &quot;;[$spell.$G12];&quot;, &quot;;[$spell.$H12];&quot;, &quot;;[$spell.$I12];&quot;, &quot;;[$spell.$J12];&quot;, &quot;;[$spell.$K12];&quot; =&gt; &quot;;[$spell.$A12];&quot; // &quot;;[$spell.$L12])" office:value-type="string" office:string-value="  spcl321d, null, null, null, null, 1, null, null, null, null, null =&gt; spcl321d // Enrage (BERSERKER_RAGE)" calcext:value-type="string">
            <text:p><text:s text:c="2"/>spcl321d, null, null, null, null, 1, null, null, null, null, null =&gt; spcl321d // Enrage (BERSERKER_RAGE)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, &quot;;[$spell.$E13];&quot;, &quot;;[$spell.$F13];&quot;, &quot;;[$spell.$G13];&quot;, &quot;;[$spell.$H13];&quot;, &quot;;[$spell.$I13];&quot;, &quot;;[$spell.$J13];&quot;, &quot;;[$spell.$K13];&quot; =&gt; &quot;;[$spell.$A13];&quot; // &quot;;[$spell.$L13])" office:value-type="string" office:string-value="  spcl412, null, null, null, 1, null, null, null, null, null, null =&gt; spcl412 // Set Snare (SET_SNARE_TRAP)" calcext:value-type="string">
            <text:p><text:s text:c="2"/>spcl412, null, null, null, 1, null, null, null, null, null, null =&gt; spcl412 // Set Snare (SET_SNARE_TRAP)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, &quot;;[$spell.$E14];&quot;, &quot;;[$spell.$F14];&quot;, &quot;;[$spell.$G14];&quot;, &quot;;[$spell.$H14];&quot;, &quot;;[$spell.$I14];&quot;, &quot;;[$spell.$J14];&quot;, &quot;;[$spell.$K14];&quot; =&gt; &quot;;[$spell.$A14];&quot; // &quot;;[$spell.$L14])" office:value-type="string" office:string-value="  spcl414, null, null, null, 1, null, null, null, null, null, null =&gt; spcl414 // Set Special Snare (SET_SPECIAL_SNARE_TRAP)" calcext:value-type="string">
            <text:p><text:s text:c="2"/>spcl414, null, null, null, 1, null, null, null, null, null, null =&gt; spcl414 // Set Special Snare (SET_SPECIAL_SNARE_TRAP)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, &quot;;[$spell.$E15];&quot;, &quot;;[$spell.$F15];&quot;, &quot;;[$spell.$G15];&quot;, &quot;;[$spell.$H15];&quot;, &quot;;[$spell.$I15];&quot;, &quot;;[$spell.$J15];&quot;, &quot;;[$spell.$K15];&quot; =&gt; &quot;;[$spell.$A15];&quot; // &quot;;[$spell.$L15])" office:value-type="string" office:string-value="  spcl423, null, null, 142, null, null, null, null, null, null, null =&gt; spcl423 // Poison Weapon (ASSASSIN_POISON)" calcext:value-type="string">
            <text:p><text:s text:c="2"/>spcl423, null, null, 142, null, null, null, null, null, null, null =&gt; spcl423 // Poison Weapon (ASSASSIN_POISON)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, &quot;;[$spell.$E16];&quot;, &quot;;[$spell.$F16];&quot;, &quot;;[$spell.$G16];&quot;, &quot;;[$spell.$H16];&quot;, &quot;;[$spell.$I16];&quot;, &quot;;[$spell.$J16];&quot;, &quot;;[$spell.$K16];&quot; =&gt; &quot;;[$spell.$A16];&quot; // &quot;;[$spell.$L16])" office:value-type="string" office:string-value="  spcl611, null, null, null, null, 1, null, null, null, null, null =&gt; spcl611 // Shapeshifts Brown Bear" calcext:value-type="string">
            <text:p><text:s text:c="2"/>spcl611, null, null, null, null, 1, null, null, null, null, null =&gt; spcl611 // Shapeshifts Brown Bear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, &quot;;[$spell.$E17];&quot;, &quot;;[$spell.$F17];&quot;, &quot;;[$spell.$G17];&quot;, &quot;;[$spell.$H17];&quot;, &quot;;[$spell.$I17];&quot;, &quot;;[$spell.$J17];&quot;, &quot;;[$spell.$K17];&quot; =&gt; &quot;;[$spell.$A17];&quot; // &quot;;[$spell.$L17])" office:value-type="string" office:string-value="  spcl612, null, null, null, null, 1, null, null, null, null, null =&gt; spcl612 // Shapeshifts Wolf" calcext:value-type="string">
            <text:p><text:s text:c="2"/>spcl612, null, null, null, null, 1, null, null, null, null, null =&gt; spcl612 // Shapeshifts Wolf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, &quot;;[$spell.$E18];&quot;, &quot;;[$spell.$F18];&quot;, &quot;;[$spell.$G18];&quot;, &quot;;[$spell.$H18];&quot;, &quot;;[$spell.$I18];&quot;, &quot;;[$spell.$J18];&quot;, &quot;;[$spell.$K18];&quot; =&gt; &quot;;[$spell.$A18];&quot; // &quot;;[$spell.$L18])" office:value-type="string" office:string-value="  spcl613, null, null, null, null, 1, null, null, null, null, null =&gt; spcl613 // Shapeshifts Black Bear" calcext:value-type="string">
            <text:p><text:s text:c="2"/>spcl613, null, null, null, null, 1, null, null, null, null, null =&gt; spcl613 // Shapeshifts Black Bear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, &quot;;[$spell.$E19];&quot;, &quot;;[$spell.$F19];&quot;, &quot;;[$spell.$G19];&quot;, &quot;;[$spell.$H19];&quot;, &quot;;[$spell.$I19];&quot;, &quot;;[$spell.$J19];&quot;, &quot;;[$spell.$K19];&quot; =&gt; &quot;;[$spell.$A19];&quot; // &quot;;[$spell.$L19])" office:value-type="string" office:string-value="  spcl621, 0, null, null, 1, null, null, null, null, null, null =&gt; spcl621 // Summon Spirit Animal" calcext:value-type="string">
            <text:p><text:s text:c="2"/>spcl621, 0, null, null, 1, null, null, null, null, null, null =&gt; spcl621 // Summon Spirit Animal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, &quot;;[$spell.$E20];&quot;, &quot;;[$spell.$F20];&quot;, &quot;;[$spell.$G20];&quot;, &quot;;[$spell.$H20];&quot;, &quot;;[$spell.$I20];&quot;, &quot;;[$spell.$J20];&quot;, &quot;;[$spell.$K20];&quot; =&gt; &quot;;[$spell.$A20];&quot; // &quot;;[$spell.$L20])" office:value-type="string" office:string-value="  spcl632, null, null, null, null, 1, null, null, null, null, null =&gt; spcl632 // Shapeshifts Spider" calcext:value-type="string">
            <text:p><text:s text:c="2"/>spcl632, null, null, null, null, 1, null, null, null, null, null =&gt; spcl632 // Shapeshifts Spider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, &quot;;[$spell.$E21];&quot;, &quot;;[$spell.$F21];&quot;, &quot;;[$spell.$G21];&quot;, &quot;;[$spell.$H21];&quot;, &quot;;[$spell.$I21];&quot;, &quot;;[$spell.$J21];&quot;, &quot;;[$spell.$K21];&quot; =&gt; &quot;;[$spell.$A21];&quot; // &quot;;[$spell.$L21])" office:value-type="string" office:string-value="  spcl633, null, null, null, null, 1, null, null, null, null, null =&gt; spcl633 // Shapeshifts Baby Wyvern" calcext:value-type="string">
            <text:p><text:s text:c="2"/>spcl633, null, null, null, null, 1, null, null, null, null, null =&gt; spcl633 // Shapeshifts Baby Wyvern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, &quot;;[$spell.$E22];&quot;, &quot;;[$spell.$F22];&quot;, &quot;;[$spell.$G22];&quot;, &quot;;[$spell.$H22];&quot;, &quot;;[$spell.$I22];&quot;, &quot;;[$spell.$J22];&quot;, &quot;;[$spell.$K22];&quot; =&gt; &quot;;[$spell.$A22];&quot; // &quot;;[$spell.$L22])" office:value-type="string" office:string-value="  spcl634, null, null, null, null, 1, null, null, null, null, null =&gt; spcl634 // Shapeshifts Fire Salamander" calcext:value-type="string">
            <text:p><text:s text:c="2"/>spcl634, null, null, null, null, 1, null, null, null, null, null =&gt; spcl634 // Shapeshifts Fire Salamander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, &quot;;[$spell.$E23];&quot;, &quot;;[$spell.$F23];&quot;, &quot;;[$spell.$G23];&quot;, &quot;;[$spell.$H23];&quot;, &quot;;[$spell.$I23];&quot;, &quot;;[$spell.$J23];&quot;, &quot;;[$spell.$K23];&quot; =&gt; &quot;;[$spell.$A23];&quot; // &quot;;[$spell.$L23])" office:value-type="string" office:string-value="  spcl643, null, null, null, null, 1, null, null, null, null, null =&gt; spcl643 // Shapeshifts Werewolf" calcext:value-type="string">
            <text:p><text:s text:c="2"/>spcl643, null, null, null, null, 1, null, null, null, null, null =&gt; spcl643 // Shapeshifts Werewolf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, &quot;;[$spell.$E24];&quot;, &quot;;[$spell.$F24];&quot;, &quot;;[$spell.$G24];&quot;, &quot;;[$spell.$H24];&quot;, &quot;;[$spell.$I24];&quot;, &quot;;[$spell.$J24];&quot;, &quot;;[$spell.$K24];&quot; =&gt; &quot;;[$spell.$A24];&quot; // &quot;;[$spell.$L24])" office:value-type="string" office:string-value="  spcl644, null, null, null, null, 1, null, null, null, null, null =&gt; spcl644 // Shapeshifts Greater Werewolf" calcext:value-type="string">
            <text:p><text:s text:c="2"/>spcl644, null, null, null, null, 1, null, null, null, null, null =&gt; spcl644 // Shapeshifts Greater Werewolf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, &quot;;[$spell.$E25];&quot;, &quot;;[$spell.$F25];&quot;, &quot;;[$spell.$G25];&quot;, &quot;;[$spell.$H25];&quot;, &quot;;[$spell.$I25];&quot;, &quot;;[$spell.$J25];&quot;, &quot;;[$spell.$K25];&quot; =&gt; &quot;;[$spell.$A25];&quot; // &quot;;[$spell.$L25])" office:value-type="string" office:string-value="  spcl721, null, null, null, 1, null, null, null, null, null, null =&gt; spcl721 // Storm Shield" calcext:value-type="string">
            <text:p><text:s text:c="2"/>spcl721, null, null, null, 1, null, null, null, null, null, null =&gt; spcl721 // Storm Shield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, &quot;;[$spell.$E26];&quot;, &quot;;[$spell.$F26];&quot;, &quot;;[$spell.$G26];&quot;, &quot;;[$spell.$H26];&quot;, &quot;;[$spell.$I26];&quot;, &quot;;[$spell.$J26];&quot;, &quot;;[$spell.$K26];&quot; =&gt; &quot;;[$spell.$A26];&quot; // &quot;;[$spell.$L26])" office:value-type="string" office:string-value="  spcl722, null, null, null, 1, null, null, null, null, null, null =&gt; spcl722 // Lightning Bolt" calcext:value-type="string">
            <text:p><text:s text:c="2"/>spcl722, null, null, null, 1, null, null, null, null, null, null =&gt; spcl722 // Lightning Bolt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, &quot;;[$spell.$E27];&quot;, &quot;;[$spell.$F27];&quot;, &quot;;[$spell.$G27];&quot;, &quot;;[$spell.$H27];&quot;, &quot;;[$spell.$I27];&quot;, &quot;;[$spell.$J27];&quot;, &quot;;[$spell.$K27];&quot; =&gt; &quot;;[$spell.$A27];&quot; // &quot;;[$spell.$L27])" office:value-type="string" office:string-value="  spcl731, null, null, null, 1, null, null, null, null, null, null =&gt; spcl731 // Seeking Sword" calcext:value-type="string">
            <text:p><text:s text:c="2"/>spcl731, null, null, null, 1, null, null, null, null, null, null =&gt; spcl731 // Seeking Sword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, &quot;;[$spell.$E28];&quot;, &quot;;[$spell.$F28];&quot;, &quot;;[$spell.$G28];&quot;, &quot;;[$spell.$H28];&quot;, &quot;;[$spell.$I28];&quot;, &quot;;[$spell.$J28];&quot;, &quot;;[$spell.$K28];&quot; =&gt; &quot;;[$spell.$A28];&quot; // &quot;;[$spell.$L28])" office:value-type="string" office:string-value="  spcl732, null, null, null, 1, null, null, null, null, null, null =&gt; spcl732 // True Sight" calcext:value-type="string">
            <text:p><text:s text:c="2"/>spcl732, null, null, null, 1, null, null, null, null, null, null =&gt; spcl732 // True Sight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, &quot;;[$spell.$E29];&quot;, &quot;;[$spell.$F29];&quot;, &quot;;[$spell.$G29];&quot;, &quot;;[$spell.$H29];&quot;, &quot;;[$spell.$I29];&quot;, &quot;;[$spell.$J29];&quot;, &quot;;[$spell.$K29];&quot; =&gt; &quot;;[$spell.$A29];&quot; // &quot;;[$spell.$L29])" office:value-type="string" office:string-value="  spcl741, null, null, null, 1, null, null, null, null, null, null =&gt; spcl741 // Boon of Lathander" calcext:value-type="string">
            <text:p><text:s text:c="2"/>spcl741, null, null, null, 1, null, null, null, null, null, null =&gt; spcl741 // Boon of Lathander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, &quot;;[$spell.$E30];&quot;, &quot;;[$spell.$F30];&quot;, &quot;;[$spell.$G30];&quot;, &quot;;[$spell.$H30];&quot;, &quot;;[$spell.$I30];&quot;, &quot;;[$spell.$J30];&quot;, &quot;;[$spell.$K30];&quot; =&gt; &quot;;[$spell.$A30];&quot; // &quot;;[$spell.$L30])" office:value-type="string" office:string-value="  spcl742, null, null, null, 1, null, null, null, null, null, null =&gt; spcl742 // Hold Undead" calcext:value-type="string">
            <text:p><text:s text:c="2"/>spcl742, null, null, null, 1, null, null, null, null, null, null =&gt; spcl742 // Hold Undead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, &quot;;[$spell.$E31];&quot;, &quot;;[$spell.$F31];&quot;, &quot;;[$spell.$G31];&quot;, &quot;;[$spell.$H31];&quot;, &quot;;[$spell.$I31];&quot;, &quot;;[$spell.$J31];&quot;, &quot;;[$spell.$K31];&quot; =&gt; &quot;;[$spell.$A31];&quot; // &quot;;[$spell.$L31])" office:value-type="string" office:string-value="  spcl815, null, null, null, null, 1, null, null, null, null, null =&gt; spcl815 // Lay On Hands (MONK_LAY_ON_HANDS)" calcext:value-type="string">
            <text:p><text:s text:c="2"/>spcl815, null, null, null, null, 1, null, null, null, null, null =&gt; spcl815 // Lay On Hands (MONK_LAY_ON_HANDS)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, &quot;;[$spell.$E32];&quot;, &quot;;[$spell.$F32];&quot;, &quot;;[$spell.$G32];&quot;, &quot;;[$spell.$H32];&quot;, &quot;;[$spell.$I32];&quot;, &quot;;[$spell.$J32];&quot;, &quot;;[$spell.$K32];&quot; =&gt; &quot;;[$spell.$A32];&quot; // &quot;;[$spell.$L32])" office:value-type="string" office:string-value="  spcl907, null, null, 142, null, null, null, null, null, null, null =&gt; spcl907 // Hardiness (WARRIOR_HARDINESS)" calcext:value-type="string">
            <text:p><text:s text:c="2"/>spcl907, null, null, 142, null, null, null, null, null, null, null =&gt; spcl907 // Hardiness (WARRIOR_HARDINESS)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, &quot;;[$spell.$E33];&quot;, &quot;;[$spell.$F33];&quot;, &quot;;[$spell.$G33];&quot;, &quot;;[$spell.$H33];&quot;, &quot;;[$spell.$I33];&quot;, &quot;;[$spell.$J33];&quot;, &quot;;[$spell.$K33];&quot; =&gt; &quot;;[$spell.$A33];&quot; // &quot;;[$spell.$L33])" office:value-type="string" office:string-value="  spcl910, null, null, null, 1, null, null, null, null, null, null =&gt; spcl910 // Set Spike Trap (ROGUE_SET_SPIKE_TRAP)" calcext:value-type="string">
            <text:p><text:s text:c="2"/>spcl910, null, null, null, 1, null, null, null, null, null, null =&gt; spcl910 // Set Spike Trap (ROGUE_SET_SPIKE_TRAP)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, &quot;;[$spell.$E34];&quot;, &quot;;[$spell.$F34];&quot;, &quot;;[$spell.$G34];&quot;, &quot;;[$spell.$H34];&quot;, &quot;;[$spell.$I34];&quot;, &quot;;[$spell.$J34];&quot;, &quot;;[$spell.$K34];&quot; =&gt; &quot;;[$spell.$A34];&quot; // &quot;;[$spell.$L34])" office:value-type="string" office:string-value="  spcl911, null, null, null, 1, null, null, null, null, null, null =&gt; spcl911 // Set Exploding Trap (ROGUE_SET_EXPLODING_TRAP)" calcext:value-type="string">
            <text:p><text:s text:c="2"/>spcl911, null, null, null, 1, null, null, null, null, null, null =&gt; spcl911 // Set Exploding Trap (ROGUE_SET_EXPLODING_TRAP)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, &quot;;[$spell.$E35];&quot;, &quot;;[$spell.$F35];&quot;, &quot;;[$spell.$G35];&quot;, &quot;;[$spell.$H35];&quot;, &quot;;[$spell.$I35];&quot;, &quot;;[$spell.$J35];&quot;, &quot;;[$spell.$K35];&quot; =&gt; &quot;;[$spell.$A35];&quot; // &quot;;[$spell.$L35])" office:value-type="string" office:string-value="  spcl912, null, null, null, 1, null, null, null, null, null, null =&gt; spcl912 // Set Time Trap (ROGUE_SET_TIME_TRAP)" calcext:value-type="string">
            <text:p><text:s text:c="2"/>spcl912, null, null, null, 1, null, null, null, null, null, null =&gt; spcl912 // Set Time Trap (ROGUE_SET_TIME_TRAP)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, &quot;;[$spell.$E36];&quot;, &quot;;[$spell.$F36];&quot;, &quot;;[$spell.$G36];&quot;, &quot;;[$spell.$H36];&quot;, &quot;;[$spell.$I36];&quot;, &quot;;[$spell.$J36];&quot;, &quot;;[$spell.$K36];&quot; =&gt; &quot;;[$spell.$A36];&quot; // &quot;;[$spell.$L36])" office:value-type="string" office:string-value="  spcl913, null, null, 142, null, null, null, null, null, null, null =&gt; spcl913 // Evasion (ROGUE_EVASION)" calcext:value-type="string">
            <text:p><text:s text:c="2"/>spcl913, null, null, 142, null, null, null, null, null, null, null =&gt; spcl913 // Evasion (ROGUE_EVASION)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, &quot;;[$spell.$E37];&quot;, &quot;;[$spell.$F37];&quot;, &quot;;[$spell.$G37];&quot;, &quot;;[$spell.$H37];&quot;, &quot;;[$spell.$I37];&quot;, &quot;;[$spell.$J37];&quot;, &quot;;[$spell.$K37];&quot; =&gt; &quot;;[$spell.$A37];&quot; // &quot;;[$spell.$L37])" office:value-type="string" office:string-value="  spcl914, null, null, 142, null, null, null, null, null, null, null =&gt; spcl914 // Greater Evasion (ROGUE_GREATER_EVASION)" calcext:value-type="string">
            <text:p><text:s text:c="2"/>spcl914, null, null, 142, null, null, null, null, null, null, null =&gt; spcl914 // Greater Evasion (ROGUE_GREATER_EVASION)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, &quot;;[$spell.$E38];&quot;, &quot;;[$spell.$F38];&quot;, &quot;;[$spell.$G38];&quot;, &quot;;[$spell.$H38];&quot;, &quot;;[$spell.$I38];&quot;, &quot;;[$spell.$J38];&quot;, &quot;;[$spell.$K38];&quot; =&gt; &quot;;[$spell.$A38];&quot; // &quot;;[$spell.$L38])" office:value-type="string" office:string-value="  spcl917, null, null, 142, null, null, null, null, null, null, null =&gt; spcl917 // Avoid Death (ROGUE_AVOID_DEATH)" calcext:value-type="string">
            <text:p><text:s text:c="2"/>spcl917, null, null, 142, null, null, null, null, null, null, null =&gt; spcl917 // Avoid Death (ROGUE_AVOID_DEATH)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, &quot;;[$spell.$E39];&quot;, &quot;;[$spell.$F39];&quot;, &quot;;[$spell.$G39];&quot;, &quot;;[$spell.$H39];&quot;, &quot;;[$spell.$I39];&quot;, &quot;;[$spell.$J39];&quot;, &quot;;[$spell.$K39];&quot; =&gt; &quot;;[$spell.$A39];&quot; // &quot;;[$spell.$L39])" office:value-type="string" office:string-value="  spcl923, 0, null, null, 1, null, null, null, null, null, null =&gt; spcl923 // Summon Deva (PALADIN_SUMMON_DEVA)" calcext:value-type="string">
            <text:p><text:s text:c="2"/>spcl923, 0, null, null, 1, null, null, null, null, null, null =&gt; spcl923 // Summon Deva (PALADIN_SUMMON_DEVA)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, &quot;;[$spell.$E40];&quot;, &quot;;[$spell.$F40];&quot;, &quot;;[$spell.$G40];&quot;, &quot;;[$spell.$H40];&quot;, &quot;;[$spell.$I40];&quot;, &quot;;[$spell.$J40];&quot;, &quot;;[$spell.$K40];&quot; =&gt; &quot;;[$spell.$A40];&quot; // &quot;;[$spell.$L40])" office:value-type="string" office:string-value="  spdr101, null, null, null, null, null, null, 90, null, null, null =&gt; spdr101 // Chromatic Orb" calcext:value-type="string">
            <text:p><text:s text:c="2"/>spdr101, null, null, null, null, null, null, 90, null, null, null =&gt; spdr101 // Chromatic Orb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, &quot;;[$spell.$E41];&quot;, &quot;;[$spell.$F41];&quot;, &quot;;[$spell.$G41];&quot;, &quot;;[$spell.$H41];&quot;, &quot;;[$spell.$I41];&quot;, &quot;;[$spell.$J41];&quot;, &quot;;[$spell.$K41];&quot; =&gt; &quot;;[$spell.$A41];&quot; // &quot;;[$spell.$L41])" office:value-type="string" office:string-value="  spin104, null, null, null, null, null, 1, 90, null, null, null =&gt; spin104 // Larloch's Minor Drain" calcext:value-type="string">
            <text:p><text:s text:c="2"/>spin104, null, null, null, null, null, 1, 90, null, null, null =&gt; spin104 // Larloch's Minor Drain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, &quot;;[$spell.$E42];&quot;, &quot;;[$spell.$F42];&quot;, &quot;;[$spell.$G42];&quot;, &quot;;[$spell.$H42];&quot;, &quot;;[$spell.$I42];&quot;, &quot;;[$spell.$J42];&quot;, &quot;;[$spell.$K42];&quot; =&gt; &quot;;[$spell.$A42];&quot; // &quot;;[$spell.$L42])" office:value-type="string" office:string-value="  spin117, null, null, null, null, null, 0, null, null, null, null =&gt; spin117 // Berserk (MINSC_BERSERK)" calcext:value-type="string">
            <text:p><text:s text:c="2"/>spin117, null, null, null, null, null, 0, null, null, null, null =&gt; spin117 // Berserk (MINSC_BERSERK)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, &quot;;[$spell.$E43];&quot;, &quot;;[$spell.$F43];&quot;, &quot;;[$spell.$G43];&quot;, &quot;;[$spell.$H43];&quot;, &quot;;[$spell.$I43];&quot;, &quot;;[$spell.$J43];&quot;, &quot;;[$spell.$K43];&quot; =&gt; &quot;;[$spell.$A43];&quot; // &quot;;[$spell.$L43])" office:value-type="string" office:string-value="  spin615, 0, null, null, null, null, null, null, null, null, null =&gt; spin615 // Knight (DECK_KNIGHT)" calcext:value-type="string">
            <text:p><text:s text:c="2"/>spin615, 0, null, null, null, null, null, null, null, null, null =&gt; spin615 // Knight (DECK_KNIGHT)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, &quot;;[$spell.$E44];&quot;, &quot;;[$spell.$F44];&quot;, &quot;;[$spell.$G44];&quot;, &quot;;[$spell.$H44];&quot;, &quot;;[$spell.$I44];&quot;, &quot;;[$spell.$J44];&quot;, &quot;;[$spell.$K44];&quot; =&gt; &quot;;[$spell.$A44];&quot; // &quot;;[$spell.$L44])" office:value-type="string" office:string-value="  spin616, 0, null, null, null, null, null, null, null, null, null =&gt; spin616 // Flames (DECK_FLAMES)" calcext:value-type="string">
            <text:p><text:s text:c="2"/>spin616, 0, null, null, null, null, null, null, null, null, null =&gt; spin616 // Flames (DECK_FLAMES)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, &quot;;[$spell.$E45];&quot;, &quot;;[$spell.$F45];&quot;, &quot;;[$spell.$G45];&quot;, &quot;;[$spell.$H45];&quot;, &quot;;[$spell.$I45];&quot;, &quot;;[$spell.$J45];&quot;, &quot;;[$spell.$K45];&quot; =&gt; &quot;;[$spell.$A45];&quot; // &quot;;[$spell.$L45])" office:value-type="string" office:string-value="  spin622, 0, null, null, null, null, null, null, null, null, null =&gt; spin622 // Skull (DECK_SKULL)" calcext:value-type="string">
            <text:p><text:s text:c="2"/>spin622, 0, null, null, null, null, null, null, null, null, null =&gt; spin622 // Skull (DECK_SKULL)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, &quot;;[$spell.$E46];&quot;, &quot;;[$spell.$F46];&quot;, &quot;;[$spell.$G46];&quot;, &quot;;[$spell.$H46];&quot;, &quot;;[$spell.$I46];&quot;, &quot;;[$spell.$J46];&quot;, &quot;;[$spell.$K46];&quot; =&gt; &quot;;[$spell.$A46];&quot; // &quot;;[$spell.$L46])" office:value-type="string" office:string-value="  spin658, null, null, null, null, null, null, null, null, 0, 0 =&gt; spin658 // HELL_BUFFET" calcext:value-type="string">
            <text:p><text:s text:c="2"/>spin658, null, null, null, null, null, null, null, null, 0, 0 =&gt; spin658 // HELL_BUFFET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, &quot;;[$spell.$E47];&quot;, &quot;;[$spell.$F47];&quot;, &quot;;[$spell.$G47];&quot;, &quot;;[$spell.$H47];&quot;, &quot;;[$spell.$I47];&quot;, &quot;;[$spell.$J47];&quot;, &quot;;[$spell.$K47];&quot; =&gt; &quot;;[$spell.$A47];&quot; // &quot;;[$spell.$L47])" office:value-type="string" office:string-value="  spin683, null, null, null, 1, null, null, null, null, null, null =&gt; spin683 // Web Tangle (FIGURINE_SPIDER_WEB)" calcext:value-type="string">
            <text:p><text:s text:c="2"/>spin683, null, null, null, 1, null, null, null, null, null, null =&gt; spin683 // Web Tangle (FIGURINE_SPIDER_WEB)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, &quot;;[$spell.$E48];&quot;, &quot;;[$spell.$F48];&quot;, &quot;;[$spell.$G48];&quot;, &quot;;[$spell.$H48];&quot;, &quot;;[$spell.$I48];&quot;, &quot;;[$spell.$J48];&quot;, &quot;;[$spell.$K48];&quot; =&gt; &quot;;[$spell.$A48];&quot; // &quot;;[$spell.$L48])" office:value-type="string" office:string-value="  spin685, null, null, null, null, null, null, 60, null, null, null =&gt; spin685 // Magic Missile (MAGIC_MISSILE_SURE_HIT)" calcext:value-type="string">
            <text:p><text:s text:c="2"/>spin685, null, null, null, null, null, null, 60, null, null, null =&gt; spin685 // Magic Missile (MAGIC_MISSILE_SURE_HIT)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, &quot;;[$spell.$E49];&quot;, &quot;;[$spell.$F49];&quot;, &quot;;[$spell.$G49];&quot;, &quot;;[$spell.$H49];&quot;, &quot;;[$spell.$I49];&quot;, &quot;;[$spell.$J49];&quot;, &quot;;[$spell.$K49];&quot; =&gt; &quot;;[$spell.$A49];&quot; // &quot;;[$spell.$L49])" office:value-type="string" office:string-value="  spin694, null, null, null, null, null, null, null, null, null, 7 =&gt; spin694 // Stoneskin (DRAGON_STONE_SKIN)" calcext:value-type="string">
            <text:p><text:s text:c="2"/>spin694, null, null, null, null, null, null, null, null, null, 7 =&gt; spin694 // Stoneskin (DRAGON_STONE_SKIN)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, &quot;;[$spell.$E50];&quot;, &quot;;[$spell.$F50];&quot;, &quot;;[$spell.$G50];&quot;, &quot;;[$spell.$H50];&quot;, &quot;;[$spell.$I50];&quot;, &quot;;[$spell.$J50];&quot;, &quot;;[$spell.$K50];&quot; =&gt; &quot;;[$spell.$A50];&quot; // &quot;;[$spell.$L50])" office:value-type="string" office:string-value="  spin695, null, null, null, null, null, null, null, null, 0, 0 =&gt; spin695 // Wing Buffet (DRAGON_WING_BUFFET)" calcext:value-type="string">
            <text:p><text:s text:c="2"/>spin695, null, null, null, null, null, null, null, null, 0, 0 =&gt; spin695 // Wing Buffet (DRAGON_WING_BUFFET)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, &quot;;[$spell.$E51];&quot;, &quot;;[$spell.$F51];&quot;, &quot;;[$spell.$G51];&quot;, &quot;;[$spell.$H51];&quot;, &quot;;[$spell.$I51];&quot;, &quot;;[$spell.$J51];&quot;, &quot;;[$spell.$K51];&quot; =&gt; &quot;;[$spell.$A51];&quot; // &quot;;[$spell.$L51])" office:value-type="string" office:string-value="  spin696, null, null, null, 1, null, null, null, null, null, null =&gt; spin696 // Moon Dog Sight (MOON_DOG_HOWL)" calcext:value-type="string">
            <text:p><text:s text:c="2"/>spin696, null, null, null, 1, null, null, null, null, null, null =&gt; spin696 // Moon Dog Sight (MOON_DOG_HOWL)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, &quot;;[$spell.$E52];&quot;, &quot;;[$spell.$F52];&quot;, &quot;;[$spell.$G52];&quot;, &quot;;[$spell.$H52];&quot;, &quot;;[$spell.$I52];&quot;, &quot;;[$spell.$J52];&quot;, &quot;;[$spell.$K52];&quot; =&gt; &quot;;[$spell.$A52];&quot; // &quot;;[$spell.$L52])" office:value-type="string" office:string-value="  spin697, null, null, null, 1, null, null, null, null, null, null =&gt; spin697 // Mirror Image (HASTE_SELF)" calcext:value-type="string">
            <text:p><text:s text:c="2"/>spin697, null, null, null, 1, null, null, null, null, null, null =&gt; spin697 // Mirror Image (HASTE_SELF)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, &quot;;[$spell.$E53];&quot;, &quot;;[$spell.$F53];&quot;, &quot;;[$spell.$G53];&quot;, &quot;;[$spell.$H53];&quot;, &quot;;[$spell.$I53];&quot;, &quot;;[$spell.$J53];&quot;, &quot;;[$spell.$K53];&quot; =&gt; &quot;;[$spell.$A53];&quot; // &quot;;[$spell.$L53])" office:value-type="string" office:string-value="  spin698, null, null, null, 1, null, null, null, null, null, null =&gt; spin698 // Improved Invisibility (NON_DETECTION_SELF)" calcext:value-type="string">
            <text:p><text:s text:c="2"/>spin698, null, null, null, 1, null, null, null, null, null, null =&gt; spin698 // Improved Invisibility (NON_DETECTION_SELF)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, &quot;;[$spell.$E54];&quot;, &quot;;[$spell.$F54];&quot;, &quot;;[$spell.$G54];&quot;, &quot;;[$spell.$H54];&quot;, &quot;;[$spell.$I54];&quot;, &quot;;[$spell.$J54];&quot;, &quot;;[$spell.$K54];&quot; =&gt; &quot;;[$spell.$A54];&quot; // &quot;;[$spell.$L54])" office:value-type="string" office:string-value="  spin746, null, null, null, null, null, null, null, null, 7, null =&gt; spin746 // RESTORE_FULL_HEALTH" calcext:value-type="string">
            <text:p><text:s text:c="2"/>spin746, null, null, null, null, null, null, null, null, 7, null =&gt; spin746 // RESTORE_FULL_HEALTH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, &quot;;[$spell.$E55];&quot;, &quot;;[$spell.$F55];&quot;, &quot;;[$spell.$G55];&quot;, &quot;;[$spell.$H55];&quot;, &quot;;[$spell.$I55];&quot;, &quot;;[$spell.$J55];&quot;, &quot;;[$spell.$K55];&quot; =&gt; &quot;;[$spell.$A55];&quot; // &quot;;[$spell.$L55])" office:value-type="string" office:string-value="  spin765, null, 0, null, null, null, null, null, null, 0, 0 =&gt; spin765 // HELL_LOSE_XP" calcext:value-type="string">
            <text:p><text:s text:c="2"/>spin765, null, 0, null, null, null, null, null, null, 0, 0 =&gt; spin765 // HELL_LOSE_XP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, &quot;;[$spell.$E56];&quot;, &quot;;[$spell.$F56];&quot;, &quot;;[$spell.$G56];&quot;, &quot;;[$spell.$H56];&quot;, &quot;;[$spell.$I56];&quot;, &quot;;[$spell.$J56];&quot;, &quot;;[$spell.$K56];&quot; =&gt; &quot;;[$spell.$A56];&quot; // &quot;;[$spell.$L56])" office:value-type="string" office:string-value="  spin766, null, 0, null, null, null, null, null, null, 0, 0 =&gt; spin766 // HELL_LOSE_DEX" calcext:value-type="string">
            <text:p><text:s text:c="2"/>spin766, null, 0, null, null, null, null, null, null, 0, 0 =&gt; spin766 // HELL_LOSE_DEX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, &quot;;[$spell.$E57];&quot;, &quot;;[$spell.$F57];&quot;, &quot;;[$spell.$G57];&quot;, &quot;;[$spell.$H57];&quot;, &quot;;[$spell.$I57];&quot;, &quot;;[$spell.$J57];&quot;, &quot;;[$spell.$K57];&quot; =&gt; &quot;;[$spell.$A57];&quot; // &quot;;[$spell.$L57])" office:value-type="string" office:string-value="  spin767, null, 0, null, null, null, null, null, null, 0, 0 =&gt; spin767 // HELL_LOSE_HP" calcext:value-type="string">
            <text:p><text:s text:c="2"/>spin767, null, 0, null, null, null, null, null, null, 0, 0 =&gt; spin767 // HELL_LOSE_HP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, &quot;;[$spell.$E58];&quot;, &quot;;[$spell.$F58];&quot;, &quot;;[$spell.$G58];&quot;, &quot;;[$spell.$H58];&quot;, &quot;;[$spell.$I58];&quot;, &quot;;[$spell.$J58];&quot;, &quot;;[$spell.$K58];&quot; =&gt; &quot;;[$spell.$A58];&quot; // &quot;;[$spell.$L58])" office:value-type="string" office:string-value="  spin768, null, 0, null, null, null, null, null, null, 0, 0 =&gt; spin768 // HELL_DISPELL" calcext:value-type="string">
            <text:p><text:s text:c="2"/>spin768, null, 0, null, null, null, null, null, null, 0, 0 =&gt; spin768 // HELL_DISPELL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, &quot;;[$spell.$E59];&quot;, &quot;;[$spell.$F59];&quot;, &quot;;[$spell.$G59];&quot;, &quot;;[$spell.$H59];&quot;, &quot;;[$spell.$I59];&quot;, &quot;;[$spell.$J59];&quot;, &quot;;[$spell.$K59];&quot; =&gt; &quot;;[$spell.$A59];&quot; // &quot;;[$spell.$L59])" office:value-type="string" office:string-value="  spin769, null, null, null, null, null, null, null, null, 0, 0 =&gt; spin769 // HELL_HOLD" calcext:value-type="string">
            <text:p><text:s text:c="2"/>spin769, null, null, null, null, null, null, null, null, 0, 0 =&gt; spin769 // HELL_HOLD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, &quot;;[$spell.$E60];&quot;, &quot;;[$spell.$F60];&quot;, &quot;;[$spell.$G60];&quot;, &quot;;[$spell.$H60];&quot;, &quot;;[$spell.$I60];&quot;, &quot;;[$spell.$J60];&quot;, &quot;;[$spell.$K60];&quot; =&gt; &quot;;[$spell.$A60];&quot; // &quot;;[$spell.$L60])" office:value-type="string" office:string-value="  spin770, 0, 0, null, null, null, null, null, null, 0, 0 =&gt; spin770 // HELL_EXPLODE" calcext:value-type="string">
            <text:p><text:s text:c="2"/>spin770, 0, 0, null, null, null, null, null, null, 0, 0 =&gt; spin770 // HELL_EXPLODE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, &quot;;[$spell.$E61];&quot;, &quot;;[$spell.$F61];&quot;, &quot;;[$spell.$G61];&quot;, &quot;;[$spell.$H61];&quot;, &quot;;[$spell.$I61];&quot;, &quot;;[$spell.$J61];&quot;, &quot;;[$spell.$K61];&quot; =&gt; &quot;;[$spell.$A61];&quot; // &quot;;[$spell.$L61])" office:value-type="string" office:string-value="  spin771, 0, 0, null, null, null, null, null, null, 0, 0 =&gt; spin771 // HELL_DAMAGE_HALF" calcext:value-type="string">
            <text:p><text:s text:c="2"/>spin771, 0, 0, null, null, null, null, null, null, 0, 0 =&gt; spin771 // HELL_DAMAGE_HALF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, &quot;;[$spell.$E62];&quot;, &quot;;[$spell.$F62];&quot;, &quot;;[$spell.$G62];&quot;, &quot;;[$spell.$H62];&quot;, &quot;;[$spell.$I62];&quot;, &quot;;[$spell.$J62];&quot;, &quot;;[$spell.$K62];&quot; =&gt; &quot;;[$spell.$A62];&quot; // &quot;;[$spell.$L62])" office:value-type="string" office:string-value="  spin772, null, 0, null, null, null, null, null, null, null, null =&gt; spin772 // HELL_FEAR" calcext:value-type="string">
            <text:p><text:s text:c="2"/>spin772, null, 0, null, null, null, null, null, null, null, null =&gt; spin772 // HELL_FEAR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, &quot;;[$spell.$E63];&quot;, &quot;;[$spell.$F63];&quot;, &quot;;[$spell.$G63];&quot;, &quot;;[$spell.$H63];&quot;, &quot;;[$spell.$I63];&quot;, &quot;;[$spell.$J63];&quot;, &quot;;[$spell.$K63];&quot; =&gt; &quot;;[$spell.$A63];&quot; // &quot;;[$spell.$L63])" office:value-type="string" office:string-value="  spin823, null, null, null, null, null, null, null, null, null, 0 =&gt; spin823 // Slayer Change (SLAYER_CHANGE_TWO)" calcext:value-type="string">
            <text:p><text:s text:c="2"/>spin823, null, null, null, null, null, null, null, null, null, 0 =&gt; spin823 // Slayer Change (SLAYER_CHANGE_TWO)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, &quot;;[$spell.$E64];&quot;, &quot;;[$spell.$F64];&quot;, &quot;;[$spell.$G64];&quot;, &quot;;[$spell.$H64];&quot;, &quot;;[$spell.$I64];&quot;, &quot;;[$spell.$J64];&quot;, &quot;;[$spell.$K64];&quot; =&gt; &quot;;[$spell.$A64];&quot; // &quot;;[$spell.$L64])" office:value-type="string" office:string-value="  spin825, null, null, null, null, null, null, null, null, 0, 0 =&gt; spin825 // Drow Transformation (DROW_CHANGE)" calcext:value-type="string">
            <text:p><text:s text:c="2"/>spin825, null, null, null, null, null, null, null, null, 0, 0 =&gt; spin825 // Drow Transformation (DROW_CHANGE)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, &quot;;[$spell.$E65];&quot;, &quot;;[$spell.$F65];&quot;, &quot;;[$spell.$G65];&quot;, &quot;;[$spell.$H65];&quot;, &quot;;[$spell.$I65];&quot;, &quot;;[$spell.$J65];&quot;, &quot;;[$spell.$K65];&quot; =&gt; &quot;;[$spell.$A65];&quot; // &quot;;[$spell.$L65])" office:value-type="string" office:string-value="  spin891, null, null, null, 1, null, null, null, null, null, null =&gt; spin891 // Moon Dog Howl (MOON_DOG_FEAR)" calcext:value-type="string">
            <text:p><text:s text:c="2"/>spin891, null, null, null, 1, null, null, null, null, null, null =&gt; spin891 // Moon Dog Howl (MOON_DOG_FEAR)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, &quot;;[$spell.$E66];&quot;, &quot;;[$spell.$F66];&quot;, &quot;;[$spell.$G66];&quot;, &quot;;[$spell.$H66];&quot;, &quot;;[$spell.$I66];&quot;, &quot;;[$spell.$J66];&quot;, &quot;;[$spell.$K66];&quot; =&gt; &quot;;[$spell.$A66];&quot; // &quot;;[$spell.$L66])" office:value-type="string" office:string-value="  spin923, 7, 0, null, null, null, null, null, null, null, null =&gt; spin923 // Limited Wish (GENIE_LIMITED_WISH_HEAL_ALL)" calcext:value-type="string">
            <text:p><text:s text:c="2"/>spin923, 7, 0, null, null, null, null, null, null, null, null =&gt; spin923 // Limited Wish (GENIE_LIMITED_WISH_HEAL_ALL)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, &quot;;[$spell.$E67];&quot;, &quot;;[$spell.$F67];&quot;, &quot;;[$spell.$G67];&quot;, &quot;;[$spell.$H67];&quot;, &quot;;[$spell.$I67];&quot;, &quot;;[$spell.$J67];&quot;, &quot;;[$spell.$K67];&quot; =&gt; &quot;;[$spell.$A67];&quot; // &quot;;[$spell.$L67])" office:value-type="string" office:string-value="  spin937, null, null, null, null, null, null, 30, null, null, null =&gt; spin937 // Color Spray (MEPHIT_COLOR_SPRAY)" calcext:value-type="string">
            <text:p><text:s text:c="2"/>spin937, null, null, null, null, null, null, 30, null, null, null =&gt; spin937 // Color Spray (MEPHIT_COLOR_SPRAY)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, &quot;;[$spell.$E68];&quot;, &quot;;[$spell.$F68];&quot;, &quot;;[$spell.$G68];&quot;, &quot;;[$spell.$H68];&quot;, &quot;;[$spell.$I68];&quot;, &quot;;[$spell.$J68];&quot;, &quot;;[$spell.$K68];&quot; =&gt; &quot;;[$spell.$A68];&quot; // &quot;;[$spell.$L68])" office:value-type="string" office:string-value="  spin943, null, null, 65, null, null, null, null, null, null, null =&gt; spin943 // Blur (MEPHIT_BLUR)" calcext:value-type="string">
            <text:p><text:s text:c="2"/>spin943, null, null, 65, null, null, null, null, null, null, null =&gt; spin943 // Blur (MEPHIT_BLUR)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, &quot;;[$spell.$E69];&quot;, &quot;;[$spell.$F69];&quot;, &quot;;[$spell.$G69];&quot;, &quot;;[$spell.$H69];&quot;, &quot;;[$spell.$I69];&quot;, &quot;;[$spell.$J69];&quot;, &quot;;[$spell.$K69];&quot; =&gt; &quot;;[$spell.$A69];&quot; // &quot;;[$spell.$L69])" office:value-type="string" office:string-value="  spin950, null, null, null, null, null, null, null, null, 8, null =&gt; spin950 // Flesh to Stone (CUTSCENE_FLESH_TO_STONE)" calcext:value-type="string">
            <text:p><text:s text:c="2"/>spin950, null, null, null, null, null, null, null, null, 8, null =&gt; spin950 // Flesh to Stone (CUTSCENE_FLESH_TO_STONE)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, &quot;;[$spell.$E70];&quot;, &quot;;[$spell.$F70];&quot;, &quot;;[$spell.$G70];&quot;, &quot;;[$spell.$H70];&quot;, &quot;;[$spell.$I70];&quot;, &quot;;[$spell.$J70];&quot;, &quot;;[$spell.$K70];&quot; =&gt; &quot;;[$spell.$A70];&quot; // &quot;;[$spell.$L70])" office:value-type="string" office:string-value="  spin951, null, null, null, null, null, null, null, null, 2, null =&gt; spin951 // Power Word, Kill (CUTSCENE_POWERWORD_KILL)" calcext:value-type="string">
            <text:p><text:s text:c="2"/>spin951, null, null, null, null, null, null, null, null, 2, null =&gt; spin951 // Power Word, Kill (CUTSCENE_POWERWORD_KILL)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, &quot;;[$spell.$E71];&quot;, &quot;;[$spell.$F71];&quot;, &quot;;[$spell.$G71];&quot;, &quot;;[$spell.$H71];&quot;, &quot;;[$spell.$I71];&quot;, &quot;;[$spell.$J71];&quot;, &quot;;[$spell.$K71];&quot; =&gt; &quot;;[$spell.$A71];&quot; // &quot;;[$spell.$L71])" office:value-type="string" office:string-value="  spin958, 4, 0, null, null, null, null, null, null, null, null =&gt; spin958 // Cure Serious Wounds (ULITHARID_CURE_SERIOUS_WOUNDS)" calcext:value-type="string">
            <text:p><text:s text:c="2"/>spin958, 4, 0, null, null, null, null, null, null, null, null =&gt; spin958 // Cure Serious Wounds (ULITHARID_CURE_SERIOUS_WOUNDS)</text:p>
          </table:table-cell>
        </table:table-row>
        <table:table-row table:style-name="ro3">
          <table:table-cell table:formula="of:=CONCATENATE(&quot;  &quot;;[$spell.$A72];&quot;, &quot;;[$spell.$B72];&quot;, &quot;;[$spell.$C72];&quot;, &quot;;[$spell.$D72];&quot;, &quot;;[$spell.$E72];&quot;, &quot;;[$spell.$F72];&quot;, &quot;;[$spell.$G72];&quot;, &quot;;[$spell.$H72];&quot;, &quot;;[$spell.$I72];&quot;, &quot;;[$spell.$J72];&quot;, &quot;;[$spell.$K72];&quot; =&gt; &quot;;[$spell.$A72];&quot; // &quot;;[$spell.$L72])" office:value-type="string" office:string-value="  spin962, null, null, null, null, null, null, 60, null, null, null =&gt; spin962 // Magic Missile (BEHOLDER_MAGIC_MISSILE)" calcext:value-type="string">
            <text:p><text:s text:c="2"/>spin962, null, null, null, null, null, null, 60, null, null, null =&gt; spin962 // Magic Missile (BEHOLDER_MAGIC_MISSILE)</text:p>
          </table:table-cell>
        </table:table-row>
        <table:table-row table:style-name="ro3">
          <table:table-cell table:formula="of:=CONCATENATE(&quot;  &quot;;[$spell.$A73];&quot;, &quot;;[$spell.$B73];&quot;, &quot;;[$spell.$C73];&quot;, &quot;;[$spell.$D73];&quot;, &quot;;[$spell.$E73];&quot;, &quot;;[$spell.$F73];&quot;, &quot;;[$spell.$G73];&quot;, &quot;;[$spell.$H73];&quot;, &quot;;[$spell.$I73];&quot;, &quot;;[$spell.$J73];&quot;, &quot;;[$spell.$K73];&quot; =&gt; &quot;;[$spell.$A73];&quot; // &quot;;[$spell.$L73])" office:value-type="string" office:string-value="  sppr104, null, null, null, null, null, 2, null, null, null, null =&gt; sppr104 // Detect Evil (CLERIC_DETECT_EVIL)" calcext:value-type="string">
            <text:p><text:s text:c="2"/>sppr104, null, null, null, null, null, 2, null, null, null, null =&gt; sppr104 // Detect Evil (CLERIC_DETECT_EVIL)</text:p>
          </table:table-cell>
        </table:table-row>
        <table:table-row table:style-name="ro3">
          <table:table-cell table:formula="of:=CONCATENATE(&quot;  &quot;;[$spell.$A74];&quot;, &quot;;[$spell.$B74];&quot;, &quot;;[$spell.$C74];&quot;, &quot;;[$spell.$D74];&quot;, &quot;;[$spell.$E74];&quot;, &quot;;[$spell.$F74];&quot;, &quot;;[$spell.$G74];&quot;, &quot;;[$spell.$H74];&quot;, &quot;;[$spell.$I74];&quot;, &quot;;[$spell.$J74];&quot;, &quot;;[$spell.$K74];&quot; =&gt; &quot;;[$spell.$A74];&quot; // &quot;;[$spell.$L74])" office:value-type="string" office:string-value="  sppr105, 1, null, null, null, null, null, null, null, null, null =&gt; sppr105 // Entangle (CLERIC_ENTANGLE)" calcext:value-type="string">
            <text:p><text:s text:c="2"/>sppr105, 1, null, null, null, null, null, null, null, null, null =&gt; sppr105 // Entangle (CLERIC_ENTANGLE)</text:p>
          </table:table-cell>
        </table:table-row>
        <table:table-row table:style-name="ro3">
          <table:table-cell table:formula="of:=CONCATENATE(&quot;  &quot;;[$spell.$A75];&quot;, &quot;;[$spell.$B75];&quot;, &quot;;[$spell.$C75];&quot;, &quot;;[$spell.$D75];&quot;, &quot;;[$spell.$E75];&quot;, &quot;;[$spell.$F75];&quot;, &quot;;[$spell.$G75];&quot;, &quot;;[$spell.$H75];&quot;, &quot;;[$spell.$I75];&quot;, &quot;;[$spell.$J75];&quot;, &quot;;[$spell.$K75];&quot; =&gt; &quot;;[$spell.$A75];&quot; // &quot;;[$spell.$L75])" office:value-type="string" office:string-value="  sppr111, null, null, 142, null, null, null, null, null, null, null =&gt; sppr111 // Armor of Faith (CLERIC_ARMOR_OF_FAITH)" calcext:value-type="string">
            <text:p><text:s text:c="2"/>sppr111, null, null, 142, null, null, null, null, null, null, null =&gt; sppr111 // Armor of Faith (CLERIC_ARMOR_OF_FAITH)</text:p>
          </table:table-cell>
        </table:table-row>
        <table:table-row table:style-name="ro3">
          <table:table-cell table:formula="of:=CONCATENATE(&quot;  &quot;;[$spell.$A76];&quot;, &quot;;[$spell.$B76];&quot;, &quot;;[$spell.$C76];&quot;, &quot;;[$spell.$D76];&quot;, &quot;;[$spell.$E76];&quot;, &quot;;[$spell.$F76];&quot;, &quot;;[$spell.$G76];&quot;, &quot;;[$spell.$H76];&quot;, &quot;;[$spell.$I76];&quot;, &quot;;[$spell.$J76];&quot;, &quot;;[$spell.$K76];&quot; =&gt; &quot;;[$spell.$A76];&quot; // &quot;;[$spell.$L76])" office:value-type="string" office:string-value="  sppr113, null, null, 142, null, null, 9, null, null, null, null =&gt; sppr113 // Doom (CLERIC_DOOM)" calcext:value-type="string">
            <text:p><text:s text:c="2"/>sppr113, null, null, 142, null, null, 9, null, null, null, null =&gt; sppr113 // Doom (CLERIC_DOOM)</text:p>
          </table:table-cell>
        </table:table-row>
        <table:table-row table:style-name="ro3">
          <table:table-cell table:formula="of:=CONCATENATE(&quot;  &quot;;[$spell.$A77];&quot;, &quot;;[$spell.$B77];&quot;, &quot;;[$spell.$C77];&quot;, &quot;;[$spell.$D77];&quot;, &quot;;[$spell.$E77];&quot;, &quot;;[$spell.$F77];&quot;, &quot;;[$spell.$G77];&quot;, &quot;;[$spell.$H77];&quot;, &quot;;[$spell.$I77];&quot;, &quot;;[$spell.$J77];&quot;, &quot;;[$spell.$K77];&quot; =&gt; &quot;;[$spell.$A77];&quot; // &quot;;[$spell.$L77])" office:value-type="string" office:string-value="  sppr203, null, null, null, null, null, null, 0, null, null, null =&gt; sppr203 // Chant (CLERIC_CHANT)" calcext:value-type="string">
            <text:p><text:s text:c="2"/>sppr203, null, null, null, null, null, null, 0, null, null, null =&gt; sppr203 // Chant (CLERIC_CHANT)</text:p>
          </table:table-cell>
        </table:table-row>
        <table:table-row table:style-name="ro3">
          <table:table-cell table:formula="of:=CONCATENATE(&quot;  &quot;;[$spell.$A78];&quot;, &quot;;[$spell.$B78];&quot;, &quot;;[$spell.$C78];&quot;, &quot;;[$spell.$D78];&quot;, &quot;;[$spell.$E78];&quot;, &quot;;[$spell.$F78];&quot;, &quot;;[$spell.$G78];&quot;, &quot;;[$spell.$H78];&quot;, &quot;;[$spell.$I78];&quot;, &quot;;[$spell.$J78];&quot;, &quot;;[$spell.$K78];&quot; =&gt; &quot;;[$spell.$A78];&quot; // &quot;;[$spell.$L78])" office:value-type="string" office:string-value="  sppr210, 2, null, 142, null, null, null, null, null, null, null =&gt; sppr210 // Resist Fire/Cold (CLERIC_RESIST_FIRE)" calcext:value-type="string">
            <text:p><text:s text:c="2"/>sppr210, 2, null, 142, null, null, null, null, null, null, null =&gt; sppr210 // Resist Fire/Cold (CLERIC_RESIST_FIRE)</text:p>
          </table:table-cell>
        </table:table-row>
        <table:table-row table:style-name="ro3">
          <table:table-cell table:formula="of:=CONCATENATE(&quot;  &quot;;[$spell.$A79];&quot;, &quot;;[$spell.$B79];&quot;, &quot;;[$spell.$C79];&quot;, &quot;;[$spell.$D79];&quot;, &quot;;[$spell.$E79];&quot;, &quot;;[$spell.$F79];&quot;, &quot;;[$spell.$G79];&quot;, &quot;;[$spell.$H79];&quot;, &quot;;[$spell.$I79];&quot;, &quot;;[$spell.$J79];&quot;, &quot;;[$spell.$K79];&quot; =&gt; &quot;;[$spell.$A79];&quot; // &quot;;[$spell.$L79])" office:value-type="string" office:string-value="  sppr214, null, null, null, null, null, 2, null, null, null, null =&gt; sppr214 // Draw Upon Holy Might (CLERIC_DRAW_UPON_HOLY_MIGHT)" calcext:value-type="string">
            <text:p><text:s text:c="2"/>sppr214, null, null, null, null, null, 2, null, null, null, null =&gt; sppr214 // Draw Upon Holy Might (CLERIC_DRAW_UPON_HOLY_MIGHT)</text:p>
          </table:table-cell>
        </table:table-row>
        <table:table-row table:style-name="ro3">
          <table:table-cell table:formula="of:=CONCATENATE(&quot;  &quot;;[$spell.$A80];&quot;, &quot;;[$spell.$B80];&quot;, &quot;;[$spell.$C80];&quot;, &quot;;[$spell.$D80];&quot;, &quot;;[$spell.$E80];&quot;, &quot;;[$spell.$F80];&quot;, &quot;;[$spell.$G80];&quot;, &quot;;[$spell.$H80];&quot;, &quot;;[$spell.$I80];&quot;, &quot;;[$spell.$J80];&quot;, &quot;;[$spell.$K80];&quot; =&gt; &quot;;[$spell.$A80];&quot; // &quot;;[$spell.$L80])" office:value-type="string" office:string-value="  sppr301, 0, null, null, null, null, 9, null, null, null, null =&gt; sppr301 // Animate Dead (CLERIC_ANIMATE_DEAD)" calcext:value-type="string">
            <text:p><text:s text:c="2"/>sppr301, 0, null, null, null, null, 9, null, null, null, null =&gt; sppr301 // Animate Dead (CLERIC_ANIMATE_DEAD)</text:p>
          </table:table-cell>
        </table:table-row>
        <table:table-row table:style-name="ro3">
          <table:table-cell table:formula="of:=CONCATENATE(&quot;  &quot;;[$spell.$A81];&quot;, &quot;;[$spell.$B81];&quot;, &quot;;[$spell.$C81];&quot;, &quot;;[$spell.$D81];&quot;, &quot;;[$spell.$E81];&quot;, &quot;;[$spell.$F81];&quot;, &quot;;[$spell.$G81];&quot;, &quot;;[$spell.$H81];&quot;, &quot;;[$spell.$I81];&quot;, &quot;;[$spell.$J81];&quot;, &quot;;[$spell.$K81];&quot; =&gt; &quot;;[$spell.$A81];&quot; // &quot;;[$spell.$L81])" office:value-type="string" office:string-value="  sppr302, null, null, null, null, null, 9, null, null, null, null =&gt; sppr302 // Call Lightning (CLERIC_CALL_LIGHTNING)" calcext:value-type="string">
            <text:p><text:s text:c="2"/>sppr302, null, null, null, null, null, 9, null, null, null, null =&gt; sppr302 // Call Lightning (CLERIC_CALL_LIGHTNING)</text:p>
          </table:table-cell>
        </table:table-row>
        <table:table-row table:style-name="ro3">
          <table:table-cell table:formula="of:=CONCATENATE(&quot;  &quot;;[$spell.$A82];&quot;, &quot;;[$spell.$B82];&quot;, &quot;;[$spell.$C82];&quot;, &quot;;[$spell.$D82];&quot;, &quot;;[$spell.$E82];&quot;, &quot;;[$spell.$F82];&quot;, &quot;;[$spell.$G82];&quot;, &quot;;[$spell.$H82];&quot;, &quot;;[$spell.$I82];&quot;, &quot;;[$spell.$J82];&quot;, &quot;;[$spell.$K82];&quot; =&gt; &quot;;[$spell.$A82];&quot; // &quot;;[$spell.$L82])" office:value-type="string" office:string-value="  sppr305, null, null, null, null, null, 5, null, null, null, null =&gt; sppr305 // Hold Animal (CLERIC_HOLD_ANIMAL)" calcext:value-type="string">
            <text:p><text:s text:c="2"/>sppr305, null, null, null, null, null, 5, null, null, null, null =&gt; sppr305 // Hold Animal (CLERIC_HOLD_ANIMAL)</text:p>
          </table:table-cell>
        </table:table-row>
        <table:table-row table:style-name="ro3">
          <table:table-cell table:formula="of:=CONCATENATE(&quot;  &quot;;[$spell.$A83];&quot;, &quot;;[$spell.$B83];&quot;, &quot;;[$spell.$C83];&quot;, &quot;;[$spell.$D83];&quot;, &quot;;[$spell.$E83];&quot;, &quot;;[$spell.$F83];&quot;, &quot;;[$spell.$G83];&quot;, &quot;;[$spell.$H83];&quot;, &quot;;[$spell.$I83];&quot;, &quot;;[$spell.$J83];&quot;, &quot;;[$spell.$K83];&quot; =&gt; &quot;;[$spell.$A83];&quot; // &quot;;[$spell.$L83])" office:value-type="string" office:string-value="  sppr306, 3, null, 142, null, null, null, null, null, null, null =&gt; sppr306 // Protection From Fire (CLERIC_PROTECTION_FROM_FIRE)" calcext:value-type="string">
            <text:p><text:s text:c="2"/>sppr306, 3, null, 142, null, null, null, null, null, null, null =&gt; sppr306 // Protection From Fire (CLERIC_PROTECTION_FROM_FIRE)</text:p>
          </table:table-cell>
        </table:table-row>
        <table:table-row table:style-name="ro3">
          <table:table-cell table:formula="of:=CONCATENATE(&quot;  &quot;;[$spell.$A84];&quot;, &quot;;[$spell.$B84];&quot;, &quot;;[$spell.$C84];&quot;, &quot;;[$spell.$D84];&quot;, &quot;;[$spell.$E84];&quot;, &quot;;[$spell.$F84];&quot;, &quot;;[$spell.$G84];&quot;, &quot;;[$spell.$H84];&quot;, &quot;;[$spell.$I84];&quot;, &quot;;[$spell.$J84];&quot;, &quot;;[$spell.$K84];&quot; =&gt; &quot;;[$spell.$A84];&quot; // &quot;;[$spell.$L84])" office:value-type="string" office:string-value="  sppr309, null, null, null, null, null, 8, null, null, null, null =&gt; sppr309 // Invisibility Purge (CLERIC_INVISIBILITY_PURGE)" calcext:value-type="string">
            <text:p><text:s text:c="2"/>sppr309, null, null, null, null, null, 8, null, null, null, null =&gt; sppr309 // Invisibility Purge (CLERIC_INVISIBILITY_PURGE)</text:p>
          </table:table-cell>
        </table:table-row>
        <table:table-row table:style-name="ro3">
          <table:table-cell table:formula="of:=CONCATENATE(&quot;  &quot;;[$spell.$A85];&quot;, &quot;;[$spell.$B85];&quot;, &quot;;[$spell.$C85];&quot;, &quot;;[$spell.$D85];&quot;, &quot;;[$spell.$E85];&quot;, &quot;;[$spell.$F85];&quot;, &quot;;[$spell.$G85];&quot;, &quot;;[$spell.$H85];&quot;, &quot;;[$spell.$I85];&quot;, &quot;;[$spell.$J85];&quot;, &quot;;[$spell.$K85];&quot; =&gt; &quot;;[$spell.$A85];&quot; // &quot;;[$spell.$L85])" office:value-type="string" office:string-value="  sppr310, null, null, null, null, null, 5, null, null, null, null =&gt; sppr310 // Miscast Magic (CLERIC_MISCAST_MAGIC)" calcext:value-type="string">
            <text:p><text:s text:c="2"/>sppr310, null, null, null, null, null, 5, null, null, null, null =&gt; sppr310 // Miscast Magic (CLERIC_MISCAST_MAGIC)</text:p>
          </table:table-cell>
        </table:table-row>
        <table:table-row table:style-name="ro3">
          <table:table-cell table:formula="of:=CONCATENATE(&quot;  &quot;;[$spell.$A86];&quot;, &quot;;[$spell.$B86];&quot;, &quot;;[$spell.$C86];&quot;, &quot;;[$spell.$D86];&quot;, &quot;;[$spell.$E86];&quot;, &quot;;[$spell.$F86];&quot;, &quot;;[$spell.$G86];&quot;, &quot;;[$spell.$H86];&quot;, &quot;;[$spell.$I86];&quot;, &quot;;[$spell.$J86];&quot;, &quot;;[$spell.$K86];&quot; =&gt; &quot;;[$spell.$A86];&quot; // &quot;;[$spell.$L86])" office:value-type="string" office:string-value="  sppr311, null, null, null, null, null, 5, null, null, null, null =&gt; sppr311 // Rigid Thinking (CLERIC_RIGID_THINKING)" calcext:value-type="string">
            <text:p><text:s text:c="2"/>sppr311, null, null, null, null, null, 5, null, null, null, null =&gt; sppr311 // Rigid Thinking (CLERIC_RIGID_THINKING)</text:p>
          </table:table-cell>
        </table:table-row>
        <table:table-row table:style-name="ro3">
          <table:table-cell table:formula="of:=CONCATENATE(&quot;  &quot;;[$spell.$A87];&quot;, &quot;;[$spell.$B87];&quot;, &quot;;[$spell.$C87];&quot;, &quot;;[$spell.$D87];&quot;, &quot;;[$spell.$E87];&quot;, &quot;;[$spell.$F87];&quot;, &quot;;[$spell.$G87];&quot;, &quot;;[$spell.$H87];&quot;, &quot;;[$spell.$I87];&quot;, &quot;;[$spell.$J87];&quot;, &quot;;[$spell.$K87];&quot; =&gt; &quot;;[$spell.$A87];&quot; // &quot;;[$spell.$L87])" office:value-type="string" office:string-value="  sppr315, 3, null, null, null, null, null, null, null, null, null =&gt; sppr315 // Cure Medium Wounds (CLERIC_CURE_MEDIUM_WOUNDS)" calcext:value-type="string">
            <text:p><text:s text:c="2"/>sppr315, 3, null, null, null, null, null, null, null, null, null =&gt; sppr315 // Cure Medium Wounds (CLERIC_CURE_MEDIUM_WOUNDS)</text:p>
          </table:table-cell>
        </table:table-row>
        <table:table-row table:style-name="ro3">
          <table:table-cell table:formula="of:=CONCATENATE(&quot;  &quot;;[$spell.$A88];&quot;, &quot;;[$spell.$B88];&quot;, &quot;;[$spell.$C88];&quot;, &quot;;[$spell.$D88];&quot;, &quot;;[$spell.$E88];&quot;, &quot;;[$spell.$F88];&quot;, &quot;;[$spell.$G88];&quot;, &quot;;[$spell.$H88];&quot;, &quot;;[$spell.$I88];&quot;, &quot;;[$spell.$J88];&quot;, &quot;;[$spell.$K88];&quot; =&gt; &quot;;[$spell.$A88];&quot; // &quot;;[$spell.$L88])" office:value-type="string" office:string-value="  sppr401, 4, null, null, null, null, null, null, null, null, null =&gt; sppr401 // Cure Serious Wounds (CLERIC_CURE_SERIOUS_WOUNDS)" calcext:value-type="string">
            <text:p><text:s text:c="2"/>sppr401, 4, null, null, null, null, null, null, null, null, null =&gt; sppr401 // Cure Serious Wounds (CLERIC_CURE_SERIOUS_WOUNDS)</text:p>
          </table:table-cell>
        </table:table-row>
        <table:table-row table:style-name="ro3">
          <table:table-cell table:formula="of:=CONCATENATE(&quot;  &quot;;[$spell.$A89];&quot;, &quot;;[$spell.$B89];&quot;, &quot;;[$spell.$C89];&quot;, &quot;;[$spell.$D89];&quot;, &quot;;[$spell.$E89];&quot;, &quot;;[$spell.$F89];&quot;, &quot;;[$spell.$G89];&quot;, &quot;;[$spell.$H89];&quot;, &quot;;[$spell.$I89];&quot;, &quot;;[$spell.$J89];&quot;, &quot;;[$spell.$K89];&quot; =&gt; &quot;;[$spell.$A89];&quot; // &quot;;[$spell.$L89])" office:value-type="string" office:string-value="  sppr402, 0, null, null, null, null, null, null, null, null, null =&gt; sppr402 // Animal Summoning I (CLERIC_ANIMAL_SUMMONING_1)" calcext:value-type="string">
            <text:p><text:s text:c="2"/>sppr402, 0, null, null, null, null, null, null, null, null, null =&gt; sppr402 // Animal Summoning I (CLERIC_ANIMAL_SUMMONING_1)</text:p>
          </table:table-cell>
        </table:table-row>
        <table:table-row table:style-name="ro3">
          <table:table-cell table:formula="of:=CONCATENATE(&quot;  &quot;;[$spell.$A90];&quot;, &quot;;[$spell.$B90];&quot;, &quot;;[$spell.$C90];&quot;, &quot;;[$spell.$D90];&quot;, &quot;;[$spell.$E90];&quot;, &quot;;[$spell.$F90];&quot;, &quot;;[$spell.$G90];&quot;, &quot;;[$spell.$H90];&quot;, &quot;;[$spell.$I90];&quot;, &quot;;[$spell.$J90];&quot;, &quot;;[$spell.$K90];&quot; =&gt; &quot;;[$spell.$A90];&quot; // &quot;;[$spell.$L90])" office:value-type="string" office:string-value="  sppr403, null, null, null, null, null, 5, null, null, null, null =&gt; sppr403 // Free Action (CLERIC_FREE_ACTION)" calcext:value-type="string">
            <text:p><text:s text:c="2"/>sppr403, null, null, null, null, null, 5, null, null, null, null =&gt; sppr403 // Free Action (CLERIC_FREE_ACTION)</text:p>
          </table:table-cell>
        </table:table-row>
        <table:table-row table:style-name="ro3">
          <table:table-cell table:formula="of:=CONCATENATE(&quot;  &quot;;[$spell.$A91];&quot;, &quot;;[$spell.$B91];&quot;, &quot;;[$spell.$C91];&quot;, &quot;;[$spell.$D91];&quot;, &quot;;[$spell.$E91];&quot;, &quot;;[$spell.$F91];&quot;, &quot;;[$spell.$G91];&quot;, &quot;;[$spell.$H91];&quot;, &quot;;[$spell.$I91];&quot;, &quot;;[$spell.$J91];&quot;, &quot;;[$spell.$K91];&quot; =&gt; &quot;;[$spell.$A91];&quot; // &quot;;[$spell.$L91])" office:value-type="string" office:string-value="  sppr406, null, null, 142, null, null, null, null, null, null, null =&gt; sppr406 // Defensive Harmony (CLERIC_DEFENSIVE_HARMONY)" calcext:value-type="string">
            <text:p><text:s text:c="2"/>sppr406, null, null, 142, null, null, null, null, null, null, null =&gt; sppr406 // Defensive Harmony (CLERIC_DEFENSIVE_HARMONY)</text:p>
          </table:table-cell>
        </table:table-row>
        <table:table-row table:style-name="ro3">
          <table:table-cell table:formula="of:=CONCATENATE(&quot;  &quot;;[$spell.$A92];&quot;, &quot;;[$spell.$B92];&quot;, &quot;;[$spell.$C92];&quot;, &quot;;[$spell.$D92];&quot;, &quot;;[$spell.$E92];&quot;, &quot;;[$spell.$F92];&quot;, &quot;;[$spell.$G92];&quot;, &quot;;[$spell.$H92];&quot;, &quot;;[$spell.$I92];&quot;, &quot;;[$spell.$J92];&quot;, &quot;;[$spell.$K92];&quot; =&gt; &quot;;[$spell.$A92];&quot; // &quot;;[$spell.$L92])" office:value-type="string" office:string-value="  sppr410, 0, null, null, null, null, null, null, null, null, null =&gt; sppr410 // Call Woodland Beings (CLERIC_CALL_WOODLAND_BEINGS)" calcext:value-type="string">
            <text:p><text:s text:c="2"/>sppr410, 0, null, null, null, null, null, null, null, null, null =&gt; sppr410 // Call Woodland Beings (CLERIC_CALL_WOODLAND_BEINGS)</text:p>
          </table:table-cell>
        </table:table-row>
        <table:table-row table:style-name="ro3">
          <table:table-cell table:formula="of:=CONCATENATE(&quot;  &quot;;[$spell.$A93];&quot;, &quot;;[$spell.$B93];&quot;, &quot;;[$spell.$C93];&quot;, &quot;;[$spell.$D93];&quot;, &quot;;[$spell.$E93];&quot;, &quot;;[$spell.$F93];&quot;, &quot;;[$spell.$G93];&quot;, &quot;;[$spell.$H93];&quot;, &quot;;[$spell.$I93];&quot;, &quot;;[$spell.$J93];&quot;, &quot;;[$spell.$K93];&quot; =&gt; &quot;;[$spell.$A93];&quot; // &quot;;[$spell.$L93])" office:value-type="string" office:string-value="  sppr412, null, null, 142, null, null, null, null, 15, null, null =&gt; sppr412 // Holy Power (CLERIC_HOLY_POWER)" calcext:value-type="string">
            <text:p><text:s text:c="2"/>sppr412, null, null, 142, null, null, null, null, 15, null, null =&gt; sppr412 // Holy Power (CLERIC_HOLY_POWER)</text:p>
          </table:table-cell>
        </table:table-row>
        <table:table-row table:style-name="ro3">
          <table:table-cell table:formula="of:=CONCATENATE(&quot;  &quot;;[$spell.$A94];&quot;, &quot;;[$spell.$B94];&quot;, &quot;;[$spell.$C94];&quot;, &quot;;[$spell.$D94];&quot;, &quot;;[$spell.$E94];&quot;, &quot;;[$spell.$F94];&quot;, &quot;;[$spell.$G94];&quot;, &quot;;[$spell.$H94];&quot;, &quot;;[$spell.$I94];&quot;, &quot;;[$spell.$J94];&quot;, &quot;;[$spell.$K94];&quot; =&gt; &quot;;[$spell.$A94];&quot; // &quot;;[$spell.$L94])" office:value-type="string" office:string-value="  sppr413, null, null, null, null, null, null, null, null, 1, null =&gt; sppr413 // Negative Plane Protection (CLERIC_NEGATIVE_PLANE_PROTECTION)" calcext:value-type="string">
            <text:p><text:s text:c="2"/>sppr413, null, null, null, null, null, null, null, null, 1, null =&gt; sppr413 // Negative Plane Protection (CLERIC_NEGATIVE_PLANE_PROTECTION)</text:p>
          </table:table-cell>
        </table:table-row>
        <table:table-row table:style-name="ro3">
          <table:table-cell table:formula="of:=CONCATENATE(&quot;  &quot;;[$spell.$A95];&quot;, &quot;;[$spell.$B95];&quot;, &quot;;[$spell.$C95];&quot;, &quot;;[$spell.$D95];&quot;, &quot;;[$spell.$E95];&quot;, &quot;;[$spell.$F95];&quot;, &quot;;[$spell.$G95];&quot;, &quot;;[$spell.$H95];&quot;, &quot;;[$spell.$I95];&quot;, &quot;;[$spell.$J95];&quot;, &quot;;[$spell.$K95];&quot; =&gt; &quot;;[$spell.$A95];&quot; // &quot;;[$spell.$L95])" office:value-type="string" office:string-value="  sppr415, null, null, null, null, null, null, null, 16, null, null =&gt; sppr415 // Farsight (CLERIC_FAR_SIGHT)" calcext:value-type="string">
            <text:p><text:s text:c="2"/>sppr415, null, null, null, null, null, null, null, 16, null, null =&gt; sppr415 // Farsight (CLERIC_FAR_SIGHT)</text:p>
          </table:table-cell>
        </table:table-row>
        <table:table-row table:style-name="ro3">
          <table:table-cell table:formula="of:=CONCATENATE(&quot;  &quot;;[$spell.$A96];&quot;, &quot;;[$spell.$B96];&quot;, &quot;;[$spell.$C96];&quot;, &quot;;[$spell.$D96];&quot;, &quot;;[$spell.$E96];&quot;, &quot;;[$spell.$F96];&quot;, &quot;;[$spell.$G96];&quot;, &quot;;[$spell.$H96];&quot;, &quot;;[$spell.$I96];&quot;, &quot;;[$spell.$J96];&quot;, &quot;;[$spell.$K96];&quot; =&gt; &quot;;[$spell.$A96];&quot; // &quot;;[$spell.$L96])" office:value-type="string" office:string-value="  sppr417, null, null, null, null, null, null, null, 9, 7, null =&gt; sppr417 // Lesser Restoration (CLERIC_LESSER_RESTORATION)" calcext:value-type="string">
            <text:p><text:s text:c="2"/>sppr417, null, null, null, null, null, null, null, 9, 7, null =&gt; sppr417 // Lesser Restoration (CLERIC_LESSER_RESTORATION)</text:p>
          </table:table-cell>
        </table:table-row>
        <table:table-row table:style-name="ro3">
          <table:table-cell table:formula="of:=CONCATENATE(&quot;  &quot;;[$spell.$A97];&quot;, &quot;;[$spell.$B97];&quot;, &quot;;[$spell.$C97];&quot;, &quot;;[$spell.$D97];&quot;, &quot;;[$spell.$E97];&quot;, &quot;;[$spell.$F97];&quot;, &quot;;[$spell.$G97];&quot;, &quot;;[$spell.$H97];&quot;, &quot;;[$spell.$I97];&quot;, &quot;;[$spell.$J97];&quot;, &quot;;[$spell.$K97];&quot; =&gt; &quot;;[$spell.$A97];&quot; // &quot;;[$spell.$L97])" office:value-type="string" office:string-value="  sppr501, 0, null, null, null, null, null, null, null, null, null =&gt; sppr501 // Animal Summoning II (CLERIC_ANIMAL_SUMMONING_2)" calcext:value-type="string">
            <text:p><text:s text:c="2"/>sppr501, 0, null, null, null, null, null, null, null, null, null =&gt; sppr501 // Animal Summoning II (CLERIC_ANIMAL_SUMMONING_2)</text:p>
          </table:table-cell>
        </table:table-row>
        <table:table-row table:style-name="ro3">
          <table:table-cell table:formula="of:=CONCATENATE(&quot;  &quot;;[$spell.$A98];&quot;, &quot;;[$spell.$B98];&quot;, &quot;;[$spell.$C98];&quot;, &quot;;[$spell.$D98];&quot;, &quot;;[$spell.$E98];&quot;, &quot;;[$spell.$F98];&quot;, &quot;;[$spell.$G98];&quot;, &quot;;[$spell.$H98];&quot;, &quot;;[$spell.$I98];&quot;, &quot;;[$spell.$J98];&quot;, &quot;;[$spell.$K98];&quot; =&gt; &quot;;[$spell.$A98];&quot; // &quot;;[$spell.$L98])" office:value-type="string" office:string-value="  sppr502, 5, null, null, null, null, 8, null, null, null, null =&gt; sppr502 // Cure Critical Wounds (CLERIC_CURE_CRITICAL_WOUNDS)" calcext:value-type="string">
            <text:p><text:s text:c="2"/>sppr502, 5, null, null, null, null, 8, null, null, null, null =&gt; sppr502 // Cure Critical Wounds (CLERIC_CURE_CRITICAL_WOUNDS)</text:p>
          </table:table-cell>
        </table:table-row>
        <table:table-row table:style-name="ro3">
          <table:table-cell table:formula="of:=CONCATENATE(&quot;  &quot;;[$spell.$A99];&quot;, &quot;;[$spell.$B99];&quot;, &quot;;[$spell.$C99];&quot;, &quot;;[$spell.$D99];&quot;, &quot;;[$spell.$E99];&quot;, &quot;;[$spell.$F99];&quot;, &quot;;[$spell.$G99];&quot;, &quot;;[$spell.$H99];&quot;, &quot;;[$spell.$I99];&quot;, &quot;;[$spell.$J99];&quot;, &quot;;[$spell.$K99];&quot; =&gt; &quot;;[$spell.$A99];&quot; // &quot;;[$spell.$L99])" office:value-type="string" office:string-value="  sppr512, 5, null, null, null, null, null, null, null, null, null =&gt; sppr512 // Greater Command (CLERIC_GREATER_COMMAND)" calcext:value-type="string">
            <text:p><text:s text:c="2"/>sppr512, 5, null, null, null, null, null, null, null, null, null =&gt; sppr512 // Greater Command (CLERIC_GREATER_COMMAND)</text:p>
          </table:table-cell>
        </table:table-row>
        <table:table-row table:style-name="ro3">
          <table:table-cell table:formula="of:=CONCATENATE(&quot;  &quot;;[$spell.$A100];&quot;, &quot;;[$spell.$B100];&quot;, &quot;;[$spell.$C100];&quot;, &quot;;[$spell.$D100];&quot;, &quot;;[$spell.$E100];&quot;, &quot;;[$spell.$F100];&quot;, &quot;;[$spell.$G100];&quot;, &quot;;[$spell.$H100];&quot;, &quot;;[$spell.$I100];&quot;, &quot;;[$spell.$J100];&quot;, &quot;;[$spell.$K100];&quot; =&gt; &quot;;[$spell.$A100];&quot; // &quot;;[$spell.$L100])" office:value-type="string" office:string-value="  sppr513, null, null, 142, null, null, null, null, null, null, null =&gt; sppr513 // Righteous Magic (CLERIC_RIGHTEOUS_MAGIC)" calcext:value-type="string">
            <text:p><text:s text:c="2"/>sppr513, null, null, 142, null, null, null, null, null, null, null =&gt; sppr513 // Righteous Magic (CLERIC_RIGHTEOUS_MAGIC)</text:p>
          </table:table-cell>
        </table:table-row>
        <table:table-row table:style-name="ro3">
          <table:table-cell table:formula="of:=CONCATENATE(&quot;  &quot;;[$spell.$A101];&quot;, &quot;;[$spell.$B101];&quot;, &quot;;[$spell.$C101];&quot;, &quot;;[$spell.$D101];&quot;, &quot;;[$spell.$E101];&quot;, &quot;;[$spell.$F101];&quot;, &quot;;[$spell.$G101];&quot;, &quot;;[$spell.$H101];&quot;, &quot;;[$spell.$I101];&quot;, &quot;;[$spell.$J101];&quot;, &quot;;[$spell.$K101];&quot; =&gt; &quot;;[$spell.$A101];&quot; // &quot;;[$spell.$L101])" office:value-type="string" office:string-value="  sppr515, null, null, null, null, null, null, null, 12, null, null =&gt; sppr515 // Repulse Undead (CLERIC_REPULSE_UNDEAD)" calcext:value-type="string">
            <text:p><text:s text:c="2"/>sppr515, null, null, null, null, null, null, null, 12, null, null =&gt; sppr515 // Repulse Undead (CLERIC_REPULSE_UNDEAD)</text:p>
          </table:table-cell>
        </table:table-row>
        <table:table-row table:style-name="ro3">
          <table:table-cell table:formula="of:=CONCATENATE(&quot;  &quot;;[$spell.$A102];&quot;, &quot;;[$spell.$B102];&quot;, &quot;;[$spell.$C102];&quot;, &quot;;[$spell.$D102];&quot;, &quot;;[$spell.$E102];&quot;, &quot;;[$spell.$F102];&quot;, &quot;;[$spell.$G102];&quot;, &quot;;[$spell.$H102];&quot;, &quot;;[$spell.$I102];&quot;, &quot;;[$spell.$J102];&quot;, &quot;;[$spell.$K102];&quot; =&gt; &quot;;[$spell.$A102];&quot; // &quot;;[$spell.$L102])" office:value-type="string" office:string-value="  sppr517, null, null, null, null, null, null, null, 14, null, null =&gt; sppr517 // Insect Plague (CLERIC_INSECT_PLAGUE)" calcext:value-type="string">
            <text:p><text:s text:c="2"/>sppr517, null, null, null, null, null, null, null, 14, null, null =&gt; sppr517 // Insect Plague (CLERIC_INSECT_PLAGUE)</text:p>
          </table:table-cell>
        </table:table-row>
        <table:table-row table:style-name="ro3">
          <table:table-cell table:formula="of:=CONCATENATE(&quot;  &quot;;[$spell.$A103];&quot;, &quot;;[$spell.$B103];&quot;, &quot;;[$spell.$C103];&quot;, &quot;;[$spell.$D103];&quot;, &quot;;[$spell.$E103];&quot;, &quot;;[$spell.$F103];&quot;, &quot;;[$spell.$G103];&quot;, &quot;;[$spell.$H103];&quot;, &quot;;[$spell.$I103];&quot;, &quot;;[$spell.$J103];&quot;, &quot;;[$spell.$K103];&quot; =&gt; &quot;;[$spell.$A103];&quot; // &quot;;[$spell.$L103])" office:value-type="string" office:string-value="  sppr601, 0, null, null, null, null, null, null, null, null, null =&gt; sppr601 // Aerial Servant (CLERIC_AERIAL_SERVANT)" calcext:value-type="string">
            <text:p><text:s text:c="2"/>sppr601, 0, null, null, null, null, null, null, null, null, null =&gt; sppr601 // Aerial Servant (CLERIC_AERIAL_SERVANT)</text:p>
          </table:table-cell>
        </table:table-row>
        <table:table-row table:style-name="ro3">
          <table:table-cell table:formula="of:=CONCATENATE(&quot;  &quot;;[$spell.$A104];&quot;, &quot;;[$spell.$B104];&quot;, &quot;;[$spell.$C104];&quot;, &quot;;[$spell.$D104];&quot;, &quot;;[$spell.$E104];&quot;, &quot;;[$spell.$F104];&quot;, &quot;;[$spell.$G104];&quot;, &quot;;[$spell.$H104];&quot;, &quot;;[$spell.$I104];&quot;, &quot;;[$spell.$J104];&quot;, &quot;;[$spell.$K104];&quot; =&gt; &quot;;[$spell.$A104];&quot; // &quot;;[$spell.$L104])" office:value-type="string" office:string-value="  sppr602, 0, null, null, null, null, null, null, null, null, null =&gt; sppr602 // Animal Summoning III (CLERIC_ANIMAL_SUMMONING_3)" calcext:value-type="string">
            <text:p><text:s text:c="2"/>sppr602, 0, null, null, null, null, null, null, null, null, null =&gt; sppr602 // Animal Summoning III (CLERIC_ANIMAL_SUMMONING_3)</text:p>
          </table:table-cell>
        </table:table-row>
        <table:table-row table:style-name="ro3">
          <table:table-cell table:formula="of:=CONCATENATE(&quot;  &quot;;[$spell.$A105];&quot;, &quot;;[$spell.$B105];&quot;, &quot;;[$spell.$C105];&quot;, &quot;;[$spell.$D105];&quot;, &quot;;[$spell.$E105];&quot;, &quot;;[$spell.$F105];&quot;, &quot;;[$spell.$G105];&quot;, &quot;;[$spell.$H105];&quot;, &quot;;[$spell.$I105];&quot;, &quot;;[$spell.$J105];&quot;, &quot;;[$spell.$K105];&quot; =&gt; &quot;;[$spell.$A105];&quot; // &quot;;[$spell.$L105])" office:value-type="string" office:string-value="  sppr604, 0, null, null, null, null, null, null, null, 2, null =&gt; sppr604 // Conjure Animals (CLERIC_CONJURE_ANIMALS)" calcext:value-type="string">
            <text:p><text:s text:c="2"/>sppr604, 0, null, null, null, null, null, null, null, 2, null =&gt; sppr604 // Conjure Animals (CLERIC_CONJURE_ANIMALS)</text:p>
          </table:table-cell>
        </table:table-row>
        <table:table-row table:style-name="ro3">
          <table:table-cell table:formula="of:=CONCATENATE(&quot;  &quot;;[$spell.$A106];&quot;, &quot;;[$spell.$B106];&quot;, &quot;;[$spell.$C106];&quot;, &quot;;[$spell.$D106];&quot;, &quot;;[$spell.$E106];&quot;, &quot;;[$spell.$F106];&quot;, &quot;;[$spell.$G106];&quot;, &quot;;[$spell.$H106];&quot;, &quot;;[$spell.$I106];&quot;, &quot;;[$spell.$J106];&quot;, &quot;;[$spell.$K106];&quot; =&gt; &quot;;[$spell.$A106];&quot; // &quot;;[$spell.$L106])" office:value-type="string" office:string-value="  sppr605, 0, null, null, null, null, null, null, null, null, null =&gt; sppr605 // Conjure Fire Elemental (CLERIC_CONJURE_FIRE_ELEMENTAL)" calcext:value-type="string">
            <text:p><text:s text:c="2"/>sppr605, 0, null, null, null, null, null, null, null, null, null =&gt; sppr605 // Conjure Fire Elemental (CLERIC_CONJURE_FIRE_ELEMENTAL)</text:p>
          </table:table-cell>
        </table:table-row>
        <table:table-row table:style-name="ro3">
          <table:table-cell table:formula="of:=CONCATENATE(&quot;  &quot;;[$spell.$A107];&quot;, &quot;;[$spell.$B107];&quot;, &quot;;[$spell.$C107];&quot;, &quot;;[$spell.$D107];&quot;, &quot;;[$spell.$E107];&quot;, &quot;;[$spell.$F107];&quot;, &quot;;[$spell.$G107];&quot;, &quot;;[$spell.$H107];&quot;, &quot;;[$spell.$I107];&quot;, &quot;;[$spell.$J107];&quot;, &quot;;[$spell.$K107];&quot; =&gt; &quot;;[$spell.$A107];&quot; // &quot;;[$spell.$L107])" office:value-type="string" office:string-value="  sppr608, null, null, null, null, null, 9, null, null, null, null =&gt; sppr608 // Harm (CLERIC_HARM)" calcext:value-type="string">
            <text:p><text:s text:c="2"/>sppr608, null, null, null, null, null, 9, null, null, null, null =&gt; sppr608 // Harm (CLERIC_HARM)</text:p>
          </table:table-cell>
        </table:table-row>
        <table:table-row table:style-name="ro3">
          <table:table-cell table:formula="of:=CONCATENATE(&quot;  &quot;;[$spell.$A108];&quot;, &quot;;[$spell.$B108];&quot;, &quot;;[$spell.$C108];&quot;, &quot;;[$spell.$D108];&quot;, &quot;;[$spell.$E108];&quot;, &quot;;[$spell.$F108];&quot;, &quot;;[$spell.$G108];&quot;, &quot;;[$spell.$H108];&quot;, &quot;;[$spell.$I108];&quot;, &quot;;[$spell.$J108];&quot;, &quot;;[$spell.$K108];&quot; =&gt; &quot;;[$spell.$A108];&quot; // &quot;;[$spell.$L108])" office:value-type="string" office:string-value="  sppr702, 0, null, null, null, null, null, null, null, null, null =&gt; sppr702 // Conjure Earth Elemental (CLERIC_CONJURE_EARTH_ELEMENTAL)" calcext:value-type="string">
            <text:p><text:s text:c="2"/>sppr702, 0, null, null, null, null, null, null, null, null, null =&gt; sppr702 // Conjure Earth Elemental (CLERIC_CONJURE_EARTH_ELEMENTAL)</text:p>
          </table:table-cell>
        </table:table-row>
        <table:table-row table:style-name="ro3">
          <table:table-cell table:formula="of:=CONCATENATE(&quot;  &quot;;[$spell.$A109];&quot;, &quot;;[$spell.$B109];&quot;, &quot;;[$spell.$C109];&quot;, &quot;;[$spell.$D109];&quot;, &quot;;[$spell.$E109];&quot;, &quot;;[$spell.$F109];&quot;, &quot;;[$spell.$G109];&quot;, &quot;;[$spell.$H109];&quot;, &quot;;[$spell.$I109];&quot;, &quot;;[$spell.$J109];&quot;, &quot;;[$spell.$K109];&quot; =&gt; &quot;;[$spell.$A109];&quot; // &quot;;[$spell.$L109])" office:value-type="string" office:string-value="  sppr703, 0, null, null, null, null, null, 30, null, null, null =&gt; sppr703 // Gate (CLERIC_GATE)" calcext:value-type="string">
            <text:p><text:s text:c="2"/>sppr703, 0, null, null, null, null, null, 30, null, null, null =&gt; sppr703 // Gate (CLERIC_GATE)</text:p>
          </table:table-cell>
        </table:table-row>
        <table:table-row table:style-name="ro3">
          <table:table-cell table:formula="of:=CONCATENATE(&quot;  &quot;;[$spell.$A110];&quot;, &quot;;[$spell.$B110];&quot;, &quot;;[$spell.$C110];&quot;, &quot;;[$spell.$D110];&quot;, &quot;;[$spell.$E110];&quot;, &quot;;[$spell.$F110];&quot;, &quot;;[$spell.$G110];&quot;, &quot;;[$spell.$H110];&quot;, &quot;;[$spell.$I110];&quot;, &quot;;[$spell.$J110];&quot;, &quot;;[$spell.$K110];&quot; =&gt; &quot;;[$spell.$A110];&quot; // &quot;;[$spell.$L110])" office:value-type="string" office:string-value="  sppr711, null, null, null, null, null, 7, null, null, null, null =&gt; sppr711 // Regeneration (CLERIC_REGENERATE)" calcext:value-type="string">
            <text:p><text:s text:c="2"/>sppr711, null, null, null, null, null, 7, null, null, null, null =&gt; sppr711 // Regeneration (CLERIC_REGENERATE)</text:p>
          </table:table-cell>
        </table:table-row>
        <table:table-row table:style-name="ro3">
          <table:table-cell table:formula="of:=CONCATENATE(&quot;  &quot;;[$spell.$A111];&quot;, &quot;;[$spell.$B111];&quot;, &quot;;[$spell.$C111];&quot;, &quot;;[$spell.$D111];&quot;, &quot;;[$spell.$E111];&quot;, &quot;;[$spell.$F111];&quot;, &quot;;[$spell.$G111];&quot;, &quot;;[$spell.$H111];&quot;, &quot;;[$spell.$I111];&quot;, &quot;;[$spell.$J111];&quot;, &quot;;[$spell.$K111];&quot; =&gt; &quot;;[$spell.$A111];&quot; // &quot;;[$spell.$L111])" office:value-type="string" office:string-value="  sppr712, 7, null, null, null, null, null, null, null, null, null =&gt; sppr712 // Resurrection (CLERIC_RESURRECTION)" calcext:value-type="string">
            <text:p><text:s text:c="2"/>sppr712, 7, null, null, null, null, null, null, null, null, null =&gt; sppr712 // Resurrection (CLERIC_RESURRECTION)</text:p>
          </table:table-cell>
        </table:table-row>
        <table:table-row table:style-name="ro3">
          <table:table-cell table:formula="of:=CONCATENATE(&quot;  &quot;;[$spell.$A112];&quot;, &quot;;[$spell.$B112];&quot;, &quot;;[$spell.$C112];&quot;, &quot;;[$spell.$D112];&quot;, &quot;;[$spell.$E112];&quot;, &quot;;[$spell.$F112];&quot;, &quot;;[$spell.$G112];&quot;, &quot;;[$spell.$H112];&quot;, &quot;;[$spell.$I112];&quot;, &quot;;[$spell.$J112];&quot;, &quot;;[$spell.$K112];&quot; =&gt; &quot;;[$spell.$A112];&quot; // &quot;;[$spell.$L112])" office:value-type="string" office:string-value="  sppr717, null, null, null, null, null, 5, null, 14, null, null =&gt; sppr717 // Creeping Doom (CLERIC_CREEPING_DOOM)" calcext:value-type="string">
            <text:p><text:s text:c="2"/>sppr717, null, null, null, null, null, 5, null, 14, null, null =&gt; sppr717 // Creeping Doom (CLERIC_CREEPING_DOOM)</text:p>
          </table:table-cell>
        </table:table-row>
        <table:table-row table:style-name="ro3">
          <table:table-cell table:formula="of:=CONCATENATE(&quot;  &quot;;[$spell.$A113];&quot;, &quot;;[$spell.$B113];&quot;, &quot;;[$spell.$C113];&quot;, &quot;;[$spell.$D113];&quot;, &quot;;[$spell.$E113];&quot;, &quot;;[$spell.$F113];&quot;, &quot;;[$spell.$G113];&quot;, &quot;;[$spell.$H113];&quot;, &quot;;[$spell.$I113];&quot;, &quot;;[$spell.$J113];&quot;, &quot;;[$spell.$K113];&quot; =&gt; &quot;;[$spell.$A113];&quot; // &quot;;[$spell.$L113])" office:value-type="string" office:string-value="  sppr720, null, null, null, null, null, 9, null, null, null, null =&gt; sppr720 // Earthquake (CLERIC_EARTHQUAKE)" calcext:value-type="string">
            <text:p><text:s text:c="2"/>sppr720, null, null, null, null, null, 9, null, null, null, null =&gt; sppr720 // Earthquake (CLERIC_EARTHQUAKE)</text:p>
          </table:table-cell>
        </table:table-row>
        <table:table-row table:style-name="ro3">
          <table:table-cell table:formula="of:=CONCATENATE(&quot;  &quot;;[$spell.$A114];&quot;, &quot;;[$spell.$B114];&quot;, &quot;;[$spell.$C114];&quot;, &quot;;[$spell.$D114];&quot;, &quot;;[$spell.$E114];&quot;, &quot;;[$spell.$F114];&quot;, &quot;;[$spell.$G114];&quot;, &quot;;[$spell.$H114];&quot;, &quot;;[$spell.$I114];&quot;, &quot;;[$spell.$J114];&quot;, &quot;;[$spell.$K114];&quot; =&gt; &quot;;[$spell.$A114];&quot; // &quot;;[$spell.$L114])" office:value-type="string" office:string-value="  sppr723, 0, null, null, null, null, 9, null, null, null, null =&gt; sppr723 // Elemental Summoning (CLERIC_ELEMENTAL_SWARM)" calcext:value-type="string">
            <text:p><text:s text:c="2"/>sppr723, 0, null, null, null, null, 9, null, null, null, null =&gt; sppr723 // Elemental Summoning (CLERIC_ELEMENTAL_SWARM)</text:p>
          </table:table-cell>
        </table:table-row>
        <table:table-row table:style-name="ro3">
          <table:table-cell table:formula="of:=CONCATENATE(&quot;  &quot;;[$spell.$A115];&quot;, &quot;;[$spell.$B115];&quot;, &quot;;[$spell.$C115];&quot;, &quot;;[$spell.$D115];&quot;, &quot;;[$spell.$E115];&quot;, &quot;;[$spell.$F115];&quot;, &quot;;[$spell.$G115];&quot;, &quot;;[$spell.$H115];&quot;, &quot;;[$spell.$I115];&quot;, &quot;;[$spell.$J115];&quot;, &quot;;[$spell.$K115];&quot; =&gt; &quot;;[$spell.$A115];&quot; // &quot;;[$spell.$L115])" office:value-type="string" office:string-value="  sppr724, 0, null, null, null, null, 9, null, null, null, null =&gt; sppr724 // Greater Elemental Summoning (CLERIC_GREATER_ELEMENTAL_SWARM)" calcext:value-type="string">
            <text:p><text:s text:c="2"/>sppr724, 0, null, null, null, null, 9, null, null, null, null =&gt; sppr724 // Greater Elemental Summoning (CLERIC_GREATER_ELEMENTAL_SWARM)</text:p>
          </table:table-cell>
        </table:table-row>
        <table:table-row table:style-name="ro3">
          <table:table-cell table:formula="of:=CONCATENATE(&quot;  &quot;;[$spell.$A116];&quot;, &quot;;[$spell.$B116];&quot;, &quot;;[$spell.$C116];&quot;, &quot;;[$spell.$D116];&quot;, &quot;;[$spell.$E116];&quot;, &quot;;[$spell.$F116];&quot;, &quot;;[$spell.$G116];&quot;, &quot;;[$spell.$H116];&quot;, &quot;;[$spell.$I116];&quot;, &quot;;[$spell.$J116];&quot;, &quot;;[$spell.$K116];&quot; =&gt; &quot;;[$spell.$A116];&quot; // &quot;;[$spell.$L116])" office:value-type="string" office:string-value="  sppr726, 0, null, null, null, null, null, null, null, null, null =&gt; sppr726 // Summon Deva (CLERIC_SUMMON_DEVA)" calcext:value-type="string">
            <text:p><text:s text:c="2"/>sppr726, 0, null, null, null, null, null, null, null, null, null =&gt; sppr726 // Summon Deva (CLERIC_SUMMON_DEVA)</text:p>
          </table:table-cell>
        </table:table-row>
        <table:table-row table:style-name="ro3">
          <table:table-cell table:formula="of:=CONCATENATE(&quot;  &quot;;[$spell.$A117];&quot;, &quot;;[$spell.$B117];&quot;, &quot;;[$spell.$C117];&quot;, &quot;;[$spell.$D117];&quot;, &quot;;[$spell.$E117];&quot;, &quot;;[$spell.$F117];&quot;, &quot;;[$spell.$G117];&quot;, &quot;;[$spell.$H117];&quot;, &quot;;[$spell.$I117];&quot;, &quot;;[$spell.$J117];&quot;, &quot;;[$spell.$K117];&quot; =&gt; &quot;;[$spell.$A117];&quot; // &quot;;[$spell.$L117])" office:value-type="string" office:string-value="  sppr727, 0, null, null, null, null, null, null, null, null, null =&gt; sppr727 // Summon Fallen Deva (CLERIC_SUMMON_FALLEN_DEVA)" calcext:value-type="string">
            <text:p><text:s text:c="2"/>sppr727, 0, null, null, null, null, null, null, null, null, null =&gt; sppr727 // Summon Fallen Deva (CLERIC_SUMMON_FALLEN_DEVA)</text:p>
          </table:table-cell>
        </table:table-row>
        <table:table-row table:style-name="ro3">
          <table:table-cell table:formula="of:=CONCATENATE(&quot;  &quot;;[$spell.$A118];&quot;, &quot;;[$spell.$B118];&quot;, &quot;;[$spell.$C118];&quot;, &quot;;[$spell.$D118];&quot;, &quot;;[$spell.$E118];&quot;, &quot;;[$spell.$F118];&quot;, &quot;;[$spell.$G118];&quot;, &quot;;[$spell.$H118];&quot;, &quot;;[$spell.$I118];&quot;, &quot;;[$spell.$J118];&quot;, &quot;;[$spell.$K118];&quot; =&gt; &quot;;[$spell.$A118];&quot; // &quot;;[$spell.$L118])" office:value-type="string" office:string-value="  sppr731, null, null, null, null, 1, null, null, null, null, null =&gt; sppr731 // Fire Elemental Transformation (CLERIC_ELEMENTAL_TRANSFORMATION_FIRE)" calcext:value-type="string">
            <text:p><text:s text:c="2"/>sppr731, null, null, null, null, 1, null, null, null, null, null =&gt; sppr731 // Fire Elemental Transformation (CLERIC_ELEMENTAL_TRANSFORMATION_FIRE)</text:p>
          </table:table-cell>
        </table:table-row>
        <table:table-row table:style-name="ro3">
          <table:table-cell table:formula="of:=CONCATENATE(&quot;  &quot;;[$spell.$A119];&quot;, &quot;;[$spell.$B119];&quot;, &quot;;[$spell.$C119];&quot;, &quot;;[$spell.$D119];&quot;, &quot;;[$spell.$E119];&quot;, &quot;;[$spell.$F119];&quot;, &quot;;[$spell.$G119];&quot;, &quot;;[$spell.$H119];&quot;, &quot;;[$spell.$I119];&quot;, &quot;;[$spell.$J119];&quot;, &quot;;[$spell.$K119];&quot; =&gt; &quot;;[$spell.$A119];&quot; // &quot;;[$spell.$L119])" office:value-type="string" office:string-value="  sppr732, null, null, null, null, 1, null, null, null, null, null =&gt; sppr732 // Earth Elemental Transformation (CLERIC_ELEMENTAL_TRANSFORMATION_EARTH)" calcext:value-type="string">
            <text:p><text:s text:c="2"/>sppr732, null, null, null, null, 1, null, null, null, null, null =&gt; sppr732 // Earth Elemental Transformation (CLERIC_ELEMENTAL_TRANSFORMATION_EARTH)</text:p>
          </table:table-cell>
        </table:table-row>
        <table:table-row table:style-name="ro3">
          <table:table-cell table:formula="of:=CONCATENATE(&quot;  &quot;;[$spell.$A120];&quot;, &quot;;[$spell.$B120];&quot;, &quot;;[$spell.$C120];&quot;, &quot;;[$spell.$D120];&quot;, &quot;;[$spell.$E120];&quot;, &quot;;[$spell.$F120];&quot;, &quot;;[$spell.$G120];&quot;, &quot;;[$spell.$H120];&quot;, &quot;;[$spell.$I120];&quot;, &quot;;[$spell.$J120];&quot;, &quot;;[$spell.$K120];&quot; =&gt; &quot;;[$spell.$A120];&quot; // &quot;;[$spell.$L120])" office:value-type="string" office:string-value="  spra305, 0, null, null, null, null, null, null, null, null, null =&gt; spra305 // Animal Summoning II" calcext:value-type="string">
            <text:p><text:s text:c="2"/>spra305, 0, null, null, null, null, null, null, null, null, null =&gt; spra305 // Animal Summoning II</text:p>
          </table:table-cell>
        </table:table-row>
        <table:table-row table:style-name="ro3">
          <table:table-cell table:formula="of:=CONCATENATE(&quot;  &quot;;[$spell.$A121];&quot;, &quot;;[$spell.$B121];&quot;, &quot;;[$spell.$C121];&quot;, &quot;;[$spell.$D121];&quot;, &quot;;[$spell.$E121];&quot;, &quot;;[$spell.$F121];&quot;, &quot;;[$spell.$G121];&quot;, &quot;;[$spell.$H121];&quot;, &quot;;[$spell.$I121];&quot;, &quot;;[$spell.$J121];&quot;, &quot;;[$spell.$K121];&quot; =&gt; &quot;;[$spell.$A121];&quot; // &quot;;[$spell.$L121])" office:value-type="string" office:string-value="  spra306, 0, null, null, null, null, null, null, null, null, null =&gt; spra306 // Animal Summoning III" calcext:value-type="string">
            <text:p><text:s text:c="2"/>spra306, 0, null, null, null, null, null, null, null, null, null =&gt; spra306 // Animal Summoning III</text:p>
          </table:table-cell>
        </table:table-row>
        <table:table-row table:style-name="ro3">
          <table:table-cell table:formula="of:=CONCATENATE(&quot;  &quot;;[$spell.$A122];&quot;, &quot;;[$spell.$B122];&quot;, &quot;;[$spell.$C122];&quot;, &quot;;[$spell.$D122];&quot;, &quot;;[$spell.$E122];&quot;, &quot;;[$spell.$F122];&quot;, &quot;;[$spell.$G122];&quot;, &quot;;[$spell.$H122];&quot;, &quot;;[$spell.$I122];&quot;, &quot;;[$spell.$J122];&quot;, &quot;;[$spell.$K122];&quot; =&gt; &quot;;[$spell.$A122];&quot; // &quot;;[$spell.$L122])" office:value-type="string" office:string-value="  spwi003, null, null, null, null, null, null, 60, null, null, null =&gt; spwi003 // Magic Missile (TRAP_MAGIC_MISSILE)" calcext:value-type="string">
            <text:p><text:s text:c="2"/>spwi003, null, null, null, null, null, null, 60, null, null, null =&gt; spwi003 // Magic Missile (TRAP_MAGIC_MISSILE)</text:p>
          </table:table-cell>
        </table:table-row>
        <table:table-row table:style-name="ro3">
          <table:table-cell table:formula="of:=CONCATENATE(&quot;  &quot;;[$spell.$A123];&quot;, &quot;;[$spell.$B123];&quot;, &quot;;[$spell.$C123];&quot;, &quot;;[$spell.$D123];&quot;, &quot;;[$spell.$E123];&quot;, &quot;;[$spell.$F123];&quot;, &quot;;[$spell.$G123];&quot;, &quot;;[$spell.$H123];&quot;, &quot;;[$spell.$I123];&quot;, &quot;;[$spell.$J123];&quot;, &quot;;[$spell.$K123];&quot; =&gt; &quot;;[$spell.$A123];&quot; // &quot;;[$spell.$L123])" office:value-type="string" office:string-value="  spwi101, null, null, null, null, null, 1, 30, null, null, null =&gt; spwi101 // Grease (WIZARD_GREASE)" calcext:value-type="string">
            <text:p><text:s text:c="2"/>spwi101, null, null, null, null, null, 1, 30, null, null, null =&gt; spwi101 // Grease (WIZARD_GREASE)</text:p>
          </table:table-cell>
        </table:table-row>
        <table:table-row table:style-name="ro3">
          <table:table-cell table:formula="of:=CONCATENATE(&quot;  &quot;;[$spell.$A124];&quot;, &quot;;[$spell.$B124];&quot;, &quot;;[$spell.$C124];&quot;, &quot;;[$spell.$D124];&quot;, &quot;;[$spell.$E124];&quot;, &quot;;[$spell.$F124];&quot;, &quot;;[$spell.$G124];&quot;, &quot;;[$spell.$H124];&quot;, &quot;;[$spell.$I124];&quot;, &quot;;[$spell.$J124];&quot;, &quot;;[$spell.$K124];&quot; =&gt; &quot;;[$spell.$A124];&quot; // &quot;;[$spell.$L124])" office:value-type="string" office:string-value="  spwi102, null, null, null, null, null, 9, null, null, null, null =&gt; spwi102 // Armor (WIZARD_ARMOR)" calcext:value-type="string">
            <text:p><text:s text:c="2"/>spwi102, null, null, null, null, null, 9, null, null, null, null =&gt; spwi102 // Armor (WIZARD_ARMOR)</text:p>
          </table:table-cell>
        </table:table-row>
        <table:table-row table:style-name="ro3">
          <table:table-cell table:formula="of:=CONCATENATE(&quot;  &quot;;[$spell.$A125];&quot;, &quot;;[$spell.$B125];&quot;, &quot;;[$spell.$C125];&quot;, &quot;;[$spell.$D125];&quot;, &quot;;[$spell.$E125];&quot;, &quot;;[$spell.$F125];&quot;, &quot;;[$spell.$G125];&quot;, &quot;;[$spell.$H125];&quot;, &quot;;[$spell.$I125];&quot;, &quot;;[$spell.$J125];&quot;, &quot;;[$spell.$K125];&quot; =&gt; &quot;;[$spell.$A125];&quot; // &quot;;[$spell.$L125])" office:value-type="string" office:string-value="  spwi103, null, null, null, null, null, null, 5, null, null, null =&gt; spwi103 // Burning Hands (WIZARD_BURNING_HANDS)" calcext:value-type="string">
            <text:p><text:s text:c="2"/>spwi103, null, null, null, null, null, null, 5, null, null, null =&gt; spwi103 // Burning Hands (WIZARD_BURNING_HANDS)</text:p>
          </table:table-cell>
        </table:table-row>
        <table:table-row table:style-name="ro3">
          <table:table-cell table:formula="of:=CONCATENATE(&quot;  &quot;;[$spell.$A126];&quot;, &quot;;[$spell.$B126];&quot;, &quot;;[$spell.$C126];&quot;, &quot;;[$spell.$D126];&quot;, &quot;;[$spell.$E126];&quot;, &quot;;[$spell.$F126];&quot;, &quot;;[$spell.$G126];&quot;, &quot;;[$spell.$H126];&quot;, &quot;;[$spell.$I126];&quot;, &quot;;[$spell.$J126];&quot;, &quot;;[$spell.$K126];&quot; =&gt; &quot;;[$spell.$A126];&quot; // &quot;;[$spell.$L126])" office:value-type="string" office:string-value="  spwi105, null, null, null, null, null, null, 30, null, null, null =&gt; spwi105 // Color Spray (WIZARD_COLOR_SPRAY)" calcext:value-type="string">
            <text:p><text:s text:c="2"/>spwi105, null, null, null, null, null, null, 30, null, null, null =&gt; spwi105 // Color Spray (WIZARD_COLOR_SPRAY)</text:p>
          </table:table-cell>
        </table:table-row>
        <table:table-row table:style-name="ro3">
          <table:table-cell table:formula="of:=CONCATENATE(&quot;  &quot;;[$spell.$A127];&quot;, &quot;;[$spell.$B127];&quot;, &quot;;[$spell.$C127];&quot;, &quot;;[$spell.$D127];&quot;, &quot;;[$spell.$E127];&quot;, &quot;;[$spell.$F127];&quot;, &quot;;[$spell.$G127];&quot;, &quot;;[$spell.$H127];&quot;, &quot;;[$spell.$I127];&quot;, &quot;;[$spell.$J127];&quot;, &quot;;[$spell.$K127];&quot; =&gt; &quot;;[$spell.$A127];&quot; // &quot;;[$spell.$L127])" office:value-type="string" office:string-value="  spwi106, 1, null, null, null, null, null, 30, null, null, null =&gt; spwi106 // Blindness (WIZARD_BLINDNESS)" calcext:value-type="string">
            <text:p><text:s text:c="2"/>spwi106, 1, null, null, null, null, null, 30, null, null, null =&gt; spwi106 // Blindness (WIZARD_BLINDNESS)</text:p>
          </table:table-cell>
        </table:table-row>
        <table:table-row table:style-name="ro3">
          <table:table-cell table:formula="of:=CONCATENATE(&quot;  &quot;;[$spell.$A128];&quot;, &quot;;[$spell.$B128];&quot;, &quot;;[$spell.$C128];&quot;, &quot;;[$spell.$D128];&quot;, &quot;;[$spell.$E128];&quot;, &quot;;[$spell.$F128];&quot;, &quot;;[$spell.$G128];&quot;, &quot;;[$spell.$H128];&quot;, &quot;;[$spell.$I128];&quot;, &quot;;[$spell.$J128];&quot;, &quot;;[$spell.$K128];&quot; =&gt; &quot;;[$spell.$A128];&quot; // &quot;;[$spell.$L128])" office:value-type="string" office:string-value="  spwi107, null, null, 142, null, null, null, null, null, null, null =&gt; spwi107 // Friends (WIZARD_FRIENDS)" calcext:value-type="string">
            <text:p><text:s text:c="2"/>spwi107, null, null, 142, null, null, null, null, null, null, null =&gt; spwi107 // Friends (WIZARD_FRIENDS)</text:p>
          </table:table-cell>
        </table:table-row>
        <table:table-row table:style-name="ro3">
          <table:table-cell table:formula="of:=CONCATENATE(&quot;  &quot;;[$spell.$A129];&quot;, &quot;;[$spell.$B129];&quot;, &quot;;[$spell.$C129];&quot;, &quot;;[$spell.$D129];&quot;, &quot;;[$spell.$E129];&quot;, &quot;;[$spell.$F129];&quot;, &quot;;[$spell.$G129];&quot;, &quot;;[$spell.$H129];&quot;, &quot;;[$spell.$I129];&quot;, &quot;;[$spell.$J129];&quot;, &quot;;[$spell.$K129];&quot; =&gt; &quot;;[$spell.$A129];&quot; // &quot;;[$spell.$L129])" office:value-type="string" office:string-value="  spwi111, 1, null, null, null, null, null, 30, null, null, null =&gt; spwi111 // Infravision (WIZARD_INFRAVISION)" calcext:value-type="string">
            <text:p><text:s text:c="2"/>spwi111, 1, null, null, null, null, null, 30, null, null, null =&gt; spwi111 // Infravision (WIZARD_INFRAVISION)</text:p>
          </table:table-cell>
        </table:table-row>
        <table:table-row table:style-name="ro3">
          <table:table-cell table:formula="of:=CONCATENATE(&quot;  &quot;;[$spell.$A130];&quot;, &quot;;[$spell.$B130];&quot;, &quot;;[$spell.$C130];&quot;, &quot;;[$spell.$D130];&quot;, &quot;;[$spell.$E130];&quot;, &quot;;[$spell.$F130];&quot;, &quot;;[$spell.$G130];&quot;, &quot;;[$spell.$H130];&quot;, &quot;;[$spell.$I130];&quot;, &quot;;[$spell.$J130];&quot;, &quot;;[$spell.$K130];&quot; =&gt; &quot;;[$spell.$A130];&quot; // &quot;;[$spell.$L130])" office:value-type="string" office:string-value="  spwi112, null, null, null, null, null, null, 60, null, null, null =&gt; spwi112 // Magic Missile (WIZARD_MAGIC_MISSILE)" calcext:value-type="string">
            <text:p><text:s text:c="2"/>spwi112, null, null, null, null, null, null, 60, null, null, null =&gt; spwi112 // Magic Missile (WIZARD_MAGIC_MISSILE)</text:p>
          </table:table-cell>
        </table:table-row>
        <table:table-row table:style-name="ro3">
          <table:table-cell table:formula="of:=CONCATENATE(&quot;  &quot;;[$spell.$A131];&quot;, &quot;;[$spell.$B131];&quot;, &quot;;[$spell.$C131];&quot;, &quot;;[$spell.$D131];&quot;, &quot;;[$spell.$E131];&quot;, &quot;;[$spell.$F131];&quot;, &quot;;[$spell.$G131];&quot;, &quot;;[$spell.$H131];&quot;, &quot;;[$spell.$I131];&quot;, &quot;;[$spell.$J131];&quot;, &quot;;[$spell.$K131];&quot; =&gt; &quot;;[$spell.$A131];&quot; // &quot;;[$spell.$L131])" office:value-type="string" office:string-value="  spwi113, 1, null, null, null, null, null, null, null, null, null =&gt; spwi113 // Protection From Evil (WIZARD_PROTECTION_FROM_EVIL)" calcext:value-type="string">
            <text:p><text:s text:c="2"/>spwi113, 1, null, null, null, null, null, null, null, null, null =&gt; spwi113 // Protection From Evil (WIZARD_PROTECTION_FROM_EVIL)</text:p>
          </table:table-cell>
        </table:table-row>
        <table:table-row table:style-name="ro3">
          <table:table-cell table:formula="of:=CONCATENATE(&quot;  &quot;;[$spell.$A132];&quot;, &quot;;[$spell.$B132];&quot;, &quot;;[$spell.$C132];&quot;, &quot;;[$spell.$D132];&quot;, &quot;;[$spell.$E132];&quot;, &quot;;[$spell.$F132];&quot;, &quot;;[$spell.$G132];&quot;, &quot;;[$spell.$H132];&quot;, &quot;;[$spell.$I132];&quot;, &quot;;[$spell.$J132];&quot;, &quot;;[$spell.$K132];&quot; =&gt; &quot;;[$spell.$A132];&quot; // &quot;;[$spell.$L132])" office:value-type="string" office:string-value="  spwi114, null, null, null, null, null, null, null, 15, null, null =&gt; spwi114 // Shield (WIZARD_SHIELD)" calcext:value-type="string">
            <text:p><text:s text:c="2"/>spwi114, null, null, null, null, null, null, null, 15, null, null =&gt; spwi114 // Shield (WIZARD_SHIELD)</text:p>
          </table:table-cell>
        </table:table-row>
        <table:table-row table:style-name="ro3">
          <table:table-cell table:formula="of:=CONCATENATE(&quot;  &quot;;[$spell.$A133];&quot;, &quot;;[$spell.$B133];&quot;, &quot;;[$spell.$C133];&quot;, &quot;;[$spell.$D133];&quot;, &quot;;[$spell.$E133];&quot;, &quot;;[$spell.$F133];&quot;, &quot;;[$spell.$G133];&quot;, &quot;;[$spell.$H133];&quot;, &quot;;[$spell.$I133];&quot;, &quot;;[$spell.$J133];&quot;, &quot;;[$spell.$K133];&quot; =&gt; &quot;;[$spell.$A133];&quot; // &quot;;[$spell.$L133])" office:value-type="string" office:string-value="  spwi116, null, null, null, null, null, null, 90, null, null, null =&gt; spwi116 // Sleep (WIZARD_SLEEP)" calcext:value-type="string">
            <text:p><text:s text:c="2"/>spwi116, null, null, null, null, null, null, 90, null, null, null =&gt; spwi116 // Sleep (WIZARD_SLEEP)</text:p>
          </table:table-cell>
        </table:table-row>
        <table:table-row table:style-name="ro3">
          <table:table-cell table:formula="of:=CONCATENATE(&quot;  &quot;;[$spell.$A134];&quot;, &quot;;[$spell.$B134];&quot;, &quot;;[$spell.$C134];&quot;, &quot;;[$spell.$D134];&quot;, &quot;;[$spell.$E134];&quot;, &quot;;[$spell.$F134];&quot;, &quot;;[$spell.$G134];&quot;, &quot;;[$spell.$H134];&quot;, &quot;;[$spell.$I134];&quot;, &quot;;[$spell.$J134];&quot;, &quot;;[$spell.$K134];&quot; =&gt; &quot;;[$spell.$A134];&quot; // &quot;;[$spell.$L134])" office:value-type="string" office:string-value="  spwi118, null, null, null, null, null, null, 90, null, null, null =&gt; spwi118 // Chromatic Orb (WIZARD_CHROMATIC_ORB)" calcext:value-type="string">
            <text:p><text:s text:c="2"/>spwi118, null, null, null, null, null, null, 90, null, null, null =&gt; spwi118 // Chromatic Orb (WIZARD_CHROMATIC_ORB)</text:p>
          </table:table-cell>
        </table:table-row>
        <table:table-row table:style-name="ro3">
          <table:table-cell table:formula="of:=CONCATENATE(&quot;  &quot;;[$spell.$A135];&quot;, &quot;;[$spell.$B135];&quot;, &quot;;[$spell.$C135];&quot;, &quot;;[$spell.$D135];&quot;, &quot;;[$spell.$E135];&quot;, &quot;;[$spell.$F135];&quot;, &quot;;[$spell.$G135];&quot;, &quot;;[$spell.$H135];&quot;, &quot;;[$spell.$I135];&quot;, &quot;;[$spell.$J135];&quot;, &quot;;[$spell.$K135];&quot; =&gt; &quot;;[$spell.$A135];&quot; // &quot;;[$spell.$L135])" office:value-type="string" office:string-value="  spwi119, null, null, null, null, null, null, 90, null, null, null =&gt; spwi119 // Larloch's Minor Drain (WIZARD_LARLOCH_MINOR_DRAIN)" calcext:value-type="string">
            <text:p><text:s text:c="2"/>spwi119, null, null, null, null, null, null, 90, null, null, null =&gt; spwi119 // Larloch's Minor Drain (WIZARD_LARLOCH_MINOR_DRAIN)</text:p>
          </table:table-cell>
        </table:table-row>
        <table:table-row table:style-name="ro3">
          <table:table-cell table:formula="of:=CONCATENATE(&quot;  &quot;;[$spell.$A136];&quot;, &quot;;[$spell.$B136];&quot;, &quot;;[$spell.$C136];&quot;, &quot;;[$spell.$D136];&quot;, &quot;;[$spell.$E136];&quot;, &quot;;[$spell.$F136];&quot;, &quot;;[$spell.$G136];&quot;, &quot;;[$spell.$H136];&quot;, &quot;;[$spell.$I136];&quot;, &quot;;[$spell.$J136];&quot;, &quot;;[$spell.$K136];&quot; =&gt; &quot;;[$spell.$A136];&quot; // &quot;;[$spell.$L136])" office:value-type="string" office:string-value="  spwi123, null, null, null, null, null, 9, null, null, null, null =&gt; spwi123 // Find Familiar (WIZARD_FIND_FAMILAR)" calcext:value-type="string">
            <text:p><text:s text:c="2"/>spwi123, null, null, null, null, null, 9, null, null, null, null =&gt; spwi123 // Find Familiar (WIZARD_FIND_FAMILAR)</text:p>
          </table:table-cell>
        </table:table-row>
        <table:table-row table:style-name="ro3">
          <table:table-cell table:formula="of:=CONCATENATE(&quot;  &quot;;[$spell.$A137];&quot;, &quot;;[$spell.$B137];&quot;, &quot;;[$spell.$C137];&quot;, &quot;;[$spell.$D137];&quot;, &quot;;[$spell.$E137];&quot;, &quot;;[$spell.$F137];&quot;, &quot;;[$spell.$G137];&quot;, &quot;;[$spell.$H137];&quot;, &quot;;[$spell.$I137];&quot;, &quot;;[$spell.$J137];&quot;, &quot;;[$spell.$K137];&quot; =&gt; &quot;;[$spell.$A137];&quot; // &quot;;[$spell.$L137])" office:value-type="string" office:string-value="  spwi124, null, null, null, null, null, 0, null, 15, 6, null =&gt; spwi124 // Nahal's Reckless Dweomer (WIZARD_ALARM)" calcext:value-type="string">
            <text:p><text:s text:c="2"/>spwi124, null, null, null, null, null, 0, null, 15, 6, null =&gt; spwi124 // Nahal's Reckless Dweomer (WIZARD_ALARM)</text:p>
          </table:table-cell>
        </table:table-row>
        <table:table-row table:style-name="ro3">
          <table:table-cell table:formula="of:=CONCATENATE(&quot;  &quot;;[$spell.$A138];&quot;, &quot;;[$spell.$B138];&quot;, &quot;;[$spell.$C138];&quot;, &quot;;[$spell.$D138];&quot;, &quot;;[$spell.$E138];&quot;, &quot;;[$spell.$F138];&quot;, &quot;;[$spell.$G138];&quot;, &quot;;[$spell.$H138];&quot;, &quot;;[$spell.$I138];&quot;, &quot;;[$spell.$J138];&quot;, &quot;;[$spell.$K138];&quot; =&gt; &quot;;[$spell.$A138];&quot; // &quot;;[$spell.$L138])" office:value-type="string" office:string-value="  spwi125, null, null, null, null, null, null, 30, null, null, null =&gt; spwi125 // Spook (WIZARD_SPOOK)" calcext:value-type="string">
            <text:p><text:s text:c="2"/>spwi125, null, null, null, null, null, null, 30, null, null, null =&gt; spwi125 // Spook (WIZARD_SPOOK)</text:p>
          </table:table-cell>
        </table:table-row>
        <table:table-row table:style-name="ro3">
          <table:table-cell table:formula="of:=CONCATENATE(&quot;  &quot;;[$spell.$A139];&quot;, &quot;;[$spell.$B139];&quot;, &quot;;[$spell.$C139];&quot;, &quot;;[$spell.$D139];&quot;, &quot;;[$spell.$E139];&quot;, &quot;;[$spell.$F139];&quot;, &quot;;[$spell.$G139];&quot;, &quot;;[$spell.$H139];&quot;, &quot;;[$spell.$I139];&quot;, &quot;;[$spell.$J139];&quot;, &quot;;[$spell.$K139];&quot; =&gt; &quot;;[$spell.$A139];&quot; // &quot;;[$spell.$L139])" office:value-type="string" office:string-value="  spwi201, null, null, 65, null, null, null, null, null, null, null =&gt; spwi201 // Blur (WIZARD_BLUR)" calcext:value-type="string">
            <text:p><text:s text:c="2"/>spwi201, null, null, 65, null, null, null, null, null, null, null =&gt; spwi201 // Blur (WIZARD_BLUR)</text:p>
          </table:table-cell>
        </table:table-row>
        <table:table-row table:style-name="ro3">
          <table:table-cell table:formula="of:=CONCATENATE(&quot;  &quot;;[$spell.$A140];&quot;, &quot;;[$spell.$B140];&quot;, &quot;;[$spell.$C140];&quot;, &quot;;[$spell.$D140];&quot;, &quot;;[$spell.$E140];&quot;, &quot;;[$spell.$F140];&quot;, &quot;;[$spell.$G140];&quot;, &quot;;[$spell.$H140];&quot;, &quot;;[$spell.$I140];&quot;, &quot;;[$spell.$J140];&quot;, &quot;;[$spell.$K140];&quot; =&gt; &quot;;[$spell.$A140];&quot; // &quot;;[$spell.$L140])" office:value-type="string" office:string-value="  spwi208, null, null, null, null, null, 9, null, null, null, null =&gt; spwi208 // Know Alignment (WIZARD_KNOW_ALIGNMENT)" calcext:value-type="string">
            <text:p><text:s text:c="2"/>spwi208, null, null, null, null, null, 9, null, null, null, null =&gt; spwi208 // Know Alignment (WIZARD_KNOW_ALIGNMENT)</text:p>
          </table:table-cell>
        </table:table-row>
        <table:table-row table:style-name="ro3">
          <table:table-cell table:formula="of:=CONCATENATE(&quot;  &quot;;[$spell.$A141];&quot;, &quot;;[$spell.$B141];&quot;, &quot;;[$spell.$C141];&quot;, &quot;;[$spell.$D141];&quot;, &quot;;[$spell.$E141];&quot;, &quot;;[$spell.$F141];&quot;, &quot;;[$spell.$G141];&quot;, &quot;;[$spell.$H141];&quot;, &quot;;[$spell.$I141];&quot;, &quot;;[$spell.$J141];&quot;, &quot;;[$spell.$K141];&quot; =&gt; &quot;;[$spell.$A141];&quot; // &quot;;[$spell.$L141])" office:value-type="string" office:string-value="  spwi209, null, null, 142, null, null, null, null, null, null, null =&gt; spwi209 // Luck (WIZARD_LUCK)" calcext:value-type="string">
            <text:p><text:s text:c="2"/>spwi209, null, null, 142, null, null, null, null, null, null, null =&gt; spwi209 // Luck (WIZARD_LUCK)</text:p>
          </table:table-cell>
        </table:table-row>
        <table:table-row table:style-name="ro3">
          <table:table-cell table:formula="of:=CONCATENATE(&quot;  &quot;;[$spell.$A142];&quot;, &quot;;[$spell.$B142];&quot;, &quot;;[$spell.$C142];&quot;, &quot;;[$spell.$D142];&quot;, &quot;;[$spell.$E142];&quot;, &quot;;[$spell.$F142];&quot;, &quot;;[$spell.$G142];&quot;, &quot;;[$spell.$H142];&quot;, &quot;;[$spell.$I142];&quot;, &quot;;[$spell.$J142];&quot;, &quot;;[$spell.$K142];&quot; =&gt; &quot;;[$spell.$A142];&quot; // &quot;;[$spell.$L142])" office:value-type="string" office:string-value="  spwi210, 2, null, null, null, null, null, null, null, null, null =&gt; spwi210 // Resist Fear (WIZARD_RESIST_FEAR)" calcext:value-type="string">
            <text:p><text:s text:c="2"/>spwi210, 2, null, null, null, null, null, null, null, null, null =&gt; spwi210 // Resist Fear (WIZARD_RESIST_FEAR)</text:p>
          </table:table-cell>
        </table:table-row>
        <table:table-row table:style-name="ro3">
          <table:table-cell table:formula="of:=CONCATENATE(&quot;  &quot;;[$spell.$A143];&quot;, &quot;;[$spell.$B143];&quot;, &quot;;[$spell.$C143];&quot;, &quot;;[$spell.$D143];&quot;, &quot;;[$spell.$E143];&quot;, &quot;;[$spell.$F143];&quot;, &quot;;[$spell.$G143];&quot;, &quot;;[$spell.$H143];&quot;, &quot;;[$spell.$I143];&quot;, &quot;;[$spell.$J143];&quot;, &quot;;[$spell.$K143];&quot; =&gt; &quot;;[$spell.$A143];&quot; // &quot;;[$spell.$L143])" office:value-type="string" office:string-value="  spwi211, null, null, null, null, null, 2, null, null, null, null =&gt; spwi211 // Melf's Acid Arrow (WIZARD_MELF_ACID_ARROW)" calcext:value-type="string">
            <text:p><text:s text:c="2"/>spwi211, null, null, null, null, null, 2, null, null, null, null =&gt; spwi211 // Melf's Acid Arrow (WIZARD_MELF_ACID_ARROW)</text:p>
          </table:table-cell>
        </table:table-row>
        <table:table-row table:style-name="ro3">
          <table:table-cell table:formula="of:=CONCATENATE(&quot;  &quot;;[$spell.$A144];&quot;, &quot;;[$spell.$B144];&quot;, &quot;;[$spell.$C144];&quot;, &quot;;[$spell.$D144];&quot;, &quot;;[$spell.$E144];&quot;, &quot;;[$spell.$F144];&quot;, &quot;;[$spell.$G144];&quot;, &quot;;[$spell.$H144];&quot;, &quot;;[$spell.$I144];&quot;, &quot;;[$spell.$J144];&quot;, &quot;;[$spell.$K144];&quot; =&gt; &quot;;[$spell.$A144];&quot; // &quot;;[$spell.$L144])" office:value-type="string" office:string-value="  spwi214, null, null, 142, null, null, 9, null, null, null, null =&gt; spwi214 // Strength (WIZARD_STRENGTH)" calcext:value-type="string">
            <text:p><text:s text:c="2"/>spwi214, null, null, 142, null, null, 9, null, null, null, null =&gt; spwi214 // Strength (WIZARD_STRENGTH)</text:p>
          </table:table-cell>
        </table:table-row>
        <table:table-row table:style-name="ro3">
          <table:table-cell table:formula="of:=CONCATENATE(&quot;  &quot;;[$spell.$A145];&quot;, &quot;;[$spell.$B145];&quot;, &quot;;[$spell.$C145];&quot;, &quot;;[$spell.$D145];&quot;, &quot;;[$spell.$E145];&quot;, &quot;;[$spell.$F145];&quot;, &quot;;[$spell.$G145];&quot;, &quot;;[$spell.$H145];&quot;, &quot;;[$spell.$I145];&quot;, &quot;;[$spell.$J145];&quot;, &quot;;[$spell.$K145];&quot; =&gt; &quot;;[$spell.$A145];&quot; // &quot;;[$spell.$L145])" office:value-type="string" office:string-value="  spwi217, null, null, null, null, null, 3, null, null, null, null =&gt; spwi217 // Agannazar's Scorcher (WIZARD_AGANNAZAR_SCORCHER)" calcext:value-type="string">
            <text:p><text:s text:c="2"/>spwi217, null, null, null, null, null, 3, null, null, null, null =&gt; spwi217 // Agannazar's Scorcher (WIZARD_AGANNAZAR_SCORCHER)</text:p>
          </table:table-cell>
        </table:table-row>
        <table:table-row table:style-name="ro3">
          <table:table-cell table:formula="of:=CONCATENATE(&quot;  &quot;;[$spell.$A146];&quot;, &quot;;[$spell.$B146];&quot;, &quot;;[$spell.$C146];&quot;, &quot;;[$spell.$D146];&quot;, &quot;;[$spell.$E146];&quot;, &quot;;[$spell.$F146];&quot;, &quot;;[$spell.$G146];&quot;, &quot;;[$spell.$H146];&quot;, &quot;;[$spell.$I146];&quot;, &quot;;[$spell.$J146];&quot;, &quot;;[$spell.$K146];&quot; =&gt; &quot;;[$spell.$A146];&quot; // &quot;;[$spell.$L146])" office:value-type="string" office:string-value="  spwi222, null, null, null, null, null, null, null, 12, null, null =&gt; spwi222 // Chaos Shield*" calcext:value-type="string">
            <text:p><text:s text:c="2"/>spwi222, null, null, null, null, null, null, null, 12, null, null =&gt; spwi222 // Chaos Shield*</text:p>
          </table:table-cell>
        </table:table-row>
        <table:table-row table:style-name="ro3">
          <table:table-cell table:formula="of:=CONCATENATE(&quot;  &quot;;[$spell.$A147];&quot;, &quot;;[$spell.$B147];&quot;, &quot;;[$spell.$C147];&quot;, &quot;;[$spell.$D147];&quot;, &quot;;[$spell.$E147];&quot;, &quot;;[$spell.$F147];&quot;, &quot;;[$spell.$G147];&quot;, &quot;;[$spell.$H147];&quot;, &quot;;[$spell.$I147];&quot;, &quot;;[$spell.$J147];&quot;, &quot;;[$spell.$K147];&quot; =&gt; &quot;;[$spell.$A147];&quot; // &quot;;[$spell.$L147])" office:value-type="string" office:string-value="  spwi223, 2, null, null, null, null, null, null, null, null, null =&gt; spwi223 // Deafness (WIZARD_DEAFNESS)" calcext:value-type="string">
            <text:p><text:s text:c="2"/>spwi223, 2, null, null, null, null, null, null, null, null, null =&gt; spwi223 // Deafness (WIZARD_DEAFNESS)</text:p>
          </table:table-cell>
        </table:table-row>
        <table:table-row table:style-name="ro3">
          <table:table-cell table:formula="of:=CONCATENATE(&quot;  &quot;;[$spell.$A148];&quot;, &quot;;[$spell.$B148];&quot;, &quot;;[$spell.$C148];&quot;, &quot;;[$spell.$D148];&quot;, &quot;;[$spell.$E148];&quot;, &quot;;[$spell.$F148];&quot;, &quot;;[$spell.$G148];&quot;, &quot;;[$spell.$H148];&quot;, &quot;;[$spell.$I148];&quot;, &quot;;[$spell.$J148];&quot;, &quot;;[$spell.$K148];&quot; =&gt; &quot;;[$spell.$A148];&quot; // &quot;;[$spell.$L148])" office:value-type="string" office:string-value="  spwi224, 2, null, null, null, null, null, null, null, null, null =&gt; spwi224 // Glitterdust (WIZARD_GLITTERDUST)" calcext:value-type="string">
            <text:p><text:s text:c="2"/>spwi224, 2, null, null, null, null, null, null, null, null, null =&gt; spwi224 // Glitterdust (WIZARD_GLITTERDUST)</text:p>
          </table:table-cell>
        </table:table-row>
        <table:table-row table:style-name="ro3">
          <table:table-cell table:formula="of:=CONCATENATE(&quot;  &quot;;[$spell.$A149];&quot;, &quot;;[$spell.$B149];&quot;, &quot;;[$spell.$C149];&quot;, &quot;;[$spell.$D149];&quot;, &quot;;[$spell.$E149];&quot;, &quot;;[$spell.$F149];&quot;, &quot;;[$spell.$G149];&quot;, &quot;;[$spell.$H149];&quot;, &quot;;[$spell.$I149];&quot;, &quot;;[$spell.$J149];&quot;, &quot;;[$spell.$K149];&quot; =&gt; &quot;;[$spell.$A149];&quot; // &quot;;[$spell.$L149])" office:value-type="string" office:string-value="  spwi309, 0, null, null, null, null, 4, null, null, null, null =&gt; spwi309 // Monster Summoning I (WIZARD_MONSTER_SUMMONING_1)" calcext:value-type="string">
            <text:p><text:s text:c="2"/>spwi309, 0, null, null, null, null, 4, null, null, null, null =&gt; spwi309 // Monster Summoning I (WIZARD_MONSTER_SUMMONING_1)</text:p>
          </table:table-cell>
        </table:table-row>
        <table:table-row table:style-name="ro3">
          <table:table-cell table:formula="of:=CONCATENATE(&quot;  &quot;;[$spell.$A150];&quot;, &quot;;[$spell.$B150];&quot;, &quot;;[$spell.$C150];&quot;, &quot;;[$spell.$D150];&quot;, &quot;;[$spell.$E150];&quot;, &quot;;[$spell.$F150];&quot;, &quot;;[$spell.$G150];&quot;, &quot;;[$spell.$H150];&quot;, &quot;;[$spell.$I150];&quot;, &quot;;[$spell.$J150];&quot;, &quot;;[$spell.$K150];&quot; =&gt; &quot;;[$spell.$A150];&quot; // &quot;;[$spell.$L150])" office:value-type="string" office:string-value="  spwi313, null, null, null, null, null, null, 30, null, null, null =&gt; spwi313 // Skull Trap (WIZARD_SKULL_TRAP)" calcext:value-type="string">
            <text:p><text:s text:c="2"/>spwi313, null, null, null, null, null, null, 30, null, null, null =&gt; spwi313 // Skull Trap (WIZARD_SKULL_TRAP)</text:p>
          </table:table-cell>
        </table:table-row>
        <table:table-row table:style-name="ro3">
          <table:table-cell table:formula="of:=CONCATENATE(&quot;  &quot;;[$spell.$A151];&quot;, &quot;;[$spell.$B151];&quot;, &quot;;[$spell.$C151];&quot;, &quot;;[$spell.$D151];&quot;, &quot;;[$spell.$E151];&quot;, &quot;;[$spell.$F151];&quot;, &quot;;[$spell.$G151];&quot;, &quot;;[$spell.$H151];&quot;, &quot;;[$spell.$I151];&quot;, &quot;;[$spell.$J151];&quot;, &quot;;[$spell.$K151];&quot; =&gt; &quot;;[$spell.$A151];&quot; // &quot;;[$spell.$L151])" office:value-type="string" office:string-value="  spwi319, null, null, 142, null, null, null, null, null, null, null =&gt; spwi319 // Protection From Fire (WIZARD_PROTECTION_FROM_FIRE)" calcext:value-type="string">
            <text:p><text:s text:c="2"/>spwi319, null, null, 142, null, null, null, null, null, null, null =&gt; spwi319 // Protection From Fire (WIZARD_PROTECTION_FROM_FIRE)</text:p>
          </table:table-cell>
        </table:table-row>
        <table:table-row table:style-name="ro3">
          <table:table-cell table:formula="of:=CONCATENATE(&quot;  &quot;;[$spell.$A152];&quot;, &quot;;[$spell.$B152];&quot;, &quot;;[$spell.$C152];&quot;, &quot;;[$spell.$D152];&quot;, &quot;;[$spell.$E152];&quot;, &quot;;[$spell.$F152];&quot;, &quot;;[$spell.$G152];&quot;, &quot;;[$spell.$H152];&quot;, &quot;;[$spell.$I152];&quot;, &quot;;[$spell.$J152];&quot;, &quot;;[$spell.$K152];&quot; =&gt; &quot;;[$spell.$A152];&quot; // &quot;;[$spell.$L152])" office:value-type="string" office:string-value="  spwi320, null, null, 142, null, null, null, null, null, null, null =&gt; spwi320 // Protection From Cold (WIZARD_PROTECTION_FROM_COLD)" calcext:value-type="string">
            <text:p><text:s text:c="2"/>spwi320, null, null, 142, null, null, null, null, null, null, null =&gt; spwi320 // Protection From Cold (WIZARD_PROTECTION_FROM_COLD)</text:p>
          </table:table-cell>
        </table:table-row>
        <table:table-row table:style-name="ro3">
          <table:table-cell table:formula="of:=CONCATENATE(&quot;  &quot;;[$spell.$A153];&quot;, &quot;;[$spell.$B153];&quot;, &quot;;[$spell.$C153];&quot;, &quot;;[$spell.$D153];&quot;, &quot;;[$spell.$E153];&quot;, &quot;;[$spell.$F153];&quot;, &quot;;[$spell.$G153];&quot;, &quot;;[$spell.$H153];&quot;, &quot;;[$spell.$I153];&quot;, &quot;;[$spell.$J153];&quot;, &quot;;[$spell.$K153];&quot; =&gt; &quot;;[$spell.$A153];&quot; // &quot;;[$spell.$L153])" office:value-type="string" office:string-value="  spwi402, null, null, null, null, null, 1, null, null, null, null =&gt; spwi402 // Dimension Door (WIZARD_DIMENSION_DOOR)" calcext:value-type="string">
            <text:p><text:s text:c="2"/>spwi402, null, null, null, null, null, 1, null, null, null, null =&gt; spwi402 // Dimension Door (WIZARD_DIMENSION_DOOR)</text:p>
          </table:table-cell>
        </table:table-row>
        <table:table-row table:style-name="ro3">
          <table:table-cell table:formula="of:=CONCATENATE(&quot;  &quot;;[$spell.$A154];&quot;, &quot;;[$spell.$B154];&quot;, &quot;;[$spell.$C154];&quot;, &quot;;[$spell.$D154];&quot;, &quot;;[$spell.$E154];&quot;, &quot;;[$spell.$F154];&quot;, &quot;;[$spell.$G154];&quot;, &quot;;[$spell.$H154];&quot;, &quot;;[$spell.$I154];&quot;, &quot;;[$spell.$J154];&quot;, &quot;;[$spell.$K154];&quot; =&gt; &quot;;[$spell.$A154];&quot; // &quot;;[$spell.$L154])" office:value-type="string" office:string-value="  spwi407, 0, null, null, null, null, null, null, null, null, null =&gt; spwi407 // Monster Summoning II (WIZARD_MONSTER_SUMMONING_2)" calcext:value-type="string">
            <text:p><text:s text:c="2"/>spwi407, 0, null, null, null, null, null, null, null, null, null =&gt; spwi407 // Monster Summoning II (WIZARD_MONSTER_SUMMONING_2)</text:p>
          </table:table-cell>
        </table:table-row>
        <table:table-row table:style-name="ro3">
          <table:table-cell table:formula="of:=CONCATENATE(&quot;  &quot;;[$spell.$A155];&quot;, &quot;;[$spell.$B155];&quot;, &quot;;[$spell.$C155];&quot;, &quot;;[$spell.$D155];&quot;, &quot;;[$spell.$E155];&quot;, &quot;;[$spell.$F155];&quot;, &quot;;[$spell.$G155];&quot;, &quot;;[$spell.$H155];&quot;, &quot;;[$spell.$I155];&quot;, &quot;;[$spell.$J155];&quot;, &quot;;[$spell.$K155];&quot; =&gt; &quot;;[$spell.$A155];&quot; // &quot;;[$spell.$L155])" office:value-type="string" office:string-value="  spwi408, null, null, null, null, null, 1, null, null, null, null =&gt; spwi408 // Stoneskin (WIZARD_STONE_SKIN)" calcext:value-type="string">
            <text:p><text:s text:c="2"/>spwi408, null, null, null, null, null, 1, null, null, null, null =&gt; spwi408 // Stoneskin (WIZARD_STONE_SKIN)</text:p>
          </table:table-cell>
        </table:table-row>
        <table:table-row table:style-name="ro3">
          <table:table-cell table:formula="of:=CONCATENATE(&quot;  &quot;;[$spell.$A156];&quot;, &quot;;[$spell.$B156];&quot;, &quot;;[$spell.$C156];&quot;, &quot;;[$spell.$D156];&quot;, &quot;;[$spell.$E156];&quot;, &quot;;[$spell.$F156];&quot;, &quot;;[$spell.$G156];&quot;, &quot;;[$spell.$H156];&quot;, &quot;;[$spell.$I156];&quot;, &quot;;[$spell.$J156];&quot;, &quot;;[$spell.$K156];&quot; =&gt; &quot;;[$spell.$A156];&quot; // &quot;;[$spell.$L156])" office:value-type="string" office:string-value="  spwi409, null, null, null, null, null, null, 30, 9, null, null =&gt; spwi409 // Contagion (WIZARD_CONTAGION)" calcext:value-type="string">
            <text:p><text:s text:c="2"/>spwi409, null, null, null, null, null, null, 30, 9, null, null =&gt; spwi409 // Contagion (WIZARD_CONTAGION)</text:p>
          </table:table-cell>
        </table:table-row>
        <table:table-row table:style-name="ro3">
          <table:table-cell table:formula="of:=CONCATENATE(&quot;  &quot;;[$spell.$A157];&quot;, &quot;;[$spell.$B157];&quot;, &quot;;[$spell.$C157];&quot;, &quot;;[$spell.$D157];&quot;, &quot;;[$spell.$E157];&quot;, &quot;;[$spell.$F157];&quot;, &quot;;[$spell.$G157];&quot;, &quot;;[$spell.$H157];&quot;, &quot;;[$spell.$I157];&quot;, &quot;;[$spell.$J157];&quot;, &quot;;[$spell.$K157];&quot; =&gt; &quot;;[$spell.$A157];&quot; // &quot;;[$spell.$L157])" office:value-type="string" office:string-value="  spwi410, 4, null, null, null, null, null, null, null, null, null =&gt; spwi410 // Remove Curse (WIZARD_REMOVE_CURSE)" calcext:value-type="string">
            <text:p><text:s text:c="2"/>spwi410, 4, null, null, null, null, null, null, null, null, null =&gt; spwi410 // Remove Curse (WIZARD_REMOVE_CURSE)</text:p>
          </table:table-cell>
        </table:table-row>
        <table:table-row table:style-name="ro3">
          <table:table-cell table:formula="of:=CONCATENATE(&quot;  &quot;;[$spell.$A158];&quot;, &quot;;[$spell.$B158];&quot;, &quot;;[$spell.$C158];&quot;, &quot;;[$spell.$D158];&quot;, &quot;;[$spell.$E158];&quot;, &quot;;[$spell.$F158];&quot;, &quot;;[$spell.$G158];&quot;, &quot;;[$spell.$H158];&quot;, &quot;;[$spell.$I158];&quot;, &quot;;[$spell.$J158];&quot;, &quot;;[$spell.$K158];&quot; =&gt; &quot;;[$spell.$A158];&quot; // &quot;;[$spell.$L158])" office:value-type="string" office:string-value="  spwi414, 4, null, null, null, null, null, null, null, null, null =&gt; spwi414 // Spirit Armor (WIZARD_SPIRIT_ARMOR)" calcext:value-type="string">
            <text:p><text:s text:c="2"/>spwi414, 4, null, null, null, null, null, null, null, null, null =&gt; spwi414 // Spirit Armor (WIZARD_SPIRIT_ARMOR)</text:p>
          </table:table-cell>
        </table:table-row>
        <table:table-row table:style-name="ro3">
          <table:table-cell table:formula="of:=CONCATENATE(&quot;  &quot;;[$spell.$A159];&quot;, &quot;;[$spell.$B159];&quot;, &quot;;[$spell.$C159];&quot;, &quot;;[$spell.$D159];&quot;, &quot;;[$spell.$E159];&quot;, &quot;;[$spell.$F159];&quot;, &quot;;[$spell.$G159];&quot;, &quot;;[$spell.$H159];&quot;, &quot;;[$spell.$I159];&quot;, &quot;;[$spell.$J159];&quot;, &quot;;[$spell.$K159];&quot; =&gt; &quot;;[$spell.$A159];&quot; // &quot;;[$spell.$L159])" office:value-type="string" office:string-value="  spwi417, null, null, null, null, null, 0, null, null, null, null =&gt; spwi417 // Enchanted Weapon (WIZARD_ENCHANTED_WEAPON)" calcext:value-type="string">
            <text:p><text:s text:c="2"/>spwi417, null, null, null, null, null, 0, null, null, null, null =&gt; spwi417 // Enchanted Weapon (WIZARD_ENCHANTED_WEAPON)</text:p>
          </table:table-cell>
        </table:table-row>
        <table:table-row table:style-name="ro3">
          <table:table-cell table:formula="of:=CONCATENATE(&quot;  &quot;;[$spell.$A160];&quot;, &quot;;[$spell.$B160];&quot;, &quot;;[$spell.$C160];&quot;, &quot;;[$spell.$D160];&quot;, &quot;;[$spell.$E160];&quot;, &quot;;[$spell.$F160];&quot;, &quot;;[$spell.$G160];&quot;, &quot;;[$spell.$H160];&quot;, &quot;;[$spell.$I160];&quot;, &quot;;[$spell.$J160];&quot;, &quot;;[$spell.$K160];&quot; =&gt; &quot;;[$spell.$A160];&quot; // &quot;;[$spell.$L160])" office:value-type="string" office:string-value="  spwi420, null, null, null, null, null, 9, null, null, null, null =&gt; spwi420 // Minor Sequencer (WIZARD_MINOR_SEQUENCER)" calcext:value-type="string">
            <text:p><text:s text:c="2"/>spwi420, null, null, null, null, null, 9, null, null, null, null =&gt; spwi420 // Minor Sequencer (WIZARD_MINOR_SEQUENCER)</text:p>
          </table:table-cell>
        </table:table-row>
        <table:table-row table:style-name="ro3">
          <table:table-cell table:formula="of:=CONCATENATE(&quot;  &quot;;[$spell.$A161];&quot;, &quot;;[$spell.$B161];&quot;, &quot;;[$spell.$C161];&quot;, &quot;;[$spell.$D161];&quot;, &quot;;[$spell.$E161];&quot;, &quot;;[$spell.$F161];&quot;, &quot;;[$spell.$G161];&quot;, &quot;;[$spell.$H161];&quot;, &quot;;[$spell.$I161];&quot;, &quot;;[$spell.$J161];&quot;, &quot;;[$spell.$K161];&quot; =&gt; &quot;;[$spell.$A161];&quot; // &quot;;[$spell.$L161])" office:value-type="string" office:string-value="  spwi423, 0, null, null, null, null, null, null, null, null, null =&gt; spwi423 // Spider Spawn (WIZARD_SPIDER_SPAWN)" calcext:value-type="string">
            <text:p><text:s text:c="2"/>spwi423, 0, null, null, null, null, null, null, null, null, null =&gt; spwi423 // Spider Spawn (WIZARD_SPIDER_SPAWN)</text:p>
          </table:table-cell>
        </table:table-row>
        <table:table-row table:style-name="ro3">
          <table:table-cell table:formula="of:=CONCATENATE(&quot;  &quot;;[$spell.$A162];&quot;, &quot;;[$spell.$B162];&quot;, &quot;;[$spell.$C162];&quot;, &quot;;[$spell.$D162];&quot;, &quot;;[$spell.$E162];&quot;, &quot;;[$spell.$F162];&quot;, &quot;;[$spell.$G162];&quot;, &quot;;[$spell.$H162];&quot;, &quot;;[$spell.$I162];&quot;, &quot;;[$spell.$J162];&quot;, &quot;;[$spell.$K162];&quot; =&gt; &quot;;[$spell.$A162];&quot; // &quot;;[$spell.$L162])" office:value-type="string" office:string-value="  spwi424, null, null, null, null, null, null, null, 16, null, null =&gt; spwi424 // Farsight (WIZARD_FAR_SIGHT)" calcext:value-type="string">
            <text:p><text:s text:c="2"/>spwi424, null, null, null, null, null, null, null, 16, null, null =&gt; spwi424 // Farsight (WIZARD_FAR_SIGHT)</text:p>
          </table:table-cell>
        </table:table-row>
        <table:table-row table:style-name="ro3">
          <table:table-cell table:formula="of:=CONCATENATE(&quot;  &quot;;[$spell.$A163];&quot;, &quot;;[$spell.$B163];&quot;, &quot;;[$spell.$C163];&quot;, &quot;;[$spell.$D163];&quot;, &quot;;[$spell.$E163];&quot;, &quot;;[$spell.$F163];&quot;, &quot;;[$spell.$G163];&quot;, &quot;;[$spell.$H163];&quot;, &quot;;[$spell.$I163];&quot;, &quot;;[$spell.$J163];&quot;, &quot;;[$spell.$K163];&quot; =&gt; &quot;;[$spell.$A163];&quot; // &quot;;[$spell.$L163])" office:value-type="string" office:string-value="  spwi485, null, null, null, null, null, 4, null, null, null, null =&gt; spwi485 // Long Sword" calcext:value-type="string">
            <text:p><text:s text:c="2"/>spwi485, null, null, null, null, null, 4, null, null, null, null =&gt; spwi485 // Long Sword</text:p>
          </table:table-cell>
        </table:table-row>
        <table:table-row table:style-name="ro3">
          <table:table-cell table:formula="of:=CONCATENATE(&quot;  &quot;;[$spell.$A164];&quot;, &quot;;[$spell.$B164];&quot;, &quot;;[$spell.$C164];&quot;, &quot;;[$spell.$D164];&quot;, &quot;;[$spell.$E164];&quot;, &quot;;[$spell.$F164];&quot;, &quot;;[$spell.$G164];&quot;, &quot;;[$spell.$H164];&quot;, &quot;;[$spell.$I164];&quot;, &quot;;[$spell.$J164];&quot;, &quot;;[$spell.$K164];&quot; =&gt; &quot;;[$spell.$A164];&quot; // &quot;;[$spell.$L164])" office:value-type="string" office:string-value="  spwi486, null, null, null, null, null, 4, null, null, null, null =&gt; spwi486 // Short Sword" calcext:value-type="string">
            <text:p><text:s text:c="2"/>spwi486, null, null, null, null, null, 4, null, null, null, null =&gt; spwi486 // Short Sword</text:p>
          </table:table-cell>
        </table:table-row>
        <table:table-row table:style-name="ro3">
          <table:table-cell table:formula="of:=CONCATENATE(&quot;  &quot;;[$spell.$A165];&quot;, &quot;;[$spell.$B165];&quot;, &quot;;[$spell.$C165];&quot;, &quot;;[$spell.$D165];&quot;, &quot;;[$spell.$E165];&quot;, &quot;;[$spell.$F165];&quot;, &quot;;[$spell.$G165];&quot;, &quot;;[$spell.$H165];&quot;, &quot;;[$spell.$I165];&quot;, &quot;;[$spell.$J165];&quot;, &quot;;[$spell.$K165];&quot; =&gt; &quot;;[$spell.$A165];&quot; // &quot;;[$spell.$L165])" office:value-type="string" office:string-value="  spwi487, null, null, null, null, null, 4, null, null, null, null =&gt; spwi487 // Axe" calcext:value-type="string">
            <text:p><text:s text:c="2"/>spwi487, null, null, null, null, null, 4, null, null, null, null =&gt; spwi487 // Axe</text:p>
          </table:table-cell>
        </table:table-row>
        <table:table-row table:style-name="ro3">
          <table:table-cell table:formula="of:=CONCATENATE(&quot;  &quot;;[$spell.$A166];&quot;, &quot;;[$spell.$B166];&quot;, &quot;;[$spell.$C166];&quot;, &quot;;[$spell.$D166];&quot;, &quot;;[$spell.$E166];&quot;, &quot;;[$spell.$F166];&quot;, &quot;;[$spell.$G166];&quot;, &quot;;[$spell.$H166];&quot;, &quot;;[$spell.$I166];&quot;, &quot;;[$spell.$J166];&quot;, &quot;;[$spell.$K166];&quot; =&gt; &quot;;[$spell.$A166];&quot; // &quot;;[$spell.$L166])" office:value-type="string" office:string-value="  spwi488, null, null, null, null, null, 4, null, null, null, null =&gt; spwi488 // Mace" calcext:value-type="string">
            <text:p><text:s text:c="2"/>spwi488, null, null, null, null, null, 4, null, null, null, null =&gt; spwi488 // Mace</text:p>
          </table:table-cell>
        </table:table-row>
        <table:table-row table:style-name="ro3">
          <table:table-cell table:formula="of:=CONCATENATE(&quot;  &quot;;[$spell.$A167];&quot;, &quot;;[$spell.$B167];&quot;, &quot;;[$spell.$C167];&quot;, &quot;;[$spell.$D167];&quot;, &quot;;[$spell.$E167];&quot;, &quot;;[$spell.$F167];&quot;, &quot;;[$spell.$G167];&quot;, &quot;;[$spell.$H167];&quot;, &quot;;[$spell.$I167];&quot;, &quot;;[$spell.$J167];&quot;, &quot;;[$spell.$K167];&quot; =&gt; &quot;;[$spell.$A167];&quot; // &quot;;[$spell.$L167])" office:value-type="string" office:string-value="  spwi501, 0, null, null, null, null, 9, null, null, null, null =&gt; spwi501 // Animate Dead (WIZARD_ANIMATE_DEAD)" calcext:value-type="string">
            <text:p><text:s text:c="2"/>spwi501, 0, null, null, null, null, 9, null, null, null, null =&gt; spwi501 // Animate Dead (WIZARD_ANIMATE_DEAD)</text:p>
          </table:table-cell>
        </table:table-row>
        <table:table-row table:style-name="ro3">
          <table:table-cell table:formula="of:=CONCATENATE(&quot;  &quot;;[$spell.$A168];&quot;, &quot;;[$spell.$B168];&quot;, &quot;;[$spell.$C168];&quot;, &quot;;[$spell.$D168];&quot;, &quot;;[$spell.$E168];&quot;, &quot;;[$spell.$F168];&quot;, &quot;;[$spell.$G168];&quot;, &quot;;[$spell.$H168];&quot;, &quot;;[$spell.$I168];&quot;, &quot;;[$spell.$J168];&quot;, &quot;;[$spell.$K168];&quot; =&gt; &quot;;[$spell.$A168];&quot; // &quot;;[$spell.$L168])" office:value-type="string" office:string-value="  spwi503, null, null, null, null, null, null, 12, null, null, null =&gt; spwi503 // Cone of Cold (WIZARD_CONE_OF_COLD)" calcext:value-type="string">
            <text:p><text:s text:c="2"/>spwi503, null, null, null, null, null, null, 12, null, null, null =&gt; spwi503 // Cone of Cold (WIZARD_CONE_OF_COLD)</text:p>
          </table:table-cell>
        </table:table-row>
        <table:table-row table:style-name="ro3">
          <table:table-cell table:formula="of:=CONCATENATE(&quot;  &quot;;[$spell.$A169];&quot;, &quot;;[$spell.$B169];&quot;, &quot;;[$spell.$C169];&quot;, &quot;;[$spell.$D169];&quot;, &quot;;[$spell.$E169];&quot;, &quot;;[$spell.$F169];&quot;, &quot;;[$spell.$G169];&quot;, &quot;;[$spell.$H169];&quot;, &quot;;[$spell.$I169];&quot;, &quot;;[$spell.$J169];&quot;, &quot;;[$spell.$K169];&quot; =&gt; &quot;;[$spell.$A169];&quot; // &quot;;[$spell.$L169])" office:value-type="string" office:string-value="  spwi504, 0, null, null, null, null, 5, null, null, null, null =&gt; spwi504 // Monster Summoning III (WIZARD_MONSTER_SUMMONING_3)" calcext:value-type="string">
            <text:p><text:s text:c="2"/>spwi504, 0, null, null, null, null, 5, null, null, null, null =&gt; spwi504 // Monster Summoning III (WIZARD_MONSTER_SUMMONING_3)</text:p>
          </table:table-cell>
        </table:table-row>
        <table:table-row table:style-name="ro3">
          <table:table-cell table:formula="of:=CONCATENATE(&quot;  &quot;;[$spell.$A170];&quot;, &quot;;[$spell.$B170];&quot;, &quot;;[$spell.$C170];&quot;, &quot;;[$spell.$D170];&quot;, &quot;;[$spell.$E170];&quot;, &quot;;[$spell.$F170];&quot;, &quot;;[$spell.$G170];&quot;, &quot;;[$spell.$H170];&quot;, &quot;;[$spell.$I170];&quot;, &quot;;[$spell.$J170];&quot;, &quot;;[$spell.$K170];&quot; =&gt; &quot;;[$spell.$A170];&quot; // &quot;;[$spell.$L170])" office:value-type="string" office:string-value="  spwi505, null, null, null, null, null, 2, null, 13, null, null =&gt; spwi505 // Shadow Door (WIZARD_SHADOW_DOOR)" calcext:value-type="string">
            <text:p><text:s text:c="2"/>spwi505, null, null, null, null, null, 2, null, 13, null, null =&gt; spwi505 // Shadow Door (WIZARD_SHADOW_DOOR)</text:p>
          </table:table-cell>
        </table:table-row>
        <table:table-row table:style-name="ro3">
          <table:table-cell table:formula="of:=CONCATENATE(&quot;  &quot;;[$spell.$A171];&quot;, &quot;;[$spell.$B171];&quot;, &quot;;[$spell.$C171];&quot;, &quot;;[$spell.$D171];&quot;, &quot;;[$spell.$E171];&quot;, &quot;;[$spell.$F171];&quot;, &quot;;[$spell.$G171];&quot;, &quot;;[$spell.$H171];&quot;, &quot;;[$spell.$I171];&quot;, &quot;;[$spell.$J171];&quot;, &quot;;[$spell.$K171];&quot; =&gt; &quot;;[$spell.$A171];&quot; // &quot;;[$spell.$L171])" office:value-type="string" office:string-value="  spwi511, null, null, null, null, null, 2, null, null, null, null =&gt; spwi511 // Protection From Normal Weapons (WIZARD_PROTECTION_FROM_NORMAL_WEAPONS)" calcext:value-type="string">
            <text:p><text:s text:c="2"/>spwi511, null, null, null, null, null, 2, null, null, null, null =&gt; spwi511 // Protection From Normal Weapons (WIZARD_PROTECTION_FROM_NORMAL_WEAPONS)</text:p>
          </table:table-cell>
        </table:table-row>
        <table:table-row table:style-name="ro3">
          <table:table-cell table:formula="of:=CONCATENATE(&quot;  &quot;;[$spell.$A172];&quot;, &quot;;[$spell.$B172];&quot;, &quot;;[$spell.$C172];&quot;, &quot;;[$spell.$D172];&quot;, &quot;;[$spell.$E172];&quot;, &quot;;[$spell.$F172];&quot;, &quot;;[$spell.$G172];&quot;, &quot;;[$spell.$H172];&quot;, &quot;;[$spell.$I172];&quot;, &quot;;[$spell.$J172];&quot;, &quot;;[$spell.$K172];&quot; =&gt; &quot;;[$spell.$A172];&quot; // &quot;;[$spell.$L172])" office:value-type="string" office:string-value="  spwi515, null, null, null, null, null, null, null, 16, null, null =&gt; spwi515 // Oracle (WIZARD_ORACLE)" calcext:value-type="string">
            <text:p><text:s text:c="2"/>spwi515, null, null, null, null, null, null, null, 16, null, null =&gt; spwi515 // Oracle (WIZARD_ORACLE)</text:p>
          </table:table-cell>
        </table:table-row>
        <table:table-row table:style-name="ro3">
          <table:table-cell table:formula="of:=CONCATENATE(&quot;  &quot;;[$spell.$A173];&quot;, &quot;;[$spell.$B173];&quot;, &quot;;[$spell.$C173];&quot;, &quot;;[$spell.$D173];&quot;, &quot;;[$spell.$E173];&quot;, &quot;;[$spell.$F173];&quot;, &quot;;[$spell.$G173];&quot;, &quot;;[$spell.$H173];&quot;, &quot;;[$spell.$I173];&quot;, &quot;;[$spell.$J173];&quot;, &quot;;[$spell.$K173];&quot; =&gt; &quot;;[$spell.$A173];&quot; // &quot;;[$spell.$L173])" office:value-type="string" office:string-value="  spwi516, 0, null, null, null, null, null, null, null, null, null =&gt; spwi516 // Conjure Lesser Fire Elemental (WIZARD_CONJURE_LESSER_FIRE_ELEMENTAL)" calcext:value-type="string">
            <text:p><text:s text:c="2"/>spwi516, 0, null, null, null, null, null, null, null, null, null =&gt; spwi516 // Conjure Lesser Fire Elemental (WIZARD_CONJURE_LESSER_FIRE_ELEMENTAL)</text:p>
          </table:table-cell>
        </table:table-row>
        <table:table-row table:style-name="ro3">
          <table:table-cell table:formula="of:=CONCATENATE(&quot;  &quot;;[$spell.$A174];&quot;, &quot;;[$spell.$B174];&quot;, &quot;;[$spell.$C174];&quot;, &quot;;[$spell.$D174];&quot;, &quot;;[$spell.$E174];&quot;, &quot;;[$spell.$F174];&quot;, &quot;;[$spell.$G174];&quot;, &quot;;[$spell.$H174];&quot;, &quot;;[$spell.$I174];&quot;, &quot;;[$spell.$J174];&quot;, &quot;;[$spell.$K174];&quot; =&gt; &quot;;[$spell.$A174];&quot; // &quot;;[$spell.$L174])" office:value-type="string" office:string-value="  spwi517, null, null, null, null, null, 6, null, null, null, null =&gt; spwi517 // Protection From Acid (WIZARD_PROTECTION_FROM_ACID)" calcext:value-type="string">
            <text:p><text:s text:c="2"/>spwi517, null, null, null, null, null, 6, null, null, null, null =&gt; spwi517 // Protection From Acid (WIZARD_PROTECTION_FROM_ACID)</text:p>
          </table:table-cell>
        </table:table-row>
        <table:table-row table:style-name="ro3">
          <table:table-cell table:formula="of:=CONCATENATE(&quot;  &quot;;[$spell.$A175];&quot;, &quot;;[$spell.$B175];&quot;, &quot;;[$spell.$C175];&quot;, &quot;;[$spell.$D175];&quot;, &quot;;[$spell.$E175];&quot;, &quot;;[$spell.$F175];&quot;, &quot;;[$spell.$G175];&quot;, &quot;;[$spell.$H175];&quot;, &quot;;[$spell.$I175];&quot;, &quot;;[$spell.$J175];&quot;, &quot;;[$spell.$K175];&quot; =&gt; &quot;;[$spell.$A175];&quot; // &quot;;[$spell.$L175])" office:value-type="string" office:string-value="  spwi520, 0, null, null, null, null, null, null, null, null, null =&gt; spwi520 // Conjure Lesser Air Elemental (WIZARD_CONJURE_LESSER_AIR_ELEMENTAL)" calcext:value-type="string">
            <text:p><text:s text:c="2"/>spwi520, 0, null, null, null, null, null, null, null, null, null =&gt; spwi520 // Conjure Lesser Air Elemental (WIZARD_CONJURE_LESSER_AIR_ELEMENTAL)</text:p>
          </table:table-cell>
        </table:table-row>
        <table:table-row table:style-name="ro3">
          <table:table-cell table:formula="of:=CONCATENATE(&quot;  &quot;;[$spell.$A176];&quot;, &quot;;[$spell.$B176];&quot;, &quot;;[$spell.$C176];&quot;, &quot;;[$spell.$D176];&quot;, &quot;;[$spell.$E176];&quot;, &quot;;[$spell.$F176];&quot;, &quot;;[$spell.$G176];&quot;, &quot;;[$spell.$H176];&quot;, &quot;;[$spell.$I176];&quot;, &quot;;[$spell.$J176];&quot;, &quot;;[$spell.$K176];&quot; =&gt; &quot;;[$spell.$A176];&quot; // &quot;;[$spell.$L176])" office:value-type="string" office:string-value="  spwi521, 0, null, null, null, null, null, null, null, null, null =&gt; spwi521 // Conjure Lesser Earth Elemental (WIZARD_CONJURE_LESSER_EARTH_ELEMENTAL)" calcext:value-type="string">
            <text:p><text:s text:c="2"/>spwi521, 0, null, null, null, null, null, null, null, null, null =&gt; spwi521 // Conjure Lesser Earth Elemental (WIZARD_CONJURE_LESSER_EARTH_ELEMENTAL)</text:p>
          </table:table-cell>
        </table:table-row>
        <table:table-row table:style-name="ro3">
          <table:table-cell table:formula="of:=CONCATENATE(&quot;  &quot;;[$spell.$A177];&quot;, &quot;;[$spell.$B177];&quot;, &quot;;[$spell.$C177];&quot;, &quot;;[$spell.$D177];&quot;, &quot;;[$spell.$E177];&quot;, &quot;;[$spell.$F177];&quot;, &quot;;[$spell.$G177];&quot;, &quot;;[$spell.$H177];&quot;, &quot;;[$spell.$I177];&quot;, &quot;;[$spell.$J177];&quot;, &quot;;[$spell.$K177];&quot; =&gt; &quot;;[$spell.$A177];&quot; // &quot;;[$spell.$L177])" office:value-type="string" office:string-value="  spwi522, null, null, null, null, null, 5, null, null, null, null =&gt; spwi522 // Minor Spell Turning (WIZARD_MINOR_SPELL_TURNING)" calcext:value-type="string">
            <text:p><text:s text:c="2"/>spwi522, null, null, null, null, null, 5, null, null, null, null =&gt; spwi522 // Minor Spell Turning (WIZARD_MINOR_SPELL_TURNING)</text:p>
          </table:table-cell>
        </table:table-row>
        <table:table-row table:style-name="ro3">
          <table:table-cell table:formula="of:=CONCATENATE(&quot;  &quot;;[$spell.$A178];&quot;, &quot;;[$spell.$B178];&quot;, &quot;;[$spell.$C178];&quot;, &quot;;[$spell.$D178];&quot;, &quot;;[$spell.$E178];&quot;, &quot;;[$spell.$F178];&quot;, &quot;;[$spell.$G178];&quot;, &quot;;[$spell.$H178];&quot;, &quot;;[$spell.$I178];&quot;, &quot;;[$spell.$J178];&quot;, &quot;;[$spell.$K178];&quot; =&gt; &quot;;[$spell.$A178];&quot; // &quot;;[$spell.$L178])" office:value-type="string" office:string-value="  spwi523, 5, null, null, null, null, null, null, null, null, null =&gt; spwi523 // Sunfire (WIZARD_SUN_FIRE)" calcext:value-type="string">
            <text:p><text:s text:c="2"/>spwi523, 5, null, null, null, null, null, null, null, null, null =&gt; spwi523 // Sunfire (WIZARD_SUN_FIRE)</text:p>
          </table:table-cell>
        </table:table-row>
        <table:table-row table:style-name="ro3">
          <table:table-cell table:formula="of:=CONCATENATE(&quot;  &quot;;[$spell.$A179];&quot;, &quot;;[$spell.$B179];&quot;, &quot;;[$spell.$C179];&quot;, &quot;;[$spell.$D179];&quot;, &quot;;[$spell.$E179];&quot;, &quot;;[$spell.$F179];&quot;, &quot;;[$spell.$G179];&quot;, &quot;;[$spell.$H179];&quot;, &quot;;[$spell.$I179];&quot;, &quot;;[$spell.$J179];&quot;, &quot;;[$spell.$K179];&quot; =&gt; &quot;;[$spell.$A179];&quot; // &quot;;[$spell.$L179])" office:value-type="string" office:string-value="  spwi601, 0, null, null, null, null, null, null, null, null, null =&gt; spwi601 // Invisible Stalker (WIZARD_INVISIBLE_STALKER)" calcext:value-type="string">
            <text:p><text:s text:c="2"/>spwi601, 0, null, null, null, null, null, null, null, null, null =&gt; spwi601 // Invisible Stalker (WIZARD_INVISIBLE_STALKER)</text:p>
          </table:table-cell>
        </table:table-row>
        <table:table-row table:style-name="ro3">
          <table:table-cell table:formula="of:=CONCATENATE(&quot;  &quot;;[$spell.$A180];&quot;, &quot;;[$spell.$B180];&quot;, &quot;;[$spell.$C180];&quot;, &quot;;[$spell.$D180];&quot;, &quot;;[$spell.$E180];&quot;, &quot;;[$spell.$F180];&quot;, &quot;;[$spell.$G180];&quot;, &quot;;[$spell.$H180];&quot;, &quot;;[$spell.$I180];&quot;, &quot;;[$spell.$J180];&quot;, &quot;;[$spell.$K180];&quot; =&gt; &quot;;[$spell.$A180];&quot; // &quot;;[$spell.$L180])" office:value-type="string" office:string-value="  spwi603, null, null, 142, null, null, null, null, null, null, null =&gt; spwi603 // Tenser's Transformation (WIZARD_TENSERS_TRANSFORMATION)" calcext:value-type="string">
            <text:p><text:s text:c="2"/>spwi603, null, null, 142, null, null, null, null, null, null, null =&gt; spwi603 // Tenser's Transformation (WIZARD_TENSERS_TRANSFORMATION)</text:p>
          </table:table-cell>
        </table:table-row>
        <table:table-row table:style-name="ro3">
          <table:table-cell table:formula="of:=CONCATENATE(&quot;  &quot;;[$spell.$A181];&quot;, &quot;;[$spell.$B181];&quot;, &quot;;[$spell.$C181];&quot;, &quot;;[$spell.$D181];&quot;, &quot;;[$spell.$E181];&quot;, &quot;;[$spell.$F181];&quot;, &quot;;[$spell.$G181];&quot;, &quot;;[$spell.$H181];&quot;, &quot;;[$spell.$I181];&quot;, &quot;;[$spell.$J181];&quot;, &quot;;[$spell.$K181];&quot; =&gt; &quot;;[$spell.$A181];&quot; // &quot;;[$spell.$L181])" office:value-type="string" office:string-value="  spwi608, null, null, null, null, null, 6, null, null, null, null =&gt; spwi608 // Pierce Magic (WIZARD_PIERCE_MAGIC)" calcext:value-type="string">
            <text:p><text:s text:c="2"/>spwi608, null, null, null, null, null, 6, null, null, null, null =&gt; spwi608 // Pierce Magic (WIZARD_PIERCE_MAGIC)</text:p>
          </table:table-cell>
        </table:table-row>
        <table:table-row table:style-name="ro3">
          <table:table-cell table:formula="of:=CONCATENATE(&quot;  &quot;;[$spell.$A182];&quot;, &quot;;[$spell.$B182];&quot;, &quot;;[$spell.$C182];&quot;, &quot;;[$spell.$D182];&quot;, &quot;;[$spell.$E182];&quot;, &quot;;[$spell.$F182];&quot;, &quot;;[$spell.$G182];&quot;, &quot;;[$spell.$H182];&quot;, &quot;;[$spell.$I182];&quot;, &quot;;[$spell.$J182];&quot;, &quot;;[$spell.$K182];&quot; =&gt; &quot;;[$spell.$A182];&quot; // &quot;;[$spell.$L182])" office:value-type="string" office:string-value="  spwi609, null, null, null, null, null, 8, null, null, null, null =&gt; spwi609 // True Sight (WIZARD_TRUE_SIGHT)" calcext:value-type="string">
            <text:p><text:s text:c="2"/>spwi609, null, null, null, null, null, 8, null, null, null, null =&gt; spwi609 // True Sight (WIZARD_TRUE_SIGHT)</text:p>
          </table:table-cell>
        </table:table-row>
        <table:table-row table:style-name="ro3">
          <table:table-cell table:formula="of:=CONCATENATE(&quot;  &quot;;[$spell.$A183];&quot;, &quot;;[$spell.$B183];&quot;, &quot;;[$spell.$C183];&quot;, &quot;;[$spell.$D183];&quot;, &quot;;[$spell.$E183];&quot;, &quot;;[$spell.$F183];&quot;, &quot;;[$spell.$G183];&quot;, &quot;;[$spell.$H183];&quot;, &quot;;[$spell.$I183];&quot;, &quot;;[$spell.$J183];&quot;, &quot;;[$spell.$K183];&quot; =&gt; &quot;;[$spell.$A183];&quot; // &quot;;[$spell.$L183])" office:value-type="string" office:string-value="  spwi613, 6, null, null, null, null, null, null, null, null, null =&gt; spwi613 // Improved Haste (WIZARD_IMPROVED_HASTE)" calcext:value-type="string">
            <text:p><text:s text:c="2"/>spwi613, 6, null, null, null, null, null, null, null, null, null =&gt; spwi613 // Improved Haste (WIZARD_IMPROVED_HASTE)</text:p>
          </table:table-cell>
        </table:table-row>
        <table:table-row table:style-name="ro3">
          <table:table-cell table:formula="of:=CONCATENATE(&quot;  &quot;;[$spell.$A184];&quot;, &quot;;[$spell.$B184];&quot;, &quot;;[$spell.$C184];&quot;, &quot;;[$spell.$D184];&quot;, &quot;;[$spell.$E184];&quot;, &quot;;[$spell.$F184];&quot;, &quot;;[$spell.$G184];&quot;, &quot;;[$spell.$H184];&quot;, &quot;;[$spell.$I184];&quot;, &quot;;[$spell.$J184];&quot;, &quot;;[$spell.$K184];&quot; =&gt; &quot;;[$spell.$A184];&quot; // &quot;;[$spell.$L184])" office:value-type="string" office:string-value="  spwi617, null, null, null, null, null, 9, null, null, null, null =&gt; spwi617 // Contingency (WIZARD_CONTINGENCY)" calcext:value-type="string">
            <text:p><text:s text:c="2"/>spwi617, null, null, null, null, null, 9, null, null, null, null =&gt; spwi617 // Contingency (WIZARD_CONTINGENCY)</text:p>
          </table:table-cell>
        </table:table-row>
        <table:table-row table:style-name="ro3">
          <table:table-cell table:formula="of:=CONCATENATE(&quot;  &quot;;[$spell.$A185];&quot;, &quot;;[$spell.$B185];&quot;, &quot;;[$spell.$C185];&quot;, &quot;;[$spell.$D185];&quot;, &quot;;[$spell.$E185];&quot;, &quot;;[$spell.$F185];&quot;, &quot;;[$spell.$G185];&quot;, &quot;;[$spell.$H185];&quot;, &quot;;[$spell.$I185];&quot;, &quot;;[$spell.$J185];&quot;, &quot;;[$spell.$K185];&quot; =&gt; &quot;;[$spell.$A185];&quot; // &quot;;[$spell.$L185])" office:value-type="string" office:string-value="  spwi619, 0, null, null, null, null, null, null, null, null, null =&gt; spwi619 // Wyvern Call (WIZARD_WYVERN_CALL)" calcext:value-type="string">
            <text:p><text:s text:c="2"/>spwi619, 0, null, null, null, null, null, null, null, null, null =&gt; spwi619 // Wyvern Call (WIZARD_WYVERN_CALL)</text:p>
          </table:table-cell>
        </table:table-row>
        <table:table-row table:style-name="ro3">
          <table:table-cell table:formula="of:=CONCATENATE(&quot;  &quot;;[$spell.$A186];&quot;, &quot;;[$spell.$B186];&quot;, &quot;;[$spell.$C186];&quot;, &quot;;[$spell.$D186];&quot;, &quot;;[$spell.$E186];&quot;, &quot;;[$spell.$F186];&quot;, &quot;;[$spell.$G186];&quot;, &quot;;[$spell.$H186];&quot;, &quot;;[$spell.$I186];&quot;, &quot;;[$spell.$J186];&quot;, &quot;;[$spell.$K186];&quot; =&gt; &quot;;[$spell.$A186];&quot; // &quot;;[$spell.$L186])" office:value-type="string" office:string-value="  spwi620, 0, null, null, null, null, null, null, null, null, null =&gt; spwi620 // Conjure Fire Elemental (WIZARD_CONJURE_FIRE_ELEMENTAL)" calcext:value-type="string">
            <text:p><text:s text:c="2"/>spwi620, 0, null, null, null, null, null, null, null, null, null =&gt; spwi620 // Conjure Fire Elemental (WIZARD_CONJURE_FIRE_ELEMENTAL)</text:p>
          </table:table-cell>
        </table:table-row>
        <table:table-row table:style-name="ro3">
          <table:table-cell table:formula="of:=CONCATENATE(&quot;  &quot;;[$spell.$A187];&quot;, &quot;;[$spell.$B187];&quot;, &quot;;[$spell.$C187];&quot;, &quot;;[$spell.$D187];&quot;, &quot;;[$spell.$E187];&quot;, &quot;;[$spell.$F187];&quot;, &quot;;[$spell.$G187];&quot;, &quot;;[$spell.$H187];&quot;, &quot;;[$spell.$I187];&quot;, &quot;;[$spell.$J187];&quot;, &quot;;[$spell.$K187];&quot; =&gt; &quot;;[$spell.$A187];&quot; // &quot;;[$spell.$L187])" office:value-type="string" office:string-value="  spwi621, 0, null, null, null, null, null, null, null, null, null =&gt; spwi621 // Conjure Air Elemental (WIZARD_CONJURE_AIR_ELEMENTAL)" calcext:value-type="string">
            <text:p><text:s text:c="2"/>spwi621, 0, null, null, null, null, null, null, null, null, null =&gt; spwi621 // Conjure Air Elemental (WIZARD_CONJURE_AIR_ELEMENTAL)</text:p>
          </table:table-cell>
        </table:table-row>
        <table:table-row table:style-name="ro3">
          <table:table-cell table:formula="of:=CONCATENATE(&quot;  &quot;;[$spell.$A188];&quot;, &quot;;[$spell.$B188];&quot;, &quot;;[$spell.$C188];&quot;, &quot;;[$spell.$D188];&quot;, &quot;;[$spell.$E188];&quot;, &quot;;[$spell.$F188];&quot;, &quot;;[$spell.$G188];&quot;, &quot;;[$spell.$H188];&quot;, &quot;;[$spell.$I188];&quot;, &quot;;[$spell.$J188];&quot;, &quot;;[$spell.$K188];&quot; =&gt; &quot;;[$spell.$A188];&quot; // &quot;;[$spell.$L188])" office:value-type="string" office:string-value="  spwi622, 0, null, null, null, null, null, null, null, null, null =&gt; spwi622 // Conjure Earth Elemental (WIZARD_CONJURE_EARTH_ELEMENTAL)" calcext:value-type="string">
            <text:p><text:s text:c="2"/>spwi622, 0, null, null, null, null, null, null, null, null, null =&gt; spwi622 // Conjure Earth Elemental (WIZARD_CONJURE_EARTH_ELEMENTAL)</text:p>
          </table:table-cell>
        </table:table-row>
        <table:table-row table:style-name="ro3">
          <table:table-cell table:formula="of:=CONCATENATE(&quot;  &quot;;[$spell.$A189];&quot;, &quot;;[$spell.$B189];&quot;, &quot;;[$spell.$C189];&quot;, &quot;;[$spell.$D189];&quot;, &quot;;[$spell.$E189];&quot;, &quot;;[$spell.$F189];&quot;, &quot;;[$spell.$G189];&quot;, &quot;;[$spell.$H189];&quot;, &quot;;[$spell.$I189];&quot;, &quot;;[$spell.$J189];&quot;, &quot;;[$spell.$K189];&quot; =&gt; &quot;;[$spell.$A189];&quot; // &quot;;[$spell.$L189])" office:value-type="string" office:string-value="  spwi623, 0, null, null, null, null, null, null, null, null, null =&gt; spwi623 // Carrion Summons (WIZARD_CARRION)" calcext:value-type="string">
            <text:p><text:s text:c="2"/>spwi623, 0, null, null, null, null, null, null, null, null, null =&gt; spwi623 // Carrion Summons (WIZARD_CARRION)</text:p>
          </table:table-cell>
        </table:table-row>
        <table:table-row table:style-name="ro3">
          <table:table-cell table:formula="of:=CONCATENATE(&quot;  &quot;;[$spell.$A190];&quot;, &quot;;[$spell.$B190];&quot;, &quot;;[$spell.$C190];&quot;, &quot;;[$spell.$D190];&quot;, &quot;;[$spell.$E190];&quot;, &quot;;[$spell.$F190];&quot;, &quot;;[$spell.$G190];&quot;, &quot;;[$spell.$H190];&quot;, &quot;;[$spell.$I190];&quot;, &quot;;[$spell.$J190];&quot;, &quot;;[$spell.$K190];&quot; =&gt; &quot;;[$spell.$A190];&quot; // &quot;;[$spell.$L190])" office:value-type="string" office:string-value="  spwi624, 0, null, null, null, null, null, null, null, null, null =&gt; spwi624 // Summon Nishruu (WIZARD_SUMMON_NISHRUU)" calcext:value-type="string">
            <text:p><text:s text:c="2"/>spwi624, 0, null, null, null, null, null, null, null, null, null =&gt; spwi624 // Summon Nishruu (WIZARD_SUMMON_NISHRUU)</text:p>
          </table:table-cell>
        </table:table-row>
        <table:table-row table:style-name="ro3">
          <table:table-cell table:formula="of:=CONCATENATE(&quot;  &quot;;[$spell.$A191];&quot;, &quot;;[$spell.$B191];&quot;, &quot;;[$spell.$C191];&quot;, &quot;;[$spell.$D191];&quot;, &quot;;[$spell.$E191];&quot;, &quot;;[$spell.$F191];&quot;, &quot;;[$spell.$G191];&quot;, &quot;;[$spell.$H191];&quot;, &quot;;[$spell.$I191];&quot;, &quot;;[$spell.$J191];&quot;, &quot;;[$spell.$K191];&quot; =&gt; &quot;;[$spell.$A191];&quot; // &quot;;[$spell.$L191])" office:value-type="string" office:string-value="  spwi702, null, null, 142, null, null, null, null, null, null, null =&gt; spwi702 // Protection From The Elements (WIZARD_PROTECTION_FROM_THE_ELEMENTS)" calcext:value-type="string">
            <text:p><text:s text:c="2"/>spwi702, null, null, 142, null, null, null, null, null, null, null =&gt; spwi702 // Protection From The Elements (WIZARD_PROTECTION_FROM_THE_ELEMENTS)</text:p>
          </table:table-cell>
        </table:table-row>
        <table:table-row table:style-name="ro3">
          <table:table-cell table:formula="of:=CONCATENATE(&quot;  &quot;;[$spell.$A192];&quot;, &quot;;[$spell.$B192];&quot;, &quot;;[$spell.$C192];&quot;, &quot;;[$spell.$D192];&quot;, &quot;;[$spell.$E192];&quot;, &quot;;[$spell.$F192];&quot;, &quot;;[$spell.$G192];&quot;, &quot;;[$spell.$H192];&quot;, &quot;;[$spell.$I192];&quot;, &quot;;[$spell.$J192];&quot;, &quot;;[$spell.$K192];&quot; =&gt; &quot;;[$spell.$A192];&quot; // &quot;;[$spell.$L192])" office:value-type="string" office:string-value="  spwi703, null, null, 236, null, null, null, null, null, null, null =&gt; spwi703 // Project Image (WIZARD_PROJECT_IMAGE)" calcext:value-type="string">
            <text:p><text:s text:c="2"/>spwi703, null, null, 236, null, null, null, null, null, null, null =&gt; spwi703 // Project Image (WIZARD_PROJECT_IMAGE)</text:p>
          </table:table-cell>
        </table:table-row>
        <table:table-row table:style-name="ro3">
          <table:table-cell table:formula="of:=CONCATENATE(&quot;  &quot;;[$spell.$A193];&quot;, &quot;;[$spell.$B193];&quot;, &quot;;[$spell.$C193];&quot;, &quot;;[$spell.$D193];&quot;, &quot;;[$spell.$E193];&quot;, &quot;;[$spell.$F193];&quot;, &quot;;[$spell.$G193];&quot;, &quot;;[$spell.$H193];&quot;, &quot;;[$spell.$I193];&quot;, &quot;;[$spell.$J193];&quot;, &quot;;[$spell.$K193];&quot; =&gt; &quot;;[$spell.$A193];&quot; // &quot;;[$spell.$L193])" office:value-type="string" office:string-value="  spwi707, 0, null, null, null, null, null, null, null, null, null =&gt; spwi707 // Cacofiend (WIZARD_CACOFIEND)" calcext:value-type="string">
            <text:p><text:s text:c="2"/>spwi707, 0, null, null, null, null, null, null, null, null, null =&gt; spwi707 // Cacofiend (WIZARD_CACOFIEND)</text:p>
          </table:table-cell>
        </table:table-row>
        <table:table-row table:style-name="ro3">
          <table:table-cell table:formula="of:=CONCATENATE(&quot;  &quot;;[$spell.$A194];&quot;, &quot;;[$spell.$B194];&quot;, &quot;;[$spell.$C194];&quot;, &quot;;[$spell.$D194];&quot;, &quot;;[$spell.$E194];&quot;, &quot;;[$spell.$F194];&quot;, &quot;;[$spell.$G194];&quot;, &quot;;[$spell.$H194];&quot;, &quot;;[$spell.$I194];&quot;, &quot;;[$spell.$J194];&quot;, &quot;;[$spell.$K194];&quot; =&gt; &quot;;[$spell.$A194];&quot; // &quot;;[$spell.$L194])" office:value-type="string" office:string-value="  spwi710, null, null, null, null, null, 9, null, null, null, null =&gt; spwi710 // Spell Sequencer (WIZARD_SPELL_SEQUENCER)" calcext:value-type="string">
            <text:p><text:s text:c="2"/>spwi710, null, null, null, null, null, 9, null, null, null, null =&gt; spwi710 // Spell Sequencer (WIZARD_SPELL_SEQUENCER)</text:p>
          </table:table-cell>
        </table:table-row>
        <table:table-row table:style-name="ro3">
          <table:table-cell table:formula="of:=CONCATENATE(&quot;  &quot;;[$spell.$A195];&quot;, &quot;;[$spell.$B195];&quot;, &quot;;[$spell.$C195];&quot;, &quot;;[$spell.$D195];&quot;, &quot;;[$spell.$E195];&quot;, &quot;;[$spell.$F195];&quot;, &quot;;[$spell.$G195];&quot;, &quot;;[$spell.$H195];&quot;, &quot;;[$spell.$I195];&quot;, &quot;;[$spell.$J195];&quot;, &quot;;[$spell.$K195];&quot; =&gt; &quot;;[$spell.$A195];&quot; // &quot;;[$spell.$L195])" office:value-type="string" office:string-value="  spwi711, 7, null, null, null, null, null, null, null, null, null =&gt; spwi711 // Sphere of Chaos (WIZARD_SPHERE_OF_CHAOS)" calcext:value-type="string">
            <text:p><text:s text:c="2"/>spwi711, 7, null, null, null, null, null, null, null, null, null =&gt; spwi711 // Sphere of Chaos (WIZARD_SPHERE_OF_CHAOS)</text:p>
          </table:table-cell>
        </table:table-row>
        <table:table-row table:style-name="ro3">
          <table:table-cell table:formula="of:=CONCATENATE(&quot;  &quot;;[$spell.$A196];&quot;, &quot;;[$spell.$B196];&quot;, &quot;;[$spell.$C196];&quot;, &quot;;[$spell.$D196];&quot;, &quot;;[$spell.$E196];&quot;, &quot;;[$spell.$F196];&quot;, &quot;;[$spell.$G196];&quot;, &quot;;[$spell.$H196];&quot;, &quot;;[$spell.$I196];&quot;, &quot;;[$spell.$J196];&quot;, &quot;;[$spell.$K196];&quot; =&gt; &quot;;[$spell.$A196];&quot; // &quot;;[$spell.$L196])" office:value-type="string" office:string-value="  spwi716, 0, null, null, null, null, null, null, null, null, null =&gt; spwi716 // Mordenkainen's Sword (WIZARD_MORDENKAINENS_SWORD)" calcext:value-type="string">
            <text:p><text:s text:c="2"/>spwi716, 0, null, null, null, null, null, null, null, null, null =&gt; spwi716 // Mordenkainen's Sword (WIZARD_MORDENKAINENS_SWORD)</text:p>
          </table:table-cell>
        </table:table-row>
        <table:table-row table:style-name="ro3">
          <table:table-cell table:formula="of:=CONCATENATE(&quot;  &quot;;[$spell.$A197];&quot;, &quot;;[$spell.$B197];&quot;, &quot;;[$spell.$C197];&quot;, &quot;;[$spell.$D197];&quot;, &quot;;[$spell.$E197];&quot;, &quot;;[$spell.$F197];&quot;, &quot;;[$spell.$G197];&quot;, &quot;;[$spell.$H197];&quot;, &quot;;[$spell.$I197];&quot;, &quot;;[$spell.$J197];&quot;, &quot;;[$spell.$K197];&quot; =&gt; &quot;;[$spell.$A197];&quot; // &quot;;[$spell.$L197])" office:value-type="string" office:string-value="  spwi717, 0, null, null, null, null, null, null, null, null, null =&gt; spwi717 // Summon Efreeti (WIZARD_SUMMON_EFREET)" calcext:value-type="string">
            <text:p><text:s text:c="2"/>spwi717, 0, null, null, null, null, null, null, null, null, null =&gt; spwi717 // Summon Efreeti (WIZARD_SUMMON_EFREET)</text:p>
          </table:table-cell>
        </table:table-row>
        <table:table-row table:style-name="ro3">
          <table:table-cell table:formula="of:=CONCATENATE(&quot;  &quot;;[$spell.$A198];&quot;, &quot;;[$spell.$B198];&quot;, &quot;;[$spell.$C198];&quot;, &quot;;[$spell.$D198];&quot;, &quot;;[$spell.$E198];&quot;, &quot;;[$spell.$F198];&quot;, &quot;;[$spell.$G198];&quot;, &quot;;[$spell.$H198];&quot;, &quot;;[$spell.$I198];&quot;, &quot;;[$spell.$J198];&quot;, &quot;;[$spell.$K198];&quot; =&gt; &quot;;[$spell.$A198];&quot; // &quot;;[$spell.$L198])" office:value-type="string" office:string-value="  spwi718, 0, null, null, null, null, null, null, null, null, null =&gt; spwi718 // Summon Djinni (WIZARD_SUMMON_DJINNI)" calcext:value-type="string">
            <text:p><text:s text:c="2"/>spwi718, 0, null, null, null, null, null, null, null, null, null =&gt; spwi718 // Summon Djinni (WIZARD_SUMMON_DJINNI)</text:p>
          </table:table-cell>
        </table:table-row>
        <table:table-row table:style-name="ro3">
          <table:table-cell table:formula="of:=CONCATENATE(&quot;  &quot;;[$spell.$A199];&quot;, &quot;;[$spell.$B199];&quot;, &quot;;[$spell.$C199];&quot;, &quot;;[$spell.$D199];&quot;, &quot;;[$spell.$E199];&quot;, &quot;;[$spell.$F199];&quot;, &quot;;[$spell.$G199];&quot;, &quot;;[$spell.$H199];&quot;, &quot;;[$spell.$I199];&quot;, &quot;;[$spell.$J199];&quot;, &quot;;[$spell.$K199];&quot; =&gt; &quot;;[$spell.$A199];&quot; // &quot;;[$spell.$L199])" office:value-type="string" office:string-value="  spwi719, 0, null, null, null, null, null, null, null, null, null =&gt; spwi719 // Summon Hakeashar (WIZARD_SUMMON_HAKEASHAR)" calcext:value-type="string">
            <text:p><text:s text:c="2"/>spwi719, 0, null, null, null, null, null, null, null, null, null =&gt; spwi719 // Summon Hakeashar (WIZARD_SUMMON_HAKEASHAR)</text:p>
          </table:table-cell>
        </table:table-row>
        <table:table-row table:style-name="ro3">
          <table:table-cell table:formula="of:=CONCATENATE(&quot;  &quot;;[$spell.$A200];&quot;, &quot;;[$spell.$B200];&quot;, &quot;;[$spell.$C200];&quot;, &quot;;[$spell.$D200];&quot;, &quot;;[$spell.$E200];&quot;, &quot;;[$spell.$F200];&quot;, &quot;;[$spell.$G200];&quot;, &quot;;[$spell.$H200];&quot;, &quot;;[$spell.$I200];&quot;, &quot;;[$spell.$J200];&quot;, &quot;;[$spell.$K200];&quot; =&gt; &quot;;[$spell.$A200];&quot; // &quot;;[$spell.$L200])" office:value-type="string" office:string-value="  spwi721, 7, null, null, null, null, null, null, null, 5, null =&gt; spwi721 // Mass Invisibility (WIZARD_MASS_INVISIBILITY)" calcext:value-type="string">
            <text:p><text:s text:c="2"/>spwi721, 7, null, null, null, null, null, null, null, 5, null =&gt; spwi721 // Mass Invisibility (WIZARD_MASS_INVISIBILITY)</text:p>
          </table:table-cell>
        </table:table-row>
        <table:table-row table:style-name="ro3">
          <table:table-cell table:formula="of:=CONCATENATE(&quot;  &quot;;[$spell.$A201];&quot;, &quot;;[$spell.$B201];&quot;, &quot;;[$spell.$C201];&quot;, &quot;;[$spell.$D201];&quot;, &quot;;[$spell.$E201];&quot;, &quot;;[$spell.$F201];&quot;, &quot;;[$spell.$G201];&quot;, &quot;;[$spell.$H201];&quot;, &quot;;[$spell.$I201];&quot;, &quot;;[$spell.$J201];&quot;, &quot;;[$spell.$K201];&quot; =&gt; &quot;;[$spell.$A201];&quot; // &quot;;[$spell.$L201])" office:value-type="string" office:string-value="  spwi723, null, null, null, null, null, 7, null, null, null, null =&gt; spwi723 // Improved Chaos Shield*" calcext:value-type="string">
            <text:p><text:s text:c="2"/>spwi723, null, null, null, null, null, 7, null, null, null, null =&gt; spwi723 // Improved Chaos Shield*</text:p>
          </table:table-cell>
        </table:table-row>
        <table:table-row table:style-name="ro3">
          <table:table-cell table:formula="of:=CONCATENATE(&quot;  &quot;;[$spell.$A202];&quot;, &quot;;[$spell.$B202];&quot;, &quot;;[$spell.$C202];&quot;, &quot;;[$spell.$D202];&quot;, &quot;;[$spell.$E202];&quot;, &quot;;[$spell.$F202];&quot;, &quot;;[$spell.$G202];&quot;, &quot;;[$spell.$H202];&quot;, &quot;;[$spell.$I202];&quot;, &quot;;[$spell.$J202];&quot;, &quot;;[$spell.$K202];&quot; =&gt; &quot;;[$spell.$A202];&quot; // &quot;;[$spell.$L202])" office:value-type="string" office:string-value="  spwi802, null, null, null, null, null, 6, null, null, null, null =&gt; spwi802 // Spell Deflection" calcext:value-type="string">
            <text:p><text:s text:c="2"/>spwi802, null, null, null, null, null, 6, null, null, null, null =&gt; spwi802 // Spell Deflection</text:p>
          </table:table-cell>
        </table:table-row>
        <table:table-row table:style-name="ro3">
          <table:table-cell table:formula="of:=CONCATENATE(&quot;  &quot;;[$spell.$A203];&quot;, &quot;;[$spell.$B203];&quot;, &quot;;[$spell.$C203];&quot;, &quot;;[$spell.$D203];&quot;, &quot;;[$spell.$E203];&quot;, &quot;;[$spell.$F203];&quot;, &quot;;[$spell.$G203];&quot;, &quot;;[$spell.$H203];&quot;, &quot;;[$spell.$I203];&quot;, &quot;;[$spell.$J203];&quot;, &quot;;[$spell.$K203];&quot; =&gt; &quot;;[$spell.$A203];&quot; // &quot;;[$spell.$L203])" office:value-type="string" office:string-value="  spwi803, 8, null, null, null, null, null, null, null, null, null =&gt; spwi803 // Protection From Energy (WIZARD_PROTECTION_FROM_ENERGY)" calcext:value-type="string">
            <text:p><text:s text:c="2"/>spwi803, 8, null, null, null, null, null, null, null, null, null =&gt; spwi803 // Protection From Energy (WIZARD_PROTECTION_FROM_ENERGY)</text:p>
          </table:table-cell>
        </table:table-row>
        <table:table-row table:style-name="ro3">
          <table:table-cell table:formula="of:=CONCATENATE(&quot;  &quot;;[$spell.$A204];&quot;, &quot;;[$spell.$B204];&quot;, &quot;;[$spell.$C204];&quot;, &quot;;[$spell.$D204];&quot;, &quot;;[$spell.$E204];&quot;, &quot;;[$spell.$F204];&quot;, &quot;;[$spell.$G204];&quot;, &quot;;[$spell.$H204];&quot;, &quot;;[$spell.$I204];&quot;, &quot;;[$spell.$J204];&quot;, &quot;;[$spell.$K204];&quot; =&gt; &quot;;[$spell.$A204];&quot; // &quot;;[$spell.$L204])" office:value-type="string" office:string-value="  spwi807, 0, null, null, null, null, null, null, null, null, null =&gt; spwi807 // Summon Fiend (WIZARD_SUMMON_FIEND)" calcext:value-type="string">
            <text:p><text:s text:c="2"/>spwi807, 0, null, null, null, null, null, null, null, null, null =&gt; spwi807 // Summon Fiend (WIZARD_SUMMON_FIEND)</text:p>
          </table:table-cell>
        </table:table-row>
        <table:table-row table:style-name="ro3">
          <table:table-cell table:formula="of:=CONCATENATE(&quot;  &quot;;[$spell.$A205];&quot;, &quot;;[$spell.$B205];&quot;, &quot;;[$spell.$C205];&quot;, &quot;;[$spell.$D205];&quot;, &quot;;[$spell.$E205];&quot;, &quot;;[$spell.$F205];&quot;, &quot;;[$spell.$G205];&quot;, &quot;;[$spell.$H205];&quot;, &quot;;[$spell.$I205];&quot;, &quot;;[$spell.$J205];&quot;, &quot;;[$spell.$K205];&quot; =&gt; &quot;;[$spell.$A205];&quot; // &quot;;[$spell.$L205])" office:value-type="string" office:string-value="  spwi809, null, null, null, null, null, 9, null, null, null, null =&gt; spwi809 // Spell Trigger (WIZARD_SPELL_TRIGGER)" calcext:value-type="string">
            <text:p><text:s text:c="2"/>spwi809, null, null, null, null, null, 9, null, null, null, null =&gt; spwi809 // Spell Trigger (WIZARD_SPELL_TRIGGER)</text:p>
          </table:table-cell>
        </table:table-row>
        <table:table-row table:style-name="ro3">
          <table:table-cell table:formula="of:=CONCATENATE(&quot;  &quot;;[$spell.$A206];&quot;, &quot;;[$spell.$B206];&quot;, &quot;;[$spell.$C206];&quot;, &quot;;[$spell.$D206];&quot;, &quot;;[$spell.$E206];&quot;, &quot;;[$spell.$F206];&quot;, &quot;;[$spell.$G206];&quot;, &quot;;[$spell.$H206];&quot;, &quot;;[$spell.$I206];&quot;, &quot;;[$spell.$J206];&quot;, &quot;;[$spell.$K206];&quot; =&gt; &quot;;[$spell.$A206];&quot; // &quot;;[$spell.$L206])" office:value-type="string" office:string-value="  spwi811, null, null, null, null, null, 9, null, null, null, null =&gt; spwi811 // Symbol, Fear (WIZARD_SYMBOL_FEAR)" calcext:value-type="string">
            <text:p><text:s text:c="2"/>spwi811, null, null, null, null, null, 9, null, null, null, null =&gt; spwi811 // Symbol, Fear (WIZARD_SYMBOL_FEAR)</text:p>
          </table:table-cell>
        </table:table-row>
        <table:table-row table:style-name="ro3">
          <table:table-cell table:formula="of:=CONCATENATE(&quot;  &quot;;[$spell.$A207];&quot;, &quot;;[$spell.$B207];&quot;, &quot;;[$spell.$C207];&quot;, &quot;;[$spell.$D207];&quot;, &quot;;[$spell.$E207];&quot;, &quot;;[$spell.$F207];&quot;, &quot;;[$spell.$G207];&quot;, &quot;;[$spell.$H207];&quot;, &quot;;[$spell.$I207];&quot;, &quot;;[$spell.$J207];&quot;, &quot;;[$spell.$K207];&quot; =&gt; &quot;;[$spell.$A207];&quot; // &quot;;[$spell.$L207])" office:value-type="string" office:string-value="  spwi816, null, null, null, null, null, 9, null, null, null, null =&gt; spwi816 // Symbol, Stun (WIZARD_SYMBOL_STUN)" calcext:value-type="string">
            <text:p><text:s text:c="2"/>spwi816, null, null, null, null, null, 9, null, null, null, null =&gt; spwi816 // Symbol, Stun (WIZARD_SYMBOL_STUN)</text:p>
          </table:table-cell>
        </table:table-row>
        <table:table-row table:style-name="ro3">
          <table:table-cell table:formula="of:=CONCATENATE(&quot;  &quot;;[$spell.$A208];&quot;, &quot;;[$spell.$B208];&quot;, &quot;;[$spell.$C208];&quot;, &quot;;[$spell.$D208];&quot;, &quot;;[$spell.$E208];&quot;, &quot;;[$spell.$F208];&quot;, &quot;;[$spell.$G208];&quot;, &quot;;[$spell.$H208];&quot;, &quot;;[$spell.$I208];&quot;, &quot;;[$spell.$J208];&quot;, &quot;;[$spell.$K208];&quot; =&gt; &quot;;[$spell.$A208];&quot; // &quot;;[$spell.$L208])" office:value-type="string" office:string-value="  spwi817, null, null, null, null, null, 9, null, null, null, null =&gt; spwi817 // Symbol, Death (WIZARD_SYMBOL_DEATH)" calcext:value-type="string">
            <text:p><text:s text:c="2"/>spwi817, null, null, null, null, null, 9, null, null, null, null =&gt; spwi817 // Symbol, Death (WIZARD_SYMBOL_DEATH)</text:p>
          </table:table-cell>
        </table:table-row>
        <table:table-row table:style-name="ro3">
          <table:table-cell table:formula="of:=CONCATENATE(&quot;  &quot;;[$spell.$A209];&quot;, &quot;;[$spell.$B209];&quot;, &quot;;[$spell.$C209];&quot;, &quot;;[$spell.$D209];&quot;, &quot;;[$spell.$E209];&quot;, &quot;;[$spell.$F209];&quot;, &quot;;[$spell.$G209];&quot;, &quot;;[$spell.$H209];&quot;, &quot;;[$spell.$I209];&quot;, &quot;;[$spell.$J209];&quot;, &quot;;[$spell.$K209];&quot; =&gt; &quot;;[$spell.$A209];&quot; // &quot;;[$spell.$L209])" office:value-type="string" office:string-value="  spwi818, null, null, null, null, null, null, null, 15, null, null =&gt; spwi818 // Bigby's Clenched Fist (WIZARD_BIGBYS_CLENCHED_FIST)" calcext:value-type="string">
            <text:p><text:s text:c="2"/>spwi818, null, null, null, null, null, null, null, 15, null, null =&gt; spwi818 // Bigby's Clenched Fist (WIZARD_BIGBYS_CLENCHED_FIST)</text:p>
          </table:table-cell>
        </table:table-row>
        <table:table-row table:style-name="ro3">
          <table:table-cell table:formula="of:=CONCATENATE(&quot;  &quot;;[$spell.$A210];&quot;, &quot;;[$spell.$B210];&quot;, &quot;;[$spell.$C210];&quot;, &quot;;[$spell.$D210];&quot;, &quot;;[$spell.$E210];&quot;, &quot;;[$spell.$F210];&quot;, &quot;;[$spell.$G210];&quot;, &quot;;[$spell.$H210];&quot;, &quot;;[$spell.$I210];&quot;, &quot;;[$spell.$J210];&quot;, &quot;;[$spell.$K210];&quot; =&gt; &quot;;[$spell.$A210];&quot; // &quot;;[$spell.$L210])" office:value-type="string" office:string-value="  spwi897, null, null, null, null, null, 9, null, 14, null, null =&gt; spwi897 // Symbol, Death (WIZARD_NPC_SYMBOL_DEATH)" calcext:value-type="string">
            <text:p><text:s text:c="2"/>spwi897, null, null, null, null, null, 9, null, 14, null, null =&gt; spwi897 // Symbol, Death (WIZARD_NPC_SYMBOL_DEATH)</text:p>
          </table:table-cell>
        </table:table-row>
        <table:table-row table:style-name="ro3">
          <table:table-cell table:formula="of:=CONCATENATE(&quot;  &quot;;[$spell.$A211];&quot;, &quot;;[$spell.$B211];&quot;, &quot;;[$spell.$C211];&quot;, &quot;;[$spell.$D211];&quot;, &quot;;[$spell.$E211];&quot;, &quot;;[$spell.$F211];&quot;, &quot;;[$spell.$G211];&quot;, &quot;;[$spell.$H211];&quot;, &quot;;[$spell.$I211];&quot;, &quot;;[$spell.$J211];&quot;, &quot;;[$spell.$K211];&quot; =&gt; &quot;;[$spell.$A211];&quot; // &quot;;[$spell.$L211])" office:value-type="string" office:string-value="  spwi898, null, null, null, null, null, 9, null, 14, null, null =&gt; spwi898 // Symbol, Stun (WIZARD_NPC_SYMBOL_STUN)" calcext:value-type="string">
            <text:p><text:s text:c="2"/>spwi898, null, null, null, null, null, 9, null, 14, null, null =&gt; spwi898 // Symbol, Stun (WIZARD_NPC_SYMBOL_STUN)</text:p>
          </table:table-cell>
        </table:table-row>
        <table:table-row table:style-name="ro3">
          <table:table-cell table:formula="of:=CONCATENATE(&quot;  &quot;;[$spell.$A212];&quot;, &quot;;[$spell.$B212];&quot;, &quot;;[$spell.$C212];&quot;, &quot;;[$spell.$D212];&quot;, &quot;;[$spell.$E212];&quot;, &quot;;[$spell.$F212];&quot;, &quot;;[$spell.$G212];&quot;, &quot;;[$spell.$H212];&quot;, &quot;;[$spell.$I212];&quot;, &quot;;[$spell.$J212];&quot;, &quot;;[$spell.$K212];&quot; =&gt; &quot;;[$spell.$A212];&quot; // &quot;;[$spell.$L212])" office:value-type="string" office:string-value="  spwi899, null, null, null, null, null, 9, null, 14, null, null =&gt; spwi899 // Symbol, Fear (WIZARD_NPC_SYMBOL_FEAR)" calcext:value-type="string">
            <text:p><text:s text:c="2"/>spwi899, null, null, null, null, null, 9, null, 14, null, null =&gt; spwi899 // Symbol, Fear (WIZARD_NPC_SYMBOL_FEAR)</text:p>
          </table:table-cell>
        </table:table-row>
        <table:table-row table:style-name="ro3">
          <table:table-cell table:formula="of:=CONCATENATE(&quot;  &quot;;[$spell.$A213];&quot;, &quot;;[$spell.$B213];&quot;, &quot;;[$spell.$C213];&quot;, &quot;;[$spell.$D213];&quot;, &quot;;[$spell.$E213];&quot;, &quot;;[$spell.$F213];&quot;, &quot;;[$spell.$G213];&quot;, &quot;;[$spell.$H213];&quot;, &quot;;[$spell.$I213];&quot;, &quot;;[$spell.$J213];&quot;, &quot;;[$spell.$K213];&quot; =&gt; &quot;;[$spell.$A213];&quot; // &quot;;[$spell.$L213])" office:value-type="string" office:string-value="  spwi905, 0, null, null, null, null, null, 30, null, null, null =&gt; spwi905 // Gate (WIZARD_GATE)" calcext:value-type="string">
            <text:p><text:s text:c="2"/>spwi905, 0, null, null, null, null, null, 30, null, null, null =&gt; spwi905 // Gate (WIZARD_GATE)</text:p>
          </table:table-cell>
        </table:table-row>
        <table:table-row table:style-name="ro3">
          <table:table-cell table:formula="of:=CONCATENATE(&quot;  &quot;;[$spell.$A214];&quot;, &quot;;[$spell.$B214];&quot;, &quot;;[$spell.$C214];&quot;, &quot;;[$spell.$D214];&quot;, &quot;;[$spell.$E214];&quot;, &quot;;[$spell.$F214];&quot;, &quot;;[$spell.$G214];&quot;, &quot;;[$spell.$H214];&quot;, &quot;;[$spell.$I214];&quot;, &quot;;[$spell.$J214];&quot;, &quot;;[$spell.$K214];&quot; =&gt; &quot;;[$spell.$A214];&quot; // &quot;;[$spell.$L214])" office:value-type="string" office:string-value="  spwi910, 9, null, null, null, null, null, null, null, null, null =&gt; spwi910 // Imprisonment (WIZARD_IMPRISONMENT)" calcext:value-type="string">
            <text:p><text:s text:c="2"/>spwi910, 9, null, null, null, null, null, null, null, null, null =&gt; spwi910 // Imprisonment (WIZARD_IMPRISONMENT)</text:p>
          </table:table-cell>
        </table:table-row>
        <table:table-row table:style-name="ro3">
          <table:table-cell table:formula="of:=CONCATENATE(&quot;  &quot;;[$spell.$A215];&quot;, &quot;;[$spell.$B215];&quot;, &quot;;[$spell.$C215];&quot;, &quot;;[$spell.$D215];&quot;, &quot;;[$spell.$E215];&quot;, &quot;;[$spell.$F215];&quot;, &quot;;[$spell.$G215];&quot;, &quot;;[$spell.$H215];&quot;, &quot;;[$spell.$I215];&quot;, &quot;;[$spell.$J215];&quot;, &quot;;[$spell.$K215];&quot; =&gt; &quot;;[$spell.$A215];&quot; // &quot;;[$spell.$L215])" office:value-type="string" office:string-value="  spwi918, null, null, null, null, null, null, null, 15, null, null =&gt; spwi918 // Bigby's Crushing Hand (WIZARD_BIGBYS_CRUSHING_HAND)" calcext:value-type="string">
            <text:p><text:s text:c="2"/>spwi918, null, null, null, null, null, null, null, 15, null, null =&gt; spwi918 // Bigby's Crushing Hand (WIZARD_BIGBYS_CRUSHING_HAND)</text:p>
          </table:table-cell>
        </table:table-row>
        <table:table-row table:style-name="ro3">
          <table:table-cell table:formula="of:=CONCATENATE(&quot;  &quot;;[$spell.$A216];&quot;, &quot;;[$spell.$B216];&quot;, &quot;;[$spell.$C216];&quot;, &quot;;[$spell.$D216];&quot;, &quot;;[$spell.$E216];&quot;, &quot;;[$spell.$F216];&quot;, &quot;;[$spell.$G216];&quot;, &quot;;[$spell.$H216];&quot;, &quot;;[$spell.$I216];&quot;, &quot;;[$spell.$J216];&quot;, &quot;;[$spell.$K216];&quot; =&gt; &quot;;[$spell.$A216];&quot; // &quot;;[$spell.$L216])" office:value-type="string" office:string-value="  spwi920, null, null, null, null, null, null, null, null, 0, 0 =&gt; spwi920 // Energy Blades (WIZARD_ENERGY_BLADES)" calcext:value-type="string">
            <text:p><text:s text:c="2"/>spwi920, null, null, null, null, null, null, null, null, 0, 0 =&gt; spwi920 // Energy Blades (WIZARD_ENERGY_BLADES)</text:p>
          </table:table-cell>
        </table:table-row>
        <table:table-row table:style-name="ro3">
          <table:table-cell table:formula="of:=CONCATENATE(&quot;  &quot;;[$spell.$A217];&quot;, &quot;;[$spell.$B217];&quot;, &quot;;[$spell.$C217];&quot;, &quot;;[$spell.$D217];&quot;, &quot;;[$spell.$E217];&quot;, &quot;;[$spell.$F217];&quot;, &quot;;[$spell.$G217];&quot;, &quot;;[$spell.$H217];&quot;, &quot;;[$spell.$I217];&quot;, &quot;;[$spell.$J217];&quot;, &quot;;[$spell.$K217];&quot; =&gt; &quot;;[$spell.$A217];&quot; // &quot;;[$spell.$L217])" office:value-type="string" office:string-value="  spwi921, null, null, null, null, null, null, null, null, 0, 0 =&gt; spwi921 // Improved Alacrity (WIZARD_IMPROVED_ALUCRITY)" calcext:value-type="string">
            <text:p><text:s text:c="2"/>spwi921, null, null, null, null, null, null, null, null, 0, 0 =&gt; spwi921 // Improved Alacrity (WIZARD_IMPROVED_ALUCRITY)</text:p>
          </table:table-cell>
        </table:table-row>
        <table:table-row table:style-name="ro3">
          <table:table-cell table:formula="of:=CONCATENATE(&quot;  &quot;;[$spell.$A218];&quot;, &quot;;[$spell.$B218];&quot;, &quot;;[$spell.$C218];&quot;, &quot;;[$spell.$D218];&quot;, &quot;;[$spell.$E218];&quot;, &quot;;[$spell.$F218];&quot;, &quot;;[$spell.$G218];&quot;, &quot;;[$spell.$H218];&quot;, &quot;;[$spell.$I218];&quot;, &quot;;[$spell.$J218];&quot;, &quot;;[$spell.$K218];&quot; =&gt; &quot;;[$spell.$A218];&quot; // &quot;;[$spell.$L218])" office:value-type="string" office:string-value="  spwi922, 9, null, null, null, null, null, null, null, 0, 0 =&gt; spwi922 // Dragon's Breath (WIZARD_DRAGONS_BREATH)" calcext:value-type="string">
            <text:p><text:s text:c="2"/>spwi922, 9, null, null, null, null, null, null, null, 0, 0 =&gt; spwi922 // Dragon's Breath (WIZARD_DRAGONS_BREATH)</text:p>
          </table:table-cell>
        </table:table-row>
        <table:table-row table:style-name="ro3">
          <table:table-cell table:formula="of:=CONCATENATE(&quot;  &quot;;[$spell.$A219];&quot;, &quot;;[$spell.$B219];&quot;, &quot;;[$spell.$C219];&quot;, &quot;;[$spell.$D219];&quot;, &quot;;[$spell.$E219];&quot;, &quot;;[$spell.$F219];&quot;, &quot;;[$spell.$G219];&quot;, &quot;;[$spell.$H219];&quot;, &quot;;[$spell.$I219];&quot;, &quot;;[$spell.$J219];&quot;, &quot;;[$spell.$K219];&quot; =&gt; &quot;;[$spell.$A219];&quot; // &quot;;[$spell.$L219])" office:value-type="string" office:string-value="  spwi923, 0, null, null, null, null, null, null, null, 0, 0 =&gt; spwi923 // Summon Planetar (WIZARD_SUMMON_PLANATAR_GOOD)" calcext:value-type="string">
            <text:p><text:s text:c="2"/>spwi923, 0, null, null, null, null, null, null, null, 0, 0 =&gt; spwi923 // Summon Planetar (WIZARD_SUMMON_PLANATAR_GOOD)</text:p>
          </table:table-cell>
        </table:table-row>
        <table:table-row table:style-name="ro3">
          <table:table-cell table:formula="of:=CONCATENATE(&quot;  &quot;;[$spell.$A220];&quot;, &quot;;[$spell.$B220];&quot;, &quot;;[$spell.$C220];&quot;, &quot;;[$spell.$D220];&quot;, &quot;;[$spell.$E220];&quot;, &quot;;[$spell.$F220];&quot;, &quot;;[$spell.$G220];&quot;, &quot;;[$spell.$H220];&quot;, &quot;;[$spell.$I220];&quot;, &quot;;[$spell.$J220];&quot;, &quot;;[$spell.$K220];&quot; =&gt; &quot;;[$spell.$A220];&quot; // &quot;;[$spell.$L220])" office:value-type="string" office:string-value="  spwi924, 0, null, null, null, null, null, null, null, 0, 0 =&gt; spwi924 // Summon Dark Planetar (BERESH_CHANGE)" calcext:value-type="string">
            <text:p><text:s text:c="2"/>spwi924, 0, null, null, null, null, null, null, null, 0, 0 =&gt; spwi924 // Summon Dark Planetar (BERESH_CHANGE)</text:p>
          </table:table-cell>
        </table:table-row>
        <table:table-row table:style-name="ro3">
          <table:table-cell table:formula="of:=CONCATENATE(&quot;  &quot;;[$spell.$A221];&quot;, &quot;;[$spell.$B221];&quot;, &quot;;[$spell.$C221];&quot;, &quot;;[$spell.$D221];&quot;, &quot;;[$spell.$E221];&quot;, &quot;;[$spell.$F221];&quot;, &quot;;[$spell.$G221];&quot;, &quot;;[$spell.$H221];&quot;, &quot;;[$spell.$I221];&quot;, &quot;;[$spell.$J221];&quot;, &quot;;[$spell.$K221];&quot; =&gt; &quot;;[$spell.$A221];&quot; // &quot;;[$spell.$L221])" office:value-type="string" office:string-value="  spwi925, 9, null, null, null, null, null, null, null, 0, 0 =&gt; spwi925 // Comet (KAISHAS_CHANGE)" calcext:value-type="string">
            <text:p><text:s text:c="2"/>spwi925, 9, null, null, null, null, null, null, null, 0, 0 =&gt; spwi925 // Comet (KAISHAS_CHANGE)</text:p>
          </table:table-cell>
        </table:table-row>
        <table:table-row table:style-name="ro3">
          <table:table-cell table:formula="of:=CONCATENATE(&quot;  &quot;;[$spell.$A222];&quot;, &quot;;[$spell.$B222];&quot;, &quot;;[$spell.$C222];&quot;, &quot;;[$spell.$D222];&quot;, &quot;;[$spell.$E222];&quot;, &quot;;[$spell.$F222];&quot;, &quot;;[$spell.$G222];&quot;, &quot;;[$spell.$H222];&quot;, &quot;;[$spell.$I222];&quot;, &quot;;[$spell.$J222];&quot;, &quot;;[$spell.$K222];&quot; =&gt; &quot;;[$spell.$A222];&quot; // &quot;;[$spell.$L222])" office:value-type="string" office:string-value="  spwish12, null, null, 142, null, null, null, null, null, null, null =&gt; spwish12 // Hardiness" calcext:value-type="string">
            <text:p><text:s text:c="2"/>spwish12, null, null, 142, null, null, null, null, null, null, null =&gt; spwish12 // Hardiness</text:p>
          </table:table-cell>
        </table:table-row>
        <table:table-row table:style-name="ro3">
          <table:table-cell table:formula="of:=CONCATENATE(&quot;  &quot;;[$spell.$A223];&quot;, &quot;;[$spell.$B223];&quot;, &quot;;[$spell.$C223];&quot;, &quot;;[$spell.$D223];&quot;, &quot;;[$spell.$E223];&quot;, &quot;;[$spell.$F223];&quot;, &quot;;[$spell.$G223];&quot;, &quot;;[$spell.$H223];&quot;, &quot;;[$spell.$I223];&quot;, &quot;;[$spell.$J223];&quot;, &quot;;[$spell.$K223];&quot; =&gt; &quot;;[$spell.$A223];&quot; // &quot;;[$spell.$L223])" office:value-type="string" office:string-value="  spwish18, 0, null, null, null, null, null, null, null, null, null =&gt; spwish18 // Summon Dark Planetar" calcext:value-type="string">
            <text:p><text:s text:c="2"/>spwish18, 0, null, null, null, null, null, null, null, null, null =&gt; spwish18 // Summon Dark Planetar</text:p>
          </table:table-cell>
        </table:table-row>
        <table:table-row table:style-name="ro3">
          <table:table-cell table:formula="of:=CONCATENATE(&quot;  &quot;;[$spell.$A224];&quot;, &quot;;[$spell.$B224];&quot;, &quot;;[$spell.$C224];&quot;, &quot;;[$spell.$D224];&quot;, &quot;;[$spell.$E224];&quot;, &quot;;[$spell.$F224];&quot;, &quot;;[$spell.$G224];&quot;, &quot;;[$spell.$H224];&quot;, &quot;;[$spell.$I224];&quot;, &quot;;[$spell.$J224];&quot;, &quot;;[$spell.$K224];&quot; =&gt; &quot;;[$spell.$A224];&quot; // &quot;;[$spell.$L224])" office:value-type="string" office:string-value="  spwm101, null, null, null, null, null, null, null, 12, null, null =&gt; spwm101 // Repulse Undead" calcext:value-type="string">
            <text:p><text:s text:c="2"/>spwm101, null, null, null, null, null, null, null, 12, null, null =&gt; spwm101 // Repulse Undead</text:p>
          </table:table-cell>
        </table:table-row>
        <table:table-row table:style-name="ro3">
          <table:table-cell table:formula="of:=CONCATENATE(&quot;  &quot;;[$spell.$A225];&quot;, &quot;;[$spell.$B225];&quot;, &quot;;[$spell.$C225];&quot;, &quot;;[$spell.$D225];&quot;, &quot;;[$spell.$E225];&quot;, &quot;;[$spell.$F225];&quot;, &quot;;[$spell.$G225];&quot;, &quot;;[$spell.$H225];&quot;, &quot;;[$spell.$I225];&quot;, &quot;;[$spell.$J225];&quot;, &quot;;[$spell.$K225];&quot; =&gt; &quot;;[$spell.$A225];&quot; // &quot;;[$spell.$L225])" office:value-type="string" office:string-value="  spwm123, null, null, null, null, null, 9, null, 14, null, null =&gt; spwm123 // Symbol, Fear" calcext:value-type="string">
            <text:p><text:s text:c="2"/>spwm123, null, null, null, null, null, 9, null, 14, null, null =&gt; spwm123 // Symbol, Fear</text:p>
          </table:table-cell>
        </table:table-row>
        <table:table-row table:style-name="ro3">
          <table:table-cell table:formula="of:=CONCATENATE(&quot;  &quot;;[$spell.$A226];&quot;, &quot;;[$spell.$B226];&quot;, &quot;;[$spell.$C226];&quot;, &quot;;[$spell.$D226];&quot;, &quot;;[$spell.$E226];&quot;, &quot;;[$spell.$F226];&quot;, &quot;;[$spell.$G226];&quot;, &quot;;[$spell.$H226];&quot;, &quot;;[$spell.$I226];&quot;, &quot;;[$spell.$J226];&quot;, &quot;;[$spell.$K226];&quot; =&gt; &quot;;[$spell.$A226];&quot; // &quot;;[$spell.$L226])" office:value-type="string" office:string-value="  spwm154, 0, null, null, null, null, null, null, null, null, null =&gt; spwm154 // Cacofiend" calcext:value-type="string">
            <text:p><text:s text:c="2"/>spwm154, 0, null, null, null, null, null, null, null, null, null =&gt; spwm154 // Cacofiend</text:p>
          </table:table-cell>
        </table:table-row>
        <table:table-row table:style-name="ro3">
          <table:table-cell table:formula="of:=CONCATENATE(&quot;  &quot;;[$spell.$A227];&quot;, &quot;;[$spell.$B227];&quot;, &quot;;[$spell.$C227];&quot;, &quot;;[$spell.$D227];&quot;, &quot;;[$spell.$E227];&quot;, &quot;;[$spell.$F227];&quot;, &quot;;[$spell.$G227];&quot;, &quot;;[$spell.$H227];&quot;, &quot;;[$spell.$I227];&quot;, &quot;;[$spell.$J227];&quot;, &quot;;[$spell.$K227];&quot; =&gt; &quot;;[$spell.$A227];&quot; // &quot;;[$spell.$L227])" office:value-type="string" office:string-value="  sumslay, 0, null, null, null, null, null, null, null, null, null =&gt; sumslay // Summon Slayer Shadow" calcext:value-type="string">
            <text:p><text:s text:c="2"/>sumslay, 0, null, null, null, null, null, null, null, null, null =&gt; sumslay // Summon Slayer Shadow</text:p>
          </table:table-cell>
        </table:table-row>
        <table:table-row table:style-name="ro3" table:number-rows-repeated="372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6:56:28.9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16:57:18.644000000</dc:date>
    <meta:editing-duration>P1DT20H38M44S</meta:editing-duration>
    <meta:editing-cycles>73</meta:editing-cycles>
    <meta:generator>LibreOffice/7.2.1.2$Windows_X86_64 LibreOffice_project/87b77fad49947c1441b67c559c339af8f3517e22</meta:generator>
    <meta:document-statistic meta:table-count="6" meta:cell-count="16423" meta:object-count="0"/>
  </office:meta>
</office:document-meta>
</file>